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4.865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61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4.098cm"/>
    </style:style>
    <style:style style:name="co11" style:family="table-column">
      <style:table-column-properties fo:break-before="auto" style:column-width="3.965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3.928cm"/>
    </style:style>
    <style:style style:name="co17" style:family="table-column">
      <style:table-column-properties fo:break-before="auto" style:column-width="8.74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17.574cm"/>
    </style:style>
    <style:style style:name="co21" style:family="table-column">
      <style:table-column-properties fo:break-before="auto" style:column-width="4.667cm"/>
    </style:style>
    <style:style style:name="co22" style:family="table-column">
      <style:table-column-properties fo:break-before="auto" style:column-width="4.879cm"/>
    </style:style>
    <style:style style:name="co23" style:family="table-column">
      <style:table-column-properties fo:break-before="auto" style:column-width="28.7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 tableooo:tab-color="#66ff66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33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3333"/>
    </style:style>
    <style:style style:name="ce7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  <table:table-cell table:style-name="ce1" table:number-columns-repeated="1018"/>
        </table:table-row>
        <table:table-row table:style-name="ro2" table:visibility="filter">
          <table:table-cell table:style-name="ce2" office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>
            <text:p>#N/A</text:p>
          </table:table-cell>
          <table:table-cell table:formula="of:=IF([.B2]=&quot;#N/A&quot;;      VLOOKUP([.A2];[IEplorer.$A$2:.$A$99];1;FALSE());            NA())" office:value-type="float" office:value="0">
            <text:p>#N/D</text:p>
          </table:table-cell>
          <table:table-cell table:formula="of:=IF([.B2]=&quot;#N/A&quot;;      VLOOKUP([.A2];[Firefox.$A$2:.$A$221];1;FALSE());            NA())" office:value-type="string" office:string-value="addEventListener">
            <text:p>addEventListener</text:p>
          </table:table-cell>
          <table:table-cell table:formula="of:=VLOOKUP([.A2];[HTMLDom.$A$2:.$A$1245];1;FALSE())" office:value-type="float" office:value="0">
            <text:p>#N/D</text:p>
          </table:table-cell>
          <table:table-cell table:style-name="ce5" table:formula="of:=IF(LEFT([.A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>
            <text:p>#N/A</text:p>
          </table:table-cell>
          <table:table-cell table:formula="of:=IF([.B3]=&quot;#N/A&quot;;      VLOOKUP([.A3];[IEplorer.$A$2:.$A$99];1;FALSE());            NA())" office:value-type="float" office:value="0">
            <text:p>#N/D</text:p>
          </table:table-cell>
          <table:table-cell table:formula="of:=IF([.B3]=&quot;#N/A&quot;;      VLOOKUP([.A3];[Firefox.$A$2:.$A$221];1;FALSE());            NA())" office:value-type="string" office:string-value="adoptNode">
            <text:p>adoptNode</text:p>
          </table:table-cell>
          <table:table-cell table:formula="of:=VLOOKUP([.A3];[HTMLDom.$A$2:.$A$1245];1;FALSE())" office:value-type="float" office:value="0">
            <text:p>#N/D</text:p>
          </table:table-cell>
          <table:table-cell table:style-name="ce5" table:formula="of:=IF(LEFT([.A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>
            <text:p>alinkColor</text:p>
          </table:table-cell>
          <table:table-cell table:formula="of:=IF([.B4]=&quot;#N/A&quot;;      VLOOKUP([.A4];[IEplorer.$A$2:.$A$99];1;FALSE());            NA())" office:value-type="float" office:value="0">
            <text:p>#N/D</text:p>
          </table:table-cell>
          <table:table-cell table:formula="of:=IF([.B4]=&quot;#N/A&quot;;      VLOOKUP([.A4];[Firefox.$A$2:.$A$221];1;FALSE());            NA())" office:value-type="float" office:value="0">
            <text:p>#N/D</text:p>
          </table:table-cell>
          <table:table-cell table:formula="of:=VLOOKUP([.A4];[HTMLDom.$A$2:.$A$1245];1;FALSE())" office:value-type="float" office:value="0">
            <text:p>#N/D</text:p>
          </table:table-cell>
          <table:table-cell table:style-name="ce5" table:formula="of:=IF(LEFT([.A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>
            <text:p>all</text:p>
          </table:table-cell>
          <table:table-cell table:formula="of:=IF([.B5]=&quot;#N/A&quot;;      VLOOKUP([.A5];[IEplorer.$A$2:.$A$99];1;FALSE());            NA())" office:value-type="float" office:value="0">
            <text:p>#N/D</text:p>
          </table:table-cell>
          <table:table-cell table:formula="of:=IF([.B5]=&quot;#N/A&quot;;      VLOOKUP([.A5];[Firefox.$A$2:.$A$221];1;FALSE());            NA())" office:value-type="float" office:value="0">
            <text:p>#N/D</text:p>
          </table:table-cell>
          <table:table-cell table:formula="of:=VLOOKUP([.A5];[HTMLDom.$A$2:.$A$1245];1;FALSE())" office:value-type="float" office:value="0">
            <text:p>#N/D</text:p>
          </table:table-cell>
          <table:table-cell table:style-name="ce5" table:formula="of:=IF(LEFT([.A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>
            <text:p>anchors</text:p>
          </table:table-cell>
          <table:table-cell table:formula="of:=IF([.B6]=&quot;#N/A&quot;;      VLOOKUP([.A6];[IEplorer.$A$2:.$A$99];1;FALSE());            NA())" office:value-type="float" office:value="0">
            <text:p>#N/D</text:p>
          </table:table-cell>
          <table:table-cell table:formula="of:=IF([.B6]=&quot;#N/A&quot;;      VLOOKUP([.A6];[Firefox.$A$2:.$A$221];1;FALSE());            NA())" office:value-type="float" office:value="0">
            <text:p>#N/D</text:p>
          </table:table-cell>
          <table:table-cell table:formula="of:=VLOOKUP([.A6];[HTMLDom.$A$2:.$A$1245];1;FALSE())" office:value-type="float" office:value="0">
            <text:p>#N/D</text:p>
          </table:table-cell>
          <table:table-cell table:style-name="ce5" table:formula="of:=IF(LEFT([.A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>
            <text:p>#N/A</text:p>
          </table:table-cell>
          <table:table-cell table:formula="of:=IF([.B7]=&quot;#N/A&quot;;      VLOOKUP([.A7];[IEplorer.$A$2:.$A$99];1;FALSE());            NA())" office:value-type="float" office:value="0">
            <text:p>#N/D</text:p>
          </table:table-cell>
          <table:table-cell table:formula="of:=IF([.B7]=&quot;#N/A&quot;;      VLOOKUP([.A7];[Firefox.$A$2:.$A$221];1;FALSE());            NA())" office:value-type="string" office:string-value="appendChild">
            <text:p>appendChild</text:p>
          </table:table-cell>
          <table:table-cell table:formula="of:=VLOOKUP([.A7];[HTMLDom.$A$2:.$A$1245];1;FALSE())" office:value-type="float" office:value="0">
            <text:p>#N/D</text:p>
          </table:table-cell>
          <table:table-cell table:style-name="ce5" table:formula="of:=IF(LEFT([.A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>
            <text:p>applets</text:p>
          </table:table-cell>
          <table:table-cell table:formula="of:=IF([.B8]=&quot;#N/A&quot;;      VLOOKUP([.A8];[IEplorer.$A$2:.$A$99];1;FALSE());            NA())" office:value-type="float" office:value="0">
            <text:p>#N/D</text:p>
          </table:table-cell>
          <table:table-cell table:formula="of:=IF([.B8]=&quot;#N/A&quot;;      VLOOKUP([.A8];[Firefox.$A$2:.$A$221];1;FALSE());            NA())" office:value-type="float" office:value="0">
            <text:p>#N/D</text:p>
          </table:table-cell>
          <table:table-cell table:formula="of:=VLOOKUP([.A8];[HTMLDom.$A$2:.$A$1245];1;FALSE())" office:value-type="float" office:value="0">
            <text:p>#N/D</text:p>
          </table:table-cell>
          <table:table-cell table:style-name="ce5" table:formula="of:=IF(LEFT([.A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>
            <text:p>#N/A</text:p>
          </table:table-cell>
          <table:table-cell table:formula="of:=IF([.B9]=&quot;#N/A&quot;;      VLOOKUP([.A9];[IEplorer.$A$2:.$A$99];1;FALSE());            NA())" office:value-type="float" office:value="0">
            <text:p>#N/D</text:p>
          </table:table-cell>
          <table:table-cell table:formula="of:=IF([.B9]=&quot;#N/A&quot;;      VLOOKUP([.A9];[Firefox.$A$2:.$A$221];1;FALSE());            NA())" office:value-type="string" office:string-value="ATTRIBUTE_NODE">
            <text:p>ATTRIBUTE_NODE</text:p>
          </table:table-cell>
          <table:table-cell table:formula="of:=VLOOKUP([.A9];[HTMLDom.$A$2:.$A$1245];1;FALSE())" office:value-type="float" office:value="0">
            <text:p>#N/D</text:p>
          </table:table-cell>
          <table:table-cell table:style-name="ce5" table:formula="of:=IF(LEFT([.A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>
            <text:p>#N/A</text:p>
          </table:table-cell>
          <table:table-cell table:formula="of:=IF([.B10]=&quot;#N/A&quot;;      VLOOKUP([.A10];[IEplorer.$A$2:.$A$99];1;FALSE());            NA())" office:value-type="string" office:string-value="attributes">
            <text:p>attributes</text:p>
          </table:table-cell>
          <table:table-cell table:formula="of:=IF([.B10]=&quot;#N/A&quot;;      VLOOKUP([.A10];[Firefox.$A$2:.$A$221];1;FALSE());            NA())" office:value-type="float" office:value="0">
            <text:p>#N/D</text:p>
          </table:table-cell>
          <table:table-cell table:formula="of:=VLOOKUP([.A10];[HTMLDom.$A$2:.$A$1245];1;FALSE())" office:value-type="float" office:value="0">
            <text:p>#N/D</text:p>
          </table:table-cell>
          <table:table-cell table:style-name="ce5" table:formula="of:=IF(LEFT([.A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>
            <text:p>#N/A</text:p>
          </table:table-cell>
          <table:table-cell table:formula="of:=IF([.B11]=&quot;#N/A&quot;;      VLOOKUP([.A11];[IEplorer.$A$2:.$A$99];1;FALSE());            NA())" office:value-type="float" office:value="0">
            <text:p>#N/D</text:p>
          </table:table-cell>
          <table:table-cell table:formula="of:=IF([.B11]=&quot;#N/A&quot;;      VLOOKUP([.A11];[Firefox.$A$2:.$A$221];1;FALSE());            NA())" office:value-type="string" office:string-value="baseURI">
            <text:p>baseURI</text:p>
          </table:table-cell>
          <table:table-cell table:formula="of:=VLOOKUP([.A11];[HTMLDom.$A$2:.$A$1245];1;FALSE())" office:value-type="float" office:value="0">
            <text:p>#N/D</text:p>
          </table:table-cell>
          <table:table-cell table:style-name="ce5" table:formula="of:=IF(LEFT([.A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>
            <text:p>bgColor</text:p>
          </table:table-cell>
          <table:table-cell table:formula="of:=IF([.B12]=&quot;#N/A&quot;;      VLOOKUP([.A12];[IEplorer.$A$2:.$A$99];1;FALSE());            NA())" office:value-type="float" office:value="0">
            <text:p>#N/D</text:p>
          </table:table-cell>
          <table:table-cell table:formula="of:=IF([.B12]=&quot;#N/A&quot;;      VLOOKUP([.A12];[Firefox.$A$2:.$A$221];1;FALSE());            NA())" office:value-type="float" office:value="0">
            <text:p>#N/D</text:p>
          </table:table-cell>
          <table:table-cell table:formula="of:=VLOOKUP([.A12];[HTMLDom.$A$2:.$A$1245];1;FALSE())" office:value-type="float" office:value="0">
            <text:p>#N/D</text:p>
          </table:table-cell>
          <table:table-cell table:style-name="ce5" table:formula="of:=IF(LEFT([.A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>
            <text:p>body</text:p>
          </table:table-cell>
          <table:table-cell table:formula="of:=IF([.B13]=&quot;#N/A&quot;;      VLOOKUP([.A13];[IEplorer.$A$2:.$A$99];1;FALSE());            NA())" office:value-type="float" office:value="0">
            <text:p>#N/D</text:p>
          </table:table-cell>
          <table:table-cell table:formula="of:=IF([.B13]=&quot;#N/A&quot;;      VLOOKUP([.A13];[Firefox.$A$2:.$A$221];1;FALSE());            NA())" office:value-type="float" office:value="0">
            <text:p>#N/D</text:p>
          </table:table-cell>
          <table:table-cell table:formula="of:=VLOOKUP([.A13];[HTMLDom.$A$2:.$A$1245];1;FALSE())" office:value-type="float" office:value="0">
            <text:p>#N/D</text:p>
          </table:table-cell>
          <table:table-cell table:style-name="ce5" table:formula="of:=IF(LEFT([.A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>
            <text:p>#N/A</text:p>
          </table:table-cell>
          <table:table-cell table:formula="of:=IF([.B14]=&quot;#N/A&quot;;      VLOOKUP([.A14];[IEplorer.$A$2:.$A$99];1;FALSE());            NA())" office:value-type="float" office:value="0">
            <text:p>#N/D</text:p>
          </table:table-cell>
          <table:table-cell table:formula="of:=IF([.B14]=&quot;#N/A&quot;;      VLOOKUP([.A14];[Firefox.$A$2:.$A$221];1;FALSE());            NA())" office:value-type="string" office:string-value="captureEvents">
            <text:p>captureEvents</text:p>
          </table:table-cell>
          <table:table-cell table:formula="of:=VLOOKUP([.A14];[HTMLDom.$A$2:.$A$1245];1;FALSE())" office:value-type="float" office:value="0">
            <text:p>#N/D</text:p>
          </table:table-cell>
          <table:table-cell table:style-name="ce5" table:formula="of:=IF(LEFT([.A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>
            <text:p>#N/A</text:p>
          </table:table-cell>
          <table:table-cell table:formula="of:=IF([.B15]=&quot;#N/A&quot;;      VLOOKUP([.A15];[IEplorer.$A$2:.$A$99];1;FALSE());            NA())" office:value-type="float" office:value="0">
            <text:p>#N/D</text:p>
          </table:table-cell>
          <table:table-cell table:formula="of:=IF([.B15]=&quot;#N/A&quot;;      VLOOKUP([.A15];[Firefox.$A$2:.$A$221];1;FALSE());            NA())" office:value-type="string" office:string-value="caretPositionFromPoint">
            <text:p>caretPositionFromPoint</text:p>
          </table:table-cell>
          <table:table-cell table:formula="of:=VLOOKUP([.A15];[HTMLDom.$A$2:.$A$1245];1;FALSE())" office:value-type="float" office:value="0">
            <text:p>#N/D</text:p>
          </table:table-cell>
          <table:table-cell table:style-name="ce5" table:formula="of:=IF(LEFT([.A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>
            <text:p>#N/A</text:p>
          </table:table-cell>
          <table:table-cell table:formula="of:=IF([.B16]=&quot;#N/A&quot;;      VLOOKUP([.A16];[IEplorer.$A$2:.$A$99];1;FALSE());            NA())" office:value-type="float" office:value="0">
            <text:p>#N/D</text:p>
          </table:table-cell>
          <table:table-cell table:formula="of:=IF([.B16]=&quot;#N/A&quot;;      VLOOKUP([.A16];[Firefox.$A$2:.$A$221];1;FALSE());            NA())" office:value-type="string" office:string-value="CDATA_SECTION_NODE">
            <text:p>CDATA_SECTION_NODE</text:p>
          </table:table-cell>
          <table:table-cell table:formula="of:=VLOOKUP([.A16];[HTMLDom.$A$2:.$A$1245];1;FALSE())" office:value-type="float" office:value="0">
            <text:p>#N/D</text:p>
          </table:table-cell>
          <table:table-cell table:style-name="ce5" table:formula="of:=IF(LEFT([.A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>
            <text:p>#N/A</text:p>
          </table:table-cell>
          <table:table-cell table:formula="of:=IF([.B17]=&quot;#N/A&quot;;      VLOOKUP([.A17];[IEplorer.$A$2:.$A$99];1;FALSE());            NA())" office:value-type="float" office:value="0">
            <text:p>#N/D</text:p>
          </table:table-cell>
          <table:table-cell table:formula="of:=IF([.B17]=&quot;#N/A&quot;;      VLOOKUP([.A17];[Firefox.$A$2:.$A$221];1;FALSE());            NA())" office:value-type="string" office:string-value="characterSet">
            <text:p>characterSet</text:p>
          </table:table-cell>
          <table:table-cell table:formula="of:=VLOOKUP([.A17];[HTMLDom.$A$2:.$A$1245];1;FALSE())" office:value-type="float" office:value="0">
            <text:p>#N/D</text:p>
          </table:table-cell>
          <table:table-cell table:style-name="ce5" table:formula="of:=IF(LEFT([.A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>
            <text:p>#N/A</text:p>
          </table:table-cell>
          <table:table-cell table:formula="of:=IF([.B18]=&quot;#N/A&quot;;      VLOOKUP([.A18];[IEplorer.$A$2:.$A$99];1;FALSE());            NA())" office:value-type="float" office:value="0">
            <text:p>#N/D</text:p>
          </table:table-cell>
          <table:table-cell table:formula="of:=IF([.B18]=&quot;#N/A&quot;;      VLOOKUP([.A18];[Firefox.$A$2:.$A$221];1;FALSE());            NA())" office:value-type="string" office:string-value="charset">
            <text:p>charset</text:p>
          </table:table-cell>
          <table:table-cell table:formula="of:=VLOOKUP([.A18];[HTMLDom.$A$2:.$A$1245];1;FALSE())" office:value-type="float" office:value="0">
            <text:p>#N/D</text:p>
          </table:table-cell>
          <table:table-cell table:style-name="ce5" table:formula="of:=IF(LEFT([.A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>
            <text:p>#N/A</text:p>
          </table:table-cell>
          <table:table-cell table:formula="of:=IF([.B19]=&quot;#N/A&quot;;      VLOOKUP([.A19];[IEplorer.$A$2:.$A$99];1;FALSE());            NA())" office:value-type="float" office:value="0">
            <text:p>#N/D</text:p>
          </table:table-cell>
          <table:table-cell table:formula="of:=IF([.B19]=&quot;#N/A&quot;;      VLOOKUP([.A19];[Firefox.$A$2:.$A$221];1;FALSE());            NA())" office:value-type="string" office:string-value="childElementCount">
            <text:p>childElementCount</text:p>
          </table:table-cell>
          <table:table-cell table:formula="of:=VLOOKUP([.A19];[HTMLDom.$A$2:.$A$1245];1;FALSE())" office:value-type="float" office:value="0">
            <text:p>#N/D</text:p>
          </table:table-cell>
          <table:table-cell table:style-name="ce5" table:formula="of:=IF(LEFT([.A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>
            <text:p>childNodes</text:p>
          </table:table-cell>
          <table:table-cell table:formula="of:=IF([.B20]=&quot;#N/A&quot;;      VLOOKUP([.A20];[IEplorer.$A$2:.$A$99];1;FALSE());            NA())" office:value-type="float" office:value="0">
            <text:p>#N/D</text:p>
          </table:table-cell>
          <table:table-cell table:formula="of:=IF([.B20]=&quot;#N/A&quot;;      VLOOKUP([.A20];[Firefox.$A$2:.$A$221];1;FALSE());            NA())" office:value-type="float" office:value="0">
            <text:p>#N/D</text:p>
          </table:table-cell>
          <table:table-cell table:formula="of:=VLOOKUP([.A20];[HTMLDom.$A$2:.$A$1245];1;FALSE())" office:value-type="float" office:value="0">
            <text:p>#N/D</text:p>
          </table:table-cell>
          <table:table-cell table:style-name="ce5" table:formula="of:=IF(LEFT([.A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>
            <text:p>#N/A</text:p>
          </table:table-cell>
          <table:table-cell table:formula="of:=IF([.B21]=&quot;#N/A&quot;;      VLOOKUP([.A21];[IEplorer.$A$2:.$A$99];1;FALSE());            NA())" office:value-type="float" office:value="0">
            <text:p>#N/D</text:p>
          </table:table-cell>
          <table:table-cell table:formula="of:=IF([.B21]=&quot;#N/A&quot;;      VLOOKUP([.A21];[Firefox.$A$2:.$A$221];1;FALSE());            NA())" office:value-type="string" office:string-value="children">
            <text:p>children</text:p>
          </table:table-cell>
          <table:table-cell table:formula="of:=VLOOKUP([.A21];[HTMLDom.$A$2:.$A$1245];1;FALSE())" office:value-type="float" office:value="0">
            <text:p>#N/D</text:p>
          </table:table-cell>
          <table:table-cell table:style-name="ce5" table:formula="of:=IF(LEFT([.A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>
            <text:p>#N/A</text:p>
          </table:table-cell>
          <table:table-cell table:formula="of:=IF([.B22]=&quot;#N/A&quot;;      VLOOKUP([.A22];[IEplorer.$A$2:.$A$99];1;FALSE());            NA())" office:value-type="float" office:value="0">
            <text:p>#N/D</text:p>
          </table:table-cell>
          <table:table-cell table:formula="of:=IF([.B22]=&quot;#N/A&quot;;      VLOOKUP([.A22];[Firefox.$A$2:.$A$221];1;FALSE());            NA())" office:value-type="string" office:string-value="clear">
            <text:p>clear</text:p>
          </table:table-cell>
          <table:table-cell table:formula="of:=VLOOKUP([.A22];[HTMLDom.$A$2:.$A$1245];1;FALSE())" office:value-type="float" office:value="0">
            <text:p>#N/D</text:p>
          </table:table-cell>
          <table:table-cell table:style-name="ce5" table:formula="of:=IF(LEFT([.A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>
            <text:p>#N/A</text:p>
          </table:table-cell>
          <table:table-cell table:formula="of:=IF([.B23]=&quot;#N/A&quot;;      VLOOKUP([.A23];[IEplorer.$A$2:.$A$99];1;FALSE());            NA())" office:value-type="float" office:value="0">
            <text:p>#N/D</text:p>
          </table:table-cell>
          <table:table-cell table:formula="of:=IF([.B23]=&quot;#N/A&quot;;      VLOOKUP([.A23];[Firefox.$A$2:.$A$221];1;FALSE());            NA())" office:value-type="string" office:string-value="cloneNode">
            <text:p>cloneNode</text:p>
          </table:table-cell>
          <table:table-cell table:formula="of:=VLOOKUP([.A23];[HTMLDom.$A$2:.$A$1245];1;FALSE())" office:value-type="float" office:value="0">
            <text:p>#N/D</text:p>
          </table:table-cell>
          <table:table-cell table:style-name="ce5" table:formula="of:=IF(LEFT([.A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>
            <text:p>#N/A</text:p>
          </table:table-cell>
          <table:table-cell table:formula="of:=IF([.B24]=&quot;#N/A&quot;;      VLOOKUP([.A24];[IEplorer.$A$2:.$A$99];1;FALSE());            NA())" office:value-type="float" office:value="0">
            <text:p>#N/D</text:p>
          </table:table-cell>
          <table:table-cell table:formula="of:=IF([.B24]=&quot;#N/A&quot;;      VLOOKUP([.A24];[Firefox.$A$2:.$A$221];1;FALSE());            NA())" office:value-type="string" office:string-value="close">
            <text:p>close</text:p>
          </table:table-cell>
          <table:table-cell table:formula="of:=VLOOKUP([.A24];[HTMLDom.$A$2:.$A$1245];1;FALSE())" office:value-type="float" office:value="0">
            <text:p>#N/D</text:p>
          </table:table-cell>
          <table:table-cell table:style-name="ce5" table:formula="of:=IF(LEFT([.A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>
            <text:p>#N/A</text:p>
          </table:table-cell>
          <table:table-cell table:formula="of:=IF([.B25]=&quot;#N/A&quot;;      VLOOKUP([.A25];[IEplorer.$A$2:.$A$99];1;FALSE());            NA())" office:value-type="float" office:value="0">
            <text:p>#N/D</text:p>
          </table:table-cell>
          <table:table-cell table:formula="of:=IF([.B25]=&quot;#N/A&quot;;      VLOOKUP([.A25];[Firefox.$A$2:.$A$221];1;FALSE());            NA())" office:value-type="string" office:string-value="COMMENT_NODE">
            <text:p>COMMENT_NODE</text:p>
          </table:table-cell>
          <table:table-cell table:formula="of:=VLOOKUP([.A25];[HTMLDom.$A$2:.$A$1245];1;FALSE())" office:value-type="float" office:value="0">
            <text:p>#N/D</text:p>
          </table:table-cell>
          <table:table-cell table:style-name="ce5" table:formula="of:=IF(LEFT([.A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>
            <text:p>#N/A</text:p>
          </table:table-cell>
          <table:table-cell table:formula="of:=IF([.B26]=&quot;#N/A&quot;;      VLOOKUP([.A26];[IEplorer.$A$2:.$A$99];1;FALSE());            NA())" office:value-type="float" office:value="0">
            <text:p>#N/D</text:p>
          </table:table-cell>
          <table:table-cell table:formula="of:=IF([.B26]=&quot;#N/A&quot;;      VLOOKUP([.A26];[Firefox.$A$2:.$A$221];1;FALSE());            NA())" office:value-type="string" office:string-value="compareDocumentPosition">
            <text:p>compareDocumentPosition</text:p>
          </table:table-cell>
          <table:table-cell table:formula="of:=VLOOKUP([.A26];[HTMLDom.$A$2:.$A$1245];1;FALSE())" office:value-type="float" office:value="0">
            <text:p>#N/D</text:p>
          </table:table-cell>
          <table:table-cell table:style-name="ce5" table:formula="of:=IF(LEFT([.A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>
            <text:p>#N/A</text:p>
          </table:table-cell>
          <table:table-cell table:formula="of:=IF([.B27]=&quot;#N/A&quot;;      VLOOKUP([.A27];[IEplorer.$A$2:.$A$99];1;FALSE());            NA())" office:value-type="string" office:string-value="compatible">
            <text:p>compatible</text:p>
          </table:table-cell>
          <table:table-cell table:formula="of:=IF([.B27]=&quot;#N/A&quot;;      VLOOKUP([.A27];[Firefox.$A$2:.$A$221];1;FALSE());            NA())" office:value-type="float" office:value="0">
            <text:p>#N/D</text:p>
          </table:table-cell>
          <table:table-cell table:formula="of:=VLOOKUP([.A27];[HTMLDom.$A$2:.$A$1245];1;FALSE())" office:value-type="float" office:value="0">
            <text:p>#N/D</text:p>
          </table:table-cell>
          <table:table-cell table:style-name="ce5" table:formula="of:=IF(LEFT([.A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>
            <text:p>compatMode</text:p>
          </table:table-cell>
          <table:table-cell table:formula="of:=IF([.B28]=&quot;#N/A&quot;;      VLOOKUP([.A28];[IEplorer.$A$2:.$A$99];1;FALSE());            NA())" office:value-type="float" office:value="0">
            <text:p>#N/D</text:p>
          </table:table-cell>
          <table:table-cell table:formula="of:=IF([.B28]=&quot;#N/A&quot;;      VLOOKUP([.A28];[Firefox.$A$2:.$A$221];1;FALSE());            NA())" office:value-type="float" office:value="0">
            <text:p>#N/D</text:p>
          </table:table-cell>
          <table:table-cell table:formula="of:=VLOOKUP([.A28];[HTMLDom.$A$2:.$A$1245];1;FALSE())" office:value-type="float" office:value="0">
            <text:p>#N/D</text:p>
          </table:table-cell>
          <table:table-cell table:style-name="ce5" table:formula="of:=IF(LEFT([.A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>
            <text:p>#N/A</text:p>
          </table:table-cell>
          <table:table-cell table:formula="of:=IF([.B29]=&quot;#N/A&quot;;      VLOOKUP([.A29];[IEplorer.$A$2:.$A$99];1;FALSE());            NA())" office:value-type="float" office:value="0">
            <text:p>#N/D</text:p>
          </table:table-cell>
          <table:table-cell table:formula="of:=IF([.B29]=&quot;#N/A&quot;;      VLOOKUP([.A29];[Firefox.$A$2:.$A$221];1;FALSE());            NA())" office:value-type="string" office:string-value="contains">
            <text:p>contains</text:p>
          </table:table-cell>
          <table:table-cell table:formula="of:=VLOOKUP([.A29];[HTMLDom.$A$2:.$A$1245];1;FALSE())" office:value-type="float" office:value="0">
            <text:p>#N/D</text:p>
          </table:table-cell>
          <table:table-cell table:style-name="ce5" table:formula="of:=IF(LEFT([.A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>
            <text:p>#N/A</text:p>
          </table:table-cell>
          <table:table-cell table:formula="of:=IF([.B30]=&quot;#N/A&quot;;      VLOOKUP([.A30];[IEplorer.$A$2:.$A$99];1;FALSE());            NA())" office:value-type="float" office:value="0">
            <text:p>#N/D</text:p>
          </table:table-cell>
          <table:table-cell table:formula="of:=IF([.B30]=&quot;#N/A&quot;;      VLOOKUP([.A30];[Firefox.$A$2:.$A$221];1;FALSE());            NA())" office:value-type="string" office:string-value="contentType">
            <text:p>contentType</text:p>
          </table:table-cell>
          <table:table-cell table:formula="of:=VLOOKUP([.A30];[HTMLDom.$A$2:.$A$1245];1;FALSE())" office:value-type="float" office:value="0">
            <text:p>#N/D</text:p>
          </table:table-cell>
          <table:table-cell table:style-name="ce5" table:formula="of:=IF(LEFT([.A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>
            <text:p>cookie</text:p>
          </table:table-cell>
          <table:table-cell table:formula="of:=IF([.B31]=&quot;#N/A&quot;;      VLOOKUP([.A31];[IEplorer.$A$2:.$A$99];1;FALSE());            NA())" office:value-type="float" office:value="0">
            <text:p>#N/D</text:p>
          </table:table-cell>
          <table:table-cell table:formula="of:=IF([.B31]=&quot;#N/A&quot;;      VLOOKUP([.A31];[Firefox.$A$2:.$A$221];1;FALSE());            NA())" office:value-type="float" office:value="0">
            <text:p>#N/D</text:p>
          </table:table-cell>
          <table:table-cell table:formula="of:=VLOOKUP([.A31];[HTMLDom.$A$2:.$A$1245];1;FALSE())" office:value-type="float" office:value="0">
            <text:p>#N/D</text:p>
          </table:table-cell>
          <table:table-cell table:style-name="ce5" table:formula="of:=IF(LEFT([.A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>
            <text:p>#N/A</text:p>
          </table:table-cell>
          <table:table-cell table:formula="of:=IF([.B32]=&quot;#N/A&quot;;      VLOOKUP([.A32];[IEplorer.$A$2:.$A$99];1;FALSE());            NA())" office:value-type="float" office:value="0">
            <text:p>#N/D</text:p>
          </table:table-cell>
          <table:table-cell table:formula="of:=IF([.B32]=&quot;#N/A&quot;;      VLOOKUP([.A32];[Firefox.$A$2:.$A$221];1;FALSE());            NA())" office:value-type="string" office:string-value="createAttribute">
            <text:p>createAttribute</text:p>
          </table:table-cell>
          <table:table-cell table:formula="of:=VLOOKUP([.A32];[HTMLDom.$A$2:.$A$1245];1;FALSE())" office:value-type="float" office:value="0">
            <text:p>#N/D</text:p>
          </table:table-cell>
          <table:table-cell table:style-name="ce5" table:formula="of:=IF(LEFT([.A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>
            <text:p>#N/A</text:p>
          </table:table-cell>
          <table:table-cell table:formula="of:=IF([.B33]=&quot;#N/A&quot;;      VLOOKUP([.A33];[IEplorer.$A$2:.$A$99];1;FALSE());            NA())" office:value-type="float" office:value="0">
            <text:p>#N/D</text:p>
          </table:table-cell>
          <table:table-cell table:formula="of:=IF([.B33]=&quot;#N/A&quot;;      VLOOKUP([.A33];[Firefox.$A$2:.$A$221];1;FALSE());            NA())" office:value-type="string" office:string-value="createAttributeNS">
            <text:p>createAttributeNS</text:p>
          </table:table-cell>
          <table:table-cell table:formula="of:=VLOOKUP([.A33];[HTMLDom.$A$2:.$A$1245];1;FALSE())" office:value-type="float" office:value="0">
            <text:p>#N/D</text:p>
          </table:table-cell>
          <table:table-cell table:style-name="ce5" table:formula="of:=IF(LEFT([.A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>
            <text:p>#N/A</text:p>
          </table:table-cell>
          <table:table-cell table:formula="of:=IF([.B34]=&quot;#N/A&quot;;      VLOOKUP([.A34];[IEplorer.$A$2:.$A$99];1;FALSE());            NA())" office:value-type="float" office:value="0">
            <text:p>#N/D</text:p>
          </table:table-cell>
          <table:table-cell table:formula="of:=IF([.B34]=&quot;#N/A&quot;;      VLOOKUP([.A34];[Firefox.$A$2:.$A$221];1;FALSE());            NA())" office:value-type="string" office:string-value="createCDATASection">
            <text:p>createCDATASection</text:p>
          </table:table-cell>
          <table:table-cell table:formula="of:=VLOOKUP([.A34];[HTMLDom.$A$2:.$A$1245];1;FALSE())" office:value-type="float" office:value="0">
            <text:p>#N/D</text:p>
          </table:table-cell>
          <table:table-cell table:style-name="ce5" table:formula="of:=IF(LEFT([.A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>
            <text:p>#N/A</text:p>
          </table:table-cell>
          <table:table-cell table:formula="of:=IF([.B35]=&quot;#N/A&quot;;      VLOOKUP([.A35];[IEplorer.$A$2:.$A$99];1;FALSE());            NA())" office:value-type="float" office:value="0">
            <text:p>#N/D</text:p>
          </table:table-cell>
          <table:table-cell table:formula="of:=IF([.B35]=&quot;#N/A&quot;;      VLOOKUP([.A35];[Firefox.$A$2:.$A$221];1;FALSE());            NA())" office:value-type="string" office:string-value="createComment">
            <text:p>createComment</text:p>
          </table:table-cell>
          <table:table-cell table:formula="of:=VLOOKUP([.A35];[HTMLDom.$A$2:.$A$1245];1;FALSE())" office:value-type="float" office:value="0">
            <text:p>#N/D</text:p>
          </table:table-cell>
          <table:table-cell table:style-name="ce5" table:formula="of:=IF(LEFT([.A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>
            <text:p>#N/A</text:p>
          </table:table-cell>
          <table:table-cell table:formula="of:=IF([.B36]=&quot;#N/A&quot;;      VLOOKUP([.A36];[IEplorer.$A$2:.$A$99];1;FALSE());            NA())" office:value-type="float" office:value="0">
            <text:p>#N/D</text:p>
          </table:table-cell>
          <table:table-cell table:formula="of:=IF([.B36]=&quot;#N/A&quot;;      VLOOKUP([.A36];[Firefox.$A$2:.$A$221];1;FALSE());            NA())" office:value-type="string" office:string-value="createDocumentFragment">
            <text:p>createDocumentFragment</text:p>
          </table:table-cell>
          <table:table-cell table:formula="of:=VLOOKUP([.A36];[HTMLDom.$A$2:.$A$1245];1;FALSE())" office:value-type="float" office:value="0">
            <text:p>#N/D</text:p>
          </table:table-cell>
          <table:table-cell table:style-name="ce5" table:formula="of:=IF(LEFT([.A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>
            <text:p>#N/A</text:p>
          </table:table-cell>
          <table:table-cell table:formula="of:=IF([.B37]=&quot;#N/A&quot;;      VLOOKUP([.A37];[IEplorer.$A$2:.$A$99];1;FALSE());            NA())" office:value-type="float" office:value="0">
            <text:p>#N/D</text:p>
          </table:table-cell>
          <table:table-cell table:formula="of:=IF([.B37]=&quot;#N/A&quot;;      VLOOKUP([.A37];[Firefox.$A$2:.$A$221];1;FALSE());            NA())" office:value-type="string" office:string-value="createElement">
            <text:p>createElement</text:p>
          </table:table-cell>
          <table:table-cell table:formula="of:=VLOOKUP([.A37];[HTMLDom.$A$2:.$A$1245];1;FALSE())" office:value-type="float" office:value="0">
            <text:p>#N/D</text:p>
          </table:table-cell>
          <table:table-cell table:style-name="ce5" table:formula="of:=IF(LEFT([.A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>
            <text:p>#N/A</text:p>
          </table:table-cell>
          <table:table-cell table:formula="of:=IF([.B38]=&quot;#N/A&quot;;      VLOOKUP([.A38];[IEplorer.$A$2:.$A$99];1;FALSE());            NA())" office:value-type="float" office:value="0">
            <text:p>#N/D</text:p>
          </table:table-cell>
          <table:table-cell table:formula="of:=IF([.B38]=&quot;#N/A&quot;;      VLOOKUP([.A38];[Firefox.$A$2:.$A$221];1;FALSE());            NA())" office:value-type="string" office:string-value="createElementNS">
            <text:p>createElementNS</text:p>
          </table:table-cell>
          <table:table-cell table:formula="of:=VLOOKUP([.A38];[HTMLDom.$A$2:.$A$1245];1;FALSE())" office:value-type="float" office:value="0">
            <text:p>#N/D</text:p>
          </table:table-cell>
          <table:table-cell table:style-name="ce5" table:formula="of:=IF(LEFT([.A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>
            <text:p>#N/A</text:p>
          </table:table-cell>
          <table:table-cell table:formula="of:=IF([.B39]=&quot;#N/A&quot;;      VLOOKUP([.A39];[IEplorer.$A$2:.$A$99];1;FALSE());            NA())" office:value-type="float" office:value="0">
            <text:p>#N/D</text:p>
          </table:table-cell>
          <table:table-cell table:formula="of:=IF([.B39]=&quot;#N/A&quot;;      VLOOKUP([.A39];[Firefox.$A$2:.$A$221];1;FALSE());            NA())" office:value-type="string" office:string-value="createEvent">
            <text:p>createEvent</text:p>
          </table:table-cell>
          <table:table-cell table:formula="of:=VLOOKUP([.A39];[HTMLDom.$A$2:.$A$1245];1;FALSE())" office:value-type="float" office:value="0">
            <text:p>#N/D</text:p>
          </table:table-cell>
          <table:table-cell table:style-name="ce5" table:formula="of:=IF(LEFT([.A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>
            <text:p>#N/A</text:p>
          </table:table-cell>
          <table:table-cell table:formula="of:=IF([.B40]=&quot;#N/A&quot;;      VLOOKUP([.A40];[IEplorer.$A$2:.$A$99];1;FALSE());            NA())" office:value-type="float" office:value="0">
            <text:p>#N/D</text:p>
          </table:table-cell>
          <table:table-cell table:formula="of:=IF([.B40]=&quot;#N/A&quot;;      VLOOKUP([.A40];[Firefox.$A$2:.$A$221];1;FALSE());            NA())" office:value-type="string" office:string-value="createExpression">
            <text:p>createExpression</text:p>
          </table:table-cell>
          <table:table-cell table:formula="of:=VLOOKUP([.A40];[HTMLDom.$A$2:.$A$1245];1;FALSE())" office:value-type="float" office:value="0">
            <text:p>#N/D</text:p>
          </table:table-cell>
          <table:table-cell table:style-name="ce5" table:formula="of:=IF(LEFT([.A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>
            <text:p>#N/A</text:p>
          </table:table-cell>
          <table:table-cell table:formula="of:=IF([.B41]=&quot;#N/A&quot;;      VLOOKUP([.A41];[IEplorer.$A$2:.$A$99];1;FALSE());            NA())" office:value-type="float" office:value="0">
            <text:p>#N/D</text:p>
          </table:table-cell>
          <table:table-cell table:formula="of:=IF([.B41]=&quot;#N/A&quot;;      VLOOKUP([.A41];[Firefox.$A$2:.$A$221];1;FALSE());            NA())" office:value-type="string" office:string-value="createNodeIterator">
            <text:p>createNodeIterator</text:p>
          </table:table-cell>
          <table:table-cell table:formula="of:=VLOOKUP([.A41];[HTMLDom.$A$2:.$A$1245];1;FALSE())" office:value-type="float" office:value="0">
            <text:p>#N/D</text:p>
          </table:table-cell>
          <table:table-cell table:style-name="ce5" table:formula="of:=IF(LEFT([.A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>
            <text:p>#N/A</text:p>
          </table:table-cell>
          <table:table-cell table:formula="of:=IF([.B42]=&quot;#N/A&quot;;      VLOOKUP([.A42];[IEplorer.$A$2:.$A$99];1;FALSE());            NA())" office:value-type="float" office:value="0">
            <text:p>#N/D</text:p>
          </table:table-cell>
          <table:table-cell table:formula="of:=IF([.B42]=&quot;#N/A&quot;;      VLOOKUP([.A42];[Firefox.$A$2:.$A$221];1;FALSE());            NA())" office:value-type="string" office:string-value="createNSResolver">
            <text:p>createNSResolver</text:p>
          </table:table-cell>
          <table:table-cell table:formula="of:=VLOOKUP([.A42];[HTMLDom.$A$2:.$A$1245];1;FALSE())" office:value-type="float" office:value="0">
            <text:p>#N/D</text:p>
          </table:table-cell>
          <table:table-cell table:style-name="ce5" table:formula="of:=IF(LEFT([.A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>
            <text:p>#N/A</text:p>
          </table:table-cell>
          <table:table-cell table:formula="of:=IF([.B43]=&quot;#N/A&quot;;      VLOOKUP([.A43];[IEplorer.$A$2:.$A$99];1;FALSE());            NA())" office:value-type="float" office:value="0">
            <text:p>#N/D</text:p>
          </table:table-cell>
          <table:table-cell table:formula="of:=IF([.B43]=&quot;#N/A&quot;;      VLOOKUP([.A43];[Firefox.$A$2:.$A$221];1;FALSE());            NA())" office:value-type="string" office:string-value="createProcessingInstruction">
            <text:p>createProcessingInstruction</text:p>
          </table:table-cell>
          <table:table-cell table:formula="of:=VLOOKUP([.A43];[HTMLDom.$A$2:.$A$1245];1;FALSE())" office:value-type="float" office:value="0">
            <text:p>#N/D</text:p>
          </table:table-cell>
          <table:table-cell table:style-name="ce5" table:formula="of:=IF(LEFT([.A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>
            <text:p>#N/A</text:p>
          </table:table-cell>
          <table:table-cell table:formula="of:=IF([.B44]=&quot;#N/A&quot;;      VLOOKUP([.A44];[IEplorer.$A$2:.$A$99];1;FALSE());            NA())" office:value-type="float" office:value="0">
            <text:p>#N/D</text:p>
          </table:table-cell>
          <table:table-cell table:formula="of:=IF([.B44]=&quot;#N/A&quot;;      VLOOKUP([.A44];[Firefox.$A$2:.$A$221];1;FALSE());            NA())" office:value-type="string" office:string-value="createRange">
            <text:p>createRange</text:p>
          </table:table-cell>
          <table:table-cell table:formula="of:=VLOOKUP([.A44];[HTMLDom.$A$2:.$A$1245];1;FALSE())" office:value-type="float" office:value="0">
            <text:p>#N/D</text:p>
          </table:table-cell>
          <table:table-cell table:style-name="ce5" table:formula="of:=IF(LEFT([.A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>
            <text:p>#N/A</text:p>
          </table:table-cell>
          <table:table-cell table:formula="of:=IF([.B45]=&quot;#N/A&quot;;      VLOOKUP([.A45];[IEplorer.$A$2:.$A$99];1;FALSE());            NA())" office:value-type="float" office:value="0">
            <text:p>#N/D</text:p>
          </table:table-cell>
          <table:table-cell table:formula="of:=IF([.B45]=&quot;#N/A&quot;;      VLOOKUP([.A45];[Firefox.$A$2:.$A$221];1;FALSE());            NA())" office:value-type="string" office:string-value="createTextNode">
            <text:p>createTextNode</text:p>
          </table:table-cell>
          <table:table-cell table:formula="of:=VLOOKUP([.A45];[HTMLDom.$A$2:.$A$1245];1;FALSE())" office:value-type="float" office:value="0">
            <text:p>#N/D</text:p>
          </table:table-cell>
          <table:table-cell table:style-name="ce5" table:formula="of:=IF(LEFT([.A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>
            <text:p>#N/A</text:p>
          </table:table-cell>
          <table:table-cell table:formula="of:=IF([.B46]=&quot;#N/A&quot;;      VLOOKUP([.A46];[IEplorer.$A$2:.$A$99];1;FALSE());            NA())" office:value-type="float" office:value="0">
            <text:p>#N/D</text:p>
          </table:table-cell>
          <table:table-cell table:formula="of:=IF([.B46]=&quot;#N/A&quot;;      VLOOKUP([.A46];[Firefox.$A$2:.$A$221];1;FALSE());            NA())" office:value-type="string" office:string-value="createTreeWalker">
            <text:p>createTreeWalker</text:p>
          </table:table-cell>
          <table:table-cell table:formula="of:=VLOOKUP([.A46];[HTMLDom.$A$2:.$A$1245];1;FALSE())" office:value-type="float" office:value="0">
            <text:p>#N/D</text:p>
          </table:table-cell>
          <table:table-cell table:style-name="ce5" table:formula="of:=IF(LEFT([.A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>
            <text:p>#N/A</text:p>
          </table:table-cell>
          <table:table-cell table:formula="of:=IF([.B47]=&quot;#N/A&quot;;      VLOOKUP([.A47];[IEplorer.$A$2:.$A$99];1;FALSE());            NA())" office:value-type="float" office:value="0">
            <text:p>#N/D</text:p>
          </table:table-cell>
          <table:table-cell table:formula="of:=IF([.B47]=&quot;#N/A&quot;;      VLOOKUP([.A47];[Firefox.$A$2:.$A$221];1;FALSE());            NA())" office:value-type="string" office:string-value="currentScript">
            <text:p>currentScript</text:p>
          </table:table-cell>
          <table:table-cell table:formula="of:=VLOOKUP([.A47];[HTMLDom.$A$2:.$A$1245];1;FALSE())" office:value-type="float" office:value="0">
            <text:p>#N/D</text:p>
          </table:table-cell>
          <table:table-cell table:style-name="ce5" table:formula="of:=IF(LEFT([.A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>
            <text:p>#N/A</text:p>
          </table:table-cell>
          <table:table-cell table:formula="of:=IF([.B48]=&quot;#N/A&quot;;      VLOOKUP([.A48];[IEplorer.$A$2:.$A$99];1;FALSE());            NA())" office:value-type="string" office:string-value="defaultCharset">
            <text:p>defaultCharset</text:p>
          </table:table-cell>
          <table:table-cell table:formula="of:=IF([.B48]=&quot;#N/A&quot;;      VLOOKUP([.A48];[Firefox.$A$2:.$A$221];1;FALSE());            NA())" office:value-type="float" office:value="0">
            <text:p>#N/D</text:p>
          </table:table-cell>
          <table:table-cell table:formula="of:=VLOOKUP([.A48];[HTMLDom.$A$2:.$A$1245];1;FALSE())" office:value-type="float" office:value="0">
            <text:p>#N/D</text:p>
          </table:table-cell>
          <table:table-cell table:style-name="ce5" table:formula="of:=IF(LEFT([.A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>
            <text:p>#N/A</text:p>
          </table:table-cell>
          <table:table-cell table:formula="of:=IF([.B49]=&quot;#N/A&quot;;      VLOOKUP([.A49];[IEplorer.$A$2:.$A$99];1;FALSE());            NA())" office:value-type="float" office:value="0">
            <text:p>#N/D</text:p>
          </table:table-cell>
          <table:table-cell table:formula="of:=IF([.B49]=&quot;#N/A&quot;;      VLOOKUP([.A49];[Firefox.$A$2:.$A$221];1;FALSE());            NA())" office:value-type="string" office:string-value="defaultView">
            <text:p>defaultView</text:p>
          </table:table-cell>
          <table:table-cell table:formula="of:=VLOOKUP([.A49];[HTMLDom.$A$2:.$A$1245];1;FALSE())" office:value-type="float" office:value="0">
            <text:p>#N/D</text:p>
          </table:table-cell>
          <table:table-cell table:style-name="ce5" table:formula="of:=IF(LEFT([.A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>
            <text:p>#N/A</text:p>
          </table:table-cell>
          <table:table-cell table:formula="of:=IF([.B50]=&quot;#N/A&quot;;      VLOOKUP([.A50];[IEplorer.$A$2:.$A$99];1;FALSE());            NA())" office:value-type="float" office:value="0">
            <text:p>#N/D</text:p>
          </table:table-cell>
          <table:table-cell table:formula="of:=IF([.B50]=&quot;#N/A&quot;;      VLOOKUP([.A50];[Firefox.$A$2:.$A$221];1;FALSE());            NA())" office:value-type="string" office:string-value="designMode">
            <text:p>designMode</text:p>
          </table:table-cell>
          <table:table-cell table:formula="of:=VLOOKUP([.A50];[HTMLDom.$A$2:.$A$1245];1;FALSE())" office:value-type="float" office:value="0">
            <text:p>#N/D</text:p>
          </table:table-cell>
          <table:table-cell table:style-name="ce5" table:formula="of:=IF(LEFT([.A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>
            <text:p>dir</text:p>
          </table:table-cell>
          <table:table-cell table:formula="of:=IF([.B51]=&quot;#N/A&quot;;      VLOOKUP([.A51];[IEplorer.$A$2:.$A$99];1;FALSE());            NA())" office:value-type="float" office:value="0">
            <text:p>#N/D</text:p>
          </table:table-cell>
          <table:table-cell table:formula="of:=IF([.B51]=&quot;#N/A&quot;;      VLOOKUP([.A51];[Firefox.$A$2:.$A$221];1;FALSE());            NA())" office:value-type="float" office:value="0">
            <text:p>#N/D</text:p>
          </table:table-cell>
          <table:table-cell table:formula="of:=VLOOKUP([.A51];[HTMLDom.$A$2:.$A$1245];1;FALSE())" office:value-type="float" office:value="0">
            <text:p>#N/D</text:p>
          </table:table-cell>
          <table:table-cell table:style-name="ce5" table:formula="of:=IF(LEFT([.A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>
            <text:p>#N/A</text:p>
          </table:table-cell>
          <table:table-cell table:formula="of:=IF([.B52]=&quot;#N/A&quot;;      VLOOKUP([.A52];[IEplorer.$A$2:.$A$99];1;FALSE());            NA())" office:value-type="float" office:value="0">
            <text:p>#N/D</text:p>
          </table:table-cell>
          <table:table-cell table:formula="of:=IF([.B52]=&quot;#N/A&quot;;      VLOOKUP([.A52];[Firefox.$A$2:.$A$221];1;FALSE());            NA())" office:value-type="string" office:string-value="dispatchEvent">
            <text:p>dispatchEvent</text:p>
          </table:table-cell>
          <table:table-cell table:formula="of:=VLOOKUP([.A52];[HTMLDom.$A$2:.$A$1245];1;FALSE())" office:value-type="float" office:value="0">
            <text:p>#N/D</text:p>
          </table:table-cell>
          <table:table-cell table:style-name="ce5" table:formula="of:=IF(LEFT([.A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>
            <text:p>doctype</text:p>
          </table:table-cell>
          <table:table-cell table:formula="of:=IF([.B53]=&quot;#N/A&quot;;      VLOOKUP([.A53];[IEplorer.$A$2:.$A$99];1;FALSE());            NA())" office:value-type="float" office:value="0">
            <text:p>#N/D</text:p>
          </table:table-cell>
          <table:table-cell table:formula="of:=IF([.B53]=&quot;#N/A&quot;;      VLOOKUP([.A53];[Firefox.$A$2:.$A$221];1;FALSE());            NA())" office:value-type="float" office:value="0">
            <text:p>#N/D</text:p>
          </table:table-cell>
          <table:table-cell table:formula="of:=VLOOKUP([.A53];[HTMLDom.$A$2:.$A$1245];1;FALSE())" office:value-type="float" office:value="0">
            <text:p>#N/D</text:p>
          </table:table-cell>
          <table:table-cell table:style-name="ce5" table:formula="of:=IF(LEFT([.A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>
            <text:p>#N/A</text:p>
          </table:table-cell>
          <table:table-cell table:formula="of:=IF([.B54]=&quot;#N/A&quot;;      VLOOKUP([.A54];[IEplorer.$A$2:.$A$99];1;FALSE());            NA())" office:value-type="float" office:value="0">
            <text:p>#N/D</text:p>
          </table:table-cell>
          <table:table-cell table:formula="of:=IF([.B54]=&quot;#N/A&quot;;      VLOOKUP([.A54];[Firefox.$A$2:.$A$221];1;FALSE());            NA())" office:value-type="string" office:string-value="DOCUMENT_FRAGMENT_NODE">
            <text:p>DOCUMENT_FRAGMENT_NODE</text:p>
          </table:table-cell>
          <table:table-cell table:formula="of:=VLOOKUP([.A54];[HTMLDom.$A$2:.$A$1245];1;FALSE())" office:value-type="float" office:value="0">
            <text:p>#N/D</text:p>
          </table:table-cell>
          <table:table-cell table:style-name="ce5" table:formula="of:=IF(LEFT([.A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>
            <text:p>#N/A</text:p>
          </table:table-cell>
          <table:table-cell table:formula="of:=IF([.B55]=&quot;#N/A&quot;;      VLOOKUP([.A55];[IEplorer.$A$2:.$A$99];1;FALSE());            NA())" office:value-type="float" office:value="0">
            <text:p>#N/D</text:p>
          </table:table-cell>
          <table:table-cell table:formula="of:=IF([.B55]=&quot;#N/A&quot;;      VLOOKUP([.A55];[Firefox.$A$2:.$A$221];1;FALSE());            NA())" office:value-type="string" office:string-value="DOCUMENT_NODE">
            <text:p>DOCUMENT_NODE</text:p>
          </table:table-cell>
          <table:table-cell table:formula="of:=VLOOKUP([.A55];[HTMLDom.$A$2:.$A$1245];1;FALSE())" office:value-type="float" office:value="0">
            <text:p>#N/D</text:p>
          </table:table-cell>
          <table:table-cell table:style-name="ce5" table:formula="of:=IF(LEFT([.A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>
            <text:p>#N/A</text:p>
          </table:table-cell>
          <table:table-cell table:formula="of:=IF([.B56]=&quot;#N/A&quot;;      VLOOKUP([.A56];[IEplorer.$A$2:.$A$99];1;FALSE());            NA())" office:value-type="float" office:value="0">
            <text:p>#N/D</text:p>
          </table:table-cell>
          <table:table-cell table:formula="of:=IF([.B56]=&quot;#N/A&quot;;      VLOOKUP([.A56];[Firefox.$A$2:.$A$221];1;FALSE());            NA())" office:value-type="string" office:string-value="DOCUMENT_POSITION_CONTAINED_BY">
            <text:p>DOCUMENT_POSITION_CONTAINED_BY</text:p>
          </table:table-cell>
          <table:table-cell table:formula="of:=VLOOKUP([.A56];[HTMLDom.$A$2:.$A$1245];1;FALSE())" office:value-type="float" office:value="0">
            <text:p>#N/D</text:p>
          </table:table-cell>
          <table:table-cell table:style-name="ce5" table:formula="of:=IF(LEFT([.A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>
            <text:p>#N/A</text:p>
          </table:table-cell>
          <table:table-cell table:formula="of:=IF([.B57]=&quot;#N/A&quot;;      VLOOKUP([.A57];[IEplorer.$A$2:.$A$99];1;FALSE());            NA())" office:value-type="float" office:value="0">
            <text:p>#N/D</text:p>
          </table:table-cell>
          <table:table-cell table:formula="of:=IF([.B57]=&quot;#N/A&quot;;      VLOOKUP([.A57];[Firefox.$A$2:.$A$221];1;FALSE());            NA())" office:value-type="string" office:string-value="DOCUMENT_POSITION_CONTAINS">
            <text:p>DOCUMENT_POSITION_CONTAINS</text:p>
          </table:table-cell>
          <table:table-cell table:formula="of:=VLOOKUP([.A57];[HTMLDom.$A$2:.$A$1245];1;FALSE())" office:value-type="float" office:value="0">
            <text:p>#N/D</text:p>
          </table:table-cell>
          <table:table-cell table:style-name="ce5" table:formula="of:=IF(LEFT([.A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>
            <text:p>#N/A</text:p>
          </table:table-cell>
          <table:table-cell table:formula="of:=IF([.B58]=&quot;#N/A&quot;;      VLOOKUP([.A58];[IEplorer.$A$2:.$A$99];1;FALSE());            NA())" office:value-type="float" office:value="0">
            <text:p>#N/D</text:p>
          </table:table-cell>
          <table:table-cell table:formula="of:=IF([.B58]=&quot;#N/A&quot;;      VLOOKUP([.A58];[Firefox.$A$2:.$A$221];1;FALSE());            NA())" office:value-type="string" office:string-value="DOCUMENT_POSITION_DISCONNECTED">
            <text:p>DOCUMENT_POSITION_DISCONNECTED</text:p>
          </table:table-cell>
          <table:table-cell table:formula="of:=VLOOKUP([.A58];[HTMLDom.$A$2:.$A$1245];1;FALSE())" office:value-type="float" office:value="0">
            <text:p>#N/D</text:p>
          </table:table-cell>
          <table:table-cell table:style-name="ce5" table:formula="of:=IF(LEFT([.A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>
            <text:p>#N/A</text:p>
          </table:table-cell>
          <table:table-cell table:formula="of:=IF([.B59]=&quot;#N/A&quot;;      VLOOKUP([.A59];[IEplorer.$A$2:.$A$99];1;FALSE());            NA())" office:value-type="float" office:value="0">
            <text:p>#N/D</text:p>
          </table:table-cell>
          <table:table-cell table:formula="of:=IF([.B59]=&quot;#N/A&quot;;      VLOOKUP([.A59];[Firefox.$A$2:.$A$221];1;FALSE());            NA())" office:value-type="string" office:string-value="DOCUMENT_POSITION_FOLLOWING">
            <text:p>DOCUMENT_POSITION_FOLLOWING</text:p>
          </table:table-cell>
          <table:table-cell table:formula="of:=VLOOKUP([.A59];[HTMLDom.$A$2:.$A$1245];1;FALSE())" office:value-type="float" office:value="0">
            <text:p>#N/D</text:p>
          </table:table-cell>
          <table:table-cell table:style-name="ce5" table:formula="of:=IF(LEFT([.A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>
            <text:p>#N/A</text:p>
          </table:table-cell>
          <table:table-cell table:formula="of:=IF([.B60]=&quot;#N/A&quot;;      VLOOKUP([.A60];[IEplorer.$A$2:.$A$99];1;FALSE());            NA())" office:value-type="float" office:value="0">
            <text:p>#N/D</text:p>
          </table:table-cell>
          <table:table-cell table:formula="of:=IF([.B60]=&quot;#N/A&quot;;      VLOOKUP([.A60];[Firefox.$A$2:.$A$221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60];[HTMLDom.$A$2:.$A$1245];1;FALSE())" office:value-type="float" office:value="0">
            <text:p>#N/D</text:p>
          </table:table-cell>
          <table:table-cell table:style-name="ce5" table:formula="of:=IF(LEFT([.A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>
            <text:p>#N/A</text:p>
          </table:table-cell>
          <table:table-cell table:formula="of:=IF([.B61]=&quot;#N/A&quot;;      VLOOKUP([.A61];[IEplorer.$A$2:.$A$99];1;FALSE());            NA())" office:value-type="float" office:value="0">
            <text:p>#N/D</text:p>
          </table:table-cell>
          <table:table-cell table:formula="of:=IF([.B61]=&quot;#N/A&quot;;      VLOOKUP([.A61];[Firefox.$A$2:.$A$221];1;FALSE());            NA())" office:value-type="string" office:string-value="DOCUMENT_POSITION_PRECEDING">
            <text:p>DOCUMENT_POSITION_PRECEDING</text:p>
          </table:table-cell>
          <table:table-cell table:formula="of:=VLOOKUP([.A61];[HTMLDom.$A$2:.$A$1245];1;FALSE())" office:value-type="float" office:value="0">
            <text:p>#N/D</text:p>
          </table:table-cell>
          <table:table-cell table:style-name="ce5" table:formula="of:=IF(LEFT([.A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>
            <text:p>#N/A</text:p>
          </table:table-cell>
          <table:table-cell table:formula="of:=IF([.B62]=&quot;#N/A&quot;;      VLOOKUP([.A62];[IEplorer.$A$2:.$A$99];1;FALSE());            NA())" office:value-type="float" office:value="0">
            <text:p>#N/D</text:p>
          </table:table-cell>
          <table:table-cell table:formula="of:=IF([.B62]=&quot;#N/A&quot;;      VLOOKUP([.A62];[Firefox.$A$2:.$A$221];1;FALSE());            NA())" office:value-type="string" office:string-value="DOCUMENT_TYPE_NODE">
            <text:p>DOCUMENT_TYPE_NODE</text:p>
          </table:table-cell>
          <table:table-cell table:formula="of:=VLOOKUP([.A62];[HTMLDom.$A$2:.$A$1245];1;FALSE())" office:value-type="float" office:value="0">
            <text:p>#N/D</text:p>
          </table:table-cell>
          <table:table-cell table:style-name="ce5" table:formula="of:=IF(LEFT([.A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>
            <text:p>documentElement</text:p>
          </table:table-cell>
          <table:table-cell table:formula="of:=IF([.B63]=&quot;#N/A&quot;;      VLOOKUP([.A63];[IEplorer.$A$2:.$A$99];1;FALSE());            NA())" office:value-type="float" office:value="0">
            <text:p>#N/D</text:p>
          </table:table-cell>
          <table:table-cell table:formula="of:=IF([.B63]=&quot;#N/A&quot;;      VLOOKUP([.A63];[Firefox.$A$2:.$A$221];1;FALSE());            NA())" office:value-type="float" office:value="0">
            <text:p>#N/D</text:p>
          </table:table-cell>
          <table:table-cell table:formula="of:=VLOOKUP([.A63];[HTMLDom.$A$2:.$A$1245];1;FALSE())" office:value-type="float" office:value="0">
            <text:p>#N/D</text:p>
          </table:table-cell>
          <table:table-cell table:style-name="ce5" table:formula="of:=IF(LEFT([.A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>
            <text:p>#N/A</text:p>
          </table:table-cell>
          <table:table-cell table:formula="of:=IF([.B64]=&quot;#N/A&quot;;      VLOOKUP([.A64];[IEplorer.$A$2:.$A$99];1;FALSE());            NA())" office:value-type="string" office:string-value="documentMode">
            <text:p>documentMode</text:p>
          </table:table-cell>
          <table:table-cell table:formula="of:=IF([.B64]=&quot;#N/A&quot;;      VLOOKUP([.A64];[Firefox.$A$2:.$A$221];1;FALSE());            NA())" office:value-type="float" office:value="0">
            <text:p>#N/D</text:p>
          </table:table-cell>
          <table:table-cell table:formula="of:=VLOOKUP([.A64];[HTMLDom.$A$2:.$A$1245];1;FALSE())" office:value-type="float" office:value="0">
            <text:p>#N/D</text:p>
          </table:table-cell>
          <table:table-cell table:style-name="ce5" table:formula="of:=IF(LEFT([.A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>
            <text:p>#N/A</text:p>
          </table:table-cell>
          <table:table-cell table:formula="of:=IF([.B65]=&quot;#N/A&quot;;      VLOOKUP([.A65];[IEplorer.$A$2:.$A$99];1;FALSE());            NA())" office:value-type="float" office:value="0">
            <text:p>#N/D</text:p>
          </table:table-cell>
          <table:table-cell table:formula="of:=IF([.B65]=&quot;#N/A&quot;;      VLOOKUP([.A65];[Firefox.$A$2:.$A$221];1;FALSE());            NA())" office:value-type="string" office:string-value="documentURI">
            <text:p>documentURI</text:p>
          </table:table-cell>
          <table:table-cell table:formula="of:=VLOOKUP([.A65];[HTMLDom.$A$2:.$A$1245];1;FALSE())" office:value-type="float" office:value="0">
            <text:p>#N/D</text:p>
          </table:table-cell>
          <table:table-cell table:style-name="ce5" table:formula="of:=IF(LEFT([.A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>
            <text:p>domain</text:p>
          </table:table-cell>
          <table:table-cell table:formula="of:=IF([.B66]=&quot;#N/A&quot;;      VLOOKUP([.A66];[IEplorer.$A$2:.$A$99];1;FALSE());            NA())" office:value-type="float" office:value="0">
            <text:p>#N/D</text:p>
          </table:table-cell>
          <table:table-cell table:formula="of:=IF([.B66]=&quot;#N/A&quot;;      VLOOKUP([.A66];[Firefox.$A$2:.$A$221];1;FALSE());            NA())" office:value-type="float" office:value="0">
            <text:p>#N/D</text:p>
          </table:table-cell>
          <table:table-cell table:formula="of:=VLOOKUP([.A66];[HTMLDom.$A$2:.$A$1245];1;FALSE())" office:value-type="float" office:value="0">
            <text:p>#N/D</text:p>
          </table:table-cell>
          <table:table-cell table:style-name="ce5" table:formula="of:=IF(LEFT([.A6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>
            <text:p>#N/A</text:p>
          </table:table-cell>
          <table:table-cell table:formula="of:=IF([.B67]=&quot;#N/A&quot;;      VLOOKUP([.A67];[IEplorer.$A$2:.$A$99];1;FALSE());            NA())" office:value-type="float" office:value="0">
            <text:p>#N/D</text:p>
          </table:table-cell>
          <table:table-cell table:formula="of:=IF([.B67]=&quot;#N/A&quot;;      VLOOKUP([.A67];[Firefox.$A$2:.$A$221];1;FALSE());            NA())" office:value-type="string" office:string-value="ELEMENT_NODE">
            <text:p>ELEMENT_NODE</text:p>
          </table:table-cell>
          <table:table-cell table:formula="of:=VLOOKUP([.A67];[HTMLDom.$A$2:.$A$1245];1;FALSE())" office:value-type="float" office:value="0">
            <text:p>#N/D</text:p>
          </table:table-cell>
          <table:table-cell table:style-name="ce5" table:formula="of:=IF(LEFT([.A6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>
            <text:p>#N/A</text:p>
          </table:table-cell>
          <table:table-cell table:formula="of:=IF([.B68]=&quot;#N/A&quot;;      VLOOKUP([.A68];[IEplorer.$A$2:.$A$99];1;FALSE());            NA())" office:value-type="float" office:value="0">
            <text:p>#N/D</text:p>
          </table:table-cell>
          <table:table-cell table:formula="of:=IF([.B68]=&quot;#N/A&quot;;      VLOOKUP([.A68];[Firefox.$A$2:.$A$221];1;FALSE());            NA())" office:value-type="string" office:string-value="elementFromPoint">
            <text:p>elementFromPoint</text:p>
          </table:table-cell>
          <table:table-cell table:formula="of:=VLOOKUP([.A68];[HTMLDom.$A$2:.$A$1245];1;FALSE())" office:value-type="float" office:value="0">
            <text:p>#N/D</text:p>
          </table:table-cell>
          <table:table-cell table:style-name="ce5" table:formula="of:=IF(LEFT([.A6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>
            <text:p>#N/A</text:p>
          </table:table-cell>
          <table:table-cell table:formula="of:=IF([.B69]=&quot;#N/A&quot;;      VLOOKUP([.A69];[IEplorer.$A$2:.$A$99];1;FALSE());            NA())" office:value-type="float" office:value="0">
            <text:p>#N/D</text:p>
          </table:table-cell>
          <table:table-cell table:formula="of:=IF([.B69]=&quot;#N/A&quot;;      VLOOKUP([.A69];[Firefox.$A$2:.$A$221];1;FALSE());            NA())" office:value-type="string" office:string-value="elementsFromPoint">
            <text:p>elementsFromPoint</text:p>
          </table:table-cell>
          <table:table-cell table:formula="of:=VLOOKUP([.A69];[HTMLDom.$A$2:.$A$1245];1;FALSE())" office:value-type="float" office:value="0">
            <text:p>#N/D</text:p>
          </table:table-cell>
          <table:table-cell table:style-name="ce5" table:formula="of:=IF(LEFT([.A6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>
            <text:p>embeds</text:p>
          </table:table-cell>
          <table:table-cell table:formula="of:=IF([.B70]=&quot;#N/A&quot;;      VLOOKUP([.A70];[IEplorer.$A$2:.$A$99];1;FALSE());            NA())" office:value-type="float" office:value="0">
            <text:p>#N/D</text:p>
          </table:table-cell>
          <table:table-cell table:formula="of:=IF([.B70]=&quot;#N/A&quot;;      VLOOKUP([.A70];[Firefox.$A$2:.$A$221];1;FALSE());            NA())" office:value-type="float" office:value="0">
            <text:p>#N/D</text:p>
          </table:table-cell>
          <table:table-cell table:formula="of:=VLOOKUP([.A70];[HTMLDom.$A$2:.$A$1245];1;FALSE())" office:value-type="float" office:value="0">
            <text:p>#N/D</text:p>
          </table:table-cell>
          <table:table-cell table:style-name="ce5" table:formula="of:=IF(LEFT([.A7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>
            <text:p>#N/A</text:p>
          </table:table-cell>
          <table:table-cell table:formula="of:=IF([.B71]=&quot;#N/A&quot;;      VLOOKUP([.A71];[IEplorer.$A$2:.$A$99];1;FALSE());            NA())" office:value-type="float" office:value="0">
            <text:p>#N/D</text:p>
          </table:table-cell>
          <table:table-cell table:formula="of:=IF([.B71]=&quot;#N/A&quot;;      VLOOKUP([.A71];[Firefox.$A$2:.$A$221];1;FALSE());            NA())" office:value-type="string" office:string-value="enableStyleSheetsForSet">
            <text:p>enableStyleSheetsForSet</text:p>
          </table:table-cell>
          <table:table-cell table:formula="of:=VLOOKUP([.A71];[HTMLDom.$A$2:.$A$1245];1;FALSE())" office:value-type="float" office:value="0">
            <text:p>#N/D</text:p>
          </table:table-cell>
          <table:table-cell table:style-name="ce5" table:formula="of:=IF(LEFT([.A7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>
            <text:p>#N/A</text:p>
          </table:table-cell>
          <table:table-cell table:formula="of:=IF([.B72]=&quot;#N/A&quot;;      VLOOKUP([.A72];[IEplorer.$A$2:.$A$99];1;FALSE());            NA())" office:value-type="float" office:value="0">
            <text:p>#N/D</text:p>
          </table:table-cell>
          <table:table-cell table:formula="of:=IF([.B72]=&quot;#N/A&quot;;      VLOOKUP([.A72];[Firefox.$A$2:.$A$221];1;FALSE());            NA())" office:value-type="string" office:string-value="ENTITY_NODE">
            <text:p>ENTITY_NODE</text:p>
          </table:table-cell>
          <table:table-cell table:formula="of:=VLOOKUP([.A72];[HTMLDom.$A$2:.$A$1245];1;FALSE())" office:value-type="float" office:value="0">
            <text:p>#N/D</text:p>
          </table:table-cell>
          <table:table-cell table:style-name="ce5" table:formula="of:=IF(LEFT([.A7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>
            <text:p>#N/A</text:p>
          </table:table-cell>
          <table:table-cell table:formula="of:=IF([.B73]=&quot;#N/A&quot;;      VLOOKUP([.A73];[IEplorer.$A$2:.$A$99];1;FALSE());            NA())" office:value-type="float" office:value="0">
            <text:p>#N/D</text:p>
          </table:table-cell>
          <table:table-cell table:formula="of:=IF([.B73]=&quot;#N/A&quot;;      VLOOKUP([.A73];[Firefox.$A$2:.$A$221];1;FALSE());            NA())" office:value-type="string" office:string-value="ENTITY_REFERENCE_NODE">
            <text:p>ENTITY_REFERENCE_NODE</text:p>
          </table:table-cell>
          <table:table-cell table:formula="of:=VLOOKUP([.A73];[HTMLDom.$A$2:.$A$1245];1;FALSE())" office:value-type="float" office:value="0">
            <text:p>#N/D</text:p>
          </table:table-cell>
          <table:table-cell table:style-name="ce5" table:formula="of:=IF(LEFT([.A7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>
            <text:p>#N/A</text:p>
          </table:table-cell>
          <table:table-cell table:formula="of:=IF([.B74]=&quot;#N/A&quot;;      VLOOKUP([.A74];[IEplorer.$A$2:.$A$99];1;FALSE());            NA())" office:value-type="float" office:value="0">
            <text:p>#N/D</text:p>
          </table:table-cell>
          <table:table-cell table:formula="of:=IF([.B74]=&quot;#N/A&quot;;      VLOOKUP([.A74];[Firefox.$A$2:.$A$221];1;FALSE());            NA())" office:value-type="string" office:string-value="evaluate">
            <text:p>evaluate</text:p>
          </table:table-cell>
          <table:table-cell table:formula="of:=VLOOKUP([.A74];[HTMLDom.$A$2:.$A$1245];1;FALSE())" office:value-type="float" office:value="0">
            <text:p>#N/D</text:p>
          </table:table-cell>
          <table:table-cell table:style-name="ce5" table:formula="of:=IF(LEFT([.A7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>
            <text:p>#N/A</text:p>
          </table:table-cell>
          <table:table-cell table:formula="of:=IF([.B75]=&quot;#N/A&quot;;      VLOOKUP([.A75];[IEplorer.$A$2:.$A$99];1;FALSE());            NA())" office:value-type="float" office:value="0">
            <text:p>#N/D</text:p>
          </table:table-cell>
          <table:table-cell table:formula="of:=IF([.B75]=&quot;#N/A&quot;;      VLOOKUP([.A75];[Firefox.$A$2:.$A$221];1;FALSE());            NA())" office:value-type="string" office:string-value="execCommand">
            <text:p>execCommand</text:p>
          </table:table-cell>
          <table:table-cell table:formula="of:=VLOOKUP([.A75];[HTMLDom.$A$2:.$A$1245];1;FALSE())" office:value-type="float" office:value="0">
            <text:p>#N/D</text:p>
          </table:table-cell>
          <table:table-cell table:style-name="ce5" table:formula="of:=IF(LEFT([.A7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>
            <text:p>fgColor</text:p>
          </table:table-cell>
          <table:table-cell table:formula="of:=IF([.B76]=&quot;#N/A&quot;;      VLOOKUP([.A76];[IEplorer.$A$2:.$A$99];1;FALSE());            NA())" office:value-type="float" office:value="0">
            <text:p>#N/D</text:p>
          </table:table-cell>
          <table:table-cell table:formula="of:=IF([.B76]=&quot;#N/A&quot;;      VLOOKUP([.A76];[Firefox.$A$2:.$A$221];1;FALSE());            NA())" office:value-type="float" office:value="0">
            <text:p>#N/D</text:p>
          </table:table-cell>
          <table:table-cell table:formula="of:=VLOOKUP([.A76];[HTMLDom.$A$2:.$A$1245];1;FALSE())" office:value-type="float" office:value="0">
            <text:p>#N/D</text:p>
          </table:table-cell>
          <table:table-cell table:style-name="ce5" table:formula="of:=IF(LEFT([.A7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>
            <text:p>#N/A</text:p>
          </table:table-cell>
          <table:table-cell table:formula="of:=IF([.B77]=&quot;#N/A&quot;;      VLOOKUP([.A77];[IEplorer.$A$2:.$A$99];1;FALSE());            NA())" office:value-type="string" office:string-value="fileCreatedDate">
            <text:p>fileCreatedDate</text:p>
          </table:table-cell>
          <table:table-cell table:formula="of:=IF([.B77]=&quot;#N/A&quot;;      VLOOKUP([.A77];[Firefox.$A$2:.$A$221];1;FALSE());            NA())" office:value-type="float" office:value="0">
            <text:p>#N/D</text:p>
          </table:table-cell>
          <table:table-cell table:formula="of:=VLOOKUP([.A77];[HTMLDom.$A$2:.$A$1245];1;FALSE())" office:value-type="float" office:value="0">
            <text:p>#N/D</text:p>
          </table:table-cell>
          <table:table-cell table:style-name="ce5" table:formula="of:=IF(LEFT([.A7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>
            <text:p>fileModifiedDate</text:p>
          </table:table-cell>
          <table:table-cell table:formula="of:=IF([.B78]=&quot;#N/A&quot;;      VLOOKUP([.A78];[Firefox.$A$2:.$A$221];1;FALSE());            NA())" office:value-type="float" office:value="0">
            <text:p>#N/D</text:p>
          </table:table-cell>
          <table:table-cell table:formula="of:=VLOOKUP([.A78];[HTMLDom.$A$2:.$A$1245];1;FALSE())" office:value-type="float" office:value="0">
            <text:p>#N/D</text:p>
          </table:table-cell>
          <table:table-cell table:style-name="ce5" table:formula="of:=IF(LEFT([.A7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>
            <text:p>#N/A</text:p>
          </table:table-cell>
          <table:table-cell table:formula="of:=IF([.B79]=&quot;#N/A&quot;;      VLOOKUP([.A79];[IEplorer.$A$2:.$A$99];1;FALSE());            NA())" office:value-type="string" office:string-value="fileSize">
            <text:p>fileSize</text:p>
          </table:table-cell>
          <table:table-cell table:formula="of:=IF([.B79]=&quot;#N/A&quot;;      VLOOKUP([.A79];[Firefox.$A$2:.$A$221];1;FALSE());            NA())" office:value-type="float" office:value="0">
            <text:p>#N/D</text:p>
          </table:table-cell>
          <table:table-cell table:formula="of:=VLOOKUP([.A79];[HTMLDom.$A$2:.$A$1245];1;FALSE())" office:value-type="float" office:value="0">
            <text:p>#N/D</text:p>
          </table:table-cell>
          <table:table-cell table:style-name="ce5" table:formula="of:=IF(LEFT([.A7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>
            <text:p>#N/A</text:p>
          </table:table-cell>
          <table:table-cell table:formula="of:=IF([.B80]=&quot;#N/A&quot;;      VLOOKUP([.A80];[IEplorer.$A$2:.$A$99];1;FALSE());            NA())" office:value-type="string" office:string-value="fileUpdatedDate">
            <text:p>fileUpdatedDate</text:p>
          </table:table-cell>
          <table:table-cell table:formula="of:=IF([.B80]=&quot;#N/A&quot;;      VLOOKUP([.A80];[Firefox.$A$2:.$A$221];1;FALSE());            NA())" office:value-type="float" office:value="0">
            <text:p>#N/D</text:p>
          </table:table-cell>
          <table:table-cell table:formula="of:=VLOOKUP([.A80];[HTMLDom.$A$2:.$A$1245];1;FALSE())" office:value-type="float" office:value="0">
            <text:p>#N/D</text:p>
          </table:table-cell>
          <table:table-cell table:style-name="ce5" table:formula="of:=IF(LEFT([.A8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>
            <text:p>firstChild</text:p>
          </table:table-cell>
          <table:table-cell table:formula="of:=IF([.B81]=&quot;#N/A&quot;;      VLOOKUP([.A81];[IEplorer.$A$2:.$A$99];1;FALSE());            NA())" office:value-type="float" office:value="0">
            <text:p>#N/D</text:p>
          </table:table-cell>
          <table:table-cell table:formula="of:=IF([.B81]=&quot;#N/A&quot;;      VLOOKUP([.A81];[Firefox.$A$2:.$A$221];1;FALSE());            NA())" office:value-type="float" office:value="0">
            <text:p>#N/D</text:p>
          </table:table-cell>
          <table:table-cell table:formula="of:=VLOOKUP([.A81];[HTMLDom.$A$2:.$A$1245];1;FALSE())" office:value-type="float" office:value="0">
            <text:p>#N/D</text:p>
          </table:table-cell>
          <table:table-cell table:style-name="ce5" table:formula="of:=IF(LEFT([.A8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>
            <text:p>#N/A</text:p>
          </table:table-cell>
          <table:table-cell table:formula="of:=IF([.B82]=&quot;#N/A&quot;;      VLOOKUP([.A82];[IEplorer.$A$2:.$A$99];1;FALSE());            NA())" office:value-type="float" office:value="0">
            <text:p>#N/D</text:p>
          </table:table-cell>
          <table:table-cell table:formula="of:=IF([.B82]=&quot;#N/A&quot;;      VLOOKUP([.A82];[Firefox.$A$2:.$A$221];1;FALSE());            NA())" office:value-type="string" office:string-value="firstElementChild">
            <text:p>firstElementChild</text:p>
          </table:table-cell>
          <table:table-cell table:formula="of:=VLOOKUP([.A82];[HTMLDom.$A$2:.$A$1245];1;FALSE())" office:value-type="float" office:value="0">
            <text:p>#N/D</text:p>
          </table:table-cell>
          <table:table-cell table:style-name="ce5" table:formula="of:=IF(LEFT([.A8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>
            <text:p>#N/A</text:p>
          </table:table-cell>
          <table:table-cell table:formula="of:=IF([.B83]=&quot;#N/A&quot;;      VLOOKUP([.A83];[IEplorer.$A$2:.$A$99];1;FALSE());            NA())" office:value-type="float" office:value="0">
            <text:p>#N/D</text:p>
          </table:table-cell>
          <table:table-cell table:formula="of:=IF([.B83]=&quot;#N/A&quot;;      VLOOKUP([.A83];[Firefox.$A$2:.$A$221];1;FALSE());            NA())" office:value-type="string" office:string-value="fonts">
            <text:p>fonts</text:p>
          </table:table-cell>
          <table:table-cell table:formula="of:=VLOOKUP([.A83];[HTMLDom.$A$2:.$A$1245];1;FALSE())" office:value-type="float" office:value="0">
            <text:p>#N/D</text:p>
          </table:table-cell>
          <table:table-cell table:style-name="ce5" table:formula="of:=IF(LEFT([.A8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>
            <text:p>forms</text:p>
          </table:table-cell>
          <table:table-cell table:formula="of:=IF([.B84]=&quot;#N/A&quot;;      VLOOKUP([.A84];[IEplorer.$A$2:.$A$99];1;FALSE());            NA())" office:value-type="float" office:value="0">
            <text:p>#N/D</text:p>
          </table:table-cell>
          <table:table-cell table:formula="of:=IF([.B84]=&quot;#N/A&quot;;      VLOOKUP([.A84];[Firefox.$A$2:.$A$221];1;FALSE());            NA())" office:value-type="float" office:value="0">
            <text:p>#N/D</text:p>
          </table:table-cell>
          <table:table-cell table:formula="of:=VLOOKUP([.A84];[HTMLDom.$A$2:.$A$1245];1;FALSE())" office:value-type="float" office:value="0">
            <text:p>#N/D</text:p>
          </table:table-cell>
          <table:table-cell table:style-name="ce5" table:formula="of:=IF(LEFT([.A8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>
            <text:p>#N/A</text:p>
          </table:table-cell>
          <table:table-cell table:formula="of:=IF([.B85]=&quot;#N/A&quot;;      VLOOKUP([.A85];[IEplorer.$A$2:.$A$99];1;FALSE());            NA())" office:value-type="string" office:string-value="frames">
            <text:p>frames</text:p>
          </table:table-cell>
          <table:table-cell table:formula="of:=IF([.B85]=&quot;#N/A&quot;;      VLOOKUP([.A85];[Firefox.$A$2:.$A$221];1;FALSE());            NA())" office:value-type="float" office:value="0">
            <text:p>#N/D</text:p>
          </table:table-cell>
          <table:table-cell table:formula="of:=VLOOKUP([.A85];[HTMLDom.$A$2:.$A$1245];1;FALSE())" office:value-type="float" office:value="0">
            <text:p>#N/D</text:p>
          </table:table-cell>
          <table:table-cell table:style-name="ce5" table:formula="of:=IF(LEFT([.A8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>
            <text:p>#N/A</text:p>
          </table:table-cell>
          <table:table-cell table:formula="of:=IF([.B86]=&quot;#N/A&quot;;      VLOOKUP([.A86];[IEplorer.$A$2:.$A$99];1;FALSE());            NA())" office:value-type="float" office:value="0">
            <text:p>#N/D</text:p>
          </table:table-cell>
          <table:table-cell table:formula="of:=IF([.B86]=&quot;#N/A&quot;;      VLOOKUP([.A86];[Firefox.$A$2:.$A$221];1;FALSE());            NA())" office:value-type="string" office:string-value="getElementById">
            <text:p>getElementById</text:p>
          </table:table-cell>
          <table:table-cell table:formula="of:=VLOOKUP([.A86];[HTMLDom.$A$2:.$A$1245];1;FALSE())" office:value-type="float" office:value="0">
            <text:p>#N/D</text:p>
          </table:table-cell>
          <table:table-cell table:style-name="ce5" table:formula="of:=IF(LEFT([.A8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>
            <text:p>#N/A</text:p>
          </table:table-cell>
          <table:table-cell table:formula="of:=IF([.B87]=&quot;#N/A&quot;;      VLOOKUP([.A87];[IEplorer.$A$2:.$A$99];1;FALSE());            NA())" office:value-type="float" office:value="0">
            <text:p>#N/D</text:p>
          </table:table-cell>
          <table:table-cell table:formula="of:=IF([.B87]=&quot;#N/A&quot;;      VLOOKUP([.A87];[Firefox.$A$2:.$A$221];1;FALSE());            NA())" office:value-type="string" office:string-value="getElementsByClassName">
            <text:p>getElementsByClassName</text:p>
          </table:table-cell>
          <table:table-cell table:formula="of:=VLOOKUP([.A87];[HTMLDom.$A$2:.$A$1245];1;FALSE())" office:value-type="float" office:value="0">
            <text:p>#N/D</text:p>
          </table:table-cell>
          <table:table-cell table:style-name="ce5" table:formula="of:=IF(LEFT([.A8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>
            <text:p>#N/A</text:p>
          </table:table-cell>
          <table:table-cell table:formula="of:=IF([.B88]=&quot;#N/A&quot;;      VLOOKUP([.A88];[IEplorer.$A$2:.$A$99];1;FALSE());            NA())" office:value-type="float" office:value="0">
            <text:p>#N/D</text:p>
          </table:table-cell>
          <table:table-cell table:formula="of:=IF([.B88]=&quot;#N/A&quot;;      VLOOKUP([.A88];[Firefox.$A$2:.$A$221];1;FALSE());            NA())" office:value-type="string" office:string-value="getElementsByName">
            <text:p>getElementsByName</text:p>
          </table:table-cell>
          <table:table-cell table:formula="of:=VLOOKUP([.A88];[HTMLDom.$A$2:.$A$1245];1;FALSE())" office:value-type="float" office:value="0">
            <text:p>#N/D</text:p>
          </table:table-cell>
          <table:table-cell table:style-name="ce5" table:formula="of:=IF(LEFT([.A8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>
            <text:p>#N/A</text:p>
          </table:table-cell>
          <table:table-cell table:formula="of:=IF([.B89]=&quot;#N/A&quot;;      VLOOKUP([.A89];[IEplorer.$A$2:.$A$99];1;FALSE());            NA())" office:value-type="float" office:value="0">
            <text:p>#N/D</text:p>
          </table:table-cell>
          <table:table-cell table:formula="of:=IF([.B89]=&quot;#N/A&quot;;      VLOOKUP([.A89];[Firefox.$A$2:.$A$221];1;FALSE());            NA())" office:value-type="string" office:string-value="getElementsByTagName">
            <text:p>getElementsByTagName</text:p>
          </table:table-cell>
          <table:table-cell table:formula="of:=VLOOKUP([.A89];[HTMLDom.$A$2:.$A$1245];1;FALSE())" office:value-type="float" office:value="0">
            <text:p>#N/D</text:p>
          </table:table-cell>
          <table:table-cell table:style-name="ce5" table:formula="of:=IF(LEFT([.A8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>
            <text:p>#N/A</text:p>
          </table:table-cell>
          <table:table-cell table:formula="of:=IF([.B90]=&quot;#N/A&quot;;      VLOOKUP([.A90];[IEplorer.$A$2:.$A$99];1;FALSE());            NA())" office:value-type="float" office:value="0">
            <text:p>#N/D</text:p>
          </table:table-cell>
          <table:table-cell table:formula="of:=IF([.B90]=&quot;#N/A&quot;;      VLOOKUP([.A90];[Firefox.$A$2:.$A$221];1;FALSE());            NA())" office:value-type="string" office:string-value="getElementsByTagNameNS">
            <text:p>getElementsByTagNameNS</text:p>
          </table:table-cell>
          <table:table-cell table:formula="of:=VLOOKUP([.A90];[HTMLDom.$A$2:.$A$1245];1;FALSE())" office:value-type="float" office:value="0">
            <text:p>#N/D</text:p>
          </table:table-cell>
          <table:table-cell table:style-name="ce5" table:formula="of:=IF(LEFT([.A9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>
            <text:p>#N/A</text:p>
          </table:table-cell>
          <table:table-cell table:formula="of:=IF([.B91]=&quot;#N/A&quot;;      VLOOKUP([.A91];[IEplorer.$A$2:.$A$99];1;FALSE());            NA())" office:value-type="float" office:value="0">
            <text:p>#N/D</text:p>
          </table:table-cell>
          <table:table-cell table:formula="of:=IF([.B91]=&quot;#N/A&quot;;      VLOOKUP([.A91];[Firefox.$A$2:.$A$221];1;FALSE());            NA())" office:value-type="string" office:string-value="getItems">
            <text:p>getItems</text:p>
          </table:table-cell>
          <table:table-cell table:formula="of:=VLOOKUP([.A91];[HTMLDom.$A$2:.$A$1245];1;FALSE())" office:value-type="float" office:value="0">
            <text:p>#N/D</text:p>
          </table:table-cell>
          <table:table-cell table:style-name="ce5" table:formula="of:=IF(LEFT([.A9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>
            <text:p>#N/A</text:p>
          </table:table-cell>
          <table:table-cell table:formula="of:=IF([.B92]=&quot;#N/A&quot;;      VLOOKUP([.A92];[IEplorer.$A$2:.$A$99];1;FALSE());            NA())" office:value-type="float" office:value="0">
            <text:p>#N/D</text:p>
          </table:table-cell>
          <table:table-cell table:formula="of:=IF([.B92]=&quot;#N/A&quot;;      VLOOKUP([.A92];[Firefox.$A$2:.$A$221];1;FALSE());            NA())" office:value-type="string" office:string-value="getSelection">
            <text:p>getSelection</text:p>
          </table:table-cell>
          <table:table-cell table:formula="of:=VLOOKUP([.A92];[HTMLDom.$A$2:.$A$1245];1;FALSE())" office:value-type="float" office:value="0">
            <text:p>#N/D</text:p>
          </table:table-cell>
          <table:table-cell table:style-name="ce5" table:formula="of:=IF(LEFT([.A9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>
            <text:p>#N/A</text:p>
          </table:table-cell>
          <table:table-cell table:formula="of:=IF([.B93]=&quot;#N/A&quot;;      VLOOKUP([.A93];[IEplorer.$A$2:.$A$99];1;FALSE());            NA())" office:value-type="float" office:value="0">
            <text:p>#N/D</text:p>
          </table:table-cell>
          <table:table-cell table:formula="of:=IF([.B93]=&quot;#N/A&quot;;      VLOOKUP([.A93];[Firefox.$A$2:.$A$221];1;FALSE());            NA())" office:value-type="string" office:string-value="hasChildNodes">
            <text:p>hasChildNodes</text:p>
          </table:table-cell>
          <table:table-cell table:formula="of:=VLOOKUP([.A93];[HTMLDom.$A$2:.$A$1245];1;FALSE())" office:value-type="float" office:value="0">
            <text:p>#N/D</text:p>
          </table:table-cell>
          <table:table-cell table:style-name="ce5" table:formula="of:=IF(LEFT([.A9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>
            <text:p>#N/A</text:p>
          </table:table-cell>
          <table:table-cell table:formula="of:=IF([.B94]=&quot;#N/A&quot;;      VLOOKUP([.A94];[IEplorer.$A$2:.$A$99];1;FALSE());            NA())" office:value-type="float" office:value="0">
            <text:p>#N/D</text:p>
          </table:table-cell>
          <table:table-cell table:formula="of:=IF([.B94]=&quot;#N/A&quot;;      VLOOKUP([.A94];[Firefox.$A$2:.$A$221];1;FALSE());            NA())" office:value-type="string" office:string-value="hasFocus">
            <text:p>hasFocus</text:p>
          </table:table-cell>
          <table:table-cell table:formula="of:=VLOOKUP([.A94];[HTMLDom.$A$2:.$A$1245];1;FALSE())" office:value-type="float" office:value="0">
            <text:p>#N/D</text:p>
          </table:table-cell>
          <table:table-cell table:style-name="ce5" table:formula="of:=IF(LEFT([.A9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>
            <text:p>#N/A</text:p>
          </table:table-cell>
          <table:table-cell table:formula="of:=IF([.B95]=&quot;#N/A&quot;;      VLOOKUP([.A95];[IEplorer.$A$2:.$A$99];1;FALSE());            NA())" office:value-type="float" office:value="0">
            <text:p>#N/D</text:p>
          </table:table-cell>
          <table:table-cell table:formula="of:=IF([.B95]=&quot;#N/A&quot;;      VLOOKUP([.A95];[Firefox.$A$2:.$A$221];1;FALSE());            NA())" office:value-type="string" office:string-value="head">
            <text:p>head</text:p>
          </table:table-cell>
          <table:table-cell table:formula="of:=VLOOKUP([.A95];[HTMLDom.$A$2:.$A$1245];1;FALSE())" office:value-type="float" office:value="0">
            <text:p>#N/D</text:p>
          </table:table-cell>
          <table:table-cell table:style-name="ce5" table:formula="of:=IF(LEFT([.A9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>
            <text:p>#N/A</text:p>
          </table:table-cell>
          <table:table-cell table:formula="of:=IF([.B96]=&quot;#N/A&quot;;      VLOOKUP([.A96];[IEplorer.$A$2:.$A$99];1;FALSE());            NA())" office:value-type="float" office:value="0">
            <text:p>#N/D</text:p>
          </table:table-cell>
          <table:table-cell table:formula="of:=IF([.B96]=&quot;#N/A&quot;;      VLOOKUP([.A96];[Firefox.$A$2:.$A$221];1;FALSE());            NA())" office:value-type="string" office:string-value="hidden">
            <text:p>hidden</text:p>
          </table:table-cell>
          <table:table-cell table:formula="of:=VLOOKUP([.A96];[HTMLDom.$A$2:.$A$1245];1;FALSE())" office:value-type="float" office:value="0">
            <text:p>#N/D</text:p>
          </table:table-cell>
          <table:table-cell table:style-name="ce5" table:formula="of:=IF(LEFT([.A9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>
            <text:p>images</text:p>
          </table:table-cell>
          <table:table-cell table:formula="of:=IF([.B97]=&quot;#N/A&quot;;      VLOOKUP([.A97];[IEplorer.$A$2:.$A$99];1;FALSE());            NA())" office:value-type="float" office:value="0">
            <text:p>#N/D</text:p>
          </table:table-cell>
          <table:table-cell table:formula="of:=IF([.B97]=&quot;#N/A&quot;;      VLOOKUP([.A97];[Firefox.$A$2:.$A$221];1;FALSE());            NA())" office:value-type="float" office:value="0">
            <text:p>#N/D</text:p>
          </table:table-cell>
          <table:table-cell table:formula="of:=VLOOKUP([.A97];[HTMLDom.$A$2:.$A$1245];1;FALSE())" office:value-type="float" office:value="0">
            <text:p>#N/D</text:p>
          </table:table-cell>
          <table:table-cell table:style-name="ce5" table:formula="of:=IF(LEFT([.A9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>
            <text:p>implementation</text:p>
          </table:table-cell>
          <table:table-cell table:formula="of:=IF([.B98]=&quot;#N/A&quot;;      VLOOKUP([.A98];[IEplorer.$A$2:.$A$99];1;FALSE());            NA())" office:value-type="float" office:value="0">
            <text:p>#N/D</text:p>
          </table:table-cell>
          <table:table-cell table:formula="of:=IF([.B98]=&quot;#N/A&quot;;      VLOOKUP([.A98];[Firefox.$A$2:.$A$221];1;FALSE());            NA())" office:value-type="float" office:value="0">
            <text:p>#N/D</text:p>
          </table:table-cell>
          <table:table-cell table:formula="of:=VLOOKUP([.A98];[HTMLDom.$A$2:.$A$1245];1;FALSE())" office:value-type="float" office:value="0">
            <text:p>#N/D</text:p>
          </table:table-cell>
          <table:table-cell table:style-name="ce5" table:formula="of:=IF(LEFT([.A9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>
            <text:p>#N/A</text:p>
          </table:table-cell>
          <table:table-cell table:formula="of:=IF([.B99]=&quot;#N/A&quot;;      VLOOKUP([.A99];[IEplorer.$A$2:.$A$99];1;FALSE());            NA())" office:value-type="float" office:value="0">
            <text:p>#N/D</text:p>
          </table:table-cell>
          <table:table-cell table:formula="of:=IF([.B99]=&quot;#N/A&quot;;      VLOOKUP([.A99];[Firefox.$A$2:.$A$221];1;FALSE());            NA())" office:value-type="string" office:string-value="importNode">
            <text:p>importNode</text:p>
          </table:table-cell>
          <table:table-cell table:formula="of:=VLOOKUP([.A99];[HTMLDom.$A$2:.$A$1245];1;FALSE())" office:value-type="float" office:value="0">
            <text:p>#N/D</text:p>
          </table:table-cell>
          <table:table-cell table:style-name="ce5" table:formula="of:=IF(LEFT([.A9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>
            <text:p>#N/A</text:p>
          </table:table-cell>
          <table:table-cell table:formula="of:=IF([.B100]=&quot;#N/A&quot;;      VLOOKUP([.A100];[IEplorer.$A$2:.$A$99];1;FALSE());            NA())" office:value-type="float" office:value="0">
            <text:p>#N/D</text:p>
          </table:table-cell>
          <table:table-cell table:formula="of:=IF([.B100]=&quot;#N/A&quot;;      VLOOKUP([.A100];[Firefox.$A$2:.$A$221];1;FALSE());            NA())" office:value-type="string" office:string-value="inputEncoding">
            <text:p>inputEncoding</text:p>
          </table:table-cell>
          <table:table-cell table:formula="of:=VLOOKUP([.A100];[HTMLDom.$A$2:.$A$1245];1;FALSE())" office:value-type="float" office:value="0">
            <text:p>#N/D</text:p>
          </table:table-cell>
          <table:table-cell table:style-name="ce5" table:formula="of:=IF(LEFT([.A10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>
            <text:p>#N/A</text:p>
          </table:table-cell>
          <table:table-cell table:formula="of:=IF([.B101]=&quot;#N/A&quot;;      VLOOKUP([.A101];[IEplorer.$A$2:.$A$99];1;FALSE());            NA())" office:value-type="float" office:value="0">
            <text:p>#N/D</text:p>
          </table:table-cell>
          <table:table-cell table:formula="of:=IF([.B101]=&quot;#N/A&quot;;      VLOOKUP([.A101];[Firefox.$A$2:.$A$221];1;FALSE());            NA())" office:value-type="string" office:string-value="insertBefore">
            <text:p>insertBefore</text:p>
          </table:table-cell>
          <table:table-cell table:formula="of:=VLOOKUP([.A101];[HTMLDom.$A$2:.$A$1245];1;FALSE())" office:value-type="float" office:value="0">
            <text:p>#N/D</text:p>
          </table:table-cell>
          <table:table-cell table:style-name="ce5" table:formula="of:=IF(LEFT([.A10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>
            <text:p>#N/A</text:p>
          </table:table-cell>
          <table:table-cell table:formula="of:=IF([.B102]=&quot;#N/A&quot;;      VLOOKUP([.A102];[IEplorer.$A$2:.$A$99];1;FALSE());            NA())" office:value-type="float" office:value="0">
            <text:p>#N/D</text:p>
          </table:table-cell>
          <table:table-cell table:formula="of:=IF([.B102]=&quot;#N/A&quot;;      VLOOKUP([.A102];[Firefox.$A$2:.$A$221];1;FALSE());            NA())" office:value-type="string" office:string-value="isDefaultNamespace">
            <text:p>isDefaultNamespace</text:p>
          </table:table-cell>
          <table:table-cell table:formula="of:=VLOOKUP([.A102];[HTMLDom.$A$2:.$A$1245];1;FALSE())" office:value-type="float" office:value="0">
            <text:p>#N/D</text:p>
          </table:table-cell>
          <table:table-cell table:style-name="ce5" table:formula="of:=IF(LEFT([.A10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>
            <text:p>#N/A</text:p>
          </table:table-cell>
          <table:table-cell table:formula="of:=IF([.B103]=&quot;#N/A&quot;;      VLOOKUP([.A103];[IEplorer.$A$2:.$A$99];1;FALSE());            NA())" office:value-type="float" office:value="0">
            <text:p>#N/D</text:p>
          </table:table-cell>
          <table:table-cell table:formula="of:=IF([.B103]=&quot;#N/A&quot;;      VLOOKUP([.A103];[Firefox.$A$2:.$A$221];1;FALSE());            NA())" office:value-type="string" office:string-value="isEqualNode">
            <text:p>isEqualNode</text:p>
          </table:table-cell>
          <table:table-cell table:formula="of:=VLOOKUP([.A103];[HTMLDom.$A$2:.$A$1245];1;FALSE())" office:value-type="float" office:value="0">
            <text:p>#N/D</text:p>
          </table:table-cell>
          <table:table-cell table:style-name="ce5" table:formula="of:=IF(LEFT([.A10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>
            <text:p>lastChild</text:p>
          </table:table-cell>
          <table:table-cell table:formula="of:=IF([.B104]=&quot;#N/A&quot;;      VLOOKUP([.A104];[IEplorer.$A$2:.$A$99];1;FALSE());            NA())" office:value-type="float" office:value="0">
            <text:p>#N/D</text:p>
          </table:table-cell>
          <table:table-cell table:formula="of:=IF([.B104]=&quot;#N/A&quot;;      VLOOKUP([.A104];[Firefox.$A$2:.$A$221];1;FALSE());            NA())" office:value-type="float" office:value="0">
            <text:p>#N/D</text:p>
          </table:table-cell>
          <table:table-cell table:formula="of:=VLOOKUP([.A104];[HTMLDom.$A$2:.$A$1245];1;FALSE())" office:value-type="float" office:value="0">
            <text:p>#N/D</text:p>
          </table:table-cell>
          <table:table-cell table:style-name="ce5" table:formula="of:=IF(LEFT([.A10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>
            <text:p>#N/A</text:p>
          </table:table-cell>
          <table:table-cell table:formula="of:=IF([.B105]=&quot;#N/A&quot;;      VLOOKUP([.A105];[IEplorer.$A$2:.$A$99];1;FALSE());            NA())" office:value-type="float" office:value="0">
            <text:p>#N/D</text:p>
          </table:table-cell>
          <table:table-cell table:formula="of:=IF([.B105]=&quot;#N/A&quot;;      VLOOKUP([.A105];[Firefox.$A$2:.$A$221];1;FALSE());            NA())" office:value-type="string" office:string-value="lastElementChild">
            <text:p>lastElementChild</text:p>
          </table:table-cell>
          <table:table-cell table:formula="of:=VLOOKUP([.A105];[HTMLDom.$A$2:.$A$1245];1;FALSE())" office:value-type="float" office:value="0">
            <text:p>#N/D</text:p>
          </table:table-cell>
          <table:table-cell table:style-name="ce5" table:formula="of:=IF(LEFT([.A10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>
            <text:p>lastModified</text:p>
          </table:table-cell>
          <table:table-cell table:formula="of:=IF([.B106]=&quot;#N/A&quot;;      VLOOKUP([.A106];[IEplorer.$A$2:.$A$99];1;FALSE());            NA())" office:value-type="float" office:value="0">
            <text:p>#N/D</text:p>
          </table:table-cell>
          <table:table-cell table:formula="of:=IF([.B106]=&quot;#N/A&quot;;      VLOOKUP([.A106];[Firefox.$A$2:.$A$221];1;FALSE());            NA())" office:value-type="float" office:value="0">
            <text:p>#N/D</text:p>
          </table:table-cell>
          <table:table-cell table:formula="of:=VLOOKUP([.A106];[HTMLDom.$A$2:.$A$1245];1;FALSE())" office:value-type="float" office:value="0">
            <text:p>#N/D</text:p>
          </table:table-cell>
          <table:table-cell table:style-name="ce5" table:formula="of:=IF(LEFT([.A10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>
            <text:p>#N/A</text:p>
          </table:table-cell>
          <table:table-cell table:formula="of:=IF([.B107]=&quot;#N/A&quot;;      VLOOKUP([.A107];[IEplorer.$A$2:.$A$99];1;FALSE());            NA())" office:value-type="float" office:value="0">
            <text:p>#N/D</text:p>
          </table:table-cell>
          <table:table-cell table:formula="of:=IF([.B107]=&quot;#N/A&quot;;      VLOOKUP([.A107];[Firefox.$A$2:.$A$221];1;FALSE());            NA())" office:value-type="string" office:string-value="lastStyleSheetSet">
            <text:p>lastStyleSheetSet</text:p>
          </table:table-cell>
          <table:table-cell table:formula="of:=VLOOKUP([.A107];[HTMLDom.$A$2:.$A$1245];1;FALSE())" office:value-type="float" office:value="0">
            <text:p>#N/D</text:p>
          </table:table-cell>
          <table:table-cell table:style-name="ce5" table:formula="of:=IF(LEFT([.A10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>
            <text:p>linkColor</text:p>
          </table:table-cell>
          <table:table-cell table:formula="of:=IF([.B108]=&quot;#N/A&quot;;      VLOOKUP([.A108];[IEplorer.$A$2:.$A$99];1;FALSE());            NA())" office:value-type="float" office:value="0">
            <text:p>#N/D</text:p>
          </table:table-cell>
          <table:table-cell table:formula="of:=IF([.B108]=&quot;#N/A&quot;;      VLOOKUP([.A108];[Firefox.$A$2:.$A$221];1;FALSE());            NA())" office:value-type="float" office:value="0">
            <text:p>#N/D</text:p>
          </table:table-cell>
          <table:table-cell table:formula="of:=VLOOKUP([.A108];[HTMLDom.$A$2:.$A$1245];1;FALSE())" office:value-type="float" office:value="0">
            <text:p>#N/D</text:p>
          </table:table-cell>
          <table:table-cell table:style-name="ce5" table:formula="of:=IF(LEFT([.A10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>
            <text:p>links</text:p>
          </table:table-cell>
          <table:table-cell table:formula="of:=IF([.B109]=&quot;#N/A&quot;;      VLOOKUP([.A109];[IEplorer.$A$2:.$A$99];1;FALSE());            NA())" office:value-type="float" office:value="0">
            <text:p>#N/D</text:p>
          </table:table-cell>
          <table:table-cell table:formula="of:=IF([.B109]=&quot;#N/A&quot;;      VLOOKUP([.A109];[Firefox.$A$2:.$A$221];1;FALSE());            NA())" office:value-type="float" office:value="0">
            <text:p>#N/D</text:p>
          </table:table-cell>
          <table:table-cell table:formula="of:=VLOOKUP([.A109];[HTMLDom.$A$2:.$A$1245];1;FALSE())" office:value-type="float" office:value="0">
            <text:p>#N/D</text:p>
          </table:table-cell>
          <table:table-cell table:style-name="ce5" table:formula="of:=IF(LEFT([.A10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>
            <text:p>#N/A</text:p>
          </table:table-cell>
          <table:table-cell table:formula="of:=IF([.B110]=&quot;#N/A&quot;;      VLOOKUP([.A110];[IEplorer.$A$2:.$A$99];1;FALSE());            NA())" office:value-type="float" office:value="0">
            <text:p>#N/D</text:p>
          </table:table-cell>
          <table:table-cell table:formula="of:=IF([.B110]=&quot;#N/A&quot;;      VLOOKUP([.A110];[Firefox.$A$2:.$A$221];1;FALSE());            NA())" office:value-type="string" office:string-value="localName">
            <text:p>localName</text:p>
          </table:table-cell>
          <table:table-cell table:formula="of:=VLOOKUP([.A110];[HTMLDom.$A$2:.$A$1245];1;FALSE())" office:value-type="float" office:value="0">
            <text:p>#N/D</text:p>
          </table:table-cell>
          <table:table-cell table:style-name="ce5" table:formula="of:=IF(LEFT([.A11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>
            <text:p>location</text:p>
          </table:table-cell>
          <table:table-cell table:formula="of:=IF([.B111]=&quot;#N/A&quot;;      VLOOKUP([.A111];[IEplorer.$A$2:.$A$99];1;FALSE());            NA())" office:value-type="float" office:value="0">
            <text:p>#N/D</text:p>
          </table:table-cell>
          <table:table-cell table:formula="of:=IF([.B111]=&quot;#N/A&quot;;      VLOOKUP([.A111];[Firefox.$A$2:.$A$221];1;FALSE());            NA())" office:value-type="float" office:value="0">
            <text:p>#N/D</text:p>
          </table:table-cell>
          <table:table-cell table:formula="of:=VLOOKUP([.A111];[HTMLDom.$A$2:.$A$1245];1;FALSE())" office:value-type="float" office:value="0">
            <text:p>#N/D</text:p>
          </table:table-cell>
          <table:table-cell table:style-name="ce5" table:formula="of:=IF(LEFT([.A11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>
            <text:p>#N/A</text:p>
          </table:table-cell>
          <table:table-cell table:formula="of:=IF([.B112]=&quot;#N/A&quot;;      VLOOKUP([.A112];[IEplorer.$A$2:.$A$99];1;FALSE());            NA())" office:value-type="float" office:value="0">
            <text:p>#N/D</text:p>
          </table:table-cell>
          <table:table-cell table:formula="of:=IF([.B112]=&quot;#N/A&quot;;      VLOOKUP([.A112];[Firefox.$A$2:.$A$221];1;FALSE());            NA())" office:value-type="string" office:string-value="lookupNamespaceURI">
            <text:p>lookupNamespaceURI</text:p>
          </table:table-cell>
          <table:table-cell table:formula="of:=VLOOKUP([.A112];[HTMLDom.$A$2:.$A$1245];1;FALSE())" office:value-type="float" office:value="0">
            <text:p>#N/D</text:p>
          </table:table-cell>
          <table:table-cell table:style-name="ce5" table:formula="of:=IF(LEFT([.A11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>
            <text:p>#N/A</text:p>
          </table:table-cell>
          <table:table-cell table:formula="of:=IF([.B113]=&quot;#N/A&quot;;      VLOOKUP([.A113];[IEplorer.$A$2:.$A$99];1;FALSE());            NA())" office:value-type="float" office:value="0">
            <text:p>#N/D</text:p>
          </table:table-cell>
          <table:table-cell table:formula="of:=IF([.B113]=&quot;#N/A&quot;;      VLOOKUP([.A113];[Firefox.$A$2:.$A$221];1;FALSE());            NA())" office:value-type="string" office:string-value="lookupPrefix">
            <text:p>lookupPrefix</text:p>
          </table:table-cell>
          <table:table-cell table:formula="of:=VLOOKUP([.A113];[HTMLDom.$A$2:.$A$1245];1;FALSE())" office:value-type="float" office:value="0">
            <text:p>#N/D</text:p>
          </table:table-cell>
          <table:table-cell table:style-name="ce5" table:formula="of:=IF(LEFT([.A11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>
            <text:p>#N/A</text:p>
          </table:table-cell>
          <table:table-cell table:formula="of:=IF([.B114]=&quot;#N/A&quot;;      VLOOKUP([.A114];[IEplorer.$A$2:.$A$99];1;FALSE());            NA())" office:value-type="string" office:string-value="media">
            <text:p>media</text:p>
          </table:table-cell>
          <table:table-cell table:formula="of:=IF([.B114]=&quot;#N/A&quot;;      VLOOKUP([.A114];[Firefox.$A$2:.$A$221];1;FALSE());            NA())" office:value-type="float" office:value="0">
            <text:p>#N/D</text:p>
          </table:table-cell>
          <table:table-cell table:formula="of:=VLOOKUP([.A114];[HTMLDom.$A$2:.$A$1245];1;FALSE())" office:value-type="float" office:value="0">
            <text:p>#N/D</text:p>
          </table:table-cell>
          <table:table-cell table:style-name="ce5" table:formula="of:=IF(LEFT([.A11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>
            <text:p>#N/A</text:p>
          </table:table-cell>
          <table:table-cell table:formula="of:=IF([.B115]=&quot;#N/A&quot;;      VLOOKUP([.A115];[IEplorer.$A$2:.$A$99];1;FALSE());            NA())" office:value-type="string" office:string-value="mimeType">
            <text:p>mimeType</text:p>
          </table:table-cell>
          <table:table-cell table:formula="of:=IF([.B115]=&quot;#N/A&quot;;      VLOOKUP([.A115];[Firefox.$A$2:.$A$221];1;FALSE());            NA())" office:value-type="float" office:value="0">
            <text:p>#N/D</text:p>
          </table:table-cell>
          <table:table-cell table:formula="of:=VLOOKUP([.A115];[HTMLDom.$A$2:.$A$1245];1;FALSE())" office:value-type="float" office:value="0">
            <text:p>#N/D</text:p>
          </table:table-cell>
          <table:table-cell table:style-name="ce5" table:formula="of:=IF(LEFT([.A11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>
            <text:p>#N/A</text:p>
          </table:table-cell>
          <table:table-cell table:formula="of:=IF([.B116]=&quot;#N/A&quot;;      VLOOKUP([.A116];[IEplorer.$A$2:.$A$99];1;FALSE());            NA())" office:value-type="float" office:value="0">
            <text:p>#N/D</text:p>
          </table:table-cell>
          <table:table-cell table:formula="of:=IF([.B116]=&quot;#N/A&quot;;      VLOOKUP([.A116];[Firefox.$A$2:.$A$221];1;FALSE());            NA())" office:value-type="string" office:string-value="mozCancelFullScreen">
            <text:p>mozCancelFullScreen</text:p>
          </table:table-cell>
          <table:table-cell table:formula="of:=VLOOKUP([.A116];[HTMLDom.$A$2:.$A$1245];1;FALSE())" office:value-type="float" office:value="0">
            <text:p>#N/D</text:p>
          </table:table-cell>
          <table:table-cell table:style-name="ce5" table:formula="of:=IF(LEFT([.A11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>
            <text:p>#N/A</text:p>
          </table:table-cell>
          <table:table-cell table:formula="of:=IF([.B117]=&quot;#N/A&quot;;      VLOOKUP([.A117];[IEplorer.$A$2:.$A$99];1;FALSE());            NA())" office:value-type="float" office:value="0">
            <text:p>#N/D</text:p>
          </table:table-cell>
          <table:table-cell table:formula="of:=IF([.B117]=&quot;#N/A&quot;;      VLOOKUP([.A117];[Firefox.$A$2:.$A$221];1;FALSE());            NA())" office:value-type="string" office:string-value="mozExitPointerLock">
            <text:p>mozExitPointerLock</text:p>
          </table:table-cell>
          <table:table-cell table:formula="of:=VLOOKUP([.A117];[HTMLDom.$A$2:.$A$1245];1;FALSE())" office:value-type="float" office:value="0">
            <text:p>#N/D</text:p>
          </table:table-cell>
          <table:table-cell table:style-name="ce5" table:formula="of:=IF(LEFT([.A11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>
            <text:p>#N/A</text:p>
          </table:table-cell>
          <table:table-cell table:formula="of:=IF([.B118]=&quot;#N/A&quot;;      VLOOKUP([.A118];[IEplorer.$A$2:.$A$99];1;FALSE());            NA())" office:value-type="float" office:value="0">
            <text:p>#N/D</text:p>
          </table:table-cell>
          <table:table-cell table:formula="of:=IF([.B118]=&quot;#N/A&quot;;      VLOOKUP([.A118];[Firefox.$A$2:.$A$221];1;FALSE());            NA())" office:value-type="string" office:string-value="mozFullScreen">
            <text:p>mozFullScreen</text:p>
          </table:table-cell>
          <table:table-cell table:formula="of:=VLOOKUP([.A118];[HTMLDom.$A$2:.$A$1245];1;FALSE())" office:value-type="float" office:value="0">
            <text:p>#N/D</text:p>
          </table:table-cell>
          <table:table-cell table:style-name="ce5" table:formula="of:=IF(LEFT([.A11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>
            <text:p>#N/A</text:p>
          </table:table-cell>
          <table:table-cell table:formula="of:=IF([.B119]=&quot;#N/A&quot;;      VLOOKUP([.A119];[IEplorer.$A$2:.$A$99];1;FALSE());            NA())" office:value-type="float" office:value="0">
            <text:p>#N/D</text:p>
          </table:table-cell>
          <table:table-cell table:formula="of:=IF([.B119]=&quot;#N/A&quot;;      VLOOKUP([.A119];[Firefox.$A$2:.$A$221];1;FALSE());            NA())" office:value-type="string" office:string-value="mozFullScreenElement">
            <text:p>mozFullScreenElement</text:p>
          </table:table-cell>
          <table:table-cell table:formula="of:=VLOOKUP([.A119];[HTMLDom.$A$2:.$A$1245];1;FALSE())" office:value-type="float" office:value="0">
            <text:p>#N/D</text:p>
          </table:table-cell>
          <table:table-cell table:style-name="ce5" table:formula="of:=IF(LEFT([.A11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>
            <text:p>#N/A</text:p>
          </table:table-cell>
          <table:table-cell table:formula="of:=IF([.B120]=&quot;#N/A&quot;;      VLOOKUP([.A120];[IEplorer.$A$2:.$A$99];1;FALSE());            NA())" office:value-type="float" office:value="0">
            <text:p>#N/D</text:p>
          </table:table-cell>
          <table:table-cell table:formula="of:=IF([.B120]=&quot;#N/A&quot;;      VLOOKUP([.A120];[Firefox.$A$2:.$A$221];1;FALSE());            NA())" office:value-type="string" office:string-value="mozFullScreenEnabled">
            <text:p>mozFullScreenEnabled</text:p>
          </table:table-cell>
          <table:table-cell table:formula="of:=VLOOKUP([.A120];[HTMLDom.$A$2:.$A$1245];1;FALSE())" office:value-type="float" office:value="0">
            <text:p>#N/D</text:p>
          </table:table-cell>
          <table:table-cell table:style-name="ce5" table:formula="of:=IF(LEFT([.A12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>
            <text:p>#N/A</text:p>
          </table:table-cell>
          <table:table-cell table:formula="of:=IF([.B121]=&quot;#N/A&quot;;      VLOOKUP([.A121];[IEplorer.$A$2:.$A$99];1;FALSE());            NA())" office:value-type="float" office:value="0">
            <text:p>#N/D</text:p>
          </table:table-cell>
          <table:table-cell table:formula="of:=IF([.B121]=&quot;#N/A&quot;;      VLOOKUP([.A121];[Firefox.$A$2:.$A$221];1;FALSE());            NA())" office:value-type="string" office:string-value="mozHidden">
            <text:p>mozHidden</text:p>
          </table:table-cell>
          <table:table-cell table:formula="of:=VLOOKUP([.A121];[HTMLDom.$A$2:.$A$1245];1;FALSE())" office:value-type="float" office:value="0">
            <text:p>#N/D</text:p>
          </table:table-cell>
          <table:table-cell table:style-name="ce5" table:formula="of:=IF(LEFT([.A12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>
            <text:p>#N/A</text:p>
          </table:table-cell>
          <table:table-cell table:formula="of:=IF([.B122]=&quot;#N/A&quot;;      VLOOKUP([.A122];[IEplorer.$A$2:.$A$99];1;FALSE());            NA())" office:value-type="float" office:value="0">
            <text:p>#N/D</text:p>
          </table:table-cell>
          <table:table-cell table:formula="of:=IF([.B122]=&quot;#N/A&quot;;      VLOOKUP([.A122];[Firefox.$A$2:.$A$221];1;FALSE());            NA())" office:value-type="string" office:string-value="mozPointerLockElement">
            <text:p>mozPointerLockElement</text:p>
          </table:table-cell>
          <table:table-cell table:formula="of:=VLOOKUP([.A122];[HTMLDom.$A$2:.$A$1245];1;FALSE())" office:value-type="float" office:value="0">
            <text:p>#N/D</text:p>
          </table:table-cell>
          <table:table-cell table:style-name="ce5" table:formula="of:=IF(LEFT([.A12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>
            <text:p>#N/A</text:p>
          </table:table-cell>
          <table:table-cell table:formula="of:=IF([.B123]=&quot;#N/A&quot;;      VLOOKUP([.A123];[IEplorer.$A$2:.$A$99];1;FALSE());            NA())" office:value-type="float" office:value="0">
            <text:p>#N/D</text:p>
          </table:table-cell>
          <table:table-cell table:formula="of:=IF([.B123]=&quot;#N/A&quot;;      VLOOKUP([.A123];[Firefox.$A$2:.$A$221];1;FALSE());            NA())" office:value-type="string" office:string-value="mozSetImageElement">
            <text:p>mozSetImageElement</text:p>
          </table:table-cell>
          <table:table-cell table:formula="of:=VLOOKUP([.A123];[HTMLDom.$A$2:.$A$1245];1;FALSE())" office:value-type="float" office:value="0">
            <text:p>#N/D</text:p>
          </table:table-cell>
          <table:table-cell table:style-name="ce5" table:formula="of:=IF(LEFT([.A12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>
            <text:p>#N/A</text:p>
          </table:table-cell>
          <table:table-cell table:formula="of:=IF([.B124]=&quot;#N/A&quot;;      VLOOKUP([.A124];[IEplorer.$A$2:.$A$99];1;FALSE());            NA())" office:value-type="float" office:value="0">
            <text:p>#N/D</text:p>
          </table:table-cell>
          <table:table-cell table:formula="of:=IF([.B124]=&quot;#N/A&quot;;      VLOOKUP([.A124];[Firefox.$A$2:.$A$221];1;FALSE());            NA())" office:value-type="string" office:string-value="mozVisibilityState">
            <text:p>mozVisibilityState</text:p>
          </table:table-cell>
          <table:table-cell table:formula="of:=VLOOKUP([.A124];[HTMLDom.$A$2:.$A$1245];1;FALSE())" office:value-type="float" office:value="0">
            <text:p>#N/D</text:p>
          </table:table-cell>
          <table:table-cell table:style-name="ce5" table:formula="of:=IF(LEFT([.A12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>
            <text:p>#N/A</text:p>
          </table:table-cell>
          <table:table-cell table:formula="of:=IF([.B125]=&quot;#N/A&quot;;      VLOOKUP([.A125];[IEplorer.$A$2:.$A$99];1;FALSE());            NA())" office:value-type="string" office:string-value="nameProp">
            <text:p>nameProp</text:p>
          </table:table-cell>
          <table:table-cell table:formula="of:=IF([.B125]=&quot;#N/A&quot;;      VLOOKUP([.A125];[Firefox.$A$2:.$A$221];1;FALSE());            NA())" office:value-type="float" office:value="0">
            <text:p>#N/D</text:p>
          </table:table-cell>
          <table:table-cell table:formula="of:=VLOOKUP([.A125];[HTMLDom.$A$2:.$A$1245];1;FALSE())" office:value-type="float" office:value="0">
            <text:p>#N/D</text:p>
          </table:table-cell>
          <table:table-cell table:style-name="ce5" table:formula="of:=IF(LEFT([.A12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>
            <text:p>#N/A</text:p>
          </table:table-cell>
          <table:table-cell table:formula="of:=IF([.B126]=&quot;#N/A&quot;;      VLOOKUP([.A126];[IEplorer.$A$2:.$A$99];1;FALSE());            NA())" office:value-type="string" office:string-value="namespaces">
            <text:p>namespaces</text:p>
          </table:table-cell>
          <table:table-cell table:formula="of:=IF([.B126]=&quot;#N/A&quot;;      VLOOKUP([.A126];[Firefox.$A$2:.$A$221];1;FALSE());            NA())" office:value-type="float" office:value="0">
            <text:p>#N/D</text:p>
          </table:table-cell>
          <table:table-cell table:formula="of:=VLOOKUP([.A126];[HTMLDom.$A$2:.$A$1245];1;FALSE())" office:value-type="float" office:value="0">
            <text:p>#N/D</text:p>
          </table:table-cell>
          <table:table-cell table:style-name="ce5" table:formula="of:=IF(LEFT([.A1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>
            <text:p>#N/A</text:p>
          </table:table-cell>
          <table:table-cell table:formula="of:=IF([.B127]=&quot;#N/A&quot;;      VLOOKUP([.A127];[IEplorer.$A$2:.$A$99];1;FALSE());            NA())" office:value-type="float" office:value="0">
            <text:p>#N/D</text:p>
          </table:table-cell>
          <table:table-cell table:formula="of:=IF([.B127]=&quot;#N/A&quot;;      VLOOKUP([.A127];[Firefox.$A$2:.$A$221];1;FALSE());            NA())" office:value-type="string" office:string-value="namespaceURI">
            <text:p>namespaceURI</text:p>
          </table:table-cell>
          <table:table-cell table:formula="of:=VLOOKUP([.A127];[HTMLDom.$A$2:.$A$1245];1;FALSE())" office:value-type="float" office:value="0">
            <text:p>#N/D</text:p>
          </table:table-cell>
          <table:table-cell table:style-name="ce5" table:formula="of:=IF(LEFT([.A1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>
            <text:p>nextSibling</text:p>
          </table:table-cell>
          <table:table-cell table:formula="of:=IF([.B128]=&quot;#N/A&quot;;      VLOOKUP([.A128];[IEplorer.$A$2:.$A$99];1;FALSE());            NA())" office:value-type="float" office:value="0">
            <text:p>#N/D</text:p>
          </table:table-cell>
          <table:table-cell table:formula="of:=IF([.B128]=&quot;#N/A&quot;;      VLOOKUP([.A128];[Firefox.$A$2:.$A$221];1;FALSE());            NA())" office:value-type="float" office:value="0">
            <text:p>#N/D</text:p>
          </table:table-cell>
          <table:table-cell table:formula="of:=VLOOKUP([.A128];[HTMLDom.$A$2:.$A$1245];1;FALSE())" office:value-type="float" office:value="0">
            <text:p>#N/D</text:p>
          </table:table-cell>
          <table:table-cell table:style-name="ce5" table:formula="of:=IF(LEFT([.A1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>
            <text:p>nodeName</text:p>
          </table:table-cell>
          <table:table-cell table:formula="of:=IF([.B129]=&quot;#N/A&quot;;      VLOOKUP([.A129];[IEplorer.$A$2:.$A$99];1;FALSE());            NA())" office:value-type="float" office:value="0">
            <text:p>#N/D</text:p>
          </table:table-cell>
          <table:table-cell table:formula="of:=IF([.B129]=&quot;#N/A&quot;;      VLOOKUP([.A129];[Firefox.$A$2:.$A$221];1;FALSE());            NA())" office:value-type="float" office:value="0">
            <text:p>#N/D</text:p>
          </table:table-cell>
          <table:table-cell table:formula="of:=VLOOKUP([.A129];[HTMLDom.$A$2:.$A$1245];1;FALSE())" office:value-type="float" office:value="0">
            <text:p>#N/D</text:p>
          </table:table-cell>
          <table:table-cell table:style-name="ce5" table:formula="of:=IF(LEFT([.A1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>
            <text:p>nodeType</text:p>
          </table:table-cell>
          <table:table-cell table:formula="of:=IF([.B130]=&quot;#N/A&quot;;      VLOOKUP([.A130];[IEplorer.$A$2:.$A$99];1;FALSE());            NA())" office:value-type="float" office:value="0">
            <text:p>#N/D</text:p>
          </table:table-cell>
          <table:table-cell table:formula="of:=IF([.B130]=&quot;#N/A&quot;;      VLOOKUP([.A130];[Firefox.$A$2:.$A$221];1;FALSE());            NA())" office:value-type="float" office:value="0">
            <text:p>#N/D</text:p>
          </table:table-cell>
          <table:table-cell table:formula="of:=VLOOKUP([.A130];[HTMLDom.$A$2:.$A$1245];1;FALSE())" office:value-type="float" office:value="0">
            <text:p>#N/D</text:p>
          </table:table-cell>
          <table:table-cell table:style-name="ce5" table:formula="of:=IF(LEFT([.A1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>
            <text:p>nodeValue</text:p>
          </table:table-cell>
          <table:table-cell table:formula="of:=IF([.B131]=&quot;#N/A&quot;;      VLOOKUP([.A131];[IEplorer.$A$2:.$A$99];1;FALSE());            NA())" office:value-type="float" office:value="0">
            <text:p>#N/D</text:p>
          </table:table-cell>
          <table:table-cell table:formula="of:=IF([.B131]=&quot;#N/A&quot;;      VLOOKUP([.A131];[Firefox.$A$2:.$A$221];1;FALSE());            NA())" office:value-type="float" office:value="0">
            <text:p>#N/D</text:p>
          </table:table-cell>
          <table:table-cell table:formula="of:=VLOOKUP([.A131];[HTMLDom.$A$2:.$A$1245];1;FALSE())" office:value-type="float" office:value="0">
            <text:p>#N/D</text:p>
          </table:table-cell>
          <table:table-cell table:style-name="ce5" table:formula="of:=IF(LEFT([.A1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>
            <text:p>#N/A</text:p>
          </table:table-cell>
          <table:table-cell table:formula="of:=IF([.B132]=&quot;#N/A&quot;;      VLOOKUP([.A132];[IEplorer.$A$2:.$A$99];1;FALSE());            NA())" office:value-type="float" office:value="0">
            <text:p>#N/D</text:p>
          </table:table-cell>
          <table:table-cell table:formula="of:=IF([.B132]=&quot;#N/A&quot;;      VLOOKUP([.A132];[Firefox.$A$2:.$A$221];1;FALSE());            NA())" office:value-type="string" office:string-value="normalize">
            <text:p>normalize</text:p>
          </table:table-cell>
          <table:table-cell table:formula="of:=VLOOKUP([.A132];[HTMLDom.$A$2:.$A$1245];1;FALSE())" office:value-type="float" office:value="0">
            <text:p>#N/D</text:p>
          </table:table-cell>
          <table:table-cell table:style-name="ce5" table:formula="of:=IF(LEFT([.A1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>
            <text:p>#N/A</text:p>
          </table:table-cell>
          <table:table-cell table:formula="of:=IF([.B133]=&quot;#N/A&quot;;      VLOOKUP([.A133];[IEplorer.$A$2:.$A$99];1;FALSE());            NA())" office:value-type="float" office:value="0">
            <text:p>#N/D</text:p>
          </table:table-cell>
          <table:table-cell table:formula="of:=IF([.B133]=&quot;#N/A&quot;;      VLOOKUP([.A133];[Firefox.$A$2:.$A$221];1;FALSE());            NA())" office:value-type="string" office:string-value="NOTATION_NODE">
            <text:p>NOTATION_NODE</text:p>
          </table:table-cell>
          <table:table-cell table:formula="of:=VLOOKUP([.A133];[HTMLDom.$A$2:.$A$1245];1;FALSE())" office:value-type="float" office:value="0">
            <text:p>#N/D</text:p>
          </table:table-cell>
          <table:table-cell table:style-name="ce5" table:formula="of:=IF(LEFT([.A1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1" table:visibility="filter">
          <table:table-cell table:style-name="ce3" office:value-type="string">
            <text:p>onabort</text:p>
          </table:table-cell>
          <table:table-cell table:style-name="ce4" table:formula="of:=IF(AND(NOT(ISERROR(VLOOKUP([.A134];[IEplorer.$A$2:.$A$99];1;FALSE()))); NOT(ISERROR(VLOOKUP([.A134];[Firefox.$A$2:.$A$221];1;FALSE()))));[.A134];&quot;#N/A&quot;)" office:value-type="string" office:string-value="#N/A">
            <text:p>#N/A</text:p>
          </table:table-cell>
          <table:table-cell table:style-name="ce4" table:formula="of:=IF([.B134]=&quot;#N/A&quot;;      VLOOKUP([.A134];[IEplorer.$A$2:.$A$99];1;FALSE());            NA())" office:value-type="float" office:value="0">
            <text:p>#N/D</text:p>
          </table:table-cell>
          <table:table-cell table:style-name="ce4" table:formula="of:=IF([.B134]=&quot;#N/A&quot;;      VLOOKUP([.A134];[Firefox.$A$2:.$A$221];1;FALSE());            NA())" office:value-type="string" office:string-value="onabort">
            <text:p>onabort</text:p>
          </table:table-cell>
          <table:table-cell table:style-name="ce4" table:formula="of:=VLOOKUP([.A134];[HTMLDom.$A$2:.$A$1245];1;FALSE())" office:value-type="float" office:value="0">
            <text:p>#N/D</text:p>
          </table:table-cell>
          <table:table-cell table:style-name="ce6" table:formula="of:=IF(LEFT([.A13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ctivate</text:p>
          </table:table-cell>
          <table:table-cell table:style-name="ce4" table:formula="of:=IF(AND(NOT(ISERROR(VLOOKUP([.A135];[IEplorer.$A$2:.$A$99];1;FALSE()))); NOT(ISERROR(VLOOKUP([.A135];[Firefox.$A$2:.$A$221];1;FALSE()))));[.A135];&quot;#N/A&quot;)" office:value-type="string" office:string-value="#N/A">
            <text:p>#N/A</text:p>
          </table:table-cell>
          <table:table-cell table:style-name="ce4" table:formula="of:=IF([.B135]=&quot;#N/A&quot;;      VLOOKUP([.A135];[IEplorer.$A$2:.$A$99];1;FALSE());            NA())" office:value-type="string" office:string-value="onactivate">
            <text:p>onactivate</text:p>
          </table:table-cell>
          <table:table-cell table:style-name="ce4" table:formula="of:=IF([.B135]=&quot;#N/A&quot;;      VLOOKUP([.A135];[Firefox.$A$2:.$A$221];1;FALSE());            NA())" office:value-type="float" office:value="0">
            <text:p>#N/D</text:p>
          </table:table-cell>
          <table:table-cell table:style-name="ce4" table:formula="of:=VLOOKUP([.A135];[HTMLDom.$A$2:.$A$1245];1;FALSE())" office:value-type="float" office:value="0">
            <text:p>#N/D</text:p>
          </table:table-cell>
          <table:table-cell table:style-name="ce6" table:formula="of:=IF(LEFT([.A13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scriptexecute</text:p>
          </table:table-cell>
          <table:table-cell table:style-name="ce4" table:formula="of:=IF(AND(NOT(ISERROR(VLOOKUP([.A136];[IEplorer.$A$2:.$A$99];1;FALSE()))); NOT(ISERROR(VLOOKUP([.A136];[Firefox.$A$2:.$A$221];1;FALSE()))));[.A136];&quot;#N/A&quot;)" office:value-type="string" office:string-value="#N/A">
            <text:p>#N/A</text:p>
          </table:table-cell>
          <table:table-cell table:style-name="ce4" table:formula="of:=IF([.B136]=&quot;#N/A&quot;;      VLOOKUP([.A136];[IEplorer.$A$2:.$A$99];1;FALSE());            NA())" office:value-type="float" office:value="0">
            <text:p>#N/D</text:p>
          </table:table-cell>
          <table:table-cell table:style-name="ce4" table:formula="of:=IF([.B136]=&quot;#N/A&quot;;      VLOOKUP([.A136];[Firefox.$A$2:.$A$221];1;FALSE());            NA())" office:value-type="string" office:string-value="onafterscriptexecute">
            <text:p>onafterscriptexecute</text:p>
          </table:table-cell>
          <table:table-cell table:style-name="ce4" table:formula="of:=VLOOKUP([.A136];[HTMLDom.$A$2:.$A$1245];1;FALSE())" office:value-type="float" office:value="0">
            <text:p>#N/D</text:p>
          </table:table-cell>
          <table:table-cell table:style-name="ce6" table:formula="of:=IF(LEFT([.A13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afterupdate</text:p>
          </table:table-cell>
          <table:table-cell table:style-name="ce4" table:formula="of:=IF(AND(NOT(ISERROR(VLOOKUP([.A137];[IEplorer.$A$2:.$A$99];1;FALSE()))); NOT(ISERROR(VLOOKUP([.A137];[Firefox.$A$2:.$A$221];1;FALSE()))));[.A137];&quot;#N/A&quot;)" office:value-type="string" office:string-value="#N/A">
            <text:p>#N/A</text:p>
          </table:table-cell>
          <table:table-cell table:style-name="ce4" table:formula="of:=IF([.B137]=&quot;#N/A&quot;;      VLOOKUP([.A137];[IEplorer.$A$2:.$A$99];1;FALSE());            NA())" office:value-type="string" office:string-value="onafterupdate">
            <text:p>onafterupdate</text:p>
          </table:table-cell>
          <table:table-cell table:style-name="ce4" table:formula="of:=IF([.B137]=&quot;#N/A&quot;;      VLOOKUP([.A137];[Firefox.$A$2:.$A$221];1;FALSE());            NA())" office:value-type="float" office:value="0">
            <text:p>#N/D</text:p>
          </table:table-cell>
          <table:table-cell table:style-name="ce4" table:formula="of:=VLOOKUP([.A137];[HTMLDom.$A$2:.$A$1245];1;FALSE())" office:value-type="float" office:value="0">
            <text:p>#N/D</text:p>
          </table:table-cell>
          <table:table-cell table:style-name="ce6" table:formula="of:=IF(LEFT([.A13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activate</text:p>
          </table:table-cell>
          <table:table-cell table:style-name="ce4" table:formula="of:=IF(AND(NOT(ISERROR(VLOOKUP([.A138];[IEplorer.$A$2:.$A$99];1;FALSE()))); NOT(ISERROR(VLOOKUP([.A138];[Firefox.$A$2:.$A$221];1;FALSE()))));[.A138];&quot;#N/A&quot;)" office:value-type="string" office:string-value="#N/A">
            <text:p>#N/A</text:p>
          </table:table-cell>
          <table:table-cell table:style-name="ce4" table:formula="of:=IF([.B138]=&quot;#N/A&quot;;      VLOOKUP([.A138];[IEplorer.$A$2:.$A$99];1;FALSE());            NA())" office:value-type="string" office:string-value="onbeforeactivate">
            <text:p>onbeforeactivate</text:p>
          </table:table-cell>
          <table:table-cell table:style-name="ce4" table:formula="of:=IF([.B138]=&quot;#N/A&quot;;      VLOOKUP([.A138];[Firefox.$A$2:.$A$221];1;FALSE());            NA())" office:value-type="float" office:value="0">
            <text:p>#N/D</text:p>
          </table:table-cell>
          <table:table-cell table:style-name="ce4" table:formula="of:=VLOOKUP([.A138];[HTMLDom.$A$2:.$A$1245];1;FALSE())" office:value-type="float" office:value="0">
            <text:p>#N/D</text:p>
          </table:table-cell>
          <table:table-cell table:style-name="ce6" table:formula="of:=IF(LEFT([.A13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deactivate</text:p>
          </table:table-cell>
          <table:table-cell table:style-name="ce4" table:formula="of:=IF(AND(NOT(ISERROR(VLOOKUP([.A139];[IEplorer.$A$2:.$A$99];1;FALSE()))); NOT(ISERROR(VLOOKUP([.A139];[Firefox.$A$2:.$A$221];1;FALSE()))));[.A139];&quot;#N/A&quot;)" office:value-type="string" office:string-value="#N/A">
            <text:p>#N/A</text:p>
          </table:table-cell>
          <table:table-cell table:style-name="ce4" table:formula="of:=IF([.B139]=&quot;#N/A&quot;;      VLOOKUP([.A139];[IEplorer.$A$2:.$A$99];1;FALSE());            NA())" office:value-type="string" office:string-value="onbeforedeactivate">
            <text:p>onbeforedeactivate</text:p>
          </table:table-cell>
          <table:table-cell table:style-name="ce4" table:formula="of:=IF([.B139]=&quot;#N/A&quot;;      VLOOKUP([.A139];[Firefox.$A$2:.$A$221];1;FALSE());            NA())" office:value-type="float" office:value="0">
            <text:p>#N/D</text:p>
          </table:table-cell>
          <table:table-cell table:style-name="ce4" table:formula="of:=VLOOKUP([.A139];[HTMLDom.$A$2:.$A$1245];1;FALSE())" office:value-type="float" office:value="0">
            <text:p>#N/D</text:p>
          </table:table-cell>
          <table:table-cell table:style-name="ce6" table:formula="of:=IF(LEFT([.A13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editfocus</text:p>
          </table:table-cell>
          <table:table-cell table:style-name="ce4" table:formula="of:=IF(AND(NOT(ISERROR(VLOOKUP([.A140];[IEplorer.$A$2:.$A$99];1;FALSE()))); NOT(ISERROR(VLOOKUP([.A140];[Firefox.$A$2:.$A$221];1;FALSE()))));[.A140];&quot;#N/A&quot;)" office:value-type="string" office:string-value="#N/A">
            <text:p>#N/A</text:p>
          </table:table-cell>
          <table:table-cell table:style-name="ce4" table:formula="of:=IF([.B140]=&quot;#N/A&quot;;      VLOOKUP([.A140];[IEplorer.$A$2:.$A$99];1;FALSE());            NA())" office:value-type="string" office:string-value="onbeforeeditfocus">
            <text:p>onbeforeeditfocus</text:p>
          </table:table-cell>
          <table:table-cell table:style-name="ce4" table:formula="of:=IF([.B140]=&quot;#N/A&quot;;      VLOOKUP([.A140];[Firefox.$A$2:.$A$221];1;FALSE());            NA())" office:value-type="float" office:value="0">
            <text:p>#N/D</text:p>
          </table:table-cell>
          <table:table-cell table:style-name="ce4" table:formula="of:=VLOOKUP([.A140];[HTMLDom.$A$2:.$A$1245];1;FALSE())" office:value-type="float" office:value="0">
            <text:p>#N/D</text:p>
          </table:table-cell>
          <table:table-cell table:style-name="ce6" table:formula="of:=IF(LEFT([.A14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scriptexecute</text:p>
          </table:table-cell>
          <table:table-cell table:style-name="ce4" table:formula="of:=IF(AND(NOT(ISERROR(VLOOKUP([.A141];[IEplorer.$A$2:.$A$99];1;FALSE()))); NOT(ISERROR(VLOOKUP([.A141];[Firefox.$A$2:.$A$221];1;FALSE()))));[.A141];&quot;#N/A&quot;)" office:value-type="string" office:string-value="#N/A">
            <text:p>#N/A</text:p>
          </table:table-cell>
          <table:table-cell table:style-name="ce4" table:formula="of:=IF([.B141]=&quot;#N/A&quot;;      VLOOKUP([.A141];[IEplorer.$A$2:.$A$99];1;FALSE());            NA())" office:value-type="float" office:value="0">
            <text:p>#N/D</text:p>
          </table:table-cell>
          <table:table-cell table:style-name="ce4" table:formula="of:=IF([.B141]=&quot;#N/A&quot;;      VLOOKUP([.A141];[Firefox.$A$2:.$A$221];1;FALSE());            NA())" office:value-type="string" office:string-value="onbeforescriptexecute">
            <text:p>onbeforescriptexecute</text:p>
          </table:table-cell>
          <table:table-cell table:style-name="ce4" table:formula="of:=VLOOKUP([.A141];[HTMLDom.$A$2:.$A$1245];1;FALSE())" office:value-type="float" office:value="0">
            <text:p>#N/D</text:p>
          </table:table-cell>
          <table:table-cell table:style-name="ce6" table:formula="of:=IF(LEFT([.A14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eforeupdate</text:p>
          </table:table-cell>
          <table:table-cell table:style-name="ce4" table:formula="of:=IF(AND(NOT(ISERROR(VLOOKUP([.A142];[IEplorer.$A$2:.$A$99];1;FALSE()))); NOT(ISERROR(VLOOKUP([.A142];[Firefox.$A$2:.$A$221];1;FALSE()))));[.A142];&quot;#N/A&quot;)" office:value-type="string" office:string-value="#N/A">
            <text:p>#N/A</text:p>
          </table:table-cell>
          <table:table-cell table:style-name="ce4" table:formula="of:=IF([.B142]=&quot;#N/A&quot;;      VLOOKUP([.A142];[IEplorer.$A$2:.$A$99];1;FALSE());            NA())" office:value-type="string" office:string-value="onbeforeupdate">
            <text:p>onbeforeupdate</text:p>
          </table:table-cell>
          <table:table-cell table:style-name="ce4" table:formula="of:=IF([.B142]=&quot;#N/A&quot;;      VLOOKUP([.A142];[Firefox.$A$2:.$A$221];1;FALSE());            NA())" office:value-type="float" office:value="0">
            <text:p>#N/D</text:p>
          </table:table-cell>
          <table:table-cell table:style-name="ce4" table:formula="of:=VLOOKUP([.A142];[HTMLDom.$A$2:.$A$1245];1;FALSE())" office:value-type="float" office:value="0">
            <text:p>#N/D</text:p>
          </table:table-cell>
          <table:table-cell table:style-name="ce6" table:formula="of:=IF(LEFT([.A14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blur</text:p>
          </table:table-cell>
          <table:table-cell table:style-name="ce4" table:formula="of:=IF(AND(NOT(ISERROR(VLOOKUP([.A143];[IEplorer.$A$2:.$A$99];1;FALSE()))); NOT(ISERROR(VLOOKUP([.A143];[Firefox.$A$2:.$A$221];1;FALSE()))));[.A143];&quot;#N/A&quot;)" office:value-type="string" office:string-value="#N/A">
            <text:p>#N/A</text:p>
          </table:table-cell>
          <table:table-cell table:style-name="ce4" table:formula="of:=IF([.B143]=&quot;#N/A&quot;;      VLOOKUP([.A143];[IEplorer.$A$2:.$A$99];1;FALSE());            NA())" office:value-type="float" office:value="0">
            <text:p>#N/D</text:p>
          </table:table-cell>
          <table:table-cell table:style-name="ce4" table:formula="of:=IF([.B143]=&quot;#N/A&quot;;      VLOOKUP([.A143];[Firefox.$A$2:.$A$221];1;FALSE());            NA())" office:value-type="string" office:string-value="onblur">
            <text:p>onblur</text:p>
          </table:table-cell>
          <table:table-cell table:style-name="ce4" table:formula="of:=VLOOKUP([.A143];[HTMLDom.$A$2:.$A$1245];1;FALSE())" office:value-type="float" office:value="0">
            <text:p>#N/D</text:p>
          </table:table-cell>
          <table:table-cell table:style-name="ce6" table:formula="of:=IF(LEFT([.A14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</text:p>
          </table:table-cell>
          <table:table-cell table:style-name="ce4" table:formula="of:=IF(AND(NOT(ISERROR(VLOOKUP([.A144];[IEplorer.$A$2:.$A$99];1;FALSE()))); NOT(ISERROR(VLOOKUP([.A144];[Firefox.$A$2:.$A$221];1;FALSE()))));[.A144];&quot;#N/A&quot;)" office:value-type="string" office:string-value="#N/A">
            <text:p>#N/A</text:p>
          </table:table-cell>
          <table:table-cell table:style-name="ce4" table:formula="of:=IF([.B144]=&quot;#N/A&quot;;      VLOOKUP([.A144];[IEplorer.$A$2:.$A$99];1;FALSE());            NA())" office:value-type="float" office:value="0">
            <text:p>#N/D</text:p>
          </table:table-cell>
          <table:table-cell table:style-name="ce4" table:formula="of:=IF([.B144]=&quot;#N/A&quot;;      VLOOKUP([.A144];[Firefox.$A$2:.$A$221];1;FALSE());            NA())" office:value-type="string" office:string-value="oncanplay">
            <text:p>oncanplay</text:p>
          </table:table-cell>
          <table:table-cell table:style-name="ce4" table:formula="of:=VLOOKUP([.A144];[HTMLDom.$A$2:.$A$1245];1;FALSE())" office:value-type="float" office:value="0">
            <text:p>#N/D</text:p>
          </table:table-cell>
          <table:table-cell table:style-name="ce6" table:formula="of:=IF(LEFT([.A14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anplaythrough</text:p>
          </table:table-cell>
          <table:table-cell table:style-name="ce4" table:formula="of:=IF(AND(NOT(ISERROR(VLOOKUP([.A145];[IEplorer.$A$2:.$A$99];1;FALSE()))); NOT(ISERROR(VLOOKUP([.A145];[Firefox.$A$2:.$A$221];1;FALSE()))));[.A145];&quot;#N/A&quot;)" office:value-type="string" office:string-value="#N/A">
            <text:p>#N/A</text:p>
          </table:table-cell>
          <table:table-cell table:style-name="ce4" table:formula="of:=IF([.B145]=&quot;#N/A&quot;;      VLOOKUP([.A145];[IEplorer.$A$2:.$A$99];1;FALSE());            NA())" office:value-type="float" office:value="0">
            <text:p>#N/D</text:p>
          </table:table-cell>
          <table:table-cell table:style-name="ce4" table:formula="of:=IF([.B145]=&quot;#N/A&quot;;      VLOOKUP([.A145];[Firefox.$A$2:.$A$221];1;FALSE());            NA())" office:value-type="string" office:string-value="oncanplaythrough">
            <text:p>oncanplaythrough</text:p>
          </table:table-cell>
          <table:table-cell table:style-name="ce4" table:formula="of:=VLOOKUP([.A145];[HTMLDom.$A$2:.$A$1245];1;FALSE())" office:value-type="float" office:value="0">
            <text:p>#N/D</text:p>
          </table:table-cell>
          <table:table-cell table:style-name="ce6" table:formula="of:=IF(LEFT([.A14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ellchange</text:p>
          </table:table-cell>
          <table:table-cell table:style-name="ce4" table:formula="of:=IF(AND(NOT(ISERROR(VLOOKUP([.A146];[IEplorer.$A$2:.$A$99];1;FALSE()))); NOT(ISERROR(VLOOKUP([.A146];[Firefox.$A$2:.$A$221];1;FALSE()))));[.A146];&quot;#N/A&quot;)" office:value-type="string" office:string-value="#N/A">
            <text:p>#N/A</text:p>
          </table:table-cell>
          <table:table-cell table:style-name="ce4" table:formula="of:=IF([.B146]=&quot;#N/A&quot;;      VLOOKUP([.A146];[IEplorer.$A$2:.$A$99];1;FALSE());            NA())" office:value-type="string" office:string-value="oncellchange">
            <text:p>oncellchange</text:p>
          </table:table-cell>
          <table:table-cell table:style-name="ce4" table:formula="of:=IF([.B146]=&quot;#N/A&quot;;      VLOOKUP([.A146];[Firefox.$A$2:.$A$221];1;FALSE());            NA())" office:value-type="float" office:value="0">
            <text:p>#N/D</text:p>
          </table:table-cell>
          <table:table-cell table:style-name="ce4" table:formula="of:=VLOOKUP([.A146];[HTMLDom.$A$2:.$A$1245];1;FALSE())" office:value-type="float" office:value="0">
            <text:p>#N/D</text:p>
          </table:table-cell>
          <table:table-cell table:style-name="ce6" table:formula="of:=IF(LEFT([.A14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hange</text:p>
          </table:table-cell>
          <table:table-cell table:style-name="ce4" table:formula="of:=IF(AND(NOT(ISERROR(VLOOKUP([.A147];[IEplorer.$A$2:.$A$99];1;FALSE()))); NOT(ISERROR(VLOOKUP([.A147];[Firefox.$A$2:.$A$221];1;FALSE()))));[.A147];&quot;#N/A&quot;)" office:value-type="string" office:string-value="#N/A">
            <text:p>#N/A</text:p>
          </table:table-cell>
          <table:table-cell table:style-name="ce4" table:formula="of:=IF([.B147]=&quot;#N/A&quot;;      VLOOKUP([.A147];[IEplorer.$A$2:.$A$99];1;FALSE());            NA())" office:value-type="float" office:value="0">
            <text:p>#N/D</text:p>
          </table:table-cell>
          <table:table-cell table:style-name="ce4" table:formula="of:=IF([.B147]=&quot;#N/A&quot;;      VLOOKUP([.A147];[Firefox.$A$2:.$A$221];1;FALSE());            NA())" office:value-type="string" office:string-value="onchange">
            <text:p>onchange</text:p>
          </table:table-cell>
          <table:table-cell table:style-name="ce4" table:formula="of:=VLOOKUP([.A147];[HTMLDom.$A$2:.$A$1245];1;FALSE())" office:value-type="float" office:value="0">
            <text:p>#N/D</text:p>
          </table:table-cell>
          <table:table-cell table:style-name="ce6" table:formula="of:=IF(LEFT([.A14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lick</text:p>
          </table:table-cell>
          <table:table-cell table:style-name="ce4" table:formula="of:=IF(AND(NOT(ISERROR(VLOOKUP([.A148];[IEplorer.$A$2:.$A$99];1;FALSE()))); NOT(ISERROR(VLOOKUP([.A148];[Firefox.$A$2:.$A$221];1;FALSE()))));[.A148];&quot;#N/A&quot;)" office:value-type="string" office:string-value="onclick">
            <text:p>onclick</text:p>
          </table:table-cell>
          <table:table-cell table:style-name="ce4" table:formula="of:=IF([.B148]=&quot;#N/A&quot;;      VLOOKUP([.A148];[IEplorer.$A$2:.$A$99];1;FALSE());            NA())" office:value-type="float" office:value="0">
            <text:p>#N/D</text:p>
          </table:table-cell>
          <table:table-cell table:style-name="ce4" table:formula="of:=IF([.B148]=&quot;#N/A&quot;;      VLOOKUP([.A148];[Firefox.$A$2:.$A$221];1;FALSE());            NA())" office:value-type="float" office:value="0">
            <text:p>#N/D</text:p>
          </table:table-cell>
          <table:table-cell table:style-name="ce4" table:formula="of:=VLOOKUP([.A148];[HTMLDom.$A$2:.$A$1245];1;FALSE())" office:value-type="float" office:value="0">
            <text:p>#N/D</text:p>
          </table:table-cell>
          <table:table-cell table:style-name="ce6" table:formula="of:=IF(LEFT([.A14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extmenu</text:p>
          </table:table-cell>
          <table:table-cell table:style-name="ce4" table:formula="of:=IF(AND(NOT(ISERROR(VLOOKUP([.A149];[IEplorer.$A$2:.$A$99];1;FALSE()))); NOT(ISERROR(VLOOKUP([.A149];[Firefox.$A$2:.$A$221];1;FALSE()))));[.A149];&quot;#N/A&quot;)" office:value-type="string" office:string-value="oncontextmenu">
            <text:p>oncontextmenu</text:p>
          </table:table-cell>
          <table:table-cell table:style-name="ce4" table:formula="of:=IF([.B149]=&quot;#N/A&quot;;      VLOOKUP([.A149];[IEplorer.$A$2:.$A$99];1;FALSE());            NA())" office:value-type="float" office:value="0">
            <text:p>#N/D</text:p>
          </table:table-cell>
          <table:table-cell table:style-name="ce4" table:formula="of:=IF([.B149]=&quot;#N/A&quot;;      VLOOKUP([.A149];[Firefox.$A$2:.$A$221];1;FALSE());            NA())" office:value-type="float" office:value="0">
            <text:p>#N/D</text:p>
          </table:table-cell>
          <table:table-cell table:style-name="ce4" table:formula="of:=VLOOKUP([.A149];[HTMLDom.$A$2:.$A$1245];1;FALSE())" office:value-type="float" office:value="0">
            <text:p>#N/D</text:p>
          </table:table-cell>
          <table:table-cell table:style-name="ce6" table:formula="of:=IF(LEFT([.A14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ntrolselect</text:p>
          </table:table-cell>
          <table:table-cell table:style-name="ce4" table:formula="of:=IF(AND(NOT(ISERROR(VLOOKUP([.A150];[IEplorer.$A$2:.$A$99];1;FALSE()))); NOT(ISERROR(VLOOKUP([.A150];[Firefox.$A$2:.$A$221];1;FALSE()))));[.A150];&quot;#N/A&quot;)" office:value-type="string" office:string-value="#N/A">
            <text:p>#N/A</text:p>
          </table:table-cell>
          <table:table-cell table:style-name="ce4" table:formula="of:=IF([.B150]=&quot;#N/A&quot;;      VLOOKUP([.A150];[IEplorer.$A$2:.$A$99];1;FALSE());            NA())" office:value-type="string" office:string-value="oncontrolselect">
            <text:p>oncontrolselect</text:p>
          </table:table-cell>
          <table:table-cell table:style-name="ce4" table:formula="of:=IF([.B150]=&quot;#N/A&quot;;      VLOOKUP([.A150];[Firefox.$A$2:.$A$221];1;FALSE());            NA())" office:value-type="float" office:value="0">
            <text:p>#N/D</text:p>
          </table:table-cell>
          <table:table-cell table:style-name="ce4" table:formula="of:=VLOOKUP([.A150];[HTMLDom.$A$2:.$A$1245];1;FALSE())" office:value-type="float" office:value="0">
            <text:p>#N/D</text:p>
          </table:table-cell>
          <table:table-cell table:style-name="ce6" table:formula="of:=IF(LEFT([.A15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opy</text:p>
          </table:table-cell>
          <table:table-cell table:style-name="ce4" table:formula="of:=IF(AND(NOT(ISERROR(VLOOKUP([.A151];[IEplorer.$A$2:.$A$99];1;FALSE()))); NOT(ISERROR(VLOOKUP([.A151];[Firefox.$A$2:.$A$221];1;FALSE()))));[.A151];&quot;#N/A&quot;)" office:value-type="string" office:string-value="#N/A">
            <text:p>#N/A</text:p>
          </table:table-cell>
          <table:table-cell table:style-name="ce4" table:formula="of:=IF([.B151]=&quot;#N/A&quot;;      VLOOKUP([.A151];[IEplorer.$A$2:.$A$99];1;FALSE());            NA())" office:value-type="float" office:value="0">
            <text:p>#N/D</text:p>
          </table:table-cell>
          <table:table-cell table:style-name="ce4" table:formula="of:=IF([.B151]=&quot;#N/A&quot;;      VLOOKUP([.A151];[Firefox.$A$2:.$A$221];1;FALSE());            NA())" office:value-type="string" office:string-value="oncopy">
            <text:p>oncopy</text:p>
          </table:table-cell>
          <table:table-cell table:style-name="ce4" table:formula="of:=VLOOKUP([.A151];[HTMLDom.$A$2:.$A$1245];1;FALSE())" office:value-type="float" office:value="0">
            <text:p>#N/D</text:p>
          </table:table-cell>
          <table:table-cell table:style-name="ce6" table:formula="of:=IF(LEFT([.A15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cut</text:p>
          </table:table-cell>
          <table:table-cell table:style-name="ce4" table:formula="of:=IF(AND(NOT(ISERROR(VLOOKUP([.A152];[IEplorer.$A$2:.$A$99];1;FALSE()))); NOT(ISERROR(VLOOKUP([.A152];[Firefox.$A$2:.$A$221];1;FALSE()))));[.A152];&quot;#N/A&quot;)" office:value-type="string" office:string-value="#N/A">
            <text:p>#N/A</text:p>
          </table:table-cell>
          <table:table-cell table:style-name="ce4" table:formula="of:=IF([.B152]=&quot;#N/A&quot;;      VLOOKUP([.A152];[IEplorer.$A$2:.$A$99];1;FALSE());            NA())" office:value-type="float" office:value="0">
            <text:p>#N/D</text:p>
          </table:table-cell>
          <table:table-cell table:style-name="ce4" table:formula="of:=IF([.B152]=&quot;#N/A&quot;;      VLOOKUP([.A152];[Firefox.$A$2:.$A$221];1;FALSE());            NA())" office:value-type="string" office:string-value="oncut">
            <text:p>oncut</text:p>
          </table:table-cell>
          <table:table-cell table:style-name="ce4" table:formula="of:=VLOOKUP([.A152];[HTMLDom.$A$2:.$A$1245];1;FALSE())" office:value-type="float" office:value="0">
            <text:p>#N/D</text:p>
          </table:table-cell>
          <table:table-cell table:style-name="ce6" table:formula="of:=IF(LEFT([.A15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available</text:p>
          </table:table-cell>
          <table:table-cell table:style-name="ce4" table:formula="of:=IF(AND(NOT(ISERROR(VLOOKUP([.A153];[IEplorer.$A$2:.$A$99];1;FALSE()))); NOT(ISERROR(VLOOKUP([.A153];[Firefox.$A$2:.$A$221];1;FALSE()))));[.A153];&quot;#N/A&quot;)" office:value-type="string" office:string-value="#N/A">
            <text:p>#N/A</text:p>
          </table:table-cell>
          <table:table-cell table:style-name="ce4" table:formula="of:=IF([.B153]=&quot;#N/A&quot;;      VLOOKUP([.A153];[IEplorer.$A$2:.$A$99];1;FALSE());            NA())" office:value-type="string" office:string-value="ondataavailable">
            <text:p>ondataavailable</text:p>
          </table:table-cell>
          <table:table-cell table:style-name="ce4" table:formula="of:=IF([.B153]=&quot;#N/A&quot;;      VLOOKUP([.A153];[Firefox.$A$2:.$A$221];1;FALSE());            NA())" office:value-type="float" office:value="0">
            <text:p>#N/D</text:p>
          </table:table-cell>
          <table:table-cell table:style-name="ce4" table:formula="of:=VLOOKUP([.A153];[HTMLDom.$A$2:.$A$1245];1;FALSE())" office:value-type="float" office:value="0">
            <text:p>#N/D</text:p>
          </table:table-cell>
          <table:table-cell table:style-name="ce6" table:formula="of:=IF(LEFT([.A15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hanged</text:p>
          </table:table-cell>
          <table:table-cell table:style-name="ce4" table:formula="of:=IF(AND(NOT(ISERROR(VLOOKUP([.A154];[IEplorer.$A$2:.$A$99];1;FALSE()))); NOT(ISERROR(VLOOKUP([.A154];[Firefox.$A$2:.$A$221];1;FALSE()))));[.A154];&quot;#N/A&quot;)" office:value-type="string" office:string-value="#N/A">
            <text:p>#N/A</text:p>
          </table:table-cell>
          <table:table-cell table:style-name="ce4" table:formula="of:=IF([.B154]=&quot;#N/A&quot;;      VLOOKUP([.A154];[IEplorer.$A$2:.$A$99];1;FALSE());            NA())" office:value-type="string" office:string-value="ondatasetchanged">
            <text:p>ondatasetchanged</text:p>
          </table:table-cell>
          <table:table-cell table:style-name="ce4" table:formula="of:=IF([.B154]=&quot;#N/A&quot;;      VLOOKUP([.A154];[Firefox.$A$2:.$A$221];1;FALSE());            NA())" office:value-type="float" office:value="0">
            <text:p>#N/D</text:p>
          </table:table-cell>
          <table:table-cell table:style-name="ce4" table:formula="of:=VLOOKUP([.A154];[HTMLDom.$A$2:.$A$1245];1;FALSE())" office:value-type="float" office:value="0">
            <text:p>#N/D</text:p>
          </table:table-cell>
          <table:table-cell table:style-name="ce6" table:formula="of:=IF(LEFT([.A15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atasetcomplete</text:p>
          </table:table-cell>
          <table:table-cell table:style-name="ce4" table:formula="of:=IF(AND(NOT(ISERROR(VLOOKUP([.A155];[IEplorer.$A$2:.$A$99];1;FALSE()))); NOT(ISERROR(VLOOKUP([.A155];[Firefox.$A$2:.$A$221];1;FALSE()))));[.A155];&quot;#N/A&quot;)" office:value-type="string" office:string-value="#N/A">
            <text:p>#N/A</text:p>
          </table:table-cell>
          <table:table-cell table:style-name="ce4" table:formula="of:=IF([.B155]=&quot;#N/A&quot;;      VLOOKUP([.A155];[IEplorer.$A$2:.$A$99];1;FALSE());            NA())" office:value-type="string" office:string-value="ondatasetcomplete">
            <text:p>ondatasetcomplete</text:p>
          </table:table-cell>
          <table:table-cell table:style-name="ce4" table:formula="of:=IF([.B155]=&quot;#N/A&quot;;      VLOOKUP([.A155];[Firefox.$A$2:.$A$221];1;FALSE());            NA())" office:value-type="float" office:value="0">
            <text:p>#N/D</text:p>
          </table:table-cell>
          <table:table-cell table:style-name="ce4" table:formula="of:=VLOOKUP([.A155];[HTMLDom.$A$2:.$A$1245];1;FALSE())" office:value-type="float" office:value="0">
            <text:p>#N/D</text:p>
          </table:table-cell>
          <table:table-cell table:style-name="ce6" table:formula="of:=IF(LEFT([.A15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blclick</text:p>
          </table:table-cell>
          <table:table-cell table:style-name="ce4" table:formula="of:=IF(AND(NOT(ISERROR(VLOOKUP([.A156];[IEplorer.$A$2:.$A$99];1;FALSE()))); NOT(ISERROR(VLOOKUP([.A156];[Firefox.$A$2:.$A$221];1;FALSE()))));[.A156];&quot;#N/A&quot;)" office:value-type="string" office:string-value="ondblclick">
            <text:p>ondblclick</text:p>
          </table:table-cell>
          <table:table-cell table:style-name="ce4" table:formula="of:=IF([.B156]=&quot;#N/A&quot;;      VLOOKUP([.A156];[IEplorer.$A$2:.$A$99];1;FALSE());            NA())" office:value-type="float" office:value="0">
            <text:p>#N/D</text:p>
          </table:table-cell>
          <table:table-cell table:style-name="ce4" table:formula="of:=IF([.B156]=&quot;#N/A&quot;;      VLOOKUP([.A156];[Firefox.$A$2:.$A$221];1;FALSE());            NA())" office:value-type="float" office:value="0">
            <text:p>#N/D</text:p>
          </table:table-cell>
          <table:table-cell table:style-name="ce4" table:formula="of:=VLOOKUP([.A156];[HTMLDom.$A$2:.$A$1245];1;FALSE())" office:value-type="float" office:value="0">
            <text:p>#N/D</text:p>
          </table:table-cell>
          <table:table-cell table:style-name="ce6" table:formula="of:=IF(LEFT([.A15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eactivate</text:p>
          </table:table-cell>
          <table:table-cell table:style-name="ce4" table:formula="of:=IF(AND(NOT(ISERROR(VLOOKUP([.A157];[IEplorer.$A$2:.$A$99];1;FALSE()))); NOT(ISERROR(VLOOKUP([.A157];[Firefox.$A$2:.$A$221];1;FALSE()))));[.A157];&quot;#N/A&quot;)" office:value-type="string" office:string-value="#N/A">
            <text:p>#N/A</text:p>
          </table:table-cell>
          <table:table-cell table:style-name="ce4" table:formula="of:=IF([.B157]=&quot;#N/A&quot;;      VLOOKUP([.A157];[IEplorer.$A$2:.$A$99];1;FALSE());            NA())" office:value-type="string" office:string-value="ondeactivate">
            <text:p>ondeactivate</text:p>
          </table:table-cell>
          <table:table-cell table:style-name="ce4" table:formula="of:=IF([.B157]=&quot;#N/A&quot;;      VLOOKUP([.A157];[Firefox.$A$2:.$A$221];1;FALSE());            NA())" office:value-type="float" office:value="0">
            <text:p>#N/D</text:p>
          </table:table-cell>
          <table:table-cell table:style-name="ce4" table:formula="of:=VLOOKUP([.A157];[HTMLDom.$A$2:.$A$1245];1;FALSE())" office:value-type="float" office:value="0">
            <text:p>#N/D</text:p>
          </table:table-cell>
          <table:table-cell table:style-name="ce6" table:formula="of:=IF(LEFT([.A15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</text:p>
          </table:table-cell>
          <table:table-cell table:style-name="ce4" table:formula="of:=IF(AND(NOT(ISERROR(VLOOKUP([.A158];[IEplorer.$A$2:.$A$99];1;FALSE()))); NOT(ISERROR(VLOOKUP([.A158];[Firefox.$A$2:.$A$221];1;FALSE()))));[.A158];&quot;#N/A&quot;)" office:value-type="string" office:string-value="#N/A">
            <text:p>#N/A</text:p>
          </table:table-cell>
          <table:table-cell table:style-name="ce4" table:formula="of:=IF([.B158]=&quot;#N/A&quot;;      VLOOKUP([.A158];[IEplorer.$A$2:.$A$99];1;FALSE());            NA())" office:value-type="float" office:value="0">
            <text:p>#N/D</text:p>
          </table:table-cell>
          <table:table-cell table:style-name="ce4" table:formula="of:=IF([.B158]=&quot;#N/A&quot;;      VLOOKUP([.A158];[Firefox.$A$2:.$A$221];1;FALSE());            NA())" office:value-type="string" office:string-value="ondrag">
            <text:p>ondrag</text:p>
          </table:table-cell>
          <table:table-cell table:style-name="ce4" table:formula="of:=VLOOKUP([.A158];[HTMLDom.$A$2:.$A$1245];1;FALSE())" office:value-type="float" office:value="0">
            <text:p>#N/D</text:p>
          </table:table-cell>
          <table:table-cell table:style-name="ce6" table:formula="of:=IF(LEFT([.A15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d</text:p>
          </table:table-cell>
          <table:table-cell table:style-name="ce4" table:formula="of:=IF(AND(NOT(ISERROR(VLOOKUP([.A159];[IEplorer.$A$2:.$A$99];1;FALSE()))); NOT(ISERROR(VLOOKUP([.A159];[Firefox.$A$2:.$A$221];1;FALSE()))));[.A159];&quot;#N/A&quot;)" office:value-type="string" office:string-value="#N/A">
            <text:p>#N/A</text:p>
          </table:table-cell>
          <table:table-cell table:style-name="ce4" table:formula="of:=IF([.B159]=&quot;#N/A&quot;;      VLOOKUP([.A159];[IEplorer.$A$2:.$A$99];1;FALSE());            NA())" office:value-type="float" office:value="0">
            <text:p>#N/D</text:p>
          </table:table-cell>
          <table:table-cell table:style-name="ce4" table:formula="of:=IF([.B159]=&quot;#N/A&quot;;      VLOOKUP([.A159];[Firefox.$A$2:.$A$221];1;FALSE());            NA())" office:value-type="string" office:string-value="ondragend">
            <text:p>ondragend</text:p>
          </table:table-cell>
          <table:table-cell table:style-name="ce4" table:formula="of:=VLOOKUP([.A159];[HTMLDom.$A$2:.$A$1245];1;FALSE())" office:value-type="float" office:value="0">
            <text:p>#N/D</text:p>
          </table:table-cell>
          <table:table-cell table:style-name="ce6" table:formula="of:=IF(LEFT([.A15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enter</text:p>
          </table:table-cell>
          <table:table-cell table:style-name="ce4" table:formula="of:=IF(AND(NOT(ISERROR(VLOOKUP([.A160];[IEplorer.$A$2:.$A$99];1;FALSE()))); NOT(ISERROR(VLOOKUP([.A160];[Firefox.$A$2:.$A$221];1;FALSE()))));[.A160];&quot;#N/A&quot;)" office:value-type="string" office:string-value="#N/A">
            <text:p>#N/A</text:p>
          </table:table-cell>
          <table:table-cell table:style-name="ce4" table:formula="of:=IF([.B160]=&quot;#N/A&quot;;      VLOOKUP([.A160];[IEplorer.$A$2:.$A$99];1;FALSE());            NA())" office:value-type="float" office:value="0">
            <text:p>#N/D</text:p>
          </table:table-cell>
          <table:table-cell table:style-name="ce4" table:formula="of:=IF([.B160]=&quot;#N/A&quot;;      VLOOKUP([.A160];[Firefox.$A$2:.$A$221];1;FALSE());            NA())" office:value-type="string" office:string-value="ondragenter">
            <text:p>ondragenter</text:p>
          </table:table-cell>
          <table:table-cell table:style-name="ce4" table:formula="of:=VLOOKUP([.A160];[HTMLDom.$A$2:.$A$1245];1;FALSE())" office:value-type="float" office:value="0">
            <text:p>#N/D</text:p>
          </table:table-cell>
          <table:table-cell table:style-name="ce6" table:formula="of:=IF(LEFT([.A16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leave</text:p>
          </table:table-cell>
          <table:table-cell table:style-name="ce4" table:formula="of:=IF(AND(NOT(ISERROR(VLOOKUP([.A161];[IEplorer.$A$2:.$A$99];1;FALSE()))); NOT(ISERROR(VLOOKUP([.A161];[Firefox.$A$2:.$A$221];1;FALSE()))));[.A161];&quot;#N/A&quot;)" office:value-type="string" office:string-value="#N/A">
            <text:p>#N/A</text:p>
          </table:table-cell>
          <table:table-cell table:style-name="ce4" table:formula="of:=IF([.B161]=&quot;#N/A&quot;;      VLOOKUP([.A161];[IEplorer.$A$2:.$A$99];1;FALSE());            NA())" office:value-type="float" office:value="0">
            <text:p>#N/D</text:p>
          </table:table-cell>
          <table:table-cell table:style-name="ce4" table:formula="of:=IF([.B161]=&quot;#N/A&quot;;      VLOOKUP([.A161];[Firefox.$A$2:.$A$221];1;FALSE());            NA())" office:value-type="string" office:string-value="ondragleave">
            <text:p>ondragleave</text:p>
          </table:table-cell>
          <table:table-cell table:style-name="ce4" table:formula="of:=VLOOKUP([.A161];[HTMLDom.$A$2:.$A$1245];1;FALSE())" office:value-type="float" office:value="0">
            <text:p>#N/D</text:p>
          </table:table-cell>
          <table:table-cell table:style-name="ce6" table:formula="of:=IF(LEFT([.A16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over</text:p>
          </table:table-cell>
          <table:table-cell table:style-name="ce4" table:formula="of:=IF(AND(NOT(ISERROR(VLOOKUP([.A162];[IEplorer.$A$2:.$A$99];1;FALSE()))); NOT(ISERROR(VLOOKUP([.A162];[Firefox.$A$2:.$A$221];1;FALSE()))));[.A162];&quot;#N/A&quot;)" office:value-type="string" office:string-value="#N/A">
            <text:p>#N/A</text:p>
          </table:table-cell>
          <table:table-cell table:style-name="ce4" table:formula="of:=IF([.B162]=&quot;#N/A&quot;;      VLOOKUP([.A162];[IEplorer.$A$2:.$A$99];1;FALSE());            NA())" office:value-type="float" office:value="0">
            <text:p>#N/D</text:p>
          </table:table-cell>
          <table:table-cell table:style-name="ce4" table:formula="of:=IF([.B162]=&quot;#N/A&quot;;      VLOOKUP([.A162];[Firefox.$A$2:.$A$221];1;FALSE());            NA())" office:value-type="string" office:string-value="ondragover">
            <text:p>ondragover</text:p>
          </table:table-cell>
          <table:table-cell table:style-name="ce4" table:formula="of:=VLOOKUP([.A162];[HTMLDom.$A$2:.$A$1245];1;FALSE())" office:value-type="float" office:value="0">
            <text:p>#N/D</text:p>
          </table:table-cell>
          <table:table-cell table:style-name="ce6" table:formula="of:=IF(LEFT([.A16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agstart</text:p>
          </table:table-cell>
          <table:table-cell table:style-name="ce4" table:formula="of:=IF(AND(NOT(ISERROR(VLOOKUP([.A163];[IEplorer.$A$2:.$A$99];1;FALSE()))); NOT(ISERROR(VLOOKUP([.A163];[Firefox.$A$2:.$A$221];1;FALSE()))));[.A163];&quot;#N/A&quot;)" office:value-type="string" office:string-value="ondragstart">
            <text:p>ondragstart</text:p>
          </table:table-cell>
          <table:table-cell table:style-name="ce4" table:formula="of:=IF([.B163]=&quot;#N/A&quot;;      VLOOKUP([.A163];[IEplorer.$A$2:.$A$99];1;FALSE());            NA())" office:value-type="float" office:value="0">
            <text:p>#N/D</text:p>
          </table:table-cell>
          <table:table-cell table:style-name="ce4" table:formula="of:=IF([.B163]=&quot;#N/A&quot;;      VLOOKUP([.A163];[Firefox.$A$2:.$A$221];1;FALSE());            NA())" office:value-type="float" office:value="0">
            <text:p>#N/D</text:p>
          </table:table-cell>
          <table:table-cell table:style-name="ce4" table:formula="of:=VLOOKUP([.A163];[HTMLDom.$A$2:.$A$1245];1;FALSE())" office:value-type="float" office:value="0">
            <text:p>#N/D</text:p>
          </table:table-cell>
          <table:table-cell table:style-name="ce6" table:formula="of:=IF(LEFT([.A16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rop</text:p>
          </table:table-cell>
          <table:table-cell table:style-name="ce4" table:formula="of:=IF(AND(NOT(ISERROR(VLOOKUP([.A164];[IEplorer.$A$2:.$A$99];1;FALSE()))); NOT(ISERROR(VLOOKUP([.A164];[Firefox.$A$2:.$A$221];1;FALSE()))));[.A164];&quot;#N/A&quot;)" office:value-type="string" office:string-value="#N/A">
            <text:p>#N/A</text:p>
          </table:table-cell>
          <table:table-cell table:style-name="ce4" table:formula="of:=IF([.B164]=&quot;#N/A&quot;;      VLOOKUP([.A164];[IEplorer.$A$2:.$A$99];1;FALSE());            NA())" office:value-type="float" office:value="0">
            <text:p>#N/D</text:p>
          </table:table-cell>
          <table:table-cell table:style-name="ce4" table:formula="of:=IF([.B164]=&quot;#N/A&quot;;      VLOOKUP([.A164];[Firefox.$A$2:.$A$221];1;FALSE());            NA())" office:value-type="string" office:string-value="ondrop">
            <text:p>ondrop</text:p>
          </table:table-cell>
          <table:table-cell table:style-name="ce4" table:formula="of:=VLOOKUP([.A164];[HTMLDom.$A$2:.$A$1245];1;FALSE())" office:value-type="float" office:value="0">
            <text:p>#N/D</text:p>
          </table:table-cell>
          <table:table-cell table:style-name="ce6" table:formula="of:=IF(LEFT([.A16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durationchange</text:p>
          </table:table-cell>
          <table:table-cell table:style-name="ce4" table:formula="of:=IF(AND(NOT(ISERROR(VLOOKUP([.A165];[IEplorer.$A$2:.$A$99];1;FALSE()))); NOT(ISERROR(VLOOKUP([.A165];[Firefox.$A$2:.$A$221];1;FALSE()))));[.A165];&quot;#N/A&quot;)" office:value-type="string" office:string-value="#N/A">
            <text:p>#N/A</text:p>
          </table:table-cell>
          <table:table-cell table:style-name="ce4" table:formula="of:=IF([.B165]=&quot;#N/A&quot;;      VLOOKUP([.A165];[IEplorer.$A$2:.$A$99];1;FALSE());            NA())" office:value-type="float" office:value="0">
            <text:p>#N/D</text:p>
          </table:table-cell>
          <table:table-cell table:style-name="ce4" table:formula="of:=IF([.B165]=&quot;#N/A&quot;;      VLOOKUP([.A165];[Firefox.$A$2:.$A$221];1;FALSE());            NA())" office:value-type="string" office:string-value="ondurationchange">
            <text:p>ondurationchange</text:p>
          </table:table-cell>
          <table:table-cell table:style-name="ce4" table:formula="of:=VLOOKUP([.A165];[HTMLDom.$A$2:.$A$1245];1;FALSE())" office:value-type="float" office:value="0">
            <text:p>#N/D</text:p>
          </table:table-cell>
          <table:table-cell table:style-name="ce6" table:formula="of:=IF(LEFT([.A16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mptied</text:p>
          </table:table-cell>
          <table:table-cell table:style-name="ce4" table:formula="of:=IF(AND(NOT(ISERROR(VLOOKUP([.A166];[IEplorer.$A$2:.$A$99];1;FALSE()))); NOT(ISERROR(VLOOKUP([.A166];[Firefox.$A$2:.$A$221];1;FALSE()))));[.A166];&quot;#N/A&quot;)" office:value-type="string" office:string-value="#N/A">
            <text:p>#N/A</text:p>
          </table:table-cell>
          <table:table-cell table:style-name="ce4" table:formula="of:=IF([.B166]=&quot;#N/A&quot;;      VLOOKUP([.A166];[IEplorer.$A$2:.$A$99];1;FALSE());            NA())" office:value-type="float" office:value="0">
            <text:p>#N/D</text:p>
          </table:table-cell>
          <table:table-cell table:style-name="ce4" table:formula="of:=IF([.B166]=&quot;#N/A&quot;;      VLOOKUP([.A166];[Firefox.$A$2:.$A$221];1;FALSE());            NA())" office:value-type="string" office:string-value="onemptied">
            <text:p>onemptied</text:p>
          </table:table-cell>
          <table:table-cell table:style-name="ce4" table:formula="of:=VLOOKUP([.A166];[HTMLDom.$A$2:.$A$1245];1;FALSE())" office:value-type="float" office:value="0">
            <text:p>#N/D</text:p>
          </table:table-cell>
          <table:table-cell table:style-name="ce6" table:formula="of:=IF(LEFT([.A16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nded</text:p>
          </table:table-cell>
          <table:table-cell table:style-name="ce4" table:formula="of:=IF(AND(NOT(ISERROR(VLOOKUP([.A167];[IEplorer.$A$2:.$A$99];1;FALSE()))); NOT(ISERROR(VLOOKUP([.A167];[Firefox.$A$2:.$A$221];1;FALSE()))));[.A167];&quot;#N/A&quot;)" office:value-type="string" office:string-value="#N/A">
            <text:p>#N/A</text:p>
          </table:table-cell>
          <table:table-cell table:style-name="ce4" table:formula="of:=IF([.B167]=&quot;#N/A&quot;;      VLOOKUP([.A167];[IEplorer.$A$2:.$A$99];1;FALSE());            NA())" office:value-type="float" office:value="0">
            <text:p>#N/D</text:p>
          </table:table-cell>
          <table:table-cell table:style-name="ce4" table:formula="of:=IF([.B167]=&quot;#N/A&quot;;      VLOOKUP([.A167];[Firefox.$A$2:.$A$221];1;FALSE());            NA())" office:value-type="string" office:string-value="onended">
            <text:p>onended</text:p>
          </table:table-cell>
          <table:table-cell table:style-name="ce4" table:formula="of:=VLOOKUP([.A167];[HTMLDom.$A$2:.$A$1245];1;FALSE())" office:value-type="float" office:value="0">
            <text:p>#N/D</text:p>
          </table:table-cell>
          <table:table-cell table:style-name="ce6" table:formula="of:=IF(LEFT([.A16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</text:p>
          </table:table-cell>
          <table:table-cell table:style-name="ce4" table:formula="of:=IF(AND(NOT(ISERROR(VLOOKUP([.A168];[IEplorer.$A$2:.$A$99];1;FALSE()))); NOT(ISERROR(VLOOKUP([.A168];[Firefox.$A$2:.$A$221];1;FALSE()))));[.A168];&quot;#N/A&quot;)" office:value-type="string" office:string-value="#N/A">
            <text:p>#N/A</text:p>
          </table:table-cell>
          <table:table-cell table:style-name="ce4" table:formula="of:=IF([.B168]=&quot;#N/A&quot;;      VLOOKUP([.A168];[IEplorer.$A$2:.$A$99];1;FALSE());            NA())" office:value-type="float" office:value="0">
            <text:p>#N/D</text:p>
          </table:table-cell>
          <table:table-cell table:style-name="ce4" table:formula="of:=IF([.B168]=&quot;#N/A&quot;;      VLOOKUP([.A168];[Firefox.$A$2:.$A$221];1;FALSE());            NA())" office:value-type="string" office:string-value="onerror">
            <text:p>onerror</text:p>
          </table:table-cell>
          <table:table-cell table:style-name="ce4" table:formula="of:=VLOOKUP([.A168];[HTMLDom.$A$2:.$A$1245];1;FALSE())" office:value-type="float" office:value="0">
            <text:p>#N/D</text:p>
          </table:table-cell>
          <table:table-cell table:style-name="ce6" table:formula="of:=IF(LEFT([.A16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errorupdate</text:p>
          </table:table-cell>
          <table:table-cell table:style-name="ce4" table:formula="of:=IF(AND(NOT(ISERROR(VLOOKUP([.A169];[IEplorer.$A$2:.$A$99];1;FALSE()))); NOT(ISERROR(VLOOKUP([.A169];[Firefox.$A$2:.$A$221];1;FALSE()))));[.A169];&quot;#N/A&quot;)" office:value-type="string" office:string-value="#N/A">
            <text:p>#N/A</text:p>
          </table:table-cell>
          <table:table-cell table:style-name="ce4" table:formula="of:=IF([.B169]=&quot;#N/A&quot;;      VLOOKUP([.A169];[IEplorer.$A$2:.$A$99];1;FALSE());            NA())" office:value-type="string" office:string-value="onerrorupdate">
            <text:p>onerrorupdate</text:p>
          </table:table-cell>
          <table:table-cell table:style-name="ce4" table:formula="of:=IF([.B169]=&quot;#N/A&quot;;      VLOOKUP([.A169];[Firefox.$A$2:.$A$221];1;FALSE());            NA())" office:value-type="float" office:value="0">
            <text:p>#N/D</text:p>
          </table:table-cell>
          <table:table-cell table:style-name="ce4" table:formula="of:=VLOOKUP([.A169];[HTMLDom.$A$2:.$A$1245];1;FALSE())" office:value-type="float" office:value="0">
            <text:p>#N/D</text:p>
          </table:table-cell>
          <table:table-cell table:style-name="ce6" table:formula="of:=IF(LEFT([.A16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</text:p>
          </table:table-cell>
          <table:table-cell table:style-name="ce4" table:formula="of:=IF(AND(NOT(ISERROR(VLOOKUP([.A170];[IEplorer.$A$2:.$A$99];1;FALSE()))); NOT(ISERROR(VLOOKUP([.A170];[Firefox.$A$2:.$A$221];1;FALSE()))));[.A170];&quot;#N/A&quot;)" office:value-type="string" office:string-value="#N/A">
            <text:p>#N/A</text:p>
          </table:table-cell>
          <table:table-cell table:style-name="ce4" table:formula="of:=IF([.B170]=&quot;#N/A&quot;;      VLOOKUP([.A170];[IEplorer.$A$2:.$A$99];1;FALSE());            NA())" office:value-type="float" office:value="0">
            <text:p>#N/D</text:p>
          </table:table-cell>
          <table:table-cell table:style-name="ce4" table:formula="of:=IF([.B170]=&quot;#N/A&quot;;      VLOOKUP([.A170];[Firefox.$A$2:.$A$221];1;FALSE());            NA())" office:value-type="string" office:string-value="onfocus">
            <text:p>onfocus</text:p>
          </table:table-cell>
          <table:table-cell table:style-name="ce4" table:formula="of:=VLOOKUP([.A170];[HTMLDom.$A$2:.$A$1245];1;FALSE())" office:value-type="float" office:value="0">
            <text:p>#N/D</text:p>
          </table:table-cell>
          <table:table-cell table:style-name="ce6" table:formula="of:=IF(LEFT([.A17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in</text:p>
          </table:table-cell>
          <table:table-cell table:style-name="ce4" table:formula="of:=IF(AND(NOT(ISERROR(VLOOKUP([.A171];[IEplorer.$A$2:.$A$99];1;FALSE()))); NOT(ISERROR(VLOOKUP([.A171];[Firefox.$A$2:.$A$221];1;FALSE()))));[.A171];&quot;#N/A&quot;)" office:value-type="string" office:string-value="#N/A">
            <text:p>#N/A</text:p>
          </table:table-cell>
          <table:table-cell table:style-name="ce4" table:formula="of:=IF([.B171]=&quot;#N/A&quot;;      VLOOKUP([.A171];[IEplorer.$A$2:.$A$99];1;FALSE());            NA())" office:value-type="string" office:string-value="onfocusin">
            <text:p>onfocusin</text:p>
          </table:table-cell>
          <table:table-cell table:style-name="ce4" table:formula="of:=IF([.B171]=&quot;#N/A&quot;;      VLOOKUP([.A171];[Firefox.$A$2:.$A$221];1;FALSE());            NA())" office:value-type="float" office:value="0">
            <text:p>#N/D</text:p>
          </table:table-cell>
          <table:table-cell table:style-name="ce4" table:formula="of:=VLOOKUP([.A171];[HTMLDom.$A$2:.$A$1245];1;FALSE())" office:value-type="float" office:value="0">
            <text:p>#N/D</text:p>
          </table:table-cell>
          <table:table-cell table:style-name="ce6" table:formula="of:=IF(LEFT([.A17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focusout</text:p>
          </table:table-cell>
          <table:table-cell table:style-name="ce4" table:formula="of:=IF(AND(NOT(ISERROR(VLOOKUP([.A172];[IEplorer.$A$2:.$A$99];1;FALSE()))); NOT(ISERROR(VLOOKUP([.A172];[Firefox.$A$2:.$A$221];1;FALSE()))));[.A172];&quot;#N/A&quot;)" office:value-type="string" office:string-value="#N/A">
            <text:p>#N/A</text:p>
          </table:table-cell>
          <table:table-cell table:style-name="ce4" table:formula="of:=IF([.B172]=&quot;#N/A&quot;;      VLOOKUP([.A172];[IEplorer.$A$2:.$A$99];1;FALSE());            NA())" office:value-type="string" office:string-value="onfocusout">
            <text:p>onfocusout</text:p>
          </table:table-cell>
          <table:table-cell table:style-name="ce4" table:formula="of:=IF([.B172]=&quot;#N/A&quot;;      VLOOKUP([.A172];[Firefox.$A$2:.$A$221];1;FALSE());            NA())" office:value-type="float" office:value="0">
            <text:p>#N/D</text:p>
          </table:table-cell>
          <table:table-cell table:style-name="ce4" table:formula="of:=VLOOKUP([.A172];[HTMLDom.$A$2:.$A$1245];1;FALSE())" office:value-type="float" office:value="0">
            <text:p>#N/D</text:p>
          </table:table-cell>
          <table:table-cell table:style-name="ce6" table:formula="of:=IF(LEFT([.A17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help</text:p>
          </table:table-cell>
          <table:table-cell table:style-name="ce4" table:formula="of:=IF(AND(NOT(ISERROR(VLOOKUP([.A173];[IEplorer.$A$2:.$A$99];1;FALSE()))); NOT(ISERROR(VLOOKUP([.A173];[Firefox.$A$2:.$A$221];1;FALSE()))));[.A173];&quot;#N/A&quot;)" office:value-type="string" office:string-value="#N/A">
            <text:p>#N/A</text:p>
          </table:table-cell>
          <table:table-cell table:style-name="ce4" table:formula="of:=IF([.B173]=&quot;#N/A&quot;;      VLOOKUP([.A173];[IEplorer.$A$2:.$A$99];1;FALSE());            NA())" office:value-type="string" office:string-value="onhelp">
            <text:p>onhelp</text:p>
          </table:table-cell>
          <table:table-cell table:style-name="ce4" table:formula="of:=IF([.B173]=&quot;#N/A&quot;;      VLOOKUP([.A173];[Firefox.$A$2:.$A$221];1;FALSE());            NA())" office:value-type="float" office:value="0">
            <text:p>#N/D</text:p>
          </table:table-cell>
          <table:table-cell table:style-name="ce4" table:formula="of:=VLOOKUP([.A173];[HTMLDom.$A$2:.$A$1245];1;FALSE())" office:value-type="float" office:value="0">
            <text:p>#N/D</text:p>
          </table:table-cell>
          <table:table-cell table:style-name="ce6" table:formula="of:=IF(LEFT([.A17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put</text:p>
          </table:table-cell>
          <table:table-cell table:style-name="ce4" table:formula="of:=IF(AND(NOT(ISERROR(VLOOKUP([.A174];[IEplorer.$A$2:.$A$99];1;FALSE()))); NOT(ISERROR(VLOOKUP([.A174];[Firefox.$A$2:.$A$221];1;FALSE()))));[.A174];&quot;#N/A&quot;)" office:value-type="string" office:string-value="#N/A">
            <text:p>#N/A</text:p>
          </table:table-cell>
          <table:table-cell table:style-name="ce4" table:formula="of:=IF([.B174]=&quot;#N/A&quot;;      VLOOKUP([.A174];[IEplorer.$A$2:.$A$99];1;FALSE());            NA())" office:value-type="float" office:value="0">
            <text:p>#N/D</text:p>
          </table:table-cell>
          <table:table-cell table:style-name="ce4" table:formula="of:=IF([.B174]=&quot;#N/A&quot;;      VLOOKUP([.A174];[Firefox.$A$2:.$A$221];1;FALSE());            NA())" office:value-type="string" office:string-value="oninput">
            <text:p>oninput</text:p>
          </table:table-cell>
          <table:table-cell table:style-name="ce4" table:formula="of:=VLOOKUP([.A174];[HTMLDom.$A$2:.$A$1245];1;FALSE())" office:value-type="float" office:value="0">
            <text:p>#N/D</text:p>
          </table:table-cell>
          <table:table-cell table:style-name="ce6" table:formula="of:=IF(LEFT([.A17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invalid</text:p>
          </table:table-cell>
          <table:table-cell table:style-name="ce4" table:formula="of:=IF(AND(NOT(ISERROR(VLOOKUP([.A175];[IEplorer.$A$2:.$A$99];1;FALSE()))); NOT(ISERROR(VLOOKUP([.A175];[Firefox.$A$2:.$A$221];1;FALSE()))));[.A175];&quot;#N/A&quot;)" office:value-type="string" office:string-value="#N/A">
            <text:p>#N/A</text:p>
          </table:table-cell>
          <table:table-cell table:style-name="ce4" table:formula="of:=IF([.B175]=&quot;#N/A&quot;;      VLOOKUP([.A175];[IEplorer.$A$2:.$A$99];1;FALSE());            NA())" office:value-type="float" office:value="0">
            <text:p>#N/D</text:p>
          </table:table-cell>
          <table:table-cell table:style-name="ce4" table:formula="of:=IF([.B175]=&quot;#N/A&quot;;      VLOOKUP([.A175];[Firefox.$A$2:.$A$221];1;FALSE());            NA())" office:value-type="string" office:string-value="oninvalid">
            <text:p>oninvalid</text:p>
          </table:table-cell>
          <table:table-cell table:style-name="ce4" table:formula="of:=VLOOKUP([.A175];[HTMLDom.$A$2:.$A$1245];1;FALSE())" office:value-type="float" office:value="0">
            <text:p>#N/D</text:p>
          </table:table-cell>
          <table:table-cell table:style-name="ce6" table:formula="of:=IF(LEFT([.A17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down</text:p>
          </table:table-cell>
          <table:table-cell table:style-name="ce4" table:formula="of:=IF(AND(NOT(ISERROR(VLOOKUP([.A176];[IEplorer.$A$2:.$A$99];1;FALSE()))); NOT(ISERROR(VLOOKUP([.A176];[Firefox.$A$2:.$A$221];1;FALSE()))));[.A176];&quot;#N/A&quot;)" office:value-type="string" office:string-value="onkeydown">
            <text:p>onkeydown</text:p>
          </table:table-cell>
          <table:table-cell table:style-name="ce4" table:formula="of:=IF([.B176]=&quot;#N/A&quot;;      VLOOKUP([.A176];[IEplorer.$A$2:.$A$99];1;FALSE());            NA())" office:value-type="float" office:value="0">
            <text:p>#N/D</text:p>
          </table:table-cell>
          <table:table-cell table:style-name="ce4" table:formula="of:=IF([.B176]=&quot;#N/A&quot;;      VLOOKUP([.A176];[Firefox.$A$2:.$A$221];1;FALSE());            NA())" office:value-type="float" office:value="0">
            <text:p>#N/D</text:p>
          </table:table-cell>
          <table:table-cell table:style-name="ce4" table:formula="of:=VLOOKUP([.A176];[HTMLDom.$A$2:.$A$1245];1;FALSE())" office:value-type="float" office:value="0">
            <text:p>#N/D</text:p>
          </table:table-cell>
          <table:table-cell table:style-name="ce6" table:formula="of:=IF(LEFT([.A17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press</text:p>
          </table:table-cell>
          <table:table-cell table:style-name="ce4" table:formula="of:=IF(AND(NOT(ISERROR(VLOOKUP([.A177];[IEplorer.$A$2:.$A$99];1;FALSE()))); NOT(ISERROR(VLOOKUP([.A177];[Firefox.$A$2:.$A$221];1;FALSE()))));[.A177];&quot;#N/A&quot;)" office:value-type="string" office:string-value="onkeypress">
            <text:p>onkeypress</text:p>
          </table:table-cell>
          <table:table-cell table:style-name="ce4" table:formula="of:=IF([.B177]=&quot;#N/A&quot;;      VLOOKUP([.A177];[IEplorer.$A$2:.$A$99];1;FALSE());            NA())" office:value-type="float" office:value="0">
            <text:p>#N/D</text:p>
          </table:table-cell>
          <table:table-cell table:style-name="ce4" table:formula="of:=IF([.B177]=&quot;#N/A&quot;;      VLOOKUP([.A177];[Firefox.$A$2:.$A$221];1;FALSE());            NA())" office:value-type="float" office:value="0">
            <text:p>#N/D</text:p>
          </table:table-cell>
          <table:table-cell table:style-name="ce4" table:formula="of:=VLOOKUP([.A177];[HTMLDom.$A$2:.$A$1245];1;FALSE())" office:value-type="float" office:value="0">
            <text:p>#N/D</text:p>
          </table:table-cell>
          <table:table-cell table:style-name="ce6" table:formula="of:=IF(LEFT([.A17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keyup</text:p>
          </table:table-cell>
          <table:table-cell table:style-name="ce4" table:formula="of:=IF(AND(NOT(ISERROR(VLOOKUP([.A178];[IEplorer.$A$2:.$A$99];1;FALSE()))); NOT(ISERROR(VLOOKUP([.A178];[Firefox.$A$2:.$A$221];1;FALSE()))));[.A178];&quot;#N/A&quot;)" office:value-type="string" office:string-value="onkeyup">
            <text:p>onkeyup</text:p>
          </table:table-cell>
          <table:table-cell table:style-name="ce4" table:formula="of:=IF([.B178]=&quot;#N/A&quot;;      VLOOKUP([.A178];[IEplorer.$A$2:.$A$99];1;FALSE());            NA())" office:value-type="float" office:value="0">
            <text:p>#N/D</text:p>
          </table:table-cell>
          <table:table-cell table:style-name="ce4" table:formula="of:=IF([.B178]=&quot;#N/A&quot;;      VLOOKUP([.A178];[Firefox.$A$2:.$A$221];1;FALSE());            NA())" office:value-type="float" office:value="0">
            <text:p>#N/D</text:p>
          </table:table-cell>
          <table:table-cell table:style-name="ce4" table:formula="of:=VLOOKUP([.A178];[HTMLDom.$A$2:.$A$1245];1;FALSE())" office:value-type="float" office:value="0">
            <text:p>#N/D</text:p>
          </table:table-cell>
          <table:table-cell table:style-name="ce6" table:formula="of:=IF(LEFT([.A17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</text:p>
          </table:table-cell>
          <table:table-cell table:style-name="ce4" table:formula="of:=IF(AND(NOT(ISERROR(VLOOKUP([.A179];[IEplorer.$A$2:.$A$99];1;FALSE()))); NOT(ISERROR(VLOOKUP([.A179];[Firefox.$A$2:.$A$221];1;FALSE()))));[.A179];&quot;#N/A&quot;)" office:value-type="string" office:string-value="#N/A">
            <text:p>#N/A</text:p>
          </table:table-cell>
          <table:table-cell table:style-name="ce4" table:formula="of:=IF([.B179]=&quot;#N/A&quot;;      VLOOKUP([.A179];[IEplorer.$A$2:.$A$99];1;FALSE());            NA())" office:value-type="float" office:value="0">
            <text:p>#N/D</text:p>
          </table:table-cell>
          <table:table-cell table:style-name="ce4" table:formula="of:=IF([.B179]=&quot;#N/A&quot;;      VLOOKUP([.A179];[Firefox.$A$2:.$A$221];1;FALSE());            NA())" office:value-type="string" office:string-value="onload">
            <text:p>onload</text:p>
          </table:table-cell>
          <table:table-cell table:style-name="ce4" table:formula="of:=VLOOKUP([.A179];[HTMLDom.$A$2:.$A$1245];1;FALSE())" office:value-type="float" office:value="0">
            <text:p>#N/D</text:p>
          </table:table-cell>
          <table:table-cell table:style-name="ce6" table:formula="of:=IF(LEFT([.A17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data</text:p>
          </table:table-cell>
          <table:table-cell table:style-name="ce4" table:formula="of:=IF(AND(NOT(ISERROR(VLOOKUP([.A180];[IEplorer.$A$2:.$A$99];1;FALSE()))); NOT(ISERROR(VLOOKUP([.A180];[Firefox.$A$2:.$A$221];1;FALSE()))));[.A180];&quot;#N/A&quot;)" office:value-type="string" office:string-value="#N/A">
            <text:p>#N/A</text:p>
          </table:table-cell>
          <table:table-cell table:style-name="ce4" table:formula="of:=IF([.B180]=&quot;#N/A&quot;;      VLOOKUP([.A180];[IEplorer.$A$2:.$A$99];1;FALSE());            NA())" office:value-type="float" office:value="0">
            <text:p>#N/D</text:p>
          </table:table-cell>
          <table:table-cell table:style-name="ce4" table:formula="of:=IF([.B180]=&quot;#N/A&quot;;      VLOOKUP([.A180];[Firefox.$A$2:.$A$221];1;FALSE());            NA())" office:value-type="string" office:string-value="onloadeddata">
            <text:p>onloadeddata</text:p>
          </table:table-cell>
          <table:table-cell table:style-name="ce4" table:formula="of:=VLOOKUP([.A180];[HTMLDom.$A$2:.$A$1245];1;FALSE())" office:value-type="float" office:value="0">
            <text:p>#N/D</text:p>
          </table:table-cell>
          <table:table-cell table:style-name="ce6" table:formula="of:=IF(LEFT([.A18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edmetadata</text:p>
          </table:table-cell>
          <table:table-cell table:style-name="ce4" table:formula="of:=IF(AND(NOT(ISERROR(VLOOKUP([.A181];[IEplorer.$A$2:.$A$99];1;FALSE()))); NOT(ISERROR(VLOOKUP([.A181];[Firefox.$A$2:.$A$221];1;FALSE()))));[.A181];&quot;#N/A&quot;)" office:value-type="string" office:string-value="#N/A">
            <text:p>#N/A</text:p>
          </table:table-cell>
          <table:table-cell table:style-name="ce4" table:formula="of:=IF([.B181]=&quot;#N/A&quot;;      VLOOKUP([.A181];[IEplorer.$A$2:.$A$99];1;FALSE());            NA())" office:value-type="float" office:value="0">
            <text:p>#N/D</text:p>
          </table:table-cell>
          <table:table-cell table:style-name="ce4" table:formula="of:=IF([.B181]=&quot;#N/A&quot;;      VLOOKUP([.A181];[Firefox.$A$2:.$A$221];1;FALSE());            NA())" office:value-type="string" office:string-value="onloadedmetadata">
            <text:p>onloadedmetadata</text:p>
          </table:table-cell>
          <table:table-cell table:style-name="ce4" table:formula="of:=VLOOKUP([.A181];[HTMLDom.$A$2:.$A$1245];1;FALSE())" office:value-type="float" office:value="0">
            <text:p>#N/D</text:p>
          </table:table-cell>
          <table:table-cell table:style-name="ce6" table:formula="of:=IF(LEFT([.A18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loadstart</text:p>
          </table:table-cell>
          <table:table-cell table:style-name="ce4" table:formula="of:=IF(AND(NOT(ISERROR(VLOOKUP([.A182];[IEplorer.$A$2:.$A$99];1;FALSE()))); NOT(ISERROR(VLOOKUP([.A182];[Firefox.$A$2:.$A$221];1;FALSE()))));[.A182];&quot;#N/A&quot;)" office:value-type="string" office:string-value="#N/A">
            <text:p>#N/A</text:p>
          </table:table-cell>
          <table:table-cell table:style-name="ce4" table:formula="of:=IF([.B182]=&quot;#N/A&quot;;      VLOOKUP([.A182];[IEplorer.$A$2:.$A$99];1;FALSE());            NA())" office:value-type="float" office:value="0">
            <text:p>#N/D</text:p>
          </table:table-cell>
          <table:table-cell table:style-name="ce4" table:formula="of:=IF([.B182]=&quot;#N/A&quot;;      VLOOKUP([.A182];[Firefox.$A$2:.$A$221];1;FALSE());            NA())" office:value-type="string" office:string-value="onloadstart">
            <text:p>onloadstart</text:p>
          </table:table-cell>
          <table:table-cell table:style-name="ce4" table:formula="of:=VLOOKUP([.A182];[HTMLDom.$A$2:.$A$1245];1;FALSE())" office:value-type="float" office:value="0">
            <text:p>#N/D</text:p>
          </table:table-cell>
          <table:table-cell table:style-name="ce6" table:formula="of:=IF(LEFT([.A18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down</text:p>
          </table:table-cell>
          <table:table-cell table:style-name="ce4" table:formula="of:=IF(AND(NOT(ISERROR(VLOOKUP([.A183];[IEplorer.$A$2:.$A$99];1;FALSE()))); NOT(ISERROR(VLOOKUP([.A183];[Firefox.$A$2:.$A$221];1;FALSE()))));[.A183];&quot;#N/A&quot;)" office:value-type="string" office:string-value="onmousedown">
            <text:p>onmousedown</text:p>
          </table:table-cell>
          <table:table-cell table:style-name="ce4" table:formula="of:=IF([.B183]=&quot;#N/A&quot;;      VLOOKUP([.A183];[IEplorer.$A$2:.$A$99];1;FALSE());            NA())" office:value-type="float" office:value="0">
            <text:p>#N/D</text:p>
          </table:table-cell>
          <table:table-cell table:style-name="ce4" table:formula="of:=IF([.B183]=&quot;#N/A&quot;;      VLOOKUP([.A183];[Firefox.$A$2:.$A$221];1;FALSE());            NA())" office:value-type="float" office:value="0">
            <text:p>#N/D</text:p>
          </table:table-cell>
          <table:table-cell table:style-name="ce4" table:formula="of:=VLOOKUP([.A183];[HTMLDom.$A$2:.$A$1245];1;FALSE())" office:value-type="float" office:value="0">
            <text:p>#N/D</text:p>
          </table:table-cell>
          <table:table-cell table:style-name="ce6" table:formula="of:=IF(LEFT([.A18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enter</text:p>
          </table:table-cell>
          <table:table-cell table:style-name="ce4" table:formula="of:=IF(AND(NOT(ISERROR(VLOOKUP([.A184];[IEplorer.$A$2:.$A$99];1;FALSE()))); NOT(ISERROR(VLOOKUP([.A184];[Firefox.$A$2:.$A$221];1;FALSE()))));[.A184];&quot;#N/A&quot;)" office:value-type="string" office:string-value="#N/A">
            <text:p>#N/A</text:p>
          </table:table-cell>
          <table:table-cell table:style-name="ce4" table:formula="of:=IF([.B184]=&quot;#N/A&quot;;      VLOOKUP([.A184];[IEplorer.$A$2:.$A$99];1;FALSE());            NA())" office:value-type="float" office:value="0">
            <text:p>#N/D</text:p>
          </table:table-cell>
          <table:table-cell table:style-name="ce4" table:formula="of:=IF([.B184]=&quot;#N/A&quot;;      VLOOKUP([.A184];[Firefox.$A$2:.$A$221];1;FALSE());            NA())" office:value-type="string" office:string-value="onmouseenter">
            <text:p>onmouseenter</text:p>
          </table:table-cell>
          <table:table-cell table:style-name="ce4" table:formula="of:=VLOOKUP([.A184];[HTMLDom.$A$2:.$A$1245];1;FALSE())" office:value-type="float" office:value="0">
            <text:p>#N/D</text:p>
          </table:table-cell>
          <table:table-cell table:style-name="ce6" table:formula="of:=IF(LEFT([.A18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leave</text:p>
          </table:table-cell>
          <table:table-cell table:style-name="ce4" table:formula="of:=IF(AND(NOT(ISERROR(VLOOKUP([.A185];[IEplorer.$A$2:.$A$99];1;FALSE()))); NOT(ISERROR(VLOOKUP([.A185];[Firefox.$A$2:.$A$221];1;FALSE()))));[.A185];&quot;#N/A&quot;)" office:value-type="string" office:string-value="#N/A">
            <text:p>#N/A</text:p>
          </table:table-cell>
          <table:table-cell table:style-name="ce4" table:formula="of:=IF([.B185]=&quot;#N/A&quot;;      VLOOKUP([.A185];[IEplorer.$A$2:.$A$99];1;FALSE());            NA())" office:value-type="float" office:value="0">
            <text:p>#N/D</text:p>
          </table:table-cell>
          <table:table-cell table:style-name="ce4" table:formula="of:=IF([.B185]=&quot;#N/A&quot;;      VLOOKUP([.A185];[Firefox.$A$2:.$A$221];1;FALSE());            NA())" office:value-type="string" office:string-value="onmouseleave">
            <text:p>onmouseleave</text:p>
          </table:table-cell>
          <table:table-cell table:style-name="ce4" table:formula="of:=VLOOKUP([.A185];[HTMLDom.$A$2:.$A$1245];1;FALSE())" office:value-type="float" office:value="0">
            <text:p>#N/D</text:p>
          </table:table-cell>
          <table:table-cell table:style-name="ce6" table:formula="of:=IF(LEFT([.A18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move</text:p>
          </table:table-cell>
          <table:table-cell table:style-name="ce4" table:formula="of:=IF(AND(NOT(ISERROR(VLOOKUP([.A186];[IEplorer.$A$2:.$A$99];1;FALSE()))); NOT(ISERROR(VLOOKUP([.A186];[Firefox.$A$2:.$A$221];1;FALSE()))));[.A186];&quot;#N/A&quot;)" office:value-type="string" office:string-value="onmousemove">
            <text:p>onmousemove</text:p>
          </table:table-cell>
          <table:table-cell table:style-name="ce4" table:formula="of:=IF([.B186]=&quot;#N/A&quot;;      VLOOKUP([.A186];[IEplorer.$A$2:.$A$99];1;FALSE());            NA())" office:value-type="float" office:value="0">
            <text:p>#N/D</text:p>
          </table:table-cell>
          <table:table-cell table:style-name="ce4" table:formula="of:=IF([.B186]=&quot;#N/A&quot;;      VLOOKUP([.A186];[Firefox.$A$2:.$A$221];1;FALSE());            NA())" office:value-type="float" office:value="0">
            <text:p>#N/D</text:p>
          </table:table-cell>
          <table:table-cell table:style-name="ce4" table:formula="of:=VLOOKUP([.A186];[HTMLDom.$A$2:.$A$1245];1;FALSE())" office:value-type="float" office:value="0">
            <text:p>#N/D</text:p>
          </table:table-cell>
          <table:table-cell table:style-name="ce6" table:formula="of:=IF(LEFT([.A18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ut</text:p>
          </table:table-cell>
          <table:table-cell table:style-name="ce4" table:formula="of:=IF(AND(NOT(ISERROR(VLOOKUP([.A187];[IEplorer.$A$2:.$A$99];1;FALSE()))); NOT(ISERROR(VLOOKUP([.A187];[Firefox.$A$2:.$A$221];1;FALSE()))));[.A187];&quot;#N/A&quot;)" office:value-type="string" office:string-value="onmouseout">
            <text:p>onmouseout</text:p>
          </table:table-cell>
          <table:table-cell table:style-name="ce4" table:formula="of:=IF([.B187]=&quot;#N/A&quot;;      VLOOKUP([.A187];[IEplorer.$A$2:.$A$99];1;FALSE());            NA())" office:value-type="float" office:value="0">
            <text:p>#N/D</text:p>
          </table:table-cell>
          <table:table-cell table:style-name="ce4" table:formula="of:=IF([.B187]=&quot;#N/A&quot;;      VLOOKUP([.A187];[Firefox.$A$2:.$A$221];1;FALSE());            NA())" office:value-type="float" office:value="0">
            <text:p>#N/D</text:p>
          </table:table-cell>
          <table:table-cell table:style-name="ce4" table:formula="of:=VLOOKUP([.A187];[HTMLDom.$A$2:.$A$1245];1;FALSE())" office:value-type="float" office:value="0">
            <text:p>#N/D</text:p>
          </table:table-cell>
          <table:table-cell table:style-name="ce6" table:formula="of:=IF(LEFT([.A18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over</text:p>
          </table:table-cell>
          <table:table-cell table:style-name="ce4" table:formula="of:=IF(AND(NOT(ISERROR(VLOOKUP([.A188];[IEplorer.$A$2:.$A$99];1;FALSE()))); NOT(ISERROR(VLOOKUP([.A188];[Firefox.$A$2:.$A$221];1;FALSE()))));[.A188];&quot;#N/A&quot;)" office:value-type="string" office:string-value="onmouseover">
            <text:p>onmouseover</text:p>
          </table:table-cell>
          <table:table-cell table:style-name="ce4" table:formula="of:=IF([.B188]=&quot;#N/A&quot;;      VLOOKUP([.A188];[IEplorer.$A$2:.$A$99];1;FALSE());            NA())" office:value-type="float" office:value="0">
            <text:p>#N/D</text:p>
          </table:table-cell>
          <table:table-cell table:style-name="ce4" table:formula="of:=IF([.B188]=&quot;#N/A&quot;;      VLOOKUP([.A188];[Firefox.$A$2:.$A$221];1;FALSE());            NA())" office:value-type="float" office:value="0">
            <text:p>#N/D</text:p>
          </table:table-cell>
          <table:table-cell table:style-name="ce4" table:formula="of:=VLOOKUP([.A188];[HTMLDom.$A$2:.$A$1245];1;FALSE())" office:value-type="float" office:value="0">
            <text:p>#N/D</text:p>
          </table:table-cell>
          <table:table-cell table:style-name="ce6" table:formula="of:=IF(LEFT([.A18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up</text:p>
          </table:table-cell>
          <table:table-cell table:style-name="ce4" table:formula="of:=IF(AND(NOT(ISERROR(VLOOKUP([.A189];[IEplorer.$A$2:.$A$99];1;FALSE()))); NOT(ISERROR(VLOOKUP([.A189];[Firefox.$A$2:.$A$221];1;FALSE()))));[.A189];&quot;#N/A&quot;)" office:value-type="string" office:string-value="onmouseup">
            <text:p>onmouseup</text:p>
          </table:table-cell>
          <table:table-cell table:style-name="ce4" table:formula="of:=IF([.B189]=&quot;#N/A&quot;;      VLOOKUP([.A189];[IEplorer.$A$2:.$A$99];1;FALSE());            NA())" office:value-type="float" office:value="0">
            <text:p>#N/D</text:p>
          </table:table-cell>
          <table:table-cell table:style-name="ce4" table:formula="of:=IF([.B189]=&quot;#N/A&quot;;      VLOOKUP([.A189];[Firefox.$A$2:.$A$221];1;FALSE());            NA())" office:value-type="float" office:value="0">
            <text:p>#N/D</text:p>
          </table:table-cell>
          <table:table-cell table:style-name="ce4" table:formula="of:=VLOOKUP([.A189];[HTMLDom.$A$2:.$A$1245];1;FALSE())" office:value-type="float" office:value="0">
            <text:p>#N/D</text:p>
          </table:table-cell>
          <table:table-cell table:style-name="ce6" table:formula="of:=IF(LEFT([.A18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usewheel</text:p>
          </table:table-cell>
          <table:table-cell table:style-name="ce4" table:formula="of:=IF(AND(NOT(ISERROR(VLOOKUP([.A190];[IEplorer.$A$2:.$A$99];1;FALSE()))); NOT(ISERROR(VLOOKUP([.A190];[Firefox.$A$2:.$A$221];1;FALSE()))));[.A190];&quot;#N/A&quot;)" office:value-type="string" office:string-value="#N/A">
            <text:p>#N/A</text:p>
          </table:table-cell>
          <table:table-cell table:style-name="ce4" table:formula="of:=IF([.B190]=&quot;#N/A&quot;;      VLOOKUP([.A190];[IEplorer.$A$2:.$A$99];1;FALSE());            NA())" office:value-type="string" office:string-value="onmousewheel">
            <text:p>onmousewheel</text:p>
          </table:table-cell>
          <table:table-cell table:style-name="ce4" table:formula="of:=IF([.B190]=&quot;#N/A&quot;;      VLOOKUP([.A190];[Firefox.$A$2:.$A$221];1;FALSE());            NA())" office:value-type="float" office:value="0">
            <text:p>#N/D</text:p>
          </table:table-cell>
          <table:table-cell table:style-name="ce4" table:formula="of:=VLOOKUP([.A190];[HTMLDom.$A$2:.$A$1245];1;FALSE())" office:value-type="float" office:value="0">
            <text:p>#N/D</text:p>
          </table:table-cell>
          <table:table-cell table:style-name="ce6" table:formula="of:=IF(LEFT([.A19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change</text:p>
          </table:table-cell>
          <table:table-cell table:style-name="ce4" table:formula="of:=IF(AND(NOT(ISERROR(VLOOKUP([.A191];[IEplorer.$A$2:.$A$99];1;FALSE()))); NOT(ISERROR(VLOOKUP([.A191];[Firefox.$A$2:.$A$221];1;FALSE()))));[.A191];&quot;#N/A&quot;)" office:value-type="string" office:string-value="#N/A">
            <text:p>#N/A</text:p>
          </table:table-cell>
          <table:table-cell table:style-name="ce4" table:formula="of:=IF([.B191]=&quot;#N/A&quot;;      VLOOKUP([.A191];[IEplorer.$A$2:.$A$99];1;FALSE());            NA())" office:value-type="float" office:value="0">
            <text:p>#N/D</text:p>
          </table:table-cell>
          <table:table-cell table:style-name="ce4" table:formula="of:=IF([.B191]=&quot;#N/A&quot;;      VLOOKUP([.A191];[Firefox.$A$2:.$A$221];1;FALSE());            NA())" office:value-type="string" office:string-value="onmozfullscreenchange">
            <text:p>onmozfullscreenchange</text:p>
          </table:table-cell>
          <table:table-cell table:style-name="ce4" table:formula="of:=VLOOKUP([.A191];[HTMLDom.$A$2:.$A$1245];1;FALSE())" office:value-type="float" office:value="0">
            <text:p>#N/D</text:p>
          </table:table-cell>
          <table:table-cell table:style-name="ce6" table:formula="of:=IF(LEFT([.A19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fullscreenerror</text:p>
          </table:table-cell>
          <table:table-cell table:style-name="ce4" table:formula="of:=IF(AND(NOT(ISERROR(VLOOKUP([.A192];[IEplorer.$A$2:.$A$99];1;FALSE()))); NOT(ISERROR(VLOOKUP([.A192];[Firefox.$A$2:.$A$221];1;FALSE()))));[.A192];&quot;#N/A&quot;)" office:value-type="string" office:string-value="#N/A">
            <text:p>#N/A</text:p>
          </table:table-cell>
          <table:table-cell table:style-name="ce4" table:formula="of:=IF([.B192]=&quot;#N/A&quot;;      VLOOKUP([.A192];[IEplorer.$A$2:.$A$99];1;FALSE());            NA())" office:value-type="float" office:value="0">
            <text:p>#N/D</text:p>
          </table:table-cell>
          <table:table-cell table:style-name="ce4" table:formula="of:=IF([.B192]=&quot;#N/A&quot;;      VLOOKUP([.A192];[Firefox.$A$2:.$A$221];1;FALSE());            NA())" office:value-type="string" office:string-value="onmozfullscreenerror">
            <text:p>onmozfullscreenerror</text:p>
          </table:table-cell>
          <table:table-cell table:style-name="ce4" table:formula="of:=VLOOKUP([.A192];[HTMLDom.$A$2:.$A$1245];1;FALSE())" office:value-type="float" office:value="0">
            <text:p>#N/D</text:p>
          </table:table-cell>
          <table:table-cell table:style-name="ce6" table:formula="of:=IF(LEFT([.A19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change</text:p>
          </table:table-cell>
          <table:table-cell table:style-name="ce4" table:formula="of:=IF(AND(NOT(ISERROR(VLOOKUP([.A193];[IEplorer.$A$2:.$A$99];1;FALSE()))); NOT(ISERROR(VLOOKUP([.A193];[Firefox.$A$2:.$A$221];1;FALSE()))));[.A193];&quot;#N/A&quot;)" office:value-type="string" office:string-value="#N/A">
            <text:p>#N/A</text:p>
          </table:table-cell>
          <table:table-cell table:style-name="ce4" table:formula="of:=IF([.B193]=&quot;#N/A&quot;;      VLOOKUP([.A193];[IEplorer.$A$2:.$A$99];1;FALSE());            NA())" office:value-type="float" office:value="0">
            <text:p>#N/D</text:p>
          </table:table-cell>
          <table:table-cell table:style-name="ce4" table:formula="of:=IF([.B193]=&quot;#N/A&quot;;      VLOOKUP([.A193];[Firefox.$A$2:.$A$221];1;FALSE());            NA())" office:value-type="string" office:string-value="onmozpointerlockchange">
            <text:p>onmozpointerlockchange</text:p>
          </table:table-cell>
          <table:table-cell table:style-name="ce4" table:formula="of:=VLOOKUP([.A193];[HTMLDom.$A$2:.$A$1245];1;FALSE())" office:value-type="float" office:value="0">
            <text:p>#N/D</text:p>
          </table:table-cell>
          <table:table-cell table:style-name="ce6" table:formula="of:=IF(LEFT([.A19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mozpointerlockerror</text:p>
          </table:table-cell>
          <table:table-cell table:style-name="ce4" table:formula="of:=IF(AND(NOT(ISERROR(VLOOKUP([.A194];[IEplorer.$A$2:.$A$99];1;FALSE()))); NOT(ISERROR(VLOOKUP([.A194];[Firefox.$A$2:.$A$221];1;FALSE()))));[.A194];&quot;#N/A&quot;)" office:value-type="string" office:string-value="#N/A">
            <text:p>#N/A</text:p>
          </table:table-cell>
          <table:table-cell table:style-name="ce4" table:formula="of:=IF([.B194]=&quot;#N/A&quot;;      VLOOKUP([.A194];[IEplorer.$A$2:.$A$99];1;FALSE());            NA())" office:value-type="float" office:value="0">
            <text:p>#N/D</text:p>
          </table:table-cell>
          <table:table-cell table:style-name="ce4" table:formula="of:=IF([.B194]=&quot;#N/A&quot;;      VLOOKUP([.A194];[Firefox.$A$2:.$A$221];1;FALSE());            NA())" office:value-type="string" office:string-value="onmozpointerlockerror">
            <text:p>onmozpointerlockerror</text:p>
          </table:table-cell>
          <table:table-cell table:style-name="ce4" table:formula="of:=VLOOKUP([.A194];[HTMLDom.$A$2:.$A$1245];1;FALSE())" office:value-type="float" office:value="0">
            <text:p>#N/D</text:p>
          </table:table-cell>
          <table:table-cell table:style-name="ce6" table:formula="of:=IF(LEFT([.A19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ste</text:p>
          </table:table-cell>
          <table:table-cell table:style-name="ce4" table:formula="of:=IF(AND(NOT(ISERROR(VLOOKUP([.A195];[IEplorer.$A$2:.$A$99];1;FALSE()))); NOT(ISERROR(VLOOKUP([.A195];[Firefox.$A$2:.$A$221];1;FALSE()))));[.A195];&quot;#N/A&quot;)" office:value-type="string" office:string-value="#N/A">
            <text:p>#N/A</text:p>
          </table:table-cell>
          <table:table-cell table:style-name="ce4" table:formula="of:=IF([.B195]=&quot;#N/A&quot;;      VLOOKUP([.A195];[IEplorer.$A$2:.$A$99];1;FALSE());            NA())" office:value-type="float" office:value="0">
            <text:p>#N/D</text:p>
          </table:table-cell>
          <table:table-cell table:style-name="ce4" table:formula="of:=IF([.B195]=&quot;#N/A&quot;;      VLOOKUP([.A195];[Firefox.$A$2:.$A$221];1;FALSE());            NA())" office:value-type="string" office:string-value="onpaste">
            <text:p>onpaste</text:p>
          </table:table-cell>
          <table:table-cell table:style-name="ce4" table:formula="of:=VLOOKUP([.A195];[HTMLDom.$A$2:.$A$1245];1;FALSE())" office:value-type="float" office:value="0">
            <text:p>#N/D</text:p>
          </table:table-cell>
          <table:table-cell table:style-name="ce6" table:formula="of:=IF(LEFT([.A19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ause</text:p>
          </table:table-cell>
          <table:table-cell table:style-name="ce4" table:formula="of:=IF(AND(NOT(ISERROR(VLOOKUP([.A196];[IEplorer.$A$2:.$A$99];1;FALSE()))); NOT(ISERROR(VLOOKUP([.A196];[Firefox.$A$2:.$A$221];1;FALSE()))));[.A196];&quot;#N/A&quot;)" office:value-type="string" office:string-value="#N/A">
            <text:p>#N/A</text:p>
          </table:table-cell>
          <table:table-cell table:style-name="ce4" table:formula="of:=IF([.B196]=&quot;#N/A&quot;;      VLOOKUP([.A196];[IEplorer.$A$2:.$A$99];1;FALSE());            NA())" office:value-type="float" office:value="0">
            <text:p>#N/D</text:p>
          </table:table-cell>
          <table:table-cell table:style-name="ce4" table:formula="of:=IF([.B196]=&quot;#N/A&quot;;      VLOOKUP([.A196];[Firefox.$A$2:.$A$221];1;FALSE());            NA())" office:value-type="string" office:string-value="onpause">
            <text:p>onpause</text:p>
          </table:table-cell>
          <table:table-cell table:style-name="ce4" table:formula="of:=VLOOKUP([.A196];[HTMLDom.$A$2:.$A$1245];1;FALSE())" office:value-type="float" office:value="0">
            <text:p>#N/D</text:p>
          </table:table-cell>
          <table:table-cell table:style-name="ce6" table:formula="of:=IF(LEFT([.A19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</text:p>
          </table:table-cell>
          <table:table-cell table:style-name="ce4" table:formula="of:=IF(AND(NOT(ISERROR(VLOOKUP([.A197];[IEplorer.$A$2:.$A$99];1;FALSE()))); NOT(ISERROR(VLOOKUP([.A197];[Firefox.$A$2:.$A$221];1;FALSE()))));[.A197];&quot;#N/A&quot;)" office:value-type="string" office:string-value="#N/A">
            <text:p>#N/A</text:p>
          </table:table-cell>
          <table:table-cell table:style-name="ce4" table:formula="of:=IF([.B197]=&quot;#N/A&quot;;      VLOOKUP([.A197];[IEplorer.$A$2:.$A$99];1;FALSE());            NA())" office:value-type="float" office:value="0">
            <text:p>#N/D</text:p>
          </table:table-cell>
          <table:table-cell table:style-name="ce4" table:formula="of:=IF([.B197]=&quot;#N/A&quot;;      VLOOKUP([.A197];[Firefox.$A$2:.$A$221];1;FALSE());            NA())" office:value-type="string" office:string-value="onplay">
            <text:p>onplay</text:p>
          </table:table-cell>
          <table:table-cell table:style-name="ce4" table:formula="of:=VLOOKUP([.A197];[HTMLDom.$A$2:.$A$1245];1;FALSE())" office:value-type="float" office:value="0">
            <text:p>#N/D</text:p>
          </table:table-cell>
          <table:table-cell table:style-name="ce6" table:formula="of:=IF(LEFT([.A19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laying</text:p>
          </table:table-cell>
          <table:table-cell table:style-name="ce4" table:formula="of:=IF(AND(NOT(ISERROR(VLOOKUP([.A198];[IEplorer.$A$2:.$A$99];1;FALSE()))); NOT(ISERROR(VLOOKUP([.A198];[Firefox.$A$2:.$A$221];1;FALSE()))));[.A198];&quot;#N/A&quot;)" office:value-type="string" office:string-value="#N/A">
            <text:p>#N/A</text:p>
          </table:table-cell>
          <table:table-cell table:style-name="ce4" table:formula="of:=IF([.B198]=&quot;#N/A&quot;;      VLOOKUP([.A198];[IEplorer.$A$2:.$A$99];1;FALSE());            NA())" office:value-type="float" office:value="0">
            <text:p>#N/D</text:p>
          </table:table-cell>
          <table:table-cell table:style-name="ce4" table:formula="of:=IF([.B198]=&quot;#N/A&quot;;      VLOOKUP([.A198];[Firefox.$A$2:.$A$221];1;FALSE());            NA())" office:value-type="string" office:string-value="onplaying">
            <text:p>onplaying</text:p>
          </table:table-cell>
          <table:table-cell table:style-name="ce4" table:formula="of:=VLOOKUP([.A198];[HTMLDom.$A$2:.$A$1245];1;FALSE())" office:value-type="float" office:value="0">
            <text:p>#N/D</text:p>
          </table:table-cell>
          <table:table-cell table:style-name="ce6" table:formula="of:=IF(LEFT([.A19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gress</text:p>
          </table:table-cell>
          <table:table-cell table:style-name="ce4" table:formula="of:=IF(AND(NOT(ISERROR(VLOOKUP([.A199];[IEplorer.$A$2:.$A$99];1;FALSE()))); NOT(ISERROR(VLOOKUP([.A199];[Firefox.$A$2:.$A$221];1;FALSE()))));[.A199];&quot;#N/A&quot;)" office:value-type="string" office:string-value="#N/A">
            <text:p>#N/A</text:p>
          </table:table-cell>
          <table:table-cell table:style-name="ce4" table:formula="of:=IF([.B199]=&quot;#N/A&quot;;      VLOOKUP([.A199];[IEplorer.$A$2:.$A$99];1;FALSE());            NA())" office:value-type="float" office:value="0">
            <text:p>#N/D</text:p>
          </table:table-cell>
          <table:table-cell table:style-name="ce4" table:formula="of:=IF([.B199]=&quot;#N/A&quot;;      VLOOKUP([.A199];[Firefox.$A$2:.$A$221];1;FALSE());            NA())" office:value-type="string" office:string-value="onprogress">
            <text:p>onprogress</text:p>
          </table:table-cell>
          <table:table-cell table:style-name="ce4" table:formula="of:=VLOOKUP([.A199];[HTMLDom.$A$2:.$A$1245];1;FALSE())" office:value-type="float" office:value="0">
            <text:p>#N/D</text:p>
          </table:table-cell>
          <table:table-cell table:style-name="ce6" table:formula="of:=IF(LEFT([.A19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propertychange</text:p>
          </table:table-cell>
          <table:table-cell table:style-name="ce4" table:formula="of:=IF(AND(NOT(ISERROR(VLOOKUP([.A200];[IEplorer.$A$2:.$A$99];1;FALSE()))); NOT(ISERROR(VLOOKUP([.A200];[Firefox.$A$2:.$A$221];1;FALSE()))));[.A200];&quot;#N/A&quot;)" office:value-type="string" office:string-value="#N/A">
            <text:p>#N/A</text:p>
          </table:table-cell>
          <table:table-cell table:style-name="ce4" table:formula="of:=IF([.B200]=&quot;#N/A&quot;;      VLOOKUP([.A200];[IEplorer.$A$2:.$A$99];1;FALSE());            NA())" office:value-type="string" office:string-value="onpropertychange">
            <text:p>onpropertychange</text:p>
          </table:table-cell>
          <table:table-cell table:style-name="ce4" table:formula="of:=IF([.B200]=&quot;#N/A&quot;;      VLOOKUP([.A200];[Firefox.$A$2:.$A$221];1;FALSE());            NA())" office:value-type="float" office:value="0">
            <text:p>#N/D</text:p>
          </table:table-cell>
          <table:table-cell table:style-name="ce4" table:formula="of:=VLOOKUP([.A200];[HTMLDom.$A$2:.$A$1245];1;FALSE())" office:value-type="float" office:value="0">
            <text:p>#N/D</text:p>
          </table:table-cell>
          <table:table-cell table:style-name="ce6" table:formula="of:=IF(LEFT([.A20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atechange</text:p>
          </table:table-cell>
          <table:table-cell table:style-name="ce4" table:formula="of:=IF(AND(NOT(ISERROR(VLOOKUP([.A201];[IEplorer.$A$2:.$A$99];1;FALSE()))); NOT(ISERROR(VLOOKUP([.A201];[Firefox.$A$2:.$A$221];1;FALSE()))));[.A201];&quot;#N/A&quot;)" office:value-type="string" office:string-value="#N/A">
            <text:p>#N/A</text:p>
          </table:table-cell>
          <table:table-cell table:style-name="ce4" table:formula="of:=IF([.B201]=&quot;#N/A&quot;;      VLOOKUP([.A201];[IEplorer.$A$2:.$A$99];1;FALSE());            NA())" office:value-type="float" office:value="0">
            <text:p>#N/D</text:p>
          </table:table-cell>
          <table:table-cell table:style-name="ce4" table:formula="of:=IF([.B201]=&quot;#N/A&quot;;      VLOOKUP([.A201];[Firefox.$A$2:.$A$221];1;FALSE());            NA())" office:value-type="string" office:string-value="onratechange">
            <text:p>onratechange</text:p>
          </table:table-cell>
          <table:table-cell table:style-name="ce4" table:formula="of:=VLOOKUP([.A201];[HTMLDom.$A$2:.$A$1245];1;FALSE())" office:value-type="float" office:value="0">
            <text:p>#N/D</text:p>
          </table:table-cell>
          <table:table-cell table:style-name="ce6" table:formula="of:=IF(LEFT([.A20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adystatechange</text:p>
          </table:table-cell>
          <table:table-cell table:style-name="ce4" table:formula="of:=IF(AND(NOT(ISERROR(VLOOKUP([.A202];[IEplorer.$A$2:.$A$99];1;FALSE()))); NOT(ISERROR(VLOOKUP([.A202];[Firefox.$A$2:.$A$221];1;FALSE()))));[.A202];&quot;#N/A&quot;)" office:value-type="string" office:string-value="onreadystatechange">
            <text:p>onreadystatechange</text:p>
          </table:table-cell>
          <table:table-cell table:style-name="ce4" table:formula="of:=IF([.B202]=&quot;#N/A&quot;;      VLOOKUP([.A202];[IEplorer.$A$2:.$A$99];1;FALSE());            NA())" office:value-type="float" office:value="0">
            <text:p>#N/D</text:p>
          </table:table-cell>
          <table:table-cell table:style-name="ce4" table:formula="of:=IF([.B202]=&quot;#N/A&quot;;      VLOOKUP([.A202];[Firefox.$A$2:.$A$221];1;FALSE());            NA())" office:value-type="float" office:value="0">
            <text:p>#N/D</text:p>
          </table:table-cell>
          <table:table-cell table:style-name="ce4" table:formula="of:=VLOOKUP([.A202];[HTMLDom.$A$2:.$A$1245];1;FALSE())" office:value-type="float" office:value="0">
            <text:p>#N/D</text:p>
          </table:table-cell>
          <table:table-cell table:style-name="ce6" table:formula="of:=IF(LEFT([.A20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et</text:p>
          </table:table-cell>
          <table:table-cell table:style-name="ce4" table:formula="of:=IF(AND(NOT(ISERROR(VLOOKUP([.A203];[IEplorer.$A$2:.$A$99];1;FALSE()))); NOT(ISERROR(VLOOKUP([.A203];[Firefox.$A$2:.$A$221];1;FALSE()))));[.A203];&quot;#N/A&quot;)" office:value-type="string" office:string-value="#N/A">
            <text:p>#N/A</text:p>
          </table:table-cell>
          <table:table-cell table:style-name="ce4" table:formula="of:=IF([.B203]=&quot;#N/A&quot;;      VLOOKUP([.A203];[IEplorer.$A$2:.$A$99];1;FALSE());            NA())" office:value-type="float" office:value="0">
            <text:p>#N/D</text:p>
          </table:table-cell>
          <table:table-cell table:style-name="ce4" table:formula="of:=IF([.B203]=&quot;#N/A&quot;;      VLOOKUP([.A203];[Firefox.$A$2:.$A$221];1;FALSE());            NA())" office:value-type="string" office:string-value="onreset">
            <text:p>onreset</text:p>
          </table:table-cell>
          <table:table-cell table:style-name="ce4" table:formula="of:=VLOOKUP([.A203];[HTMLDom.$A$2:.$A$1245];1;FALSE())" office:value-type="float" office:value="0">
            <text:p>#N/D</text:p>
          </table:table-cell>
          <table:table-cell table:style-name="ce6" table:formula="of:=IF(LEFT([.A20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esize</text:p>
          </table:table-cell>
          <table:table-cell table:style-name="ce4" table:formula="of:=IF(AND(NOT(ISERROR(VLOOKUP([.A204];[IEplorer.$A$2:.$A$99];1;FALSE()))); NOT(ISERROR(VLOOKUP([.A204];[Firefox.$A$2:.$A$221];1;FALSE()))));[.A204];&quot;#N/A&quot;)" office:value-type="string" office:string-value="#N/A">
            <text:p>#N/A</text:p>
          </table:table-cell>
          <table:table-cell table:style-name="ce4" table:formula="of:=IF([.B204]=&quot;#N/A&quot;;      VLOOKUP([.A204];[IEplorer.$A$2:.$A$99];1;FALSE());            NA())" office:value-type="float" office:value="0">
            <text:p>#N/D</text:p>
          </table:table-cell>
          <table:table-cell table:style-name="ce4" table:formula="of:=IF([.B204]=&quot;#N/A&quot;;      VLOOKUP([.A204];[Firefox.$A$2:.$A$221];1;FALSE());            NA())" office:value-type="string" office:string-value="onresize">
            <text:p>onresize</text:p>
          </table:table-cell>
          <table:table-cell table:style-name="ce4" table:formula="of:=VLOOKUP([.A204];[HTMLDom.$A$2:.$A$1245];1;FALSE())" office:value-type="float" office:value="0">
            <text:p>#N/D</text:p>
          </table:table-cell>
          <table:table-cell table:style-name="ce6" table:formula="of:=IF(LEFT([.A20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nter</text:p>
          </table:table-cell>
          <table:table-cell table:style-name="ce4" table:formula="of:=IF(AND(NOT(ISERROR(VLOOKUP([.A205];[IEplorer.$A$2:.$A$99];1;FALSE()))); NOT(ISERROR(VLOOKUP([.A205];[Firefox.$A$2:.$A$221];1;FALSE()))));[.A205];&quot;#N/A&quot;)" office:value-type="string" office:string-value="#N/A">
            <text:p>#N/A</text:p>
          </table:table-cell>
          <table:table-cell table:style-name="ce4" table:formula="of:=IF([.B205]=&quot;#N/A&quot;;      VLOOKUP([.A205];[IEplorer.$A$2:.$A$99];1;FALSE());            NA())" office:value-type="string" office:string-value="onrowenter">
            <text:p>onrowenter</text:p>
          </table:table-cell>
          <table:table-cell table:style-name="ce4" table:formula="of:=IF([.B205]=&quot;#N/A&quot;;      VLOOKUP([.A205];[Firefox.$A$2:.$A$221];1;FALSE());            NA())" office:value-type="float" office:value="0">
            <text:p>#N/D</text:p>
          </table:table-cell>
          <table:table-cell table:style-name="ce4" table:formula="of:=VLOOKUP([.A205];[HTMLDom.$A$2:.$A$1245];1;FALSE())" office:value-type="float" office:value="0">
            <text:p>#N/D</text:p>
          </table:table-cell>
          <table:table-cell table:style-name="ce6" table:formula="of:=IF(LEFT([.A20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exit</text:p>
          </table:table-cell>
          <table:table-cell table:style-name="ce4" table:formula="of:=IF(AND(NOT(ISERROR(VLOOKUP([.A206];[IEplorer.$A$2:.$A$99];1;FALSE()))); NOT(ISERROR(VLOOKUP([.A206];[Firefox.$A$2:.$A$221];1;FALSE()))));[.A206];&quot;#N/A&quot;)" office:value-type="string" office:string-value="#N/A">
            <text:p>#N/A</text:p>
          </table:table-cell>
          <table:table-cell table:style-name="ce4" table:formula="of:=IF([.B206]=&quot;#N/A&quot;;      VLOOKUP([.A206];[IEplorer.$A$2:.$A$99];1;FALSE());            NA())" office:value-type="string" office:string-value="onrowexit">
            <text:p>onrowexit</text:p>
          </table:table-cell>
          <table:table-cell table:style-name="ce4" table:formula="of:=IF([.B206]=&quot;#N/A&quot;;      VLOOKUP([.A206];[Firefox.$A$2:.$A$221];1;FALSE());            NA())" office:value-type="float" office:value="0">
            <text:p>#N/D</text:p>
          </table:table-cell>
          <table:table-cell table:style-name="ce4" table:formula="of:=VLOOKUP([.A206];[HTMLDom.$A$2:.$A$1245];1;FALSE())" office:value-type="float" office:value="0">
            <text:p>#N/D</text:p>
          </table:table-cell>
          <table:table-cell table:style-name="ce6" table:formula="of:=IF(LEFT([.A20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delete</text:p>
          </table:table-cell>
          <table:table-cell table:style-name="ce4" table:formula="of:=IF(AND(NOT(ISERROR(VLOOKUP([.A207];[IEplorer.$A$2:.$A$99];1;FALSE()))); NOT(ISERROR(VLOOKUP([.A207];[Firefox.$A$2:.$A$221];1;FALSE()))));[.A207];&quot;#N/A&quot;)" office:value-type="string" office:string-value="#N/A">
            <text:p>#N/A</text:p>
          </table:table-cell>
          <table:table-cell table:style-name="ce4" table:formula="of:=IF([.B207]=&quot;#N/A&quot;;      VLOOKUP([.A207];[IEplorer.$A$2:.$A$99];1;FALSE());            NA())" office:value-type="string" office:string-value="onrowsdelete">
            <text:p>onrowsdelete</text:p>
          </table:table-cell>
          <table:table-cell table:style-name="ce4" table:formula="of:=IF([.B207]=&quot;#N/A&quot;;      VLOOKUP([.A207];[Firefox.$A$2:.$A$221];1;FALSE());            NA())" office:value-type="float" office:value="0">
            <text:p>#N/D</text:p>
          </table:table-cell>
          <table:table-cell table:style-name="ce4" table:formula="of:=VLOOKUP([.A207];[HTMLDom.$A$2:.$A$1245];1;FALSE())" office:value-type="float" office:value="0">
            <text:p>#N/D</text:p>
          </table:table-cell>
          <table:table-cell table:style-name="ce6" table:formula="of:=IF(LEFT([.A20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rowsinserted</text:p>
          </table:table-cell>
          <table:table-cell table:style-name="ce4" table:formula="of:=IF(AND(NOT(ISERROR(VLOOKUP([.A208];[IEplorer.$A$2:.$A$99];1;FALSE()))); NOT(ISERROR(VLOOKUP([.A208];[Firefox.$A$2:.$A$221];1;FALSE()))));[.A208];&quot;#N/A&quot;)" office:value-type="string" office:string-value="#N/A">
            <text:p>#N/A</text:p>
          </table:table-cell>
          <table:table-cell table:style-name="ce4" table:formula="of:=IF([.B208]=&quot;#N/A&quot;;      VLOOKUP([.A208];[IEplorer.$A$2:.$A$99];1;FALSE());            NA())" office:value-type="string" office:string-value="onrowsinserted">
            <text:p>onrowsinserted</text:p>
          </table:table-cell>
          <table:table-cell table:style-name="ce4" table:formula="of:=IF([.B208]=&quot;#N/A&quot;;      VLOOKUP([.A208];[Firefox.$A$2:.$A$221];1;FALSE());            NA())" office:value-type="float" office:value="0">
            <text:p>#N/D</text:p>
          </table:table-cell>
          <table:table-cell table:style-name="ce4" table:formula="of:=VLOOKUP([.A208];[HTMLDom.$A$2:.$A$1245];1;FALSE())" office:value-type="float" office:value="0">
            <text:p>#N/D</text:p>
          </table:table-cell>
          <table:table-cell table:style-name="ce6" table:formula="of:=IF(LEFT([.A20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croll</text:p>
          </table:table-cell>
          <table:table-cell table:style-name="ce4" table:formula="of:=IF(AND(NOT(ISERROR(VLOOKUP([.A209];[IEplorer.$A$2:.$A$99];1;FALSE()))); NOT(ISERROR(VLOOKUP([.A209];[Firefox.$A$2:.$A$221];1;FALSE()))));[.A209];&quot;#N/A&quot;)" office:value-type="string" office:string-value="#N/A">
            <text:p>#N/A</text:p>
          </table:table-cell>
          <table:table-cell table:style-name="ce4" table:formula="of:=IF([.B209]=&quot;#N/A&quot;;      VLOOKUP([.A209];[IEplorer.$A$2:.$A$99];1;FALSE());            NA())" office:value-type="float" office:value="0">
            <text:p>#N/D</text:p>
          </table:table-cell>
          <table:table-cell table:style-name="ce4" table:formula="of:=IF([.B209]=&quot;#N/A&quot;;      VLOOKUP([.A209];[Firefox.$A$2:.$A$221];1;FALSE());            NA())" office:value-type="string" office:string-value="onscroll">
            <text:p>onscroll</text:p>
          </table:table-cell>
          <table:table-cell table:style-name="ce4" table:formula="of:=VLOOKUP([.A209];[HTMLDom.$A$2:.$A$1245];1;FALSE())" office:value-type="float" office:value="0">
            <text:p>#N/D</text:p>
          </table:table-cell>
          <table:table-cell table:style-name="ce6" table:formula="of:=IF(LEFT([.A20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ed</text:p>
          </table:table-cell>
          <table:table-cell table:style-name="ce4" table:formula="of:=IF(AND(NOT(ISERROR(VLOOKUP([.A210];[IEplorer.$A$2:.$A$99];1;FALSE()))); NOT(ISERROR(VLOOKUP([.A210];[Firefox.$A$2:.$A$221];1;FALSE()))));[.A210];&quot;#N/A&quot;)" office:value-type="string" office:string-value="#N/A">
            <text:p>#N/A</text:p>
          </table:table-cell>
          <table:table-cell table:style-name="ce4" table:formula="of:=IF([.B210]=&quot;#N/A&quot;;      VLOOKUP([.A210];[IEplorer.$A$2:.$A$99];1;FALSE());            NA())" office:value-type="float" office:value="0">
            <text:p>#N/D</text:p>
          </table:table-cell>
          <table:table-cell table:style-name="ce4" table:formula="of:=IF([.B210]=&quot;#N/A&quot;;      VLOOKUP([.A210];[Firefox.$A$2:.$A$221];1;FALSE());            NA())" office:value-type="string" office:string-value="onseeked">
            <text:p>onseeked</text:p>
          </table:table-cell>
          <table:table-cell table:style-name="ce4" table:formula="of:=VLOOKUP([.A210];[HTMLDom.$A$2:.$A$1245];1;FALSE())" office:value-type="float" office:value="0">
            <text:p>#N/D</text:p>
          </table:table-cell>
          <table:table-cell table:style-name="ce6" table:formula="of:=IF(LEFT([.A21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eking</text:p>
          </table:table-cell>
          <table:table-cell table:style-name="ce4" table:formula="of:=IF(AND(NOT(ISERROR(VLOOKUP([.A211];[IEplorer.$A$2:.$A$99];1;FALSE()))); NOT(ISERROR(VLOOKUP([.A211];[Firefox.$A$2:.$A$221];1;FALSE()))));[.A211];&quot;#N/A&quot;)" office:value-type="string" office:string-value="#N/A">
            <text:p>#N/A</text:p>
          </table:table-cell>
          <table:table-cell table:style-name="ce4" table:formula="of:=IF([.B211]=&quot;#N/A&quot;;      VLOOKUP([.A211];[IEplorer.$A$2:.$A$99];1;FALSE());            NA())" office:value-type="float" office:value="0">
            <text:p>#N/D</text:p>
          </table:table-cell>
          <table:table-cell table:style-name="ce4" table:formula="of:=IF([.B211]=&quot;#N/A&quot;;      VLOOKUP([.A211];[Firefox.$A$2:.$A$221];1;FALSE());            NA())" office:value-type="string" office:string-value="onseeking">
            <text:p>onseeking</text:p>
          </table:table-cell>
          <table:table-cell table:style-name="ce4" table:formula="of:=VLOOKUP([.A211];[HTMLDom.$A$2:.$A$1245];1;FALSE())" office:value-type="float" office:value="0">
            <text:p>#N/D</text:p>
          </table:table-cell>
          <table:table-cell table:style-name="ce6" table:formula="of:=IF(LEFT([.A21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</text:p>
          </table:table-cell>
          <table:table-cell table:style-name="ce4" table:formula="of:=IF(AND(NOT(ISERROR(VLOOKUP([.A212];[IEplorer.$A$2:.$A$99];1;FALSE()))); NOT(ISERROR(VLOOKUP([.A212];[Firefox.$A$2:.$A$221];1;FALSE()))));[.A212];&quot;#N/A&quot;)" office:value-type="string" office:string-value="#N/A">
            <text:p>#N/A</text:p>
          </table:table-cell>
          <table:table-cell table:style-name="ce4" table:formula="of:=IF([.B212]=&quot;#N/A&quot;;      VLOOKUP([.A212];[IEplorer.$A$2:.$A$99];1;FALSE());            NA())" office:value-type="float" office:value="0">
            <text:p>#N/D</text:p>
          </table:table-cell>
          <table:table-cell table:style-name="ce4" table:formula="of:=IF([.B212]=&quot;#N/A&quot;;      VLOOKUP([.A212];[Firefox.$A$2:.$A$221];1;FALSE());            NA())" office:value-type="string" office:string-value="onselect">
            <text:p>onselect</text:p>
          </table:table-cell>
          <table:table-cell table:style-name="ce4" table:formula="of:=VLOOKUP([.A212];[HTMLDom.$A$2:.$A$1245];1;FALSE())" office:value-type="float" office:value="0">
            <text:p>#N/D</text:p>
          </table:table-cell>
          <table:table-cell table:style-name="ce6" table:formula="of:=IF(LEFT([.A21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ionchange</text:p>
          </table:table-cell>
          <table:table-cell table:style-name="ce4" table:formula="of:=IF(AND(NOT(ISERROR(VLOOKUP([.A213];[IEplorer.$A$2:.$A$99];1;FALSE()))); NOT(ISERROR(VLOOKUP([.A213];[Firefox.$A$2:.$A$221];1;FALSE()))));[.A213];&quot;#N/A&quot;)" office:value-type="string" office:string-value="#N/A">
            <text:p>#N/A</text:p>
          </table:table-cell>
          <table:table-cell table:style-name="ce4" table:formula="of:=IF([.B213]=&quot;#N/A&quot;;      VLOOKUP([.A213];[IEplorer.$A$2:.$A$99];1;FALSE());            NA())" office:value-type="string" office:string-value="onselectionchange">
            <text:p>onselectionchange</text:p>
          </table:table-cell>
          <table:table-cell table:style-name="ce4" table:formula="of:=IF([.B213]=&quot;#N/A&quot;;      VLOOKUP([.A213];[Firefox.$A$2:.$A$221];1;FALSE());            NA())" office:value-type="float" office:value="0">
            <text:p>#N/D</text:p>
          </table:table-cell>
          <table:table-cell table:style-name="ce4" table:formula="of:=VLOOKUP([.A213];[HTMLDom.$A$2:.$A$1245];1;FALSE())" office:value-type="float" office:value="0">
            <text:p>#N/D</text:p>
          </table:table-cell>
          <table:table-cell table:style-name="ce6" table:formula="of:=IF(LEFT([.A21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electstart</text:p>
          </table:table-cell>
          <table:table-cell table:style-name="ce4" table:formula="of:=IF(AND(NOT(ISERROR(VLOOKUP([.A214];[IEplorer.$A$2:.$A$99];1;FALSE()))); NOT(ISERROR(VLOOKUP([.A214];[Firefox.$A$2:.$A$221];1;FALSE()))));[.A214];&quot;#N/A&quot;)" office:value-type="string" office:string-value="#N/A">
            <text:p>#N/A</text:p>
          </table:table-cell>
          <table:table-cell table:style-name="ce4" table:formula="of:=IF([.B214]=&quot;#N/A&quot;;      VLOOKUP([.A214];[IEplorer.$A$2:.$A$99];1;FALSE());            NA())" office:value-type="string" office:string-value="onselectstart">
            <text:p>onselectstart</text:p>
          </table:table-cell>
          <table:table-cell table:style-name="ce4" table:formula="of:=IF([.B214]=&quot;#N/A&quot;;      VLOOKUP([.A214];[Firefox.$A$2:.$A$221];1;FALSE());            NA())" office:value-type="float" office:value="0">
            <text:p>#N/D</text:p>
          </table:table-cell>
          <table:table-cell table:style-name="ce4" table:formula="of:=VLOOKUP([.A214];[HTMLDom.$A$2:.$A$1245];1;FALSE())" office:value-type="float" office:value="0">
            <text:p>#N/D</text:p>
          </table:table-cell>
          <table:table-cell table:style-name="ce6" table:formula="of:=IF(LEFT([.A21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how</text:p>
          </table:table-cell>
          <table:table-cell table:style-name="ce4" table:formula="of:=IF(AND(NOT(ISERROR(VLOOKUP([.A215];[IEplorer.$A$2:.$A$99];1;FALSE()))); NOT(ISERROR(VLOOKUP([.A215];[Firefox.$A$2:.$A$221];1;FALSE()))));[.A215];&quot;#N/A&quot;)" office:value-type="string" office:string-value="#N/A">
            <text:p>#N/A</text:p>
          </table:table-cell>
          <table:table-cell table:style-name="ce4" table:formula="of:=IF([.B215]=&quot;#N/A&quot;;      VLOOKUP([.A215];[IEplorer.$A$2:.$A$99];1;FALSE());            NA())" office:value-type="float" office:value="0">
            <text:p>#N/D</text:p>
          </table:table-cell>
          <table:table-cell table:style-name="ce4" table:formula="of:=IF([.B215]=&quot;#N/A&quot;;      VLOOKUP([.A215];[Firefox.$A$2:.$A$221];1;FALSE());            NA())" office:value-type="string" office:string-value="onshow">
            <text:p>onshow</text:p>
          </table:table-cell>
          <table:table-cell table:style-name="ce4" table:formula="of:=VLOOKUP([.A215];[HTMLDom.$A$2:.$A$1245];1;FALSE())" office:value-type="float" office:value="0">
            <text:p>#N/D</text:p>
          </table:table-cell>
          <table:table-cell table:style-name="ce6" table:formula="of:=IF(LEFT([.A21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alled</text:p>
          </table:table-cell>
          <table:table-cell table:style-name="ce4" table:formula="of:=IF(AND(NOT(ISERROR(VLOOKUP([.A216];[IEplorer.$A$2:.$A$99];1;FALSE()))); NOT(ISERROR(VLOOKUP([.A216];[Firefox.$A$2:.$A$221];1;FALSE()))));[.A216];&quot;#N/A&quot;)" office:value-type="string" office:string-value="#N/A">
            <text:p>#N/A</text:p>
          </table:table-cell>
          <table:table-cell table:style-name="ce4" table:formula="of:=IF([.B216]=&quot;#N/A&quot;;      VLOOKUP([.A216];[IEplorer.$A$2:.$A$99];1;FALSE());            NA())" office:value-type="float" office:value="0">
            <text:p>#N/D</text:p>
          </table:table-cell>
          <table:table-cell table:style-name="ce4" table:formula="of:=IF([.B216]=&quot;#N/A&quot;;      VLOOKUP([.A216];[Firefox.$A$2:.$A$221];1;FALSE());            NA())" office:value-type="string" office:string-value="onstalled">
            <text:p>onstalled</text:p>
          </table:table-cell>
          <table:table-cell table:style-name="ce4" table:formula="of:=VLOOKUP([.A216];[HTMLDom.$A$2:.$A$1245];1;FALSE())" office:value-type="float" office:value="0">
            <text:p>#N/D</text:p>
          </table:table-cell>
          <table:table-cell table:style-name="ce6" table:formula="of:=IF(LEFT([.A216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p</text:p>
          </table:table-cell>
          <table:table-cell table:style-name="ce4" table:formula="of:=IF(AND(NOT(ISERROR(VLOOKUP([.A217];[IEplorer.$A$2:.$A$99];1;FALSE()))); NOT(ISERROR(VLOOKUP([.A217];[Firefox.$A$2:.$A$221];1;FALSE()))));[.A217];&quot;#N/A&quot;)" office:value-type="string" office:string-value="#N/A">
            <text:p>#N/A</text:p>
          </table:table-cell>
          <table:table-cell table:style-name="ce4" table:formula="of:=IF([.B217]=&quot;#N/A&quot;;      VLOOKUP([.A217];[IEplorer.$A$2:.$A$99];1;FALSE());            NA())" office:value-type="string" office:string-value="onstop">
            <text:p>onstop</text:p>
          </table:table-cell>
          <table:table-cell table:style-name="ce4" table:formula="of:=IF([.B217]=&quot;#N/A&quot;;      VLOOKUP([.A217];[Firefox.$A$2:.$A$221];1;FALSE());            NA())" office:value-type="float" office:value="0">
            <text:p>#N/D</text:p>
          </table:table-cell>
          <table:table-cell table:style-name="ce4" table:formula="of:=VLOOKUP([.A217];[HTMLDom.$A$2:.$A$1245];1;FALSE())" office:value-type="float" office:value="0">
            <text:p>#N/D</text:p>
          </table:table-cell>
          <table:table-cell table:style-name="ce6" table:formula="of:=IF(LEFT([.A217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</text:p>
          </table:table-cell>
          <table:table-cell table:style-name="ce4" table:formula="of:=IF(AND(NOT(ISERROR(VLOOKUP([.A218];[IEplorer.$A$2:.$A$99];1;FALSE()))); NOT(ISERROR(VLOOKUP([.A218];[Firefox.$A$2:.$A$221];1;FALSE()))));[.A218];&quot;#N/A&quot;)" office:value-type="string" office:string-value="#N/A">
            <text:p>#N/A</text:p>
          </table:table-cell>
          <table:table-cell table:style-name="ce4" table:formula="of:=IF([.B218]=&quot;#N/A&quot;;      VLOOKUP([.A218];[IEplorer.$A$2:.$A$99];1;FALSE());            NA())" office:value-type="string" office:string-value="onstorage">
            <text:p>onstorage</text:p>
          </table:table-cell>
          <table:table-cell table:style-name="ce4" table:formula="of:=IF([.B218]=&quot;#N/A&quot;;      VLOOKUP([.A218];[Firefox.$A$2:.$A$221];1;FALSE());            NA())" office:value-type="float" office:value="0">
            <text:p>#N/D</text:p>
          </table:table-cell>
          <table:table-cell table:style-name="ce4" table:formula="of:=VLOOKUP([.A218];[HTMLDom.$A$2:.$A$1245];1;FALSE())" office:value-type="float" office:value="0">
            <text:p>#N/D</text:p>
          </table:table-cell>
          <table:table-cell table:style-name="ce6" table:formula="of:=IF(LEFT([.A218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toragecommit</text:p>
          </table:table-cell>
          <table:table-cell table:style-name="ce4" table:formula="of:=IF(AND(NOT(ISERROR(VLOOKUP([.A219];[IEplorer.$A$2:.$A$99];1;FALSE()))); NOT(ISERROR(VLOOKUP([.A219];[Firefox.$A$2:.$A$221];1;FALSE()))));[.A219];&quot;#N/A&quot;)" office:value-type="string" office:string-value="#N/A">
            <text:p>#N/A</text:p>
          </table:table-cell>
          <table:table-cell table:style-name="ce4" table:formula="of:=IF([.B219]=&quot;#N/A&quot;;      VLOOKUP([.A219];[IEplorer.$A$2:.$A$99];1;FALSE());            NA())" office:value-type="string" office:string-value="onstoragecommit">
            <text:p>onstoragecommit</text:p>
          </table:table-cell>
          <table:table-cell table:style-name="ce4" table:formula="of:=IF([.B219]=&quot;#N/A&quot;;      VLOOKUP([.A219];[Firefox.$A$2:.$A$221];1;FALSE());            NA())" office:value-type="float" office:value="0">
            <text:p>#N/D</text:p>
          </table:table-cell>
          <table:table-cell table:style-name="ce4" table:formula="of:=VLOOKUP([.A219];[HTMLDom.$A$2:.$A$1245];1;FALSE())" office:value-type="float" office:value="0">
            <text:p>#N/D</text:p>
          </table:table-cell>
          <table:table-cell table:style-name="ce6" table:formula="of:=IF(LEFT([.A219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bmit</text:p>
          </table:table-cell>
          <table:table-cell table:style-name="ce4" table:formula="of:=IF(AND(NOT(ISERROR(VLOOKUP([.A220];[IEplorer.$A$2:.$A$99];1;FALSE()))); NOT(ISERROR(VLOOKUP([.A220];[Firefox.$A$2:.$A$221];1;FALSE()))));[.A220];&quot;#N/A&quot;)" office:value-type="string" office:string-value="#N/A">
            <text:p>#N/A</text:p>
          </table:table-cell>
          <table:table-cell table:style-name="ce4" table:formula="of:=IF([.B220]=&quot;#N/A&quot;;      VLOOKUP([.A220];[IEplorer.$A$2:.$A$99];1;FALSE());            NA())" office:value-type="float" office:value="0">
            <text:p>#N/D</text:p>
          </table:table-cell>
          <table:table-cell table:style-name="ce4" table:formula="of:=IF([.B220]=&quot;#N/A&quot;;      VLOOKUP([.A220];[Firefox.$A$2:.$A$221];1;FALSE());            NA())" office:value-type="string" office:string-value="onsubmit">
            <text:p>onsubmit</text:p>
          </table:table-cell>
          <table:table-cell table:style-name="ce4" table:formula="of:=VLOOKUP([.A220];[HTMLDom.$A$2:.$A$1245];1;FALSE())" office:value-type="float" office:value="0">
            <text:p>#N/D</text:p>
          </table:table-cell>
          <table:table-cell table:style-name="ce6" table:formula="of:=IF(LEFT([.A220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suspend</text:p>
          </table:table-cell>
          <table:table-cell table:style-name="ce4" table:formula="of:=IF(AND(NOT(ISERROR(VLOOKUP([.A221];[IEplorer.$A$2:.$A$99];1;FALSE()))); NOT(ISERROR(VLOOKUP([.A221];[Firefox.$A$2:.$A$221];1;FALSE()))));[.A221];&quot;#N/A&quot;)" office:value-type="string" office:string-value="#N/A">
            <text:p>#N/A</text:p>
          </table:table-cell>
          <table:table-cell table:style-name="ce4" table:formula="of:=IF([.B221]=&quot;#N/A&quot;;      VLOOKUP([.A221];[IEplorer.$A$2:.$A$99];1;FALSE());            NA())" office:value-type="float" office:value="0">
            <text:p>#N/D</text:p>
          </table:table-cell>
          <table:table-cell table:style-name="ce4" table:formula="of:=IF([.B221]=&quot;#N/A&quot;;      VLOOKUP([.A221];[Firefox.$A$2:.$A$221];1;FALSE());            NA())" office:value-type="string" office:string-value="onsuspend">
            <text:p>onsuspend</text:p>
          </table:table-cell>
          <table:table-cell table:style-name="ce4" table:formula="of:=VLOOKUP([.A221];[HTMLDom.$A$2:.$A$1245];1;FALSE())" office:value-type="float" office:value="0">
            <text:p>#N/D</text:p>
          </table:table-cell>
          <table:table-cell table:style-name="ce6" table:formula="of:=IF(LEFT([.A221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timeupdate</text:p>
          </table:table-cell>
          <table:table-cell table:style-name="ce4" table:formula="of:=IF(AND(NOT(ISERROR(VLOOKUP([.A222];[IEplorer.$A$2:.$A$99];1;FALSE()))); NOT(ISERROR(VLOOKUP([.A222];[Firefox.$A$2:.$A$221];1;FALSE()))));[.A222];&quot;#N/A&quot;)" office:value-type="string" office:string-value="#N/A">
            <text:p>#N/A</text:p>
          </table:table-cell>
          <table:table-cell table:style-name="ce4" table:formula="of:=IF([.B222]=&quot;#N/A&quot;;      VLOOKUP([.A222];[IEplorer.$A$2:.$A$99];1;FALSE());            NA())" office:value-type="float" office:value="0">
            <text:p>#N/D</text:p>
          </table:table-cell>
          <table:table-cell table:style-name="ce4" table:formula="of:=IF([.B222]=&quot;#N/A&quot;;      VLOOKUP([.A222];[Firefox.$A$2:.$A$221];1;FALSE());            NA())" office:value-type="string" office:string-value="ontimeupdate">
            <text:p>ontimeupdate</text:p>
          </table:table-cell>
          <table:table-cell table:style-name="ce4" table:formula="of:=VLOOKUP([.A222];[HTMLDom.$A$2:.$A$1245];1;FALSE())" office:value-type="float" office:value="0">
            <text:p>#N/D</text:p>
          </table:table-cell>
          <table:table-cell table:style-name="ce6" table:formula="of:=IF(LEFT([.A222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volumechange</text:p>
          </table:table-cell>
          <table:table-cell table:style-name="ce4" table:formula="of:=IF(AND(NOT(ISERROR(VLOOKUP([.A223];[IEplorer.$A$2:.$A$99];1;FALSE()))); NOT(ISERROR(VLOOKUP([.A223];[Firefox.$A$2:.$A$221];1;FALSE()))));[.A223];&quot;#N/A&quot;)" office:value-type="string" office:string-value="#N/A">
            <text:p>#N/A</text:p>
          </table:table-cell>
          <table:table-cell table:style-name="ce4" table:formula="of:=IF([.B223]=&quot;#N/A&quot;;      VLOOKUP([.A223];[IEplorer.$A$2:.$A$99];1;FALSE());            NA())" office:value-type="float" office:value="0">
            <text:p>#N/D</text:p>
          </table:table-cell>
          <table:table-cell table:style-name="ce4" table:formula="of:=IF([.B223]=&quot;#N/A&quot;;      VLOOKUP([.A223];[Firefox.$A$2:.$A$221];1;FALSE());            NA())" office:value-type="string" office:string-value="onvolumechange">
            <text:p>onvolumechange</text:p>
          </table:table-cell>
          <table:table-cell table:style-name="ce4" table:formula="of:=VLOOKUP([.A223];[HTMLDom.$A$2:.$A$1245];1;FALSE())" office:value-type="float" office:value="0">
            <text:p>#N/D</text:p>
          </table:table-cell>
          <table:table-cell table:style-name="ce6" table:formula="of:=IF(LEFT([.A223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aiting</text:p>
          </table:table-cell>
          <table:table-cell table:style-name="ce4" table:formula="of:=IF(AND(NOT(ISERROR(VLOOKUP([.A224];[IEplorer.$A$2:.$A$99];1;FALSE()))); NOT(ISERROR(VLOOKUP([.A224];[Firefox.$A$2:.$A$221];1;FALSE()))));[.A224];&quot;#N/A&quot;)" office:value-type="string" office:string-value="#N/A">
            <text:p>#N/A</text:p>
          </table:table-cell>
          <table:table-cell table:style-name="ce4" table:formula="of:=IF([.B224]=&quot;#N/A&quot;;      VLOOKUP([.A224];[IEplorer.$A$2:.$A$99];1;FALSE());            NA())" office:value-type="float" office:value="0">
            <text:p>#N/D</text:p>
          </table:table-cell>
          <table:table-cell table:style-name="ce4" table:formula="of:=IF([.B224]=&quot;#N/A&quot;;      VLOOKUP([.A224];[Firefox.$A$2:.$A$221];1;FALSE());            NA())" office:value-type="string" office:string-value="onwaiting">
            <text:p>onwaiting</text:p>
          </table:table-cell>
          <table:table-cell table:style-name="ce4" table:formula="of:=VLOOKUP([.A224];[HTMLDom.$A$2:.$A$1245];1;FALSE())" office:value-type="float" office:value="0">
            <text:p>#N/D</text:p>
          </table:table-cell>
          <table:table-cell table:style-name="ce6" table:formula="of:=IF(LEFT([.A224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1" table:visibility="filter">
          <table:table-cell table:style-name="ce3" office:value-type="string">
            <text:p>onwheel</text:p>
          </table:table-cell>
          <table:table-cell table:style-name="ce4" table:formula="of:=IF(AND(NOT(ISERROR(VLOOKUP([.A225];[IEplorer.$A$2:.$A$99];1;FALSE()))); NOT(ISERROR(VLOOKUP([.A225];[Firefox.$A$2:.$A$221];1;FALSE()))));[.A225];&quot;#N/A&quot;)" office:value-type="string" office:string-value="#N/A">
            <text:p>#N/A</text:p>
          </table:table-cell>
          <table:table-cell table:style-name="ce4" table:formula="of:=IF([.B225]=&quot;#N/A&quot;;      VLOOKUP([.A225];[IEplorer.$A$2:.$A$99];1;FALSE());            NA())" office:value-type="float" office:value="0">
            <text:p>#N/D</text:p>
          </table:table-cell>
          <table:table-cell table:style-name="ce4" table:formula="of:=IF([.B225]=&quot;#N/A&quot;;      VLOOKUP([.A225];[Firefox.$A$2:.$A$221];1;FALSE());            NA())" office:value-type="string" office:string-value="onwheel">
            <text:p>onwheel</text:p>
          </table:table-cell>
          <table:table-cell table:style-name="ce4" table:formula="of:=VLOOKUP([.A225];[HTMLDom.$A$2:.$A$1245];1;FALSE())" office:value-type="float" office:value="0">
            <text:p>#N/D</text:p>
          </table:table-cell>
          <table:table-cell table:style-name="ce6" table:formula="of:=IF(LEFT([.A225];2)=&quot;on&quot;;TRUE();FALSE())" office:value-type="boolean" office:boolean-value="true">
            <text:p>VERDADERO</text:p>
          </table:table-cell>
          <table:table-cell table:style-name="ce4" table:number-columns-repeated="1018"/>
        </table:table-row>
        <table:table-row table:style-name="ro2" table:visibility="filter">
          <table:table-cell table:style-name="ce2" office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>
            <text:p>#N/A</text:p>
          </table:table-cell>
          <table:table-cell table:formula="of:=IF([.B226]=&quot;#N/A&quot;;      VLOOKUP([.A226];[IEplorer.$A$2:.$A$99];1;FALSE());            NA())" office:value-type="float" office:value="0">
            <text:p>#N/D</text:p>
          </table:table-cell>
          <table:table-cell table:formula="of:=IF([.B226]=&quot;#N/A&quot;;      VLOOKUP([.A226];[Firefox.$A$2:.$A$221];1;FALSE());            NA())" office:value-type="string" office:string-value="open">
            <text:p>open</text:p>
          </table:table-cell>
          <table:table-cell table:formula="of:=VLOOKUP([.A226];[HTMLDom.$A$2:.$A$1245];1;FALSE())" office:value-type="float" office:value="0">
            <text:p>#N/D</text:p>
          </table:table-cell>
          <table:table-cell table:style-name="ce5" table:formula="of:=IF(LEFT([.A22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>
            <text:p>ownerDocument</text:p>
          </table:table-cell>
          <table:table-cell table:formula="of:=IF([.B227]=&quot;#N/A&quot;;      VLOOKUP([.A227];[IEplorer.$A$2:.$A$99];1;FALSE());            NA())" office:value-type="float" office:value="0">
            <text:p>#N/D</text:p>
          </table:table-cell>
          <table:table-cell table:formula="of:=IF([.B227]=&quot;#N/A&quot;;      VLOOKUP([.A227];[Firefox.$A$2:.$A$221];1;FALSE());            NA())" office:value-type="float" office:value="0">
            <text:p>#N/D</text:p>
          </table:table-cell>
          <table:table-cell table:formula="of:=VLOOKUP([.A227];[HTMLDom.$A$2:.$A$1245];1;FALSE())" office:value-type="float" office:value="0">
            <text:p>#N/D</text:p>
          </table:table-cell>
          <table:table-cell table:style-name="ce5" table:formula="of:=IF(LEFT([.A22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>
            <text:p>#N/A</text:p>
          </table:table-cell>
          <table:table-cell table:formula="of:=IF([.B228]=&quot;#N/A&quot;;      VLOOKUP([.A228];[IEplorer.$A$2:.$A$99];1;FALSE());            NA())" office:value-type="float" office:value="0">
            <text:p>#N/D</text:p>
          </table:table-cell>
          <table:table-cell table:formula="of:=IF([.B228]=&quot;#N/A&quot;;      VLOOKUP([.A228];[Firefox.$A$2:.$A$221];1;FALSE());            NA())" office:value-type="string" office:string-value="parentElement">
            <text:p>parentElement</text:p>
          </table:table-cell>
          <table:table-cell table:formula="of:=VLOOKUP([.A228];[HTMLDom.$A$2:.$A$1245];1;FALSE())" office:value-type="float" office:value="0">
            <text:p>#N/D</text:p>
          </table:table-cell>
          <table:table-cell table:style-name="ce5" table:formula="of:=IF(LEFT([.A22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>
            <text:p>parentNode</text:p>
          </table:table-cell>
          <table:table-cell table:formula="of:=IF([.B229]=&quot;#N/A&quot;;      VLOOKUP([.A229];[IEplorer.$A$2:.$A$99];1;FALSE());            NA())" office:value-type="float" office:value="0">
            <text:p>#N/D</text:p>
          </table:table-cell>
          <table:table-cell table:formula="of:=IF([.B229]=&quot;#N/A&quot;;      VLOOKUP([.A229];[Firefox.$A$2:.$A$221];1;FALSE());            NA())" office:value-type="float" office:value="0">
            <text:p>#N/D</text:p>
          </table:table-cell>
          <table:table-cell table:formula="of:=VLOOKUP([.A229];[HTMLDom.$A$2:.$A$1245];1;FALSE())" office:value-type="float" office:value="0">
            <text:p>#N/D</text:p>
          </table:table-cell>
          <table:table-cell table:style-name="ce5" table:formula="of:=IF(LEFT([.A22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>
            <text:p>#N/A</text:p>
          </table:table-cell>
          <table:table-cell table:formula="of:=IF([.B230]=&quot;#N/A&quot;;      VLOOKUP([.A230];[IEplorer.$A$2:.$A$99];1;FALSE());            NA())" office:value-type="string" office:string-value="parentWindow">
            <text:p>parentWindow</text:p>
          </table:table-cell>
          <table:table-cell table:formula="of:=IF([.B230]=&quot;#N/A&quot;;      VLOOKUP([.A230];[Firefox.$A$2:.$A$221];1;FALSE());            NA())" office:value-type="float" office:value="0">
            <text:p>#N/D</text:p>
          </table:table-cell>
          <table:table-cell table:formula="of:=VLOOKUP([.A230];[HTMLDom.$A$2:.$A$1245];1;FALSE())" office:value-type="float" office:value="0">
            <text:p>#N/D</text:p>
          </table:table-cell>
          <table:table-cell table:style-name="ce5" table:formula="of:=IF(LEFT([.A23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>
            <text:p>plugins</text:p>
          </table:table-cell>
          <table:table-cell table:formula="of:=IF([.B231]=&quot;#N/A&quot;;      VLOOKUP([.A231];[IEplorer.$A$2:.$A$99];1;FALSE());            NA())" office:value-type="float" office:value="0">
            <text:p>#N/D</text:p>
          </table:table-cell>
          <table:table-cell table:formula="of:=IF([.B231]=&quot;#N/A&quot;;      VLOOKUP([.A231];[Firefox.$A$2:.$A$221];1;FALSE());            NA())" office:value-type="float" office:value="0">
            <text:p>#N/D</text:p>
          </table:table-cell>
          <table:table-cell table:formula="of:=VLOOKUP([.A231];[HTMLDom.$A$2:.$A$1245];1;FALSE())" office:value-type="float" office:value="0">
            <text:p>#N/D</text:p>
          </table:table-cell>
          <table:table-cell table:style-name="ce5" table:formula="of:=IF(LEFT([.A23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>
            <text:p>#N/A</text:p>
          </table:table-cell>
          <table:table-cell table:formula="of:=IF([.B232]=&quot;#N/A&quot;;      VLOOKUP([.A232];[IEplorer.$A$2:.$A$99];1;FALSE());            NA())" office:value-type="float" office:value="0">
            <text:p>#N/D</text:p>
          </table:table-cell>
          <table:table-cell table:formula="of:=IF([.B232]=&quot;#N/A&quot;;      VLOOKUP([.A232];[Firefox.$A$2:.$A$221];1;FALSE());            NA())" office:value-type="string" office:string-value="preferredStyleSheetSet">
            <text:p>preferredStyleSheetSet</text:p>
          </table:table-cell>
          <table:table-cell table:formula="of:=VLOOKUP([.A232];[HTMLDom.$A$2:.$A$1245];1;FALSE())" office:value-type="float" office:value="0">
            <text:p>#N/D</text:p>
          </table:table-cell>
          <table:table-cell table:style-name="ce5" table:formula="of:=IF(LEFT([.A23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>
            <text:p>#N/A</text:p>
          </table:table-cell>
          <table:table-cell table:formula="of:=IF([.B233]=&quot;#N/A&quot;;      VLOOKUP([.A233];[IEplorer.$A$2:.$A$99];1;FALSE());            NA())" office:value-type="float" office:value="0">
            <text:p>#N/D</text:p>
          </table:table-cell>
          <table:table-cell table:formula="of:=IF([.B233]=&quot;#N/A&quot;;      VLOOKUP([.A233];[Firefox.$A$2:.$A$221];1;FALSE());            NA())" office:value-type="string" office:string-value="prefix">
            <text:p>prefix</text:p>
          </table:table-cell>
          <table:table-cell table:formula="of:=VLOOKUP([.A233];[HTMLDom.$A$2:.$A$1245];1;FALSE())" office:value-type="float" office:value="0">
            <text:p>#N/D</text:p>
          </table:table-cell>
          <table:table-cell table:style-name="ce5" table:formula="of:=IF(LEFT([.A23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>
            <text:p>previousSibling</text:p>
          </table:table-cell>
          <table:table-cell table:formula="of:=IF([.B234]=&quot;#N/A&quot;;      VLOOKUP([.A234];[IEplorer.$A$2:.$A$99];1;FALSE());            NA())" office:value-type="float" office:value="0">
            <text:p>#N/D</text:p>
          </table:table-cell>
          <table:table-cell table:formula="of:=IF([.B234]=&quot;#N/A&quot;;      VLOOKUP([.A234];[Firefox.$A$2:.$A$221];1;FALSE());            NA())" office:value-type="float" office:value="0">
            <text:p>#N/D</text:p>
          </table:table-cell>
          <table:table-cell table:formula="of:=VLOOKUP([.A234];[HTMLDom.$A$2:.$A$1245];1;FALSE())" office:value-type="float" office:value="0">
            <text:p>#N/D</text:p>
          </table:table-cell>
          <table:table-cell table:style-name="ce5" table:formula="of:=IF(LEFT([.A23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>
            <text:p>#N/A</text:p>
          </table:table-cell>
          <table:table-cell table:formula="of:=IF([.B235]=&quot;#N/A&quot;;      VLOOKUP([.A235];[IEplorer.$A$2:.$A$99];1;FALSE());            NA())" office:value-type="float" office:value="0">
            <text:p>#N/D</text:p>
          </table:table-cell>
          <table:table-cell table:formula="of:=IF([.B235]=&quot;#N/A&quot;;      VLOOKUP([.A235];[Firefox.$A$2:.$A$221];1;FALSE());            NA())" office:value-type="string" office:string-value="PROCESSING_INSTRUCTION_NODE">
            <text:p>PROCESSING_INSTRUCTION_NODE</text:p>
          </table:table-cell>
          <table:table-cell table:formula="of:=VLOOKUP([.A235];[HTMLDom.$A$2:.$A$1245];1;FALSE())" office:value-type="float" office:value="0">
            <text:p>#N/D</text:p>
          </table:table-cell>
          <table:table-cell table:style-name="ce5" table:formula="of:=IF(LEFT([.A23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>
            <text:p>#N/A</text:p>
          </table:table-cell>
          <table:table-cell table:formula="of:=IF([.B236]=&quot;#N/A&quot;;      VLOOKUP([.A236];[IEplorer.$A$2:.$A$99];1;FALSE());            NA())" office:value-type="string" office:string-value="protocol">
            <text:p>protocol</text:p>
          </table:table-cell>
          <table:table-cell table:formula="of:=IF([.B236]=&quot;#N/A&quot;;      VLOOKUP([.A236];[Firefox.$A$2:.$A$221];1;FALSE());            NA())" office:value-type="float" office:value="0">
            <text:p>#N/D</text:p>
          </table:table-cell>
          <table:table-cell table:formula="of:=VLOOKUP([.A236];[HTMLDom.$A$2:.$A$1245];1;FALSE())" office:value-type="float" office:value="0">
            <text:p>#N/D</text:p>
          </table:table-cell>
          <table:table-cell table:style-name="ce5" table:formula="of:=IF(LEFT([.A23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>
            <text:p>#N/A</text:p>
          </table:table-cell>
          <table:table-cell table:formula="of:=IF([.B237]=&quot;#N/A&quot;;      VLOOKUP([.A237];[IEplorer.$A$2:.$A$99];1;FALSE());            NA())" office:value-type="float" office:value="0">
            <text:p>#N/D</text:p>
          </table:table-cell>
          <table:table-cell table:formula="of:=IF([.B237]=&quot;#N/A&quot;;      VLOOKUP([.A237];[Firefox.$A$2:.$A$221];1;FALSE());            NA())" office:value-type="string" office:string-value="queryCommandEnabled">
            <text:p>queryCommandEnabled</text:p>
          </table:table-cell>
          <table:table-cell table:formula="of:=VLOOKUP([.A237];[HTMLDom.$A$2:.$A$1245];1;FALSE())" office:value-type="float" office:value="0">
            <text:p>#N/D</text:p>
          </table:table-cell>
          <table:table-cell table:style-name="ce5" table:formula="of:=IF(LEFT([.A23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>
            <text:p>#N/A</text:p>
          </table:table-cell>
          <table:table-cell table:formula="of:=IF([.B238]=&quot;#N/A&quot;;      VLOOKUP([.A238];[IEplorer.$A$2:.$A$99];1;FALSE());            NA())" office:value-type="float" office:value="0">
            <text:p>#N/D</text:p>
          </table:table-cell>
          <table:table-cell table:formula="of:=IF([.B238]=&quot;#N/A&quot;;      VLOOKUP([.A238];[Firefox.$A$2:.$A$221];1;FALSE());            NA())" office:value-type="string" office:string-value="queryCommandIndeterm">
            <text:p>queryCommandIndeterm</text:p>
          </table:table-cell>
          <table:table-cell table:formula="of:=VLOOKUP([.A238];[HTMLDom.$A$2:.$A$1245];1;FALSE())" office:value-type="float" office:value="0">
            <text:p>#N/D</text:p>
          </table:table-cell>
          <table:table-cell table:style-name="ce5" table:formula="of:=IF(LEFT([.A23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>
            <text:p>#N/A</text:p>
          </table:table-cell>
          <table:table-cell table:formula="of:=IF([.B239]=&quot;#N/A&quot;;      VLOOKUP([.A239];[IEplorer.$A$2:.$A$99];1;FALSE());            NA())" office:value-type="float" office:value="0">
            <text:p>#N/D</text:p>
          </table:table-cell>
          <table:table-cell table:formula="of:=IF([.B239]=&quot;#N/A&quot;;      VLOOKUP([.A239];[Firefox.$A$2:.$A$221];1;FALSE());            NA())" office:value-type="string" office:string-value="queryCommandState">
            <text:p>queryCommandState</text:p>
          </table:table-cell>
          <table:table-cell table:formula="of:=VLOOKUP([.A239];[HTMLDom.$A$2:.$A$1245];1;FALSE())" office:value-type="float" office:value="0">
            <text:p>#N/D</text:p>
          </table:table-cell>
          <table:table-cell table:style-name="ce5" table:formula="of:=IF(LEFT([.A23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>
            <text:p>#N/A</text:p>
          </table:table-cell>
          <table:table-cell table:formula="of:=IF([.B240]=&quot;#N/A&quot;;      VLOOKUP([.A240];[IEplorer.$A$2:.$A$99];1;FALSE());            NA())" office:value-type="float" office:value="0">
            <text:p>#N/D</text:p>
          </table:table-cell>
          <table:table-cell table:formula="of:=IF([.B240]=&quot;#N/A&quot;;      VLOOKUP([.A240];[Firefox.$A$2:.$A$221];1;FALSE());            NA())" office:value-type="string" office:string-value="queryCommandSupported">
            <text:p>queryCommandSupported</text:p>
          </table:table-cell>
          <table:table-cell table:formula="of:=VLOOKUP([.A240];[HTMLDom.$A$2:.$A$1245];1;FALSE())" office:value-type="float" office:value="0">
            <text:p>#N/D</text:p>
          </table:table-cell>
          <table:table-cell table:style-name="ce5" table:formula="of:=IF(LEFT([.A24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>
            <text:p>#N/A</text:p>
          </table:table-cell>
          <table:table-cell table:formula="of:=IF([.B241]=&quot;#N/A&quot;;      VLOOKUP([.A241];[IEplorer.$A$2:.$A$99];1;FALSE());            NA())" office:value-type="float" office:value="0">
            <text:p>#N/D</text:p>
          </table:table-cell>
          <table:table-cell table:formula="of:=IF([.B241]=&quot;#N/A&quot;;      VLOOKUP([.A241];[Firefox.$A$2:.$A$221];1;FALSE());            NA())" office:value-type="string" office:string-value="queryCommandValue">
            <text:p>queryCommandValue</text:p>
          </table:table-cell>
          <table:table-cell table:formula="of:=VLOOKUP([.A241];[HTMLDom.$A$2:.$A$1245];1;FALSE())" office:value-type="float" office:value="0">
            <text:p>#N/D</text:p>
          </table:table-cell>
          <table:table-cell table:style-name="ce5" table:formula="of:=IF(LEFT([.A24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>
            <text:p>#N/A</text:p>
          </table:table-cell>
          <table:table-cell table:formula="of:=IF([.B242]=&quot;#N/A&quot;;      VLOOKUP([.A242];[IEplorer.$A$2:.$A$99];1;FALSE());            NA())" office:value-type="float" office:value="0">
            <text:p>#N/D</text:p>
          </table:table-cell>
          <table:table-cell table:formula="of:=IF([.B242]=&quot;#N/A&quot;;      VLOOKUP([.A242];[Firefox.$A$2:.$A$221];1;FALSE());            NA())" office:value-type="string" office:string-value="querySelector">
            <text:p>querySelector</text:p>
          </table:table-cell>
          <table:table-cell table:formula="of:=VLOOKUP([.A242];[HTMLDom.$A$2:.$A$1245];1;FALSE())" office:value-type="float" office:value="0">
            <text:p>#N/D</text:p>
          </table:table-cell>
          <table:table-cell table:style-name="ce5" table:formula="of:=IF(LEFT([.A24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>
            <text:p>#N/A</text:p>
          </table:table-cell>
          <table:table-cell table:formula="of:=IF([.B243]=&quot;#N/A&quot;;      VLOOKUP([.A243];[IEplorer.$A$2:.$A$99];1;FALSE());            NA())" office:value-type="float" office:value="0">
            <text:p>#N/D</text:p>
          </table:table-cell>
          <table:table-cell table:formula="of:=IF([.B243]=&quot;#N/A&quot;;      VLOOKUP([.A243];[Firefox.$A$2:.$A$221];1;FALSE());            NA())" office:value-type="string" office:string-value="querySelectorAll">
            <text:p>querySelectorAll</text:p>
          </table:table-cell>
          <table:table-cell table:formula="of:=VLOOKUP([.A243];[HTMLDom.$A$2:.$A$1245];1;FALSE())" office:value-type="float" office:value="0">
            <text:p>#N/D</text:p>
          </table:table-cell>
          <table:table-cell table:style-name="ce5" table:formula="of:=IF(LEFT([.A24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>
            <text:p>readyState</text:p>
          </table:table-cell>
          <table:table-cell table:formula="of:=IF([.B244]=&quot;#N/A&quot;;      VLOOKUP([.A244];[IEplorer.$A$2:.$A$99];1;FALSE());            NA())" office:value-type="float" office:value="0">
            <text:p>#N/D</text:p>
          </table:table-cell>
          <table:table-cell table:formula="of:=IF([.B244]=&quot;#N/A&quot;;      VLOOKUP([.A244];[Firefox.$A$2:.$A$221];1;FALSE());            NA())" office:value-type="float" office:value="0">
            <text:p>#N/D</text:p>
          </table:table-cell>
          <table:table-cell table:formula="of:=VLOOKUP([.A244];[HTMLDom.$A$2:.$A$1245];1;FALSE())" office:value-type="float" office:value="0">
            <text:p>#N/D</text:p>
          </table:table-cell>
          <table:table-cell table:style-name="ce5" table:formula="of:=IF(LEFT([.A24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>
            <text:p>referrer</text:p>
          </table:table-cell>
          <table:table-cell table:formula="of:=IF([.B245]=&quot;#N/A&quot;;      VLOOKUP([.A245];[IEplorer.$A$2:.$A$99];1;FALSE());            NA())" office:value-type="float" office:value="0">
            <text:p>#N/D</text:p>
          </table:table-cell>
          <table:table-cell table:formula="of:=IF([.B245]=&quot;#N/A&quot;;      VLOOKUP([.A245];[Firefox.$A$2:.$A$221];1;FALSE());            NA())" office:value-type="float" office:value="0">
            <text:p>#N/D</text:p>
          </table:table-cell>
          <table:table-cell table:formula="of:=VLOOKUP([.A245];[HTMLDom.$A$2:.$A$1245];1;FALSE())" office:value-type="float" office:value="0">
            <text:p>#N/D</text:p>
          </table:table-cell>
          <table:table-cell table:style-name="ce5" table:formula="of:=IF(LEFT([.A24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>
            <text:p>#N/A</text:p>
          </table:table-cell>
          <table:table-cell table:formula="of:=IF([.B246]=&quot;#N/A&quot;;      VLOOKUP([.A246];[IEplorer.$A$2:.$A$99];1;FALSE());            NA())" office:value-type="float" office:value="0">
            <text:p>#N/D</text:p>
          </table:table-cell>
          <table:table-cell table:formula="of:=IF([.B246]=&quot;#N/A&quot;;      VLOOKUP([.A246];[Firefox.$A$2:.$A$221];1;FALSE());            NA())" office:value-type="string" office:string-value="releaseCapture">
            <text:p>releaseCapture</text:p>
          </table:table-cell>
          <table:table-cell table:formula="of:=VLOOKUP([.A246];[HTMLDom.$A$2:.$A$1245];1;FALSE())" office:value-type="float" office:value="0">
            <text:p>#N/D</text:p>
          </table:table-cell>
          <table:table-cell table:style-name="ce5" table:formula="of:=IF(LEFT([.A24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>
            <text:p>#N/A</text:p>
          </table:table-cell>
          <table:table-cell table:formula="of:=IF([.B247]=&quot;#N/A&quot;;      VLOOKUP([.A247];[IEplorer.$A$2:.$A$99];1;FALSE());            NA())" office:value-type="float" office:value="0">
            <text:p>#N/D</text:p>
          </table:table-cell>
          <table:table-cell table:formula="of:=IF([.B247]=&quot;#N/A&quot;;      VLOOKUP([.A247];[Firefox.$A$2:.$A$221];1;FALSE());            NA())" office:value-type="string" office:string-value="releaseEvents">
            <text:p>releaseEvents</text:p>
          </table:table-cell>
          <table:table-cell table:formula="of:=VLOOKUP([.A247];[HTMLDom.$A$2:.$A$1245];1;FALSE())" office:value-type="float" office:value="0">
            <text:p>#N/D</text:p>
          </table:table-cell>
          <table:table-cell table:style-name="ce5" table:formula="of:=IF(LEFT([.A24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>
            <text:p>#N/A</text:p>
          </table:table-cell>
          <table:table-cell table:formula="of:=IF([.B248]=&quot;#N/A&quot;;      VLOOKUP([.A248];[IEplorer.$A$2:.$A$99];1;FALSE());            NA())" office:value-type="float" office:value="0">
            <text:p>#N/D</text:p>
          </table:table-cell>
          <table:table-cell table:formula="of:=IF([.B248]=&quot;#N/A&quot;;      VLOOKUP([.A248];[Firefox.$A$2:.$A$221];1;FALSE());            NA())" office:value-type="string" office:string-value="removeChild">
            <text:p>removeChild</text:p>
          </table:table-cell>
          <table:table-cell table:formula="of:=VLOOKUP([.A248];[HTMLDom.$A$2:.$A$1245];1;FALSE())" office:value-type="float" office:value="0">
            <text:p>#N/D</text:p>
          </table:table-cell>
          <table:table-cell table:style-name="ce5" table:formula="of:=IF(LEFT([.A24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>
            <text:p>#N/A</text:p>
          </table:table-cell>
          <table:table-cell table:formula="of:=IF([.B249]=&quot;#N/A&quot;;      VLOOKUP([.A249];[IEplorer.$A$2:.$A$99];1;FALSE());            NA())" office:value-type="float" office:value="0">
            <text:p>#N/D</text:p>
          </table:table-cell>
          <table:table-cell table:formula="of:=IF([.B249]=&quot;#N/A&quot;;      VLOOKUP([.A249];[Firefox.$A$2:.$A$221];1;FALSE());            NA())" office:value-type="string" office:string-value="removeEventListener">
            <text:p>removeEventListener</text:p>
          </table:table-cell>
          <table:table-cell table:formula="of:=VLOOKUP([.A249];[HTMLDom.$A$2:.$A$1245];1;FALSE())" office:value-type="float" office:value="0">
            <text:p>#N/D</text:p>
          </table:table-cell>
          <table:table-cell table:style-name="ce5" table:formula="of:=IF(LEFT([.A24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>
            <text:p>#N/A</text:p>
          </table:table-cell>
          <table:table-cell table:formula="of:=IF([.B250]=&quot;#N/A&quot;;      VLOOKUP([.A250];[IEplorer.$A$2:.$A$99];1;FALSE());            NA())" office:value-type="float" office:value="0">
            <text:p>#N/D</text:p>
          </table:table-cell>
          <table:table-cell table:formula="of:=IF([.B250]=&quot;#N/A&quot;;      VLOOKUP([.A250];[Firefox.$A$2:.$A$221];1;FALSE());            NA())" office:value-type="string" office:string-value="replaceChild">
            <text:p>replaceChild</text:p>
          </table:table-cell>
          <table:table-cell table:formula="of:=VLOOKUP([.A250];[HTMLDom.$A$2:.$A$1245];1;FALSE())" office:value-type="float" office:value="0">
            <text:p>#N/D</text:p>
          </table:table-cell>
          <table:table-cell table:style-name="ce5" table:formula="of:=IF(LEFT([.A25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>
            <text:p>scripts</text:p>
          </table:table-cell>
          <table:table-cell table:formula="of:=IF([.B251]=&quot;#N/A&quot;;      VLOOKUP([.A251];[IEplorer.$A$2:.$A$99];1;FALSE());            NA())" office:value-type="float" office:value="0">
            <text:p>#N/D</text:p>
          </table:table-cell>
          <table:table-cell table:formula="of:=IF([.B251]=&quot;#N/A&quot;;      VLOOKUP([.A251];[Firefox.$A$2:.$A$221];1;FALSE());            NA())" office:value-type="float" office:value="0">
            <text:p>#N/D</text:p>
          </table:table-cell>
          <table:table-cell table:formula="of:=VLOOKUP([.A251];[HTMLDom.$A$2:.$A$1245];1;FALSE())" office:value-type="float" office:value="0">
            <text:p>#N/D</text:p>
          </table:table-cell>
          <table:table-cell table:style-name="ce5" table:formula="of:=IF(LEFT([.A25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>
            <text:p>#N/A</text:p>
          </table:table-cell>
          <table:table-cell table:formula="of:=IF([.B252]=&quot;#N/A&quot;;      VLOOKUP([.A252];[IEplorer.$A$2:.$A$99];1;FALSE());            NA())" office:value-type="string" office:string-value="security">
            <text:p>security</text:p>
          </table:table-cell>
          <table:table-cell table:formula="of:=IF([.B252]=&quot;#N/A&quot;;      VLOOKUP([.A252];[Firefox.$A$2:.$A$221];1;FALSE());            NA())" office:value-type="float" office:value="0">
            <text:p>#N/D</text:p>
          </table:table-cell>
          <table:table-cell table:formula="of:=VLOOKUP([.A252];[HTMLDom.$A$2:.$A$1245];1;FALSE())" office:value-type="float" office:value="0">
            <text:p>#N/D</text:p>
          </table:table-cell>
          <table:table-cell table:style-name="ce5" table:formula="of:=IF(LEFT([.A25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>
            <text:p>#N/A</text:p>
          </table:table-cell>
          <table:table-cell table:formula="of:=IF([.B253]=&quot;#N/A&quot;;      VLOOKUP([.A253];[IEplorer.$A$2:.$A$99];1;FALSE());            NA())" office:value-type="float" office:value="0">
            <text:p>#N/D</text:p>
          </table:table-cell>
          <table:table-cell table:formula="of:=IF([.B253]=&quot;#N/A&quot;;      VLOOKUP([.A253];[Firefox.$A$2:.$A$221];1;FALSE());            NA())" office:value-type="string" office:string-value="selectedStyleSheetSet">
            <text:p>selectedStyleSheetSet</text:p>
          </table:table-cell>
          <table:table-cell table:formula="of:=VLOOKUP([.A253];[HTMLDom.$A$2:.$A$1245];1;FALSE())" office:value-type="float" office:value="0">
            <text:p>#N/D</text:p>
          </table:table-cell>
          <table:table-cell table:style-name="ce5" table:formula="of:=IF(LEFT([.A25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>
            <text:p>#N/A</text:p>
          </table:table-cell>
          <table:table-cell table:formula="of:=IF([.B254]=&quot;#N/A&quot;;      VLOOKUP([.A254];[IEplorer.$A$2:.$A$99];1;FALSE());            NA())" office:value-type="string" office:string-value="selection">
            <text:p>selection</text:p>
          </table:table-cell>
          <table:table-cell table:formula="of:=IF([.B254]=&quot;#N/A&quot;;      VLOOKUP([.A254];[Firefox.$A$2:.$A$221];1;FALSE());            NA())" office:value-type="float" office:value="0">
            <text:p>#N/D</text:p>
          </table:table-cell>
          <table:table-cell table:formula="of:=VLOOKUP([.A254];[HTMLDom.$A$2:.$A$1245];1;FALSE())" office:value-type="float" office:value="0">
            <text:p>#N/D</text:p>
          </table:table-cell>
          <table:table-cell table:style-name="ce5" table:formula="of:=IF(LEFT([.A25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>
            <text:p>styleSheets</text:p>
          </table:table-cell>
          <table:table-cell table:formula="of:=IF([.B255]=&quot;#N/A&quot;;      VLOOKUP([.A255];[IEplorer.$A$2:.$A$99];1;FALSE());            NA())" office:value-type="float" office:value="0">
            <text:p>#N/D</text:p>
          </table:table-cell>
          <table:table-cell table:formula="of:=IF([.B255]=&quot;#N/A&quot;;      VLOOKUP([.A255];[Firefox.$A$2:.$A$221];1;FALSE());            NA())" office:value-type="float" office:value="0">
            <text:p>#N/D</text:p>
          </table:table-cell>
          <table:table-cell table:formula="of:=VLOOKUP([.A255];[HTMLDom.$A$2:.$A$1245];1;FALSE())" office:value-type="float" office:value="0">
            <text:p>#N/D</text:p>
          </table:table-cell>
          <table:table-cell table:style-name="ce5" table:formula="of:=IF(LEFT([.A25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>
            <text:p>#N/A</text:p>
          </table:table-cell>
          <table:table-cell table:formula="of:=IF([.B256]=&quot;#N/A&quot;;      VLOOKUP([.A256];[IEplorer.$A$2:.$A$99];1;FALSE());            NA())" office:value-type="float" office:value="0">
            <text:p>#N/D</text:p>
          </table:table-cell>
          <table:table-cell table:formula="of:=IF([.B256]=&quot;#N/A&quot;;      VLOOKUP([.A256];[Firefox.$A$2:.$A$221];1;FALSE());            NA())" office:value-type="string" office:string-value="styleSheetSets">
            <text:p>styleSheetSets</text:p>
          </table:table-cell>
          <table:table-cell table:formula="of:=VLOOKUP([.A256];[HTMLDom.$A$2:.$A$1245];1;FALSE())" office:value-type="float" office:value="0">
            <text:p>#N/D</text:p>
          </table:table-cell>
          <table:table-cell table:style-name="ce5" table:formula="of:=IF(LEFT([.A256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>
            <text:p>#N/A</text:p>
          </table:table-cell>
          <table:table-cell table:formula="of:=IF([.B257]=&quot;#N/A&quot;;      VLOOKUP([.A257];[IEplorer.$A$2:.$A$99];1;FALSE());            NA())" office:value-type="float" office:value="0">
            <text:p>#N/D</text:p>
          </table:table-cell>
          <table:table-cell table:formula="of:=IF([.B257]=&quot;#N/A&quot;;      VLOOKUP([.A257];[Firefox.$A$2:.$A$221];1;FALSE());            NA())" office:value-type="string" office:string-value="TEXT_NODE">
            <text:p>TEXT_NODE</text:p>
          </table:table-cell>
          <table:table-cell table:formula="of:=VLOOKUP([.A257];[HTMLDom.$A$2:.$A$1245];1;FALSE())" office:value-type="float" office:value="0">
            <text:p>#N/D</text:p>
          </table:table-cell>
          <table:table-cell table:style-name="ce5" table:formula="of:=IF(LEFT([.A257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>
            <text:p>#N/A</text:p>
          </table:table-cell>
          <table:table-cell table:formula="of:=IF([.B258]=&quot;#N/A&quot;;      VLOOKUP([.A258];[IEplorer.$A$2:.$A$99];1;FALSE());            NA())" office:value-type="float" office:value="0">
            <text:p>#N/D</text:p>
          </table:table-cell>
          <table:table-cell table:formula="of:=IF([.B258]=&quot;#N/A&quot;;      VLOOKUP([.A258];[Firefox.$A$2:.$A$221];1;FALSE());            NA())" office:value-type="string" office:string-value="textContent">
            <text:p>textContent</text:p>
          </table:table-cell>
          <table:table-cell table:formula="of:=VLOOKUP([.A258];[HTMLDom.$A$2:.$A$1245];1;FALSE())" office:value-type="float" office:value="0">
            <text:p>#N/D</text:p>
          </table:table-cell>
          <table:table-cell table:style-name="ce5" table:formula="of:=IF(LEFT([.A258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>
            <text:p>title</text:p>
          </table:table-cell>
          <table:table-cell table:formula="of:=IF([.B259]=&quot;#N/A&quot;;      VLOOKUP([.A259];[IEplorer.$A$2:.$A$99];1;FALSE());            NA())" office:value-type="float" office:value="0">
            <text:p>#N/D</text:p>
          </table:table-cell>
          <table:table-cell table:formula="of:=IF([.B259]=&quot;#N/A&quot;;      VLOOKUP([.A259];[Firefox.$A$2:.$A$221];1;FALSE());            NA())" office:value-type="float" office:value="0">
            <text:p>#N/D</text:p>
          </table:table-cell>
          <table:table-cell table:formula="of:=VLOOKUP([.A259];[HTMLDom.$A$2:.$A$1245];1;FALSE())" office:value-type="float" office:value="0">
            <text:p>#N/D</text:p>
          </table:table-cell>
          <table:table-cell table:style-name="ce5" table:formula="of:=IF(LEFT([.A259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>
            <text:p>URL</text:p>
          </table:table-cell>
          <table:table-cell table:formula="of:=IF([.B260]=&quot;#N/A&quot;;      VLOOKUP([.A260];[IEplorer.$A$2:.$A$99];1;FALSE());            NA())" office:value-type="float" office:value="0">
            <text:p>#N/D</text:p>
          </table:table-cell>
          <table:table-cell table:formula="of:=IF([.B260]=&quot;#N/A&quot;;      VLOOKUP([.A260];[Firefox.$A$2:.$A$221];1;FALSE());            NA())" office:value-type="float" office:value="0">
            <text:p>#N/D</text:p>
          </table:table-cell>
          <table:table-cell table:formula="of:=VLOOKUP([.A260];[HTMLDom.$A$2:.$A$1245];1;FALSE())" office:value-type="float" office:value="0">
            <text:p>#N/D</text:p>
          </table:table-cell>
          <table:table-cell table:style-name="ce5" table:formula="of:=IF(LEFT([.A260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>
            <text:p>#N/A</text:p>
          </table:table-cell>
          <table:table-cell table:formula="of:=IF([.B261]=&quot;#N/A&quot;;      VLOOKUP([.A261];[IEplorer.$A$2:.$A$99];1;FALSE());            NA())" office:value-type="string" office:string-value="URLUnencoded">
            <text:p>URLUnencoded</text:p>
          </table:table-cell>
          <table:table-cell table:formula="of:=IF([.B261]=&quot;#N/A&quot;;      VLOOKUP([.A261];[Firefox.$A$2:.$A$221];1;FALSE());            NA())" office:value-type="float" office:value="0">
            <text:p>#N/D</text:p>
          </table:table-cell>
          <table:table-cell table:formula="of:=VLOOKUP([.A261];[HTMLDom.$A$2:.$A$1245];1;FALSE())" office:value-type="float" office:value="0">
            <text:p>#N/D</text:p>
          </table:table-cell>
          <table:table-cell table:style-name="ce5" table:formula="of:=IF(LEFT([.A261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>
            <text:p>#N/A</text:p>
          </table:table-cell>
          <table:table-cell table:formula="of:=IF([.B262]=&quot;#N/A&quot;;      VLOOKUP([.A262];[IEplorer.$A$2:.$A$99];1;FALSE());            NA())" office:value-type="float" office:value="0">
            <text:p>#N/D</text:p>
          </table:table-cell>
          <table:table-cell table:formula="of:=IF([.B262]=&quot;#N/A&quot;;      VLOOKUP([.A262];[Firefox.$A$2:.$A$221];1;FALSE());            NA())" office:value-type="string" office:string-value="visibilityState">
            <text:p>visibilityState</text:p>
          </table:table-cell>
          <table:table-cell table:formula="of:=VLOOKUP([.A262];[HTMLDom.$A$2:.$A$1245];1;FALSE())" office:value-type="float" office:value="0">
            <text:p>#N/D</text:p>
          </table:table-cell>
          <table:table-cell table:style-name="ce5" table:formula="of:=IF(LEFT([.A262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>
            <text:p>vlinkColor</text:p>
          </table:table-cell>
          <table:table-cell table:formula="of:=IF([.B263]=&quot;#N/A&quot;;      VLOOKUP([.A263];[IEplorer.$A$2:.$A$99];1;FALSE());            NA())" office:value-type="float" office:value="0">
            <text:p>#N/D</text:p>
          </table:table-cell>
          <table:table-cell table:formula="of:=IF([.B263]=&quot;#N/A&quot;;      VLOOKUP([.A263];[Firefox.$A$2:.$A$221];1;FALSE());            NA())" office:value-type="float" office:value="0">
            <text:p>#N/D</text:p>
          </table:table-cell>
          <table:table-cell table:formula="of:=VLOOKUP([.A263];[HTMLDom.$A$2:.$A$1245];1;FALSE())" office:value-type="float" office:value="0">
            <text:p>#N/D</text:p>
          </table:table-cell>
          <table:table-cell table:style-name="ce5" table:formula="of:=IF(LEFT([.A263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>
            <text:p>#N/A</text:p>
          </table:table-cell>
          <table:table-cell table:formula="of:=IF([.B264]=&quot;#N/A&quot;;      VLOOKUP([.A264];[IEplorer.$A$2:.$A$99];1;FALSE());            NA())" office:value-type="float" office:value="0">
            <text:p>#N/D</text:p>
          </table:table-cell>
          <table:table-cell table:formula="of:=IF([.B264]=&quot;#N/A&quot;;      VLOOKUP([.A264];[Firefox.$A$2:.$A$221];1;FALSE());            NA())" office:value-type="string" office:string-value="write">
            <text:p>write</text:p>
          </table:table-cell>
          <table:table-cell table:formula="of:=VLOOKUP([.A264];[HTMLDom.$A$2:.$A$1245];1;FALSE())" office:value-type="float" office:value="0">
            <text:p>#N/D</text:p>
          </table:table-cell>
          <table:table-cell table:style-name="ce5" table:formula="of:=IF(LEFT([.A264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visibility="filter">
          <table:table-cell table:style-name="ce2" office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>
            <text:p>#N/A</text:p>
          </table:table-cell>
          <table:table-cell table:formula="of:=IF([.B265]=&quot;#N/A&quot;;      VLOOKUP([.A265];[IEplorer.$A$2:.$A$99];1;FALSE());            NA())" office:value-type="float" office:value="0">
            <text:p>#N/D</text:p>
          </table:table-cell>
          <table:table-cell table:formula="of:=IF([.B265]=&quot;#N/A&quot;;      VLOOKUP([.A265];[Firefox.$A$2:.$A$221];1;FALSE());            NA())" office:value-type="string" office:string-value="writeln">
            <text:p>writeln</text:p>
          </table:table-cell>
          <table:table-cell table:formula="of:=VLOOKUP([.A265];[HTMLDom.$A$2:.$A$1245];1;FALSE())" office:value-type="float" office:value="0">
            <text:p>#N/D</text:p>
          </table:table-cell>
          <table:table-cell table:style-name="ce5" table:formula="of:=IF(LEFT([.A265];2)=&quot;on&quot;;TRUE();FALSE())" office:value-type="boolean" office:boolean-value="false">
            <text:p>FALSO</text:p>
          </table:table-cell>
          <table:table-cell table:number-columns-repeated="1018"/>
        </table:table-row>
        <table:table-row table:style-name="ro2" table:number-rows-repeated="104831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OULD_IMPLEMENT_Elemen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Element</text:p>
          </table:table-cell>
          <table:table-cell table:style-name="ce1" office:value-type="string">
            <text:p>Common IE/Fire</text:p>
          </table:table-cell>
          <table:table-cell table:style-name="ce1" office:value-type="string">
            <text:p>Only IE</text:p>
          </table:table-cell>
          <table:table-cell table:style-name="ce1" office:value-type="string">
            <text:p>Only Fire</text:p>
          </table:table-cell>
          <table:table-cell table:style-name="ce1" office:value-type="string">
            <text:p>HTMLDom Implemented</text:p>
          </table:table-cell>
          <table:table-cell table:style-name="ce1" office:value-type="string">
            <text:p>Is Event?</text:p>
          </table:table-cell>
        </table:table-row>
        <table:table-row table:style-name="ro1">
          <table:table-cell table:style-name="ce2" office:value-type="string">
            <text:p>accessKey</text:p>
          </table:table-cell>
          <table:table-cell table:formula="of:=IF(AND(NOT(ISERROR(VLOOKUP([.A2];[IEplorer.$B$2:.$B$599];1;FALSE()))); NOT(ISERROR(VLOOKUP([.A2];[Firefox.$B$2:.$B$599];1;FALSE()))));[.A2];&quot;#N/A&quot;)" office:value-type="string" office:string-value="accessKey">
            <text:p>accessKey</text:p>
          </table:table-cell>
          <table:table-cell table:formula="of:=IF([.B2]=&quot;#N/A&quot;;      VLOOKUP([.A2];[IEplorer.$B$2:.$B$599];1;FALSE());            NA())" office:value-type="float" office:value="0">
            <text:p>#N/D</text:p>
          </table:table-cell>
          <table:table-cell table:formula="of:=IF([.B2]=&quot;#N/A&quot;;      VLOOKUP([.A2];[Firefox.$B$2:.$B$599];1;FALSE());            NA())" office:value-type="float" office:value="0">
            <text:p>#N/D</text:p>
          </table:table-cell>
          <table:table-cell table:formula="of:=VLOOKUP([.A2];[HTMLDom.$B$2:.$B$599];1;FALSE())" office:value-type="float" office:value="0">
            <text:p>#N/D</text:p>
          </table:table-cell>
          <table:table-cell table:formula="of:=IF(LEFT([.A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ccessKeyLabel</text:p>
          </table:table-cell>
          <table:table-cell table:formula="of:=IF(AND(NOT(ISERROR(VLOOKUP([.A3];[IEplorer.$B$2:.$B$599];1;FALSE()))); NOT(ISERROR(VLOOKUP([.A3];[Firefox.$B$2:.$B$599];1;FALSE()))));[.A3];&quot;#N/A&quot;)" office:value-type="string" office:string-value="#N/A">
            <text:p>#N/A</text:p>
          </table:table-cell>
          <table:table-cell table:formula="of:=IF([.B3]=&quot;#N/A&quot;;      VLOOKUP([.A3];[IEplorer.$B$2:.$B$599];1;FALSE());            NA())" office:value-type="float" office:value="0">
            <text:p>#N/D</text:p>
          </table:table-cell>
          <table:table-cell table:formula="of:=IF([.B3]=&quot;#N/A&quot;;      VLOOKUP([.A3];[Firefox.$B$2:.$B$599];1;FALSE());            NA())" office:value-type="string" office:string-value="accessKeyLabel">
            <text:p>accessKeyLabel</text:p>
          </table:table-cell>
          <table:table-cell table:formula="of:=VLOOKUP([.A3];[HTMLDom.$B$2:.$B$599];1;FALSE())" office:value-type="float" office:value="0">
            <text:p>#N/D</text:p>
          </table:table-cell>
          <table:table-cell table:formula="of:=IF(LEFT([.A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ddEventListener</text:p>
          </table:table-cell>
          <table:table-cell table:formula="of:=IF(AND(NOT(ISERROR(VLOOKUP([.A4];[IEplorer.$B$2:.$B$599];1;FALSE()))); NOT(ISERROR(VLOOKUP([.A4];[Firefox.$B$2:.$B$599];1;FALSE()))));[.A4];&quot;#N/A&quot;)" office:value-type="string" office:string-value="#N/A">
            <text:p>#N/A</text:p>
          </table:table-cell>
          <table:table-cell table:formula="of:=IF([.B4]=&quot;#N/A&quot;;      VLOOKUP([.A4];[IEplorer.$B$2:.$B$599];1;FALSE());            NA())" office:value-type="float" office:value="0">
            <text:p>#N/D</text:p>
          </table:table-cell>
          <table:table-cell table:formula="of:=IF([.B4]=&quot;#N/A&quot;;      VLOOKUP([.A4];[Firefox.$B$2:.$B$599];1;FALSE());            NA())" office:value-type="string" office:string-value="addEventListener">
            <text:p>addEventListener</text:p>
          </table:table-cell>
          <table:table-cell table:formula="of:=VLOOKUP([.A4];[HTMLDom.$B$2:.$B$599];1;FALSE())" office:value-type="float" office:value="0">
            <text:p>#N/D</text:p>
          </table:table-cell>
          <table:table-cell table:formula="of:=IF(LEFT([.A4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align</text:p>
          </table:table-cell>
          <table:table-cell table:formula="of:=IF(AND(NOT(ISERROR(VLOOKUP([.A5];[IEplorer.$B$2:.$B$599];1;FALSE()))); NOT(ISERROR(VLOOKUP([.A5];[Firefox.$B$2:.$B$599];1;FALSE()))));[.A5];&quot;#N/A&quot;)" office:value-type="string" office:string-value="align">
            <text:p>align</text:p>
          </table:table-cell>
          <table:table-cell table:formula="of:=IF([.B5]=&quot;#N/A&quot;;      VLOOKUP([.A5];[IEplorer.$B$2:.$B$599];1;FALSE());            NA())" office:value-type="float" office:value="0">
            <text:p>#N/D</text:p>
          </table:table-cell>
          <table:table-cell table:formula="of:=IF([.B5]=&quot;#N/A&quot;;      VLOOKUP([.A5];[Firefox.$B$2:.$B$599];1;FALSE());            NA())" office:value-type="float" office:value="0">
            <text:p>#N/D</text:p>
          </table:table-cell>
          <table:table-cell table:formula="of:=VLOOKUP([.A5];[HTMLDom.$B$2:.$B$599];1;FALSE())" office:value-type="float" office:value="0">
            <text:p>#N/D</text:p>
          </table:table-cell>
          <table:table-cell table:formula="of:=IF(LEFT([.A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ll</text:p>
          </table:table-cell>
          <table:table-cell table:formula="of:=IF(AND(NOT(ISERROR(VLOOKUP([.A6];[IEplorer.$B$2:.$B$599];1;FALSE()))); NOT(ISERROR(VLOOKUP([.A6];[Firefox.$B$2:.$B$599];1;FALSE()))));[.A6];&quot;#N/A&quot;)" office:value-type="string" office:string-value="#N/A">
            <text:p>#N/A</text:p>
          </table:table-cell>
          <table:table-cell table:formula="of:=IF([.B6]=&quot;#N/A&quot;;      VLOOKUP([.A6];[IEplorer.$B$2:.$B$599];1;FALSE());            NA())" office:value-type="string" office:string-value="all">
            <text:p>all</text:p>
          </table:table-cell>
          <table:table-cell table:formula="of:=IF([.B6]=&quot;#N/A&quot;;      VLOOKUP([.A6];[Firefox.$B$2:.$B$599];1;FALSE());            NA())" office:value-type="float" office:value="0">
            <text:p>#N/D</text:p>
          </table:table-cell>
          <table:table-cell table:formula="of:=VLOOKUP([.A6];[HTMLDom.$B$2:.$B$599];1;FALSE())" office:value-type="float" office:value="0">
            <text:p>#N/D</text:p>
          </table:table-cell>
          <table:table-cell table:formula="of:=IF(LEFT([.A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ppendChild</text:p>
          </table:table-cell>
          <table:table-cell table:formula="of:=IF(AND(NOT(ISERROR(VLOOKUP([.A7];[IEplorer.$B$2:.$B$599];1;FALSE()))); NOT(ISERROR(VLOOKUP([.A7];[Firefox.$B$2:.$B$599];1;FALSE()))));[.A7];&quot;#N/A&quot;)" office:value-type="string" office:string-value="#N/A">
            <text:p>#N/A</text:p>
          </table:table-cell>
          <table:table-cell table:formula="of:=IF([.B7]=&quot;#N/A&quot;;      VLOOKUP([.A7];[IEplorer.$B$2:.$B$599];1;FALSE());            NA())" office:value-type="float" office:value="0">
            <text:p>#N/D</text:p>
          </table:table-cell>
          <table:table-cell table:formula="of:=IF([.B7]=&quot;#N/A&quot;;      VLOOKUP([.A7];[Firefox.$B$2:.$B$599];1;FALSE());            NA())" office:value-type="string" office:string-value="appendChild">
            <text:p>appendChild</text:p>
          </table:table-cell>
          <table:table-cell table:formula="of:=VLOOKUP([.A7];[HTMLDom.$B$2:.$B$599];1;FALSE())" office:value-type="float" office:value="0">
            <text:p>#N/D</text:p>
          </table:table-cell>
          <table:table-cell table:formula="of:=IF(LEFT([.A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activedescendant</text:p>
          </table:table-cell>
          <table:table-cell table:formula="of:=IF(AND(NOT(ISERROR(VLOOKUP([.A8];[IEplorer.$B$2:.$B$599];1;FALSE()))); NOT(ISERROR(VLOOKUP([.A8];[Firefox.$B$2:.$B$599];1;FALSE()))));[.A8];&quot;#N/A&quot;)" office:value-type="string" office:string-value="#N/A">
            <text:p>#N/A</text:p>
          </table:table-cell>
          <table:table-cell table:formula="of:=IF([.B8]=&quot;#N/A&quot;;      VLOOKUP([.A8];[IEplorer.$B$2:.$B$599];1;FALSE());            NA())" office:value-type="string" office:string-value="aria-activedescendant">
            <text:p>aria-activedescendant</text:p>
          </table:table-cell>
          <table:table-cell table:formula="of:=IF([.B8]=&quot;#N/A&quot;;      VLOOKUP([.A8];[Firefox.$B$2:.$B$599];1;FALSE());            NA())" office:value-type="float" office:value="0">
            <text:p>#N/D</text:p>
          </table:table-cell>
          <table:table-cell table:formula="of:=VLOOKUP([.A8];[HTMLDom.$B$2:.$B$599];1;FALSE())" office:value-type="float" office:value="0">
            <text:p>#N/D</text:p>
          </table:table-cell>
          <table:table-cell table:formula="of:=IF(LEFT([.A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busy</text:p>
          </table:table-cell>
          <table:table-cell table:formula="of:=IF(AND(NOT(ISERROR(VLOOKUP([.A9];[IEplorer.$B$2:.$B$599];1;FALSE()))); NOT(ISERROR(VLOOKUP([.A9];[Firefox.$B$2:.$B$599];1;FALSE()))));[.A9];&quot;#N/A&quot;)" office:value-type="string" office:string-value="#N/A">
            <text:p>#N/A</text:p>
          </table:table-cell>
          <table:table-cell table:formula="of:=IF([.B9]=&quot;#N/A&quot;;      VLOOKUP([.A9];[IEplorer.$B$2:.$B$599];1;FALSE());            NA())" office:value-type="string" office:string-value="aria-busy">
            <text:p>aria-busy</text:p>
          </table:table-cell>
          <table:table-cell table:formula="of:=IF([.B9]=&quot;#N/A&quot;;      VLOOKUP([.A9];[Firefox.$B$2:.$B$599];1;FALSE());            NA())" office:value-type="float" office:value="0">
            <text:p>#N/D</text:p>
          </table:table-cell>
          <table:table-cell table:formula="of:=VLOOKUP([.A9];[HTMLDom.$B$2:.$B$599];1;FALSE())" office:value-type="float" office:value="0">
            <text:p>#N/D</text:p>
          </table:table-cell>
          <table:table-cell table:formula="of:=IF(LEFT([.A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checked</text:p>
          </table:table-cell>
          <table:table-cell table:formula="of:=IF(AND(NOT(ISERROR(VLOOKUP([.A10];[IEplorer.$B$2:.$B$599];1;FALSE()))); NOT(ISERROR(VLOOKUP([.A10];[Firefox.$B$2:.$B$599];1;FALSE()))));[.A10];&quot;#N/A&quot;)" office:value-type="string" office:string-value="#N/A">
            <text:p>#N/A</text:p>
          </table:table-cell>
          <table:table-cell table:formula="of:=IF([.B10]=&quot;#N/A&quot;;      VLOOKUP([.A10];[IEplorer.$B$2:.$B$599];1;FALSE());            NA())" office:value-type="string" office:string-value="aria-checked">
            <text:p>aria-checked</text:p>
          </table:table-cell>
          <table:table-cell table:formula="of:=IF([.B10]=&quot;#N/A&quot;;      VLOOKUP([.A10];[Firefox.$B$2:.$B$599];1;FALSE());            NA())" office:value-type="float" office:value="0">
            <text:p>#N/D</text:p>
          </table:table-cell>
          <table:table-cell table:formula="of:=VLOOKUP([.A10];[HTMLDom.$B$2:.$B$599];1;FALSE())" office:value-type="float" office:value="0">
            <text:p>#N/D</text:p>
          </table:table-cell>
          <table:table-cell table:formula="of:=IF(LEFT([.A1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controls</text:p>
          </table:table-cell>
          <table:table-cell table:formula="of:=IF(AND(NOT(ISERROR(VLOOKUP([.A11];[IEplorer.$B$2:.$B$599];1;FALSE()))); NOT(ISERROR(VLOOKUP([.A11];[Firefox.$B$2:.$B$599];1;FALSE()))));[.A11];&quot;#N/A&quot;)" office:value-type="string" office:string-value="#N/A">
            <text:p>#N/A</text:p>
          </table:table-cell>
          <table:table-cell table:formula="of:=IF([.B11]=&quot;#N/A&quot;;      VLOOKUP([.A11];[IEplorer.$B$2:.$B$599];1;FALSE());            NA())" office:value-type="string" office:string-value="aria-controls">
            <text:p>aria-controls</text:p>
          </table:table-cell>
          <table:table-cell table:formula="of:=IF([.B11]=&quot;#N/A&quot;;      VLOOKUP([.A11];[Firefox.$B$2:.$B$599];1;FALSE());            NA())" office:value-type="float" office:value="0">
            <text:p>#N/D</text:p>
          </table:table-cell>
          <table:table-cell table:formula="of:=VLOOKUP([.A11];[HTMLDom.$B$2:.$B$599];1;FALSE())" office:value-type="float" office:value="0">
            <text:p>#N/D</text:p>
          </table:table-cell>
          <table:table-cell table:formula="of:=IF(LEFT([.A1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describedby</text:p>
          </table:table-cell>
          <table:table-cell table:formula="of:=IF(AND(NOT(ISERROR(VLOOKUP([.A12];[IEplorer.$B$2:.$B$599];1;FALSE()))); NOT(ISERROR(VLOOKUP([.A12];[Firefox.$B$2:.$B$599];1;FALSE()))));[.A12];&quot;#N/A&quot;)" office:value-type="string" office:string-value="#N/A">
            <text:p>#N/A</text:p>
          </table:table-cell>
          <table:table-cell table:formula="of:=IF([.B12]=&quot;#N/A&quot;;      VLOOKUP([.A12];[IEplorer.$B$2:.$B$599];1;FALSE());            NA())" office:value-type="string" office:string-value="aria-describedby">
            <text:p>aria-describedby</text:p>
          </table:table-cell>
          <table:table-cell table:formula="of:=IF([.B12]=&quot;#N/A&quot;;      VLOOKUP([.A12];[Firefox.$B$2:.$B$599];1;FALSE());            NA())" office:value-type="float" office:value="0">
            <text:p>#N/D</text:p>
          </table:table-cell>
          <table:table-cell table:formula="of:=VLOOKUP([.A12];[HTMLDom.$B$2:.$B$599];1;FALSE())" office:value-type="float" office:value="0">
            <text:p>#N/D</text:p>
          </table:table-cell>
          <table:table-cell table:formula="of:=IF(LEFT([.A1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disabled</text:p>
          </table:table-cell>
          <table:table-cell table:formula="of:=IF(AND(NOT(ISERROR(VLOOKUP([.A13];[IEplorer.$B$2:.$B$599];1;FALSE()))); NOT(ISERROR(VLOOKUP([.A13];[Firefox.$B$2:.$B$599];1;FALSE()))));[.A13];&quot;#N/A&quot;)" office:value-type="string" office:string-value="#N/A">
            <text:p>#N/A</text:p>
          </table:table-cell>
          <table:table-cell table:formula="of:=IF([.B13]=&quot;#N/A&quot;;      VLOOKUP([.A13];[IEplorer.$B$2:.$B$599];1;FALSE());            NA())" office:value-type="string" office:string-value="aria-disabled">
            <text:p>aria-disabled</text:p>
          </table:table-cell>
          <table:table-cell table:formula="of:=IF([.B13]=&quot;#N/A&quot;;      VLOOKUP([.A13];[Firefox.$B$2:.$B$599];1;FALSE());            NA())" office:value-type="float" office:value="0">
            <text:p>#N/D</text:p>
          </table:table-cell>
          <table:table-cell table:formula="of:=VLOOKUP([.A13];[HTMLDom.$B$2:.$B$599];1;FALSE())" office:value-type="float" office:value="0">
            <text:p>#N/D</text:p>
          </table:table-cell>
          <table:table-cell table:formula="of:=IF(LEFT([.A1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expanded</text:p>
          </table:table-cell>
          <table:table-cell table:formula="of:=IF(AND(NOT(ISERROR(VLOOKUP([.A14];[IEplorer.$B$2:.$B$599];1;FALSE()))); NOT(ISERROR(VLOOKUP([.A14];[Firefox.$B$2:.$B$599];1;FALSE()))));[.A14];&quot;#N/A&quot;)" office:value-type="string" office:string-value="#N/A">
            <text:p>#N/A</text:p>
          </table:table-cell>
          <table:table-cell table:formula="of:=IF([.B14]=&quot;#N/A&quot;;      VLOOKUP([.A14];[IEplorer.$B$2:.$B$599];1;FALSE());            NA())" office:value-type="string" office:string-value="aria-expanded">
            <text:p>aria-expanded</text:p>
          </table:table-cell>
          <table:table-cell table:formula="of:=IF([.B14]=&quot;#N/A&quot;;      VLOOKUP([.A14];[Firefox.$B$2:.$B$599];1;FALSE());            NA())" office:value-type="float" office:value="0">
            <text:p>#N/D</text:p>
          </table:table-cell>
          <table:table-cell table:formula="of:=VLOOKUP([.A14];[HTMLDom.$B$2:.$B$599];1;FALSE())" office:value-type="float" office:value="0">
            <text:p>#N/D</text:p>
          </table:table-cell>
          <table:table-cell table:formula="of:=IF(LEFT([.A1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flowto</text:p>
          </table:table-cell>
          <table:table-cell table:formula="of:=IF(AND(NOT(ISERROR(VLOOKUP([.A15];[IEplorer.$B$2:.$B$599];1;FALSE()))); NOT(ISERROR(VLOOKUP([.A15];[Firefox.$B$2:.$B$599];1;FALSE()))));[.A15];&quot;#N/A&quot;)" office:value-type="string" office:string-value="#N/A">
            <text:p>#N/A</text:p>
          </table:table-cell>
          <table:table-cell table:formula="of:=IF([.B15]=&quot;#N/A&quot;;      VLOOKUP([.A15];[IEplorer.$B$2:.$B$599];1;FALSE());            NA())" office:value-type="string" office:string-value="aria-flowto">
            <text:p>aria-flowto</text:p>
          </table:table-cell>
          <table:table-cell table:formula="of:=IF([.B15]=&quot;#N/A&quot;;      VLOOKUP([.A15];[Firefox.$B$2:.$B$599];1;FALSE());            NA())" office:value-type="float" office:value="0">
            <text:p>#N/D</text:p>
          </table:table-cell>
          <table:table-cell table:formula="of:=VLOOKUP([.A15];[HTMLDom.$B$2:.$B$599];1;FALSE())" office:value-type="float" office:value="0">
            <text:p>#N/D</text:p>
          </table:table-cell>
          <table:table-cell table:formula="of:=IF(LEFT([.A1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haspopup</text:p>
          </table:table-cell>
          <table:table-cell table:formula="of:=IF(AND(NOT(ISERROR(VLOOKUP([.A16];[IEplorer.$B$2:.$B$599];1;FALSE()))); NOT(ISERROR(VLOOKUP([.A16];[Firefox.$B$2:.$B$599];1;FALSE()))));[.A16];&quot;#N/A&quot;)" office:value-type="string" office:string-value="#N/A">
            <text:p>#N/A</text:p>
          </table:table-cell>
          <table:table-cell table:formula="of:=IF([.B16]=&quot;#N/A&quot;;      VLOOKUP([.A16];[IEplorer.$B$2:.$B$599];1;FALSE());            NA())" office:value-type="string" office:string-value="aria-haspopup">
            <text:p>aria-haspopup</text:p>
          </table:table-cell>
          <table:table-cell table:formula="of:=IF([.B16]=&quot;#N/A&quot;;      VLOOKUP([.A16];[Firefox.$B$2:.$B$599];1;FALSE());            NA())" office:value-type="float" office:value="0">
            <text:p>#N/D</text:p>
          </table:table-cell>
          <table:table-cell table:formula="of:=VLOOKUP([.A16];[HTMLDom.$B$2:.$B$599];1;FALSE())" office:value-type="float" office:value="0">
            <text:p>#N/D</text:p>
          </table:table-cell>
          <table:table-cell table:formula="of:=IF(LEFT([.A1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hidden</text:p>
          </table:table-cell>
          <table:table-cell table:formula="of:=IF(AND(NOT(ISERROR(VLOOKUP([.A17];[IEplorer.$B$2:.$B$599];1;FALSE()))); NOT(ISERROR(VLOOKUP([.A17];[Firefox.$B$2:.$B$599];1;FALSE()))));[.A17];&quot;#N/A&quot;)" office:value-type="string" office:string-value="#N/A">
            <text:p>#N/A</text:p>
          </table:table-cell>
          <table:table-cell table:formula="of:=IF([.B17]=&quot;#N/A&quot;;      VLOOKUP([.A17];[IEplorer.$B$2:.$B$599];1;FALSE());            NA())" office:value-type="string" office:string-value="aria-hidden">
            <text:p>aria-hidden</text:p>
          </table:table-cell>
          <table:table-cell table:formula="of:=IF([.B17]=&quot;#N/A&quot;;      VLOOKUP([.A17];[Firefox.$B$2:.$B$599];1;FALSE());            NA())" office:value-type="float" office:value="0">
            <text:p>#N/D</text:p>
          </table:table-cell>
          <table:table-cell table:formula="of:=VLOOKUP([.A17];[HTMLDom.$B$2:.$B$599];1;FALSE())" office:value-type="float" office:value="0">
            <text:p>#N/D</text:p>
          </table:table-cell>
          <table:table-cell table:formula="of:=IF(LEFT([.A1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invalid</text:p>
          </table:table-cell>
          <table:table-cell table:formula="of:=IF(AND(NOT(ISERROR(VLOOKUP([.A18];[IEplorer.$B$2:.$B$599];1;FALSE()))); NOT(ISERROR(VLOOKUP([.A18];[Firefox.$B$2:.$B$599];1;FALSE()))));[.A18];&quot;#N/A&quot;)" office:value-type="string" office:string-value="#N/A">
            <text:p>#N/A</text:p>
          </table:table-cell>
          <table:table-cell table:formula="of:=IF([.B18]=&quot;#N/A&quot;;      VLOOKUP([.A18];[IEplorer.$B$2:.$B$599];1;FALSE());            NA())" office:value-type="string" office:string-value="aria-invalid">
            <text:p>aria-invalid</text:p>
          </table:table-cell>
          <table:table-cell table:formula="of:=IF([.B18]=&quot;#N/A&quot;;      VLOOKUP([.A18];[Firefox.$B$2:.$B$599];1;FALSE());            NA())" office:value-type="float" office:value="0">
            <text:p>#N/D</text:p>
          </table:table-cell>
          <table:table-cell table:formula="of:=VLOOKUP([.A18];[HTMLDom.$B$2:.$B$599];1;FALSE())" office:value-type="float" office:value="0">
            <text:p>#N/D</text:p>
          </table:table-cell>
          <table:table-cell table:formula="of:=IF(LEFT([.A1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labelledby</text:p>
          </table:table-cell>
          <table:table-cell table:formula="of:=IF(AND(NOT(ISERROR(VLOOKUP([.A19];[IEplorer.$B$2:.$B$599];1;FALSE()))); NOT(ISERROR(VLOOKUP([.A19];[Firefox.$B$2:.$B$599];1;FALSE()))));[.A19];&quot;#N/A&quot;)" office:value-type="string" office:string-value="#N/A">
            <text:p>#N/A</text:p>
          </table:table-cell>
          <table:table-cell table:formula="of:=IF([.B19]=&quot;#N/A&quot;;      VLOOKUP([.A19];[IEplorer.$B$2:.$B$599];1;FALSE());            NA())" office:value-type="string" office:string-value="aria-labelledby">
            <text:p>aria-labelledby</text:p>
          </table:table-cell>
          <table:table-cell table:formula="of:=IF([.B19]=&quot;#N/A&quot;;      VLOOKUP([.A19];[Firefox.$B$2:.$B$599];1;FALSE());            NA())" office:value-type="float" office:value="0">
            <text:p>#N/D</text:p>
          </table:table-cell>
          <table:table-cell table:formula="of:=VLOOKUP([.A19];[HTMLDom.$B$2:.$B$599];1;FALSE())" office:value-type="float" office:value="0">
            <text:p>#N/D</text:p>
          </table:table-cell>
          <table:table-cell table:formula="of:=IF(LEFT([.A1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level</text:p>
          </table:table-cell>
          <table:table-cell table:formula="of:=IF(AND(NOT(ISERROR(VLOOKUP([.A20];[IEplorer.$B$2:.$B$599];1;FALSE()))); NOT(ISERROR(VLOOKUP([.A20];[Firefox.$B$2:.$B$599];1;FALSE()))));[.A20];&quot;#N/A&quot;)" office:value-type="string" office:string-value="#N/A">
            <text:p>#N/A</text:p>
          </table:table-cell>
          <table:table-cell table:formula="of:=IF([.B20]=&quot;#N/A&quot;;      VLOOKUP([.A20];[IEplorer.$B$2:.$B$599];1;FALSE());            NA())" office:value-type="string" office:string-value="aria-level">
            <text:p>aria-level</text:p>
          </table:table-cell>
          <table:table-cell table:formula="of:=IF([.B20]=&quot;#N/A&quot;;      VLOOKUP([.A20];[Firefox.$B$2:.$B$599];1;FALSE());            NA())" office:value-type="float" office:value="0">
            <text:p>#N/D</text:p>
          </table:table-cell>
          <table:table-cell table:formula="of:=VLOOKUP([.A20];[HTMLDom.$B$2:.$B$599];1;FALSE())" office:value-type="float" office:value="0">
            <text:p>#N/D</text:p>
          </table:table-cell>
          <table:table-cell table:formula="of:=IF(LEFT([.A2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live</text:p>
          </table:table-cell>
          <table:table-cell table:formula="of:=IF(AND(NOT(ISERROR(VLOOKUP([.A21];[IEplorer.$B$2:.$B$599];1;FALSE()))); NOT(ISERROR(VLOOKUP([.A21];[Firefox.$B$2:.$B$599];1;FALSE()))));[.A21];&quot;#N/A&quot;)" office:value-type="string" office:string-value="#N/A">
            <text:p>#N/A</text:p>
          </table:table-cell>
          <table:table-cell table:formula="of:=IF([.B21]=&quot;#N/A&quot;;      VLOOKUP([.A21];[IEplorer.$B$2:.$B$599];1;FALSE());            NA())" office:value-type="string" office:string-value="aria-live">
            <text:p>aria-live</text:p>
          </table:table-cell>
          <table:table-cell table:formula="of:=IF([.B21]=&quot;#N/A&quot;;      VLOOKUP([.A21];[Firefox.$B$2:.$B$599];1;FALSE());            NA())" office:value-type="float" office:value="0">
            <text:p>#N/D</text:p>
          </table:table-cell>
          <table:table-cell table:formula="of:=VLOOKUP([.A21];[HTMLDom.$B$2:.$B$599];1;FALSE())" office:value-type="float" office:value="0">
            <text:p>#N/D</text:p>
          </table:table-cell>
          <table:table-cell table:formula="of:=IF(LEFT([.A2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multiselectable</text:p>
          </table:table-cell>
          <table:table-cell table:formula="of:=IF(AND(NOT(ISERROR(VLOOKUP([.A22];[IEplorer.$B$2:.$B$599];1;FALSE()))); NOT(ISERROR(VLOOKUP([.A22];[Firefox.$B$2:.$B$599];1;FALSE()))));[.A22];&quot;#N/A&quot;)" office:value-type="string" office:string-value="#N/A">
            <text:p>#N/A</text:p>
          </table:table-cell>
          <table:table-cell table:formula="of:=IF([.B22]=&quot;#N/A&quot;;      VLOOKUP([.A22];[IEplorer.$B$2:.$B$599];1;FALSE());            NA())" office:value-type="string" office:string-value="aria-multiselectable">
            <text:p>aria-multiselectable</text:p>
          </table:table-cell>
          <table:table-cell table:formula="of:=IF([.B22]=&quot;#N/A&quot;;      VLOOKUP([.A22];[Firefox.$B$2:.$B$599];1;FALSE());            NA())" office:value-type="float" office:value="0">
            <text:p>#N/D</text:p>
          </table:table-cell>
          <table:table-cell table:formula="of:=VLOOKUP([.A22];[HTMLDom.$B$2:.$B$599];1;FALSE())" office:value-type="float" office:value="0">
            <text:p>#N/D</text:p>
          </table:table-cell>
          <table:table-cell table:formula="of:=IF(LEFT([.A2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owns</text:p>
          </table:table-cell>
          <table:table-cell table:formula="of:=IF(AND(NOT(ISERROR(VLOOKUP([.A23];[IEplorer.$B$2:.$B$599];1;FALSE()))); NOT(ISERROR(VLOOKUP([.A23];[Firefox.$B$2:.$B$599];1;FALSE()))));[.A23];&quot;#N/A&quot;)" office:value-type="string" office:string-value="#N/A">
            <text:p>#N/A</text:p>
          </table:table-cell>
          <table:table-cell table:formula="of:=IF([.B23]=&quot;#N/A&quot;;      VLOOKUP([.A23];[IEplorer.$B$2:.$B$599];1;FALSE());            NA())" office:value-type="string" office:string-value="aria-owns">
            <text:p>aria-owns</text:p>
          </table:table-cell>
          <table:table-cell table:formula="of:=IF([.B23]=&quot;#N/A&quot;;      VLOOKUP([.A23];[Firefox.$B$2:.$B$599];1;FALSE());            NA())" office:value-type="float" office:value="0">
            <text:p>#N/D</text:p>
          </table:table-cell>
          <table:table-cell table:formula="of:=VLOOKUP([.A23];[HTMLDom.$B$2:.$B$599];1;FALSE())" office:value-type="float" office:value="0">
            <text:p>#N/D</text:p>
          </table:table-cell>
          <table:table-cell table:formula="of:=IF(LEFT([.A2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posinset</text:p>
          </table:table-cell>
          <table:table-cell table:formula="of:=IF(AND(NOT(ISERROR(VLOOKUP([.A24];[IEplorer.$B$2:.$B$599];1;FALSE()))); NOT(ISERROR(VLOOKUP([.A24];[Firefox.$B$2:.$B$599];1;FALSE()))));[.A24];&quot;#N/A&quot;)" office:value-type="string" office:string-value="#N/A">
            <text:p>#N/A</text:p>
          </table:table-cell>
          <table:table-cell table:formula="of:=IF([.B24]=&quot;#N/A&quot;;      VLOOKUP([.A24];[IEplorer.$B$2:.$B$599];1;FALSE());            NA())" office:value-type="string" office:string-value="aria-posinset">
            <text:p>aria-posinset</text:p>
          </table:table-cell>
          <table:table-cell table:formula="of:=IF([.B24]=&quot;#N/A&quot;;      VLOOKUP([.A24];[Firefox.$B$2:.$B$599];1;FALSE());            NA())" office:value-type="float" office:value="0">
            <text:p>#N/D</text:p>
          </table:table-cell>
          <table:table-cell table:formula="of:=VLOOKUP([.A24];[HTMLDom.$B$2:.$B$599];1;FALSE())" office:value-type="float" office:value="0">
            <text:p>#N/D</text:p>
          </table:table-cell>
          <table:table-cell table:formula="of:=IF(LEFT([.A2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pressed</text:p>
          </table:table-cell>
          <table:table-cell table:formula="of:=IF(AND(NOT(ISERROR(VLOOKUP([.A25];[IEplorer.$B$2:.$B$599];1;FALSE()))); NOT(ISERROR(VLOOKUP([.A25];[Firefox.$B$2:.$B$599];1;FALSE()))));[.A25];&quot;#N/A&quot;)" office:value-type="string" office:string-value="#N/A">
            <text:p>#N/A</text:p>
          </table:table-cell>
          <table:table-cell table:formula="of:=IF([.B25]=&quot;#N/A&quot;;      VLOOKUP([.A25];[IEplorer.$B$2:.$B$599];1;FALSE());            NA())" office:value-type="string" office:string-value="aria-pressed">
            <text:p>aria-pressed</text:p>
          </table:table-cell>
          <table:table-cell table:formula="of:=IF([.B25]=&quot;#N/A&quot;;      VLOOKUP([.A25];[Firefox.$B$2:.$B$599];1;FALSE());            NA())" office:value-type="float" office:value="0">
            <text:p>#N/D</text:p>
          </table:table-cell>
          <table:table-cell table:formula="of:=VLOOKUP([.A25];[HTMLDom.$B$2:.$B$599];1;FALSE())" office:value-type="float" office:value="0">
            <text:p>#N/D</text:p>
          </table:table-cell>
          <table:table-cell table:formula="of:=IF(LEFT([.A2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readonly</text:p>
          </table:table-cell>
          <table:table-cell table:formula="of:=IF(AND(NOT(ISERROR(VLOOKUP([.A26];[IEplorer.$B$2:.$B$599];1;FALSE()))); NOT(ISERROR(VLOOKUP([.A26];[Firefox.$B$2:.$B$599];1;FALSE()))));[.A26];&quot;#N/A&quot;)" office:value-type="string" office:string-value="#N/A">
            <text:p>#N/A</text:p>
          </table:table-cell>
          <table:table-cell table:formula="of:=IF([.B26]=&quot;#N/A&quot;;      VLOOKUP([.A26];[IEplorer.$B$2:.$B$599];1;FALSE());            NA())" office:value-type="string" office:string-value="aria-readonly">
            <text:p>aria-readonly</text:p>
          </table:table-cell>
          <table:table-cell table:formula="of:=IF([.B26]=&quot;#N/A&quot;;      VLOOKUP([.A26];[Firefox.$B$2:.$B$599];1;FALSE());            NA())" office:value-type="float" office:value="0">
            <text:p>#N/D</text:p>
          </table:table-cell>
          <table:table-cell table:formula="of:=VLOOKUP([.A26];[HTMLDom.$B$2:.$B$599];1;FALSE())" office:value-type="float" office:value="0">
            <text:p>#N/D</text:p>
          </table:table-cell>
          <table:table-cell table:formula="of:=IF(LEFT([.A2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relevant</text:p>
          </table:table-cell>
          <table:table-cell table:formula="of:=IF(AND(NOT(ISERROR(VLOOKUP([.A27];[IEplorer.$B$2:.$B$599];1;FALSE()))); NOT(ISERROR(VLOOKUP([.A27];[Firefox.$B$2:.$B$599];1;FALSE()))));[.A27];&quot;#N/A&quot;)" office:value-type="string" office:string-value="#N/A">
            <text:p>#N/A</text:p>
          </table:table-cell>
          <table:table-cell table:formula="of:=IF([.B27]=&quot;#N/A&quot;;      VLOOKUP([.A27];[IEplorer.$B$2:.$B$599];1;FALSE());            NA())" office:value-type="string" office:string-value="aria-relevant">
            <text:p>aria-relevant</text:p>
          </table:table-cell>
          <table:table-cell table:formula="of:=IF([.B27]=&quot;#N/A&quot;;      VLOOKUP([.A27];[Firefox.$B$2:.$B$599];1;FALSE());            NA())" office:value-type="float" office:value="0">
            <text:p>#N/D</text:p>
          </table:table-cell>
          <table:table-cell table:formula="of:=VLOOKUP([.A27];[HTMLDom.$B$2:.$B$599];1;FALSE())" office:value-type="float" office:value="0">
            <text:p>#N/D</text:p>
          </table:table-cell>
          <table:table-cell table:formula="of:=IF(LEFT([.A2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required</text:p>
          </table:table-cell>
          <table:table-cell table:formula="of:=IF(AND(NOT(ISERROR(VLOOKUP([.A28];[IEplorer.$B$2:.$B$599];1;FALSE()))); NOT(ISERROR(VLOOKUP([.A28];[Firefox.$B$2:.$B$599];1;FALSE()))));[.A28];&quot;#N/A&quot;)" office:value-type="string" office:string-value="#N/A">
            <text:p>#N/A</text:p>
          </table:table-cell>
          <table:table-cell table:formula="of:=IF([.B28]=&quot;#N/A&quot;;      VLOOKUP([.A28];[IEplorer.$B$2:.$B$599];1;FALSE());            NA())" office:value-type="string" office:string-value="aria-required">
            <text:p>aria-required</text:p>
          </table:table-cell>
          <table:table-cell table:formula="of:=IF([.B28]=&quot;#N/A&quot;;      VLOOKUP([.A28];[Firefox.$B$2:.$B$599];1;FALSE());            NA())" office:value-type="float" office:value="0">
            <text:p>#N/D</text:p>
          </table:table-cell>
          <table:table-cell table:formula="of:=VLOOKUP([.A28];[HTMLDom.$B$2:.$B$599];1;FALSE())" office:value-type="float" office:value="0">
            <text:p>#N/D</text:p>
          </table:table-cell>
          <table:table-cell table:formula="of:=IF(LEFT([.A2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secret</text:p>
          </table:table-cell>
          <table:table-cell table:formula="of:=IF(AND(NOT(ISERROR(VLOOKUP([.A29];[IEplorer.$B$2:.$B$599];1;FALSE()))); NOT(ISERROR(VLOOKUP([.A29];[Firefox.$B$2:.$B$599];1;FALSE()))));[.A29];&quot;#N/A&quot;)" office:value-type="string" office:string-value="#N/A">
            <text:p>#N/A</text:p>
          </table:table-cell>
          <table:table-cell table:formula="of:=IF([.B29]=&quot;#N/A&quot;;      VLOOKUP([.A29];[IEplorer.$B$2:.$B$599];1;FALSE());            NA())" office:value-type="string" office:string-value="aria-secret">
            <text:p>aria-secret</text:p>
          </table:table-cell>
          <table:table-cell table:formula="of:=IF([.B29]=&quot;#N/A&quot;;      VLOOKUP([.A29];[Firefox.$B$2:.$B$599];1;FALSE());            NA())" office:value-type="float" office:value="0">
            <text:p>#N/D</text:p>
          </table:table-cell>
          <table:table-cell table:formula="of:=VLOOKUP([.A29];[HTMLDom.$B$2:.$B$599];1;FALSE())" office:value-type="float" office:value="0">
            <text:p>#N/D</text:p>
          </table:table-cell>
          <table:table-cell table:formula="of:=IF(LEFT([.A2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selected</text:p>
          </table:table-cell>
          <table:table-cell table:formula="of:=IF(AND(NOT(ISERROR(VLOOKUP([.A30];[IEplorer.$B$2:.$B$599];1;FALSE()))); NOT(ISERROR(VLOOKUP([.A30];[Firefox.$B$2:.$B$599];1;FALSE()))));[.A30];&quot;#N/A&quot;)" office:value-type="string" office:string-value="#N/A">
            <text:p>#N/A</text:p>
          </table:table-cell>
          <table:table-cell table:formula="of:=IF([.B30]=&quot;#N/A&quot;;      VLOOKUP([.A30];[IEplorer.$B$2:.$B$599];1;FALSE());            NA())" office:value-type="string" office:string-value="aria-selected">
            <text:p>aria-selected</text:p>
          </table:table-cell>
          <table:table-cell table:formula="of:=IF([.B30]=&quot;#N/A&quot;;      VLOOKUP([.A30];[Firefox.$B$2:.$B$599];1;FALSE());            NA())" office:value-type="float" office:value="0">
            <text:p>#N/D</text:p>
          </table:table-cell>
          <table:table-cell table:formula="of:=VLOOKUP([.A30];[HTMLDom.$B$2:.$B$599];1;FALSE())" office:value-type="float" office:value="0">
            <text:p>#N/D</text:p>
          </table:table-cell>
          <table:table-cell table:formula="of:=IF(LEFT([.A3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setsize</text:p>
          </table:table-cell>
          <table:table-cell table:formula="of:=IF(AND(NOT(ISERROR(VLOOKUP([.A31];[IEplorer.$B$2:.$B$599];1;FALSE()))); NOT(ISERROR(VLOOKUP([.A31];[Firefox.$B$2:.$B$599];1;FALSE()))));[.A31];&quot;#N/A&quot;)" office:value-type="string" office:string-value="#N/A">
            <text:p>#N/A</text:p>
          </table:table-cell>
          <table:table-cell table:formula="of:=IF([.B31]=&quot;#N/A&quot;;      VLOOKUP([.A31];[IEplorer.$B$2:.$B$599];1;FALSE());            NA())" office:value-type="string" office:string-value="aria-setsize">
            <text:p>aria-setsize</text:p>
          </table:table-cell>
          <table:table-cell table:formula="of:=IF([.B31]=&quot;#N/A&quot;;      VLOOKUP([.A31];[Firefox.$B$2:.$B$599];1;FALSE());            NA())" office:value-type="float" office:value="0">
            <text:p>#N/D</text:p>
          </table:table-cell>
          <table:table-cell table:formula="of:=VLOOKUP([.A31];[HTMLDom.$B$2:.$B$599];1;FALSE())" office:value-type="float" office:value="0">
            <text:p>#N/D</text:p>
          </table:table-cell>
          <table:table-cell table:formula="of:=IF(LEFT([.A3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valuemax</text:p>
          </table:table-cell>
          <table:table-cell table:formula="of:=IF(AND(NOT(ISERROR(VLOOKUP([.A32];[IEplorer.$B$2:.$B$599];1;FALSE()))); NOT(ISERROR(VLOOKUP([.A32];[Firefox.$B$2:.$B$599];1;FALSE()))));[.A32];&quot;#N/A&quot;)" office:value-type="string" office:string-value="#N/A">
            <text:p>#N/A</text:p>
          </table:table-cell>
          <table:table-cell table:formula="of:=IF([.B32]=&quot;#N/A&quot;;      VLOOKUP([.A32];[IEplorer.$B$2:.$B$599];1;FALSE());            NA())" office:value-type="string" office:string-value="aria-valuemax">
            <text:p>aria-valuemax</text:p>
          </table:table-cell>
          <table:table-cell table:formula="of:=IF([.B32]=&quot;#N/A&quot;;      VLOOKUP([.A32];[Firefox.$B$2:.$B$599];1;FALSE());            NA())" office:value-type="float" office:value="0">
            <text:p>#N/D</text:p>
          </table:table-cell>
          <table:table-cell table:formula="of:=VLOOKUP([.A32];[HTMLDom.$B$2:.$B$599];1;FALSE())" office:value-type="float" office:value="0">
            <text:p>#N/D</text:p>
          </table:table-cell>
          <table:table-cell table:formula="of:=IF(LEFT([.A3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valuemin</text:p>
          </table:table-cell>
          <table:table-cell table:formula="of:=IF(AND(NOT(ISERROR(VLOOKUP([.A33];[IEplorer.$B$2:.$B$599];1;FALSE()))); NOT(ISERROR(VLOOKUP([.A33];[Firefox.$B$2:.$B$599];1;FALSE()))));[.A33];&quot;#N/A&quot;)" office:value-type="string" office:string-value="#N/A">
            <text:p>#N/A</text:p>
          </table:table-cell>
          <table:table-cell table:formula="of:=IF([.B33]=&quot;#N/A&quot;;      VLOOKUP([.A33];[IEplorer.$B$2:.$B$599];1;FALSE());            NA())" office:value-type="string" office:string-value="aria-valuemin">
            <text:p>aria-valuemin</text:p>
          </table:table-cell>
          <table:table-cell table:formula="of:=IF([.B33]=&quot;#N/A&quot;;      VLOOKUP([.A33];[Firefox.$B$2:.$B$599];1;FALSE());            NA())" office:value-type="float" office:value="0">
            <text:p>#N/D</text:p>
          </table:table-cell>
          <table:table-cell table:formula="of:=VLOOKUP([.A33];[HTMLDom.$B$2:.$B$599];1;FALSE())" office:value-type="float" office:value="0">
            <text:p>#N/D</text:p>
          </table:table-cell>
          <table:table-cell table:formula="of:=IF(LEFT([.A3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aria-valuenow</text:p>
          </table:table-cell>
          <table:table-cell table:formula="of:=IF(AND(NOT(ISERROR(VLOOKUP([.A34];[IEplorer.$B$2:.$B$599];1;FALSE()))); NOT(ISERROR(VLOOKUP([.A34];[Firefox.$B$2:.$B$599];1;FALSE()))));[.A34];&quot;#N/A&quot;)" office:value-type="string" office:string-value="#N/A">
            <text:p>#N/A</text:p>
          </table:table-cell>
          <table:table-cell table:formula="of:=IF([.B34]=&quot;#N/A&quot;;      VLOOKUP([.A34];[IEplorer.$B$2:.$B$599];1;FALSE());            NA())" office:value-type="string" office:string-value="aria-valuenow">
            <text:p>aria-valuenow</text:p>
          </table:table-cell>
          <table:table-cell table:formula="of:=IF([.B34]=&quot;#N/A&quot;;      VLOOKUP([.A34];[Firefox.$B$2:.$B$599];1;FALSE());            NA())" office:value-type="float" office:value="0">
            <text:p>#N/D</text:p>
          </table:table-cell>
          <table:table-cell table:formula="of:=VLOOKUP([.A34];[HTMLDom.$B$2:.$B$599];1;FALSE())" office:value-type="float" office:value="0">
            <text:p>#N/D</text:p>
          </table:table-cell>
          <table:table-cell table:formula="of:=IF(LEFT([.A3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ATTRIBUTE_NODE</text:p>
          </table:table-cell>
          <table:table-cell table:formula="of:=IF(AND(NOT(ISERROR(VLOOKUP([.A35];[IEplorer.$B$2:.$B$599];1;FALSE()))); NOT(ISERROR(VLOOKUP([.A35];[Firefox.$B$2:.$B$599];1;FALSE()))));[.A35];&quot;#N/A&quot;)" office:value-type="string" office:string-value="#N/A">
            <text:p>#N/A</text:p>
          </table:table-cell>
          <table:table-cell table:formula="of:=IF([.B35]=&quot;#N/A&quot;;      VLOOKUP([.A35];[IEplorer.$B$2:.$B$599];1;FALSE());            NA())" office:value-type="float" office:value="0">
            <text:p>#N/D</text:p>
          </table:table-cell>
          <table:table-cell table:formula="of:=IF([.B35]=&quot;#N/A&quot;;      VLOOKUP([.A35];[Firefox.$B$2:.$B$599];1;FALSE());            NA())" office:value-type="string" office:string-value="ATTRIBUTE_NODE">
            <text:p>ATTRIBUTE_NODE</text:p>
          </table:table-cell>
          <table:table-cell table:formula="of:=VLOOKUP([.A35];[HTMLDom.$B$2:.$B$599];1;FALSE())" office:value-type="float" office:value="0">
            <text:p>#N/D</text:p>
          </table:table-cell>
          <table:table-cell table:formula="of:=IF(LEFT([.A35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attributes</text:p>
          </table:table-cell>
          <table:table-cell table:formula="of:=IF(AND(NOT(ISERROR(VLOOKUP([.A36];[IEplorer.$B$2:.$B$599];1;FALSE()))); NOT(ISERROR(VLOOKUP([.A36];[Firefox.$B$2:.$B$599];1;FALSE()))));[.A36];&quot;#N/A&quot;)" office:value-type="string" office:string-value="attributes">
            <text:p>attributes</text:p>
          </table:table-cell>
          <table:table-cell table:formula="of:=IF([.B36]=&quot;#N/A&quot;;      VLOOKUP([.A36];[IEplorer.$B$2:.$B$599];1;FALSE());            NA())" office:value-type="float" office:value="0">
            <text:p>#N/D</text:p>
          </table:table-cell>
          <table:table-cell table:formula="of:=IF([.B36]=&quot;#N/A&quot;;      VLOOKUP([.A36];[Firefox.$B$2:.$B$599];1;FALSE());            NA())" office:value-type="float" office:value="0">
            <text:p>#N/D</text:p>
          </table:table-cell>
          <table:table-cell table:formula="of:=VLOOKUP([.A36];[HTMLDom.$B$2:.$B$599];1;FALSE())" office:value-type="float" office:value="0">
            <text:p>#N/D</text:p>
          </table:table-cell>
          <table:table-cell table:formula="of:=IF(LEFT([.A3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baseURI</text:p>
          </table:table-cell>
          <table:table-cell table:formula="of:=IF(AND(NOT(ISERROR(VLOOKUP([.A37];[IEplorer.$B$2:.$B$599];1;FALSE()))); NOT(ISERROR(VLOOKUP([.A37];[Firefox.$B$2:.$B$599];1;FALSE()))));[.A37];&quot;#N/A&quot;)" office:value-type="string" office:string-value="#N/A">
            <text:p>#N/A</text:p>
          </table:table-cell>
          <table:table-cell table:formula="of:=IF([.B37]=&quot;#N/A&quot;;      VLOOKUP([.A37];[IEplorer.$B$2:.$B$599];1;FALSE());            NA())" office:value-type="float" office:value="0">
            <text:p>#N/D</text:p>
          </table:table-cell>
          <table:table-cell table:formula="of:=IF([.B37]=&quot;#N/A&quot;;      VLOOKUP([.A37];[Firefox.$B$2:.$B$599];1;FALSE());            NA())" office:value-type="string" office:string-value="baseURI">
            <text:p>baseURI</text:p>
          </table:table-cell>
          <table:table-cell table:formula="of:=VLOOKUP([.A37];[HTMLDom.$B$2:.$B$599];1;FALSE())" office:value-type="float" office:value="0">
            <text:p>#N/D</text:p>
          </table:table-cell>
          <table:table-cell table:formula="of:=IF(LEFT([.A3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behaviorUrns</text:p>
          </table:table-cell>
          <table:table-cell table:formula="of:=IF(AND(NOT(ISERROR(VLOOKUP([.A38];[IEplorer.$B$2:.$B$599];1;FALSE()))); NOT(ISERROR(VLOOKUP([.A38];[Firefox.$B$2:.$B$599];1;FALSE()))));[.A38];&quot;#N/A&quot;)" office:value-type="string" office:string-value="#N/A">
            <text:p>#N/A</text:p>
          </table:table-cell>
          <table:table-cell table:formula="of:=IF([.B38]=&quot;#N/A&quot;;      VLOOKUP([.A38];[IEplorer.$B$2:.$B$599];1;FALSE());            NA())" office:value-type="string" office:string-value="behaviorUrns">
            <text:p>behaviorUrns</text:p>
          </table:table-cell>
          <table:table-cell table:formula="of:=IF([.B38]=&quot;#N/A&quot;;      VLOOKUP([.A38];[Firefox.$B$2:.$B$599];1;FALSE());            NA())" office:value-type="float" office:value="0">
            <text:p>#N/D</text:p>
          </table:table-cell>
          <table:table-cell table:formula="of:=VLOOKUP([.A38];[HTMLDom.$B$2:.$B$599];1;FALSE())" office:value-type="float" office:value="0">
            <text:p>#N/D</text:p>
          </table:table-cell>
          <table:table-cell table:formula="of:=IF(LEFT([.A3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blur</text:p>
          </table:table-cell>
          <table:table-cell table:formula="of:=IF(AND(NOT(ISERROR(VLOOKUP([.A39];[IEplorer.$B$2:.$B$599];1;FALSE()))); NOT(ISERROR(VLOOKUP([.A39];[Firefox.$B$2:.$B$599];1;FALSE()))));[.A39];&quot;#N/A&quot;)" office:value-type="string" office:string-value="#N/A">
            <text:p>#N/A</text:p>
          </table:table-cell>
          <table:table-cell table:formula="of:=IF([.B39]=&quot;#N/A&quot;;      VLOOKUP([.A39];[IEplorer.$B$2:.$B$599];1;FALSE());            NA())" office:value-type="float" office:value="0">
            <text:p>#N/D</text:p>
          </table:table-cell>
          <table:table-cell table:formula="of:=IF([.B39]=&quot;#N/A&quot;;      VLOOKUP([.A39];[Firefox.$B$2:.$B$599];1;FALSE());            NA())" office:value-type="string" office:string-value="blur">
            <text:p>blur</text:p>
          </table:table-cell>
          <table:table-cell table:formula="of:=VLOOKUP([.A39];[HTMLDom.$B$2:.$B$599];1;FALSE())" office:value-type="float" office:value="0">
            <text:p>#N/D</text:p>
          </table:table-cell>
          <table:table-cell table:formula="of:=IF(LEFT([.A3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anHaveChildren</text:p>
          </table:table-cell>
          <table:table-cell table:formula="of:=IF(AND(NOT(ISERROR(VLOOKUP([.A40];[IEplorer.$B$2:.$B$599];1;FALSE()))); NOT(ISERROR(VLOOKUP([.A40];[Firefox.$B$2:.$B$599];1;FALSE()))));[.A40];&quot;#N/A&quot;)" office:value-type="string" office:string-value="#N/A">
            <text:p>#N/A</text:p>
          </table:table-cell>
          <table:table-cell table:formula="of:=IF([.B40]=&quot;#N/A&quot;;      VLOOKUP([.A40];[IEplorer.$B$2:.$B$599];1;FALSE());            NA())" office:value-type="string" office:string-value="canHaveChildren">
            <text:p>canHaveChildren</text:p>
          </table:table-cell>
          <table:table-cell table:formula="of:=IF([.B40]=&quot;#N/A&quot;;      VLOOKUP([.A40];[Firefox.$B$2:.$B$599];1;FALSE());            NA())" office:value-type="float" office:value="0">
            <text:p>#N/D</text:p>
          </table:table-cell>
          <table:table-cell table:formula="of:=VLOOKUP([.A40];[HTMLDom.$B$2:.$B$599];1;FALSE())" office:value-type="float" office:value="0">
            <text:p>#N/D</text:p>
          </table:table-cell>
          <table:table-cell table:formula="of:=IF(LEFT([.A4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anHaveHTML</text:p>
          </table:table-cell>
          <table:table-cell table:formula="of:=IF(AND(NOT(ISERROR(VLOOKUP([.A41];[IEplorer.$B$2:.$B$599];1;FALSE()))); NOT(ISERROR(VLOOKUP([.A41];[Firefox.$B$2:.$B$599];1;FALSE()))));[.A41];&quot;#N/A&quot;)" office:value-type="string" office:string-value="#N/A">
            <text:p>#N/A</text:p>
          </table:table-cell>
          <table:table-cell table:formula="of:=IF([.B41]=&quot;#N/A&quot;;      VLOOKUP([.A41];[IEplorer.$B$2:.$B$599];1;FALSE());            NA())" office:value-type="string" office:string-value="canHaveHTML">
            <text:p>canHaveHTML</text:p>
          </table:table-cell>
          <table:table-cell table:formula="of:=IF([.B41]=&quot;#N/A&quot;;      VLOOKUP([.A41];[Firefox.$B$2:.$B$599];1;FALSE());            NA())" office:value-type="float" office:value="0">
            <text:p>#N/D</text:p>
          </table:table-cell>
          <table:table-cell table:formula="of:=VLOOKUP([.A41];[HTMLDom.$B$2:.$B$599];1;FALSE())" office:value-type="float" office:value="0">
            <text:p>#N/D</text:p>
          </table:table-cell>
          <table:table-cell table:formula="of:=IF(LEFT([.A4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DATA_SECTION_NODE</text:p>
          </table:table-cell>
          <table:table-cell table:formula="of:=IF(AND(NOT(ISERROR(VLOOKUP([.A42];[IEplorer.$B$2:.$B$599];1;FALSE()))); NOT(ISERROR(VLOOKUP([.A42];[Firefox.$B$2:.$B$599];1;FALSE()))));[.A42];&quot;#N/A&quot;)" office:value-type="string" office:string-value="#N/A">
            <text:p>#N/A</text:p>
          </table:table-cell>
          <table:table-cell table:formula="of:=IF([.B42]=&quot;#N/A&quot;;      VLOOKUP([.A42];[IEplorer.$B$2:.$B$599];1;FALSE());            NA())" office:value-type="float" office:value="0">
            <text:p>#N/D</text:p>
          </table:table-cell>
          <table:table-cell table:formula="of:=IF([.B42]=&quot;#N/A&quot;;      VLOOKUP([.A42];[Firefox.$B$2:.$B$599];1;FALSE());            NA())" office:value-type="string" office:string-value="CDATA_SECTION_NODE">
            <text:p>CDATA_SECTION_NODE</text:p>
          </table:table-cell>
          <table:table-cell table:formula="of:=VLOOKUP([.A42];[HTMLDom.$B$2:.$B$599];1;FALSE())" office:value-type="float" office:value="0">
            <text:p>#N/D</text:p>
          </table:table-cell>
          <table:table-cell table:formula="of:=IF(LEFT([.A4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hildElementCount</text:p>
          </table:table-cell>
          <table:table-cell table:formula="of:=IF(AND(NOT(ISERROR(VLOOKUP([.A43];[IEplorer.$B$2:.$B$599];1;FALSE()))); NOT(ISERROR(VLOOKUP([.A43];[Firefox.$B$2:.$B$599];1;FALSE()))));[.A43];&quot;#N/A&quot;)" office:value-type="string" office:string-value="#N/A">
            <text:p>#N/A</text:p>
          </table:table-cell>
          <table:table-cell table:formula="of:=IF([.B43]=&quot;#N/A&quot;;      VLOOKUP([.A43];[IEplorer.$B$2:.$B$599];1;FALSE());            NA())" office:value-type="float" office:value="0">
            <text:p>#N/D</text:p>
          </table:table-cell>
          <table:table-cell table:formula="of:=IF([.B43]=&quot;#N/A&quot;;      VLOOKUP([.A43];[Firefox.$B$2:.$B$599];1;FALSE());            NA())" office:value-type="string" office:string-value="childElementCount">
            <text:p>childElementCount</text:p>
          </table:table-cell>
          <table:table-cell table:formula="of:=VLOOKUP([.A43];[HTMLDom.$B$2:.$B$599];1;FALSE())" office:value-type="float" office:value="0">
            <text:p>#N/D</text:p>
          </table:table-cell>
          <table:table-cell table:formula="of:=IF(LEFT([.A43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hildNodes</text:p>
          </table:table-cell>
          <table:table-cell table:formula="of:=IF(AND(NOT(ISERROR(VLOOKUP([.A44];[IEplorer.$B$2:.$B$599];1;FALSE()))); NOT(ISERROR(VLOOKUP([.A44];[Firefox.$B$2:.$B$599];1;FALSE()))));[.A44];&quot;#N/A&quot;)" office:value-type="string" office:string-value="childNodes">
            <text:p>childNodes</text:p>
          </table:table-cell>
          <table:table-cell table:formula="of:=IF([.B44]=&quot;#N/A&quot;;      VLOOKUP([.A44];[IEplorer.$B$2:.$B$599];1;FALSE());            NA())" office:value-type="float" office:value="0">
            <text:p>#N/D</text:p>
          </table:table-cell>
          <table:table-cell table:formula="of:=IF([.B44]=&quot;#N/A&quot;;      VLOOKUP([.A44];[Firefox.$B$2:.$B$599];1;FALSE());            NA())" office:value-type="float" office:value="0">
            <text:p>#N/D</text:p>
          </table:table-cell>
          <table:table-cell table:formula="of:=VLOOKUP([.A44];[HTMLDom.$B$2:.$B$599];1;FALSE())" office:value-type="float" office:value="0">
            <text:p>#N/D</text:p>
          </table:table-cell>
          <table:table-cell table:formula="of:=IF(LEFT([.A44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hildren</text:p>
          </table:table-cell>
          <table:table-cell table:formula="of:=IF(AND(NOT(ISERROR(VLOOKUP([.A45];[IEplorer.$B$2:.$B$599];1;FALSE()))); NOT(ISERROR(VLOOKUP([.A45];[Firefox.$B$2:.$B$599];1;FALSE()))));[.A45];&quot;#N/A&quot;)" office:value-type="string" office:string-value="children">
            <text:p>children</text:p>
          </table:table-cell>
          <table:table-cell table:formula="of:=IF([.B45]=&quot;#N/A&quot;;      VLOOKUP([.A45];[IEplorer.$B$2:.$B$599];1;FALSE());            NA())" office:value-type="float" office:value="0">
            <text:p>#N/D</text:p>
          </table:table-cell>
          <table:table-cell table:formula="of:=IF([.B45]=&quot;#N/A&quot;;      VLOOKUP([.A45];[Firefox.$B$2:.$B$599];1;FALSE());            NA())" office:value-type="float" office:value="0">
            <text:p>#N/D</text:p>
          </table:table-cell>
          <table:table-cell table:formula="of:=VLOOKUP([.A45];[HTMLDom.$B$2:.$B$599];1;FALSE())" office:value-type="float" office:value="0">
            <text:p>#N/D</text:p>
          </table:table-cell>
          <table:table-cell table:formula="of:=IF(LEFT([.A4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lassList</text:p>
          </table:table-cell>
          <table:table-cell table:formula="of:=IF(AND(NOT(ISERROR(VLOOKUP([.A46];[IEplorer.$B$2:.$B$599];1;FALSE()))); NOT(ISERROR(VLOOKUP([.A46];[Firefox.$B$2:.$B$599];1;FALSE()))));[.A46];&quot;#N/A&quot;)" office:value-type="string" office:string-value="#N/A">
            <text:p>#N/A</text:p>
          </table:table-cell>
          <table:table-cell table:formula="of:=IF([.B46]=&quot;#N/A&quot;;      VLOOKUP([.A46];[IEplorer.$B$2:.$B$599];1;FALSE());            NA())" office:value-type="float" office:value="0">
            <text:p>#N/D</text:p>
          </table:table-cell>
          <table:table-cell table:formula="of:=IF([.B46]=&quot;#N/A&quot;;      VLOOKUP([.A46];[Firefox.$B$2:.$B$599];1;FALSE());            NA())" office:value-type="string" office:string-value="classList">
            <text:p>classList</text:p>
          </table:table-cell>
          <table:table-cell table:formula="of:=VLOOKUP([.A46];[HTMLDom.$B$2:.$B$599];1;FALSE())" office:value-type="float" office:value="0">
            <text:p>#N/D</text:p>
          </table:table-cell>
          <table:table-cell table:formula="of:=IF(LEFT([.A46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lassName</text:p>
          </table:table-cell>
          <table:table-cell table:formula="of:=IF(AND(NOT(ISERROR(VLOOKUP([.A47];[IEplorer.$B$2:.$B$599];1;FALSE()))); NOT(ISERROR(VLOOKUP([.A47];[Firefox.$B$2:.$B$599];1;FALSE()))));[.A47];&quot;#N/A&quot;)" office:value-type="string" office:string-value="className">
            <text:p>className</text:p>
          </table:table-cell>
          <table:table-cell table:formula="of:=IF([.B47]=&quot;#N/A&quot;;      VLOOKUP([.A47];[IEplorer.$B$2:.$B$599];1;FALSE());            NA())" office:value-type="float" office:value="0">
            <text:p>#N/D</text:p>
          </table:table-cell>
          <table:table-cell table:formula="of:=IF([.B47]=&quot;#N/A&quot;;      VLOOKUP([.A47];[Firefox.$B$2:.$B$599];1;FALSE());            NA())" office:value-type="float" office:value="0">
            <text:p>#N/D</text:p>
          </table:table-cell>
          <table:table-cell table:formula="of:=VLOOKUP([.A47];[HTMLDom.$B$2:.$B$599];1;FALSE())" office:value-type="float" office:value="0">
            <text:p>#N/D</text:p>
          </table:table-cell>
          <table:table-cell table:formula="of:=IF(LEFT([.A4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lear</text:p>
          </table:table-cell>
          <table:table-cell table:formula="of:=IF(AND(NOT(ISERROR(VLOOKUP([.A48];[IEplorer.$B$2:.$B$599];1;FALSE()))); NOT(ISERROR(VLOOKUP([.A48];[Firefox.$B$2:.$B$599];1;FALSE()))));[.A48];&quot;#N/A&quot;)" office:value-type="string" office:string-value="#N/A">
            <text:p>#N/A</text:p>
          </table:table-cell>
          <table:table-cell table:formula="of:=IF([.B48]=&quot;#N/A&quot;;      VLOOKUP([.A48];[IEplorer.$B$2:.$B$599];1;FALSE());            NA())" office:value-type="string" office:string-value="clear">
            <text:p>clear</text:p>
          </table:table-cell>
          <table:table-cell table:formula="of:=IF([.B48]=&quot;#N/A&quot;;      VLOOKUP([.A48];[Firefox.$B$2:.$B$599];1;FALSE());            NA())" office:value-type="float" office:value="0">
            <text:p>#N/D</text:p>
          </table:table-cell>
          <table:table-cell table:formula="of:=VLOOKUP([.A48];[HTMLDom.$B$2:.$B$599];1;FALSE())" office:value-type="float" office:value="0">
            <text:p>#N/D</text:p>
          </table:table-cell>
          <table:table-cell table:formula="of:=IF(LEFT([.A4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lick</text:p>
          </table:table-cell>
          <table:table-cell table:formula="of:=IF(AND(NOT(ISERROR(VLOOKUP([.A49];[IEplorer.$B$2:.$B$599];1;FALSE()))); NOT(ISERROR(VLOOKUP([.A49];[Firefox.$B$2:.$B$599];1;FALSE()))));[.A49];&quot;#N/A&quot;)" office:value-type="string" office:string-value="#N/A">
            <text:p>#N/A</text:p>
          </table:table-cell>
          <table:table-cell table:formula="of:=IF([.B49]=&quot;#N/A&quot;;      VLOOKUP([.A49];[IEplorer.$B$2:.$B$599];1;FALSE());            NA())" office:value-type="float" office:value="0">
            <text:p>#N/D</text:p>
          </table:table-cell>
          <table:table-cell table:formula="of:=IF([.B49]=&quot;#N/A&quot;;      VLOOKUP([.A49];[Firefox.$B$2:.$B$599];1;FALSE());            NA())" office:value-type="string" office:string-value="click">
            <text:p>click</text:p>
          </table:table-cell>
          <table:table-cell table:formula="of:=VLOOKUP([.A49];[HTMLDom.$B$2:.$B$599];1;FALSE())" office:value-type="float" office:value="0">
            <text:p>#N/D</text:p>
          </table:table-cell>
          <table:table-cell table:formula="of:=IF(LEFT([.A49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lientHeight</text:p>
          </table:table-cell>
          <table:table-cell table:formula="of:=IF(AND(NOT(ISERROR(VLOOKUP([.A50];[IEplorer.$B$2:.$B$599];1;FALSE()))); NOT(ISERROR(VLOOKUP([.A50];[Firefox.$B$2:.$B$599];1;FALSE()))));[.A50];&quot;#N/A&quot;)" office:value-type="string" office:string-value="clientHeight">
            <text:p>clientHeight</text:p>
          </table:table-cell>
          <table:table-cell table:formula="of:=IF([.B50]=&quot;#N/A&quot;;      VLOOKUP([.A50];[IEplorer.$B$2:.$B$599];1;FALSE());            NA())" office:value-type="float" office:value="0">
            <text:p>#N/D</text:p>
          </table:table-cell>
          <table:table-cell table:formula="of:=IF([.B50]=&quot;#N/A&quot;;      VLOOKUP([.A50];[Firefox.$B$2:.$B$599];1;FALSE());            NA())" office:value-type="float" office:value="0">
            <text:p>#N/D</text:p>
          </table:table-cell>
          <table:table-cell table:formula="of:=VLOOKUP([.A50];[HTMLDom.$B$2:.$B$599];1;FALSE())" office:value-type="float" office:value="0">
            <text:p>#N/D</text:p>
          </table:table-cell>
          <table:table-cell table:formula="of:=IF(LEFT([.A50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lientLeft</text:p>
          </table:table-cell>
          <table:table-cell table:formula="of:=IF(AND(NOT(ISERROR(VLOOKUP([.A51];[IEplorer.$B$2:.$B$599];1;FALSE()))); NOT(ISERROR(VLOOKUP([.A51];[Firefox.$B$2:.$B$599];1;FALSE()))));[.A51];&quot;#N/A&quot;)" office:value-type="string" office:string-value="clientLeft">
            <text:p>clientLeft</text:p>
          </table:table-cell>
          <table:table-cell table:formula="of:=IF([.B51]=&quot;#N/A&quot;;      VLOOKUP([.A51];[IEplorer.$B$2:.$B$599];1;FALSE());            NA())" office:value-type="float" office:value="0">
            <text:p>#N/D</text:p>
          </table:table-cell>
          <table:table-cell table:formula="of:=IF([.B51]=&quot;#N/A&quot;;      VLOOKUP([.A51];[Firefox.$B$2:.$B$599];1;FALSE());            NA())" office:value-type="float" office:value="0">
            <text:p>#N/D</text:p>
          </table:table-cell>
          <table:table-cell table:formula="of:=VLOOKUP([.A51];[HTMLDom.$B$2:.$B$599];1;FALSE())" office:value-type="float" office:value="0">
            <text:p>#N/D</text:p>
          </table:table-cell>
          <table:table-cell table:formula="of:=IF(LEFT([.A5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lientTop</text:p>
          </table:table-cell>
          <table:table-cell table:formula="of:=IF(AND(NOT(ISERROR(VLOOKUP([.A52];[IEplorer.$B$2:.$B$599];1;FALSE()))); NOT(ISERROR(VLOOKUP([.A52];[Firefox.$B$2:.$B$599];1;FALSE()))));[.A52];&quot;#N/A&quot;)" office:value-type="string" office:string-value="clientTop">
            <text:p>clientTop</text:p>
          </table:table-cell>
          <table:table-cell table:formula="of:=IF([.B52]=&quot;#N/A&quot;;      VLOOKUP([.A52];[IEplorer.$B$2:.$B$599];1;FALSE());            NA())" office:value-type="float" office:value="0">
            <text:p>#N/D</text:p>
          </table:table-cell>
          <table:table-cell table:formula="of:=IF([.B52]=&quot;#N/A&quot;;      VLOOKUP([.A52];[Firefox.$B$2:.$B$599];1;FALSE());            NA())" office:value-type="float" office:value="0">
            <text:p>#N/D</text:p>
          </table:table-cell>
          <table:table-cell table:formula="of:=VLOOKUP([.A52];[HTMLDom.$B$2:.$B$599];1;FALSE())" office:value-type="float" office:value="0">
            <text:p>#N/D</text:p>
          </table:table-cell>
          <table:table-cell table:formula="of:=IF(LEFT([.A5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lientWidth</text:p>
          </table:table-cell>
          <table:table-cell table:formula="of:=IF(AND(NOT(ISERROR(VLOOKUP([.A53];[IEplorer.$B$2:.$B$599];1;FALSE()))); NOT(ISERROR(VLOOKUP([.A53];[Firefox.$B$2:.$B$599];1;FALSE()))));[.A53];&quot;#N/A&quot;)" office:value-type="string" office:string-value="clientWidth">
            <text:p>clientWidth</text:p>
          </table:table-cell>
          <table:table-cell table:formula="of:=IF([.B53]=&quot;#N/A&quot;;      VLOOKUP([.A53];[IEplorer.$B$2:.$B$599];1;FALSE());            NA())" office:value-type="float" office:value="0">
            <text:p>#N/D</text:p>
          </table:table-cell>
          <table:table-cell table:formula="of:=IF([.B53]=&quot;#N/A&quot;;      VLOOKUP([.A53];[Firefox.$B$2:.$B$599];1;FALSE());            NA())" office:value-type="float" office:value="0">
            <text:p>#N/D</text:p>
          </table:table-cell>
          <table:table-cell table:formula="of:=VLOOKUP([.A53];[HTMLDom.$B$2:.$B$599];1;FALSE())" office:value-type="float" office:value="0">
            <text:p>#N/D</text:p>
          </table:table-cell>
          <table:table-cell table:formula="of:=IF(LEFT([.A5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loneNode</text:p>
          </table:table-cell>
          <table:table-cell table:formula="of:=IF(AND(NOT(ISERROR(VLOOKUP([.A54];[IEplorer.$B$2:.$B$599];1;FALSE()))); NOT(ISERROR(VLOOKUP([.A54];[Firefox.$B$2:.$B$599];1;FALSE()))));[.A54];&quot;#N/A&quot;)" office:value-type="string" office:string-value="#N/A">
            <text:p>#N/A</text:p>
          </table:table-cell>
          <table:table-cell table:formula="of:=IF([.B54]=&quot;#N/A&quot;;      VLOOKUP([.A54];[IEplorer.$B$2:.$B$599];1;FALSE());            NA())" office:value-type="float" office:value="0">
            <text:p>#N/D</text:p>
          </table:table-cell>
          <table:table-cell table:formula="of:=IF([.B54]=&quot;#N/A&quot;;      VLOOKUP([.A54];[Firefox.$B$2:.$B$599];1;FALSE());            NA())" office:value-type="string" office:string-value="cloneNode">
            <text:p>cloneNode</text:p>
          </table:table-cell>
          <table:table-cell table:formula="of:=VLOOKUP([.A54];[HTMLDom.$B$2:.$B$599];1;FALSE())" office:value-type="float" office:value="0">
            <text:p>#N/D</text:p>
          </table:table-cell>
          <table:table-cell table:formula="of:=IF(LEFT([.A5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losest</text:p>
          </table:table-cell>
          <table:table-cell table:formula="of:=IF(AND(NOT(ISERROR(VLOOKUP([.A55];[IEplorer.$B$2:.$B$599];1;FALSE()))); NOT(ISERROR(VLOOKUP([.A55];[Firefox.$B$2:.$B$599];1;FALSE()))));[.A55];&quot;#N/A&quot;)" office:value-type="string" office:string-value="#N/A">
            <text:p>#N/A</text:p>
          </table:table-cell>
          <table:table-cell table:formula="of:=IF([.B55]=&quot;#N/A&quot;;      VLOOKUP([.A55];[IEplorer.$B$2:.$B$599];1;FALSE());            NA())" office:value-type="float" office:value="0">
            <text:p>#N/D</text:p>
          </table:table-cell>
          <table:table-cell table:formula="of:=IF([.B55]=&quot;#N/A&quot;;      VLOOKUP([.A55];[Firefox.$B$2:.$B$599];1;FALSE());            NA())" office:value-type="string" office:string-value="closest">
            <text:p>closest</text:p>
          </table:table-cell>
          <table:table-cell table:formula="of:=VLOOKUP([.A55];[HTMLDom.$B$2:.$B$599];1;FALSE())" office:value-type="float" office:value="0">
            <text:p>#N/D</text:p>
          </table:table-cell>
          <table:table-cell table:formula="of:=IF(LEFT([.A5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COMMENT_NODE</text:p>
          </table:table-cell>
          <table:table-cell table:formula="of:=IF(AND(NOT(ISERROR(VLOOKUP([.A56];[IEplorer.$B$2:.$B$599];1;FALSE()))); NOT(ISERROR(VLOOKUP([.A56];[Firefox.$B$2:.$B$599];1;FALSE()))));[.A56];&quot;#N/A&quot;)" office:value-type="string" office:string-value="#N/A">
            <text:p>#N/A</text:p>
          </table:table-cell>
          <table:table-cell table:formula="of:=IF([.B56]=&quot;#N/A&quot;;      VLOOKUP([.A56];[IEplorer.$B$2:.$B$599];1;FALSE());            NA())" office:value-type="float" office:value="0">
            <text:p>#N/D</text:p>
          </table:table-cell>
          <table:table-cell table:formula="of:=IF([.B56]=&quot;#N/A&quot;;      VLOOKUP([.A56];[Firefox.$B$2:.$B$599];1;FALSE());            NA())" office:value-type="string" office:string-value="COMMENT_NODE">
            <text:p>COMMENT_NODE</text:p>
          </table:table-cell>
          <table:table-cell table:formula="of:=VLOOKUP([.A56];[HTMLDom.$B$2:.$B$599];1;FALSE())" office:value-type="float" office:value="0">
            <text:p>#N/D</text:p>
          </table:table-cell>
          <table:table-cell table:formula="of:=IF(LEFT([.A5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ompareDocumentPosition</text:p>
          </table:table-cell>
          <table:table-cell table:formula="of:=IF(AND(NOT(ISERROR(VLOOKUP([.A57];[IEplorer.$B$2:.$B$599];1;FALSE()))); NOT(ISERROR(VLOOKUP([.A57];[Firefox.$B$2:.$B$599];1;FALSE()))));[.A57];&quot;#N/A&quot;)" office:value-type="string" office:string-value="#N/A">
            <text:p>#N/A</text:p>
          </table:table-cell>
          <table:table-cell table:formula="of:=IF([.B57]=&quot;#N/A&quot;;      VLOOKUP([.A57];[IEplorer.$B$2:.$B$599];1;FALSE());            NA())" office:value-type="float" office:value="0">
            <text:p>#N/D</text:p>
          </table:table-cell>
          <table:table-cell table:formula="of:=IF([.B57]=&quot;#N/A&quot;;      VLOOKUP([.A57];[Firefox.$B$2:.$B$599];1;FALSE());            NA())" office:value-type="string" office:string-value="compareDocumentPosition">
            <text:p>compareDocumentPosition</text:p>
          </table:table-cell>
          <table:table-cell table:formula="of:=VLOOKUP([.A57];[HTMLDom.$B$2:.$B$599];1;FALSE())" office:value-type="float" office:value="0">
            <text:p>#N/D</text:p>
          </table:table-cell>
          <table:table-cell table:formula="of:=IF(LEFT([.A5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ontains</text:p>
          </table:table-cell>
          <table:table-cell table:formula="of:=IF(AND(NOT(ISERROR(VLOOKUP([.A58];[IEplorer.$B$2:.$B$599];1;FALSE()))); NOT(ISERROR(VLOOKUP([.A58];[Firefox.$B$2:.$B$599];1;FALSE()))));[.A58];&quot;#N/A&quot;)" office:value-type="string" office:string-value="#N/A">
            <text:p>#N/A</text:p>
          </table:table-cell>
          <table:table-cell table:formula="of:=IF([.B58]=&quot;#N/A&quot;;      VLOOKUP([.A58];[IEplorer.$B$2:.$B$599];1;FALSE());            NA())" office:value-type="float" office:value="0">
            <text:p>#N/D</text:p>
          </table:table-cell>
          <table:table-cell table:formula="of:=IF([.B58]=&quot;#N/A&quot;;      VLOOKUP([.A58];[Firefox.$B$2:.$B$599];1;FALSE());            NA())" office:value-type="string" office:string-value="contains">
            <text:p>contains</text:p>
          </table:table-cell>
          <table:table-cell table:formula="of:=VLOOKUP([.A58];[HTMLDom.$B$2:.$B$599];1;FALSE())" office:value-type="float" office:value="0">
            <text:p>#N/D</text:p>
          </table:table-cell>
          <table:table-cell table:formula="of:=IF(LEFT([.A58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contentEditable</text:p>
          </table:table-cell>
          <table:table-cell table:formula="of:=IF(AND(NOT(ISERROR(VLOOKUP([.A59];[IEplorer.$B$2:.$B$599];1;FALSE()))); NOT(ISERROR(VLOOKUP([.A59];[Firefox.$B$2:.$B$599];1;FALSE()))));[.A59];&quot;#N/A&quot;)" office:value-type="string" office:string-value="contentEditable">
            <text:p>contentEditable</text:p>
          </table:table-cell>
          <table:table-cell table:formula="of:=IF([.B59]=&quot;#N/A&quot;;      VLOOKUP([.A59];[IEplorer.$B$2:.$B$599];1;FALSE());            NA())" office:value-type="float" office:value="0">
            <text:p>#N/D</text:p>
          </table:table-cell>
          <table:table-cell table:formula="of:=IF([.B59]=&quot;#N/A&quot;;      VLOOKUP([.A59];[Firefox.$B$2:.$B$599];1;FALSE());            NA())" office:value-type="float" office:value="0">
            <text:p>#N/D</text:p>
          </table:table-cell>
          <table:table-cell table:formula="of:=VLOOKUP([.A59];[HTMLDom.$B$2:.$B$599];1;FALSE())" office:value-type="float" office:value="0">
            <text:p>#N/D</text:p>
          </table:table-cell>
          <table:table-cell table:formula="of:=IF(LEFT([.A5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ontextMenu</text:p>
          </table:table-cell>
          <table:table-cell table:formula="of:=IF(AND(NOT(ISERROR(VLOOKUP([.A60];[IEplorer.$B$2:.$B$599];1;FALSE()))); NOT(ISERROR(VLOOKUP([.A60];[Firefox.$B$2:.$B$599];1;FALSE()))));[.A60];&quot;#N/A&quot;)" office:value-type="string" office:string-value="#N/A">
            <text:p>#N/A</text:p>
          </table:table-cell>
          <table:table-cell table:formula="of:=IF([.B60]=&quot;#N/A&quot;;      VLOOKUP([.A60];[IEplorer.$B$2:.$B$599];1;FALSE());            NA())" office:value-type="float" office:value="0">
            <text:p>#N/D</text:p>
          </table:table-cell>
          <table:table-cell table:formula="of:=IF([.B60]=&quot;#N/A&quot;;      VLOOKUP([.A60];[Firefox.$B$2:.$B$599];1;FALSE());            NA())" office:value-type="string" office:string-value="contextMenu">
            <text:p>contextMenu</text:p>
          </table:table-cell>
          <table:table-cell table:formula="of:=VLOOKUP([.A60];[HTMLDom.$B$2:.$B$599];1;FALSE())" office:value-type="float" office:value="0">
            <text:p>#N/D</text:p>
          </table:table-cell>
          <table:table-cell table:formula="of:=IF(LEFT([.A6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currentStyle</text:p>
          </table:table-cell>
          <table:table-cell table:formula="of:=IF(AND(NOT(ISERROR(VLOOKUP([.A61];[IEplorer.$B$2:.$B$599];1;FALSE()))); NOT(ISERROR(VLOOKUP([.A61];[Firefox.$B$2:.$B$599];1;FALSE()))));[.A61];&quot;#N/A&quot;)" office:value-type="string" office:string-value="#N/A">
            <text:p>#N/A</text:p>
          </table:table-cell>
          <table:table-cell table:formula="of:=IF([.B61]=&quot;#N/A&quot;;      VLOOKUP([.A61];[IEplorer.$B$2:.$B$599];1;FALSE());            NA())" office:value-type="string" office:string-value="currentStyle">
            <text:p>currentStyle</text:p>
          </table:table-cell>
          <table:table-cell table:formula="of:=IF([.B61]=&quot;#N/A&quot;;      VLOOKUP([.A61];[Firefox.$B$2:.$B$599];1;FALSE());            NA())" office:value-type="float" office:value="0">
            <text:p>#N/D</text:p>
          </table:table-cell>
          <table:table-cell table:formula="of:=VLOOKUP([.A61];[HTMLDom.$B$2:.$B$599];1;FALSE())" office:value-type="float" office:value="0">
            <text:p>#N/D</text:p>
          </table:table-cell>
          <table:table-cell table:formula="of:=IF(LEFT([.A6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ataset</text:p>
          </table:table-cell>
          <table:table-cell table:formula="of:=IF(AND(NOT(ISERROR(VLOOKUP([.A62];[IEplorer.$B$2:.$B$599];1;FALSE()))); NOT(ISERROR(VLOOKUP([.A62];[Firefox.$B$2:.$B$599];1;FALSE()))));[.A62];&quot;#N/A&quot;)" office:value-type="string" office:string-value="#N/A">
            <text:p>#N/A</text:p>
          </table:table-cell>
          <table:table-cell table:formula="of:=IF([.B62]=&quot;#N/A&quot;;      VLOOKUP([.A62];[IEplorer.$B$2:.$B$599];1;FALSE());            NA())" office:value-type="float" office:value="0">
            <text:p>#N/D</text:p>
          </table:table-cell>
          <table:table-cell table:formula="of:=IF([.B62]=&quot;#N/A&quot;;      VLOOKUP([.A62];[Firefox.$B$2:.$B$599];1;FALSE());            NA())" office:value-type="string" office:string-value="dataset">
            <text:p>dataset</text:p>
          </table:table-cell>
          <table:table-cell table:formula="of:=VLOOKUP([.A62];[HTMLDom.$B$2:.$B$599];1;FALSE())" office:value-type="float" office:value="0">
            <text:p>#N/D</text:p>
          </table:table-cell>
          <table:table-cell table:formula="of:=IF(LEFT([.A62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dir</text:p>
          </table:table-cell>
          <table:table-cell table:formula="of:=IF(AND(NOT(ISERROR(VLOOKUP([.A63];[IEplorer.$B$2:.$B$599];1;FALSE()))); NOT(ISERROR(VLOOKUP([.A63];[Firefox.$B$2:.$B$599];1;FALSE()))));[.A63];&quot;#N/A&quot;)" office:value-type="string" office:string-value="dir">
            <text:p>dir</text:p>
          </table:table-cell>
          <table:table-cell table:formula="of:=IF([.B63]=&quot;#N/A&quot;;      VLOOKUP([.A63];[IEplorer.$B$2:.$B$599];1;FALSE());            NA())" office:value-type="float" office:value="0">
            <text:p>#N/D</text:p>
          </table:table-cell>
          <table:table-cell table:formula="of:=IF([.B63]=&quot;#N/A&quot;;      VLOOKUP([.A63];[Firefox.$B$2:.$B$599];1;FALSE());            NA())" office:value-type="float" office:value="0">
            <text:p>#N/D</text:p>
          </table:table-cell>
          <table:table-cell table:formula="of:=VLOOKUP([.A63];[HTMLDom.$B$2:.$B$599];1;FALSE())" office:value-type="float" office:value="0">
            <text:p>#N/D</text:p>
          </table:table-cell>
          <table:table-cell table:formula="of:=IF(LEFT([.A6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isabled</text:p>
          </table:table-cell>
          <table:table-cell table:formula="of:=IF(AND(NOT(ISERROR(VLOOKUP([.A64];[IEplorer.$B$2:.$B$599];1;FALSE()))); NOT(ISERROR(VLOOKUP([.A64];[Firefox.$B$2:.$B$599];1;FALSE()))));[.A64];&quot;#N/A&quot;)" office:value-type="string" office:string-value="#N/A">
            <text:p>#N/A</text:p>
          </table:table-cell>
          <table:table-cell table:formula="of:=IF([.B64]=&quot;#N/A&quot;;      VLOOKUP([.A64];[IEplorer.$B$2:.$B$599];1;FALSE());            NA())" office:value-type="string" office:string-value="disabled">
            <text:p>disabled</text:p>
          </table:table-cell>
          <table:table-cell table:formula="of:=IF([.B64]=&quot;#N/A&quot;;      VLOOKUP([.A64];[Firefox.$B$2:.$B$599];1;FALSE());            NA())" office:value-type="float" office:value="0">
            <text:p>#N/D</text:p>
          </table:table-cell>
          <table:table-cell table:formula="of:=VLOOKUP([.A64];[HTMLDom.$B$2:.$B$599];1;FALSE())" office:value-type="float" office:value="0">
            <text:p>#N/D</text:p>
          </table:table-cell>
          <table:table-cell table:formula="of:=IF(LEFT([.A6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ispatchEvent</text:p>
          </table:table-cell>
          <table:table-cell table:formula="of:=IF(AND(NOT(ISERROR(VLOOKUP([.A65];[IEplorer.$B$2:.$B$599];1;FALSE()))); NOT(ISERROR(VLOOKUP([.A65];[Firefox.$B$2:.$B$599];1;FALSE()))));[.A65];&quot;#N/A&quot;)" office:value-type="string" office:string-value="#N/A">
            <text:p>#N/A</text:p>
          </table:table-cell>
          <table:table-cell table:formula="of:=IF([.B65]=&quot;#N/A&quot;;      VLOOKUP([.A65];[IEplorer.$B$2:.$B$599];1;FALSE());            NA())" office:value-type="float" office:value="0">
            <text:p>#N/D</text:p>
          </table:table-cell>
          <table:table-cell table:formula="of:=IF([.B65]=&quot;#N/A&quot;;      VLOOKUP([.A65];[Firefox.$B$2:.$B$599];1;FALSE());            NA())" office:value-type="string" office:string-value="dispatchEvent">
            <text:p>dispatchEvent</text:p>
          </table:table-cell>
          <table:table-cell table:formula="of:=VLOOKUP([.A65];[HTMLDom.$B$2:.$B$599];1;FALSE())" office:value-type="float" office:value="0">
            <text:p>#N/D</text:p>
          </table:table-cell>
          <table:table-cell table:formula="of:=IF(LEFT([.A6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ocument</text:p>
          </table:table-cell>
          <table:table-cell table:formula="of:=IF(AND(NOT(ISERROR(VLOOKUP([.A66];[IEplorer.$B$2:.$B$599];1;FALSE()))); NOT(ISERROR(VLOOKUP([.A66];[Firefox.$B$2:.$B$599];1;FALSE()))));[.A66];&quot;#N/A&quot;)" office:value-type="string" office:string-value="#N/A">
            <text:p>#N/A</text:p>
          </table:table-cell>
          <table:table-cell table:formula="of:=IF([.B66]=&quot;#N/A&quot;;      VLOOKUP([.A66];[IEplorer.$B$2:.$B$599];1;FALSE());            NA())" office:value-type="string" office:string-value="document">
            <text:p>document</text:p>
          </table:table-cell>
          <table:table-cell table:formula="of:=IF([.B66]=&quot;#N/A&quot;;      VLOOKUP([.A66];[Firefox.$B$2:.$B$599];1;FALSE());            NA())" office:value-type="float" office:value="0">
            <text:p>#N/D</text:p>
          </table:table-cell>
          <table:table-cell table:formula="of:=VLOOKUP([.A66];[HTMLDom.$B$2:.$B$599];1;FALSE())" office:value-type="float" office:value="0">
            <text:p>#N/D</text:p>
          </table:table-cell>
          <table:table-cell table:formula="of:=IF(LEFT([.A6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FRAGMENT_NODE</text:p>
          </table:table-cell>
          <table:table-cell table:formula="of:=IF(AND(NOT(ISERROR(VLOOKUP([.A67];[IEplorer.$B$2:.$B$599];1;FALSE()))); NOT(ISERROR(VLOOKUP([.A67];[Firefox.$B$2:.$B$599];1;FALSE()))));[.A67];&quot;#N/A&quot;)" office:value-type="string" office:string-value="#N/A">
            <text:p>#N/A</text:p>
          </table:table-cell>
          <table:table-cell table:formula="of:=IF([.B67]=&quot;#N/A&quot;;      VLOOKUP([.A67];[IEplorer.$B$2:.$B$599];1;FALSE());            NA())" office:value-type="float" office:value="0">
            <text:p>#N/D</text:p>
          </table:table-cell>
          <table:table-cell table:formula="of:=IF([.B67]=&quot;#N/A&quot;;      VLOOKUP([.A67];[Firefox.$B$2:.$B$599];1;FALSE());            NA())" office:value-type="string" office:string-value="DOCUMENT_FRAGMENT_NODE">
            <text:p>DOCUMENT_FRAGMENT_NODE</text:p>
          </table:table-cell>
          <table:table-cell table:formula="of:=VLOOKUP([.A67];[HTMLDom.$B$2:.$B$599];1;FALSE())" office:value-type="float" office:value="0">
            <text:p>#N/D</text:p>
          </table:table-cell>
          <table:table-cell table:formula="of:=IF(LEFT([.A6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NODE</text:p>
          </table:table-cell>
          <table:table-cell table:formula="of:=IF(AND(NOT(ISERROR(VLOOKUP([.A68];[IEplorer.$B$2:.$B$599];1;FALSE()))); NOT(ISERROR(VLOOKUP([.A68];[Firefox.$B$2:.$B$599];1;FALSE()))));[.A68];&quot;#N/A&quot;)" office:value-type="string" office:string-value="#N/A">
            <text:p>#N/A</text:p>
          </table:table-cell>
          <table:table-cell table:formula="of:=IF([.B68]=&quot;#N/A&quot;;      VLOOKUP([.A68];[IEplorer.$B$2:.$B$599];1;FALSE());            NA())" office:value-type="float" office:value="0">
            <text:p>#N/D</text:p>
          </table:table-cell>
          <table:table-cell table:formula="of:=IF([.B68]=&quot;#N/A&quot;;      VLOOKUP([.A68];[Firefox.$B$2:.$B$599];1;FALSE());            NA())" office:value-type="string" office:string-value="DOCUMENT_NODE">
            <text:p>DOCUMENT_NODE</text:p>
          </table:table-cell>
          <table:table-cell table:formula="of:=VLOOKUP([.A68];[HTMLDom.$B$2:.$B$599];1;FALSE())" office:value-type="float" office:value="0">
            <text:p>#N/D</text:p>
          </table:table-cell>
          <table:table-cell table:formula="of:=IF(LEFT([.A6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CONTAINED_BY</text:p>
          </table:table-cell>
          <table:table-cell table:formula="of:=IF(AND(NOT(ISERROR(VLOOKUP([.A69];[IEplorer.$B$2:.$B$599];1;FALSE()))); NOT(ISERROR(VLOOKUP([.A69];[Firefox.$B$2:.$B$599];1;FALSE()))));[.A69];&quot;#N/A&quot;)" office:value-type="string" office:string-value="#N/A">
            <text:p>#N/A</text:p>
          </table:table-cell>
          <table:table-cell table:formula="of:=IF([.B69]=&quot;#N/A&quot;;      VLOOKUP([.A69];[IEplorer.$B$2:.$B$599];1;FALSE());            NA())" office:value-type="float" office:value="0">
            <text:p>#N/D</text:p>
          </table:table-cell>
          <table:table-cell table:formula="of:=IF([.B69]=&quot;#N/A&quot;;      VLOOKUP([.A69];[Firefox.$B$2:.$B$599];1;FALSE());            NA())" office:value-type="string" office:string-value="DOCUMENT_POSITION_CONTAINED_BY">
            <text:p>DOCUMENT_POSITION_CONTAINED_BY</text:p>
          </table:table-cell>
          <table:table-cell table:formula="of:=VLOOKUP([.A69];[HTMLDom.$B$2:.$B$599];1;FALSE())" office:value-type="float" office:value="0">
            <text:p>#N/D</text:p>
          </table:table-cell>
          <table:table-cell table:formula="of:=IF(LEFT([.A69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CONTAINS</text:p>
          </table:table-cell>
          <table:table-cell table:formula="of:=IF(AND(NOT(ISERROR(VLOOKUP([.A70];[IEplorer.$B$2:.$B$599];1;FALSE()))); NOT(ISERROR(VLOOKUP([.A70];[Firefox.$B$2:.$B$599];1;FALSE()))));[.A70];&quot;#N/A&quot;)" office:value-type="string" office:string-value="#N/A">
            <text:p>#N/A</text:p>
          </table:table-cell>
          <table:table-cell table:formula="of:=IF([.B70]=&quot;#N/A&quot;;      VLOOKUP([.A70];[IEplorer.$B$2:.$B$599];1;FALSE());            NA())" office:value-type="float" office:value="0">
            <text:p>#N/D</text:p>
          </table:table-cell>
          <table:table-cell table:formula="of:=IF([.B70]=&quot;#N/A&quot;;      VLOOKUP([.A70];[Firefox.$B$2:.$B$599];1;FALSE());            NA())" office:value-type="string" office:string-value="DOCUMENT_POSITION_CONTAINS">
            <text:p>DOCUMENT_POSITION_CONTAINS</text:p>
          </table:table-cell>
          <table:table-cell table:formula="of:=VLOOKUP([.A70];[HTMLDom.$B$2:.$B$599];1;FALSE())" office:value-type="float" office:value="0">
            <text:p>#N/D</text:p>
          </table:table-cell>
          <table:table-cell table:formula="of:=IF(LEFT([.A70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DISCONNECTED</text:p>
          </table:table-cell>
          <table:table-cell table:formula="of:=IF(AND(NOT(ISERROR(VLOOKUP([.A71];[IEplorer.$B$2:.$B$599];1;FALSE()))); NOT(ISERROR(VLOOKUP([.A71];[Firefox.$B$2:.$B$599];1;FALSE()))));[.A71];&quot;#N/A&quot;)" office:value-type="string" office:string-value="#N/A">
            <text:p>#N/A</text:p>
          </table:table-cell>
          <table:table-cell table:formula="of:=IF([.B71]=&quot;#N/A&quot;;      VLOOKUP([.A71];[IEplorer.$B$2:.$B$599];1;FALSE());            NA())" office:value-type="float" office:value="0">
            <text:p>#N/D</text:p>
          </table:table-cell>
          <table:table-cell table:formula="of:=IF([.B71]=&quot;#N/A&quot;;      VLOOKUP([.A71];[Firefox.$B$2:.$B$599];1;FALSE());            NA())" office:value-type="string" office:string-value="DOCUMENT_POSITION_DISCONNECTED">
            <text:p>DOCUMENT_POSITION_DISCONNECTED</text:p>
          </table:table-cell>
          <table:table-cell table:formula="of:=VLOOKUP([.A71];[HTMLDom.$B$2:.$B$599];1;FALSE())" office:value-type="float" office:value="0">
            <text:p>#N/D</text:p>
          </table:table-cell>
          <table:table-cell table:formula="of:=IF(LEFT([.A7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FOLLOWING</text:p>
          </table:table-cell>
          <table:table-cell table:formula="of:=IF(AND(NOT(ISERROR(VLOOKUP([.A72];[IEplorer.$B$2:.$B$599];1;FALSE()))); NOT(ISERROR(VLOOKUP([.A72];[Firefox.$B$2:.$B$599];1;FALSE()))));[.A72];&quot;#N/A&quot;)" office:value-type="string" office:string-value="#N/A">
            <text:p>#N/A</text:p>
          </table:table-cell>
          <table:table-cell table:formula="of:=IF([.B72]=&quot;#N/A&quot;;      VLOOKUP([.A72];[IEplorer.$B$2:.$B$599];1;FALSE());            NA())" office:value-type="float" office:value="0">
            <text:p>#N/D</text:p>
          </table:table-cell>
          <table:table-cell table:formula="of:=IF([.B72]=&quot;#N/A&quot;;      VLOOKUP([.A72];[Firefox.$B$2:.$B$599];1;FALSE());            NA())" office:value-type="string" office:string-value="DOCUMENT_POSITION_FOLLOWING">
            <text:p>DOCUMENT_POSITION_FOLLOWING</text:p>
          </table:table-cell>
          <table:table-cell table:formula="of:=VLOOKUP([.A72];[HTMLDom.$B$2:.$B$599];1;FALSE())" office:value-type="float" office:value="0">
            <text:p>#N/D</text:p>
          </table:table-cell>
          <table:table-cell table:formula="of:=IF(LEFT([.A72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IMPLEMENTATION_SPECIFIC</text:p>
          </table:table-cell>
          <table:table-cell table:formula="of:=IF(AND(NOT(ISERROR(VLOOKUP([.A73];[IEplorer.$B$2:.$B$599];1;FALSE()))); NOT(ISERROR(VLOOKUP([.A73];[Firefox.$B$2:.$B$599];1;FALSE()))));[.A73];&quot;#N/A&quot;)" office:value-type="string" office:string-value="#N/A">
            <text:p>#N/A</text:p>
          </table:table-cell>
          <table:table-cell table:formula="of:=IF([.B73]=&quot;#N/A&quot;;      VLOOKUP([.A73];[IEplorer.$B$2:.$B$599];1;FALSE());            NA())" office:value-type="float" office:value="0">
            <text:p>#N/D</text:p>
          </table:table-cell>
          <table:table-cell table:formula="of:=IF([.B73]=&quot;#N/A&quot;;      VLOOKUP([.A73];[Firefox.$B$2:.$B$599];1;FALSE());            NA())" office:value-type="string" office:string-value="DOCUMENT_POSITION_IMPLEMENTATION_SPECIFIC">
            <text:p>DOCUMENT_POSITION_IMPLEMENTATION_SPECIFIC</text:p>
          </table:table-cell>
          <table:table-cell table:formula="of:=VLOOKUP([.A73];[HTMLDom.$B$2:.$B$599];1;FALSE())" office:value-type="float" office:value="0">
            <text:p>#N/D</text:p>
          </table:table-cell>
          <table:table-cell table:formula="of:=IF(LEFT([.A73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POSITION_PRECEDING</text:p>
          </table:table-cell>
          <table:table-cell table:formula="of:=IF(AND(NOT(ISERROR(VLOOKUP([.A74];[IEplorer.$B$2:.$B$599];1;FALSE()))); NOT(ISERROR(VLOOKUP([.A74];[Firefox.$B$2:.$B$599];1;FALSE()))));[.A74];&quot;#N/A&quot;)" office:value-type="string" office:string-value="#N/A">
            <text:p>#N/A</text:p>
          </table:table-cell>
          <table:table-cell table:formula="of:=IF([.B74]=&quot;#N/A&quot;;      VLOOKUP([.A74];[IEplorer.$B$2:.$B$599];1;FALSE());            NA())" office:value-type="float" office:value="0">
            <text:p>#N/D</text:p>
          </table:table-cell>
          <table:table-cell table:formula="of:=IF([.B74]=&quot;#N/A&quot;;      VLOOKUP([.A74];[Firefox.$B$2:.$B$599];1;FALSE());            NA())" office:value-type="string" office:string-value="DOCUMENT_POSITION_PRECEDING">
            <text:p>DOCUMENT_POSITION_PRECEDING</text:p>
          </table:table-cell>
          <table:table-cell table:formula="of:=VLOOKUP([.A74];[HTMLDom.$B$2:.$B$599];1;FALSE())" office:value-type="float" office:value="0">
            <text:p>#N/D</text:p>
          </table:table-cell>
          <table:table-cell table:formula="of:=IF(LEFT([.A7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DOCUMENT_TYPE_NODE</text:p>
          </table:table-cell>
          <table:table-cell table:formula="of:=IF(AND(NOT(ISERROR(VLOOKUP([.A75];[IEplorer.$B$2:.$B$599];1;FALSE()))); NOT(ISERROR(VLOOKUP([.A75];[Firefox.$B$2:.$B$599];1;FALSE()))));[.A75];&quot;#N/A&quot;)" office:value-type="string" office:string-value="#N/A">
            <text:p>#N/A</text:p>
          </table:table-cell>
          <table:table-cell table:formula="of:=IF([.B75]=&quot;#N/A&quot;;      VLOOKUP([.A75];[IEplorer.$B$2:.$B$599];1;FALSE());            NA())" office:value-type="float" office:value="0">
            <text:p>#N/D</text:p>
          </table:table-cell>
          <table:table-cell table:formula="of:=IF([.B75]=&quot;#N/A&quot;;      VLOOKUP([.A75];[Firefox.$B$2:.$B$599];1;FALSE());            NA())" office:value-type="string" office:string-value="DOCUMENT_TYPE_NODE">
            <text:p>DOCUMENT_TYPE_NODE</text:p>
          </table:table-cell>
          <table:table-cell table:formula="of:=VLOOKUP([.A75];[HTMLDom.$B$2:.$B$599];1;FALSE())" office:value-type="float" office:value="0">
            <text:p>#N/D</text:p>
          </table:table-cell>
          <table:table-cell table:formula="of:=IF(LEFT([.A7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draggable</text:p>
          </table:table-cell>
          <table:table-cell table:formula="of:=IF(AND(NOT(ISERROR(VLOOKUP([.A76];[IEplorer.$B$2:.$B$599];1;FALSE()))); NOT(ISERROR(VLOOKUP([.A76];[Firefox.$B$2:.$B$599];1;FALSE()))));[.A76];&quot;#N/A&quot;)" office:value-type="string" office:string-value="#N/A">
            <text:p>#N/A</text:p>
          </table:table-cell>
          <table:table-cell table:formula="of:=IF([.B76]=&quot;#N/A&quot;;      VLOOKUP([.A76];[IEplorer.$B$2:.$B$599];1;FALSE());            NA())" office:value-type="float" office:value="0">
            <text:p>#N/D</text:p>
          </table:table-cell>
          <table:table-cell table:formula="of:=IF([.B76]=&quot;#N/A&quot;;      VLOOKUP([.A76];[Firefox.$B$2:.$B$599];1;FALSE());            NA())" office:value-type="string" office:string-value="draggable">
            <text:p>draggable</text:p>
          </table:table-cell>
          <table:table-cell table:formula="of:=VLOOKUP([.A76];[HTMLDom.$B$2:.$B$599];1;FALSE())" office:value-type="float" office:value="0">
            <text:p>#N/D</text:p>
          </table:table-cell>
          <table:table-cell table:formula="of:=IF(LEFT([.A76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ELEMENT_NODE</text:p>
          </table:table-cell>
          <table:table-cell table:formula="of:=IF(AND(NOT(ISERROR(VLOOKUP([.A77];[IEplorer.$B$2:.$B$599];1;FALSE()))); NOT(ISERROR(VLOOKUP([.A77];[Firefox.$B$2:.$B$599];1;FALSE()))));[.A77];&quot;#N/A&quot;)" office:value-type="string" office:string-value="#N/A">
            <text:p>#N/A</text:p>
          </table:table-cell>
          <table:table-cell table:formula="of:=IF([.B77]=&quot;#N/A&quot;;      VLOOKUP([.A77];[IEplorer.$B$2:.$B$599];1;FALSE());            NA())" office:value-type="float" office:value="0">
            <text:p>#N/D</text:p>
          </table:table-cell>
          <table:table-cell table:formula="of:=IF([.B77]=&quot;#N/A&quot;;      VLOOKUP([.A77];[Firefox.$B$2:.$B$599];1;FALSE());            NA())" office:value-type="string" office:string-value="ELEMENT_NODE">
            <text:p>ELEMENT_NODE</text:p>
          </table:table-cell>
          <table:table-cell table:formula="of:=VLOOKUP([.A77];[HTMLDom.$B$2:.$B$599];1;FALSE())" office:value-type="float" office:value="0">
            <text:p>#N/D</text:p>
          </table:table-cell>
          <table:table-cell table:formula="of:=IF(LEFT([.A7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ENTITY_NODE</text:p>
          </table:table-cell>
          <table:table-cell table:formula="of:=IF(AND(NOT(ISERROR(VLOOKUP([.A78];[IEplorer.$B$2:.$B$599];1;FALSE()))); NOT(ISERROR(VLOOKUP([.A78];[Firefox.$B$2:.$B$599];1;FALSE()))));[.A78];&quot;#N/A&quot;)" office:value-type="string" office:string-value="#N/A">
            <text:p>#N/A</text:p>
          </table:table-cell>
          <table:table-cell table:formula="of:=IF([.B78]=&quot;#N/A&quot;;      VLOOKUP([.A78];[IEplorer.$B$2:.$B$599];1;FALSE());            NA())" office:value-type="float" office:value="0">
            <text:p>#N/D</text:p>
          </table:table-cell>
          <table:table-cell table:formula="of:=IF([.B78]=&quot;#N/A&quot;;      VLOOKUP([.A78];[Firefox.$B$2:.$B$599];1;FALSE());            NA())" office:value-type="string" office:string-value="ENTITY_NODE">
            <text:p>ENTITY_NODE</text:p>
          </table:table-cell>
          <table:table-cell table:formula="of:=VLOOKUP([.A78];[HTMLDom.$B$2:.$B$599];1;FALSE())" office:value-type="float" office:value="0">
            <text:p>#N/D</text:p>
          </table:table-cell>
          <table:table-cell table:formula="of:=IF(LEFT([.A78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ENTITY_REFERENCE_NODE</text:p>
          </table:table-cell>
          <table:table-cell table:formula="of:=IF(AND(NOT(ISERROR(VLOOKUP([.A79];[IEplorer.$B$2:.$B$599];1;FALSE()))); NOT(ISERROR(VLOOKUP([.A79];[Firefox.$B$2:.$B$599];1;FALSE()))));[.A79];&quot;#N/A&quot;)" office:value-type="string" office:string-value="#N/A">
            <text:p>#N/A</text:p>
          </table:table-cell>
          <table:table-cell table:formula="of:=IF([.B79]=&quot;#N/A&quot;;      VLOOKUP([.A79];[IEplorer.$B$2:.$B$599];1;FALSE());            NA())" office:value-type="float" office:value="0">
            <text:p>#N/D</text:p>
          </table:table-cell>
          <table:table-cell table:formula="of:=IF([.B79]=&quot;#N/A&quot;;      VLOOKUP([.A79];[Firefox.$B$2:.$B$599];1;FALSE());            NA())" office:value-type="string" office:string-value="ENTITY_REFERENCE_NODE">
            <text:p>ENTITY_REFERENCE_NODE</text:p>
          </table:table-cell>
          <table:table-cell table:formula="of:=VLOOKUP([.A79];[HTMLDom.$B$2:.$B$599];1;FALSE())" office:value-type="float" office:value="0">
            <text:p>#N/D</text:p>
          </table:table-cell>
          <table:table-cell table:formula="of:=IF(LEFT([.A7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filters</text:p>
          </table:table-cell>
          <table:table-cell table:formula="of:=IF(AND(NOT(ISERROR(VLOOKUP([.A80];[IEplorer.$B$2:.$B$599];1;FALSE()))); NOT(ISERROR(VLOOKUP([.A80];[Firefox.$B$2:.$B$599];1;FALSE()))));[.A80];&quot;#N/A&quot;)" office:value-type="string" office:string-value="#N/A">
            <text:p>#N/A</text:p>
          </table:table-cell>
          <table:table-cell table:formula="of:=IF([.B80]=&quot;#N/A&quot;;      VLOOKUP([.A80];[IEplorer.$B$2:.$B$599];1;FALSE());            NA())" office:value-type="string" office:string-value="filters">
            <text:p>filters</text:p>
          </table:table-cell>
          <table:table-cell table:formula="of:=IF([.B80]=&quot;#N/A&quot;;      VLOOKUP([.A80];[Firefox.$B$2:.$B$599];1;FALSE());            NA())" office:value-type="float" office:value="0">
            <text:p>#N/D</text:p>
          </table:table-cell>
          <table:table-cell table:formula="of:=VLOOKUP([.A80];[HTMLDom.$B$2:.$B$599];1;FALSE())" office:value-type="float" office:value="0">
            <text:p>#N/D</text:p>
          </table:table-cell>
          <table:table-cell table:formula="of:=IF(LEFT([.A80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firstChild</text:p>
          </table:table-cell>
          <table:table-cell table:formula="of:=IF(AND(NOT(ISERROR(VLOOKUP([.A81];[IEplorer.$B$2:.$B$599];1;FALSE()))); NOT(ISERROR(VLOOKUP([.A81];[Firefox.$B$2:.$B$599];1;FALSE()))));[.A81];&quot;#N/A&quot;)" office:value-type="string" office:string-value="firstChild">
            <text:p>firstChild</text:p>
          </table:table-cell>
          <table:table-cell table:formula="of:=IF([.B81]=&quot;#N/A&quot;;      VLOOKUP([.A81];[IEplorer.$B$2:.$B$599];1;FALSE());            NA())" office:value-type="float" office:value="0">
            <text:p>#N/D</text:p>
          </table:table-cell>
          <table:table-cell table:formula="of:=IF([.B81]=&quot;#N/A&quot;;      VLOOKUP([.A81];[Firefox.$B$2:.$B$599];1;FALSE());            NA())" office:value-type="float" office:value="0">
            <text:p>#N/D</text:p>
          </table:table-cell>
          <table:table-cell table:formula="of:=VLOOKUP([.A81];[HTMLDom.$B$2:.$B$599];1;FALSE())" office:value-type="float" office:value="0">
            <text:p>#N/D</text:p>
          </table:table-cell>
          <table:table-cell table:formula="of:=IF(LEFT([.A8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firstElementChild</text:p>
          </table:table-cell>
          <table:table-cell table:formula="of:=IF(AND(NOT(ISERROR(VLOOKUP([.A82];[IEplorer.$B$2:.$B$599];1;FALSE()))); NOT(ISERROR(VLOOKUP([.A82];[Firefox.$B$2:.$B$599];1;FALSE()))));[.A82];&quot;#N/A&quot;)" office:value-type="string" office:string-value="#N/A">
            <text:p>#N/A</text:p>
          </table:table-cell>
          <table:table-cell table:formula="of:=IF([.B82]=&quot;#N/A&quot;;      VLOOKUP([.A82];[IEplorer.$B$2:.$B$599];1;FALSE());            NA())" office:value-type="float" office:value="0">
            <text:p>#N/D</text:p>
          </table:table-cell>
          <table:table-cell table:formula="of:=IF([.B82]=&quot;#N/A&quot;;      VLOOKUP([.A82];[Firefox.$B$2:.$B$599];1;FALSE());            NA())" office:value-type="string" office:string-value="firstElementChild">
            <text:p>firstElementChild</text:p>
          </table:table-cell>
          <table:table-cell table:formula="of:=VLOOKUP([.A82];[HTMLDom.$B$2:.$B$599];1;FALSE())" office:value-type="float" office:value="0">
            <text:p>#N/D</text:p>
          </table:table-cell>
          <table:table-cell table:formula="of:=IF(LEFT([.A8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focus</text:p>
          </table:table-cell>
          <table:table-cell table:formula="of:=IF(AND(NOT(ISERROR(VLOOKUP([.A83];[IEplorer.$B$2:.$B$599];1;FALSE()))); NOT(ISERROR(VLOOKUP([.A83];[Firefox.$B$2:.$B$599];1;FALSE()))));[.A83];&quot;#N/A&quot;)" office:value-type="string" office:string-value="#N/A">
            <text:p>#N/A</text:p>
          </table:table-cell>
          <table:table-cell table:formula="of:=IF([.B83]=&quot;#N/A&quot;;      VLOOKUP([.A83];[IEplorer.$B$2:.$B$599];1;FALSE());            NA())" office:value-type="float" office:value="0">
            <text:p>#N/D</text:p>
          </table:table-cell>
          <table:table-cell table:formula="of:=IF([.B83]=&quot;#N/A&quot;;      VLOOKUP([.A83];[Firefox.$B$2:.$B$599];1;FALSE());            NA())" office:value-type="string" office:string-value="focus">
            <text:p>focus</text:p>
          </table:table-cell>
          <table:table-cell table:formula="of:=VLOOKUP([.A83];[HTMLDom.$B$2:.$B$599];1;FALSE())" office:value-type="float" office:value="0">
            <text:p>#N/D</text:p>
          </table:table-cell>
          <table:table-cell table:formula="of:=IF(LEFT([.A8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Attribute</text:p>
          </table:table-cell>
          <table:table-cell table:formula="of:=IF(AND(NOT(ISERROR(VLOOKUP([.A84];[IEplorer.$B$2:.$B$599];1;FALSE()))); NOT(ISERROR(VLOOKUP([.A84];[Firefox.$B$2:.$B$599];1;FALSE()))));[.A84];&quot;#N/A&quot;)" office:value-type="string" office:string-value="#N/A">
            <text:p>#N/A</text:p>
          </table:table-cell>
          <table:table-cell table:formula="of:=IF([.B84]=&quot;#N/A&quot;;      VLOOKUP([.A84];[IEplorer.$B$2:.$B$599];1;FALSE());            NA())" office:value-type="float" office:value="0">
            <text:p>#N/D</text:p>
          </table:table-cell>
          <table:table-cell table:formula="of:=IF([.B84]=&quot;#N/A&quot;;      VLOOKUP([.A84];[Firefox.$B$2:.$B$599];1;FALSE());            NA())" office:value-type="string" office:string-value="getAttribute">
            <text:p>getAttribute</text:p>
          </table:table-cell>
          <table:table-cell table:formula="of:=VLOOKUP([.A84];[HTMLDom.$B$2:.$B$599];1;FALSE())" office:value-type="float" office:value="0">
            <text:p>#N/D</text:p>
          </table:table-cell>
          <table:table-cell table:formula="of:=IF(LEFT([.A8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AttributeNames</text:p>
          </table:table-cell>
          <table:table-cell table:formula="of:=IF(AND(NOT(ISERROR(VLOOKUP([.A85];[IEplorer.$B$2:.$B$599];1;FALSE()))); NOT(ISERROR(VLOOKUP([.A85];[Firefox.$B$2:.$B$599];1;FALSE()))));[.A85];&quot;#N/A&quot;)" office:value-type="string" office:string-value="#N/A">
            <text:p>#N/A</text:p>
          </table:table-cell>
          <table:table-cell table:formula="of:=IF([.B85]=&quot;#N/A&quot;;      VLOOKUP([.A85];[IEplorer.$B$2:.$B$599];1;FALSE());            NA())" office:value-type="float" office:value="0">
            <text:p>#N/D</text:p>
          </table:table-cell>
          <table:table-cell table:formula="of:=IF([.B85]=&quot;#N/A&quot;;      VLOOKUP([.A85];[Firefox.$B$2:.$B$599];1;FALSE());            NA())" office:value-type="string" office:string-value="getAttributeNames">
            <text:p>getAttributeNames</text:p>
          </table:table-cell>
          <table:table-cell table:formula="of:=VLOOKUP([.A85];[HTMLDom.$B$2:.$B$599];1;FALSE())" office:value-type="float" office:value="0">
            <text:p>#N/D</text:p>
          </table:table-cell>
          <table:table-cell table:formula="of:=IF(LEFT([.A8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AttributeNode</text:p>
          </table:table-cell>
          <table:table-cell table:formula="of:=IF(AND(NOT(ISERROR(VLOOKUP([.A86];[IEplorer.$B$2:.$B$599];1;FALSE()))); NOT(ISERROR(VLOOKUP([.A86];[Firefox.$B$2:.$B$599];1;FALSE()))));[.A86];&quot;#N/A&quot;)" office:value-type="string" office:string-value="#N/A">
            <text:p>#N/A</text:p>
          </table:table-cell>
          <table:table-cell table:formula="of:=IF([.B86]=&quot;#N/A&quot;;      VLOOKUP([.A86];[IEplorer.$B$2:.$B$599];1;FALSE());            NA())" office:value-type="float" office:value="0">
            <text:p>#N/D</text:p>
          </table:table-cell>
          <table:table-cell table:formula="of:=IF([.B86]=&quot;#N/A&quot;;      VLOOKUP([.A86];[Firefox.$B$2:.$B$599];1;FALSE());            NA())" office:value-type="string" office:string-value="getAttributeNode">
            <text:p>getAttributeNode</text:p>
          </table:table-cell>
          <table:table-cell table:formula="of:=VLOOKUP([.A86];[HTMLDom.$B$2:.$B$599];1;FALSE())" office:value-type="float" office:value="0">
            <text:p>#N/D</text:p>
          </table:table-cell>
          <table:table-cell table:formula="of:=IF(LEFT([.A8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AttributeNodeNS</text:p>
          </table:table-cell>
          <table:table-cell table:formula="of:=IF(AND(NOT(ISERROR(VLOOKUP([.A87];[IEplorer.$B$2:.$B$599];1;FALSE()))); NOT(ISERROR(VLOOKUP([.A87];[Firefox.$B$2:.$B$599];1;FALSE()))));[.A87];&quot;#N/A&quot;)" office:value-type="string" office:string-value="#N/A">
            <text:p>#N/A</text:p>
          </table:table-cell>
          <table:table-cell table:formula="of:=IF([.B87]=&quot;#N/A&quot;;      VLOOKUP([.A87];[IEplorer.$B$2:.$B$599];1;FALSE());            NA())" office:value-type="float" office:value="0">
            <text:p>#N/D</text:p>
          </table:table-cell>
          <table:table-cell table:formula="of:=IF([.B87]=&quot;#N/A&quot;;      VLOOKUP([.A87];[Firefox.$B$2:.$B$599];1;FALSE());            NA())" office:value-type="string" office:string-value="getAttributeNodeNS">
            <text:p>getAttributeNodeNS</text:p>
          </table:table-cell>
          <table:table-cell table:formula="of:=VLOOKUP([.A87];[HTMLDom.$B$2:.$B$599];1;FALSE())" office:value-type="float" office:value="0">
            <text:p>#N/D</text:p>
          </table:table-cell>
          <table:table-cell table:formula="of:=IF(LEFT([.A8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AttributeNS</text:p>
          </table:table-cell>
          <table:table-cell table:formula="of:=IF(AND(NOT(ISERROR(VLOOKUP([.A88];[IEplorer.$B$2:.$B$599];1;FALSE()))); NOT(ISERROR(VLOOKUP([.A88];[Firefox.$B$2:.$B$599];1;FALSE()))));[.A88];&quot;#N/A&quot;)" office:value-type="string" office:string-value="#N/A">
            <text:p>#N/A</text:p>
          </table:table-cell>
          <table:table-cell table:formula="of:=IF([.B88]=&quot;#N/A&quot;;      VLOOKUP([.A88];[IEplorer.$B$2:.$B$599];1;FALSE());            NA())" office:value-type="float" office:value="0">
            <text:p>#N/D</text:p>
          </table:table-cell>
          <table:table-cell table:formula="of:=IF([.B88]=&quot;#N/A&quot;;      VLOOKUP([.A88];[Firefox.$B$2:.$B$599];1;FALSE());            NA())" office:value-type="string" office:string-value="getAttributeNS">
            <text:p>getAttributeNS</text:p>
          </table:table-cell>
          <table:table-cell table:formula="of:=VLOOKUP([.A88];[HTMLDom.$B$2:.$B$599];1;FALSE())" office:value-type="float" office:value="0">
            <text:p>#N/D</text:p>
          </table:table-cell>
          <table:table-cell table:formula="of:=IF(LEFT([.A8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BoundingClientRect</text:p>
          </table:table-cell>
          <table:table-cell table:formula="of:=IF(AND(NOT(ISERROR(VLOOKUP([.A89];[IEplorer.$B$2:.$B$599];1;FALSE()))); NOT(ISERROR(VLOOKUP([.A89];[Firefox.$B$2:.$B$599];1;FALSE()))));[.A89];&quot;#N/A&quot;)" office:value-type="string" office:string-value="#N/A">
            <text:p>#N/A</text:p>
          </table:table-cell>
          <table:table-cell table:formula="of:=IF([.B89]=&quot;#N/A&quot;;      VLOOKUP([.A89];[IEplorer.$B$2:.$B$599];1;FALSE());            NA())" office:value-type="float" office:value="0">
            <text:p>#N/D</text:p>
          </table:table-cell>
          <table:table-cell table:formula="of:=IF([.B89]=&quot;#N/A&quot;;      VLOOKUP([.A89];[Firefox.$B$2:.$B$599];1;FALSE());            NA())" office:value-type="string" office:string-value="getBoundingClientRect">
            <text:p>getBoundingClientRect</text:p>
          </table:table-cell>
          <table:table-cell table:formula="of:=VLOOKUP([.A89];[HTMLDom.$B$2:.$B$599];1;FALSE())" office:value-type="float" office:value="0">
            <text:p>#N/D</text:p>
          </table:table-cell>
          <table:table-cell table:formula="of:=IF(LEFT([.A8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ClientRects</text:p>
          </table:table-cell>
          <table:table-cell table:formula="of:=IF(AND(NOT(ISERROR(VLOOKUP([.A90];[IEplorer.$B$2:.$B$599];1;FALSE()))); NOT(ISERROR(VLOOKUP([.A90];[Firefox.$B$2:.$B$599];1;FALSE()))));[.A90];&quot;#N/A&quot;)" office:value-type="string" office:string-value="#N/A">
            <text:p>#N/A</text:p>
          </table:table-cell>
          <table:table-cell table:formula="of:=IF([.B90]=&quot;#N/A&quot;;      VLOOKUP([.A90];[IEplorer.$B$2:.$B$599];1;FALSE());            NA())" office:value-type="float" office:value="0">
            <text:p>#N/D</text:p>
          </table:table-cell>
          <table:table-cell table:formula="of:=IF([.B90]=&quot;#N/A&quot;;      VLOOKUP([.A90];[Firefox.$B$2:.$B$599];1;FALSE());            NA())" office:value-type="string" office:string-value="getClientRects">
            <text:p>getClientRects</text:p>
          </table:table-cell>
          <table:table-cell table:formula="of:=VLOOKUP([.A90];[HTMLDom.$B$2:.$B$599];1;FALSE())" office:value-type="float" office:value="0">
            <text:p>#N/D</text:p>
          </table:table-cell>
          <table:table-cell table:formula="of:=IF(LEFT([.A9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ElementsByClassName</text:p>
          </table:table-cell>
          <table:table-cell table:formula="of:=IF(AND(NOT(ISERROR(VLOOKUP([.A91];[IEplorer.$B$2:.$B$599];1;FALSE()))); NOT(ISERROR(VLOOKUP([.A91];[Firefox.$B$2:.$B$599];1;FALSE()))));[.A91];&quot;#N/A&quot;)" office:value-type="string" office:string-value="#N/A">
            <text:p>#N/A</text:p>
          </table:table-cell>
          <table:table-cell table:formula="of:=IF([.B91]=&quot;#N/A&quot;;      VLOOKUP([.A91];[IEplorer.$B$2:.$B$599];1;FALSE());            NA())" office:value-type="float" office:value="0">
            <text:p>#N/D</text:p>
          </table:table-cell>
          <table:table-cell table:formula="of:=IF([.B91]=&quot;#N/A&quot;;      VLOOKUP([.A91];[Firefox.$B$2:.$B$599];1;FALSE());            NA())" office:value-type="string" office:string-value="getElementsByClassName">
            <text:p>getElementsByClassName</text:p>
          </table:table-cell>
          <table:table-cell table:formula="of:=VLOOKUP([.A91];[HTMLDom.$B$2:.$B$599];1;FALSE())" office:value-type="float" office:value="0">
            <text:p>#N/D</text:p>
          </table:table-cell>
          <table:table-cell table:formula="of:=IF(LEFT([.A9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ElementsByTagName</text:p>
          </table:table-cell>
          <table:table-cell table:formula="of:=IF(AND(NOT(ISERROR(VLOOKUP([.A92];[IEplorer.$B$2:.$B$599];1;FALSE()))); NOT(ISERROR(VLOOKUP([.A92];[Firefox.$B$2:.$B$599];1;FALSE()))));[.A92];&quot;#N/A&quot;)" office:value-type="string" office:string-value="#N/A">
            <text:p>#N/A</text:p>
          </table:table-cell>
          <table:table-cell table:formula="of:=IF([.B92]=&quot;#N/A&quot;;      VLOOKUP([.A92];[IEplorer.$B$2:.$B$599];1;FALSE());            NA())" office:value-type="float" office:value="0">
            <text:p>#N/D</text:p>
          </table:table-cell>
          <table:table-cell table:formula="of:=IF([.B92]=&quot;#N/A&quot;;      VLOOKUP([.A92];[Firefox.$B$2:.$B$599];1;FALSE());            NA())" office:value-type="string" office:string-value="getElementsByTagName">
            <text:p>getElementsByTagName</text:p>
          </table:table-cell>
          <table:table-cell table:formula="of:=VLOOKUP([.A92];[HTMLDom.$B$2:.$B$599];1;FALSE())" office:value-type="float" office:value="0">
            <text:p>#N/D</text:p>
          </table:table-cell>
          <table:table-cell table:formula="of:=IF(LEFT([.A9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getElementsByTagNameNS</text:p>
          </table:table-cell>
          <table:table-cell table:formula="of:=IF(AND(NOT(ISERROR(VLOOKUP([.A93];[IEplorer.$B$2:.$B$599];1;FALSE()))); NOT(ISERROR(VLOOKUP([.A93];[Firefox.$B$2:.$B$599];1;FALSE()))));[.A93];&quot;#N/A&quot;)" office:value-type="string" office:string-value="#N/A">
            <text:p>#N/A</text:p>
          </table:table-cell>
          <table:table-cell table:formula="of:=IF([.B93]=&quot;#N/A&quot;;      VLOOKUP([.A93];[IEplorer.$B$2:.$B$599];1;FALSE());            NA())" office:value-type="float" office:value="0">
            <text:p>#N/D</text:p>
          </table:table-cell>
          <table:table-cell table:formula="of:=IF([.B93]=&quot;#N/A&quot;;      VLOOKUP([.A93];[Firefox.$B$2:.$B$599];1;FALSE());            NA())" office:value-type="string" office:string-value="getElementsByTagNameNS">
            <text:p>getElementsByTagNameNS</text:p>
          </table:table-cell>
          <table:table-cell table:formula="of:=VLOOKUP([.A93];[HTMLDom.$B$2:.$B$599];1;FALSE())" office:value-type="float" office:value="0">
            <text:p>#N/D</text:p>
          </table:table-cell>
          <table:table-cell table:formula="of:=IF(LEFT([.A9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asAttribute</text:p>
          </table:table-cell>
          <table:table-cell table:formula="of:=IF(AND(NOT(ISERROR(VLOOKUP([.A94];[IEplorer.$B$2:.$B$599];1;FALSE()))); NOT(ISERROR(VLOOKUP([.A94];[Firefox.$B$2:.$B$599];1;FALSE()))));[.A94];&quot;#N/A&quot;)" office:value-type="string" office:string-value="#N/A">
            <text:p>#N/A</text:p>
          </table:table-cell>
          <table:table-cell table:formula="of:=IF([.B94]=&quot;#N/A&quot;;      VLOOKUP([.A94];[IEplorer.$B$2:.$B$599];1;FALSE());            NA())" office:value-type="float" office:value="0">
            <text:p>#N/D</text:p>
          </table:table-cell>
          <table:table-cell table:formula="of:=IF([.B94]=&quot;#N/A&quot;;      VLOOKUP([.A94];[Firefox.$B$2:.$B$599];1;FALSE());            NA())" office:value-type="string" office:string-value="hasAttribute">
            <text:p>hasAttribute</text:p>
          </table:table-cell>
          <table:table-cell table:formula="of:=VLOOKUP([.A94];[HTMLDom.$B$2:.$B$599];1;FALSE())" office:value-type="float" office:value="0">
            <text:p>#N/D</text:p>
          </table:table-cell>
          <table:table-cell table:formula="of:=IF(LEFT([.A9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asAttributeNS</text:p>
          </table:table-cell>
          <table:table-cell table:formula="of:=IF(AND(NOT(ISERROR(VLOOKUP([.A95];[IEplorer.$B$2:.$B$599];1;FALSE()))); NOT(ISERROR(VLOOKUP([.A95];[Firefox.$B$2:.$B$599];1;FALSE()))));[.A95];&quot;#N/A&quot;)" office:value-type="string" office:string-value="#N/A">
            <text:p>#N/A</text:p>
          </table:table-cell>
          <table:table-cell table:formula="of:=IF([.B95]=&quot;#N/A&quot;;      VLOOKUP([.A95];[IEplorer.$B$2:.$B$599];1;FALSE());            NA())" office:value-type="float" office:value="0">
            <text:p>#N/D</text:p>
          </table:table-cell>
          <table:table-cell table:formula="of:=IF([.B95]=&quot;#N/A&quot;;      VLOOKUP([.A95];[Firefox.$B$2:.$B$599];1;FALSE());            NA())" office:value-type="string" office:string-value="hasAttributeNS">
            <text:p>hasAttributeNS</text:p>
          </table:table-cell>
          <table:table-cell table:formula="of:=VLOOKUP([.A95];[HTMLDom.$B$2:.$B$599];1;FALSE())" office:value-type="float" office:value="0">
            <text:p>#N/D</text:p>
          </table:table-cell>
          <table:table-cell table:formula="of:=IF(LEFT([.A9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asAttributes</text:p>
          </table:table-cell>
          <table:table-cell table:formula="of:=IF(AND(NOT(ISERROR(VLOOKUP([.A96];[IEplorer.$B$2:.$B$599];1;FALSE()))); NOT(ISERROR(VLOOKUP([.A96];[Firefox.$B$2:.$B$599];1;FALSE()))));[.A96];&quot;#N/A&quot;)" office:value-type="string" office:string-value="#N/A">
            <text:p>#N/A</text:p>
          </table:table-cell>
          <table:table-cell table:formula="of:=IF([.B96]=&quot;#N/A&quot;;      VLOOKUP([.A96];[IEplorer.$B$2:.$B$599];1;FALSE());            NA())" office:value-type="float" office:value="0">
            <text:p>#N/D</text:p>
          </table:table-cell>
          <table:table-cell table:formula="of:=IF([.B96]=&quot;#N/A&quot;;      VLOOKUP([.A96];[Firefox.$B$2:.$B$599];1;FALSE());            NA())" office:value-type="string" office:string-value="hasAttributes">
            <text:p>hasAttributes</text:p>
          </table:table-cell>
          <table:table-cell table:formula="of:=VLOOKUP([.A96];[HTMLDom.$B$2:.$B$599];1;FALSE())" office:value-type="float" office:value="0">
            <text:p>#N/D</text:p>
          </table:table-cell>
          <table:table-cell table:formula="of:=IF(LEFT([.A9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asChildNodes</text:p>
          </table:table-cell>
          <table:table-cell table:formula="of:=IF(AND(NOT(ISERROR(VLOOKUP([.A97];[IEplorer.$B$2:.$B$599];1;FALSE()))); NOT(ISERROR(VLOOKUP([.A97];[Firefox.$B$2:.$B$599];1;FALSE()))));[.A97];&quot;#N/A&quot;)" office:value-type="string" office:string-value="#N/A">
            <text:p>#N/A</text:p>
          </table:table-cell>
          <table:table-cell table:formula="of:=IF([.B97]=&quot;#N/A&quot;;      VLOOKUP([.A97];[IEplorer.$B$2:.$B$599];1;FALSE());            NA())" office:value-type="float" office:value="0">
            <text:p>#N/D</text:p>
          </table:table-cell>
          <table:table-cell table:formula="of:=IF([.B97]=&quot;#N/A&quot;;      VLOOKUP([.A97];[Firefox.$B$2:.$B$599];1;FALSE());            NA())" office:value-type="string" office:string-value="hasChildNodes">
            <text:p>hasChildNodes</text:p>
          </table:table-cell>
          <table:table-cell table:formula="of:=VLOOKUP([.A97];[HTMLDom.$B$2:.$B$599];1;FALSE())" office:value-type="float" office:value="0">
            <text:p>#N/D</text:p>
          </table:table-cell>
          <table:table-cell table:formula="of:=IF(LEFT([.A9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idden</text:p>
          </table:table-cell>
          <table:table-cell table:formula="of:=IF(AND(NOT(ISERROR(VLOOKUP([.A98];[IEplorer.$B$2:.$B$599];1;FALSE()))); NOT(ISERROR(VLOOKUP([.A98];[Firefox.$B$2:.$B$599];1;FALSE()))));[.A98];&quot;#N/A&quot;)" office:value-type="string" office:string-value="#N/A">
            <text:p>#N/A</text:p>
          </table:table-cell>
          <table:table-cell table:formula="of:=IF([.B98]=&quot;#N/A&quot;;      VLOOKUP([.A98];[IEplorer.$B$2:.$B$599];1;FALSE());            NA())" office:value-type="float" office:value="0">
            <text:p>#N/D</text:p>
          </table:table-cell>
          <table:table-cell table:formula="of:=IF([.B98]=&quot;#N/A&quot;;      VLOOKUP([.A98];[Firefox.$B$2:.$B$599];1;FALSE());            NA())" office:value-type="string" office:string-value="hidden">
            <text:p>hidden</text:p>
          </table:table-cell>
          <table:table-cell table:formula="of:=VLOOKUP([.A98];[HTMLDom.$B$2:.$B$599];1;FALSE())" office:value-type="float" office:value="0">
            <text:p>#N/D</text:p>
          </table:table-cell>
          <table:table-cell table:formula="of:=IF(LEFT([.A9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hideFocus</text:p>
          </table:table-cell>
          <table:table-cell table:formula="of:=IF(AND(NOT(ISERROR(VLOOKUP([.A99];[IEplorer.$B$2:.$B$599];1;FALSE()))); NOT(ISERROR(VLOOKUP([.A99];[Firefox.$B$2:.$B$599];1;FALSE()))));[.A99];&quot;#N/A&quot;)" office:value-type="string" office:string-value="#N/A">
            <text:p>#N/A</text:p>
          </table:table-cell>
          <table:table-cell table:formula="of:=IF([.B99]=&quot;#N/A&quot;;      VLOOKUP([.A99];[IEplorer.$B$2:.$B$599];1;FALSE());            NA())" office:value-type="string" office:string-value="hideFocus">
            <text:p>hideFocus</text:p>
          </table:table-cell>
          <table:table-cell table:formula="of:=IF([.B99]=&quot;#N/A&quot;;      VLOOKUP([.A99];[Firefox.$B$2:.$B$599];1;FALSE());            NA())" office:value-type="float" office:value="0">
            <text:p>#N/D</text:p>
          </table:table-cell>
          <table:table-cell table:formula="of:=VLOOKUP([.A99];[HTMLDom.$B$2:.$B$599];1;FALSE())" office:value-type="float" office:value="0">
            <text:p>#N/D</text:p>
          </table:table-cell>
          <table:table-cell table:formula="of:=IF(LEFT([.A99];2)=&quot;on&quot;;TRUE();FALSE())" office:value-type="boolean" office:boolean-value="false">
            <text:p>FALSO</text:p>
          </table:table-cell>
        </table:table-row>
        <table:table-row table:style-name="ro2">
          <table:table-cell table:style-name="ce2" office:value-type="string">
            <text:p>id</text:p>
          </table:table-cell>
          <table:table-cell table:formula="of:=IF(AND(NOT(ISERROR(VLOOKUP([.A100];[IEplorer.$B$2:.$B$599];1;FALSE()))); NOT(ISERROR(VLOOKUP([.A100];[Firefox.$B$2:.$B$599];1;FALSE()))));[.A100];&quot;#N/A&quot;)" office:value-type="string" office:string-value="id">
            <text:p>id</text:p>
          </table:table-cell>
          <table:table-cell table:formula="of:=IF([.B100]=&quot;#N/A&quot;;      VLOOKUP([.A100];[IEplorer.$B$2:.$B$599];1;FALSE());            NA())" office:value-type="float" office:value="0">
            <text:p>#N/D</text:p>
          </table:table-cell>
          <table:table-cell table:formula="of:=IF([.B100]=&quot;#N/A&quot;;      VLOOKUP([.A100];[Firefox.$B$2:.$B$599];1;FALSE());            NA())" office:value-type="float" office:value="0">
            <text:p>#N/D</text:p>
          </table:table-cell>
          <table:table-cell table:formula="of:=VLOOKUP([.A100];[HTMLDom.$B$2:.$B$599];1;FALSE())" office:value-type="float" office:value="0">
            <text:p>#N/D</text:p>
          </table:table-cell>
          <table:table-cell table:formula="of:=IF(LEFT([.A100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innerHTML</text:p>
          </table:table-cell>
          <table:table-cell table:formula="of:=IF(AND(NOT(ISERROR(VLOOKUP([.A101];[IEplorer.$B$2:.$B$599];1;FALSE()))); NOT(ISERROR(VLOOKUP([.A101];[Firefox.$B$2:.$B$599];1;FALSE()))));[.A101];&quot;#N/A&quot;)" office:value-type="string" office:string-value="innerHTML">
            <text:p>innerHTML</text:p>
          </table:table-cell>
          <table:table-cell table:formula="of:=IF([.B101]=&quot;#N/A&quot;;      VLOOKUP([.A101];[IEplorer.$B$2:.$B$599];1;FALSE());            NA())" office:value-type="float" office:value="0">
            <text:p>#N/D</text:p>
          </table:table-cell>
          <table:table-cell table:formula="of:=IF([.B101]=&quot;#N/A&quot;;      VLOOKUP([.A101];[Firefox.$B$2:.$B$599];1;FALSE());            NA())" office:value-type="float" office:value="0">
            <text:p>#N/D</text:p>
          </table:table-cell>
          <table:table-cell table:formula="of:=VLOOKUP([.A101];[HTMLDom.$B$2:.$B$599];1;FALSE())" office:value-type="float" office:value="0">
            <text:p>#N/D</text:p>
          </table:table-cell>
          <table:table-cell table:formula="of:=IF(LEFT([.A10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innerText</text:p>
          </table:table-cell>
          <table:table-cell table:formula="of:=IF(AND(NOT(ISERROR(VLOOKUP([.A102];[IEplorer.$B$2:.$B$599];1;FALSE()))); NOT(ISERROR(VLOOKUP([.A102];[Firefox.$B$2:.$B$599];1;FALSE()))));[.A102];&quot;#N/A&quot;)" office:value-type="string" office:string-value="innerText">
            <text:p>innerText</text:p>
          </table:table-cell>
          <table:table-cell table:formula="of:=IF([.B102]=&quot;#N/A&quot;;      VLOOKUP([.A102];[IEplorer.$B$2:.$B$599];1;FALSE());            NA())" office:value-type="float" office:value="0">
            <text:p>#N/D</text:p>
          </table:table-cell>
          <table:table-cell table:formula="of:=IF([.B102]=&quot;#N/A&quot;;      VLOOKUP([.A102];[Firefox.$B$2:.$B$599];1;FALSE());            NA())" office:value-type="float" office:value="0">
            <text:p>#N/D</text:p>
          </table:table-cell>
          <table:table-cell table:formula="of:=VLOOKUP([.A102];[HTMLDom.$B$2:.$B$599];1;FALSE())" office:value-type="float" office:value="0">
            <text:p>#N/D</text:p>
          </table:table-cell>
          <table:table-cell table:formula="of:=IF(LEFT([.A10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nsertAdjacentHTML</text:p>
          </table:table-cell>
          <table:table-cell table:formula="of:=IF(AND(NOT(ISERROR(VLOOKUP([.A103];[IEplorer.$B$2:.$B$599];1;FALSE()))); NOT(ISERROR(VLOOKUP([.A103];[Firefox.$B$2:.$B$599];1;FALSE()))));[.A103];&quot;#N/A&quot;)" office:value-type="string" office:string-value="#N/A">
            <text:p>#N/A</text:p>
          </table:table-cell>
          <table:table-cell table:formula="of:=IF([.B103]=&quot;#N/A&quot;;      VLOOKUP([.A103];[IEplorer.$B$2:.$B$599];1;FALSE());            NA())" office:value-type="float" office:value="0">
            <text:p>#N/D</text:p>
          </table:table-cell>
          <table:table-cell table:formula="of:=IF([.B103]=&quot;#N/A&quot;;      VLOOKUP([.A103];[Firefox.$B$2:.$B$599];1;FALSE());            NA())" office:value-type="string" office:string-value="insertAdjacentHTML">
            <text:p>insertAdjacentHTML</text:p>
          </table:table-cell>
          <table:table-cell table:formula="of:=VLOOKUP([.A103];[HTMLDom.$B$2:.$B$599];1;FALSE())" office:value-type="float" office:value="0">
            <text:p>#N/D</text:p>
          </table:table-cell>
          <table:table-cell table:formula="of:=IF(LEFT([.A10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nsertBefore</text:p>
          </table:table-cell>
          <table:table-cell table:formula="of:=IF(AND(NOT(ISERROR(VLOOKUP([.A104];[IEplorer.$B$2:.$B$599];1;FALSE()))); NOT(ISERROR(VLOOKUP([.A104];[Firefox.$B$2:.$B$599];1;FALSE()))));[.A104];&quot;#N/A&quot;)" office:value-type="string" office:string-value="#N/A">
            <text:p>#N/A</text:p>
          </table:table-cell>
          <table:table-cell table:formula="of:=IF([.B104]=&quot;#N/A&quot;;      VLOOKUP([.A104];[IEplorer.$B$2:.$B$599];1;FALSE());            NA())" office:value-type="float" office:value="0">
            <text:p>#N/D</text:p>
          </table:table-cell>
          <table:table-cell table:formula="of:=IF([.B104]=&quot;#N/A&quot;;      VLOOKUP([.A104];[Firefox.$B$2:.$B$599];1;FALSE());            NA())" office:value-type="string" office:string-value="insertBefore">
            <text:p>insertBefore</text:p>
          </table:table-cell>
          <table:table-cell table:formula="of:=VLOOKUP([.A104];[HTMLDom.$B$2:.$B$599];1;FALSE())" office:value-type="float" office:value="0">
            <text:p>#N/D</text:p>
          </table:table-cell>
          <table:table-cell table:formula="of:=IF(LEFT([.A104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isContentEditable</text:p>
          </table:table-cell>
          <table:table-cell table:formula="of:=IF(AND(NOT(ISERROR(VLOOKUP([.A105];[IEplorer.$B$2:.$B$599];1;FALSE()))); NOT(ISERROR(VLOOKUP([.A105];[Firefox.$B$2:.$B$599];1;FALSE()))));[.A105];&quot;#N/A&quot;)" office:value-type="string" office:string-value="isContentEditable">
            <text:p>isContentEditable</text:p>
          </table:table-cell>
          <table:table-cell table:formula="of:=IF([.B105]=&quot;#N/A&quot;;      VLOOKUP([.A105];[IEplorer.$B$2:.$B$599];1;FALSE());            NA())" office:value-type="float" office:value="0">
            <text:p>#N/D</text:p>
          </table:table-cell>
          <table:table-cell table:formula="of:=IF([.B105]=&quot;#N/A&quot;;      VLOOKUP([.A105];[Firefox.$B$2:.$B$599];1;FALSE());            NA())" office:value-type="float" office:value="0">
            <text:p>#N/D</text:p>
          </table:table-cell>
          <table:table-cell table:formula="of:=VLOOKUP([.A105];[HTMLDom.$B$2:.$B$599];1;FALSE())" office:value-type="float" office:value="0">
            <text:p>#N/D</text:p>
          </table:table-cell>
          <table:table-cell table:formula="of:=IF(LEFT([.A10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sDefaultNamespace</text:p>
          </table:table-cell>
          <table:table-cell table:formula="of:=IF(AND(NOT(ISERROR(VLOOKUP([.A106];[IEplorer.$B$2:.$B$599];1;FALSE()))); NOT(ISERROR(VLOOKUP([.A106];[Firefox.$B$2:.$B$599];1;FALSE()))));[.A106];&quot;#N/A&quot;)" office:value-type="string" office:string-value="#N/A">
            <text:p>#N/A</text:p>
          </table:table-cell>
          <table:table-cell table:formula="of:=IF([.B106]=&quot;#N/A&quot;;      VLOOKUP([.A106];[IEplorer.$B$2:.$B$599];1;FALSE());            NA())" office:value-type="float" office:value="0">
            <text:p>#N/D</text:p>
          </table:table-cell>
          <table:table-cell table:formula="of:=IF([.B106]=&quot;#N/A&quot;;      VLOOKUP([.A106];[Firefox.$B$2:.$B$599];1;FALSE());            NA())" office:value-type="string" office:string-value="isDefaultNamespace">
            <text:p>isDefaultNamespace</text:p>
          </table:table-cell>
          <table:table-cell table:formula="of:=VLOOKUP([.A106];[HTMLDom.$B$2:.$B$599];1;FALSE())" office:value-type="float" office:value="0">
            <text:p>#N/D</text:p>
          </table:table-cell>
          <table:table-cell table:formula="of:=IF(LEFT([.A10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sDisabled</text:p>
          </table:table-cell>
          <table:table-cell table:formula="of:=IF(AND(NOT(ISERROR(VLOOKUP([.A107];[IEplorer.$B$2:.$B$599];1;FALSE()))); NOT(ISERROR(VLOOKUP([.A107];[Firefox.$B$2:.$B$599];1;FALSE()))));[.A107];&quot;#N/A&quot;)" office:value-type="string" office:string-value="#N/A">
            <text:p>#N/A</text:p>
          </table:table-cell>
          <table:table-cell table:formula="of:=IF([.B107]=&quot;#N/A&quot;;      VLOOKUP([.A107];[IEplorer.$B$2:.$B$599];1;FALSE());            NA())" office:value-type="string" office:string-value="isDisabled">
            <text:p>isDisabled</text:p>
          </table:table-cell>
          <table:table-cell table:formula="of:=IF([.B107]=&quot;#N/A&quot;;      VLOOKUP([.A107];[Firefox.$B$2:.$B$599];1;FALSE());            NA())" office:value-type="float" office:value="0">
            <text:p>#N/D</text:p>
          </table:table-cell>
          <table:table-cell table:formula="of:=VLOOKUP([.A107];[HTMLDom.$B$2:.$B$599];1;FALSE())" office:value-type="float" office:value="0">
            <text:p>#N/D</text:p>
          </table:table-cell>
          <table:table-cell table:formula="of:=IF(LEFT([.A10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sEqualNode</text:p>
          </table:table-cell>
          <table:table-cell table:formula="of:=IF(AND(NOT(ISERROR(VLOOKUP([.A108];[IEplorer.$B$2:.$B$599];1;FALSE()))); NOT(ISERROR(VLOOKUP([.A108];[Firefox.$B$2:.$B$599];1;FALSE()))));[.A108];&quot;#N/A&quot;)" office:value-type="string" office:string-value="#N/A">
            <text:p>#N/A</text:p>
          </table:table-cell>
          <table:table-cell table:formula="of:=IF([.B108]=&quot;#N/A&quot;;      VLOOKUP([.A108];[IEplorer.$B$2:.$B$599];1;FALSE());            NA())" office:value-type="float" office:value="0">
            <text:p>#N/D</text:p>
          </table:table-cell>
          <table:table-cell table:formula="of:=IF([.B108]=&quot;#N/A&quot;;      VLOOKUP([.A108];[Firefox.$B$2:.$B$599];1;FALSE());            NA())" office:value-type="string" office:string-value="isEqualNode">
            <text:p>isEqualNode</text:p>
          </table:table-cell>
          <table:table-cell table:formula="of:=VLOOKUP([.A108];[HTMLDom.$B$2:.$B$599];1;FALSE())" office:value-type="float" office:value="0">
            <text:p>#N/D</text:p>
          </table:table-cell>
          <table:table-cell table:formula="of:=IF(LEFT([.A10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sMultiLine</text:p>
          </table:table-cell>
          <table:table-cell table:formula="of:=IF(AND(NOT(ISERROR(VLOOKUP([.A109];[IEplorer.$B$2:.$B$599];1;FALSE()))); NOT(ISERROR(VLOOKUP([.A109];[Firefox.$B$2:.$B$599];1;FALSE()))));[.A109];&quot;#N/A&quot;)" office:value-type="string" office:string-value="#N/A">
            <text:p>#N/A</text:p>
          </table:table-cell>
          <table:table-cell table:formula="of:=IF([.B109]=&quot;#N/A&quot;;      VLOOKUP([.A109];[IEplorer.$B$2:.$B$599];1;FALSE());            NA())" office:value-type="string" office:string-value="isMultiLine">
            <text:p>isMultiLine</text:p>
          </table:table-cell>
          <table:table-cell table:formula="of:=IF([.B109]=&quot;#N/A&quot;;      VLOOKUP([.A109];[Firefox.$B$2:.$B$599];1;FALSE());            NA())" office:value-type="float" office:value="0">
            <text:p>#N/D</text:p>
          </table:table-cell>
          <table:table-cell table:formula="of:=VLOOKUP([.A109];[HTMLDom.$B$2:.$B$599];1;FALSE())" office:value-type="float" office:value="0">
            <text:p>#N/D</text:p>
          </table:table-cell>
          <table:table-cell table:formula="of:=IF(LEFT([.A10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sTextEdit</text:p>
          </table:table-cell>
          <table:table-cell table:formula="of:=IF(AND(NOT(ISERROR(VLOOKUP([.A110];[IEplorer.$B$2:.$B$599];1;FALSE()))); NOT(ISERROR(VLOOKUP([.A110];[Firefox.$B$2:.$B$599];1;FALSE()))));[.A110];&quot;#N/A&quot;)" office:value-type="string" office:string-value="#N/A">
            <text:p>#N/A</text:p>
          </table:table-cell>
          <table:table-cell table:formula="of:=IF([.B110]=&quot;#N/A&quot;;      VLOOKUP([.A110];[IEplorer.$B$2:.$B$599];1;FALSE());            NA())" office:value-type="string" office:string-value="isTextEdit">
            <text:p>isTextEdit</text:p>
          </table:table-cell>
          <table:table-cell table:formula="of:=IF([.B110]=&quot;#N/A&quot;;      VLOOKUP([.A110];[Firefox.$B$2:.$B$599];1;FALSE());            NA())" office:value-type="float" office:value="0">
            <text:p>#N/D</text:p>
          </table:table-cell>
          <table:table-cell table:formula="of:=VLOOKUP([.A110];[HTMLDom.$B$2:.$B$599];1;FALSE())" office:value-type="float" office:value="0">
            <text:p>#N/D</text:p>
          </table:table-cell>
          <table:table-cell table:formula="of:=IF(LEFT([.A11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Id</text:p>
          </table:table-cell>
          <table:table-cell table:formula="of:=IF(AND(NOT(ISERROR(VLOOKUP([.A111];[IEplorer.$B$2:.$B$599];1;FALSE()))); NOT(ISERROR(VLOOKUP([.A111];[Firefox.$B$2:.$B$599];1;FALSE()))));[.A111];&quot;#N/A&quot;)" office:value-type="string" office:string-value="#N/A">
            <text:p>#N/A</text:p>
          </table:table-cell>
          <table:table-cell table:formula="of:=IF([.B111]=&quot;#N/A&quot;;      VLOOKUP([.A111];[IEplorer.$B$2:.$B$599];1;FALSE());            NA())" office:value-type="float" office:value="0">
            <text:p>#N/D</text:p>
          </table:table-cell>
          <table:table-cell table:formula="of:=IF([.B111]=&quot;#N/A&quot;;      VLOOKUP([.A111];[Firefox.$B$2:.$B$599];1;FALSE());            NA())" office:value-type="string" office:string-value="itemId">
            <text:p>itemId</text:p>
          </table:table-cell>
          <table:table-cell table:formula="of:=VLOOKUP([.A111];[HTMLDom.$B$2:.$B$599];1;FALSE())" office:value-type="float" office:value="0">
            <text:p>#N/D</text:p>
          </table:table-cell>
          <table:table-cell table:formula="of:=IF(LEFT([.A11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Prop</text:p>
          </table:table-cell>
          <table:table-cell table:formula="of:=IF(AND(NOT(ISERROR(VLOOKUP([.A112];[IEplorer.$B$2:.$B$599];1;FALSE()))); NOT(ISERROR(VLOOKUP([.A112];[Firefox.$B$2:.$B$599];1;FALSE()))));[.A112];&quot;#N/A&quot;)" office:value-type="string" office:string-value="#N/A">
            <text:p>#N/A</text:p>
          </table:table-cell>
          <table:table-cell table:formula="of:=IF([.B112]=&quot;#N/A&quot;;      VLOOKUP([.A112];[IEplorer.$B$2:.$B$599];1;FALSE());            NA())" office:value-type="float" office:value="0">
            <text:p>#N/D</text:p>
          </table:table-cell>
          <table:table-cell table:formula="of:=IF([.B112]=&quot;#N/A&quot;;      VLOOKUP([.A112];[Firefox.$B$2:.$B$599];1;FALSE());            NA())" office:value-type="string" office:string-value="itemProp">
            <text:p>itemProp</text:p>
          </table:table-cell>
          <table:table-cell table:formula="of:=VLOOKUP([.A112];[HTMLDom.$B$2:.$B$599];1;FALSE())" office:value-type="float" office:value="0">
            <text:p>#N/D</text:p>
          </table:table-cell>
          <table:table-cell table:formula="of:=IF(LEFT([.A11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Ref</text:p>
          </table:table-cell>
          <table:table-cell table:formula="of:=IF(AND(NOT(ISERROR(VLOOKUP([.A113];[IEplorer.$B$2:.$B$599];1;FALSE()))); NOT(ISERROR(VLOOKUP([.A113];[Firefox.$B$2:.$B$599];1;FALSE()))));[.A113];&quot;#N/A&quot;)" office:value-type="string" office:string-value="#N/A">
            <text:p>#N/A</text:p>
          </table:table-cell>
          <table:table-cell table:formula="of:=IF([.B113]=&quot;#N/A&quot;;      VLOOKUP([.A113];[IEplorer.$B$2:.$B$599];1;FALSE());            NA())" office:value-type="float" office:value="0">
            <text:p>#N/D</text:p>
          </table:table-cell>
          <table:table-cell table:formula="of:=IF([.B113]=&quot;#N/A&quot;;      VLOOKUP([.A113];[Firefox.$B$2:.$B$599];1;FALSE());            NA())" office:value-type="string" office:string-value="itemRef">
            <text:p>itemRef</text:p>
          </table:table-cell>
          <table:table-cell table:formula="of:=VLOOKUP([.A113];[HTMLDom.$B$2:.$B$599];1;FALSE())" office:value-type="float" office:value="0">
            <text:p>#N/D</text:p>
          </table:table-cell>
          <table:table-cell table:formula="of:=IF(LEFT([.A11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Scope</text:p>
          </table:table-cell>
          <table:table-cell table:formula="of:=IF(AND(NOT(ISERROR(VLOOKUP([.A114];[IEplorer.$B$2:.$B$599];1;FALSE()))); NOT(ISERROR(VLOOKUP([.A114];[Firefox.$B$2:.$B$599];1;FALSE()))));[.A114];&quot;#N/A&quot;)" office:value-type="string" office:string-value="#N/A">
            <text:p>#N/A</text:p>
          </table:table-cell>
          <table:table-cell table:formula="of:=IF([.B114]=&quot;#N/A&quot;;      VLOOKUP([.A114];[IEplorer.$B$2:.$B$599];1;FALSE());            NA())" office:value-type="float" office:value="0">
            <text:p>#N/D</text:p>
          </table:table-cell>
          <table:table-cell table:formula="of:=IF([.B114]=&quot;#N/A&quot;;      VLOOKUP([.A114];[Firefox.$B$2:.$B$599];1;FALSE());            NA())" office:value-type="string" office:string-value="itemScope">
            <text:p>itemScope</text:p>
          </table:table-cell>
          <table:table-cell table:formula="of:=VLOOKUP([.A114];[HTMLDom.$B$2:.$B$599];1;FALSE())" office:value-type="float" office:value="0">
            <text:p>#N/D</text:p>
          </table:table-cell>
          <table:table-cell table:formula="of:=IF(LEFT([.A11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Type</text:p>
          </table:table-cell>
          <table:table-cell table:formula="of:=IF(AND(NOT(ISERROR(VLOOKUP([.A115];[IEplorer.$B$2:.$B$599];1;FALSE()))); NOT(ISERROR(VLOOKUP([.A115];[Firefox.$B$2:.$B$599];1;FALSE()))));[.A115];&quot;#N/A&quot;)" office:value-type="string" office:string-value="#N/A">
            <text:p>#N/A</text:p>
          </table:table-cell>
          <table:table-cell table:formula="of:=IF([.B115]=&quot;#N/A&quot;;      VLOOKUP([.A115];[IEplorer.$B$2:.$B$599];1;FALSE());            NA())" office:value-type="float" office:value="0">
            <text:p>#N/D</text:p>
          </table:table-cell>
          <table:table-cell table:formula="of:=IF([.B115]=&quot;#N/A&quot;;      VLOOKUP([.A115];[Firefox.$B$2:.$B$599];1;FALSE());            NA())" office:value-type="string" office:string-value="itemType">
            <text:p>itemType</text:p>
          </table:table-cell>
          <table:table-cell table:formula="of:=VLOOKUP([.A115];[HTMLDom.$B$2:.$B$599];1;FALSE())" office:value-type="float" office:value="0">
            <text:p>#N/D</text:p>
          </table:table-cell>
          <table:table-cell table:formula="of:=IF(LEFT([.A11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itemValue</text:p>
          </table:table-cell>
          <table:table-cell table:formula="of:=IF(AND(NOT(ISERROR(VLOOKUP([.A116];[IEplorer.$B$2:.$B$599];1;FALSE()))); NOT(ISERROR(VLOOKUP([.A116];[Firefox.$B$2:.$B$599];1;FALSE()))));[.A116];&quot;#N/A&quot;)" office:value-type="string" office:string-value="#N/A">
            <text:p>#N/A</text:p>
          </table:table-cell>
          <table:table-cell table:formula="of:=IF([.B116]=&quot;#N/A&quot;;      VLOOKUP([.A116];[IEplorer.$B$2:.$B$599];1;FALSE());            NA())" office:value-type="float" office:value="0">
            <text:p>#N/D</text:p>
          </table:table-cell>
          <table:table-cell table:formula="of:=IF([.B116]=&quot;#N/A&quot;;      VLOOKUP([.A116];[Firefox.$B$2:.$B$599];1;FALSE());            NA())" office:value-type="string" office:string-value="itemValue">
            <text:p>itemValue</text:p>
          </table:table-cell>
          <table:table-cell table:formula="of:=VLOOKUP([.A116];[HTMLDom.$B$2:.$B$599];1;FALSE())" office:value-type="float" office:value="0">
            <text:p>#N/D</text:p>
          </table:table-cell>
          <table:table-cell table:formula="of:=IF(LEFT([.A116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lang</text:p>
          </table:table-cell>
          <table:table-cell table:formula="of:=IF(AND(NOT(ISERROR(VLOOKUP([.A117];[IEplorer.$B$2:.$B$599];1;FALSE()))); NOT(ISERROR(VLOOKUP([.A117];[Firefox.$B$2:.$B$599];1;FALSE()))));[.A117];&quot;#N/A&quot;)" office:value-type="string" office:string-value="lang">
            <text:p>lang</text:p>
          </table:table-cell>
          <table:table-cell table:formula="of:=IF([.B117]=&quot;#N/A&quot;;      VLOOKUP([.A117];[IEplorer.$B$2:.$B$599];1;FALSE());            NA())" office:value-type="float" office:value="0">
            <text:p>#N/D</text:p>
          </table:table-cell>
          <table:table-cell table:formula="of:=IF([.B117]=&quot;#N/A&quot;;      VLOOKUP([.A117];[Firefox.$B$2:.$B$599];1;FALSE());            NA())" office:value-type="float" office:value="0">
            <text:p>#N/D</text:p>
          </table:table-cell>
          <table:table-cell table:formula="of:=VLOOKUP([.A117];[HTMLDom.$B$2:.$B$599];1;FALSE())" office:value-type="float" office:value="0">
            <text:p>#N/D</text:p>
          </table:table-cell>
          <table:table-cell table:formula="of:=IF(LEFT([.A11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language</text:p>
          </table:table-cell>
          <table:table-cell table:formula="of:=IF(AND(NOT(ISERROR(VLOOKUP([.A118];[IEplorer.$B$2:.$B$599];1;FALSE()))); NOT(ISERROR(VLOOKUP([.A118];[Firefox.$B$2:.$B$599];1;FALSE()))));[.A118];&quot;#N/A&quot;)" office:value-type="string" office:string-value="#N/A">
            <text:p>#N/A</text:p>
          </table:table-cell>
          <table:table-cell table:formula="of:=IF([.B118]=&quot;#N/A&quot;;      VLOOKUP([.A118];[IEplorer.$B$2:.$B$599];1;FALSE());            NA())" office:value-type="string" office:string-value="language">
            <text:p>language</text:p>
          </table:table-cell>
          <table:table-cell table:formula="of:=IF([.B118]=&quot;#N/A&quot;;      VLOOKUP([.A118];[Firefox.$B$2:.$B$599];1;FALSE());            NA())" office:value-type="float" office:value="0">
            <text:p>#N/D</text:p>
          </table:table-cell>
          <table:table-cell table:formula="of:=VLOOKUP([.A118];[HTMLDom.$B$2:.$B$599];1;FALSE())" office:value-type="float" office:value="0">
            <text:p>#N/D</text:p>
          </table:table-cell>
          <table:table-cell table:formula="of:=IF(LEFT([.A118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lastChild</text:p>
          </table:table-cell>
          <table:table-cell table:formula="of:=IF(AND(NOT(ISERROR(VLOOKUP([.A119];[IEplorer.$B$2:.$B$599];1;FALSE()))); NOT(ISERROR(VLOOKUP([.A119];[Firefox.$B$2:.$B$599];1;FALSE()))));[.A119];&quot;#N/A&quot;)" office:value-type="string" office:string-value="lastChild">
            <text:p>lastChild</text:p>
          </table:table-cell>
          <table:table-cell table:formula="of:=IF([.B119]=&quot;#N/A&quot;;      VLOOKUP([.A119];[IEplorer.$B$2:.$B$599];1;FALSE());            NA())" office:value-type="float" office:value="0">
            <text:p>#N/D</text:p>
          </table:table-cell>
          <table:table-cell table:formula="of:=IF([.B119]=&quot;#N/A&quot;;      VLOOKUP([.A119];[Firefox.$B$2:.$B$599];1;FALSE());            NA())" office:value-type="float" office:value="0">
            <text:p>#N/D</text:p>
          </table:table-cell>
          <table:table-cell table:formula="of:=VLOOKUP([.A119];[HTMLDom.$B$2:.$B$599];1;FALSE())" office:value-type="float" office:value="0">
            <text:p>#N/D</text:p>
          </table:table-cell>
          <table:table-cell table:formula="of:=IF(LEFT([.A11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lastElementChild</text:p>
          </table:table-cell>
          <table:table-cell table:formula="of:=IF(AND(NOT(ISERROR(VLOOKUP([.A120];[IEplorer.$B$2:.$B$599];1;FALSE()))); NOT(ISERROR(VLOOKUP([.A120];[Firefox.$B$2:.$B$599];1;FALSE()))));[.A120];&quot;#N/A&quot;)" office:value-type="string" office:string-value="#N/A">
            <text:p>#N/A</text:p>
          </table:table-cell>
          <table:table-cell table:formula="of:=IF([.B120]=&quot;#N/A&quot;;      VLOOKUP([.A120];[IEplorer.$B$2:.$B$599];1;FALSE());            NA())" office:value-type="float" office:value="0">
            <text:p>#N/D</text:p>
          </table:table-cell>
          <table:table-cell table:formula="of:=IF([.B120]=&quot;#N/A&quot;;      VLOOKUP([.A120];[Firefox.$B$2:.$B$599];1;FALSE());            NA())" office:value-type="string" office:string-value="lastElementChild">
            <text:p>lastElementChild</text:p>
          </table:table-cell>
          <table:table-cell table:formula="of:=VLOOKUP([.A120];[HTMLDom.$B$2:.$B$599];1;FALSE())" office:value-type="float" office:value="0">
            <text:p>#N/D</text:p>
          </table:table-cell>
          <table:table-cell table:formula="of:=IF(LEFT([.A12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localName</text:p>
          </table:table-cell>
          <table:table-cell table:formula="of:=IF(AND(NOT(ISERROR(VLOOKUP([.A121];[IEplorer.$B$2:.$B$599];1;FALSE()))); NOT(ISERROR(VLOOKUP([.A121];[Firefox.$B$2:.$B$599];1;FALSE()))));[.A121];&quot;#N/A&quot;)" office:value-type="string" office:string-value="#N/A">
            <text:p>#N/A</text:p>
          </table:table-cell>
          <table:table-cell table:formula="of:=IF([.B121]=&quot;#N/A&quot;;      VLOOKUP([.A121];[IEplorer.$B$2:.$B$599];1;FALSE());            NA())" office:value-type="float" office:value="0">
            <text:p>#N/D</text:p>
          </table:table-cell>
          <table:table-cell table:formula="of:=IF([.B121]=&quot;#N/A&quot;;      VLOOKUP([.A121];[Firefox.$B$2:.$B$599];1;FALSE());            NA())" office:value-type="string" office:string-value="localName">
            <text:p>localName</text:p>
          </table:table-cell>
          <table:table-cell table:formula="of:=VLOOKUP([.A121];[HTMLDom.$B$2:.$B$599];1;FALSE())" office:value-type="float" office:value="0">
            <text:p>#N/D</text:p>
          </table:table-cell>
          <table:table-cell table:formula="of:=IF(LEFT([.A12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lookupNamespaceURI</text:p>
          </table:table-cell>
          <table:table-cell table:formula="of:=IF(AND(NOT(ISERROR(VLOOKUP([.A122];[IEplorer.$B$2:.$B$599];1;FALSE()))); NOT(ISERROR(VLOOKUP([.A122];[Firefox.$B$2:.$B$599];1;FALSE()))));[.A122];&quot;#N/A&quot;)" office:value-type="string" office:string-value="#N/A">
            <text:p>#N/A</text:p>
          </table:table-cell>
          <table:table-cell table:formula="of:=IF([.B122]=&quot;#N/A&quot;;      VLOOKUP([.A122];[IEplorer.$B$2:.$B$599];1;FALSE());            NA())" office:value-type="float" office:value="0">
            <text:p>#N/D</text:p>
          </table:table-cell>
          <table:table-cell table:formula="of:=IF([.B122]=&quot;#N/A&quot;;      VLOOKUP([.A122];[Firefox.$B$2:.$B$599];1;FALSE());            NA())" office:value-type="string" office:string-value="lookupNamespaceURI">
            <text:p>lookupNamespaceURI</text:p>
          </table:table-cell>
          <table:table-cell table:formula="of:=VLOOKUP([.A122];[HTMLDom.$B$2:.$B$599];1;FALSE())" office:value-type="float" office:value="0">
            <text:p>#N/D</text:p>
          </table:table-cell>
          <table:table-cell table:formula="of:=IF(LEFT([.A12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lookupPrefix</text:p>
          </table:table-cell>
          <table:table-cell table:formula="of:=IF(AND(NOT(ISERROR(VLOOKUP([.A123];[IEplorer.$B$2:.$B$599];1;FALSE()))); NOT(ISERROR(VLOOKUP([.A123];[Firefox.$B$2:.$B$599];1;FALSE()))));[.A123];&quot;#N/A&quot;)" office:value-type="string" office:string-value="#N/A">
            <text:p>#N/A</text:p>
          </table:table-cell>
          <table:table-cell table:formula="of:=IF([.B123]=&quot;#N/A&quot;;      VLOOKUP([.A123];[IEplorer.$B$2:.$B$599];1;FALSE());            NA())" office:value-type="float" office:value="0">
            <text:p>#N/D</text:p>
          </table:table-cell>
          <table:table-cell table:formula="of:=IF([.B123]=&quot;#N/A&quot;;      VLOOKUP([.A123];[Firefox.$B$2:.$B$599];1;FALSE());            NA())" office:value-type="string" office:string-value="lookupPrefix">
            <text:p>lookupPrefix</text:p>
          </table:table-cell>
          <table:table-cell table:formula="of:=VLOOKUP([.A123];[HTMLDom.$B$2:.$B$599];1;FALSE())" office:value-type="float" office:value="0">
            <text:p>#N/D</text:p>
          </table:table-cell>
          <table:table-cell table:formula="of:=IF(LEFT([.A12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matches</text:p>
          </table:table-cell>
          <table:table-cell table:formula="of:=IF(AND(NOT(ISERROR(VLOOKUP([.A124];[IEplorer.$B$2:.$B$599];1;FALSE()))); NOT(ISERROR(VLOOKUP([.A124];[Firefox.$B$2:.$B$599];1;FALSE()))));[.A124];&quot;#N/A&quot;)" office:value-type="string" office:string-value="#N/A">
            <text:p>#N/A</text:p>
          </table:table-cell>
          <table:table-cell table:formula="of:=IF([.B124]=&quot;#N/A&quot;;      VLOOKUP([.A124];[IEplorer.$B$2:.$B$599];1;FALSE());            NA())" office:value-type="float" office:value="0">
            <text:p>#N/D</text:p>
          </table:table-cell>
          <table:table-cell table:formula="of:=IF([.B124]=&quot;#N/A&quot;;      VLOOKUP([.A124];[Firefox.$B$2:.$B$599];1;FALSE());            NA())" office:value-type="string" office:string-value="matches">
            <text:p>matches</text:p>
          </table:table-cell>
          <table:table-cell table:formula="of:=VLOOKUP([.A124];[HTMLDom.$B$2:.$B$599];1;FALSE())" office:value-type="float" office:value="0">
            <text:p>#N/D</text:p>
          </table:table-cell>
          <table:table-cell table:formula="of:=IF(LEFT([.A12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mozMatchesSelector</text:p>
          </table:table-cell>
          <table:table-cell table:formula="of:=IF(AND(NOT(ISERROR(VLOOKUP([.A125];[IEplorer.$B$2:.$B$599];1;FALSE()))); NOT(ISERROR(VLOOKUP([.A125];[Firefox.$B$2:.$B$599];1;FALSE()))));[.A125];&quot;#N/A&quot;)" office:value-type="string" office:string-value="#N/A">
            <text:p>#N/A</text:p>
          </table:table-cell>
          <table:table-cell table:formula="of:=IF([.B125]=&quot;#N/A&quot;;      VLOOKUP([.A125];[IEplorer.$B$2:.$B$599];1;FALSE());            NA())" office:value-type="float" office:value="0">
            <text:p>#N/D</text:p>
          </table:table-cell>
          <table:table-cell table:formula="of:=IF([.B125]=&quot;#N/A&quot;;      VLOOKUP([.A125];[Firefox.$B$2:.$B$599];1;FALSE());            NA())" office:value-type="string" office:string-value="mozMatchesSelector">
            <text:p>mozMatchesSelector</text:p>
          </table:table-cell>
          <table:table-cell table:formula="of:=VLOOKUP([.A125];[HTMLDom.$B$2:.$B$599];1;FALSE())" office:value-type="float" office:value="0">
            <text:p>#N/D</text:p>
          </table:table-cell>
          <table:table-cell table:formula="of:=IF(LEFT([.A12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mozRequestFullScreen</text:p>
          </table:table-cell>
          <table:table-cell table:formula="of:=IF(AND(NOT(ISERROR(VLOOKUP([.A126];[IEplorer.$B$2:.$B$599];1;FALSE()))); NOT(ISERROR(VLOOKUP([.A126];[Firefox.$B$2:.$B$599];1;FALSE()))));[.A126];&quot;#N/A&quot;)" office:value-type="string" office:string-value="#N/A">
            <text:p>#N/A</text:p>
          </table:table-cell>
          <table:table-cell table:formula="of:=IF([.B126]=&quot;#N/A&quot;;      VLOOKUP([.A126];[IEplorer.$B$2:.$B$599];1;FALSE());            NA())" office:value-type="float" office:value="0">
            <text:p>#N/D</text:p>
          </table:table-cell>
          <table:table-cell table:formula="of:=IF([.B126]=&quot;#N/A&quot;;      VLOOKUP([.A126];[Firefox.$B$2:.$B$599];1;FALSE());            NA())" office:value-type="string" office:string-value="mozRequestFullScreen">
            <text:p>mozRequestFullScreen</text:p>
          </table:table-cell>
          <table:table-cell table:formula="of:=VLOOKUP([.A126];[HTMLDom.$B$2:.$B$599];1;FALSE())" office:value-type="float" office:value="0">
            <text:p>#N/D</text:p>
          </table:table-cell>
          <table:table-cell table:formula="of:=IF(LEFT([.A12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mozRequestPointerLock</text:p>
          </table:table-cell>
          <table:table-cell table:formula="of:=IF(AND(NOT(ISERROR(VLOOKUP([.A127];[IEplorer.$B$2:.$B$599];1;FALSE()))); NOT(ISERROR(VLOOKUP([.A127];[Firefox.$B$2:.$B$599];1;FALSE()))));[.A127];&quot;#N/A&quot;)" office:value-type="string" office:string-value="#N/A">
            <text:p>#N/A</text:p>
          </table:table-cell>
          <table:table-cell table:formula="of:=IF([.B127]=&quot;#N/A&quot;;      VLOOKUP([.A127];[IEplorer.$B$2:.$B$599];1;FALSE());            NA())" office:value-type="float" office:value="0">
            <text:p>#N/D</text:p>
          </table:table-cell>
          <table:table-cell table:formula="of:=IF([.B127]=&quot;#N/A&quot;;      VLOOKUP([.A127];[Firefox.$B$2:.$B$599];1;FALSE());            NA())" office:value-type="string" office:string-value="mozRequestPointerLock">
            <text:p>mozRequestPointerLock</text:p>
          </table:table-cell>
          <table:table-cell table:formula="of:=VLOOKUP([.A127];[HTMLDom.$B$2:.$B$599];1;FALSE())" office:value-type="float" office:value="0">
            <text:p>#N/D</text:p>
          </table:table-cell>
          <table:table-cell table:formula="of:=IF(LEFT([.A12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namespaceURI</text:p>
          </table:table-cell>
          <table:table-cell table:formula="of:=IF(AND(NOT(ISERROR(VLOOKUP([.A128];[IEplorer.$B$2:.$B$599];1;FALSE()))); NOT(ISERROR(VLOOKUP([.A128];[Firefox.$B$2:.$B$599];1;FALSE()))));[.A128];&quot;#N/A&quot;)" office:value-type="string" office:string-value="#N/A">
            <text:p>#N/A</text:p>
          </table:table-cell>
          <table:table-cell table:formula="of:=IF([.B128]=&quot;#N/A&quot;;      VLOOKUP([.A128];[IEplorer.$B$2:.$B$599];1;FALSE());            NA())" office:value-type="float" office:value="0">
            <text:p>#N/D</text:p>
          </table:table-cell>
          <table:table-cell table:formula="of:=IF([.B128]=&quot;#N/A&quot;;      VLOOKUP([.A128];[Firefox.$B$2:.$B$599];1;FALSE());            NA())" office:value-type="string" office:string-value="namespaceURI">
            <text:p>namespaceURI</text:p>
          </table:table-cell>
          <table:table-cell table:formula="of:=VLOOKUP([.A128];[HTMLDom.$B$2:.$B$599];1;FALSE())" office:value-type="float" office:value="0">
            <text:p>#N/D</text:p>
          </table:table-cell>
          <table:table-cell table:formula="of:=IF(LEFT([.A12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nextElementSibling</text:p>
          </table:table-cell>
          <table:table-cell table:formula="of:=IF(AND(NOT(ISERROR(VLOOKUP([.A129];[IEplorer.$B$2:.$B$599];1;FALSE()))); NOT(ISERROR(VLOOKUP([.A129];[Firefox.$B$2:.$B$599];1;FALSE()))));[.A129];&quot;#N/A&quot;)" office:value-type="string" office:string-value="#N/A">
            <text:p>#N/A</text:p>
          </table:table-cell>
          <table:table-cell table:formula="of:=IF([.B129]=&quot;#N/A&quot;;      VLOOKUP([.A129];[IEplorer.$B$2:.$B$599];1;FALSE());            NA())" office:value-type="float" office:value="0">
            <text:p>#N/D</text:p>
          </table:table-cell>
          <table:table-cell table:formula="of:=IF([.B129]=&quot;#N/A&quot;;      VLOOKUP([.A129];[Firefox.$B$2:.$B$599];1;FALSE());            NA())" office:value-type="string" office:string-value="nextElementSibling">
            <text:p>nextElementSibling</text:p>
          </table:table-cell>
          <table:table-cell table:formula="of:=VLOOKUP([.A129];[HTMLDom.$B$2:.$B$599];1;FALSE())" office:value-type="float" office:value="0">
            <text:p>#N/D</text:p>
          </table:table-cell>
          <table:table-cell table:formula="of:=IF(LEFT([.A129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nextSibling</text:p>
          </table:table-cell>
          <table:table-cell table:formula="of:=IF(AND(NOT(ISERROR(VLOOKUP([.A130];[IEplorer.$B$2:.$B$599];1;FALSE()))); NOT(ISERROR(VLOOKUP([.A130];[Firefox.$B$2:.$B$599];1;FALSE()))));[.A130];&quot;#N/A&quot;)" office:value-type="string" office:string-value="nextSibling">
            <text:p>nextSibling</text:p>
          </table:table-cell>
          <table:table-cell table:formula="of:=IF([.B130]=&quot;#N/A&quot;;      VLOOKUP([.A130];[IEplorer.$B$2:.$B$599];1;FALSE());            NA())" office:value-type="float" office:value="0">
            <text:p>#N/D</text:p>
          </table:table-cell>
          <table:table-cell table:formula="of:=IF([.B130]=&quot;#N/A&quot;;      VLOOKUP([.A130];[Firefox.$B$2:.$B$599];1;FALSE());            NA())" office:value-type="float" office:value="0">
            <text:p>#N/D</text:p>
          </table:table-cell>
          <table:table-cell table:formula="of:=VLOOKUP([.A130];[HTMLDom.$B$2:.$B$599];1;FALSE())" office:value-type="float" office:value="0">
            <text:p>#N/D</text:p>
          </table:table-cell>
          <table:table-cell table:formula="of:=IF(LEFT([.A130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nodeName</text:p>
          </table:table-cell>
          <table:table-cell table:formula="of:=IF(AND(NOT(ISERROR(VLOOKUP([.A131];[IEplorer.$B$2:.$B$599];1;FALSE()))); NOT(ISERROR(VLOOKUP([.A131];[Firefox.$B$2:.$B$599];1;FALSE()))));[.A131];&quot;#N/A&quot;)" office:value-type="string" office:string-value="nodeName">
            <text:p>nodeName</text:p>
          </table:table-cell>
          <table:table-cell table:formula="of:=IF([.B131]=&quot;#N/A&quot;;      VLOOKUP([.A131];[IEplorer.$B$2:.$B$599];1;FALSE());            NA())" office:value-type="float" office:value="0">
            <text:p>#N/D</text:p>
          </table:table-cell>
          <table:table-cell table:formula="of:=IF([.B131]=&quot;#N/A&quot;;      VLOOKUP([.A131];[Firefox.$B$2:.$B$599];1;FALSE());            NA())" office:value-type="float" office:value="0">
            <text:p>#N/D</text:p>
          </table:table-cell>
          <table:table-cell table:formula="of:=VLOOKUP([.A131];[HTMLDom.$B$2:.$B$599];1;FALSE())" office:value-type="float" office:value="0">
            <text:p>#N/D</text:p>
          </table:table-cell>
          <table:table-cell table:formula="of:=IF(LEFT([.A13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nodeType</text:p>
          </table:table-cell>
          <table:table-cell table:formula="of:=IF(AND(NOT(ISERROR(VLOOKUP([.A132];[IEplorer.$B$2:.$B$599];1;FALSE()))); NOT(ISERROR(VLOOKUP([.A132];[Firefox.$B$2:.$B$599];1;FALSE()))));[.A132];&quot;#N/A&quot;)" office:value-type="string" office:string-value="nodeType">
            <text:p>nodeType</text:p>
          </table:table-cell>
          <table:table-cell table:formula="of:=IF([.B132]=&quot;#N/A&quot;;      VLOOKUP([.A132];[IEplorer.$B$2:.$B$599];1;FALSE());            NA())" office:value-type="float" office:value="0">
            <text:p>#N/D</text:p>
          </table:table-cell>
          <table:table-cell table:formula="of:=IF([.B132]=&quot;#N/A&quot;;      VLOOKUP([.A132];[Firefox.$B$2:.$B$599];1;FALSE());            NA())" office:value-type="float" office:value="0">
            <text:p>#N/D</text:p>
          </table:table-cell>
          <table:table-cell table:formula="of:=VLOOKUP([.A132];[HTMLDom.$B$2:.$B$599];1;FALSE())" office:value-type="float" office:value="0">
            <text:p>#N/D</text:p>
          </table:table-cell>
          <table:table-cell table:formula="of:=IF(LEFT([.A13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nodeValue</text:p>
          </table:table-cell>
          <table:table-cell table:formula="of:=IF(AND(NOT(ISERROR(VLOOKUP([.A133];[IEplorer.$B$2:.$B$599];1;FALSE()))); NOT(ISERROR(VLOOKUP([.A133];[Firefox.$B$2:.$B$599];1;FALSE()))));[.A133];&quot;#N/A&quot;)" office:value-type="string" office:string-value="nodeValue">
            <text:p>nodeValue</text:p>
          </table:table-cell>
          <table:table-cell table:formula="of:=IF([.B133]=&quot;#N/A&quot;;      VLOOKUP([.A133];[IEplorer.$B$2:.$B$599];1;FALSE());            NA())" office:value-type="float" office:value="0">
            <text:p>#N/D</text:p>
          </table:table-cell>
          <table:table-cell table:formula="of:=IF([.B133]=&quot;#N/A&quot;;      VLOOKUP([.A133];[Firefox.$B$2:.$B$599];1;FALSE());            NA())" office:value-type="float" office:value="0">
            <text:p>#N/D</text:p>
          </table:table-cell>
          <table:table-cell table:formula="of:=VLOOKUP([.A133];[HTMLDom.$B$2:.$B$599];1;FALSE())" office:value-type="float" office:value="0">
            <text:p>#N/D</text:p>
          </table:table-cell>
          <table:table-cell table:formula="of:=IF(LEFT([.A13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normalize</text:p>
          </table:table-cell>
          <table:table-cell table:formula="of:=IF(AND(NOT(ISERROR(VLOOKUP([.A134];[IEplorer.$B$2:.$B$599];1;FALSE()))); NOT(ISERROR(VLOOKUP([.A134];[Firefox.$B$2:.$B$599];1;FALSE()))));[.A134];&quot;#N/A&quot;)" office:value-type="string" office:string-value="#N/A">
            <text:p>#N/A</text:p>
          </table:table-cell>
          <table:table-cell table:formula="of:=IF([.B134]=&quot;#N/A&quot;;      VLOOKUP([.A134];[IEplorer.$B$2:.$B$599];1;FALSE());            NA())" office:value-type="float" office:value="0">
            <text:p>#N/D</text:p>
          </table:table-cell>
          <table:table-cell table:formula="of:=IF([.B134]=&quot;#N/A&quot;;      VLOOKUP([.A134];[Firefox.$B$2:.$B$599];1;FALSE());            NA())" office:value-type="string" office:string-value="normalize">
            <text:p>normalize</text:p>
          </table:table-cell>
          <table:table-cell table:formula="of:=VLOOKUP([.A134];[HTMLDom.$B$2:.$B$599];1;FALSE())" office:value-type="float" office:value="0">
            <text:p>#N/D</text:p>
          </table:table-cell>
          <table:table-cell table:formula="of:=IF(LEFT([.A134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NOTATION_NODE</text:p>
          </table:table-cell>
          <table:table-cell table:formula="of:=IF(AND(NOT(ISERROR(VLOOKUP([.A135];[IEplorer.$B$2:.$B$599];1;FALSE()))); NOT(ISERROR(VLOOKUP([.A135];[Firefox.$B$2:.$B$599];1;FALSE()))));[.A135];&quot;#N/A&quot;)" office:value-type="string" office:string-value="#N/A">
            <text:p>#N/A</text:p>
          </table:table-cell>
          <table:table-cell table:formula="of:=IF([.B135]=&quot;#N/A&quot;;      VLOOKUP([.A135];[IEplorer.$B$2:.$B$599];1;FALSE());            NA())" office:value-type="float" office:value="0">
            <text:p>#N/D</text:p>
          </table:table-cell>
          <table:table-cell table:formula="of:=IF([.B135]=&quot;#N/A&quot;;      VLOOKUP([.A135];[Firefox.$B$2:.$B$599];1;FALSE());            NA())" office:value-type="string" office:string-value="NOTATION_NODE">
            <text:p>NOTATION_NODE</text:p>
          </table:table-cell>
          <table:table-cell table:formula="of:=VLOOKUP([.A135];[HTMLDom.$B$2:.$B$599];1;FALSE())" office:value-type="float" office:value="0">
            <text:p>#N/D</text:p>
          </table:table-cell>
          <table:table-cell table:formula="of:=IF(LEFT([.A135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ffsetHeight</text:p>
          </table:table-cell>
          <table:table-cell table:formula="of:=IF(AND(NOT(ISERROR(VLOOKUP([.A136];[IEplorer.$B$2:.$B$599];1;FALSE()))); NOT(ISERROR(VLOOKUP([.A136];[Firefox.$B$2:.$B$599];1;FALSE()))));[.A136];&quot;#N/A&quot;)" office:value-type="string" office:string-value="offsetHeight">
            <text:p>offsetHeight</text:p>
          </table:table-cell>
          <table:table-cell table:formula="of:=IF([.B136]=&quot;#N/A&quot;;      VLOOKUP([.A136];[IEplorer.$B$2:.$B$599];1;FALSE());            NA())" office:value-type="float" office:value="0">
            <text:p>#N/D</text:p>
          </table:table-cell>
          <table:table-cell table:formula="of:=IF([.B136]=&quot;#N/A&quot;;      VLOOKUP([.A136];[Firefox.$B$2:.$B$599];1;FALSE());            NA())" office:value-type="float" office:value="0">
            <text:p>#N/D</text:p>
          </table:table-cell>
          <table:table-cell table:formula="of:=VLOOKUP([.A136];[HTMLDom.$B$2:.$B$599];1;FALSE())" office:value-type="float" office:value="0">
            <text:p>#N/D</text:p>
          </table:table-cell>
          <table:table-cell table:formula="of:=IF(LEFT([.A136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ffsetLeft</text:p>
          </table:table-cell>
          <table:table-cell table:formula="of:=IF(AND(NOT(ISERROR(VLOOKUP([.A137];[IEplorer.$B$2:.$B$599];1;FALSE()))); NOT(ISERROR(VLOOKUP([.A137];[Firefox.$B$2:.$B$599];1;FALSE()))));[.A137];&quot;#N/A&quot;)" office:value-type="string" office:string-value="offsetLeft">
            <text:p>offsetLeft</text:p>
          </table:table-cell>
          <table:table-cell table:formula="of:=IF([.B137]=&quot;#N/A&quot;;      VLOOKUP([.A137];[IEplorer.$B$2:.$B$599];1;FALSE());            NA())" office:value-type="float" office:value="0">
            <text:p>#N/D</text:p>
          </table:table-cell>
          <table:table-cell table:formula="of:=IF([.B137]=&quot;#N/A&quot;;      VLOOKUP([.A137];[Firefox.$B$2:.$B$599];1;FALSE());            NA())" office:value-type="float" office:value="0">
            <text:p>#N/D</text:p>
          </table:table-cell>
          <table:table-cell table:formula="of:=VLOOKUP([.A137];[HTMLDom.$B$2:.$B$599];1;FALSE())" office:value-type="float" office:value="0">
            <text:p>#N/D</text:p>
          </table:table-cell>
          <table:table-cell table:formula="of:=IF(LEFT([.A137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ffsetParent</text:p>
          </table:table-cell>
          <table:table-cell table:formula="of:=IF(AND(NOT(ISERROR(VLOOKUP([.A138];[IEplorer.$B$2:.$B$599];1;FALSE()))); NOT(ISERROR(VLOOKUP([.A138];[Firefox.$B$2:.$B$599];1;FALSE()))));[.A138];&quot;#N/A&quot;)" office:value-type="string" office:string-value="offsetParent">
            <text:p>offsetParent</text:p>
          </table:table-cell>
          <table:table-cell table:formula="of:=IF([.B138]=&quot;#N/A&quot;;      VLOOKUP([.A138];[IEplorer.$B$2:.$B$599];1;FALSE());            NA())" office:value-type="float" office:value="0">
            <text:p>#N/D</text:p>
          </table:table-cell>
          <table:table-cell table:formula="of:=IF([.B138]=&quot;#N/A&quot;;      VLOOKUP([.A138];[Firefox.$B$2:.$B$599];1;FALSE());            NA())" office:value-type="float" office:value="0">
            <text:p>#N/D</text:p>
          </table:table-cell>
          <table:table-cell table:formula="of:=VLOOKUP([.A138];[HTMLDom.$B$2:.$B$599];1;FALSE())" office:value-type="float" office:value="0">
            <text:p>#N/D</text:p>
          </table:table-cell>
          <table:table-cell table:formula="of:=IF(LEFT([.A138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ffsetTop</text:p>
          </table:table-cell>
          <table:table-cell table:formula="of:=IF(AND(NOT(ISERROR(VLOOKUP([.A139];[IEplorer.$B$2:.$B$599];1;FALSE()))); NOT(ISERROR(VLOOKUP([.A139];[Firefox.$B$2:.$B$599];1;FALSE()))));[.A139];&quot;#N/A&quot;)" office:value-type="string" office:string-value="offsetTop">
            <text:p>offsetTop</text:p>
          </table:table-cell>
          <table:table-cell table:formula="of:=IF([.B139]=&quot;#N/A&quot;;      VLOOKUP([.A139];[IEplorer.$B$2:.$B$599];1;FALSE());            NA())" office:value-type="float" office:value="0">
            <text:p>#N/D</text:p>
          </table:table-cell>
          <table:table-cell table:formula="of:=IF([.B139]=&quot;#N/A&quot;;      VLOOKUP([.A139];[Firefox.$B$2:.$B$599];1;FALSE());            NA())" office:value-type="float" office:value="0">
            <text:p>#N/D</text:p>
          </table:table-cell>
          <table:table-cell table:formula="of:=VLOOKUP([.A139];[HTMLDom.$B$2:.$B$599];1;FALSE())" office:value-type="float" office:value="0">
            <text:p>#N/D</text:p>
          </table:table-cell>
          <table:table-cell table:formula="of:=IF(LEFT([.A139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ffsetWidth</text:p>
          </table:table-cell>
          <table:table-cell table:formula="of:=IF(AND(NOT(ISERROR(VLOOKUP([.A140];[IEplorer.$B$2:.$B$599];1;FALSE()))); NOT(ISERROR(VLOOKUP([.A140];[Firefox.$B$2:.$B$599];1;FALSE()))));[.A140];&quot;#N/A&quot;)" office:value-type="string" office:string-value="offsetWidth">
            <text:p>offsetWidth</text:p>
          </table:table-cell>
          <table:table-cell table:formula="of:=IF([.B140]=&quot;#N/A&quot;;      VLOOKUP([.A140];[IEplorer.$B$2:.$B$599];1;FALSE());            NA())" office:value-type="float" office:value="0">
            <text:p>#N/D</text:p>
          </table:table-cell>
          <table:table-cell table:formula="of:=IF([.B140]=&quot;#N/A&quot;;      VLOOKUP([.A140];[Firefox.$B$2:.$B$599];1;FALSE());            NA())" office:value-type="float" office:value="0">
            <text:p>#N/D</text:p>
          </table:table-cell>
          <table:table-cell table:formula="of:=VLOOKUP([.A140];[HTMLDom.$B$2:.$B$599];1;FALSE())" office:value-type="float" office:value="0">
            <text:p>#N/D</text:p>
          </table:table-cell>
          <table:table-cell table:formula="of:=IF(LEFT([.A14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onabort</text:p>
          </table:table-cell>
          <table:table-cell table:formula="of:=IF(AND(NOT(ISERROR(VLOOKUP([.A141];[IEplorer.$B$2:.$B$599];1;FALSE()))); NOT(ISERROR(VLOOKUP([.A141];[Firefox.$B$2:.$B$599];1;FALSE()))));[.A141];&quot;#N/A&quot;)" office:value-type="string" office:string-value="#N/A">
            <text:p>#N/A</text:p>
          </table:table-cell>
          <table:table-cell table:formula="of:=IF([.B141]=&quot;#N/A&quot;;      VLOOKUP([.A141];[IEplorer.$B$2:.$B$599];1;FALSE());            NA())" office:value-type="float" office:value="0">
            <text:p>#N/D</text:p>
          </table:table-cell>
          <table:table-cell table:formula="of:=IF([.B141]=&quot;#N/A&quot;;      VLOOKUP([.A141];[Firefox.$B$2:.$B$599];1;FALSE());            NA())" office:value-type="string" office:string-value="onabort">
            <text:p>onabort</text:p>
          </table:table-cell>
          <table:table-cell table:formula="of:=VLOOKUP([.A141];[HTMLDom.$B$2:.$B$599];1;FALSE())" office:value-type="float" office:value="0">
            <text:p>#N/D</text:p>
          </table:table-cell>
          <table:table-cell table:formula="of:=IF(LEFT([.A14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activate</text:p>
          </table:table-cell>
          <table:table-cell table:formula="of:=IF(AND(NOT(ISERROR(VLOOKUP([.A142];[IEplorer.$B$2:.$B$599];1;FALSE()))); NOT(ISERROR(VLOOKUP([.A142];[Firefox.$B$2:.$B$599];1;FALSE()))));[.A142];&quot;#N/A&quot;)" office:value-type="string" office:string-value="#N/A">
            <text:p>#N/A</text:p>
          </table:table-cell>
          <table:table-cell table:formula="of:=IF([.B142]=&quot;#N/A&quot;;      VLOOKUP([.A142];[IEplorer.$B$2:.$B$599];1;FALSE());            NA())" office:value-type="string" office:string-value="onactivate">
            <text:p>onactivate</text:p>
          </table:table-cell>
          <table:table-cell table:formula="of:=IF([.B142]=&quot;#N/A&quot;;      VLOOKUP([.A142];[Firefox.$B$2:.$B$599];1;FALSE());            NA())" office:value-type="float" office:value="0">
            <text:p>#N/D</text:p>
          </table:table-cell>
          <table:table-cell table:formula="of:=VLOOKUP([.A142];[HTMLDom.$B$2:.$B$599];1;FALSE())" office:value-type="float" office:value="0">
            <text:p>#N/D</text:p>
          </table:table-cell>
          <table:table-cell table:formula="of:=IF(LEFT([.A14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afterupdate</text:p>
          </table:table-cell>
          <table:table-cell table:formula="of:=IF(AND(NOT(ISERROR(VLOOKUP([.A143];[IEplorer.$B$2:.$B$599];1;FALSE()))); NOT(ISERROR(VLOOKUP([.A143];[Firefox.$B$2:.$B$599];1;FALSE()))));[.A143];&quot;#N/A&quot;)" office:value-type="string" office:string-value="#N/A">
            <text:p>#N/A</text:p>
          </table:table-cell>
          <table:table-cell table:formula="of:=IF([.B143]=&quot;#N/A&quot;;      VLOOKUP([.A143];[IEplorer.$B$2:.$B$599];1;FALSE());            NA())" office:value-type="string" office:string-value="onafterupdate">
            <text:p>onafterupdate</text:p>
          </table:table-cell>
          <table:table-cell table:formula="of:=IF([.B143]=&quot;#N/A&quot;;      VLOOKUP([.A143];[Firefox.$B$2:.$B$599];1;FALSE());            NA())" office:value-type="float" office:value="0">
            <text:p>#N/D</text:p>
          </table:table-cell>
          <table:table-cell table:formula="of:=VLOOKUP([.A143];[HTMLDom.$B$2:.$B$599];1;FALSE())" office:value-type="float" office:value="0">
            <text:p>#N/D</text:p>
          </table:table-cell>
          <table:table-cell table:formula="of:=IF(LEFT([.A14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activate</text:p>
          </table:table-cell>
          <table:table-cell table:formula="of:=IF(AND(NOT(ISERROR(VLOOKUP([.A144];[IEplorer.$B$2:.$B$599];1;FALSE()))); NOT(ISERROR(VLOOKUP([.A144];[Firefox.$B$2:.$B$599];1;FALSE()))));[.A144];&quot;#N/A&quot;)" office:value-type="string" office:string-value="#N/A">
            <text:p>#N/A</text:p>
          </table:table-cell>
          <table:table-cell table:formula="of:=IF([.B144]=&quot;#N/A&quot;;      VLOOKUP([.A144];[IEplorer.$B$2:.$B$599];1;FALSE());            NA())" office:value-type="string" office:string-value="onbeforeactivate">
            <text:p>onbeforeactivate</text:p>
          </table:table-cell>
          <table:table-cell table:formula="of:=IF([.B144]=&quot;#N/A&quot;;      VLOOKUP([.A144];[Firefox.$B$2:.$B$599];1;FALSE());            NA())" office:value-type="float" office:value="0">
            <text:p>#N/D</text:p>
          </table:table-cell>
          <table:table-cell table:formula="of:=VLOOKUP([.A144];[HTMLDom.$B$2:.$B$599];1;FALSE())" office:value-type="float" office:value="0">
            <text:p>#N/D</text:p>
          </table:table-cell>
          <table:table-cell table:formula="of:=IF(LEFT([.A14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copy</text:p>
          </table:table-cell>
          <table:table-cell table:formula="of:=IF(AND(NOT(ISERROR(VLOOKUP([.A145];[IEplorer.$B$2:.$B$599];1;FALSE()))); NOT(ISERROR(VLOOKUP([.A145];[Firefox.$B$2:.$B$599];1;FALSE()))));[.A145];&quot;#N/A&quot;)" office:value-type="string" office:string-value="#N/A">
            <text:p>#N/A</text:p>
          </table:table-cell>
          <table:table-cell table:formula="of:=IF([.B145]=&quot;#N/A&quot;;      VLOOKUP([.A145];[IEplorer.$B$2:.$B$599];1;FALSE());            NA())" office:value-type="string" office:string-value="onbeforecopy">
            <text:p>onbeforecopy</text:p>
          </table:table-cell>
          <table:table-cell table:formula="of:=IF([.B145]=&quot;#N/A&quot;;      VLOOKUP([.A145];[Firefox.$B$2:.$B$599];1;FALSE());            NA())" office:value-type="float" office:value="0">
            <text:p>#N/D</text:p>
          </table:table-cell>
          <table:table-cell table:formula="of:=VLOOKUP([.A145];[HTMLDom.$B$2:.$B$599];1;FALSE())" office:value-type="float" office:value="0">
            <text:p>#N/D</text:p>
          </table:table-cell>
          <table:table-cell table:formula="of:=IF(LEFT([.A14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cut</text:p>
          </table:table-cell>
          <table:table-cell table:formula="of:=IF(AND(NOT(ISERROR(VLOOKUP([.A146];[IEplorer.$B$2:.$B$599];1;FALSE()))); NOT(ISERROR(VLOOKUP([.A146];[Firefox.$B$2:.$B$599];1;FALSE()))));[.A146];&quot;#N/A&quot;)" office:value-type="string" office:string-value="#N/A">
            <text:p>#N/A</text:p>
          </table:table-cell>
          <table:table-cell table:formula="of:=IF([.B146]=&quot;#N/A&quot;;      VLOOKUP([.A146];[IEplorer.$B$2:.$B$599];1;FALSE());            NA())" office:value-type="string" office:string-value="onbeforecut">
            <text:p>onbeforecut</text:p>
          </table:table-cell>
          <table:table-cell table:formula="of:=IF([.B146]=&quot;#N/A&quot;;      VLOOKUP([.A146];[Firefox.$B$2:.$B$599];1;FALSE());            NA())" office:value-type="float" office:value="0">
            <text:p>#N/D</text:p>
          </table:table-cell>
          <table:table-cell table:formula="of:=VLOOKUP([.A146];[HTMLDom.$B$2:.$B$599];1;FALSE())" office:value-type="float" office:value="0">
            <text:p>#N/D</text:p>
          </table:table-cell>
          <table:table-cell table:formula="of:=IF(LEFT([.A14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deactivate</text:p>
          </table:table-cell>
          <table:table-cell table:formula="of:=IF(AND(NOT(ISERROR(VLOOKUP([.A147];[IEplorer.$B$2:.$B$599];1;FALSE()))); NOT(ISERROR(VLOOKUP([.A147];[Firefox.$B$2:.$B$599];1;FALSE()))));[.A147];&quot;#N/A&quot;)" office:value-type="string" office:string-value="#N/A">
            <text:p>#N/A</text:p>
          </table:table-cell>
          <table:table-cell table:formula="of:=IF([.B147]=&quot;#N/A&quot;;      VLOOKUP([.A147];[IEplorer.$B$2:.$B$599];1;FALSE());            NA())" office:value-type="string" office:string-value="onbeforedeactivate">
            <text:p>onbeforedeactivate</text:p>
          </table:table-cell>
          <table:table-cell table:formula="of:=IF([.B147]=&quot;#N/A&quot;;      VLOOKUP([.A147];[Firefox.$B$2:.$B$599];1;FALSE());            NA())" office:value-type="float" office:value="0">
            <text:p>#N/D</text:p>
          </table:table-cell>
          <table:table-cell table:formula="of:=VLOOKUP([.A147];[HTMLDom.$B$2:.$B$599];1;FALSE())" office:value-type="float" office:value="0">
            <text:p>#N/D</text:p>
          </table:table-cell>
          <table:table-cell table:formula="of:=IF(LEFT([.A14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editfocus</text:p>
          </table:table-cell>
          <table:table-cell table:formula="of:=IF(AND(NOT(ISERROR(VLOOKUP([.A148];[IEplorer.$B$2:.$B$599];1;FALSE()))); NOT(ISERROR(VLOOKUP([.A148];[Firefox.$B$2:.$B$599];1;FALSE()))));[.A148];&quot;#N/A&quot;)" office:value-type="string" office:string-value="#N/A">
            <text:p>#N/A</text:p>
          </table:table-cell>
          <table:table-cell table:formula="of:=IF([.B148]=&quot;#N/A&quot;;      VLOOKUP([.A148];[IEplorer.$B$2:.$B$599];1;FALSE());            NA())" office:value-type="string" office:string-value="onbeforeeditfocus">
            <text:p>onbeforeeditfocus</text:p>
          </table:table-cell>
          <table:table-cell table:formula="of:=IF([.B148]=&quot;#N/A&quot;;      VLOOKUP([.A148];[Firefox.$B$2:.$B$599];1;FALSE());            NA())" office:value-type="float" office:value="0">
            <text:p>#N/D</text:p>
          </table:table-cell>
          <table:table-cell table:formula="of:=VLOOKUP([.A148];[HTMLDom.$B$2:.$B$599];1;FALSE())" office:value-type="float" office:value="0">
            <text:p>#N/D</text:p>
          </table:table-cell>
          <table:table-cell table:formula="of:=IF(LEFT([.A14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paste</text:p>
          </table:table-cell>
          <table:table-cell table:formula="of:=IF(AND(NOT(ISERROR(VLOOKUP([.A149];[IEplorer.$B$2:.$B$599];1;FALSE()))); NOT(ISERROR(VLOOKUP([.A149];[Firefox.$B$2:.$B$599];1;FALSE()))));[.A149];&quot;#N/A&quot;)" office:value-type="string" office:string-value="#N/A">
            <text:p>#N/A</text:p>
          </table:table-cell>
          <table:table-cell table:formula="of:=IF([.B149]=&quot;#N/A&quot;;      VLOOKUP([.A149];[IEplorer.$B$2:.$B$599];1;FALSE());            NA())" office:value-type="string" office:string-value="onbeforepaste">
            <text:p>onbeforepaste</text:p>
          </table:table-cell>
          <table:table-cell table:formula="of:=IF([.B149]=&quot;#N/A&quot;;      VLOOKUP([.A149];[Firefox.$B$2:.$B$599];1;FALSE());            NA())" office:value-type="float" office:value="0">
            <text:p>#N/D</text:p>
          </table:table-cell>
          <table:table-cell table:formula="of:=VLOOKUP([.A149];[HTMLDom.$B$2:.$B$599];1;FALSE())" office:value-type="float" office:value="0">
            <text:p>#N/D</text:p>
          </table:table-cell>
          <table:table-cell table:formula="of:=IF(LEFT([.A14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eforeupdate</text:p>
          </table:table-cell>
          <table:table-cell table:formula="of:=IF(AND(NOT(ISERROR(VLOOKUP([.A150];[IEplorer.$B$2:.$B$599];1;FALSE()))); NOT(ISERROR(VLOOKUP([.A150];[Firefox.$B$2:.$B$599];1;FALSE()))));[.A150];&quot;#N/A&quot;)" office:value-type="string" office:string-value="#N/A">
            <text:p>#N/A</text:p>
          </table:table-cell>
          <table:table-cell table:formula="of:=IF([.B150]=&quot;#N/A&quot;;      VLOOKUP([.A150];[IEplorer.$B$2:.$B$599];1;FALSE());            NA())" office:value-type="string" office:string-value="onbeforeupdate">
            <text:p>onbeforeupdate</text:p>
          </table:table-cell>
          <table:table-cell table:formula="of:=IF([.B150]=&quot;#N/A&quot;;      VLOOKUP([.A150];[Firefox.$B$2:.$B$599];1;FALSE());            NA())" office:value-type="float" office:value="0">
            <text:p>#N/D</text:p>
          </table:table-cell>
          <table:table-cell table:formula="of:=VLOOKUP([.A150];[HTMLDom.$B$2:.$B$599];1;FALSE())" office:value-type="float" office:value="0">
            <text:p>#N/D</text:p>
          </table:table-cell>
          <table:table-cell table:formula="of:=IF(LEFT([.A15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blur</text:p>
          </table:table-cell>
          <table:table-cell table:formula="of:=IF(AND(NOT(ISERROR(VLOOKUP([.A151];[IEplorer.$B$2:.$B$599];1;FALSE()))); NOT(ISERROR(VLOOKUP([.A151];[Firefox.$B$2:.$B$599];1;FALSE()))));[.A151];&quot;#N/A&quot;)" office:value-type="string" office:string-value="onblur">
            <text:p>onblur</text:p>
          </table:table-cell>
          <table:table-cell table:formula="of:=IF([.B151]=&quot;#N/A&quot;;      VLOOKUP([.A151];[IEplorer.$B$2:.$B$599];1;FALSE());            NA())" office:value-type="float" office:value="0">
            <text:p>#N/D</text:p>
          </table:table-cell>
          <table:table-cell table:formula="of:=IF([.B151]=&quot;#N/A&quot;;      VLOOKUP([.A151];[Firefox.$B$2:.$B$599];1;FALSE());            NA())" office:value-type="float" office:value="0">
            <text:p>#N/D</text:p>
          </table:table-cell>
          <table:table-cell table:formula="of:=VLOOKUP([.A151];[HTMLDom.$B$2:.$B$599];1;FALSE())" office:value-type="float" office:value="0">
            <text:p>#N/D</text:p>
          </table:table-cell>
          <table:table-cell table:formula="of:=IF(LEFT([.A15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anplay</text:p>
          </table:table-cell>
          <table:table-cell table:formula="of:=IF(AND(NOT(ISERROR(VLOOKUP([.A152];[IEplorer.$B$2:.$B$599];1;FALSE()))); NOT(ISERROR(VLOOKUP([.A152];[Firefox.$B$2:.$B$599];1;FALSE()))));[.A152];&quot;#N/A&quot;)" office:value-type="string" office:string-value="#N/A">
            <text:p>#N/A</text:p>
          </table:table-cell>
          <table:table-cell table:formula="of:=IF([.B152]=&quot;#N/A&quot;;      VLOOKUP([.A152];[IEplorer.$B$2:.$B$599];1;FALSE());            NA())" office:value-type="float" office:value="0">
            <text:p>#N/D</text:p>
          </table:table-cell>
          <table:table-cell table:formula="of:=IF([.B152]=&quot;#N/A&quot;;      VLOOKUP([.A152];[Firefox.$B$2:.$B$599];1;FALSE());            NA())" office:value-type="string" office:string-value="oncanplay">
            <text:p>oncanplay</text:p>
          </table:table-cell>
          <table:table-cell table:formula="of:=VLOOKUP([.A152];[HTMLDom.$B$2:.$B$599];1;FALSE())" office:value-type="float" office:value="0">
            <text:p>#N/D</text:p>
          </table:table-cell>
          <table:table-cell table:formula="of:=IF(LEFT([.A15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anplaythrough</text:p>
          </table:table-cell>
          <table:table-cell table:formula="of:=IF(AND(NOT(ISERROR(VLOOKUP([.A153];[IEplorer.$B$2:.$B$599];1;FALSE()))); NOT(ISERROR(VLOOKUP([.A153];[Firefox.$B$2:.$B$599];1;FALSE()))));[.A153];&quot;#N/A&quot;)" office:value-type="string" office:string-value="#N/A">
            <text:p>#N/A</text:p>
          </table:table-cell>
          <table:table-cell table:formula="of:=IF([.B153]=&quot;#N/A&quot;;      VLOOKUP([.A153];[IEplorer.$B$2:.$B$599];1;FALSE());            NA())" office:value-type="float" office:value="0">
            <text:p>#N/D</text:p>
          </table:table-cell>
          <table:table-cell table:formula="of:=IF([.B153]=&quot;#N/A&quot;;      VLOOKUP([.A153];[Firefox.$B$2:.$B$599];1;FALSE());            NA())" office:value-type="string" office:string-value="oncanplaythrough">
            <text:p>oncanplaythrough</text:p>
          </table:table-cell>
          <table:table-cell table:formula="of:=VLOOKUP([.A153];[HTMLDom.$B$2:.$B$599];1;FALSE())" office:value-type="float" office:value="0">
            <text:p>#N/D</text:p>
          </table:table-cell>
          <table:table-cell table:formula="of:=IF(LEFT([.A15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ellchange</text:p>
          </table:table-cell>
          <table:table-cell table:formula="of:=IF(AND(NOT(ISERROR(VLOOKUP([.A154];[IEplorer.$B$2:.$B$599];1;FALSE()))); NOT(ISERROR(VLOOKUP([.A154];[Firefox.$B$2:.$B$599];1;FALSE()))));[.A154];&quot;#N/A&quot;)" office:value-type="string" office:string-value="#N/A">
            <text:p>#N/A</text:p>
          </table:table-cell>
          <table:table-cell table:formula="of:=IF([.B154]=&quot;#N/A&quot;;      VLOOKUP([.A154];[IEplorer.$B$2:.$B$599];1;FALSE());            NA())" office:value-type="string" office:string-value="oncellchange">
            <text:p>oncellchange</text:p>
          </table:table-cell>
          <table:table-cell table:formula="of:=IF([.B154]=&quot;#N/A&quot;;      VLOOKUP([.A154];[Firefox.$B$2:.$B$599];1;FALSE());            NA())" office:value-type="float" office:value="0">
            <text:p>#N/D</text:p>
          </table:table-cell>
          <table:table-cell table:formula="of:=VLOOKUP([.A154];[HTMLDom.$B$2:.$B$599];1;FALSE())" office:value-type="float" office:value="0">
            <text:p>#N/D</text:p>
          </table:table-cell>
          <table:table-cell table:formula="of:=IF(LEFT([.A15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hange</text:p>
          </table:table-cell>
          <table:table-cell table:formula="of:=IF(AND(NOT(ISERROR(VLOOKUP([.A155];[IEplorer.$B$2:.$B$599];1;FALSE()))); NOT(ISERROR(VLOOKUP([.A155];[Firefox.$B$2:.$B$599];1;FALSE()))));[.A155];&quot;#N/A&quot;)" office:value-type="string" office:string-value="#N/A">
            <text:p>#N/A</text:p>
          </table:table-cell>
          <table:table-cell table:formula="of:=IF([.B155]=&quot;#N/A&quot;;      VLOOKUP([.A155];[IEplorer.$B$2:.$B$599];1;FALSE());            NA())" office:value-type="float" office:value="0">
            <text:p>#N/D</text:p>
          </table:table-cell>
          <table:table-cell table:formula="of:=IF([.B155]=&quot;#N/A&quot;;      VLOOKUP([.A155];[Firefox.$B$2:.$B$599];1;FALSE());            NA())" office:value-type="string" office:string-value="onchange">
            <text:p>onchange</text:p>
          </table:table-cell>
          <table:table-cell table:formula="of:=VLOOKUP([.A155];[HTMLDom.$B$2:.$B$599];1;FALSE())" office:value-type="float" office:value="0">
            <text:p>#N/D</text:p>
          </table:table-cell>
          <table:table-cell table:formula="of:=IF(LEFT([.A15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lick</text:p>
          </table:table-cell>
          <table:table-cell table:formula="of:=IF(AND(NOT(ISERROR(VLOOKUP([.A156];[IEplorer.$B$2:.$B$599];1;FALSE()))); NOT(ISERROR(VLOOKUP([.A156];[Firefox.$B$2:.$B$599];1;FALSE()))));[.A156];&quot;#N/A&quot;)" office:value-type="string" office:string-value="onclick">
            <text:p>onclick</text:p>
          </table:table-cell>
          <table:table-cell table:formula="of:=IF([.B156]=&quot;#N/A&quot;;      VLOOKUP([.A156];[IEplorer.$B$2:.$B$599];1;FALSE());            NA())" office:value-type="float" office:value="0">
            <text:p>#N/D</text:p>
          </table:table-cell>
          <table:table-cell table:formula="of:=IF([.B156]=&quot;#N/A&quot;;      VLOOKUP([.A156];[Firefox.$B$2:.$B$599];1;FALSE());            NA())" office:value-type="float" office:value="0">
            <text:p>#N/D</text:p>
          </table:table-cell>
          <table:table-cell table:formula="of:=VLOOKUP([.A156];[HTMLDom.$B$2:.$B$599];1;FALSE())" office:value-type="float" office:value="0">
            <text:p>#N/D</text:p>
          </table:table-cell>
          <table:table-cell table:formula="of:=IF(LEFT([.A15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ontextmenu</text:p>
          </table:table-cell>
          <table:table-cell table:formula="of:=IF(AND(NOT(ISERROR(VLOOKUP([.A157];[IEplorer.$B$2:.$B$599];1;FALSE()))); NOT(ISERROR(VLOOKUP([.A157];[Firefox.$B$2:.$B$599];1;FALSE()))));[.A157];&quot;#N/A&quot;)" office:value-type="string" office:string-value="oncontextmenu">
            <text:p>oncontextmenu</text:p>
          </table:table-cell>
          <table:table-cell table:formula="of:=IF([.B157]=&quot;#N/A&quot;;      VLOOKUP([.A157];[IEplorer.$B$2:.$B$599];1;FALSE());            NA())" office:value-type="float" office:value="0">
            <text:p>#N/D</text:p>
          </table:table-cell>
          <table:table-cell table:formula="of:=IF([.B157]=&quot;#N/A&quot;;      VLOOKUP([.A157];[Firefox.$B$2:.$B$599];1;FALSE());            NA())" office:value-type="float" office:value="0">
            <text:p>#N/D</text:p>
          </table:table-cell>
          <table:table-cell table:formula="of:=VLOOKUP([.A157];[HTMLDom.$B$2:.$B$599];1;FALSE())" office:value-type="float" office:value="0">
            <text:p>#N/D</text:p>
          </table:table-cell>
          <table:table-cell table:formula="of:=IF(LEFT([.A15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ontrolselect</text:p>
          </table:table-cell>
          <table:table-cell table:formula="of:=IF(AND(NOT(ISERROR(VLOOKUP([.A158];[IEplorer.$B$2:.$B$599];1;FALSE()))); NOT(ISERROR(VLOOKUP([.A158];[Firefox.$B$2:.$B$599];1;FALSE()))));[.A158];&quot;#N/A&quot;)" office:value-type="string" office:string-value="#N/A">
            <text:p>#N/A</text:p>
          </table:table-cell>
          <table:table-cell table:formula="of:=IF([.B158]=&quot;#N/A&quot;;      VLOOKUP([.A158];[IEplorer.$B$2:.$B$599];1;FALSE());            NA())" office:value-type="string" office:string-value="oncontrolselect">
            <text:p>oncontrolselect</text:p>
          </table:table-cell>
          <table:table-cell table:formula="of:=IF([.B158]=&quot;#N/A&quot;;      VLOOKUP([.A158];[Firefox.$B$2:.$B$599];1;FALSE());            NA())" office:value-type="float" office:value="0">
            <text:p>#N/D</text:p>
          </table:table-cell>
          <table:table-cell table:formula="of:=VLOOKUP([.A158];[HTMLDom.$B$2:.$B$599];1;FALSE())" office:value-type="float" office:value="0">
            <text:p>#N/D</text:p>
          </table:table-cell>
          <table:table-cell table:formula="of:=IF(LEFT([.A15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opy</text:p>
          </table:table-cell>
          <table:table-cell table:formula="of:=IF(AND(NOT(ISERROR(VLOOKUP([.A159];[IEplorer.$B$2:.$B$599];1;FALSE()))); NOT(ISERROR(VLOOKUP([.A159];[Firefox.$B$2:.$B$599];1;FALSE()))));[.A159];&quot;#N/A&quot;)" office:value-type="string" office:string-value="oncopy">
            <text:p>oncopy</text:p>
          </table:table-cell>
          <table:table-cell table:formula="of:=IF([.B159]=&quot;#N/A&quot;;      VLOOKUP([.A159];[IEplorer.$B$2:.$B$599];1;FALSE());            NA())" office:value-type="float" office:value="0">
            <text:p>#N/D</text:p>
          </table:table-cell>
          <table:table-cell table:formula="of:=IF([.B159]=&quot;#N/A&quot;;      VLOOKUP([.A159];[Firefox.$B$2:.$B$599];1;FALSE());            NA())" office:value-type="float" office:value="0">
            <text:p>#N/D</text:p>
          </table:table-cell>
          <table:table-cell table:formula="of:=VLOOKUP([.A159];[HTMLDom.$B$2:.$B$599];1;FALSE())" office:value-type="float" office:value="0">
            <text:p>#N/D</text:p>
          </table:table-cell>
          <table:table-cell table:formula="of:=IF(LEFT([.A15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cut</text:p>
          </table:table-cell>
          <table:table-cell table:formula="of:=IF(AND(NOT(ISERROR(VLOOKUP([.A160];[IEplorer.$B$2:.$B$599];1;FALSE()))); NOT(ISERROR(VLOOKUP([.A160];[Firefox.$B$2:.$B$599];1;FALSE()))));[.A160];&quot;#N/A&quot;)" office:value-type="string" office:string-value="oncut">
            <text:p>oncut</text:p>
          </table:table-cell>
          <table:table-cell table:formula="of:=IF([.B160]=&quot;#N/A&quot;;      VLOOKUP([.A160];[IEplorer.$B$2:.$B$599];1;FALSE());            NA())" office:value-type="float" office:value="0">
            <text:p>#N/D</text:p>
          </table:table-cell>
          <table:table-cell table:formula="of:=IF([.B160]=&quot;#N/A&quot;;      VLOOKUP([.A160];[Firefox.$B$2:.$B$599];1;FALSE());            NA())" office:value-type="float" office:value="0">
            <text:p>#N/D</text:p>
          </table:table-cell>
          <table:table-cell table:formula="of:=VLOOKUP([.A160];[HTMLDom.$B$2:.$B$599];1;FALSE())" office:value-type="float" office:value="0">
            <text:p>#N/D</text:p>
          </table:table-cell>
          <table:table-cell table:formula="of:=IF(LEFT([.A16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ataavailable</text:p>
          </table:table-cell>
          <table:table-cell table:formula="of:=IF(AND(NOT(ISERROR(VLOOKUP([.A161];[IEplorer.$B$2:.$B$599];1;FALSE()))); NOT(ISERROR(VLOOKUP([.A161];[Firefox.$B$2:.$B$599];1;FALSE()))));[.A161];&quot;#N/A&quot;)" office:value-type="string" office:string-value="#N/A">
            <text:p>#N/A</text:p>
          </table:table-cell>
          <table:table-cell table:formula="of:=IF([.B161]=&quot;#N/A&quot;;      VLOOKUP([.A161];[IEplorer.$B$2:.$B$599];1;FALSE());            NA())" office:value-type="string" office:string-value="ondataavailable">
            <text:p>ondataavailable</text:p>
          </table:table-cell>
          <table:table-cell table:formula="of:=IF([.B161]=&quot;#N/A&quot;;      VLOOKUP([.A161];[Firefox.$B$2:.$B$599];1;FALSE());            NA())" office:value-type="float" office:value="0">
            <text:p>#N/D</text:p>
          </table:table-cell>
          <table:table-cell table:formula="of:=VLOOKUP([.A161];[HTMLDom.$B$2:.$B$599];1;FALSE())" office:value-type="float" office:value="0">
            <text:p>#N/D</text:p>
          </table:table-cell>
          <table:table-cell table:formula="of:=IF(LEFT([.A16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atasetchanged</text:p>
          </table:table-cell>
          <table:table-cell table:formula="of:=IF(AND(NOT(ISERROR(VLOOKUP([.A162];[IEplorer.$B$2:.$B$599];1;FALSE()))); NOT(ISERROR(VLOOKUP([.A162];[Firefox.$B$2:.$B$599];1;FALSE()))));[.A162];&quot;#N/A&quot;)" office:value-type="string" office:string-value="#N/A">
            <text:p>#N/A</text:p>
          </table:table-cell>
          <table:table-cell table:formula="of:=IF([.B162]=&quot;#N/A&quot;;      VLOOKUP([.A162];[IEplorer.$B$2:.$B$599];1;FALSE());            NA())" office:value-type="string" office:string-value="ondatasetchanged">
            <text:p>ondatasetchanged</text:p>
          </table:table-cell>
          <table:table-cell table:formula="of:=IF([.B162]=&quot;#N/A&quot;;      VLOOKUP([.A162];[Firefox.$B$2:.$B$599];1;FALSE());            NA())" office:value-type="float" office:value="0">
            <text:p>#N/D</text:p>
          </table:table-cell>
          <table:table-cell table:formula="of:=VLOOKUP([.A162];[HTMLDom.$B$2:.$B$599];1;FALSE())" office:value-type="float" office:value="0">
            <text:p>#N/D</text:p>
          </table:table-cell>
          <table:table-cell table:formula="of:=IF(LEFT([.A16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atasetcomplete</text:p>
          </table:table-cell>
          <table:table-cell table:formula="of:=IF(AND(NOT(ISERROR(VLOOKUP([.A163];[IEplorer.$B$2:.$B$599];1;FALSE()))); NOT(ISERROR(VLOOKUP([.A163];[Firefox.$B$2:.$B$599];1;FALSE()))));[.A163];&quot;#N/A&quot;)" office:value-type="string" office:string-value="#N/A">
            <text:p>#N/A</text:p>
          </table:table-cell>
          <table:table-cell table:formula="of:=IF([.B163]=&quot;#N/A&quot;;      VLOOKUP([.A163];[IEplorer.$B$2:.$B$599];1;FALSE());            NA())" office:value-type="string" office:string-value="ondatasetcomplete">
            <text:p>ondatasetcomplete</text:p>
          </table:table-cell>
          <table:table-cell table:formula="of:=IF([.B163]=&quot;#N/A&quot;;      VLOOKUP([.A163];[Firefox.$B$2:.$B$599];1;FALSE());            NA())" office:value-type="float" office:value="0">
            <text:p>#N/D</text:p>
          </table:table-cell>
          <table:table-cell table:formula="of:=VLOOKUP([.A163];[HTMLDom.$B$2:.$B$599];1;FALSE())" office:value-type="float" office:value="0">
            <text:p>#N/D</text:p>
          </table:table-cell>
          <table:table-cell table:formula="of:=IF(LEFT([.A16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blclick</text:p>
          </table:table-cell>
          <table:table-cell table:formula="of:=IF(AND(NOT(ISERROR(VLOOKUP([.A164];[IEplorer.$B$2:.$B$599];1;FALSE()))); NOT(ISERROR(VLOOKUP([.A164];[Firefox.$B$2:.$B$599];1;FALSE()))));[.A164];&quot;#N/A&quot;)" office:value-type="string" office:string-value="ondblclick">
            <text:p>ondblclick</text:p>
          </table:table-cell>
          <table:table-cell table:formula="of:=IF([.B164]=&quot;#N/A&quot;;      VLOOKUP([.A164];[IEplorer.$B$2:.$B$599];1;FALSE());            NA())" office:value-type="float" office:value="0">
            <text:p>#N/D</text:p>
          </table:table-cell>
          <table:table-cell table:formula="of:=IF([.B164]=&quot;#N/A&quot;;      VLOOKUP([.A164];[Firefox.$B$2:.$B$599];1;FALSE());            NA())" office:value-type="float" office:value="0">
            <text:p>#N/D</text:p>
          </table:table-cell>
          <table:table-cell table:formula="of:=VLOOKUP([.A164];[HTMLDom.$B$2:.$B$599];1;FALSE())" office:value-type="float" office:value="0">
            <text:p>#N/D</text:p>
          </table:table-cell>
          <table:table-cell table:formula="of:=IF(LEFT([.A16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eactivate</text:p>
          </table:table-cell>
          <table:table-cell table:formula="of:=IF(AND(NOT(ISERROR(VLOOKUP([.A165];[IEplorer.$B$2:.$B$599];1;FALSE()))); NOT(ISERROR(VLOOKUP([.A165];[Firefox.$B$2:.$B$599];1;FALSE()))));[.A165];&quot;#N/A&quot;)" office:value-type="string" office:string-value="#N/A">
            <text:p>#N/A</text:p>
          </table:table-cell>
          <table:table-cell table:formula="of:=IF([.B165]=&quot;#N/A&quot;;      VLOOKUP([.A165];[IEplorer.$B$2:.$B$599];1;FALSE());            NA())" office:value-type="string" office:string-value="ondeactivate">
            <text:p>ondeactivate</text:p>
          </table:table-cell>
          <table:table-cell table:formula="of:=IF([.B165]=&quot;#N/A&quot;;      VLOOKUP([.A165];[Firefox.$B$2:.$B$599];1;FALSE());            NA())" office:value-type="float" office:value="0">
            <text:p>#N/D</text:p>
          </table:table-cell>
          <table:table-cell table:formula="of:=VLOOKUP([.A165];[HTMLDom.$B$2:.$B$599];1;FALSE())" office:value-type="float" office:value="0">
            <text:p>#N/D</text:p>
          </table:table-cell>
          <table:table-cell table:formula="of:=IF(LEFT([.A16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</text:p>
          </table:table-cell>
          <table:table-cell table:formula="of:=IF(AND(NOT(ISERROR(VLOOKUP([.A166];[IEplorer.$B$2:.$B$599];1;FALSE()))); NOT(ISERROR(VLOOKUP([.A166];[Firefox.$B$2:.$B$599];1;FALSE()))));[.A166];&quot;#N/A&quot;)" office:value-type="string" office:string-value="ondrag">
            <text:p>ondrag</text:p>
          </table:table-cell>
          <table:table-cell table:formula="of:=IF([.B166]=&quot;#N/A&quot;;      VLOOKUP([.A166];[IEplorer.$B$2:.$B$599];1;FALSE());            NA())" office:value-type="float" office:value="0">
            <text:p>#N/D</text:p>
          </table:table-cell>
          <table:table-cell table:formula="of:=IF([.B166]=&quot;#N/A&quot;;      VLOOKUP([.A166];[Firefox.$B$2:.$B$599];1;FALSE());            NA())" office:value-type="float" office:value="0">
            <text:p>#N/D</text:p>
          </table:table-cell>
          <table:table-cell table:formula="of:=VLOOKUP([.A166];[HTMLDom.$B$2:.$B$599];1;FALSE())" office:value-type="float" office:value="0">
            <text:p>#N/D</text:p>
          </table:table-cell>
          <table:table-cell table:formula="of:=IF(LEFT([.A16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end</text:p>
          </table:table-cell>
          <table:table-cell table:formula="of:=IF(AND(NOT(ISERROR(VLOOKUP([.A167];[IEplorer.$B$2:.$B$599];1;FALSE()))); NOT(ISERROR(VLOOKUP([.A167];[Firefox.$B$2:.$B$599];1;FALSE()))));[.A167];&quot;#N/A&quot;)" office:value-type="string" office:string-value="ondragend">
            <text:p>ondragend</text:p>
          </table:table-cell>
          <table:table-cell table:formula="of:=IF([.B167]=&quot;#N/A&quot;;      VLOOKUP([.A167];[IEplorer.$B$2:.$B$599];1;FALSE());            NA())" office:value-type="float" office:value="0">
            <text:p>#N/D</text:p>
          </table:table-cell>
          <table:table-cell table:formula="of:=IF([.B167]=&quot;#N/A&quot;;      VLOOKUP([.A167];[Firefox.$B$2:.$B$599];1;FALSE());            NA())" office:value-type="float" office:value="0">
            <text:p>#N/D</text:p>
          </table:table-cell>
          <table:table-cell table:formula="of:=VLOOKUP([.A167];[HTMLDom.$B$2:.$B$599];1;FALSE())" office:value-type="float" office:value="0">
            <text:p>#N/D</text:p>
          </table:table-cell>
          <table:table-cell table:formula="of:=IF(LEFT([.A16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enter</text:p>
          </table:table-cell>
          <table:table-cell table:formula="of:=IF(AND(NOT(ISERROR(VLOOKUP([.A168];[IEplorer.$B$2:.$B$599];1;FALSE()))); NOT(ISERROR(VLOOKUP([.A168];[Firefox.$B$2:.$B$599];1;FALSE()))));[.A168];&quot;#N/A&quot;)" office:value-type="string" office:string-value="ondragenter">
            <text:p>ondragenter</text:p>
          </table:table-cell>
          <table:table-cell table:formula="of:=IF([.B168]=&quot;#N/A&quot;;      VLOOKUP([.A168];[IEplorer.$B$2:.$B$599];1;FALSE());            NA())" office:value-type="float" office:value="0">
            <text:p>#N/D</text:p>
          </table:table-cell>
          <table:table-cell table:formula="of:=IF([.B168]=&quot;#N/A&quot;;      VLOOKUP([.A168];[Firefox.$B$2:.$B$599];1;FALSE());            NA())" office:value-type="float" office:value="0">
            <text:p>#N/D</text:p>
          </table:table-cell>
          <table:table-cell table:formula="of:=VLOOKUP([.A168];[HTMLDom.$B$2:.$B$599];1;FALSE())" office:value-type="float" office:value="0">
            <text:p>#N/D</text:p>
          </table:table-cell>
          <table:table-cell table:formula="of:=IF(LEFT([.A16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leave</text:p>
          </table:table-cell>
          <table:table-cell table:formula="of:=IF(AND(NOT(ISERROR(VLOOKUP([.A169];[IEplorer.$B$2:.$B$599];1;FALSE()))); NOT(ISERROR(VLOOKUP([.A169];[Firefox.$B$2:.$B$599];1;FALSE()))));[.A169];&quot;#N/A&quot;)" office:value-type="string" office:string-value="ondragleave">
            <text:p>ondragleave</text:p>
          </table:table-cell>
          <table:table-cell table:formula="of:=IF([.B169]=&quot;#N/A&quot;;      VLOOKUP([.A169];[IEplorer.$B$2:.$B$599];1;FALSE());            NA())" office:value-type="float" office:value="0">
            <text:p>#N/D</text:p>
          </table:table-cell>
          <table:table-cell table:formula="of:=IF([.B169]=&quot;#N/A&quot;;      VLOOKUP([.A169];[Firefox.$B$2:.$B$599];1;FALSE());            NA())" office:value-type="float" office:value="0">
            <text:p>#N/D</text:p>
          </table:table-cell>
          <table:table-cell table:formula="of:=VLOOKUP([.A169];[HTMLDom.$B$2:.$B$599];1;FALSE())" office:value-type="float" office:value="0">
            <text:p>#N/D</text:p>
          </table:table-cell>
          <table:table-cell table:formula="of:=IF(LEFT([.A16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over</text:p>
          </table:table-cell>
          <table:table-cell table:formula="of:=IF(AND(NOT(ISERROR(VLOOKUP([.A170];[IEplorer.$B$2:.$B$599];1;FALSE()))); NOT(ISERROR(VLOOKUP([.A170];[Firefox.$B$2:.$B$599];1;FALSE()))));[.A170];&quot;#N/A&quot;)" office:value-type="string" office:string-value="ondragover">
            <text:p>ondragover</text:p>
          </table:table-cell>
          <table:table-cell table:formula="of:=IF([.B170]=&quot;#N/A&quot;;      VLOOKUP([.A170];[IEplorer.$B$2:.$B$599];1;FALSE());            NA())" office:value-type="float" office:value="0">
            <text:p>#N/D</text:p>
          </table:table-cell>
          <table:table-cell table:formula="of:=IF([.B170]=&quot;#N/A&quot;;      VLOOKUP([.A170];[Firefox.$B$2:.$B$599];1;FALSE());            NA())" office:value-type="float" office:value="0">
            <text:p>#N/D</text:p>
          </table:table-cell>
          <table:table-cell table:formula="of:=VLOOKUP([.A170];[HTMLDom.$B$2:.$B$599];1;FALSE())" office:value-type="float" office:value="0">
            <text:p>#N/D</text:p>
          </table:table-cell>
          <table:table-cell table:formula="of:=IF(LEFT([.A17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agstart</text:p>
          </table:table-cell>
          <table:table-cell table:formula="of:=IF(AND(NOT(ISERROR(VLOOKUP([.A171];[IEplorer.$B$2:.$B$599];1;FALSE()))); NOT(ISERROR(VLOOKUP([.A171];[Firefox.$B$2:.$B$599];1;FALSE()))));[.A171];&quot;#N/A&quot;)" office:value-type="string" office:string-value="ondragstart">
            <text:p>ondragstart</text:p>
          </table:table-cell>
          <table:table-cell table:formula="of:=IF([.B171]=&quot;#N/A&quot;;      VLOOKUP([.A171];[IEplorer.$B$2:.$B$599];1;FALSE());            NA())" office:value-type="float" office:value="0">
            <text:p>#N/D</text:p>
          </table:table-cell>
          <table:table-cell table:formula="of:=IF([.B171]=&quot;#N/A&quot;;      VLOOKUP([.A171];[Firefox.$B$2:.$B$599];1;FALSE());            NA())" office:value-type="float" office:value="0">
            <text:p>#N/D</text:p>
          </table:table-cell>
          <table:table-cell table:formula="of:=VLOOKUP([.A171];[HTMLDom.$B$2:.$B$599];1;FALSE())" office:value-type="float" office:value="0">
            <text:p>#N/D</text:p>
          </table:table-cell>
          <table:table-cell table:formula="of:=IF(LEFT([.A17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rop</text:p>
          </table:table-cell>
          <table:table-cell table:formula="of:=IF(AND(NOT(ISERROR(VLOOKUP([.A172];[IEplorer.$B$2:.$B$599];1;FALSE()))); NOT(ISERROR(VLOOKUP([.A172];[Firefox.$B$2:.$B$599];1;FALSE()))));[.A172];&quot;#N/A&quot;)" office:value-type="string" office:string-value="ondrop">
            <text:p>ondrop</text:p>
          </table:table-cell>
          <table:table-cell table:formula="of:=IF([.B172]=&quot;#N/A&quot;;      VLOOKUP([.A172];[IEplorer.$B$2:.$B$599];1;FALSE());            NA())" office:value-type="float" office:value="0">
            <text:p>#N/D</text:p>
          </table:table-cell>
          <table:table-cell table:formula="of:=IF([.B172]=&quot;#N/A&quot;;      VLOOKUP([.A172];[Firefox.$B$2:.$B$599];1;FALSE());            NA())" office:value-type="float" office:value="0">
            <text:p>#N/D</text:p>
          </table:table-cell>
          <table:table-cell table:formula="of:=VLOOKUP([.A172];[HTMLDom.$B$2:.$B$599];1;FALSE())" office:value-type="float" office:value="0">
            <text:p>#N/D</text:p>
          </table:table-cell>
          <table:table-cell table:formula="of:=IF(LEFT([.A17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durationchange</text:p>
          </table:table-cell>
          <table:table-cell table:formula="of:=IF(AND(NOT(ISERROR(VLOOKUP([.A173];[IEplorer.$B$2:.$B$599];1;FALSE()))); NOT(ISERROR(VLOOKUP([.A173];[Firefox.$B$2:.$B$599];1;FALSE()))));[.A173];&quot;#N/A&quot;)" office:value-type="string" office:string-value="#N/A">
            <text:p>#N/A</text:p>
          </table:table-cell>
          <table:table-cell table:formula="of:=IF([.B173]=&quot;#N/A&quot;;      VLOOKUP([.A173];[IEplorer.$B$2:.$B$599];1;FALSE());            NA())" office:value-type="float" office:value="0">
            <text:p>#N/D</text:p>
          </table:table-cell>
          <table:table-cell table:formula="of:=IF([.B173]=&quot;#N/A&quot;;      VLOOKUP([.A173];[Firefox.$B$2:.$B$599];1;FALSE());            NA())" office:value-type="string" office:string-value="ondurationchange">
            <text:p>ondurationchange</text:p>
          </table:table-cell>
          <table:table-cell table:formula="of:=VLOOKUP([.A173];[HTMLDom.$B$2:.$B$599];1;FALSE())" office:value-type="float" office:value="0">
            <text:p>#N/D</text:p>
          </table:table-cell>
          <table:table-cell table:formula="of:=IF(LEFT([.A17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emptied</text:p>
          </table:table-cell>
          <table:table-cell table:formula="of:=IF(AND(NOT(ISERROR(VLOOKUP([.A174];[IEplorer.$B$2:.$B$599];1;FALSE()))); NOT(ISERROR(VLOOKUP([.A174];[Firefox.$B$2:.$B$599];1;FALSE()))));[.A174];&quot;#N/A&quot;)" office:value-type="string" office:string-value="#N/A">
            <text:p>#N/A</text:p>
          </table:table-cell>
          <table:table-cell table:formula="of:=IF([.B174]=&quot;#N/A&quot;;      VLOOKUP([.A174];[IEplorer.$B$2:.$B$599];1;FALSE());            NA())" office:value-type="float" office:value="0">
            <text:p>#N/D</text:p>
          </table:table-cell>
          <table:table-cell table:formula="of:=IF([.B174]=&quot;#N/A&quot;;      VLOOKUP([.A174];[Firefox.$B$2:.$B$599];1;FALSE());            NA())" office:value-type="string" office:string-value="onemptied">
            <text:p>onemptied</text:p>
          </table:table-cell>
          <table:table-cell table:formula="of:=VLOOKUP([.A174];[HTMLDom.$B$2:.$B$599];1;FALSE())" office:value-type="float" office:value="0">
            <text:p>#N/D</text:p>
          </table:table-cell>
          <table:table-cell table:formula="of:=IF(LEFT([.A17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ended</text:p>
          </table:table-cell>
          <table:table-cell table:formula="of:=IF(AND(NOT(ISERROR(VLOOKUP([.A175];[IEplorer.$B$2:.$B$599];1;FALSE()))); NOT(ISERROR(VLOOKUP([.A175];[Firefox.$B$2:.$B$599];1;FALSE()))));[.A175];&quot;#N/A&quot;)" office:value-type="string" office:string-value="#N/A">
            <text:p>#N/A</text:p>
          </table:table-cell>
          <table:table-cell table:formula="of:=IF([.B175]=&quot;#N/A&quot;;      VLOOKUP([.A175];[IEplorer.$B$2:.$B$599];1;FALSE());            NA())" office:value-type="float" office:value="0">
            <text:p>#N/D</text:p>
          </table:table-cell>
          <table:table-cell table:formula="of:=IF([.B175]=&quot;#N/A&quot;;      VLOOKUP([.A175];[Firefox.$B$2:.$B$599];1;FALSE());            NA())" office:value-type="string" office:string-value="onended">
            <text:p>onended</text:p>
          </table:table-cell>
          <table:table-cell table:formula="of:=VLOOKUP([.A175];[HTMLDom.$B$2:.$B$599];1;FALSE())" office:value-type="float" office:value="0">
            <text:p>#N/D</text:p>
          </table:table-cell>
          <table:table-cell table:formula="of:=IF(LEFT([.A17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error</text:p>
          </table:table-cell>
          <table:table-cell table:formula="of:=IF(AND(NOT(ISERROR(VLOOKUP([.A176];[IEplorer.$B$2:.$B$599];1;FALSE()))); NOT(ISERROR(VLOOKUP([.A176];[Firefox.$B$2:.$B$599];1;FALSE()))));[.A176];&quot;#N/A&quot;)" office:value-type="string" office:string-value="#N/A">
            <text:p>#N/A</text:p>
          </table:table-cell>
          <table:table-cell table:formula="of:=IF([.B176]=&quot;#N/A&quot;;      VLOOKUP([.A176];[IEplorer.$B$2:.$B$599];1;FALSE());            NA())" office:value-type="float" office:value="0">
            <text:p>#N/D</text:p>
          </table:table-cell>
          <table:table-cell table:formula="of:=IF([.B176]=&quot;#N/A&quot;;      VLOOKUP([.A176];[Firefox.$B$2:.$B$599];1;FALSE());            NA())" office:value-type="string" office:string-value="onerror">
            <text:p>onerror</text:p>
          </table:table-cell>
          <table:table-cell table:formula="of:=VLOOKUP([.A176];[HTMLDom.$B$2:.$B$599];1;FALSE())" office:value-type="float" office:value="0">
            <text:p>#N/D</text:p>
          </table:table-cell>
          <table:table-cell table:formula="of:=IF(LEFT([.A17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errorupdate</text:p>
          </table:table-cell>
          <table:table-cell table:formula="of:=IF(AND(NOT(ISERROR(VLOOKUP([.A177];[IEplorer.$B$2:.$B$599];1;FALSE()))); NOT(ISERROR(VLOOKUP([.A177];[Firefox.$B$2:.$B$599];1;FALSE()))));[.A177];&quot;#N/A&quot;)" office:value-type="string" office:string-value="#N/A">
            <text:p>#N/A</text:p>
          </table:table-cell>
          <table:table-cell table:formula="of:=IF([.B177]=&quot;#N/A&quot;;      VLOOKUP([.A177];[IEplorer.$B$2:.$B$599];1;FALSE());            NA())" office:value-type="string" office:string-value="onerrorupdate">
            <text:p>onerrorupdate</text:p>
          </table:table-cell>
          <table:table-cell table:formula="of:=IF([.B177]=&quot;#N/A&quot;;      VLOOKUP([.A177];[Firefox.$B$2:.$B$599];1;FALSE());            NA())" office:value-type="float" office:value="0">
            <text:p>#N/D</text:p>
          </table:table-cell>
          <table:table-cell table:formula="of:=VLOOKUP([.A177];[HTMLDom.$B$2:.$B$599];1;FALSE())" office:value-type="float" office:value="0">
            <text:p>#N/D</text:p>
          </table:table-cell>
          <table:table-cell table:formula="of:=IF(LEFT([.A17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filterchange</text:p>
          </table:table-cell>
          <table:table-cell table:formula="of:=IF(AND(NOT(ISERROR(VLOOKUP([.A178];[IEplorer.$B$2:.$B$599];1;FALSE()))); NOT(ISERROR(VLOOKUP([.A178];[Firefox.$B$2:.$B$599];1;FALSE()))));[.A178];&quot;#N/A&quot;)" office:value-type="string" office:string-value="#N/A">
            <text:p>#N/A</text:p>
          </table:table-cell>
          <table:table-cell table:formula="of:=IF([.B178]=&quot;#N/A&quot;;      VLOOKUP([.A178];[IEplorer.$B$2:.$B$599];1;FALSE());            NA())" office:value-type="string" office:string-value="onfilterchange">
            <text:p>onfilterchange</text:p>
          </table:table-cell>
          <table:table-cell table:formula="of:=IF([.B178]=&quot;#N/A&quot;;      VLOOKUP([.A178];[Firefox.$B$2:.$B$599];1;FALSE());            NA())" office:value-type="float" office:value="0">
            <text:p>#N/D</text:p>
          </table:table-cell>
          <table:table-cell table:formula="of:=VLOOKUP([.A178];[HTMLDom.$B$2:.$B$599];1;FALSE())" office:value-type="float" office:value="0">
            <text:p>#N/D</text:p>
          </table:table-cell>
          <table:table-cell table:formula="of:=IF(LEFT([.A17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focus</text:p>
          </table:table-cell>
          <table:table-cell table:formula="of:=IF(AND(NOT(ISERROR(VLOOKUP([.A179];[IEplorer.$B$2:.$B$599];1;FALSE()))); NOT(ISERROR(VLOOKUP([.A179];[Firefox.$B$2:.$B$599];1;FALSE()))));[.A179];&quot;#N/A&quot;)" office:value-type="string" office:string-value="onfocus">
            <text:p>onfocus</text:p>
          </table:table-cell>
          <table:table-cell table:formula="of:=IF([.B179]=&quot;#N/A&quot;;      VLOOKUP([.A179];[IEplorer.$B$2:.$B$599];1;FALSE());            NA())" office:value-type="float" office:value="0">
            <text:p>#N/D</text:p>
          </table:table-cell>
          <table:table-cell table:formula="of:=IF([.B179]=&quot;#N/A&quot;;      VLOOKUP([.A179];[Firefox.$B$2:.$B$599];1;FALSE());            NA())" office:value-type="float" office:value="0">
            <text:p>#N/D</text:p>
          </table:table-cell>
          <table:table-cell table:formula="of:=VLOOKUP([.A179];[HTMLDom.$B$2:.$B$599];1;FALSE())" office:value-type="float" office:value="0">
            <text:p>#N/D</text:p>
          </table:table-cell>
          <table:table-cell table:formula="of:=IF(LEFT([.A17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focusin</text:p>
          </table:table-cell>
          <table:table-cell table:formula="of:=IF(AND(NOT(ISERROR(VLOOKUP([.A180];[IEplorer.$B$2:.$B$599];1;FALSE()))); NOT(ISERROR(VLOOKUP([.A180];[Firefox.$B$2:.$B$599];1;FALSE()))));[.A180];&quot;#N/A&quot;)" office:value-type="string" office:string-value="#N/A">
            <text:p>#N/A</text:p>
          </table:table-cell>
          <table:table-cell table:formula="of:=IF([.B180]=&quot;#N/A&quot;;      VLOOKUP([.A180];[IEplorer.$B$2:.$B$599];1;FALSE());            NA())" office:value-type="string" office:string-value="onfocusin">
            <text:p>onfocusin</text:p>
          </table:table-cell>
          <table:table-cell table:formula="of:=IF([.B180]=&quot;#N/A&quot;;      VLOOKUP([.A180];[Firefox.$B$2:.$B$599];1;FALSE());            NA())" office:value-type="float" office:value="0">
            <text:p>#N/D</text:p>
          </table:table-cell>
          <table:table-cell table:formula="of:=VLOOKUP([.A180];[HTMLDom.$B$2:.$B$599];1;FALSE())" office:value-type="float" office:value="0">
            <text:p>#N/D</text:p>
          </table:table-cell>
          <table:table-cell table:formula="of:=IF(LEFT([.A18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focusout</text:p>
          </table:table-cell>
          <table:table-cell table:formula="of:=IF(AND(NOT(ISERROR(VLOOKUP([.A181];[IEplorer.$B$2:.$B$599];1;FALSE()))); NOT(ISERROR(VLOOKUP([.A181];[Firefox.$B$2:.$B$599];1;FALSE()))));[.A181];&quot;#N/A&quot;)" office:value-type="string" office:string-value="#N/A">
            <text:p>#N/A</text:p>
          </table:table-cell>
          <table:table-cell table:formula="of:=IF([.B181]=&quot;#N/A&quot;;      VLOOKUP([.A181];[IEplorer.$B$2:.$B$599];1;FALSE());            NA())" office:value-type="string" office:string-value="onfocusout">
            <text:p>onfocusout</text:p>
          </table:table-cell>
          <table:table-cell table:formula="of:=IF([.B181]=&quot;#N/A&quot;;      VLOOKUP([.A181];[Firefox.$B$2:.$B$599];1;FALSE());            NA())" office:value-type="float" office:value="0">
            <text:p>#N/D</text:p>
          </table:table-cell>
          <table:table-cell table:formula="of:=VLOOKUP([.A181];[HTMLDom.$B$2:.$B$599];1;FALSE())" office:value-type="float" office:value="0">
            <text:p>#N/D</text:p>
          </table:table-cell>
          <table:table-cell table:formula="of:=IF(LEFT([.A18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help</text:p>
          </table:table-cell>
          <table:table-cell table:formula="of:=IF(AND(NOT(ISERROR(VLOOKUP([.A182];[IEplorer.$B$2:.$B$599];1;FALSE()))); NOT(ISERROR(VLOOKUP([.A182];[Firefox.$B$2:.$B$599];1;FALSE()))));[.A182];&quot;#N/A&quot;)" office:value-type="string" office:string-value="#N/A">
            <text:p>#N/A</text:p>
          </table:table-cell>
          <table:table-cell table:formula="of:=IF([.B182]=&quot;#N/A&quot;;      VLOOKUP([.A182];[IEplorer.$B$2:.$B$599];1;FALSE());            NA())" office:value-type="string" office:string-value="onhelp">
            <text:p>onhelp</text:p>
          </table:table-cell>
          <table:table-cell table:formula="of:=IF([.B182]=&quot;#N/A&quot;;      VLOOKUP([.A182];[Firefox.$B$2:.$B$599];1;FALSE());            NA())" office:value-type="float" office:value="0">
            <text:p>#N/D</text:p>
          </table:table-cell>
          <table:table-cell table:formula="of:=VLOOKUP([.A182];[HTMLDom.$B$2:.$B$599];1;FALSE())" office:value-type="float" office:value="0">
            <text:p>#N/D</text:p>
          </table:table-cell>
          <table:table-cell table:formula="of:=IF(LEFT([.A18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input</text:p>
          </table:table-cell>
          <table:table-cell table:formula="of:=IF(AND(NOT(ISERROR(VLOOKUP([.A183];[IEplorer.$B$2:.$B$599];1;FALSE()))); NOT(ISERROR(VLOOKUP([.A183];[Firefox.$B$2:.$B$599];1;FALSE()))));[.A183];&quot;#N/A&quot;)" office:value-type="string" office:string-value="#N/A">
            <text:p>#N/A</text:p>
          </table:table-cell>
          <table:table-cell table:formula="of:=IF([.B183]=&quot;#N/A&quot;;      VLOOKUP([.A183];[IEplorer.$B$2:.$B$599];1;FALSE());            NA())" office:value-type="float" office:value="0">
            <text:p>#N/D</text:p>
          </table:table-cell>
          <table:table-cell table:formula="of:=IF([.B183]=&quot;#N/A&quot;;      VLOOKUP([.A183];[Firefox.$B$2:.$B$599];1;FALSE());            NA())" office:value-type="string" office:string-value="oninput">
            <text:p>oninput</text:p>
          </table:table-cell>
          <table:table-cell table:formula="of:=VLOOKUP([.A183];[HTMLDom.$B$2:.$B$599];1;FALSE())" office:value-type="float" office:value="0">
            <text:p>#N/D</text:p>
          </table:table-cell>
          <table:table-cell table:formula="of:=IF(LEFT([.A18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invalid</text:p>
          </table:table-cell>
          <table:table-cell table:formula="of:=IF(AND(NOT(ISERROR(VLOOKUP([.A184];[IEplorer.$B$2:.$B$599];1;FALSE()))); NOT(ISERROR(VLOOKUP([.A184];[Firefox.$B$2:.$B$599];1;FALSE()))));[.A184];&quot;#N/A&quot;)" office:value-type="string" office:string-value="#N/A">
            <text:p>#N/A</text:p>
          </table:table-cell>
          <table:table-cell table:formula="of:=IF([.B184]=&quot;#N/A&quot;;      VLOOKUP([.A184];[IEplorer.$B$2:.$B$599];1;FALSE());            NA())" office:value-type="float" office:value="0">
            <text:p>#N/D</text:p>
          </table:table-cell>
          <table:table-cell table:formula="of:=IF([.B184]=&quot;#N/A&quot;;      VLOOKUP([.A184];[Firefox.$B$2:.$B$599];1;FALSE());            NA())" office:value-type="string" office:string-value="oninvalid">
            <text:p>oninvalid</text:p>
          </table:table-cell>
          <table:table-cell table:formula="of:=VLOOKUP([.A184];[HTMLDom.$B$2:.$B$599];1;FALSE())" office:value-type="float" office:value="0">
            <text:p>#N/D</text:p>
          </table:table-cell>
          <table:table-cell table:formula="of:=IF(LEFT([.A18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keydown</text:p>
          </table:table-cell>
          <table:table-cell table:formula="of:=IF(AND(NOT(ISERROR(VLOOKUP([.A185];[IEplorer.$B$2:.$B$599];1;FALSE()))); NOT(ISERROR(VLOOKUP([.A185];[Firefox.$B$2:.$B$599];1;FALSE()))));[.A185];&quot;#N/A&quot;)" office:value-type="string" office:string-value="onkeydown">
            <text:p>onkeydown</text:p>
          </table:table-cell>
          <table:table-cell table:formula="of:=IF([.B185]=&quot;#N/A&quot;;      VLOOKUP([.A185];[IEplorer.$B$2:.$B$599];1;FALSE());            NA())" office:value-type="float" office:value="0">
            <text:p>#N/D</text:p>
          </table:table-cell>
          <table:table-cell table:formula="of:=IF([.B185]=&quot;#N/A&quot;;      VLOOKUP([.A185];[Firefox.$B$2:.$B$599];1;FALSE());            NA())" office:value-type="float" office:value="0">
            <text:p>#N/D</text:p>
          </table:table-cell>
          <table:table-cell table:formula="of:=VLOOKUP([.A185];[HTMLDom.$B$2:.$B$599];1;FALSE())" office:value-type="float" office:value="0">
            <text:p>#N/D</text:p>
          </table:table-cell>
          <table:table-cell table:formula="of:=IF(LEFT([.A18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keypress</text:p>
          </table:table-cell>
          <table:table-cell table:formula="of:=IF(AND(NOT(ISERROR(VLOOKUP([.A186];[IEplorer.$B$2:.$B$599];1;FALSE()))); NOT(ISERROR(VLOOKUP([.A186];[Firefox.$B$2:.$B$599];1;FALSE()))));[.A186];&quot;#N/A&quot;)" office:value-type="string" office:string-value="onkeypress">
            <text:p>onkeypress</text:p>
          </table:table-cell>
          <table:table-cell table:formula="of:=IF([.B186]=&quot;#N/A&quot;;      VLOOKUP([.A186];[IEplorer.$B$2:.$B$599];1;FALSE());            NA())" office:value-type="float" office:value="0">
            <text:p>#N/D</text:p>
          </table:table-cell>
          <table:table-cell table:formula="of:=IF([.B186]=&quot;#N/A&quot;;      VLOOKUP([.A186];[Firefox.$B$2:.$B$599];1;FALSE());            NA())" office:value-type="float" office:value="0">
            <text:p>#N/D</text:p>
          </table:table-cell>
          <table:table-cell table:formula="of:=VLOOKUP([.A186];[HTMLDom.$B$2:.$B$599];1;FALSE())" office:value-type="float" office:value="0">
            <text:p>#N/D</text:p>
          </table:table-cell>
          <table:table-cell table:formula="of:=IF(LEFT([.A18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keyup</text:p>
          </table:table-cell>
          <table:table-cell table:formula="of:=IF(AND(NOT(ISERROR(VLOOKUP([.A187];[IEplorer.$B$2:.$B$599];1;FALSE()))); NOT(ISERROR(VLOOKUP([.A187];[Firefox.$B$2:.$B$599];1;FALSE()))));[.A187];&quot;#N/A&quot;)" office:value-type="string" office:string-value="onkeyup">
            <text:p>onkeyup</text:p>
          </table:table-cell>
          <table:table-cell table:formula="of:=IF([.B187]=&quot;#N/A&quot;;      VLOOKUP([.A187];[IEplorer.$B$2:.$B$599];1;FALSE());            NA())" office:value-type="float" office:value="0">
            <text:p>#N/D</text:p>
          </table:table-cell>
          <table:table-cell table:formula="of:=IF([.B187]=&quot;#N/A&quot;;      VLOOKUP([.A187];[Firefox.$B$2:.$B$599];1;FALSE());            NA())" office:value-type="float" office:value="0">
            <text:p>#N/D</text:p>
          </table:table-cell>
          <table:table-cell table:formula="of:=VLOOKUP([.A187];[HTMLDom.$B$2:.$B$599];1;FALSE())" office:value-type="float" office:value="0">
            <text:p>#N/D</text:p>
          </table:table-cell>
          <table:table-cell table:formula="of:=IF(LEFT([.A18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ayoutcomplete</text:p>
          </table:table-cell>
          <table:table-cell table:formula="of:=IF(AND(NOT(ISERROR(VLOOKUP([.A188];[IEplorer.$B$2:.$B$599];1;FALSE()))); NOT(ISERROR(VLOOKUP([.A188];[Firefox.$B$2:.$B$599];1;FALSE()))));[.A188];&quot;#N/A&quot;)" office:value-type="string" office:string-value="#N/A">
            <text:p>#N/A</text:p>
          </table:table-cell>
          <table:table-cell table:formula="of:=IF([.B188]=&quot;#N/A&quot;;      VLOOKUP([.A188];[IEplorer.$B$2:.$B$599];1;FALSE());            NA())" office:value-type="string" office:string-value="onlayoutcomplete">
            <text:p>onlayoutcomplete</text:p>
          </table:table-cell>
          <table:table-cell table:formula="of:=IF([.B188]=&quot;#N/A&quot;;      VLOOKUP([.A188];[Firefox.$B$2:.$B$599];1;FALSE());            NA())" office:value-type="float" office:value="0">
            <text:p>#N/D</text:p>
          </table:table-cell>
          <table:table-cell table:formula="of:=VLOOKUP([.A188];[HTMLDom.$B$2:.$B$599];1;FALSE())" office:value-type="float" office:value="0">
            <text:p>#N/D</text:p>
          </table:table-cell>
          <table:table-cell table:formula="of:=IF(LEFT([.A18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oad</text:p>
          </table:table-cell>
          <table:table-cell table:formula="of:=IF(AND(NOT(ISERROR(VLOOKUP([.A189];[IEplorer.$B$2:.$B$599];1;FALSE()))); NOT(ISERROR(VLOOKUP([.A189];[Firefox.$B$2:.$B$599];1;FALSE()))));[.A189];&quot;#N/A&quot;)" office:value-type="string" office:string-value="#N/A">
            <text:p>#N/A</text:p>
          </table:table-cell>
          <table:table-cell table:formula="of:=IF([.B189]=&quot;#N/A&quot;;      VLOOKUP([.A189];[IEplorer.$B$2:.$B$599];1;FALSE());            NA())" office:value-type="float" office:value="0">
            <text:p>#N/D</text:p>
          </table:table-cell>
          <table:table-cell table:formula="of:=IF([.B189]=&quot;#N/A&quot;;      VLOOKUP([.A189];[Firefox.$B$2:.$B$599];1;FALSE());            NA())" office:value-type="string" office:string-value="onload">
            <text:p>onload</text:p>
          </table:table-cell>
          <table:table-cell table:formula="of:=VLOOKUP([.A189];[HTMLDom.$B$2:.$B$599];1;FALSE())" office:value-type="float" office:value="0">
            <text:p>#N/D</text:p>
          </table:table-cell>
          <table:table-cell table:formula="of:=IF(LEFT([.A18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oadeddata</text:p>
          </table:table-cell>
          <table:table-cell table:formula="of:=IF(AND(NOT(ISERROR(VLOOKUP([.A190];[IEplorer.$B$2:.$B$599];1;FALSE()))); NOT(ISERROR(VLOOKUP([.A190];[Firefox.$B$2:.$B$599];1;FALSE()))));[.A190];&quot;#N/A&quot;)" office:value-type="string" office:string-value="#N/A">
            <text:p>#N/A</text:p>
          </table:table-cell>
          <table:table-cell table:formula="of:=IF([.B190]=&quot;#N/A&quot;;      VLOOKUP([.A190];[IEplorer.$B$2:.$B$599];1;FALSE());            NA())" office:value-type="float" office:value="0">
            <text:p>#N/D</text:p>
          </table:table-cell>
          <table:table-cell table:formula="of:=IF([.B190]=&quot;#N/A&quot;;      VLOOKUP([.A190];[Firefox.$B$2:.$B$599];1;FALSE());            NA())" office:value-type="string" office:string-value="onloadeddata">
            <text:p>onloadeddata</text:p>
          </table:table-cell>
          <table:table-cell table:formula="of:=VLOOKUP([.A190];[HTMLDom.$B$2:.$B$599];1;FALSE())" office:value-type="float" office:value="0">
            <text:p>#N/D</text:p>
          </table:table-cell>
          <table:table-cell table:formula="of:=IF(LEFT([.A19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oadedmetadata</text:p>
          </table:table-cell>
          <table:table-cell table:formula="of:=IF(AND(NOT(ISERROR(VLOOKUP([.A191];[IEplorer.$B$2:.$B$599];1;FALSE()))); NOT(ISERROR(VLOOKUP([.A191];[Firefox.$B$2:.$B$599];1;FALSE()))));[.A191];&quot;#N/A&quot;)" office:value-type="string" office:string-value="#N/A">
            <text:p>#N/A</text:p>
          </table:table-cell>
          <table:table-cell table:formula="of:=IF([.B191]=&quot;#N/A&quot;;      VLOOKUP([.A191];[IEplorer.$B$2:.$B$599];1;FALSE());            NA())" office:value-type="float" office:value="0">
            <text:p>#N/D</text:p>
          </table:table-cell>
          <table:table-cell table:formula="of:=IF([.B191]=&quot;#N/A&quot;;      VLOOKUP([.A191];[Firefox.$B$2:.$B$599];1;FALSE());            NA())" office:value-type="string" office:string-value="onloadedmetadata">
            <text:p>onloadedmetadata</text:p>
          </table:table-cell>
          <table:table-cell table:formula="of:=VLOOKUP([.A191];[HTMLDom.$B$2:.$B$599];1;FALSE())" office:value-type="float" office:value="0">
            <text:p>#N/D</text:p>
          </table:table-cell>
          <table:table-cell table:formula="of:=IF(LEFT([.A19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oadstart</text:p>
          </table:table-cell>
          <table:table-cell table:formula="of:=IF(AND(NOT(ISERROR(VLOOKUP([.A192];[IEplorer.$B$2:.$B$599];1;FALSE()))); NOT(ISERROR(VLOOKUP([.A192];[Firefox.$B$2:.$B$599];1;FALSE()))));[.A192];&quot;#N/A&quot;)" office:value-type="string" office:string-value="#N/A">
            <text:p>#N/A</text:p>
          </table:table-cell>
          <table:table-cell table:formula="of:=IF([.B192]=&quot;#N/A&quot;;      VLOOKUP([.A192];[IEplorer.$B$2:.$B$599];1;FALSE());            NA())" office:value-type="float" office:value="0">
            <text:p>#N/D</text:p>
          </table:table-cell>
          <table:table-cell table:formula="of:=IF([.B192]=&quot;#N/A&quot;;      VLOOKUP([.A192];[Firefox.$B$2:.$B$599];1;FALSE());            NA())" office:value-type="string" office:string-value="onloadstart">
            <text:p>onloadstart</text:p>
          </table:table-cell>
          <table:table-cell table:formula="of:=VLOOKUP([.A192];[HTMLDom.$B$2:.$B$599];1;FALSE())" office:value-type="float" office:value="0">
            <text:p>#N/D</text:p>
          </table:table-cell>
          <table:table-cell table:formula="of:=IF(LEFT([.A19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losecapture</text:p>
          </table:table-cell>
          <table:table-cell table:formula="of:=IF(AND(NOT(ISERROR(VLOOKUP([.A193];[IEplorer.$B$2:.$B$599];1;FALSE()))); NOT(ISERROR(VLOOKUP([.A193];[Firefox.$B$2:.$B$599];1;FALSE()))));[.A193];&quot;#N/A&quot;)" office:value-type="string" office:string-value="#N/A">
            <text:p>#N/A</text:p>
          </table:table-cell>
          <table:table-cell table:formula="of:=IF([.B193]=&quot;#N/A&quot;;      VLOOKUP([.A193];[IEplorer.$B$2:.$B$599];1;FALSE());            NA())" office:value-type="string" office:string-value="onlosecapture">
            <text:p>onlosecapture</text:p>
          </table:table-cell>
          <table:table-cell table:formula="of:=IF([.B193]=&quot;#N/A&quot;;      VLOOKUP([.A193];[Firefox.$B$2:.$B$599];1;FALSE());            NA())" office:value-type="float" office:value="0">
            <text:p>#N/D</text:p>
          </table:table-cell>
          <table:table-cell table:formula="of:=VLOOKUP([.A193];[HTMLDom.$B$2:.$B$599];1;FALSE())" office:value-type="float" office:value="0">
            <text:p>#N/D</text:p>
          </table:table-cell>
          <table:table-cell table:formula="of:=IF(LEFT([.A19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down</text:p>
          </table:table-cell>
          <table:table-cell table:formula="of:=IF(AND(NOT(ISERROR(VLOOKUP([.A194];[IEplorer.$B$2:.$B$599];1;FALSE()))); NOT(ISERROR(VLOOKUP([.A194];[Firefox.$B$2:.$B$599];1;FALSE()))));[.A194];&quot;#N/A&quot;)" office:value-type="string" office:string-value="onmousedown">
            <text:p>onmousedown</text:p>
          </table:table-cell>
          <table:table-cell table:formula="of:=IF([.B194]=&quot;#N/A&quot;;      VLOOKUP([.A194];[IEplorer.$B$2:.$B$599];1;FALSE());            NA())" office:value-type="float" office:value="0">
            <text:p>#N/D</text:p>
          </table:table-cell>
          <table:table-cell table:formula="of:=IF([.B194]=&quot;#N/A&quot;;      VLOOKUP([.A194];[Firefox.$B$2:.$B$599];1;FALSE());            NA())" office:value-type="float" office:value="0">
            <text:p>#N/D</text:p>
          </table:table-cell>
          <table:table-cell table:formula="of:=VLOOKUP([.A194];[HTMLDom.$B$2:.$B$599];1;FALSE())" office:value-type="float" office:value="0">
            <text:p>#N/D</text:p>
          </table:table-cell>
          <table:table-cell table:formula="of:=IF(LEFT([.A19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enter</text:p>
          </table:table-cell>
          <table:table-cell table:formula="of:=IF(AND(NOT(ISERROR(VLOOKUP([.A195];[IEplorer.$B$2:.$B$599];1;FALSE()))); NOT(ISERROR(VLOOKUP([.A195];[Firefox.$B$2:.$B$599];1;FALSE()))));[.A195];&quot;#N/A&quot;)" office:value-type="string" office:string-value="onmouseenter">
            <text:p>onmouseenter</text:p>
          </table:table-cell>
          <table:table-cell table:formula="of:=IF([.B195]=&quot;#N/A&quot;;      VLOOKUP([.A195];[IEplorer.$B$2:.$B$599];1;FALSE());            NA())" office:value-type="float" office:value="0">
            <text:p>#N/D</text:p>
          </table:table-cell>
          <table:table-cell table:formula="of:=IF([.B195]=&quot;#N/A&quot;;      VLOOKUP([.A195];[Firefox.$B$2:.$B$599];1;FALSE());            NA())" office:value-type="float" office:value="0">
            <text:p>#N/D</text:p>
          </table:table-cell>
          <table:table-cell table:formula="of:=VLOOKUP([.A195];[HTMLDom.$B$2:.$B$599];1;FALSE())" office:value-type="float" office:value="0">
            <text:p>#N/D</text:p>
          </table:table-cell>
          <table:table-cell table:formula="of:=IF(LEFT([.A19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leave</text:p>
          </table:table-cell>
          <table:table-cell table:formula="of:=IF(AND(NOT(ISERROR(VLOOKUP([.A196];[IEplorer.$B$2:.$B$599];1;FALSE()))); NOT(ISERROR(VLOOKUP([.A196];[Firefox.$B$2:.$B$599];1;FALSE()))));[.A196];&quot;#N/A&quot;)" office:value-type="string" office:string-value="onmouseleave">
            <text:p>onmouseleave</text:p>
          </table:table-cell>
          <table:table-cell table:formula="of:=IF([.B196]=&quot;#N/A&quot;;      VLOOKUP([.A196];[IEplorer.$B$2:.$B$599];1;FALSE());            NA())" office:value-type="float" office:value="0">
            <text:p>#N/D</text:p>
          </table:table-cell>
          <table:table-cell table:formula="of:=IF([.B196]=&quot;#N/A&quot;;      VLOOKUP([.A196];[Firefox.$B$2:.$B$599];1;FALSE());            NA())" office:value-type="float" office:value="0">
            <text:p>#N/D</text:p>
          </table:table-cell>
          <table:table-cell table:formula="of:=VLOOKUP([.A196];[HTMLDom.$B$2:.$B$599];1;FALSE())" office:value-type="float" office:value="0">
            <text:p>#N/D</text:p>
          </table:table-cell>
          <table:table-cell table:formula="of:=IF(LEFT([.A19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move</text:p>
          </table:table-cell>
          <table:table-cell table:formula="of:=IF(AND(NOT(ISERROR(VLOOKUP([.A197];[IEplorer.$B$2:.$B$599];1;FALSE()))); NOT(ISERROR(VLOOKUP([.A197];[Firefox.$B$2:.$B$599];1;FALSE()))));[.A197];&quot;#N/A&quot;)" office:value-type="string" office:string-value="onmousemove">
            <text:p>onmousemove</text:p>
          </table:table-cell>
          <table:table-cell table:formula="of:=IF([.B197]=&quot;#N/A&quot;;      VLOOKUP([.A197];[IEplorer.$B$2:.$B$599];1;FALSE());            NA())" office:value-type="float" office:value="0">
            <text:p>#N/D</text:p>
          </table:table-cell>
          <table:table-cell table:formula="of:=IF([.B197]=&quot;#N/A&quot;;      VLOOKUP([.A197];[Firefox.$B$2:.$B$599];1;FALSE());            NA())" office:value-type="float" office:value="0">
            <text:p>#N/D</text:p>
          </table:table-cell>
          <table:table-cell table:formula="of:=VLOOKUP([.A197];[HTMLDom.$B$2:.$B$599];1;FALSE())" office:value-type="float" office:value="0">
            <text:p>#N/D</text:p>
          </table:table-cell>
          <table:table-cell table:formula="of:=IF(LEFT([.A19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out</text:p>
          </table:table-cell>
          <table:table-cell table:formula="of:=IF(AND(NOT(ISERROR(VLOOKUP([.A198];[IEplorer.$B$2:.$B$599];1;FALSE()))); NOT(ISERROR(VLOOKUP([.A198];[Firefox.$B$2:.$B$599];1;FALSE()))));[.A198];&quot;#N/A&quot;)" office:value-type="string" office:string-value="onmouseout">
            <text:p>onmouseout</text:p>
          </table:table-cell>
          <table:table-cell table:formula="of:=IF([.B198]=&quot;#N/A&quot;;      VLOOKUP([.A198];[IEplorer.$B$2:.$B$599];1;FALSE());            NA())" office:value-type="float" office:value="0">
            <text:p>#N/D</text:p>
          </table:table-cell>
          <table:table-cell table:formula="of:=IF([.B198]=&quot;#N/A&quot;;      VLOOKUP([.A198];[Firefox.$B$2:.$B$599];1;FALSE());            NA())" office:value-type="float" office:value="0">
            <text:p>#N/D</text:p>
          </table:table-cell>
          <table:table-cell table:formula="of:=VLOOKUP([.A198];[HTMLDom.$B$2:.$B$599];1;FALSE())" office:value-type="float" office:value="0">
            <text:p>#N/D</text:p>
          </table:table-cell>
          <table:table-cell table:formula="of:=IF(LEFT([.A19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over</text:p>
          </table:table-cell>
          <table:table-cell table:formula="of:=IF(AND(NOT(ISERROR(VLOOKUP([.A199];[IEplorer.$B$2:.$B$599];1;FALSE()))); NOT(ISERROR(VLOOKUP([.A199];[Firefox.$B$2:.$B$599];1;FALSE()))));[.A199];&quot;#N/A&quot;)" office:value-type="string" office:string-value="onmouseover">
            <text:p>onmouseover</text:p>
          </table:table-cell>
          <table:table-cell table:formula="of:=IF([.B199]=&quot;#N/A&quot;;      VLOOKUP([.A199];[IEplorer.$B$2:.$B$599];1;FALSE());            NA())" office:value-type="float" office:value="0">
            <text:p>#N/D</text:p>
          </table:table-cell>
          <table:table-cell table:formula="of:=IF([.B199]=&quot;#N/A&quot;;      VLOOKUP([.A199];[Firefox.$B$2:.$B$599];1;FALSE());            NA())" office:value-type="float" office:value="0">
            <text:p>#N/D</text:p>
          </table:table-cell>
          <table:table-cell table:formula="of:=VLOOKUP([.A199];[HTMLDom.$B$2:.$B$599];1;FALSE())" office:value-type="float" office:value="0">
            <text:p>#N/D</text:p>
          </table:table-cell>
          <table:table-cell table:formula="of:=IF(LEFT([.A19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up</text:p>
          </table:table-cell>
          <table:table-cell table:formula="of:=IF(AND(NOT(ISERROR(VLOOKUP([.A200];[IEplorer.$B$2:.$B$599];1;FALSE()))); NOT(ISERROR(VLOOKUP([.A200];[Firefox.$B$2:.$B$599];1;FALSE()))));[.A200];&quot;#N/A&quot;)" office:value-type="string" office:string-value="onmouseup">
            <text:p>onmouseup</text:p>
          </table:table-cell>
          <table:table-cell table:formula="of:=IF([.B200]=&quot;#N/A&quot;;      VLOOKUP([.A200];[IEplorer.$B$2:.$B$599];1;FALSE());            NA())" office:value-type="float" office:value="0">
            <text:p>#N/D</text:p>
          </table:table-cell>
          <table:table-cell table:formula="of:=IF([.B200]=&quot;#N/A&quot;;      VLOOKUP([.A200];[Firefox.$B$2:.$B$599];1;FALSE());            NA())" office:value-type="float" office:value="0">
            <text:p>#N/D</text:p>
          </table:table-cell>
          <table:table-cell table:formula="of:=VLOOKUP([.A200];[HTMLDom.$B$2:.$B$599];1;FALSE())" office:value-type="float" office:value="0">
            <text:p>#N/D</text:p>
          </table:table-cell>
          <table:table-cell table:formula="of:=IF(LEFT([.A20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usewheel</text:p>
          </table:table-cell>
          <table:table-cell table:formula="of:=IF(AND(NOT(ISERROR(VLOOKUP([.A201];[IEplorer.$B$2:.$B$599];1;FALSE()))); NOT(ISERROR(VLOOKUP([.A201];[Firefox.$B$2:.$B$599];1;FALSE()))));[.A201];&quot;#N/A&quot;)" office:value-type="string" office:string-value="#N/A">
            <text:p>#N/A</text:p>
          </table:table-cell>
          <table:table-cell table:formula="of:=IF([.B201]=&quot;#N/A&quot;;      VLOOKUP([.A201];[IEplorer.$B$2:.$B$599];1;FALSE());            NA())" office:value-type="string" office:string-value="onmousewheel">
            <text:p>onmousewheel</text:p>
          </table:table-cell>
          <table:table-cell table:formula="of:=IF([.B201]=&quot;#N/A&quot;;      VLOOKUP([.A201];[Firefox.$B$2:.$B$599];1;FALSE());            NA())" office:value-type="float" office:value="0">
            <text:p>#N/D</text:p>
          </table:table-cell>
          <table:table-cell table:formula="of:=VLOOKUP([.A201];[HTMLDom.$B$2:.$B$599];1;FALSE())" office:value-type="float" office:value="0">
            <text:p>#N/D</text:p>
          </table:table-cell>
          <table:table-cell table:formula="of:=IF(LEFT([.A20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ve</text:p>
          </table:table-cell>
          <table:table-cell table:formula="of:=IF(AND(NOT(ISERROR(VLOOKUP([.A202];[IEplorer.$B$2:.$B$599];1;FALSE()))); NOT(ISERROR(VLOOKUP([.A202];[Firefox.$B$2:.$B$599];1;FALSE()))));[.A202];&quot;#N/A&quot;)" office:value-type="string" office:string-value="#N/A">
            <text:p>#N/A</text:p>
          </table:table-cell>
          <table:table-cell table:formula="of:=IF([.B202]=&quot;#N/A&quot;;      VLOOKUP([.A202];[IEplorer.$B$2:.$B$599];1;FALSE());            NA())" office:value-type="string" office:string-value="onmove">
            <text:p>onmove</text:p>
          </table:table-cell>
          <table:table-cell table:formula="of:=IF([.B202]=&quot;#N/A&quot;;      VLOOKUP([.A202];[Firefox.$B$2:.$B$599];1;FALSE());            NA())" office:value-type="float" office:value="0">
            <text:p>#N/D</text:p>
          </table:table-cell>
          <table:table-cell table:formula="of:=VLOOKUP([.A202];[HTMLDom.$B$2:.$B$599];1;FALSE())" office:value-type="float" office:value="0">
            <text:p>#N/D</text:p>
          </table:table-cell>
          <table:table-cell table:formula="of:=IF(LEFT([.A20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veend</text:p>
          </table:table-cell>
          <table:table-cell table:formula="of:=IF(AND(NOT(ISERROR(VLOOKUP([.A203];[IEplorer.$B$2:.$B$599];1;FALSE()))); NOT(ISERROR(VLOOKUP([.A203];[Firefox.$B$2:.$B$599];1;FALSE()))));[.A203];&quot;#N/A&quot;)" office:value-type="string" office:string-value="#N/A">
            <text:p>#N/A</text:p>
          </table:table-cell>
          <table:table-cell table:formula="of:=IF([.B203]=&quot;#N/A&quot;;      VLOOKUP([.A203];[IEplorer.$B$2:.$B$599];1;FALSE());            NA())" office:value-type="string" office:string-value="onmoveend">
            <text:p>onmoveend</text:p>
          </table:table-cell>
          <table:table-cell table:formula="of:=IF([.B203]=&quot;#N/A&quot;;      VLOOKUP([.A203];[Firefox.$B$2:.$B$599];1;FALSE());            NA())" office:value-type="float" office:value="0">
            <text:p>#N/D</text:p>
          </table:table-cell>
          <table:table-cell table:formula="of:=VLOOKUP([.A203];[HTMLDom.$B$2:.$B$599];1;FALSE())" office:value-type="float" office:value="0">
            <text:p>#N/D</text:p>
          </table:table-cell>
          <table:table-cell table:formula="of:=IF(LEFT([.A20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vestart</text:p>
          </table:table-cell>
          <table:table-cell table:formula="of:=IF(AND(NOT(ISERROR(VLOOKUP([.A204];[IEplorer.$B$2:.$B$599];1;FALSE()))); NOT(ISERROR(VLOOKUP([.A204];[Firefox.$B$2:.$B$599];1;FALSE()))));[.A204];&quot;#N/A&quot;)" office:value-type="string" office:string-value="#N/A">
            <text:p>#N/A</text:p>
          </table:table-cell>
          <table:table-cell table:formula="of:=IF([.B204]=&quot;#N/A&quot;;      VLOOKUP([.A204];[IEplorer.$B$2:.$B$599];1;FALSE());            NA())" office:value-type="string" office:string-value="onmovestart">
            <text:p>onmovestart</text:p>
          </table:table-cell>
          <table:table-cell table:formula="of:=IF([.B204]=&quot;#N/A&quot;;      VLOOKUP([.A204];[Firefox.$B$2:.$B$599];1;FALSE());            NA())" office:value-type="float" office:value="0">
            <text:p>#N/D</text:p>
          </table:table-cell>
          <table:table-cell table:formula="of:=VLOOKUP([.A204];[HTMLDom.$B$2:.$B$599];1;FALSE())" office:value-type="float" office:value="0">
            <text:p>#N/D</text:p>
          </table:table-cell>
          <table:table-cell table:formula="of:=IF(LEFT([.A20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zfullscreenchange</text:p>
          </table:table-cell>
          <table:table-cell table:formula="of:=IF(AND(NOT(ISERROR(VLOOKUP([.A205];[IEplorer.$B$2:.$B$599];1;FALSE()))); NOT(ISERROR(VLOOKUP([.A205];[Firefox.$B$2:.$B$599];1;FALSE()))));[.A205];&quot;#N/A&quot;)" office:value-type="string" office:string-value="#N/A">
            <text:p>#N/A</text:p>
          </table:table-cell>
          <table:table-cell table:formula="of:=IF([.B205]=&quot;#N/A&quot;;      VLOOKUP([.A205];[IEplorer.$B$2:.$B$599];1;FALSE());            NA())" office:value-type="float" office:value="0">
            <text:p>#N/D</text:p>
          </table:table-cell>
          <table:table-cell table:formula="of:=IF([.B205]=&quot;#N/A&quot;;      VLOOKUP([.A205];[Firefox.$B$2:.$B$599];1;FALSE());            NA())" office:value-type="string" office:string-value="onmozfullscreenchange">
            <text:p>onmozfullscreenchange</text:p>
          </table:table-cell>
          <table:table-cell table:formula="of:=VLOOKUP([.A205];[HTMLDom.$B$2:.$B$599];1;FALSE())" office:value-type="float" office:value="0">
            <text:p>#N/D</text:p>
          </table:table-cell>
          <table:table-cell table:formula="of:=IF(LEFT([.A20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zfullscreenerror</text:p>
          </table:table-cell>
          <table:table-cell table:formula="of:=IF(AND(NOT(ISERROR(VLOOKUP([.A206];[IEplorer.$B$2:.$B$599];1;FALSE()))); NOT(ISERROR(VLOOKUP([.A206];[Firefox.$B$2:.$B$599];1;FALSE()))));[.A206];&quot;#N/A&quot;)" office:value-type="string" office:string-value="#N/A">
            <text:p>#N/A</text:p>
          </table:table-cell>
          <table:table-cell table:formula="of:=IF([.B206]=&quot;#N/A&quot;;      VLOOKUP([.A206];[IEplorer.$B$2:.$B$599];1;FALSE());            NA())" office:value-type="float" office:value="0">
            <text:p>#N/D</text:p>
          </table:table-cell>
          <table:table-cell table:formula="of:=IF([.B206]=&quot;#N/A&quot;;      VLOOKUP([.A206];[Firefox.$B$2:.$B$599];1;FALSE());            NA())" office:value-type="string" office:string-value="onmozfullscreenerror">
            <text:p>onmozfullscreenerror</text:p>
          </table:table-cell>
          <table:table-cell table:formula="of:=VLOOKUP([.A206];[HTMLDom.$B$2:.$B$599];1;FALSE())" office:value-type="float" office:value="0">
            <text:p>#N/D</text:p>
          </table:table-cell>
          <table:table-cell table:formula="of:=IF(LEFT([.A20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zpointerlockchange</text:p>
          </table:table-cell>
          <table:table-cell table:formula="of:=IF(AND(NOT(ISERROR(VLOOKUP([.A207];[IEplorer.$B$2:.$B$599];1;FALSE()))); NOT(ISERROR(VLOOKUP([.A207];[Firefox.$B$2:.$B$599];1;FALSE()))));[.A207];&quot;#N/A&quot;)" office:value-type="string" office:string-value="#N/A">
            <text:p>#N/A</text:p>
          </table:table-cell>
          <table:table-cell table:formula="of:=IF([.B207]=&quot;#N/A&quot;;      VLOOKUP([.A207];[IEplorer.$B$2:.$B$599];1;FALSE());            NA())" office:value-type="float" office:value="0">
            <text:p>#N/D</text:p>
          </table:table-cell>
          <table:table-cell table:formula="of:=IF([.B207]=&quot;#N/A&quot;;      VLOOKUP([.A207];[Firefox.$B$2:.$B$599];1;FALSE());            NA())" office:value-type="string" office:string-value="onmozpointerlockchange">
            <text:p>onmozpointerlockchange</text:p>
          </table:table-cell>
          <table:table-cell table:formula="of:=VLOOKUP([.A207];[HTMLDom.$B$2:.$B$599];1;FALSE())" office:value-type="float" office:value="0">
            <text:p>#N/D</text:p>
          </table:table-cell>
          <table:table-cell table:formula="of:=IF(LEFT([.A20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mozpointerlockerror</text:p>
          </table:table-cell>
          <table:table-cell table:formula="of:=IF(AND(NOT(ISERROR(VLOOKUP([.A208];[IEplorer.$B$2:.$B$599];1;FALSE()))); NOT(ISERROR(VLOOKUP([.A208];[Firefox.$B$2:.$B$599];1;FALSE()))));[.A208];&quot;#N/A&quot;)" office:value-type="string" office:string-value="#N/A">
            <text:p>#N/A</text:p>
          </table:table-cell>
          <table:table-cell table:formula="of:=IF([.B208]=&quot;#N/A&quot;;      VLOOKUP([.A208];[IEplorer.$B$2:.$B$599];1;FALSE());            NA())" office:value-type="float" office:value="0">
            <text:p>#N/D</text:p>
          </table:table-cell>
          <table:table-cell table:formula="of:=IF([.B208]=&quot;#N/A&quot;;      VLOOKUP([.A208];[Firefox.$B$2:.$B$599];1;FALSE());            NA())" office:value-type="string" office:string-value="onmozpointerlockerror">
            <text:p>onmozpointerlockerror</text:p>
          </table:table-cell>
          <table:table-cell table:formula="of:=VLOOKUP([.A208];[HTMLDom.$B$2:.$B$599];1;FALSE())" office:value-type="float" office:value="0">
            <text:p>#N/D</text:p>
          </table:table-cell>
          <table:table-cell table:formula="of:=IF(LEFT([.A20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age</text:p>
          </table:table-cell>
          <table:table-cell table:formula="of:=IF(AND(NOT(ISERROR(VLOOKUP([.A209];[IEplorer.$B$2:.$B$599];1;FALSE()))); NOT(ISERROR(VLOOKUP([.A209];[Firefox.$B$2:.$B$599];1;FALSE()))));[.A209];&quot;#N/A&quot;)" office:value-type="string" office:string-value="#N/A">
            <text:p>#N/A</text:p>
          </table:table-cell>
          <table:table-cell table:formula="of:=IF([.B209]=&quot;#N/A&quot;;      VLOOKUP([.A209];[IEplorer.$B$2:.$B$599];1;FALSE());            NA())" office:value-type="string" office:string-value="onpage">
            <text:p>onpage</text:p>
          </table:table-cell>
          <table:table-cell table:formula="of:=IF([.B209]=&quot;#N/A&quot;;      VLOOKUP([.A209];[Firefox.$B$2:.$B$599];1;FALSE());            NA())" office:value-type="float" office:value="0">
            <text:p>#N/D</text:p>
          </table:table-cell>
          <table:table-cell table:formula="of:=VLOOKUP([.A209];[HTMLDom.$B$2:.$B$599];1;FALSE())" office:value-type="float" office:value="0">
            <text:p>#N/D</text:p>
          </table:table-cell>
          <table:table-cell table:formula="of:=IF(LEFT([.A20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aste</text:p>
          </table:table-cell>
          <table:table-cell table:formula="of:=IF(AND(NOT(ISERROR(VLOOKUP([.A210];[IEplorer.$B$2:.$B$599];1;FALSE()))); NOT(ISERROR(VLOOKUP([.A210];[Firefox.$B$2:.$B$599];1;FALSE()))));[.A210];&quot;#N/A&quot;)" office:value-type="string" office:string-value="onpaste">
            <text:p>onpaste</text:p>
          </table:table-cell>
          <table:table-cell table:formula="of:=IF([.B210]=&quot;#N/A&quot;;      VLOOKUP([.A210];[IEplorer.$B$2:.$B$599];1;FALSE());            NA())" office:value-type="float" office:value="0">
            <text:p>#N/D</text:p>
          </table:table-cell>
          <table:table-cell table:formula="of:=IF([.B210]=&quot;#N/A&quot;;      VLOOKUP([.A210];[Firefox.$B$2:.$B$599];1;FALSE());            NA())" office:value-type="float" office:value="0">
            <text:p>#N/D</text:p>
          </table:table-cell>
          <table:table-cell table:formula="of:=VLOOKUP([.A210];[HTMLDom.$B$2:.$B$599];1;FALSE())" office:value-type="float" office:value="0">
            <text:p>#N/D</text:p>
          </table:table-cell>
          <table:table-cell table:formula="of:=IF(LEFT([.A21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ause</text:p>
          </table:table-cell>
          <table:table-cell table:formula="of:=IF(AND(NOT(ISERROR(VLOOKUP([.A211];[IEplorer.$B$2:.$B$599];1;FALSE()))); NOT(ISERROR(VLOOKUP([.A211];[Firefox.$B$2:.$B$599];1;FALSE()))));[.A211];&quot;#N/A&quot;)" office:value-type="string" office:string-value="#N/A">
            <text:p>#N/A</text:p>
          </table:table-cell>
          <table:table-cell table:formula="of:=IF([.B211]=&quot;#N/A&quot;;      VLOOKUP([.A211];[IEplorer.$B$2:.$B$599];1;FALSE());            NA())" office:value-type="float" office:value="0">
            <text:p>#N/D</text:p>
          </table:table-cell>
          <table:table-cell table:formula="of:=IF([.B211]=&quot;#N/A&quot;;      VLOOKUP([.A211];[Firefox.$B$2:.$B$599];1;FALSE());            NA())" office:value-type="string" office:string-value="onpause">
            <text:p>onpause</text:p>
          </table:table-cell>
          <table:table-cell table:formula="of:=VLOOKUP([.A211];[HTMLDom.$B$2:.$B$599];1;FALSE())" office:value-type="float" office:value="0">
            <text:p>#N/D</text:p>
          </table:table-cell>
          <table:table-cell table:formula="of:=IF(LEFT([.A21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lay</text:p>
          </table:table-cell>
          <table:table-cell table:formula="of:=IF(AND(NOT(ISERROR(VLOOKUP([.A212];[IEplorer.$B$2:.$B$599];1;FALSE()))); NOT(ISERROR(VLOOKUP([.A212];[Firefox.$B$2:.$B$599];1;FALSE()))));[.A212];&quot;#N/A&quot;)" office:value-type="string" office:string-value="#N/A">
            <text:p>#N/A</text:p>
          </table:table-cell>
          <table:table-cell table:formula="of:=IF([.B212]=&quot;#N/A&quot;;      VLOOKUP([.A212];[IEplorer.$B$2:.$B$599];1;FALSE());            NA())" office:value-type="float" office:value="0">
            <text:p>#N/D</text:p>
          </table:table-cell>
          <table:table-cell table:formula="of:=IF([.B212]=&quot;#N/A&quot;;      VLOOKUP([.A212];[Firefox.$B$2:.$B$599];1;FALSE());            NA())" office:value-type="string" office:string-value="onplay">
            <text:p>onplay</text:p>
          </table:table-cell>
          <table:table-cell table:formula="of:=VLOOKUP([.A212];[HTMLDom.$B$2:.$B$599];1;FALSE())" office:value-type="float" office:value="0">
            <text:p>#N/D</text:p>
          </table:table-cell>
          <table:table-cell table:formula="of:=IF(LEFT([.A21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laying</text:p>
          </table:table-cell>
          <table:table-cell table:formula="of:=IF(AND(NOT(ISERROR(VLOOKUP([.A213];[IEplorer.$B$2:.$B$599];1;FALSE()))); NOT(ISERROR(VLOOKUP([.A213];[Firefox.$B$2:.$B$599];1;FALSE()))));[.A213];&quot;#N/A&quot;)" office:value-type="string" office:string-value="#N/A">
            <text:p>#N/A</text:p>
          </table:table-cell>
          <table:table-cell table:formula="of:=IF([.B213]=&quot;#N/A&quot;;      VLOOKUP([.A213];[IEplorer.$B$2:.$B$599];1;FALSE());            NA())" office:value-type="float" office:value="0">
            <text:p>#N/D</text:p>
          </table:table-cell>
          <table:table-cell table:formula="of:=IF([.B213]=&quot;#N/A&quot;;      VLOOKUP([.A213];[Firefox.$B$2:.$B$599];1;FALSE());            NA())" office:value-type="string" office:string-value="onplaying">
            <text:p>onplaying</text:p>
          </table:table-cell>
          <table:table-cell table:formula="of:=VLOOKUP([.A213];[HTMLDom.$B$2:.$B$599];1;FALSE())" office:value-type="float" office:value="0">
            <text:p>#N/D</text:p>
          </table:table-cell>
          <table:table-cell table:formula="of:=IF(LEFT([.A21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rogress</text:p>
          </table:table-cell>
          <table:table-cell table:formula="of:=IF(AND(NOT(ISERROR(VLOOKUP([.A214];[IEplorer.$B$2:.$B$599];1;FALSE()))); NOT(ISERROR(VLOOKUP([.A214];[Firefox.$B$2:.$B$599];1;FALSE()))));[.A214];&quot;#N/A&quot;)" office:value-type="string" office:string-value="#N/A">
            <text:p>#N/A</text:p>
          </table:table-cell>
          <table:table-cell table:formula="of:=IF([.B214]=&quot;#N/A&quot;;      VLOOKUP([.A214];[IEplorer.$B$2:.$B$599];1;FALSE());            NA())" office:value-type="float" office:value="0">
            <text:p>#N/D</text:p>
          </table:table-cell>
          <table:table-cell table:formula="of:=IF([.B214]=&quot;#N/A&quot;;      VLOOKUP([.A214];[Firefox.$B$2:.$B$599];1;FALSE());            NA())" office:value-type="string" office:string-value="onprogress">
            <text:p>onprogress</text:p>
          </table:table-cell>
          <table:table-cell table:formula="of:=VLOOKUP([.A214];[HTMLDom.$B$2:.$B$599];1;FALSE())" office:value-type="float" office:value="0">
            <text:p>#N/D</text:p>
          </table:table-cell>
          <table:table-cell table:formula="of:=IF(LEFT([.A21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propertychange</text:p>
          </table:table-cell>
          <table:table-cell table:formula="of:=IF(AND(NOT(ISERROR(VLOOKUP([.A215];[IEplorer.$B$2:.$B$599];1;FALSE()))); NOT(ISERROR(VLOOKUP([.A215];[Firefox.$B$2:.$B$599];1;FALSE()))));[.A215];&quot;#N/A&quot;)" office:value-type="string" office:string-value="#N/A">
            <text:p>#N/A</text:p>
          </table:table-cell>
          <table:table-cell table:formula="of:=IF([.B215]=&quot;#N/A&quot;;      VLOOKUP([.A215];[IEplorer.$B$2:.$B$599];1;FALSE());            NA())" office:value-type="string" office:string-value="onpropertychange">
            <text:p>onpropertychange</text:p>
          </table:table-cell>
          <table:table-cell table:formula="of:=IF([.B215]=&quot;#N/A&quot;;      VLOOKUP([.A215];[Firefox.$B$2:.$B$599];1;FALSE());            NA())" office:value-type="float" office:value="0">
            <text:p>#N/D</text:p>
          </table:table-cell>
          <table:table-cell table:formula="of:=VLOOKUP([.A215];[HTMLDom.$B$2:.$B$599];1;FALSE())" office:value-type="float" office:value="0">
            <text:p>#N/D</text:p>
          </table:table-cell>
          <table:table-cell table:formula="of:=IF(LEFT([.A21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atechange</text:p>
          </table:table-cell>
          <table:table-cell table:formula="of:=IF(AND(NOT(ISERROR(VLOOKUP([.A216];[IEplorer.$B$2:.$B$599];1;FALSE()))); NOT(ISERROR(VLOOKUP([.A216];[Firefox.$B$2:.$B$599];1;FALSE()))));[.A216];&quot;#N/A&quot;)" office:value-type="string" office:string-value="#N/A">
            <text:p>#N/A</text:p>
          </table:table-cell>
          <table:table-cell table:formula="of:=IF([.B216]=&quot;#N/A&quot;;      VLOOKUP([.A216];[IEplorer.$B$2:.$B$599];1;FALSE());            NA())" office:value-type="float" office:value="0">
            <text:p>#N/D</text:p>
          </table:table-cell>
          <table:table-cell table:formula="of:=IF([.B216]=&quot;#N/A&quot;;      VLOOKUP([.A216];[Firefox.$B$2:.$B$599];1;FALSE());            NA())" office:value-type="string" office:string-value="onratechange">
            <text:p>onratechange</text:p>
          </table:table-cell>
          <table:table-cell table:formula="of:=VLOOKUP([.A216];[HTMLDom.$B$2:.$B$599];1;FALSE())" office:value-type="float" office:value="0">
            <text:p>#N/D</text:p>
          </table:table-cell>
          <table:table-cell table:formula="of:=IF(LEFT([.A21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eadystatechange</text:p>
          </table:table-cell>
          <table:table-cell table:formula="of:=IF(AND(NOT(ISERROR(VLOOKUP([.A217];[IEplorer.$B$2:.$B$599];1;FALSE()))); NOT(ISERROR(VLOOKUP([.A217];[Firefox.$B$2:.$B$599];1;FALSE()))));[.A217];&quot;#N/A&quot;)" office:value-type="string" office:string-value="#N/A">
            <text:p>#N/A</text:p>
          </table:table-cell>
          <table:table-cell table:formula="of:=IF([.B217]=&quot;#N/A&quot;;      VLOOKUP([.A217];[IEplorer.$B$2:.$B$599];1;FALSE());            NA())" office:value-type="string" office:string-value="onreadystatechange">
            <text:p>onreadystatechange</text:p>
          </table:table-cell>
          <table:table-cell table:formula="of:=IF([.B217]=&quot;#N/A&quot;;      VLOOKUP([.A217];[Firefox.$B$2:.$B$599];1;FALSE());            NA())" office:value-type="float" office:value="0">
            <text:p>#N/D</text:p>
          </table:table-cell>
          <table:table-cell table:formula="of:=VLOOKUP([.A217];[HTMLDom.$B$2:.$B$599];1;FALSE())" office:value-type="float" office:value="0">
            <text:p>#N/D</text:p>
          </table:table-cell>
          <table:table-cell table:formula="of:=IF(LEFT([.A21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eset</text:p>
          </table:table-cell>
          <table:table-cell table:formula="of:=IF(AND(NOT(ISERROR(VLOOKUP([.A218];[IEplorer.$B$2:.$B$599];1;FALSE()))); NOT(ISERROR(VLOOKUP([.A218];[Firefox.$B$2:.$B$599];1;FALSE()))));[.A218];&quot;#N/A&quot;)" office:value-type="string" office:string-value="#N/A">
            <text:p>#N/A</text:p>
          </table:table-cell>
          <table:table-cell table:formula="of:=IF([.B218]=&quot;#N/A&quot;;      VLOOKUP([.A218];[IEplorer.$B$2:.$B$599];1;FALSE());            NA())" office:value-type="float" office:value="0">
            <text:p>#N/D</text:p>
          </table:table-cell>
          <table:table-cell table:formula="of:=IF([.B218]=&quot;#N/A&quot;;      VLOOKUP([.A218];[Firefox.$B$2:.$B$599];1;FALSE());            NA())" office:value-type="string" office:string-value="onreset">
            <text:p>onreset</text:p>
          </table:table-cell>
          <table:table-cell table:formula="of:=VLOOKUP([.A218];[HTMLDom.$B$2:.$B$599];1;FALSE())" office:value-type="float" office:value="0">
            <text:p>#N/D</text:p>
          </table:table-cell>
          <table:table-cell table:formula="of:=IF(LEFT([.A21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esize</text:p>
          </table:table-cell>
          <table:table-cell table:formula="of:=IF(AND(NOT(ISERROR(VLOOKUP([.A219];[IEplorer.$B$2:.$B$599];1;FALSE()))); NOT(ISERROR(VLOOKUP([.A219];[Firefox.$B$2:.$B$599];1;FALSE()))));[.A219];&quot;#N/A&quot;)" office:value-type="string" office:string-value="onresize">
            <text:p>onresize</text:p>
          </table:table-cell>
          <table:table-cell table:formula="of:=IF([.B219]=&quot;#N/A&quot;;      VLOOKUP([.A219];[IEplorer.$B$2:.$B$599];1;FALSE());            NA())" office:value-type="float" office:value="0">
            <text:p>#N/D</text:p>
          </table:table-cell>
          <table:table-cell table:formula="of:=IF([.B219]=&quot;#N/A&quot;;      VLOOKUP([.A219];[Firefox.$B$2:.$B$599];1;FALSE());            NA())" office:value-type="float" office:value="0">
            <text:p>#N/D</text:p>
          </table:table-cell>
          <table:table-cell table:formula="of:=VLOOKUP([.A219];[HTMLDom.$B$2:.$B$599];1;FALSE())" office:value-type="float" office:value="0">
            <text:p>#N/D</text:p>
          </table:table-cell>
          <table:table-cell table:formula="of:=IF(LEFT([.A21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esizeend</text:p>
          </table:table-cell>
          <table:table-cell table:formula="of:=IF(AND(NOT(ISERROR(VLOOKUP([.A220];[IEplorer.$B$2:.$B$599];1;FALSE()))); NOT(ISERROR(VLOOKUP([.A220];[Firefox.$B$2:.$B$599];1;FALSE()))));[.A220];&quot;#N/A&quot;)" office:value-type="string" office:string-value="#N/A">
            <text:p>#N/A</text:p>
          </table:table-cell>
          <table:table-cell table:formula="of:=IF([.B220]=&quot;#N/A&quot;;      VLOOKUP([.A220];[IEplorer.$B$2:.$B$599];1;FALSE());            NA())" office:value-type="string" office:string-value="onresizeend">
            <text:p>onresizeend</text:p>
          </table:table-cell>
          <table:table-cell table:formula="of:=IF([.B220]=&quot;#N/A&quot;;      VLOOKUP([.A220];[Firefox.$B$2:.$B$599];1;FALSE());            NA())" office:value-type="float" office:value="0">
            <text:p>#N/D</text:p>
          </table:table-cell>
          <table:table-cell table:formula="of:=VLOOKUP([.A220];[HTMLDom.$B$2:.$B$599];1;FALSE())" office:value-type="float" office:value="0">
            <text:p>#N/D</text:p>
          </table:table-cell>
          <table:table-cell table:formula="of:=IF(LEFT([.A22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esizestart</text:p>
          </table:table-cell>
          <table:table-cell table:formula="of:=IF(AND(NOT(ISERROR(VLOOKUP([.A221];[IEplorer.$B$2:.$B$599];1;FALSE()))); NOT(ISERROR(VLOOKUP([.A221];[Firefox.$B$2:.$B$599];1;FALSE()))));[.A221];&quot;#N/A&quot;)" office:value-type="string" office:string-value="#N/A">
            <text:p>#N/A</text:p>
          </table:table-cell>
          <table:table-cell table:formula="of:=IF([.B221]=&quot;#N/A&quot;;      VLOOKUP([.A221];[IEplorer.$B$2:.$B$599];1;FALSE());            NA())" office:value-type="string" office:string-value="onresizestart">
            <text:p>onresizestart</text:p>
          </table:table-cell>
          <table:table-cell table:formula="of:=IF([.B221]=&quot;#N/A&quot;;      VLOOKUP([.A221];[Firefox.$B$2:.$B$599];1;FALSE());            NA())" office:value-type="float" office:value="0">
            <text:p>#N/D</text:p>
          </table:table-cell>
          <table:table-cell table:formula="of:=VLOOKUP([.A221];[HTMLDom.$B$2:.$B$599];1;FALSE())" office:value-type="float" office:value="0">
            <text:p>#N/D</text:p>
          </table:table-cell>
          <table:table-cell table:formula="of:=IF(LEFT([.A22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owenter</text:p>
          </table:table-cell>
          <table:table-cell table:formula="of:=IF(AND(NOT(ISERROR(VLOOKUP([.A222];[IEplorer.$B$2:.$B$599];1;FALSE()))); NOT(ISERROR(VLOOKUP([.A222];[Firefox.$B$2:.$B$599];1;FALSE()))));[.A222];&quot;#N/A&quot;)" office:value-type="string" office:string-value="#N/A">
            <text:p>#N/A</text:p>
          </table:table-cell>
          <table:table-cell table:formula="of:=IF([.B222]=&quot;#N/A&quot;;      VLOOKUP([.A222];[IEplorer.$B$2:.$B$599];1;FALSE());            NA())" office:value-type="string" office:string-value="onrowenter">
            <text:p>onrowenter</text:p>
          </table:table-cell>
          <table:table-cell table:formula="of:=IF([.B222]=&quot;#N/A&quot;;      VLOOKUP([.A222];[Firefox.$B$2:.$B$599];1;FALSE());            NA())" office:value-type="float" office:value="0">
            <text:p>#N/D</text:p>
          </table:table-cell>
          <table:table-cell table:formula="of:=VLOOKUP([.A222];[HTMLDom.$B$2:.$B$599];1;FALSE())" office:value-type="float" office:value="0">
            <text:p>#N/D</text:p>
          </table:table-cell>
          <table:table-cell table:formula="of:=IF(LEFT([.A22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owexit</text:p>
          </table:table-cell>
          <table:table-cell table:formula="of:=IF(AND(NOT(ISERROR(VLOOKUP([.A223];[IEplorer.$B$2:.$B$599];1;FALSE()))); NOT(ISERROR(VLOOKUP([.A223];[Firefox.$B$2:.$B$599];1;FALSE()))));[.A223];&quot;#N/A&quot;)" office:value-type="string" office:string-value="#N/A">
            <text:p>#N/A</text:p>
          </table:table-cell>
          <table:table-cell table:formula="of:=IF([.B223]=&quot;#N/A&quot;;      VLOOKUP([.A223];[IEplorer.$B$2:.$B$599];1;FALSE());            NA())" office:value-type="string" office:string-value="onrowexit">
            <text:p>onrowexit</text:p>
          </table:table-cell>
          <table:table-cell table:formula="of:=IF([.B223]=&quot;#N/A&quot;;      VLOOKUP([.A223];[Firefox.$B$2:.$B$599];1;FALSE());            NA())" office:value-type="float" office:value="0">
            <text:p>#N/D</text:p>
          </table:table-cell>
          <table:table-cell table:formula="of:=VLOOKUP([.A223];[HTMLDom.$B$2:.$B$599];1;FALSE())" office:value-type="float" office:value="0">
            <text:p>#N/D</text:p>
          </table:table-cell>
          <table:table-cell table:formula="of:=IF(LEFT([.A22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owsdelete</text:p>
          </table:table-cell>
          <table:table-cell table:formula="of:=IF(AND(NOT(ISERROR(VLOOKUP([.A224];[IEplorer.$B$2:.$B$599];1;FALSE()))); NOT(ISERROR(VLOOKUP([.A224];[Firefox.$B$2:.$B$599];1;FALSE()))));[.A224];&quot;#N/A&quot;)" office:value-type="string" office:string-value="#N/A">
            <text:p>#N/A</text:p>
          </table:table-cell>
          <table:table-cell table:formula="of:=IF([.B224]=&quot;#N/A&quot;;      VLOOKUP([.A224];[IEplorer.$B$2:.$B$599];1;FALSE());            NA())" office:value-type="string" office:string-value="onrowsdelete">
            <text:p>onrowsdelete</text:p>
          </table:table-cell>
          <table:table-cell table:formula="of:=IF([.B224]=&quot;#N/A&quot;;      VLOOKUP([.A224];[Firefox.$B$2:.$B$599];1;FALSE());            NA())" office:value-type="float" office:value="0">
            <text:p>#N/D</text:p>
          </table:table-cell>
          <table:table-cell table:formula="of:=VLOOKUP([.A224];[HTMLDom.$B$2:.$B$599];1;FALSE())" office:value-type="float" office:value="0">
            <text:p>#N/D</text:p>
          </table:table-cell>
          <table:table-cell table:formula="of:=IF(LEFT([.A22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rowsinserted</text:p>
          </table:table-cell>
          <table:table-cell table:formula="of:=IF(AND(NOT(ISERROR(VLOOKUP([.A225];[IEplorer.$B$2:.$B$599];1;FALSE()))); NOT(ISERROR(VLOOKUP([.A225];[Firefox.$B$2:.$B$599];1;FALSE()))));[.A225];&quot;#N/A&quot;)" office:value-type="string" office:string-value="#N/A">
            <text:p>#N/A</text:p>
          </table:table-cell>
          <table:table-cell table:formula="of:=IF([.B225]=&quot;#N/A&quot;;      VLOOKUP([.A225];[IEplorer.$B$2:.$B$599];1;FALSE());            NA())" office:value-type="string" office:string-value="onrowsinserted">
            <text:p>onrowsinserted</text:p>
          </table:table-cell>
          <table:table-cell table:formula="of:=IF([.B225]=&quot;#N/A&quot;;      VLOOKUP([.A225];[Firefox.$B$2:.$B$599];1;FALSE());            NA())" office:value-type="float" office:value="0">
            <text:p>#N/D</text:p>
          </table:table-cell>
          <table:table-cell table:formula="of:=VLOOKUP([.A225];[HTMLDom.$B$2:.$B$599];1;FALSE())" office:value-type="float" office:value="0">
            <text:p>#N/D</text:p>
          </table:table-cell>
          <table:table-cell table:formula="of:=IF(LEFT([.A22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croll</text:p>
          </table:table-cell>
          <table:table-cell table:formula="of:=IF(AND(NOT(ISERROR(VLOOKUP([.A226];[IEplorer.$B$2:.$B$599];1;FALSE()))); NOT(ISERROR(VLOOKUP([.A226];[Firefox.$B$2:.$B$599];1;FALSE()))));[.A226];&quot;#N/A&quot;)" office:value-type="string" office:string-value="onscroll">
            <text:p>onscroll</text:p>
          </table:table-cell>
          <table:table-cell table:formula="of:=IF([.B226]=&quot;#N/A&quot;;      VLOOKUP([.A226];[IEplorer.$B$2:.$B$599];1;FALSE());            NA())" office:value-type="float" office:value="0">
            <text:p>#N/D</text:p>
          </table:table-cell>
          <table:table-cell table:formula="of:=IF([.B226]=&quot;#N/A&quot;;      VLOOKUP([.A226];[Firefox.$B$2:.$B$599];1;FALSE());            NA())" office:value-type="float" office:value="0">
            <text:p>#N/D</text:p>
          </table:table-cell>
          <table:table-cell table:formula="of:=VLOOKUP([.A226];[HTMLDom.$B$2:.$B$599];1;FALSE())" office:value-type="float" office:value="0">
            <text:p>#N/D</text:p>
          </table:table-cell>
          <table:table-cell table:formula="of:=IF(LEFT([.A22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eeked</text:p>
          </table:table-cell>
          <table:table-cell table:formula="of:=IF(AND(NOT(ISERROR(VLOOKUP([.A227];[IEplorer.$B$2:.$B$599];1;FALSE()))); NOT(ISERROR(VLOOKUP([.A227];[Firefox.$B$2:.$B$599];1;FALSE()))));[.A227];&quot;#N/A&quot;)" office:value-type="string" office:string-value="#N/A">
            <text:p>#N/A</text:p>
          </table:table-cell>
          <table:table-cell table:formula="of:=IF([.B227]=&quot;#N/A&quot;;      VLOOKUP([.A227];[IEplorer.$B$2:.$B$599];1;FALSE());            NA())" office:value-type="float" office:value="0">
            <text:p>#N/D</text:p>
          </table:table-cell>
          <table:table-cell table:formula="of:=IF([.B227]=&quot;#N/A&quot;;      VLOOKUP([.A227];[Firefox.$B$2:.$B$599];1;FALSE());            NA())" office:value-type="string" office:string-value="onseeked">
            <text:p>onseeked</text:p>
          </table:table-cell>
          <table:table-cell table:formula="of:=VLOOKUP([.A227];[HTMLDom.$B$2:.$B$599];1;FALSE())" office:value-type="float" office:value="0">
            <text:p>#N/D</text:p>
          </table:table-cell>
          <table:table-cell table:formula="of:=IF(LEFT([.A22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eeking</text:p>
          </table:table-cell>
          <table:table-cell table:formula="of:=IF(AND(NOT(ISERROR(VLOOKUP([.A228];[IEplorer.$B$2:.$B$599];1;FALSE()))); NOT(ISERROR(VLOOKUP([.A228];[Firefox.$B$2:.$B$599];1;FALSE()))));[.A228];&quot;#N/A&quot;)" office:value-type="string" office:string-value="#N/A">
            <text:p>#N/A</text:p>
          </table:table-cell>
          <table:table-cell table:formula="of:=IF([.B228]=&quot;#N/A&quot;;      VLOOKUP([.A228];[IEplorer.$B$2:.$B$599];1;FALSE());            NA())" office:value-type="float" office:value="0">
            <text:p>#N/D</text:p>
          </table:table-cell>
          <table:table-cell table:formula="of:=IF([.B228]=&quot;#N/A&quot;;      VLOOKUP([.A228];[Firefox.$B$2:.$B$599];1;FALSE());            NA())" office:value-type="string" office:string-value="onseeking">
            <text:p>onseeking</text:p>
          </table:table-cell>
          <table:table-cell table:formula="of:=VLOOKUP([.A228];[HTMLDom.$B$2:.$B$599];1;FALSE())" office:value-type="float" office:value="0">
            <text:p>#N/D</text:p>
          </table:table-cell>
          <table:table-cell table:formula="of:=IF(LEFT([.A228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elect</text:p>
          </table:table-cell>
          <table:table-cell table:formula="of:=IF(AND(NOT(ISERROR(VLOOKUP([.A229];[IEplorer.$B$2:.$B$599];1;FALSE()))); NOT(ISERROR(VLOOKUP([.A229];[Firefox.$B$2:.$B$599];1;FALSE()))));[.A229];&quot;#N/A&quot;)" office:value-type="string" office:string-value="#N/A">
            <text:p>#N/A</text:p>
          </table:table-cell>
          <table:table-cell table:formula="of:=IF([.B229]=&quot;#N/A&quot;;      VLOOKUP([.A229];[IEplorer.$B$2:.$B$599];1;FALSE());            NA())" office:value-type="float" office:value="0">
            <text:p>#N/D</text:p>
          </table:table-cell>
          <table:table-cell table:formula="of:=IF([.B229]=&quot;#N/A&quot;;      VLOOKUP([.A229];[Firefox.$B$2:.$B$599];1;FALSE());            NA())" office:value-type="string" office:string-value="onselect">
            <text:p>onselect</text:p>
          </table:table-cell>
          <table:table-cell table:formula="of:=VLOOKUP([.A229];[HTMLDom.$B$2:.$B$599];1;FALSE())" office:value-type="float" office:value="0">
            <text:p>#N/D</text:p>
          </table:table-cell>
          <table:table-cell table:formula="of:=IF(LEFT([.A229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electstart</text:p>
          </table:table-cell>
          <table:table-cell table:formula="of:=IF(AND(NOT(ISERROR(VLOOKUP([.A230];[IEplorer.$B$2:.$B$599];1;FALSE()))); NOT(ISERROR(VLOOKUP([.A230];[Firefox.$B$2:.$B$599];1;FALSE()))));[.A230];&quot;#N/A&quot;)" office:value-type="string" office:string-value="#N/A">
            <text:p>#N/A</text:p>
          </table:table-cell>
          <table:table-cell table:formula="of:=IF([.B230]=&quot;#N/A&quot;;      VLOOKUP([.A230];[IEplorer.$B$2:.$B$599];1;FALSE());            NA())" office:value-type="string" office:string-value="onselectstart">
            <text:p>onselectstart</text:p>
          </table:table-cell>
          <table:table-cell table:formula="of:=IF([.B230]=&quot;#N/A&quot;;      VLOOKUP([.A230];[Firefox.$B$2:.$B$599];1;FALSE());            NA())" office:value-type="float" office:value="0">
            <text:p>#N/D</text:p>
          </table:table-cell>
          <table:table-cell table:formula="of:=VLOOKUP([.A230];[HTMLDom.$B$2:.$B$599];1;FALSE())" office:value-type="float" office:value="0">
            <text:p>#N/D</text:p>
          </table:table-cell>
          <table:table-cell table:formula="of:=IF(LEFT([.A230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how</text:p>
          </table:table-cell>
          <table:table-cell table:formula="of:=IF(AND(NOT(ISERROR(VLOOKUP([.A231];[IEplorer.$B$2:.$B$599];1;FALSE()))); NOT(ISERROR(VLOOKUP([.A231];[Firefox.$B$2:.$B$599];1;FALSE()))));[.A231];&quot;#N/A&quot;)" office:value-type="string" office:string-value="#N/A">
            <text:p>#N/A</text:p>
          </table:table-cell>
          <table:table-cell table:formula="of:=IF([.B231]=&quot;#N/A&quot;;      VLOOKUP([.A231];[IEplorer.$B$2:.$B$599];1;FALSE());            NA())" office:value-type="float" office:value="0">
            <text:p>#N/D</text:p>
          </table:table-cell>
          <table:table-cell table:formula="of:=IF([.B231]=&quot;#N/A&quot;;      VLOOKUP([.A231];[Firefox.$B$2:.$B$599];1;FALSE());            NA())" office:value-type="string" office:string-value="onshow">
            <text:p>onshow</text:p>
          </table:table-cell>
          <table:table-cell table:formula="of:=VLOOKUP([.A231];[HTMLDom.$B$2:.$B$599];1;FALSE())" office:value-type="float" office:value="0">
            <text:p>#N/D</text:p>
          </table:table-cell>
          <table:table-cell table:formula="of:=IF(LEFT([.A231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talled</text:p>
          </table:table-cell>
          <table:table-cell table:formula="of:=IF(AND(NOT(ISERROR(VLOOKUP([.A232];[IEplorer.$B$2:.$B$599];1;FALSE()))); NOT(ISERROR(VLOOKUP([.A232];[Firefox.$B$2:.$B$599];1;FALSE()))));[.A232];&quot;#N/A&quot;)" office:value-type="string" office:string-value="#N/A">
            <text:p>#N/A</text:p>
          </table:table-cell>
          <table:table-cell table:formula="of:=IF([.B232]=&quot;#N/A&quot;;      VLOOKUP([.A232];[IEplorer.$B$2:.$B$599];1;FALSE());            NA())" office:value-type="float" office:value="0">
            <text:p>#N/D</text:p>
          </table:table-cell>
          <table:table-cell table:formula="of:=IF([.B232]=&quot;#N/A&quot;;      VLOOKUP([.A232];[Firefox.$B$2:.$B$599];1;FALSE());            NA())" office:value-type="string" office:string-value="onstalled">
            <text:p>onstalled</text:p>
          </table:table-cell>
          <table:table-cell table:formula="of:=VLOOKUP([.A232];[HTMLDom.$B$2:.$B$599];1;FALSE())" office:value-type="float" office:value="0">
            <text:p>#N/D</text:p>
          </table:table-cell>
          <table:table-cell table:formula="of:=IF(LEFT([.A232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ubmit</text:p>
          </table:table-cell>
          <table:table-cell table:formula="of:=IF(AND(NOT(ISERROR(VLOOKUP([.A233];[IEplorer.$B$2:.$B$599];1;FALSE()))); NOT(ISERROR(VLOOKUP([.A233];[Firefox.$B$2:.$B$599];1;FALSE()))));[.A233];&quot;#N/A&quot;)" office:value-type="string" office:string-value="#N/A">
            <text:p>#N/A</text:p>
          </table:table-cell>
          <table:table-cell table:formula="of:=IF([.B233]=&quot;#N/A&quot;;      VLOOKUP([.A233];[IEplorer.$B$2:.$B$599];1;FALSE());            NA())" office:value-type="float" office:value="0">
            <text:p>#N/D</text:p>
          </table:table-cell>
          <table:table-cell table:formula="of:=IF([.B233]=&quot;#N/A&quot;;      VLOOKUP([.A233];[Firefox.$B$2:.$B$599];1;FALSE());            NA())" office:value-type="string" office:string-value="onsubmit">
            <text:p>onsubmit</text:p>
          </table:table-cell>
          <table:table-cell table:formula="of:=VLOOKUP([.A233];[HTMLDom.$B$2:.$B$599];1;FALSE())" office:value-type="float" office:value="0">
            <text:p>#N/D</text:p>
          </table:table-cell>
          <table:table-cell table:formula="of:=IF(LEFT([.A233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suspend</text:p>
          </table:table-cell>
          <table:table-cell table:formula="of:=IF(AND(NOT(ISERROR(VLOOKUP([.A234];[IEplorer.$B$2:.$B$599];1;FALSE()))); NOT(ISERROR(VLOOKUP([.A234];[Firefox.$B$2:.$B$599];1;FALSE()))));[.A234];&quot;#N/A&quot;)" office:value-type="string" office:string-value="#N/A">
            <text:p>#N/A</text:p>
          </table:table-cell>
          <table:table-cell table:formula="of:=IF([.B234]=&quot;#N/A&quot;;      VLOOKUP([.A234];[IEplorer.$B$2:.$B$599];1;FALSE());            NA())" office:value-type="float" office:value="0">
            <text:p>#N/D</text:p>
          </table:table-cell>
          <table:table-cell table:formula="of:=IF([.B234]=&quot;#N/A&quot;;      VLOOKUP([.A234];[Firefox.$B$2:.$B$599];1;FALSE());            NA())" office:value-type="string" office:string-value="onsuspend">
            <text:p>onsuspend</text:p>
          </table:table-cell>
          <table:table-cell table:formula="of:=VLOOKUP([.A234];[HTMLDom.$B$2:.$B$599];1;FALSE())" office:value-type="float" office:value="0">
            <text:p>#N/D</text:p>
          </table:table-cell>
          <table:table-cell table:formula="of:=IF(LEFT([.A234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timeupdate</text:p>
          </table:table-cell>
          <table:table-cell table:formula="of:=IF(AND(NOT(ISERROR(VLOOKUP([.A235];[IEplorer.$B$2:.$B$599];1;FALSE()))); NOT(ISERROR(VLOOKUP([.A235];[Firefox.$B$2:.$B$599];1;FALSE()))));[.A235];&quot;#N/A&quot;)" office:value-type="string" office:string-value="#N/A">
            <text:p>#N/A</text:p>
          </table:table-cell>
          <table:table-cell table:formula="of:=IF([.B235]=&quot;#N/A&quot;;      VLOOKUP([.A235];[IEplorer.$B$2:.$B$599];1;FALSE());            NA())" office:value-type="float" office:value="0">
            <text:p>#N/D</text:p>
          </table:table-cell>
          <table:table-cell table:formula="of:=IF([.B235]=&quot;#N/A&quot;;      VLOOKUP([.A235];[Firefox.$B$2:.$B$599];1;FALSE());            NA())" office:value-type="string" office:string-value="ontimeupdate">
            <text:p>ontimeupdate</text:p>
          </table:table-cell>
          <table:table-cell table:formula="of:=VLOOKUP([.A235];[HTMLDom.$B$2:.$B$599];1;FALSE())" office:value-type="float" office:value="0">
            <text:p>#N/D</text:p>
          </table:table-cell>
          <table:table-cell table:formula="of:=IF(LEFT([.A235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volumechange</text:p>
          </table:table-cell>
          <table:table-cell table:formula="of:=IF(AND(NOT(ISERROR(VLOOKUP([.A236];[IEplorer.$B$2:.$B$599];1;FALSE()))); NOT(ISERROR(VLOOKUP([.A236];[Firefox.$B$2:.$B$599];1;FALSE()))));[.A236];&quot;#N/A&quot;)" office:value-type="string" office:string-value="#N/A">
            <text:p>#N/A</text:p>
          </table:table-cell>
          <table:table-cell table:formula="of:=IF([.B236]=&quot;#N/A&quot;;      VLOOKUP([.A236];[IEplorer.$B$2:.$B$599];1;FALSE());            NA())" office:value-type="float" office:value="0">
            <text:p>#N/D</text:p>
          </table:table-cell>
          <table:table-cell table:formula="of:=IF([.B236]=&quot;#N/A&quot;;      VLOOKUP([.A236];[Firefox.$B$2:.$B$599];1;FALSE());            NA())" office:value-type="string" office:string-value="onvolumechange">
            <text:p>onvolumechange</text:p>
          </table:table-cell>
          <table:table-cell table:formula="of:=VLOOKUP([.A236];[HTMLDom.$B$2:.$B$599];1;FALSE())" office:value-type="float" office:value="0">
            <text:p>#N/D</text:p>
          </table:table-cell>
          <table:table-cell table:formula="of:=IF(LEFT([.A236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waiting</text:p>
          </table:table-cell>
          <table:table-cell table:formula="of:=IF(AND(NOT(ISERROR(VLOOKUP([.A237];[IEplorer.$B$2:.$B$599];1;FALSE()))); NOT(ISERROR(VLOOKUP([.A237];[Firefox.$B$2:.$B$599];1;FALSE()))));[.A237];&quot;#N/A&quot;)" office:value-type="string" office:string-value="#N/A">
            <text:p>#N/A</text:p>
          </table:table-cell>
          <table:table-cell table:formula="of:=IF([.B237]=&quot;#N/A&quot;;      VLOOKUP([.A237];[IEplorer.$B$2:.$B$599];1;FALSE());            NA())" office:value-type="float" office:value="0">
            <text:p>#N/D</text:p>
          </table:table-cell>
          <table:table-cell table:formula="of:=IF([.B237]=&quot;#N/A&quot;;      VLOOKUP([.A237];[Firefox.$B$2:.$B$599];1;FALSE());            NA())" office:value-type="string" office:string-value="onwaiting">
            <text:p>onwaiting</text:p>
          </table:table-cell>
          <table:table-cell table:formula="of:=VLOOKUP([.A237];[HTMLDom.$B$2:.$B$599];1;FALSE())" office:value-type="float" office:value="0">
            <text:p>#N/D</text:p>
          </table:table-cell>
          <table:table-cell table:formula="of:=IF(LEFT([.A237];2)=&quot;on&quot;;TRUE();FALSE())" office:value-type="boolean" office:boolean-value="true">
            <text:p>VERDADERO</text:p>
          </table:table-cell>
        </table:table-row>
        <table:table-row table:style-name="ro1" table:visibility="filter">
          <table:table-cell table:style-name="ce2" office:value-type="string">
            <text:p>onwheel</text:p>
          </table:table-cell>
          <table:table-cell table:formula="of:=IF(AND(NOT(ISERROR(VLOOKUP([.A238];[IEplorer.$B$2:.$B$599];1;FALSE()))); NOT(ISERROR(VLOOKUP([.A238];[Firefox.$B$2:.$B$599];1;FALSE()))));[.A238];&quot;#N/A&quot;)" office:value-type="string" office:string-value="#N/A">
            <text:p>#N/A</text:p>
          </table:table-cell>
          <table:table-cell table:formula="of:=IF([.B238]=&quot;#N/A&quot;;      VLOOKUP([.A238];[IEplorer.$B$2:.$B$599];1;FALSE());            NA())" office:value-type="float" office:value="0">
            <text:p>#N/D</text:p>
          </table:table-cell>
          <table:table-cell table:formula="of:=IF([.B238]=&quot;#N/A&quot;;      VLOOKUP([.A238];[Firefox.$B$2:.$B$599];1;FALSE());            NA())" office:value-type="string" office:string-value="onwheel">
            <text:p>onwheel</text:p>
          </table:table-cell>
          <table:table-cell table:formula="of:=VLOOKUP([.A238];[HTMLDom.$B$2:.$B$599];1;FALSE())" office:value-type="float" office:value="0">
            <text:p>#N/D</text:p>
          </table:table-cell>
          <table:table-cell table:formula="of:=IF(LEFT([.A238];2)=&quot;on&quot;;TRUE();FALSE())" office:value-type="boolean" office:boolean-value="true">
            <text:p>VERDADERO</text:p>
          </table:table-cell>
        </table:table-row>
        <table:table-row table:style-name="ro1">
          <table:table-cell table:style-name="ce2" office:value-type="string">
            <text:p>outerHTML</text:p>
          </table:table-cell>
          <table:table-cell table:formula="of:=IF(AND(NOT(ISERROR(VLOOKUP([.A239];[IEplorer.$B$2:.$B$599];1;FALSE()))); NOT(ISERROR(VLOOKUP([.A239];[Firefox.$B$2:.$B$599];1;FALSE()))));[.A239];&quot;#N/A&quot;)" office:value-type="string" office:string-value="outerHTML">
            <text:p>outerHTML</text:p>
          </table:table-cell>
          <table:table-cell table:formula="of:=IF([.B239]=&quot;#N/A&quot;;      VLOOKUP([.A239];[IEplorer.$B$2:.$B$599];1;FALSE());            NA())" office:value-type="float" office:value="0">
            <text:p>#N/D</text:p>
          </table:table-cell>
          <table:table-cell table:formula="of:=IF([.B239]=&quot;#N/A&quot;;      VLOOKUP([.A239];[Firefox.$B$2:.$B$599];1;FALSE());            NA())" office:value-type="float" office:value="0">
            <text:p>#N/D</text:p>
          </table:table-cell>
          <table:table-cell table:formula="of:=VLOOKUP([.A239];[HTMLDom.$B$2:.$B$599];1;FALSE())" office:value-type="float" office:value="0">
            <text:p>#N/D</text:p>
          </table:table-cell>
          <table:table-cell table:formula="of:=IF(LEFT([.A23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outerText</text:p>
          </table:table-cell>
          <table:table-cell table:formula="of:=IF(AND(NOT(ISERROR(VLOOKUP([.A240];[IEplorer.$B$2:.$B$599];1;FALSE()))); NOT(ISERROR(VLOOKUP([.A240];[Firefox.$B$2:.$B$599];1;FALSE()))));[.A240];&quot;#N/A&quot;)" office:value-type="string" office:string-value="#N/A">
            <text:p>#N/A</text:p>
          </table:table-cell>
          <table:table-cell table:formula="of:=IF([.B240]=&quot;#N/A&quot;;      VLOOKUP([.A240];[IEplorer.$B$2:.$B$599];1;FALSE());            NA())" office:value-type="string" office:string-value="outerText">
            <text:p>outerText</text:p>
          </table:table-cell>
          <table:table-cell table:formula="of:=IF([.B240]=&quot;#N/A&quot;;      VLOOKUP([.A240];[Firefox.$B$2:.$B$599];1;FALSE());            NA())" office:value-type="float" office:value="0">
            <text:p>#N/D</text:p>
          </table:table-cell>
          <table:table-cell table:formula="of:=VLOOKUP([.A240];[HTMLDom.$B$2:.$B$599];1;FALSE())" office:value-type="float" office:value="0">
            <text:p>#N/D</text:p>
          </table:table-cell>
          <table:table-cell table:formula="of:=IF(LEFT([.A240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ownerDocument</text:p>
          </table:table-cell>
          <table:table-cell table:formula="of:=IF(AND(NOT(ISERROR(VLOOKUP([.A241];[IEplorer.$B$2:.$B$599];1;FALSE()))); NOT(ISERROR(VLOOKUP([.A241];[Firefox.$B$2:.$B$599];1;FALSE()))));[.A241];&quot;#N/A&quot;)" office:value-type="string" office:string-value="ownerDocument">
            <text:p>ownerDocument</text:p>
          </table:table-cell>
          <table:table-cell table:formula="of:=IF([.B241]=&quot;#N/A&quot;;      VLOOKUP([.A241];[IEplorer.$B$2:.$B$599];1;FALSE());            NA())" office:value-type="float" office:value="0">
            <text:p>#N/D</text:p>
          </table:table-cell>
          <table:table-cell table:formula="of:=IF([.B241]=&quot;#N/A&quot;;      VLOOKUP([.A241];[Firefox.$B$2:.$B$599];1;FALSE());            NA())" office:value-type="float" office:value="0">
            <text:p>#N/D</text:p>
          </table:table-cell>
          <table:table-cell table:formula="of:=VLOOKUP([.A241];[HTMLDom.$B$2:.$B$599];1;FALSE())" office:value-type="float" office:value="0">
            <text:p>#N/D</text:p>
          </table:table-cell>
          <table:table-cell table:formula="of:=IF(LEFT([.A24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parentElement</text:p>
          </table:table-cell>
          <table:table-cell table:formula="of:=IF(AND(NOT(ISERROR(VLOOKUP([.A242];[IEplorer.$B$2:.$B$599];1;FALSE()))); NOT(ISERROR(VLOOKUP([.A242];[Firefox.$B$2:.$B$599];1;FALSE()))));[.A242];&quot;#N/A&quot;)" office:value-type="string" office:string-value="parentElement">
            <text:p>parentElement</text:p>
          </table:table-cell>
          <table:table-cell table:formula="of:=IF([.B242]=&quot;#N/A&quot;;      VLOOKUP([.A242];[IEplorer.$B$2:.$B$599];1;FALSE());            NA())" office:value-type="float" office:value="0">
            <text:p>#N/D</text:p>
          </table:table-cell>
          <table:table-cell table:formula="of:=IF([.B242]=&quot;#N/A&quot;;      VLOOKUP([.A242];[Firefox.$B$2:.$B$599];1;FALSE());            NA())" office:value-type="float" office:value="0">
            <text:p>#N/D</text:p>
          </table:table-cell>
          <table:table-cell table:formula="of:=VLOOKUP([.A242];[HTMLDom.$B$2:.$B$599];1;FALSE())" office:value-type="float" office:value="0">
            <text:p>#N/D</text:p>
          </table:table-cell>
          <table:table-cell table:formula="of:=IF(LEFT([.A24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parentNode</text:p>
          </table:table-cell>
          <table:table-cell table:formula="of:=IF(AND(NOT(ISERROR(VLOOKUP([.A243];[IEplorer.$B$2:.$B$599];1;FALSE()))); NOT(ISERROR(VLOOKUP([.A243];[Firefox.$B$2:.$B$599];1;FALSE()))));[.A243];&quot;#N/A&quot;)" office:value-type="string" office:string-value="parentNode">
            <text:p>parentNode</text:p>
          </table:table-cell>
          <table:table-cell table:formula="of:=IF([.B243]=&quot;#N/A&quot;;      VLOOKUP([.A243];[IEplorer.$B$2:.$B$599];1;FALSE());            NA())" office:value-type="float" office:value="0">
            <text:p>#N/D</text:p>
          </table:table-cell>
          <table:table-cell table:formula="of:=IF([.B243]=&quot;#N/A&quot;;      VLOOKUP([.A243];[Firefox.$B$2:.$B$599];1;FALSE());            NA())" office:value-type="float" office:value="0">
            <text:p>#N/D</text:p>
          </table:table-cell>
          <table:table-cell table:formula="of:=VLOOKUP([.A243];[HTMLDom.$B$2:.$B$599];1;FALSE())" office:value-type="float" office:value="0">
            <text:p>#N/D</text:p>
          </table:table-cell>
          <table:table-cell table:formula="of:=IF(LEFT([.A24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arentTextEdit</text:p>
          </table:table-cell>
          <table:table-cell table:formula="of:=IF(AND(NOT(ISERROR(VLOOKUP([.A244];[IEplorer.$B$2:.$B$599];1;FALSE()))); NOT(ISERROR(VLOOKUP([.A244];[Firefox.$B$2:.$B$599];1;FALSE()))));[.A244];&quot;#N/A&quot;)" office:value-type="string" office:string-value="#N/A">
            <text:p>#N/A</text:p>
          </table:table-cell>
          <table:table-cell table:formula="of:=IF([.B244]=&quot;#N/A&quot;;      VLOOKUP([.A244];[IEplorer.$B$2:.$B$599];1;FALSE());            NA())" office:value-type="string" office:string-value="parentTextEdit">
            <text:p>parentTextEdit</text:p>
          </table:table-cell>
          <table:table-cell table:formula="of:=IF([.B244]=&quot;#N/A&quot;;      VLOOKUP([.A244];[Firefox.$B$2:.$B$599];1;FALSE());            NA())" office:value-type="float" office:value="0">
            <text:p>#N/D</text:p>
          </table:table-cell>
          <table:table-cell table:formula="of:=VLOOKUP([.A244];[HTMLDom.$B$2:.$B$599];1;FALSE())" office:value-type="float" office:value="0">
            <text:p>#N/D</text:p>
          </table:table-cell>
          <table:table-cell table:formula="of:=IF(LEFT([.A24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refix</text:p>
          </table:table-cell>
          <table:table-cell table:formula="of:=IF(AND(NOT(ISERROR(VLOOKUP([.A245];[IEplorer.$B$2:.$B$599];1;FALSE()))); NOT(ISERROR(VLOOKUP([.A245];[Firefox.$B$2:.$B$599];1;FALSE()))));[.A245];&quot;#N/A&quot;)" office:value-type="string" office:string-value="#N/A">
            <text:p>#N/A</text:p>
          </table:table-cell>
          <table:table-cell table:formula="of:=IF([.B245]=&quot;#N/A&quot;;      VLOOKUP([.A245];[IEplorer.$B$2:.$B$599];1;FALSE());            NA())" office:value-type="float" office:value="0">
            <text:p>#N/D</text:p>
          </table:table-cell>
          <table:table-cell table:formula="of:=IF([.B245]=&quot;#N/A&quot;;      VLOOKUP([.A245];[Firefox.$B$2:.$B$599];1;FALSE());            NA())" office:value-type="string" office:string-value="prefix">
            <text:p>prefix</text:p>
          </table:table-cell>
          <table:table-cell table:formula="of:=VLOOKUP([.A245];[HTMLDom.$B$2:.$B$599];1;FALSE())" office:value-type="float" office:value="0">
            <text:p>#N/D</text:p>
          </table:table-cell>
          <table:table-cell table:formula="of:=IF(LEFT([.A24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reviousElementSibling</text:p>
          </table:table-cell>
          <table:table-cell table:formula="of:=IF(AND(NOT(ISERROR(VLOOKUP([.A246];[IEplorer.$B$2:.$B$599];1;FALSE()))); NOT(ISERROR(VLOOKUP([.A246];[Firefox.$B$2:.$B$599];1;FALSE()))));[.A246];&quot;#N/A&quot;)" office:value-type="string" office:string-value="#N/A">
            <text:p>#N/A</text:p>
          </table:table-cell>
          <table:table-cell table:formula="of:=IF([.B246]=&quot;#N/A&quot;;      VLOOKUP([.A246];[IEplorer.$B$2:.$B$599];1;FALSE());            NA())" office:value-type="float" office:value="0">
            <text:p>#N/D</text:p>
          </table:table-cell>
          <table:table-cell table:formula="of:=IF([.B246]=&quot;#N/A&quot;;      VLOOKUP([.A246];[Firefox.$B$2:.$B$599];1;FALSE());            NA())" office:value-type="string" office:string-value="previousElementSibling">
            <text:p>previousElementSibling</text:p>
          </table:table-cell>
          <table:table-cell table:formula="of:=VLOOKUP([.A246];[HTMLDom.$B$2:.$B$599];1;FALSE())" office:value-type="float" office:value="0">
            <text:p>#N/D</text:p>
          </table:table-cell>
          <table:table-cell table:formula="of:=IF(LEFT([.A246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previousSibling</text:p>
          </table:table-cell>
          <table:table-cell table:formula="of:=IF(AND(NOT(ISERROR(VLOOKUP([.A247];[IEplorer.$B$2:.$B$599];1;FALSE()))); NOT(ISERROR(VLOOKUP([.A247];[Firefox.$B$2:.$B$599];1;FALSE()))));[.A247];&quot;#N/A&quot;)" office:value-type="string" office:string-value="previousSibling">
            <text:p>previousSibling</text:p>
          </table:table-cell>
          <table:table-cell table:formula="of:=IF([.B247]=&quot;#N/A&quot;;      VLOOKUP([.A247];[IEplorer.$B$2:.$B$599];1;FALSE());            NA())" office:value-type="float" office:value="0">
            <text:p>#N/D</text:p>
          </table:table-cell>
          <table:table-cell table:formula="of:=IF([.B247]=&quot;#N/A&quot;;      VLOOKUP([.A247];[Firefox.$B$2:.$B$599];1;FALSE());            NA())" office:value-type="float" office:value="0">
            <text:p>#N/D</text:p>
          </table:table-cell>
          <table:table-cell table:formula="of:=VLOOKUP([.A247];[HTMLDom.$B$2:.$B$599];1;FALSE())" office:value-type="float" office:value="0">
            <text:p>#N/D</text:p>
          </table:table-cell>
          <table:table-cell table:formula="of:=IF(LEFT([.A247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PROCESSING_INSTRUCTION_NODE</text:p>
          </table:table-cell>
          <table:table-cell table:formula="of:=IF(AND(NOT(ISERROR(VLOOKUP([.A248];[IEplorer.$B$2:.$B$599];1;FALSE()))); NOT(ISERROR(VLOOKUP([.A248];[Firefox.$B$2:.$B$599];1;FALSE()))));[.A248];&quot;#N/A&quot;)" office:value-type="string" office:string-value="#N/A">
            <text:p>#N/A</text:p>
          </table:table-cell>
          <table:table-cell table:formula="of:=IF([.B248]=&quot;#N/A&quot;;      VLOOKUP([.A248];[IEplorer.$B$2:.$B$599];1;FALSE());            NA())" office:value-type="float" office:value="0">
            <text:p>#N/D</text:p>
          </table:table-cell>
          <table:table-cell table:formula="of:=IF([.B248]=&quot;#N/A&quot;;      VLOOKUP([.A248];[Firefox.$B$2:.$B$599];1;FALSE());            NA())" office:value-type="string" office:string-value="PROCESSING_INSTRUCTION_NODE">
            <text:p>PROCESSING_INSTRUCTION_NODE</text:p>
          </table:table-cell>
          <table:table-cell table:formula="of:=VLOOKUP([.A248];[HTMLDom.$B$2:.$B$599];1;FALSE())" office:value-type="float" office:value="0">
            <text:p>#N/D</text:p>
          </table:table-cell>
          <table:table-cell table:formula="of:=IF(LEFT([.A24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properties</text:p>
          </table:table-cell>
          <table:table-cell table:formula="of:=IF(AND(NOT(ISERROR(VLOOKUP([.A249];[IEplorer.$B$2:.$B$599];1;FALSE()))); NOT(ISERROR(VLOOKUP([.A249];[Firefox.$B$2:.$B$599];1;FALSE()))));[.A249];&quot;#N/A&quot;)" office:value-type="string" office:string-value="#N/A">
            <text:p>#N/A</text:p>
          </table:table-cell>
          <table:table-cell table:formula="of:=IF([.B249]=&quot;#N/A&quot;;      VLOOKUP([.A249];[IEplorer.$B$2:.$B$599];1;FALSE());            NA())" office:value-type="float" office:value="0">
            <text:p>#N/D</text:p>
          </table:table-cell>
          <table:table-cell table:formula="of:=IF([.B249]=&quot;#N/A&quot;;      VLOOKUP([.A249];[Firefox.$B$2:.$B$599];1;FALSE());            NA())" office:value-type="string" office:string-value="properties">
            <text:p>properties</text:p>
          </table:table-cell>
          <table:table-cell table:formula="of:=VLOOKUP([.A249];[HTMLDom.$B$2:.$B$599];1;FALSE())" office:value-type="float" office:value="0">
            <text:p>#N/D</text:p>
          </table:table-cell>
          <table:table-cell table:formula="of:=IF(LEFT([.A24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querySelector</text:p>
          </table:table-cell>
          <table:table-cell table:formula="of:=IF(AND(NOT(ISERROR(VLOOKUP([.A250];[IEplorer.$B$2:.$B$599];1;FALSE()))); NOT(ISERROR(VLOOKUP([.A250];[Firefox.$B$2:.$B$599];1;FALSE()))));[.A250];&quot;#N/A&quot;)" office:value-type="string" office:string-value="#N/A">
            <text:p>#N/A</text:p>
          </table:table-cell>
          <table:table-cell table:formula="of:=IF([.B250]=&quot;#N/A&quot;;      VLOOKUP([.A250];[IEplorer.$B$2:.$B$599];1;FALSE());            NA())" office:value-type="float" office:value="0">
            <text:p>#N/D</text:p>
          </table:table-cell>
          <table:table-cell table:formula="of:=IF([.B250]=&quot;#N/A&quot;;      VLOOKUP([.A250];[Firefox.$B$2:.$B$599];1;FALSE());            NA())" office:value-type="string" office:string-value="querySelector">
            <text:p>querySelector</text:p>
          </table:table-cell>
          <table:table-cell table:formula="of:=VLOOKUP([.A250];[HTMLDom.$B$2:.$B$599];1;FALSE())" office:value-type="float" office:value="0">
            <text:p>#N/D</text:p>
          </table:table-cell>
          <table:table-cell table:formula="of:=IF(LEFT([.A25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querySelectorAll</text:p>
          </table:table-cell>
          <table:table-cell table:formula="of:=IF(AND(NOT(ISERROR(VLOOKUP([.A251];[IEplorer.$B$2:.$B$599];1;FALSE()))); NOT(ISERROR(VLOOKUP([.A251];[Firefox.$B$2:.$B$599];1;FALSE()))));[.A251];&quot;#N/A&quot;)" office:value-type="string" office:string-value="#N/A">
            <text:p>#N/A</text:p>
          </table:table-cell>
          <table:table-cell table:formula="of:=IF([.B251]=&quot;#N/A&quot;;      VLOOKUP([.A251];[IEplorer.$B$2:.$B$599];1;FALSE());            NA())" office:value-type="float" office:value="0">
            <text:p>#N/D</text:p>
          </table:table-cell>
          <table:table-cell table:formula="of:=IF([.B251]=&quot;#N/A&quot;;      VLOOKUP([.A251];[Firefox.$B$2:.$B$599];1;FALSE());            NA())" office:value-type="string" office:string-value="querySelectorAll">
            <text:p>querySelectorAll</text:p>
          </table:table-cell>
          <table:table-cell table:formula="of:=VLOOKUP([.A251];[HTMLDom.$B$2:.$B$599];1;FALSE())" office:value-type="float" office:value="0">
            <text:p>#N/D</text:p>
          </table:table-cell>
          <table:table-cell table:formula="of:=IF(LEFT([.A251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adyState</text:p>
          </table:table-cell>
          <table:table-cell table:formula="of:=IF(AND(NOT(ISERROR(VLOOKUP([.A252];[IEplorer.$B$2:.$B$599];1;FALSE()))); NOT(ISERROR(VLOOKUP([.A252];[Firefox.$B$2:.$B$599];1;FALSE()))));[.A252];&quot;#N/A&quot;)" office:value-type="string" office:string-value="#N/A">
            <text:p>#N/A</text:p>
          </table:table-cell>
          <table:table-cell table:formula="of:=IF([.B252]=&quot;#N/A&quot;;      VLOOKUP([.A252];[IEplorer.$B$2:.$B$599];1;FALSE());            NA())" office:value-type="string" office:string-value="readyState">
            <text:p>readyState</text:p>
          </table:table-cell>
          <table:table-cell table:formula="of:=IF([.B252]=&quot;#N/A&quot;;      VLOOKUP([.A252];[Firefox.$B$2:.$B$599];1;FALSE());            NA())" office:value-type="float" office:value="0">
            <text:p>#N/D</text:p>
          </table:table-cell>
          <table:table-cell table:formula="of:=VLOOKUP([.A252];[HTMLDom.$B$2:.$B$599];1;FALSE())" office:value-type="float" office:value="0">
            <text:p>#N/D</text:p>
          </table:table-cell>
          <table:table-cell table:formula="of:=IF(LEFT([.A25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cordNumber</text:p>
          </table:table-cell>
          <table:table-cell table:formula="of:=IF(AND(NOT(ISERROR(VLOOKUP([.A253];[IEplorer.$B$2:.$B$599];1;FALSE()))); NOT(ISERROR(VLOOKUP([.A253];[Firefox.$B$2:.$B$599];1;FALSE()))));[.A253];&quot;#N/A&quot;)" office:value-type="string" office:string-value="#N/A">
            <text:p>#N/A</text:p>
          </table:table-cell>
          <table:table-cell table:formula="of:=IF([.B253]=&quot;#N/A&quot;;      VLOOKUP([.A253];[IEplorer.$B$2:.$B$599];1;FALSE());            NA())" office:value-type="string" office:string-value="recordNumber">
            <text:p>recordNumber</text:p>
          </table:table-cell>
          <table:table-cell table:formula="of:=IF([.B253]=&quot;#N/A&quot;;      VLOOKUP([.A253];[Firefox.$B$2:.$B$599];1;FALSE());            NA())" office:value-type="float" office:value="0">
            <text:p>#N/D</text:p>
          </table:table-cell>
          <table:table-cell table:formula="of:=VLOOKUP([.A253];[HTMLDom.$B$2:.$B$599];1;FALSE())" office:value-type="float" office:value="0">
            <text:p>#N/D</text:p>
          </table:table-cell>
          <table:table-cell table:formula="of:=IF(LEFT([.A25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leaseCapture</text:p>
          </table:table-cell>
          <table:table-cell table:formula="of:=IF(AND(NOT(ISERROR(VLOOKUP([.A254];[IEplorer.$B$2:.$B$599];1;FALSE()))); NOT(ISERROR(VLOOKUP([.A254];[Firefox.$B$2:.$B$599];1;FALSE()))));[.A254];&quot;#N/A&quot;)" office:value-type="string" office:string-value="#N/A">
            <text:p>#N/A</text:p>
          </table:table-cell>
          <table:table-cell table:formula="of:=IF([.B254]=&quot;#N/A&quot;;      VLOOKUP([.A254];[IEplorer.$B$2:.$B$599];1;FALSE());            NA())" office:value-type="float" office:value="0">
            <text:p>#N/D</text:p>
          </table:table-cell>
          <table:table-cell table:formula="of:=IF([.B254]=&quot;#N/A&quot;;      VLOOKUP([.A254];[Firefox.$B$2:.$B$599];1;FALSE());            NA())" office:value-type="string" office:string-value="releaseCapture">
            <text:p>releaseCapture</text:p>
          </table:table-cell>
          <table:table-cell table:formula="of:=VLOOKUP([.A254];[HTMLDom.$B$2:.$B$599];1;FALSE())" office:value-type="float" office:value="0">
            <text:p>#N/D</text:p>
          </table:table-cell>
          <table:table-cell table:formula="of:=IF(LEFT([.A25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</text:p>
          </table:table-cell>
          <table:table-cell table:formula="of:=IF(AND(NOT(ISERROR(VLOOKUP([.A255];[IEplorer.$B$2:.$B$599];1;FALSE()))); NOT(ISERROR(VLOOKUP([.A255];[Firefox.$B$2:.$B$599];1;FALSE()))));[.A255];&quot;#N/A&quot;)" office:value-type="string" office:string-value="#N/A">
            <text:p>#N/A</text:p>
          </table:table-cell>
          <table:table-cell table:formula="of:=IF([.B255]=&quot;#N/A&quot;;      VLOOKUP([.A255];[IEplorer.$B$2:.$B$599];1;FALSE());            NA())" office:value-type="float" office:value="0">
            <text:p>#N/D</text:p>
          </table:table-cell>
          <table:table-cell table:formula="of:=IF([.B255]=&quot;#N/A&quot;;      VLOOKUP([.A255];[Firefox.$B$2:.$B$599];1;FALSE());            NA())" office:value-type="string" office:string-value="remove">
            <text:p>remove</text:p>
          </table:table-cell>
          <table:table-cell table:formula="of:=VLOOKUP([.A255];[HTMLDom.$B$2:.$B$599];1;FALSE())" office:value-type="float" office:value="0">
            <text:p>#N/D</text:p>
          </table:table-cell>
          <table:table-cell table:formula="of:=IF(LEFT([.A25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Attribute</text:p>
          </table:table-cell>
          <table:table-cell table:formula="of:=IF(AND(NOT(ISERROR(VLOOKUP([.A256];[IEplorer.$B$2:.$B$599];1;FALSE()))); NOT(ISERROR(VLOOKUP([.A256];[Firefox.$B$2:.$B$599];1;FALSE()))));[.A256];&quot;#N/A&quot;)" office:value-type="string" office:string-value="#N/A">
            <text:p>#N/A</text:p>
          </table:table-cell>
          <table:table-cell table:formula="of:=IF([.B256]=&quot;#N/A&quot;;      VLOOKUP([.A256];[IEplorer.$B$2:.$B$599];1;FALSE());            NA())" office:value-type="float" office:value="0">
            <text:p>#N/D</text:p>
          </table:table-cell>
          <table:table-cell table:formula="of:=IF([.B256]=&quot;#N/A&quot;;      VLOOKUP([.A256];[Firefox.$B$2:.$B$599];1;FALSE());            NA())" office:value-type="string" office:string-value="removeAttribute">
            <text:p>removeAttribute</text:p>
          </table:table-cell>
          <table:table-cell table:formula="of:=VLOOKUP([.A256];[HTMLDom.$B$2:.$B$599];1;FALSE())" office:value-type="float" office:value="0">
            <text:p>#N/D</text:p>
          </table:table-cell>
          <table:table-cell table:formula="of:=IF(LEFT([.A25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AttributeNode</text:p>
          </table:table-cell>
          <table:table-cell table:formula="of:=IF(AND(NOT(ISERROR(VLOOKUP([.A257];[IEplorer.$B$2:.$B$599];1;FALSE()))); NOT(ISERROR(VLOOKUP([.A257];[Firefox.$B$2:.$B$599];1;FALSE()))));[.A257];&quot;#N/A&quot;)" office:value-type="string" office:string-value="#N/A">
            <text:p>#N/A</text:p>
          </table:table-cell>
          <table:table-cell table:formula="of:=IF([.B257]=&quot;#N/A&quot;;      VLOOKUP([.A257];[IEplorer.$B$2:.$B$599];1;FALSE());            NA())" office:value-type="float" office:value="0">
            <text:p>#N/D</text:p>
          </table:table-cell>
          <table:table-cell table:formula="of:=IF([.B257]=&quot;#N/A&quot;;      VLOOKUP([.A257];[Firefox.$B$2:.$B$599];1;FALSE());            NA())" office:value-type="string" office:string-value="removeAttributeNode">
            <text:p>removeAttributeNode</text:p>
          </table:table-cell>
          <table:table-cell table:formula="of:=VLOOKUP([.A257];[HTMLDom.$B$2:.$B$599];1;FALSE())" office:value-type="float" office:value="0">
            <text:p>#N/D</text:p>
          </table:table-cell>
          <table:table-cell table:formula="of:=IF(LEFT([.A25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AttributeNS</text:p>
          </table:table-cell>
          <table:table-cell table:formula="of:=IF(AND(NOT(ISERROR(VLOOKUP([.A258];[IEplorer.$B$2:.$B$599];1;FALSE()))); NOT(ISERROR(VLOOKUP([.A258];[Firefox.$B$2:.$B$599];1;FALSE()))));[.A258];&quot;#N/A&quot;)" office:value-type="string" office:string-value="#N/A">
            <text:p>#N/A</text:p>
          </table:table-cell>
          <table:table-cell table:formula="of:=IF([.B258]=&quot;#N/A&quot;;      VLOOKUP([.A258];[IEplorer.$B$2:.$B$599];1;FALSE());            NA())" office:value-type="float" office:value="0">
            <text:p>#N/D</text:p>
          </table:table-cell>
          <table:table-cell table:formula="of:=IF([.B258]=&quot;#N/A&quot;;      VLOOKUP([.A258];[Firefox.$B$2:.$B$599];1;FALSE());            NA())" office:value-type="string" office:string-value="removeAttributeNS">
            <text:p>removeAttributeNS</text:p>
          </table:table-cell>
          <table:table-cell table:formula="of:=VLOOKUP([.A258];[HTMLDom.$B$2:.$B$599];1;FALSE())" office:value-type="float" office:value="0">
            <text:p>#N/D</text:p>
          </table:table-cell>
          <table:table-cell table:formula="of:=IF(LEFT([.A25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Child</text:p>
          </table:table-cell>
          <table:table-cell table:formula="of:=IF(AND(NOT(ISERROR(VLOOKUP([.A259];[IEplorer.$B$2:.$B$599];1;FALSE()))); NOT(ISERROR(VLOOKUP([.A259];[Firefox.$B$2:.$B$599];1;FALSE()))));[.A259];&quot;#N/A&quot;)" office:value-type="string" office:string-value="#N/A">
            <text:p>#N/A</text:p>
          </table:table-cell>
          <table:table-cell table:formula="of:=IF([.B259]=&quot;#N/A&quot;;      VLOOKUP([.A259];[IEplorer.$B$2:.$B$599];1;FALSE());            NA())" office:value-type="float" office:value="0">
            <text:p>#N/D</text:p>
          </table:table-cell>
          <table:table-cell table:formula="of:=IF([.B259]=&quot;#N/A&quot;;      VLOOKUP([.A259];[Firefox.$B$2:.$B$599];1;FALSE());            NA())" office:value-type="string" office:string-value="removeChild">
            <text:p>removeChild</text:p>
          </table:table-cell>
          <table:table-cell table:formula="of:=VLOOKUP([.A259];[HTMLDom.$B$2:.$B$599];1;FALSE())" office:value-type="float" office:value="0">
            <text:p>#N/D</text:p>
          </table:table-cell>
          <table:table-cell table:formula="of:=IF(LEFT([.A25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moveEventListener</text:p>
          </table:table-cell>
          <table:table-cell table:formula="of:=IF(AND(NOT(ISERROR(VLOOKUP([.A260];[IEplorer.$B$2:.$B$599];1;FALSE()))); NOT(ISERROR(VLOOKUP([.A260];[Firefox.$B$2:.$B$599];1;FALSE()))));[.A260];&quot;#N/A&quot;)" office:value-type="string" office:string-value="#N/A">
            <text:p>#N/A</text:p>
          </table:table-cell>
          <table:table-cell table:formula="of:=IF([.B260]=&quot;#N/A&quot;;      VLOOKUP([.A260];[IEplorer.$B$2:.$B$599];1;FALSE());            NA())" office:value-type="float" office:value="0">
            <text:p>#N/D</text:p>
          </table:table-cell>
          <table:table-cell table:formula="of:=IF([.B260]=&quot;#N/A&quot;;      VLOOKUP([.A260];[Firefox.$B$2:.$B$599];1;FALSE());            NA())" office:value-type="string" office:string-value="removeEventListener">
            <text:p>removeEventListener</text:p>
          </table:table-cell>
          <table:table-cell table:formula="of:=VLOOKUP([.A260];[HTMLDom.$B$2:.$B$599];1;FALSE())" office:value-type="float" office:value="0">
            <text:p>#N/D</text:p>
          </table:table-cell>
          <table:table-cell table:formula="of:=IF(LEFT([.A26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eplaceChild</text:p>
          </table:table-cell>
          <table:table-cell table:formula="of:=IF(AND(NOT(ISERROR(VLOOKUP([.A261];[IEplorer.$B$2:.$B$599];1;FALSE()))); NOT(ISERROR(VLOOKUP([.A261];[Firefox.$B$2:.$B$599];1;FALSE()))));[.A261];&quot;#N/A&quot;)" office:value-type="string" office:string-value="#N/A">
            <text:p>#N/A</text:p>
          </table:table-cell>
          <table:table-cell table:formula="of:=IF([.B261]=&quot;#N/A&quot;;      VLOOKUP([.A261];[IEplorer.$B$2:.$B$599];1;FALSE());            NA())" office:value-type="float" office:value="0">
            <text:p>#N/D</text:p>
          </table:table-cell>
          <table:table-cell table:formula="of:=IF([.B261]=&quot;#N/A&quot;;      VLOOKUP([.A261];[Firefox.$B$2:.$B$599];1;FALSE());            NA())" office:value-type="string" office:string-value="replaceChild">
            <text:p>replaceChild</text:p>
          </table:table-cell>
          <table:table-cell table:formula="of:=VLOOKUP([.A261];[HTMLDom.$B$2:.$B$599];1;FALSE())" office:value-type="float" office:value="0">
            <text:p>#N/D</text:p>
          </table:table-cell>
          <table:table-cell table:formula="of:=IF(LEFT([.A261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role</text:p>
          </table:table-cell>
          <table:table-cell table:formula="of:=IF(AND(NOT(ISERROR(VLOOKUP([.A262];[IEplorer.$B$2:.$B$599];1;FALSE()))); NOT(ISERROR(VLOOKUP([.A262];[Firefox.$B$2:.$B$599];1;FALSE()))));[.A262];&quot;#N/A&quot;)" office:value-type="string" office:string-value="#N/A">
            <text:p>#N/A</text:p>
          </table:table-cell>
          <table:table-cell table:formula="of:=IF([.B262]=&quot;#N/A&quot;;      VLOOKUP([.A262];[IEplorer.$B$2:.$B$599];1;FALSE());            NA())" office:value-type="string" office:string-value="role">
            <text:p>role</text:p>
          </table:table-cell>
          <table:table-cell table:formula="of:=IF([.B262]=&quot;#N/A&quot;;      VLOOKUP([.A262];[Firefox.$B$2:.$B$599];1;FALSE());            NA())" office:value-type="float" office:value="0">
            <text:p>#N/D</text:p>
          </table:table-cell>
          <table:table-cell table:formula="of:=VLOOKUP([.A262];[HTMLDom.$B$2:.$B$599];1;FALSE())" office:value-type="float" office:value="0">
            <text:p>#N/D</text:p>
          </table:table-cell>
          <table:table-cell table:formula="of:=IF(LEFT([.A26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runtimeStyle</text:p>
          </table:table-cell>
          <table:table-cell table:formula="of:=IF(AND(NOT(ISERROR(VLOOKUP([.A263];[IEplorer.$B$2:.$B$599];1;FALSE()))); NOT(ISERROR(VLOOKUP([.A263];[Firefox.$B$2:.$B$599];1;FALSE()))));[.A263];&quot;#N/A&quot;)" office:value-type="string" office:string-value="#N/A">
            <text:p>#N/A</text:p>
          </table:table-cell>
          <table:table-cell table:formula="of:=IF([.B263]=&quot;#N/A&quot;;      VLOOKUP([.A263];[IEplorer.$B$2:.$B$599];1;FALSE());            NA())" office:value-type="string" office:string-value="runtimeStyle">
            <text:p>runtimeStyle</text:p>
          </table:table-cell>
          <table:table-cell table:formula="of:=IF([.B263]=&quot;#N/A&quot;;      VLOOKUP([.A263];[Firefox.$B$2:.$B$599];1;FALSE());            NA())" office:value-type="float" office:value="0">
            <text:p>#N/D</text:p>
          </table:table-cell>
          <table:table-cell table:formula="of:=VLOOKUP([.A263];[HTMLDom.$B$2:.$B$599];1;FALSE())" office:value-type="float" office:value="0">
            <text:p>#N/D</text:p>
          </table:table-cell>
          <table:table-cell table:formula="of:=IF(LEFT([.A263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opeName</text:p>
          </table:table-cell>
          <table:table-cell table:formula="of:=IF(AND(NOT(ISERROR(VLOOKUP([.A264];[IEplorer.$B$2:.$B$599];1;FALSE()))); NOT(ISERROR(VLOOKUP([.A264];[Firefox.$B$2:.$B$599];1;FALSE()))));[.A264];&quot;#N/A&quot;)" office:value-type="string" office:string-value="#N/A">
            <text:p>#N/A</text:p>
          </table:table-cell>
          <table:table-cell table:formula="of:=IF([.B264]=&quot;#N/A&quot;;      VLOOKUP([.A264];[IEplorer.$B$2:.$B$599];1;FALSE());            NA())" office:value-type="string" office:string-value="scopeName">
            <text:p>scopeName</text:p>
          </table:table-cell>
          <table:table-cell table:formula="of:=IF([.B264]=&quot;#N/A&quot;;      VLOOKUP([.A264];[Firefox.$B$2:.$B$599];1;FALSE());            NA())" office:value-type="float" office:value="0">
            <text:p>#N/D</text:p>
          </table:table-cell>
          <table:table-cell table:formula="of:=VLOOKUP([.A264];[HTMLDom.$B$2:.$B$599];1;FALSE())" office:value-type="float" office:value="0">
            <text:p>#N/D</text:p>
          </table:table-cell>
          <table:table-cell table:formula="of:=IF(LEFT([.A26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</text:p>
          </table:table-cell>
          <table:table-cell table:formula="of:=IF(AND(NOT(ISERROR(VLOOKUP([.A265];[IEplorer.$B$2:.$B$599];1;FALSE()))); NOT(ISERROR(VLOOKUP([.A265];[Firefox.$B$2:.$B$599];1;FALSE()))));[.A265];&quot;#N/A&quot;)" office:value-type="string" office:string-value="#N/A">
            <text:p>#N/A</text:p>
          </table:table-cell>
          <table:table-cell table:formula="of:=IF([.B265]=&quot;#N/A&quot;;      VLOOKUP([.A265];[IEplorer.$B$2:.$B$599];1;FALSE());            NA())" office:value-type="float" office:value="0">
            <text:p>#N/D</text:p>
          </table:table-cell>
          <table:table-cell table:formula="of:=IF([.B265]=&quot;#N/A&quot;;      VLOOKUP([.A265];[Firefox.$B$2:.$B$599];1;FALSE());            NA())" office:value-type="string" office:string-value="scroll">
            <text:p>scroll</text:p>
          </table:table-cell>
          <table:table-cell table:formula="of:=VLOOKUP([.A265];[HTMLDom.$B$2:.$B$599];1;FALSE())" office:value-type="float" office:value="0">
            <text:p>#N/D</text:p>
          </table:table-cell>
          <table:table-cell table:formula="of:=IF(LEFT([.A26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By</text:p>
          </table:table-cell>
          <table:table-cell table:formula="of:=IF(AND(NOT(ISERROR(VLOOKUP([.A266];[IEplorer.$B$2:.$B$599];1;FALSE()))); NOT(ISERROR(VLOOKUP([.A266];[Firefox.$B$2:.$B$599];1;FALSE()))));[.A266];&quot;#N/A&quot;)" office:value-type="string" office:string-value="#N/A">
            <text:p>#N/A</text:p>
          </table:table-cell>
          <table:table-cell table:formula="of:=IF([.B266]=&quot;#N/A&quot;;      VLOOKUP([.A266];[IEplorer.$B$2:.$B$599];1;FALSE());            NA())" office:value-type="float" office:value="0">
            <text:p>#N/D</text:p>
          </table:table-cell>
          <table:table-cell table:formula="of:=IF([.B266]=&quot;#N/A&quot;;      VLOOKUP([.A266];[Firefox.$B$2:.$B$599];1;FALSE());            NA())" office:value-type="string" office:string-value="scrollBy">
            <text:p>scrollBy</text:p>
          </table:table-cell>
          <table:table-cell table:formula="of:=VLOOKUP([.A266];[HTMLDom.$B$2:.$B$599];1;FALSE())" office:value-type="float" office:value="0">
            <text:p>#N/D</text:p>
          </table:table-cell>
          <table:table-cell table:formula="of:=IF(LEFT([.A266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scrollHeight</text:p>
          </table:table-cell>
          <table:table-cell table:formula="of:=IF(AND(NOT(ISERROR(VLOOKUP([.A267];[IEplorer.$B$2:.$B$599];1;FALSE()))); NOT(ISERROR(VLOOKUP([.A267];[Firefox.$B$2:.$B$599];1;FALSE()))));[.A267];&quot;#N/A&quot;)" office:value-type="string" office:string-value="scrollHeight">
            <text:p>scrollHeight</text:p>
          </table:table-cell>
          <table:table-cell table:formula="of:=IF([.B267]=&quot;#N/A&quot;;      VLOOKUP([.A267];[IEplorer.$B$2:.$B$599];1;FALSE());            NA())" office:value-type="float" office:value="0">
            <text:p>#N/D</text:p>
          </table:table-cell>
          <table:table-cell table:formula="of:=IF([.B267]=&quot;#N/A&quot;;      VLOOKUP([.A267];[Firefox.$B$2:.$B$599];1;FALSE());            NA())" office:value-type="float" office:value="0">
            <text:p>#N/D</text:p>
          </table:table-cell>
          <table:table-cell table:formula="of:=VLOOKUP([.A267];[HTMLDom.$B$2:.$B$599];1;FALSE())" office:value-type="float" office:value="0">
            <text:p>#N/D</text:p>
          </table:table-cell>
          <table:table-cell table:formula="of:=IF(LEFT([.A26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IntoView</text:p>
          </table:table-cell>
          <table:table-cell table:formula="of:=IF(AND(NOT(ISERROR(VLOOKUP([.A268];[IEplorer.$B$2:.$B$599];1;FALSE()))); NOT(ISERROR(VLOOKUP([.A268];[Firefox.$B$2:.$B$599];1;FALSE()))));[.A268];&quot;#N/A&quot;)" office:value-type="string" office:string-value="#N/A">
            <text:p>#N/A</text:p>
          </table:table-cell>
          <table:table-cell table:formula="of:=IF([.B268]=&quot;#N/A&quot;;      VLOOKUP([.A268];[IEplorer.$B$2:.$B$599];1;FALSE());            NA())" office:value-type="float" office:value="0">
            <text:p>#N/D</text:p>
          </table:table-cell>
          <table:table-cell table:formula="of:=IF([.B268]=&quot;#N/A&quot;;      VLOOKUP([.A268];[Firefox.$B$2:.$B$599];1;FALSE());            NA())" office:value-type="string" office:string-value="scrollIntoView">
            <text:p>scrollIntoView</text:p>
          </table:table-cell>
          <table:table-cell table:formula="of:=VLOOKUP([.A268];[HTMLDom.$B$2:.$B$599];1;FALSE())" office:value-type="float" office:value="0">
            <text:p>#N/D</text:p>
          </table:table-cell>
          <table:table-cell table:formula="of:=IF(LEFT([.A268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scrollLeft</text:p>
          </table:table-cell>
          <table:table-cell table:formula="of:=IF(AND(NOT(ISERROR(VLOOKUP([.A269];[IEplorer.$B$2:.$B$599];1;FALSE()))); NOT(ISERROR(VLOOKUP([.A269];[Firefox.$B$2:.$B$599];1;FALSE()))));[.A269];&quot;#N/A&quot;)" office:value-type="string" office:string-value="scrollLeft">
            <text:p>scrollLeft</text:p>
          </table:table-cell>
          <table:table-cell table:formula="of:=IF([.B269]=&quot;#N/A&quot;;      VLOOKUP([.A269];[IEplorer.$B$2:.$B$599];1;FALSE());            NA())" office:value-type="float" office:value="0">
            <text:p>#N/D</text:p>
          </table:table-cell>
          <table:table-cell table:formula="of:=IF([.B269]=&quot;#N/A&quot;;      VLOOKUP([.A269];[Firefox.$B$2:.$B$599];1;FALSE());            NA())" office:value-type="float" office:value="0">
            <text:p>#N/D</text:p>
          </table:table-cell>
          <table:table-cell table:formula="of:=VLOOKUP([.A269];[HTMLDom.$B$2:.$B$599];1;FALSE())" office:value-type="float" office:value="0">
            <text:p>#N/D</text:p>
          </table:table-cell>
          <table:table-cell table:formula="of:=IF(LEFT([.A26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LeftMax</text:p>
          </table:table-cell>
          <table:table-cell table:formula="of:=IF(AND(NOT(ISERROR(VLOOKUP([.A270];[IEplorer.$B$2:.$B$599];1;FALSE()))); NOT(ISERROR(VLOOKUP([.A270];[Firefox.$B$2:.$B$599];1;FALSE()))));[.A270];&quot;#N/A&quot;)" office:value-type="string" office:string-value="#N/A">
            <text:p>#N/A</text:p>
          </table:table-cell>
          <table:table-cell table:formula="of:=IF([.B270]=&quot;#N/A&quot;;      VLOOKUP([.A270];[IEplorer.$B$2:.$B$599];1;FALSE());            NA())" office:value-type="float" office:value="0">
            <text:p>#N/D</text:p>
          </table:table-cell>
          <table:table-cell table:formula="of:=IF([.B270]=&quot;#N/A&quot;;      VLOOKUP([.A270];[Firefox.$B$2:.$B$599];1;FALSE());            NA())" office:value-type="string" office:string-value="scrollLeftMax">
            <text:p>scrollLeftMax</text:p>
          </table:table-cell>
          <table:table-cell table:formula="of:=VLOOKUP([.A270];[HTMLDom.$B$2:.$B$599];1;FALSE())" office:value-type="float" office:value="0">
            <text:p>#N/D</text:p>
          </table:table-cell>
          <table:table-cell table:formula="of:=IF(LEFT([.A27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To</text:p>
          </table:table-cell>
          <table:table-cell table:formula="of:=IF(AND(NOT(ISERROR(VLOOKUP([.A271];[IEplorer.$B$2:.$B$599];1;FALSE()))); NOT(ISERROR(VLOOKUP([.A271];[Firefox.$B$2:.$B$599];1;FALSE()))));[.A271];&quot;#N/A&quot;)" office:value-type="string" office:string-value="#N/A">
            <text:p>#N/A</text:p>
          </table:table-cell>
          <table:table-cell table:formula="of:=IF([.B271]=&quot;#N/A&quot;;      VLOOKUP([.A271];[IEplorer.$B$2:.$B$599];1;FALSE());            NA())" office:value-type="float" office:value="0">
            <text:p>#N/D</text:p>
          </table:table-cell>
          <table:table-cell table:formula="of:=IF([.B271]=&quot;#N/A&quot;;      VLOOKUP([.A271];[Firefox.$B$2:.$B$599];1;FALSE());            NA())" office:value-type="string" office:string-value="scrollTo">
            <text:p>scrollTo</text:p>
          </table:table-cell>
          <table:table-cell table:formula="of:=VLOOKUP([.A271];[HTMLDom.$B$2:.$B$599];1;FALSE())" office:value-type="float" office:value="0">
            <text:p>#N/D</text:p>
          </table:table-cell>
          <table:table-cell table:formula="of:=IF(LEFT([.A27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scrollTop</text:p>
          </table:table-cell>
          <table:table-cell table:formula="of:=IF(AND(NOT(ISERROR(VLOOKUP([.A272];[IEplorer.$B$2:.$B$599];1;FALSE()))); NOT(ISERROR(VLOOKUP([.A272];[Firefox.$B$2:.$B$599];1;FALSE()))));[.A272];&quot;#N/A&quot;)" office:value-type="string" office:string-value="scrollTop">
            <text:p>scrollTop</text:p>
          </table:table-cell>
          <table:table-cell table:formula="of:=IF([.B272]=&quot;#N/A&quot;;      VLOOKUP([.A272];[IEplorer.$B$2:.$B$599];1;FALSE());            NA())" office:value-type="float" office:value="0">
            <text:p>#N/D</text:p>
          </table:table-cell>
          <table:table-cell table:formula="of:=IF([.B272]=&quot;#N/A&quot;;      VLOOKUP([.A272];[Firefox.$B$2:.$B$599];1;FALSE());            NA())" office:value-type="float" office:value="0">
            <text:p>#N/D</text:p>
          </table:table-cell>
          <table:table-cell table:formula="of:=VLOOKUP([.A272];[HTMLDom.$B$2:.$B$599];1;FALSE())" office:value-type="float" office:value="0">
            <text:p>#N/D</text:p>
          </table:table-cell>
          <table:table-cell table:formula="of:=IF(LEFT([.A272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crollTopMax</text:p>
          </table:table-cell>
          <table:table-cell table:formula="of:=IF(AND(NOT(ISERROR(VLOOKUP([.A273];[IEplorer.$B$2:.$B$599];1;FALSE()))); NOT(ISERROR(VLOOKUP([.A273];[Firefox.$B$2:.$B$599];1;FALSE()))));[.A273];&quot;#N/A&quot;)" office:value-type="string" office:string-value="#N/A">
            <text:p>#N/A</text:p>
          </table:table-cell>
          <table:table-cell table:formula="of:=IF([.B273]=&quot;#N/A&quot;;      VLOOKUP([.A273];[IEplorer.$B$2:.$B$599];1;FALSE());            NA())" office:value-type="float" office:value="0">
            <text:p>#N/D</text:p>
          </table:table-cell>
          <table:table-cell table:formula="of:=IF([.B273]=&quot;#N/A&quot;;      VLOOKUP([.A273];[Firefox.$B$2:.$B$599];1;FALSE());            NA())" office:value-type="string" office:string-value="scrollTopMax">
            <text:p>scrollTopMax</text:p>
          </table:table-cell>
          <table:table-cell table:formula="of:=VLOOKUP([.A273];[HTMLDom.$B$2:.$B$599];1;FALSE())" office:value-type="float" office:value="0">
            <text:p>#N/D</text:p>
          </table:table-cell>
          <table:table-cell table:formula="of:=IF(LEFT([.A273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scrollWidth</text:p>
          </table:table-cell>
          <table:table-cell table:formula="of:=IF(AND(NOT(ISERROR(VLOOKUP([.A274];[IEplorer.$B$2:.$B$599];1;FALSE()))); NOT(ISERROR(VLOOKUP([.A274];[Firefox.$B$2:.$B$599];1;FALSE()))));[.A274];&quot;#N/A&quot;)" office:value-type="string" office:string-value="scrollWidth">
            <text:p>scrollWidth</text:p>
          </table:table-cell>
          <table:table-cell table:formula="of:=IF([.B274]=&quot;#N/A&quot;;      VLOOKUP([.A274];[IEplorer.$B$2:.$B$599];1;FALSE());            NA())" office:value-type="float" office:value="0">
            <text:p>#N/D</text:p>
          </table:table-cell>
          <table:table-cell table:formula="of:=IF([.B274]=&quot;#N/A&quot;;      VLOOKUP([.A274];[Firefox.$B$2:.$B$599];1;FALSE());            NA())" office:value-type="float" office:value="0">
            <text:p>#N/D</text:p>
          </table:table-cell>
          <table:table-cell table:formula="of:=VLOOKUP([.A274];[HTMLDom.$B$2:.$B$599];1;FALSE())" office:value-type="float" office:value="0">
            <text:p>#N/D</text:p>
          </table:table-cell>
          <table:table-cell table:formula="of:=IF(LEFT([.A27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etAttribute</text:p>
          </table:table-cell>
          <table:table-cell table:formula="of:=IF(AND(NOT(ISERROR(VLOOKUP([.A275];[IEplorer.$B$2:.$B$599];1;FALSE()))); NOT(ISERROR(VLOOKUP([.A275];[Firefox.$B$2:.$B$599];1;FALSE()))));[.A275];&quot;#N/A&quot;)" office:value-type="string" office:string-value="#N/A">
            <text:p>#N/A</text:p>
          </table:table-cell>
          <table:table-cell table:formula="of:=IF([.B275]=&quot;#N/A&quot;;      VLOOKUP([.A275];[IEplorer.$B$2:.$B$599];1;FALSE());            NA())" office:value-type="float" office:value="0">
            <text:p>#N/D</text:p>
          </table:table-cell>
          <table:table-cell table:formula="of:=IF([.B275]=&quot;#N/A&quot;;      VLOOKUP([.A275];[Firefox.$B$2:.$B$599];1;FALSE());            NA())" office:value-type="string" office:string-value="setAttribute">
            <text:p>setAttribute</text:p>
          </table:table-cell>
          <table:table-cell table:formula="of:=VLOOKUP([.A275];[HTMLDom.$B$2:.$B$599];1;FALSE())" office:value-type="float" office:value="0">
            <text:p>#N/D</text:p>
          </table:table-cell>
          <table:table-cell table:formula="of:=IF(LEFT([.A275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etAttributeNode</text:p>
          </table:table-cell>
          <table:table-cell table:formula="of:=IF(AND(NOT(ISERROR(VLOOKUP([.A276];[IEplorer.$B$2:.$B$599];1;FALSE()))); NOT(ISERROR(VLOOKUP([.A276];[Firefox.$B$2:.$B$599];1;FALSE()))));[.A276];&quot;#N/A&quot;)" office:value-type="string" office:string-value="#N/A">
            <text:p>#N/A</text:p>
          </table:table-cell>
          <table:table-cell table:formula="of:=IF([.B276]=&quot;#N/A&quot;;      VLOOKUP([.A276];[IEplorer.$B$2:.$B$599];1;FALSE());            NA())" office:value-type="float" office:value="0">
            <text:p>#N/D</text:p>
          </table:table-cell>
          <table:table-cell table:formula="of:=IF([.B276]=&quot;#N/A&quot;;      VLOOKUP([.A276];[Firefox.$B$2:.$B$599];1;FALSE());            NA())" office:value-type="string" office:string-value="setAttributeNode">
            <text:p>setAttributeNode</text:p>
          </table:table-cell>
          <table:table-cell table:formula="of:=VLOOKUP([.A276];[HTMLDom.$B$2:.$B$599];1;FALSE())" office:value-type="float" office:value="0">
            <text:p>#N/D</text:p>
          </table:table-cell>
          <table:table-cell table:formula="of:=IF(LEFT([.A27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etAttributeNodeNS</text:p>
          </table:table-cell>
          <table:table-cell table:formula="of:=IF(AND(NOT(ISERROR(VLOOKUP([.A277];[IEplorer.$B$2:.$B$599];1;FALSE()))); NOT(ISERROR(VLOOKUP([.A277];[Firefox.$B$2:.$B$599];1;FALSE()))));[.A277];&quot;#N/A&quot;)" office:value-type="string" office:string-value="#N/A">
            <text:p>#N/A</text:p>
          </table:table-cell>
          <table:table-cell table:formula="of:=IF([.B277]=&quot;#N/A&quot;;      VLOOKUP([.A277];[IEplorer.$B$2:.$B$599];1;FALSE());            NA())" office:value-type="float" office:value="0">
            <text:p>#N/D</text:p>
          </table:table-cell>
          <table:table-cell table:formula="of:=IF([.B277]=&quot;#N/A&quot;;      VLOOKUP([.A277];[Firefox.$B$2:.$B$599];1;FALSE());            NA())" office:value-type="string" office:string-value="setAttributeNodeNS">
            <text:p>setAttributeNodeNS</text:p>
          </table:table-cell>
          <table:table-cell table:formula="of:=VLOOKUP([.A277];[HTMLDom.$B$2:.$B$599];1;FALSE())" office:value-type="float" office:value="0">
            <text:p>#N/D</text:p>
          </table:table-cell>
          <table:table-cell table:formula="of:=IF(LEFT([.A277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etAttributeNS</text:p>
          </table:table-cell>
          <table:table-cell table:formula="of:=IF(AND(NOT(ISERROR(VLOOKUP([.A278];[IEplorer.$B$2:.$B$599];1;FALSE()))); NOT(ISERROR(VLOOKUP([.A278];[Firefox.$B$2:.$B$599];1;FALSE()))));[.A278];&quot;#N/A&quot;)" office:value-type="string" office:string-value="#N/A">
            <text:p>#N/A</text:p>
          </table:table-cell>
          <table:table-cell table:formula="of:=IF([.B278]=&quot;#N/A&quot;;      VLOOKUP([.A278];[IEplorer.$B$2:.$B$599];1;FALSE());            NA())" office:value-type="float" office:value="0">
            <text:p>#N/D</text:p>
          </table:table-cell>
          <table:table-cell table:formula="of:=IF([.B278]=&quot;#N/A&quot;;      VLOOKUP([.A278];[Firefox.$B$2:.$B$599];1;FALSE());            NA())" office:value-type="string" office:string-value="setAttributeNS">
            <text:p>setAttributeNS</text:p>
          </table:table-cell>
          <table:table-cell table:formula="of:=VLOOKUP([.A278];[HTMLDom.$B$2:.$B$599];1;FALSE())" office:value-type="float" office:value="0">
            <text:p>#N/D</text:p>
          </table:table-cell>
          <table:table-cell table:formula="of:=IF(LEFT([.A27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etCapture</text:p>
          </table:table-cell>
          <table:table-cell table:formula="of:=IF(AND(NOT(ISERROR(VLOOKUP([.A279];[IEplorer.$B$2:.$B$599];1;FALSE()))); NOT(ISERROR(VLOOKUP([.A279];[Firefox.$B$2:.$B$599];1;FALSE()))));[.A279];&quot;#N/A&quot;)" office:value-type="string" office:string-value="#N/A">
            <text:p>#N/A</text:p>
          </table:table-cell>
          <table:table-cell table:formula="of:=IF([.B279]=&quot;#N/A&quot;;      VLOOKUP([.A279];[IEplorer.$B$2:.$B$599];1;FALSE());            NA())" office:value-type="float" office:value="0">
            <text:p>#N/D</text:p>
          </table:table-cell>
          <table:table-cell table:formula="of:=IF([.B279]=&quot;#N/A&quot;;      VLOOKUP([.A279];[Firefox.$B$2:.$B$599];1;FALSE());            NA())" office:value-type="string" office:string-value="setCapture">
            <text:p>setCapture</text:p>
          </table:table-cell>
          <table:table-cell table:formula="of:=VLOOKUP([.A279];[HTMLDom.$B$2:.$B$599];1;FALSE())" office:value-type="float" office:value="0">
            <text:p>#N/D</text:p>
          </table:table-cell>
          <table:table-cell table:formula="of:=IF(LEFT([.A279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ourceIndex</text:p>
          </table:table-cell>
          <table:table-cell table:formula="of:=IF(AND(NOT(ISERROR(VLOOKUP([.A280];[IEplorer.$B$2:.$B$599];1;FALSE()))); NOT(ISERROR(VLOOKUP([.A280];[Firefox.$B$2:.$B$599];1;FALSE()))));[.A280];&quot;#N/A&quot;)" office:value-type="string" office:string-value="#N/A">
            <text:p>#N/A</text:p>
          </table:table-cell>
          <table:table-cell table:formula="of:=IF([.B280]=&quot;#N/A&quot;;      VLOOKUP([.A280];[IEplorer.$B$2:.$B$599];1;FALSE());            NA())" office:value-type="string" office:string-value="sourceIndex">
            <text:p>sourceIndex</text:p>
          </table:table-cell>
          <table:table-cell table:formula="of:=IF([.B280]=&quot;#N/A&quot;;      VLOOKUP([.A280];[Firefox.$B$2:.$B$599];1;FALSE());            NA())" office:value-type="float" office:value="0">
            <text:p>#N/D</text:p>
          </table:table-cell>
          <table:table-cell table:formula="of:=VLOOKUP([.A280];[HTMLDom.$B$2:.$B$599];1;FALSE())" office:value-type="float" office:value="0">
            <text:p>#N/D</text:p>
          </table:table-cell>
          <table:table-cell table:formula="of:=IF(LEFT([.A280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spellcheck</text:p>
          </table:table-cell>
          <table:table-cell table:formula="of:=IF(AND(NOT(ISERROR(VLOOKUP([.A281];[IEplorer.$B$2:.$B$599];1;FALSE()))); NOT(ISERROR(VLOOKUP([.A281];[Firefox.$B$2:.$B$599];1;FALSE()))));[.A281];&quot;#N/A&quot;)" office:value-type="string" office:string-value="#N/A">
            <text:p>#N/A</text:p>
          </table:table-cell>
          <table:table-cell table:formula="of:=IF([.B281]=&quot;#N/A&quot;;      VLOOKUP([.A281];[IEplorer.$B$2:.$B$599];1;FALSE());            NA())" office:value-type="float" office:value="0">
            <text:p>#N/D</text:p>
          </table:table-cell>
          <table:table-cell table:formula="of:=IF([.B281]=&quot;#N/A&quot;;      VLOOKUP([.A281];[Firefox.$B$2:.$B$599];1;FALSE());            NA())" office:value-type="string" office:string-value="spellcheck">
            <text:p>spellcheck</text:p>
          </table:table-cell>
          <table:table-cell table:formula="of:=VLOOKUP([.A281];[HTMLDom.$B$2:.$B$599];1;FALSE())" office:value-type="float" office:value="0">
            <text:p>#N/D</text:p>
          </table:table-cell>
          <table:table-cell table:formula="of:=IF(LEFT([.A281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style</text:p>
          </table:table-cell>
          <table:table-cell table:formula="of:=IF(AND(NOT(ISERROR(VLOOKUP([.A282];[IEplorer.$B$2:.$B$599];1;FALSE()))); NOT(ISERROR(VLOOKUP([.A282];[Firefox.$B$2:.$B$599];1;FALSE()))));[.A282];&quot;#N/A&quot;)" office:value-type="string" office:string-value="style">
            <text:p>style</text:p>
          </table:table-cell>
          <table:table-cell table:formula="of:=IF([.B282]=&quot;#N/A&quot;;      VLOOKUP([.A282];[IEplorer.$B$2:.$B$599];1;FALSE());            NA())" office:value-type="float" office:value="0">
            <text:p>#N/D</text:p>
          </table:table-cell>
          <table:table-cell table:formula="of:=IF([.B282]=&quot;#N/A&quot;;      VLOOKUP([.A282];[Firefox.$B$2:.$B$599];1;FALSE());            NA())" office:value-type="float" office:value="0">
            <text:p>#N/D</text:p>
          </table:table-cell>
          <table:table-cell table:formula="of:=VLOOKUP([.A282];[HTMLDom.$B$2:.$B$599];1;FALSE())" office:value-type="float" office:value="0">
            <text:p>#N/D</text:p>
          </table:table-cell>
          <table:table-cell table:formula="of:=IF(LEFT([.A282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tabIndex</text:p>
          </table:table-cell>
          <table:table-cell table:formula="of:=IF(AND(NOT(ISERROR(VLOOKUP([.A283];[IEplorer.$B$2:.$B$599];1;FALSE()))); NOT(ISERROR(VLOOKUP([.A283];[Firefox.$B$2:.$B$599];1;FALSE()))));[.A283];&quot;#N/A&quot;)" office:value-type="string" office:string-value="tabIndex">
            <text:p>tabIndex</text:p>
          </table:table-cell>
          <table:table-cell table:formula="of:=IF([.B283]=&quot;#N/A&quot;;      VLOOKUP([.A283];[IEplorer.$B$2:.$B$599];1;FALSE());            NA())" office:value-type="float" office:value="0">
            <text:p>#N/D</text:p>
          </table:table-cell>
          <table:table-cell table:formula="of:=IF([.B283]=&quot;#N/A&quot;;      VLOOKUP([.A283];[Firefox.$B$2:.$B$599];1;FALSE());            NA())" office:value-type="float" office:value="0">
            <text:p>#N/D</text:p>
          </table:table-cell>
          <table:table-cell table:formula="of:=VLOOKUP([.A283];[HTMLDom.$B$2:.$B$599];1;FALSE())" office:value-type="float" office:value="0">
            <text:p>#N/D</text:p>
          </table:table-cell>
          <table:table-cell table:formula="of:=IF(LEFT([.A283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tagName</text:p>
          </table:table-cell>
          <table:table-cell table:formula="of:=IF(AND(NOT(ISERROR(VLOOKUP([.A284];[IEplorer.$B$2:.$B$599];1;FALSE()))); NOT(ISERROR(VLOOKUP([.A284];[Firefox.$B$2:.$B$599];1;FALSE()))));[.A284];&quot;#N/A&quot;)" office:value-type="string" office:string-value="tagName">
            <text:p>tagName</text:p>
          </table:table-cell>
          <table:table-cell table:formula="of:=IF([.B284]=&quot;#N/A&quot;;      VLOOKUP([.A284];[IEplorer.$B$2:.$B$599];1;FALSE());            NA())" office:value-type="float" office:value="0">
            <text:p>#N/D</text:p>
          </table:table-cell>
          <table:table-cell table:formula="of:=IF([.B284]=&quot;#N/A&quot;;      VLOOKUP([.A284];[Firefox.$B$2:.$B$599];1;FALSE());            NA())" office:value-type="float" office:value="0">
            <text:p>#N/D</text:p>
          </table:table-cell>
          <table:table-cell table:formula="of:=VLOOKUP([.A284];[HTMLDom.$B$2:.$B$599];1;FALSE())" office:value-type="float" office:value="0">
            <text:p>#N/D</text:p>
          </table:table-cell>
          <table:table-cell table:formula="of:=IF(LEFT([.A284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tagUrn</text:p>
          </table:table-cell>
          <table:table-cell table:formula="of:=IF(AND(NOT(ISERROR(VLOOKUP([.A285];[IEplorer.$B$2:.$B$599];1;FALSE()))); NOT(ISERROR(VLOOKUP([.A285];[Firefox.$B$2:.$B$599];1;FALSE()))));[.A285];&quot;#N/A&quot;)" office:value-type="string" office:string-value="#N/A">
            <text:p>#N/A</text:p>
          </table:table-cell>
          <table:table-cell table:formula="of:=IF([.B285]=&quot;#N/A&quot;;      VLOOKUP([.A285];[IEplorer.$B$2:.$B$599];1;FALSE());            NA())" office:value-type="string" office:string-value="tagUrn">
            <text:p>tagUrn</text:p>
          </table:table-cell>
          <table:table-cell table:formula="of:=IF([.B285]=&quot;#N/A&quot;;      VLOOKUP([.A285];[Firefox.$B$2:.$B$599];1;FALSE());            NA())" office:value-type="float" office:value="0">
            <text:p>#N/D</text:p>
          </table:table-cell>
          <table:table-cell table:formula="of:=VLOOKUP([.A285];[HTMLDom.$B$2:.$B$599];1;FALSE())" office:value-type="float" office:value="0">
            <text:p>#N/D</text:p>
          </table:table-cell>
          <table:table-cell table:formula="of:=IF(LEFT([.A285];2)=&quot;on&quot;;TRUE();FALSE())" office:value-type="boolean" office:boolean-value="false">
            <text:p>FALSO</text:p>
          </table:table-cell>
        </table:table-row>
        <table:table-row table:style-name="ro2" table:visibility="filter">
          <table:table-cell table:style-name="ce2" office:value-type="string">
            <text:p>TEXT_NODE</text:p>
          </table:table-cell>
          <table:table-cell table:formula="of:=IF(AND(NOT(ISERROR(VLOOKUP([.A286];[IEplorer.$B$2:.$B$599];1;FALSE()))); NOT(ISERROR(VLOOKUP([.A286];[Firefox.$B$2:.$B$599];1;FALSE()))));[.A286];&quot;#N/A&quot;)" office:value-type="string" office:string-value="#N/A">
            <text:p>#N/A</text:p>
          </table:table-cell>
          <table:table-cell table:formula="of:=IF([.B286]=&quot;#N/A&quot;;      VLOOKUP([.A286];[IEplorer.$B$2:.$B$599];1;FALSE());            NA())" office:value-type="float" office:value="0">
            <text:p>#N/D</text:p>
          </table:table-cell>
          <table:table-cell table:formula="of:=IF([.B286]=&quot;#N/A&quot;;      VLOOKUP([.A286];[Firefox.$B$2:.$B$599];1;FALSE());            NA())" office:value-type="string" office:string-value="TEXT_NODE">
            <text:p>TEXT_NODE</text:p>
          </table:table-cell>
          <table:table-cell table:formula="of:=VLOOKUP([.A286];[HTMLDom.$B$2:.$B$599];1;FALSE())" office:value-type="float" office:value="0">
            <text:p>#N/D</text:p>
          </table:table-cell>
          <table:table-cell table:formula="of:=IF(LEFT([.A286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textContent</text:p>
          </table:table-cell>
          <table:table-cell table:formula="of:=IF(AND(NOT(ISERROR(VLOOKUP([.A287];[IEplorer.$B$2:.$B$599];1;FALSE()))); NOT(ISERROR(VLOOKUP([.A287];[Firefox.$B$2:.$B$599];1;FALSE()))));[.A287];&quot;#N/A&quot;)" office:value-type="string" office:string-value="#N/A">
            <text:p>#N/A</text:p>
          </table:table-cell>
          <table:table-cell table:formula="of:=IF([.B287]=&quot;#N/A&quot;;      VLOOKUP([.A287];[IEplorer.$B$2:.$B$599];1;FALSE());            NA())" office:value-type="float" office:value="0">
            <text:p>#N/D</text:p>
          </table:table-cell>
          <table:table-cell table:formula="of:=IF([.B287]=&quot;#N/A&quot;;      VLOOKUP([.A287];[Firefox.$B$2:.$B$599];1;FALSE());            NA())" office:value-type="string" office:string-value="textContent">
            <text:p>textContent</text:p>
          </table:table-cell>
          <table:table-cell table:formula="of:=VLOOKUP([.A287];[HTMLDom.$B$2:.$B$599];1;FALSE())" office:value-type="float" office:value="0">
            <text:p>#N/D</text:p>
          </table:table-cell>
          <table:table-cell table:formula="of:=IF(LEFT([.A287];2)=&quot;on&quot;;TRUE();FALSE())" office:value-type="boolean" office:boolean-value="false">
            <text:p>FALSO</text:p>
          </table:table-cell>
        </table:table-row>
        <table:table-row table:style-name="ro1">
          <table:table-cell table:style-name="ce2" office:value-type="string">
            <text:p>title</text:p>
          </table:table-cell>
          <table:table-cell table:formula="of:=IF(AND(NOT(ISERROR(VLOOKUP([.A288];[IEplorer.$B$2:.$B$599];1;FALSE()))); NOT(ISERROR(VLOOKUP([.A288];[Firefox.$B$2:.$B$599];1;FALSE()))));[.A288];&quot;#N/A&quot;)" office:value-type="string" office:string-value="title">
            <text:p>title</text:p>
          </table:table-cell>
          <table:table-cell table:formula="of:=IF([.B288]=&quot;#N/A&quot;;      VLOOKUP([.A288];[IEplorer.$B$2:.$B$599];1;FALSE());            NA())" office:value-type="float" office:value="0">
            <text:p>#N/D</text:p>
          </table:table-cell>
          <table:table-cell table:formula="of:=IF([.B288]=&quot;#N/A&quot;;      VLOOKUP([.A288];[Firefox.$B$2:.$B$599];1;FALSE());            NA())" office:value-type="float" office:value="0">
            <text:p>#N/D</text:p>
          </table:table-cell>
          <table:table-cell table:formula="of:=VLOOKUP([.A288];[HTMLDom.$B$2:.$B$599];1;FALSE())" office:value-type="float" office:value="0">
            <text:p>#N/D</text:p>
          </table:table-cell>
          <table:table-cell table:formula="of:=IF(LEFT([.A288];2)=&quot;on&quot;;TRUE();FALSE())" office:value-type="boolean" office:boolean-value="false">
            <text:p>FALSO</text:p>
          </table:table-cell>
        </table:table-row>
        <table:table-row table:style-name="ro1" table:visibility="filter">
          <table:table-cell table:style-name="ce2" office:value-type="string">
            <text:p>webkitMatchesSelector</text:p>
          </table:table-cell>
          <table:table-cell table:formula="of:=IF(AND(NOT(ISERROR(VLOOKUP([.A289];[IEplorer.$B$2:.$B$599];1;FALSE()))); NOT(ISERROR(VLOOKUP([.A289];[Firefox.$B$2:.$B$599];1;FALSE()))));[.A289];&quot;#N/A&quot;)" office:value-type="string" office:string-value="#N/A">
            <text:p>#N/A</text:p>
          </table:table-cell>
          <table:table-cell table:formula="of:=IF([.B289]=&quot;#N/A&quot;;      VLOOKUP([.A289];[IEplorer.$B$2:.$B$599];1;FALSE());            NA())" office:value-type="float" office:value="0">
            <text:p>#N/D</text:p>
          </table:table-cell>
          <table:table-cell table:formula="of:=IF([.B289]=&quot;#N/A&quot;;      VLOOKUP([.A289];[Firefox.$B$2:.$B$599];1;FALSE());            NA())" office:value-type="string" office:string-value="webkitMatchesSelector">
            <text:p>webkitMatchesSelector</text:p>
          </table:table-cell>
          <table:table-cell table:formula="of:=VLOOKUP([.A289];[HTMLDom.$B$2:.$B$599];1;FALSE())" office:value-type="float" office:value="0">
            <text:p>#N/D</text:p>
          </table:table-cell>
          <table:table-cell table:formula="of:=IF(LEFT([.A289];2)=&quot;on&quot;;TRUE();FALSE())" office:value-type="boolean" office:boolean-value="false">
            <text:p>FALSO</text:p>
          </table:table-cell>
        </table:table-row>
        <table:table-row table:style-name="ro2" table:number-rows-repeated="1048286">
          <table:table-cell table:number-columns-repeated="6"/>
        </table:table-row>
        <table:table-row table:style-name="ro2">
          <table:table-cell table:number-columns-repeated="6"/>
        </table:table-row>
        <table:named-expressions/>
      </table:table>
      <table:table table:name="IEplor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ll</text:p>
          </table:table-cell>
          <table:table-cell table:style-name="ce2" office:value-type="string">
            <text:p>a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chors</text:p>
          </table:table-cell>
          <table:table-cell table:style-name="ce2" office:value-type="string">
            <text:p>aria-activedescenda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pplets</text:p>
          </table:table-cell>
          <table:table-cell table:style-name="ce2" office:value-type="string">
            <text:p>aria-bus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ttributes</text:p>
          </table:table-cell>
          <table:table-cell table:style-name="ce2" office:value-type="string">
            <text:p>aria-check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gColor</text:p>
          </table:table-cell>
          <table:table-cell table:style-name="ce2" office:value-type="string">
            <text:p>aria-control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aria-describedb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ildNodes</text:p>
          </table:table-cell>
          <table:table-cell table:style-name="ce2" office:value-type="string">
            <text:p>aria-disabl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mpatible</text:p>
          </table:table-cell>
          <table:table-cell table:style-name="ce2" office:value-type="string">
            <text:p>aria-expand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mpatMode</text:p>
          </table:table-cell>
          <table:table-cell table:style-name="ce2" office:value-type="string">
            <text:p>aria-flowt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okie</text:p>
          </table:table-cell>
          <table:table-cell table:style-name="ce2" office:value-type="string">
            <text:p>aria-haspopu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faultCharset</text:p>
          </table:table-cell>
          <table:table-cell table:style-name="ce2" office:value-type="string">
            <text:p>aria-hidd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r</text:p>
          </table:table-cell>
          <table:table-cell table:style-name="ce2" office:value-type="string">
            <text:p>aria-invali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ctype</text:p>
          </table:table-cell>
          <table:table-cell table:style-name="ce2" office:value-type="string">
            <text:p>aria-labelledb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cumentElement</text:p>
          </table:table-cell>
          <table:table-cell table:style-name="ce2" office:value-type="string">
            <text:p>aria-leve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cumentMode</text:p>
          </table:table-cell>
          <table:table-cell table:style-name="ce2" office:value-type="string">
            <text:p>aria-li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ain</text:p>
          </table:table-cell>
          <table:table-cell table:style-name="ce2" office:value-type="string">
            <text:p>aria-multiselectab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mbeds</text:p>
          </table:table-cell>
          <table:table-cell table:style-name="ce2" office:value-type="string">
            <text:p>aria-ow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gColor</text:p>
          </table:table-cell>
          <table:table-cell table:style-name="ce2" office:value-type="string">
            <text:p>aria-posins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leCreatedDate</text:p>
          </table:table-cell>
          <table:table-cell table:style-name="ce2" office:value-type="string">
            <text:p>aria-press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leModifiedDate</text:p>
          </table:table-cell>
          <table:table-cell table:style-name="ce2" office:value-type="string">
            <text:p>aria-readonl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leSize</text:p>
          </table:table-cell>
          <table:table-cell table:style-name="ce2" office:value-type="string">
            <text:p>aria-releva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leUpdatedDate</text:p>
          </table:table-cell>
          <table:table-cell table:style-name="ce2" office:value-type="string">
            <text:p>aria-requir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rstChild</text:p>
          </table:table-cell>
          <table:table-cell table:style-name="ce2" office:value-type="string">
            <text:p>aria-secr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orms</text:p>
          </table:table-cell>
          <table:table-cell table:style-name="ce2" office:value-type="string">
            <text:p>aria-select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rames</text:p>
          </table:table-cell>
          <table:table-cell table:style-name="ce2" office:value-type="string">
            <text:p>aria-setsiz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mages</text:p>
          </table:table-cell>
          <table:table-cell table:style-name="ce2" office:value-type="string">
            <text:p>aria-valuemax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mplementation</text:p>
          </table:table-cell>
          <table:table-cell table:style-name="ce2" office:value-type="string">
            <text:p>aria-valuem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astChild</text:p>
          </table:table-cell>
          <table:table-cell table:style-name="ce2" office:value-type="string">
            <text:p>aria-valueno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astModified</text:p>
          </table:table-cell>
          <table:table-cell table:style-name="ce2" office:value-type="string">
            <text:p>attribut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kColor</text:p>
          </table:table-cell>
          <table:table-cell table:style-name="ce2" office:value-type="string">
            <text:p>behaviorUr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ks</text:p>
          </table:table-cell>
          <table:table-cell table:style-name="ce2" office:value-type="string">
            <text:p>canHaveChildr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ocation</text:p>
          </table:table-cell>
          <table:table-cell table:style-name="ce2" office:value-type="string">
            <text:p>canHaveHTM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dia</text:p>
          </table:table-cell>
          <table:table-cell table:style-name="ce2" office:value-type="string">
            <text:p>childNod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meType</text:p>
          </table:table-cell>
          <table:table-cell table:style-name="ce2" office:value-type="string">
            <text:p>childr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meProp</text:p>
          </table:table-cell>
          <table:table-cell table:style-name="ce2" office:value-type="string">
            <text:p>classNa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mespaces</text:p>
          </table:table-cell>
          <table:table-cell table:style-name="ce2" office:value-type="string">
            <text:p>cl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xtSibling</text:p>
          </table:table-cell>
          <table:table-cell table:style-name="ce2" office:value-type="string">
            <text:p>clientHeigh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odeName</text:p>
          </table:table-cell>
          <table:table-cell table:style-name="ce2" office:value-type="string">
            <text:p>clientLef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odeType</text:p>
          </table:table-cell>
          <table:table-cell table:style-name="ce2" office:value-type="string">
            <text:p>clientT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odeValue</text:p>
          </table:table-cell>
          <table:table-cell table:style-name="ce2" office:value-type="string">
            <text:p>clientWidt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activate</text:p>
          </table:table-cell>
          <table:table-cell table:style-name="ce2" office:value-type="string">
            <text:p>contentEditab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afterupdate</text:p>
          </table:table-cell>
          <table:table-cell table:style-name="ce2" office:value-type="string">
            <text:p>currentSty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beforeactivate</text:p>
          </table:table-cell>
          <table:table-cell table:style-name="ce2" office:value-type="string">
            <text:p>di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beforedeactivate</text:p>
          </table:table-cell>
          <table:table-cell table:style-name="ce2" office:value-type="string">
            <text:p>disabl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beforeeditfocus</text:p>
          </table:table-cell>
          <table:table-cell table:style-name="ce2" office:value-type="string">
            <text:p>docum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beforeupdate</text:p>
          </table:table-cell>
          <table:table-cell table:style-name="ce2" office:value-type="string">
            <text:p>filter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cellchange</text:p>
          </table:table-cell>
          <table:table-cell table:style-name="ce2" office:value-type="string">
            <text:p>firstChil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click</text:p>
          </table:table-cell>
          <table:table-cell table:style-name="ce2" office:value-type="string">
            <text:p>hideFoc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contextmenu</text:p>
          </table:table-cell>
          <table:table-cell table:style-name="ce2" office:value-type="string">
            <text:p>i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controlselect</text:p>
          </table:table-cell>
          <table:table-cell table:style-name="ce2" office:value-type="string">
            <text:p>innerHTM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ataavailable</text:p>
          </table:table-cell>
          <table:table-cell table:style-name="ce2" office:value-type="string">
            <text:p>innerT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atasetchanged</text:p>
          </table:table-cell>
          <table:table-cell table:style-name="ce2" office:value-type="string">
            <text:p>isContentEditab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atasetcomplete</text:p>
          </table:table-cell>
          <table:table-cell table:style-name="ce2" office:value-type="string">
            <text:p>isDisabl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blclick</text:p>
          </table:table-cell>
          <table:table-cell table:style-name="ce2" office:value-type="string">
            <text:p>isMultiLin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eactivate</text:p>
          </table:table-cell>
          <table:table-cell table:style-name="ce2" office:value-type="string">
            <text:p>isTextEd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dragstart</text:p>
          </table:table-cell>
          <table:table-cell table:style-name="ce2" office:value-type="string">
            <text:p>la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errorupdate</text:p>
          </table:table-cell>
          <table:table-cell table:style-name="ce2" office:value-type="string">
            <text:p>langua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focusin</text:p>
          </table:table-cell>
          <table:table-cell table:style-name="ce2" office:value-type="string">
            <text:p>lastChil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focusout</text:p>
          </table:table-cell>
          <table:table-cell table:style-name="ce2" office:value-type="string">
            <text:p>nextSibl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help</text:p>
          </table:table-cell>
          <table:table-cell table:style-name="ce2" office:value-type="string">
            <text:p>nodeNa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keydown</text:p>
          </table:table-cell>
          <table:table-cell table:style-name="ce2" office:value-type="string">
            <text:p>node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keypress</text:p>
          </table:table-cell>
          <table:table-cell table:style-name="ce2" office:value-type="string">
            <text:p>nodeVal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keyup</text:p>
          </table:table-cell>
          <table:table-cell table:style-name="ce2" office:value-type="string">
            <text:p>offsetHeigh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down</text:p>
          </table:table-cell>
          <table:table-cell table:style-name="ce2" office:value-type="string">
            <text:p>offsetLef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move</text:p>
          </table:table-cell>
          <table:table-cell table:style-name="ce2" office:value-type="string">
            <text:p>offsetPare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out</text:p>
          </table:table-cell>
          <table:table-cell table:style-name="ce2" office:value-type="string">
            <text:p>offsetT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over</text:p>
          </table:table-cell>
          <table:table-cell table:style-name="ce2" office:value-type="string">
            <text:p>offsetWidt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up</text:p>
          </table:table-cell>
          <table:table-cell table:style-name="ce2" office:value-type="string">
            <text:p>onactiv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mousewheel</text:p>
          </table:table-cell>
          <table:table-cell table:style-name="ce2" office:value-type="string">
            <text:p>onafterupd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propertychange</text:p>
          </table:table-cell>
          <table:table-cell table:style-name="ce2" office:value-type="string">
            <text:p>onbeforeactiv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readystatechange</text:p>
          </table:table-cell>
          <table:table-cell table:style-name="ce2" office:value-type="string">
            <text:p>onbeforecop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rowenter</text:p>
          </table:table-cell>
          <table:table-cell table:style-name="ce2" office:value-type="string">
            <text:p>onbeforec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rowexit</text:p>
          </table:table-cell>
          <table:table-cell table:style-name="ce2" office:value-type="string">
            <text:p>onbeforedeactiv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rowsdelete</text:p>
          </table:table-cell>
          <table:table-cell table:style-name="ce2" office:value-type="string">
            <text:p>onbeforeeditfocu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rowsinserted</text:p>
          </table:table-cell>
          <table:table-cell table:style-name="ce2" office:value-type="string">
            <text:p>onbeforepas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selectionchange</text:p>
          </table:table-cell>
          <table:table-cell table:style-name="ce2" office:value-type="string">
            <text:p>onbeforeupd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selectstart</text:p>
          </table:table-cell>
          <table:table-cell table:style-name="ce2" office:value-type="string">
            <text:p>onblu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stop</text:p>
          </table:table-cell>
          <table:table-cell table:style-name="ce2" office:value-type="string">
            <text:p>oncellchang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storage</text:p>
          </table:table-cell>
          <table:table-cell table:style-name="ce2" office:value-type="string">
            <text:p>onclic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nstoragecommit</text:p>
          </table:table-cell>
          <table:table-cell table:style-name="ce2" office:value-type="string">
            <text:p>oncontextmenu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wnerDocument</text:p>
          </table:table-cell>
          <table:table-cell table:style-name="ce2" office:value-type="string">
            <text:p>oncontrolselec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rentNode</text:p>
          </table:table-cell>
          <table:table-cell table:style-name="ce2" office:value-type="string">
            <text:p>oncop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rentWindow</text:p>
          </table:table-cell>
          <table:table-cell table:style-name="ce2" office:value-type="string">
            <text:p>onc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lugins</text:p>
          </table:table-cell>
          <table:table-cell table:style-name="ce2" office:value-type="string">
            <text:p>ondataavailab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eviousSibling</text:p>
          </table:table-cell>
          <table:table-cell table:style-name="ce2" office:value-type="string">
            <text:p>ondatasetchang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tocol</text:p>
          </table:table-cell>
          <table:table-cell table:style-name="ce2" office:value-type="string">
            <text:p>ondatasetcomple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adyState</text:p>
          </table:table-cell>
          <table:table-cell table:style-name="ce2" office:value-type="string">
            <text:p>ondblclic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ferrer</text:p>
          </table:table-cell>
          <table:table-cell table:style-name="ce2" office:value-type="string">
            <text:p>ondeactiva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cripts</text:p>
          </table:table-cell>
          <table:table-cell table:style-name="ce2" office:value-type="string">
            <text:p>ondra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curity</text:p>
          </table:table-cell>
          <table:table-cell table:style-name="ce2" office:value-type="string">
            <text:p>ondrag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lection</text:p>
          </table:table-cell>
          <table:table-cell table:style-name="ce2" office:value-type="string">
            <text:p>ondragen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tyleSheets</text:p>
          </table:table-cell>
          <table:table-cell table:style-name="ce2" office:value-type="string">
            <text:p>ondragle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tle</text:p>
          </table:table-cell>
          <table:table-cell table:style-name="ce2" office:value-type="string">
            <text:p>ondragov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RL</text:p>
          </table:table-cell>
          <table:table-cell table:style-name="ce2" office:value-type="string">
            <text:p>ondragsta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RLUnencoded</text:p>
          </table:table-cell>
          <table:table-cell table:style-name="ce2" office:value-type="string">
            <text:p>ond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linkColor</text:p>
          </table:table-cell>
          <table:table-cell table:style-name="ce2" office:value-type="string">
            <text:p>onerrorupd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filterchan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focu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focusi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focusou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hel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keydow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keypres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keyu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layoutcomple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losecaptur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dow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ent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lea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mo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ou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ov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u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usewhee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veen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movestar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pa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pas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propertychan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eadystatechang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esiz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esizeen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esizestar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owent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owexi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owsdele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rowsinsert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scro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nselectstar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uterHTM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uterTex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ownerDocumen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arentElemen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arentNod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arentTextEdi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reviousSibli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eadySt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ecordNumber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ro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runtimeSty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ope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rollHeigh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rollLef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rollTo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crollWidth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ourceIndex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bIndex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g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agUr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Firefox" table:style-name="ta2" table:print="false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1">
          <table:table-cell table:style-name="ce2" office:value-type="string">
            <text:p>activeElement</text:p>
          </table:table-cell>
          <table:table-cell table:style-name="ce2" office:value-type="string">
            <text:p>accessKey</text:p>
          </table:table-cell>
        </table:table-row>
        <table:table-row table:style-name="ro1">
          <table:table-cell table:style-name="ce2" office:value-type="string">
            <text:p>addEventListener</text:p>
          </table:table-cell>
          <table:table-cell table:style-name="ce2" office:value-type="string">
            <text:p>accessKeyLabel</text:p>
          </table:table-cell>
        </table:table-row>
        <table:table-row table:style-name="ro1">
          <table:table-cell table:style-name="ce2" office:value-type="string">
            <text:p>adoptNode</text:p>
          </table:table-cell>
          <table:table-cell table:style-name="ce2" office:value-type="string">
            <text:p>addEventListener</text:p>
          </table:table-cell>
        </table:table-row>
        <table:table-row table:style-name="ro1">
          <table:table-cell table:style-name="ce2" office:value-type="string">
            <text:p>alinkColor</text:p>
          </table:table-cell>
          <table:table-cell table:style-name="ce2" office:value-type="string">
            <text:p>align</text:p>
          </table:table-cell>
        </table:table-row>
        <table:table-row table:style-name="ro1">
          <table:table-cell table:style-name="ce2" office:value-type="string">
            <text:p>all</text:p>
          </table:table-cell>
          <table:table-cell table:style-name="ce2" office:value-type="string">
            <text:p>appendChild</text:p>
          </table:table-cell>
        </table:table-row>
        <table:table-row table:style-name="ro1">
          <table:table-cell table:style-name="ce2" office:value-type="string">
            <text:p>anchors</text:p>
          </table:table-cell>
          <table:table-cell table:style-name="ce2" office:value-type="string">
            <text:p>ATTRIBUTE_NODE</text:p>
          </table:table-cell>
        </table:table-row>
        <table:table-row table:style-name="ro1">
          <table:table-cell table:style-name="ce2" office:value-type="string">
            <text:p>appendChild</text:p>
          </table:table-cell>
          <table:table-cell table:style-name="ce2" office:value-type="string">
            <text:p>attributes</text:p>
          </table:table-cell>
        </table:table-row>
        <table:table-row table:style-name="ro1">
          <table:table-cell table:style-name="ce2" office:value-type="string">
            <text:p>applets</text:p>
          </table:table-cell>
          <table:table-cell table:style-name="ce2" office:value-type="string">
            <text:p>baseURI</text:p>
          </table:table-cell>
        </table:table-row>
        <table:table-row table:style-name="ro1">
          <table:table-cell table:style-name="ce2" office:value-type="string">
            <text:p>ATTRIBUTE_NODE</text:p>
          </table:table-cell>
          <table:table-cell table:style-name="ce2" office:value-type="string">
            <text:p>blur</text:p>
          </table:table-cell>
        </table:table-row>
        <table:table-row table:style-name="ro1">
          <table:table-cell table:style-name="ce2" office:value-type="string">
            <text:p>baseURI</text:p>
          </table:table-cell>
          <table:table-cell table:style-name="ce2" office:value-type="string">
            <text:p>CDATA_SECTION_NODE</text:p>
          </table:table-cell>
        </table:table-row>
        <table:table-row table:style-name="ro1">
          <table:table-cell table:style-name="ce2" office:value-type="string">
            <text:p>bgColor</text:p>
          </table:table-cell>
          <table:table-cell table:style-name="ce2" office:value-type="string">
            <text:p>childElementCount</text:p>
          </table:table-cell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childNodes</text:p>
          </table:table-cell>
        </table:table-row>
        <table:table-row table:style-name="ro1">
          <table:table-cell table:style-name="ce2" office:value-type="string">
            <text:p>captureEvents</text:p>
          </table:table-cell>
          <table:table-cell table:style-name="ce2" office:value-type="string">
            <text:p>children</text:p>
          </table:table-cell>
        </table:table-row>
        <table:table-row table:style-name="ro1">
          <table:table-cell table:style-name="ce2" office:value-type="string">
            <text:p>caretPositionFromPoint</text:p>
          </table:table-cell>
          <table:table-cell table:style-name="ce2" office:value-type="string">
            <text:p>classList</text:p>
          </table:table-cell>
        </table:table-row>
        <table:table-row table:style-name="ro1">
          <table:table-cell table:style-name="ce2" office:value-type="string">
            <text:p>CDATA_SECTION_NODE</text:p>
          </table:table-cell>
          <table:table-cell table:style-name="ce2" office:value-type="string">
            <text:p>className</text:p>
          </table:table-cell>
        </table:table-row>
        <table:table-row table:style-name="ro1">
          <table:table-cell table:style-name="ce2" office:value-type="string">
            <text:p>characterSet</text:p>
          </table:table-cell>
          <table:table-cell table:style-name="ce2" office:value-type="string">
            <text:p>click</text:p>
          </table:table-cell>
        </table:table-row>
        <table:table-row table:style-name="ro1">
          <table:table-cell table:style-name="ce2" office:value-type="string">
            <text:p>charset</text:p>
          </table:table-cell>
          <table:table-cell table:style-name="ce2" office:value-type="string">
            <text:p>clientHeight</text:p>
          </table:table-cell>
        </table:table-row>
        <table:table-row table:style-name="ro1">
          <table:table-cell table:style-name="ce2" office:value-type="string">
            <text:p>childElementCount</text:p>
          </table:table-cell>
          <table:table-cell table:style-name="ce2" office:value-type="string">
            <text:p>clientLeft</text:p>
          </table:table-cell>
        </table:table-row>
        <table:table-row table:style-name="ro1">
          <table:table-cell table:style-name="ce2" office:value-type="string">
            <text:p>childNodes</text:p>
          </table:table-cell>
          <table:table-cell table:style-name="ce2" office:value-type="string">
            <text:p>clientTop</text:p>
          </table:table-cell>
        </table:table-row>
        <table:table-row table:style-name="ro1">
          <table:table-cell table:style-name="ce2" office:value-type="string">
            <text:p>children</text:p>
          </table:table-cell>
          <table:table-cell table:style-name="ce2" office:value-type="string">
            <text:p>clientWidth</text:p>
          </table:table-cell>
        </table:table-row>
        <table:table-row table:style-name="ro1">
          <table:table-cell table:style-name="ce2" office:value-type="string">
            <text:p>clear</text:p>
          </table:table-cell>
          <table:table-cell table:style-name="ce2" office:value-type="string">
            <text:p>cloneNode</text:p>
          </table:table-cell>
        </table:table-row>
        <table:table-row table:style-name="ro1">
          <table:table-cell table:style-name="ce2" office:value-type="string">
            <text:p>cloneNode</text:p>
          </table:table-cell>
          <table:table-cell table:style-name="ce2" office:value-type="string">
            <text:p>closest</text:p>
          </table:table-cell>
        </table:table-row>
        <table:table-row table:style-name="ro1">
          <table:table-cell table:style-name="ce2" office:value-type="string">
            <text:p>close</text:p>
          </table:table-cell>
          <table:table-cell table:style-name="ce2" office:value-type="string">
            <text:p>COMMENT_NODE</text:p>
          </table:table-cell>
        </table:table-row>
        <table:table-row table:style-name="ro1">
          <table:table-cell table:style-name="ce2" office:value-type="string">
            <text:p>COMMENT_NODE</text:p>
          </table:table-cell>
          <table:table-cell table:style-name="ce2" office:value-type="string">
            <text:p>compareDocumentPosition</text:p>
          </table:table-cell>
        </table:table-row>
        <table:table-row table:style-name="ro1">
          <table:table-cell table:style-name="ce2" office:value-type="string">
            <text:p>compareDocumentPosition</text:p>
          </table:table-cell>
          <table:table-cell table:style-name="ce2" office:value-type="string">
            <text:p>contains</text:p>
          </table:table-cell>
        </table:table-row>
        <table:table-row table:style-name="ro1">
          <table:table-cell table:style-name="ce2" office:value-type="string">
            <text:p>compatMode</text:p>
          </table:table-cell>
          <table:table-cell table:style-name="ce2" office:value-type="string">
            <text:p>contentEditable</text:p>
          </table:table-cell>
        </table:table-row>
        <table:table-row table:style-name="ro1">
          <table:table-cell table:style-name="ce2" office:value-type="string">
            <text:p>contains</text:p>
          </table:table-cell>
          <table:table-cell table:style-name="ce2" office:value-type="string">
            <text:p>contextMenu</text:p>
          </table:table-cell>
        </table:table-row>
        <table:table-row table:style-name="ro1">
          <table:table-cell table:style-name="ce2" office:value-type="string">
            <text:p>contentType</text:p>
          </table:table-cell>
          <table:table-cell table:style-name="ce2" office:value-type="string">
            <text:p>dataset</text:p>
          </table:table-cell>
        </table:table-row>
        <table:table-row table:style-name="ro1">
          <table:table-cell table:style-name="ce2" office:value-type="string">
            <text:p>cookie</text:p>
          </table:table-cell>
          <table:table-cell table:style-name="ce2" office:value-type="string">
            <text:p>dir</text:p>
          </table:table-cell>
        </table:table-row>
        <table:table-row table:style-name="ro1">
          <table:table-cell table:style-name="ce2" office:value-type="string">
            <text:p>createAttribute</text:p>
          </table:table-cell>
          <table:table-cell table:style-name="ce2" office:value-type="string">
            <text:p>dispatchEvent</text:p>
          </table:table-cell>
        </table:table-row>
        <table:table-row table:style-name="ro1">
          <table:table-cell table:style-name="ce2" office:value-type="string">
            <text:p>createAttributeNS</text:p>
          </table:table-cell>
          <table:table-cell table:style-name="ce2" office:value-type="string">
            <text:p>DOCUMENT_FRAGMENT_NODE</text:p>
          </table:table-cell>
        </table:table-row>
        <table:table-row table:style-name="ro1">
          <table:table-cell table:style-name="ce2" office:value-type="string">
            <text:p>createCDATASection</text:p>
          </table:table-cell>
          <table:table-cell table:style-name="ce2" office:value-type="string">
            <text:p>DOCUMENT_NODE</text:p>
          </table:table-cell>
        </table:table-row>
        <table:table-row table:style-name="ro1">
          <table:table-cell table:style-name="ce2" office:value-type="string">
            <text:p>createComment</text:p>
          </table:table-cell>
          <table:table-cell table:style-name="ce2" office:value-type="string">
            <text:p>DOCUMENT_POSITION_CONTAINED_BY</text:p>
          </table:table-cell>
        </table:table-row>
        <table:table-row table:style-name="ro1">
          <table:table-cell table:style-name="ce2" office:value-type="string">
            <text:p>createDocumentFragment</text:p>
          </table:table-cell>
          <table:table-cell table:style-name="ce2" office:value-type="string">
            <text:p>DOCUMENT_POSITION_CONTAINS</text:p>
          </table:table-cell>
        </table:table-row>
        <table:table-row table:style-name="ro1">
          <table:table-cell table:style-name="ce2" office:value-type="string">
            <text:p>createElement</text:p>
          </table:table-cell>
          <table:table-cell table:style-name="ce2" office:value-type="string">
            <text:p>DOCUMENT_POSITION_DISCONNECTED</text:p>
          </table:table-cell>
        </table:table-row>
        <table:table-row table:style-name="ro1">
          <table:table-cell table:style-name="ce2" office:value-type="string">
            <text:p>createElementNS</text:p>
          </table:table-cell>
          <table:table-cell table:style-name="ce2" office:value-type="string">
            <text:p>DOCUMENT_POSITION_FOLLOWING</text:p>
          </table:table-cell>
        </table:table-row>
        <table:table-row table:style-name="ro1">
          <table:table-cell table:style-name="ce2" office:value-type="string">
            <text:p>createEvent</text:p>
          </table:table-cell>
          <table:table-cell table:style-name="ce2" office:value-type="string">
            <text:p>DOCUMENT_POSITION_IMPLEMENTATION_SPECIFIC</text:p>
          </table:table-cell>
        </table:table-row>
        <table:table-row table:style-name="ro1">
          <table:table-cell table:style-name="ce2" office:value-type="string">
            <text:p>createExpression</text:p>
          </table:table-cell>
          <table:table-cell table:style-name="ce2" office:value-type="string">
            <text:p>DOCUMENT_POSITION_PRECEDING</text:p>
          </table:table-cell>
        </table:table-row>
        <table:table-row table:style-name="ro1">
          <table:table-cell table:style-name="ce2" office:value-type="string">
            <text:p>createNodeIterator</text:p>
          </table:table-cell>
          <table:table-cell table:style-name="ce2" office:value-type="string">
            <text:p>DOCUMENT_TYPE_NODE</text:p>
          </table:table-cell>
        </table:table-row>
        <table:table-row table:style-name="ro1">
          <table:table-cell table:style-name="ce2" office:value-type="string">
            <text:p>createNSResolver</text:p>
          </table:table-cell>
          <table:table-cell table:style-name="ce2" office:value-type="string">
            <text:p>draggable</text:p>
          </table:table-cell>
        </table:table-row>
        <table:table-row table:style-name="ro1">
          <table:table-cell table:style-name="ce2" office:value-type="string">
            <text:p>createProcessingInstruction</text:p>
          </table:table-cell>
          <table:table-cell table:style-name="ce2" office:value-type="string">
            <text:p>ELEMENT_NODE</text:p>
          </table:table-cell>
        </table:table-row>
        <table:table-row table:style-name="ro1">
          <table:table-cell table:style-name="ce2" office:value-type="string">
            <text:p>createRange</text:p>
          </table:table-cell>
          <table:table-cell table:style-name="ce2" office:value-type="string">
            <text:p>ENTITY_NODE</text:p>
          </table:table-cell>
        </table:table-row>
        <table:table-row table:style-name="ro1">
          <table:table-cell table:style-name="ce2" office:value-type="string">
            <text:p>createTextNode</text:p>
          </table:table-cell>
          <table:table-cell table:style-name="ce2" office:value-type="string">
            <text:p>ENTITY_REFERENCE_NODE</text:p>
          </table:table-cell>
        </table:table-row>
        <table:table-row table:style-name="ro1">
          <table:table-cell table:style-name="ce2" office:value-type="string">
            <text:p>createTreeWalker</text:p>
          </table:table-cell>
          <table:table-cell table:style-name="ce2" office:value-type="string">
            <text:p>firstChild</text:p>
          </table:table-cell>
        </table:table-row>
        <table:table-row table:style-name="ro1">
          <table:table-cell table:style-name="ce2" office:value-type="string">
            <text:p>currentScript</text:p>
          </table:table-cell>
          <table:table-cell table:style-name="ce2" office:value-type="string">
            <text:p>firstElementChild</text:p>
          </table:table-cell>
        </table:table-row>
        <table:table-row table:style-name="ro1">
          <table:table-cell table:style-name="ce2" office:value-type="string">
            <text:p>defaultView</text:p>
          </table:table-cell>
          <table:table-cell table:style-name="ce2" office:value-type="string">
            <text:p>focus</text:p>
          </table:table-cell>
        </table:table-row>
        <table:table-row table:style-name="ro1">
          <table:table-cell table:style-name="ce2" office:value-type="string">
            <text:p>designMode</text:p>
          </table:table-cell>
          <table:table-cell table:style-name="ce2" office:value-type="string">
            <text:p>getAttribute</text:p>
          </table:table-cell>
        </table:table-row>
        <table:table-row table:style-name="ro1">
          <table:table-cell table:style-name="ce2" office:value-type="string">
            <text:p>dir</text:p>
          </table:table-cell>
          <table:table-cell table:style-name="ce2" office:value-type="string">
            <text:p>getAttributeNames</text:p>
          </table:table-cell>
        </table:table-row>
        <table:table-row table:style-name="ro1">
          <table:table-cell table:style-name="ce2" office:value-type="string">
            <text:p>dispatchEvent</text:p>
          </table:table-cell>
          <table:table-cell table:style-name="ce2" office:value-type="string">
            <text:p>getAttributeNode</text:p>
          </table:table-cell>
        </table:table-row>
        <table:table-row table:style-name="ro1">
          <table:table-cell table:style-name="ce2" office:value-type="string">
            <text:p>doctype</text:p>
          </table:table-cell>
          <table:table-cell table:style-name="ce2" office:value-type="string">
            <text:p>getAttributeNodeNS</text:p>
          </table:table-cell>
        </table:table-row>
        <table:table-row table:style-name="ro1">
          <table:table-cell table:style-name="ce2" office:value-type="string">
            <text:p>DOCUMENT_FRAGMENT_NODE</text:p>
          </table:table-cell>
          <table:table-cell table:style-name="ce2" office:value-type="string">
            <text:p>getAttributeNS</text:p>
          </table:table-cell>
        </table:table-row>
        <table:table-row table:style-name="ro1">
          <table:table-cell table:style-name="ce2" office:value-type="string">
            <text:p>DOCUMENT_NODE</text:p>
          </table:table-cell>
          <table:table-cell table:style-name="ce2" office:value-type="string">
            <text:p>getBoundingClientRect</text:p>
          </table:table-cell>
        </table:table-row>
        <table:table-row table:style-name="ro1">
          <table:table-cell table:style-name="ce2" office:value-type="string">
            <text:p>DOCUMENT_POSITION_CONTAINED_BY</text:p>
          </table:table-cell>
          <table:table-cell table:style-name="ce2" office:value-type="string">
            <text:p>getClientRects</text:p>
          </table:table-cell>
        </table:table-row>
        <table:table-row table:style-name="ro1">
          <table:table-cell table:style-name="ce2" office:value-type="string">
            <text:p>DOCUMENT_POSITION_CONTAINS</text:p>
          </table:table-cell>
          <table:table-cell table:style-name="ce2" office:value-type="string">
            <text:p>getElementsByClassName</text:p>
          </table:table-cell>
        </table:table-row>
        <table:table-row table:style-name="ro1">
          <table:table-cell table:style-name="ce2" office:value-type="string">
            <text:p>DOCUMENT_POSITION_DISCONNECTED</text:p>
          </table:table-cell>
          <table:table-cell table:style-name="ce2" office:value-type="string">
            <text:p>getElementsByTagName</text:p>
          </table:table-cell>
        </table:table-row>
        <table:table-row table:style-name="ro1">
          <table:table-cell table:style-name="ce2" office:value-type="string">
            <text:p>DOCUMENT_POSITION_FOLLOWING</text:p>
          </table:table-cell>
          <table:table-cell table:style-name="ce2" office:value-type="string">
            <text:p>getElementsByTagNameNS</text:p>
          </table:table-cell>
        </table:table-row>
        <table:table-row table:style-name="ro1">
          <table:table-cell table:style-name="ce2" office:value-type="string">
            <text:p>DOCUMENT_POSITION_IMPLEMENTATION_SPECIFIC</text:p>
          </table:table-cell>
          <table:table-cell table:style-name="ce2" office:value-type="string">
            <text:p>hasAttribute</text:p>
          </table:table-cell>
        </table:table-row>
        <table:table-row table:style-name="ro1">
          <table:table-cell table:style-name="ce2" office:value-type="string">
            <text:p>DOCUMENT_POSITION_PRECEDING</text:p>
          </table:table-cell>
          <table:table-cell table:style-name="ce2" office:value-type="string">
            <text:p>hasAttributeNS</text:p>
          </table:table-cell>
        </table:table-row>
        <table:table-row table:style-name="ro1">
          <table:table-cell table:style-name="ce2" office:value-type="string">
            <text:p>DOCUMENT_TYPE_NODE</text:p>
          </table:table-cell>
          <table:table-cell table:style-name="ce2" office:value-type="string">
            <text:p>hasAttributes</text:p>
          </table:table-cell>
        </table:table-row>
        <table:table-row table:style-name="ro1">
          <table:table-cell table:style-name="ce2" office:value-type="string">
            <text:p>documentElement</text:p>
          </table:table-cell>
          <table:table-cell table:style-name="ce2" office:value-type="string">
            <text:p>hasChildNodes</text:p>
          </table:table-cell>
        </table:table-row>
        <table:table-row table:style-name="ro1">
          <table:table-cell table:style-name="ce2" office:value-type="string">
            <text:p>documentURI</text:p>
          </table:table-cell>
          <table:table-cell table:style-name="ce2" office:value-type="string">
            <text:p>hidden</text:p>
          </table:table-cell>
        </table:table-row>
        <table:table-row table:style-name="ro1">
          <table:table-cell table:style-name="ce2" office:value-type="string">
            <text:p>domain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2" office:value-type="string">
            <text:p>ELEMENT_NODE</text:p>
          </table:table-cell>
          <table:table-cell table:style-name="ce2" office:value-type="string">
            <text:p>innerHTML</text:p>
          </table:table-cell>
        </table:table-row>
        <table:table-row table:style-name="ro1">
          <table:table-cell table:style-name="ce2" office:value-type="string">
            <text:p>elementFromPoint</text:p>
          </table:table-cell>
          <table:table-cell table:style-name="ce2" office:value-type="string">
            <text:p>innerText</text:p>
          </table:table-cell>
        </table:table-row>
        <table:table-row table:style-name="ro1">
          <table:table-cell table:style-name="ce2" office:value-type="string">
            <text:p>elementsFromPoint</text:p>
          </table:table-cell>
          <table:table-cell table:style-name="ce2" office:value-type="string">
            <text:p>insertAdjacentHTML</text:p>
          </table:table-cell>
        </table:table-row>
        <table:table-row table:style-name="ro1">
          <table:table-cell table:style-name="ce2" office:value-type="string">
            <text:p>embeds</text:p>
          </table:table-cell>
          <table:table-cell table:style-name="ce2" office:value-type="string">
            <text:p>insertBefore</text:p>
          </table:table-cell>
        </table:table-row>
        <table:table-row table:style-name="ro1">
          <table:table-cell table:style-name="ce2" office:value-type="string">
            <text:p>enableStyleSheetsForSet</text:p>
          </table:table-cell>
          <table:table-cell table:style-name="ce2" office:value-type="string">
            <text:p>isContentEditable</text:p>
          </table:table-cell>
        </table:table-row>
        <table:table-row table:style-name="ro1">
          <table:table-cell table:style-name="ce2" office:value-type="string">
            <text:p>ENTITY_NODE</text:p>
          </table:table-cell>
          <table:table-cell table:style-name="ce2" office:value-type="string">
            <text:p>isDefaultNamespace</text:p>
          </table:table-cell>
        </table:table-row>
        <table:table-row table:style-name="ro1">
          <table:table-cell table:style-name="ce2" office:value-type="string">
            <text:p>ENTITY_REFERENCE_NODE</text:p>
          </table:table-cell>
          <table:table-cell table:style-name="ce2" office:value-type="string">
            <text:p>isEqualNode</text:p>
          </table:table-cell>
        </table:table-row>
        <table:table-row table:style-name="ro1">
          <table:table-cell table:style-name="ce2" office:value-type="string">
            <text:p>evaluate</text:p>
          </table:table-cell>
          <table:table-cell table:style-name="ce2" office:value-type="string">
            <text:p>itemId</text:p>
          </table:table-cell>
        </table:table-row>
        <table:table-row table:style-name="ro1">
          <table:table-cell table:style-name="ce2" office:value-type="string">
            <text:p>execCommand</text:p>
          </table:table-cell>
          <table:table-cell table:style-name="ce2" office:value-type="string">
            <text:p>itemProp</text:p>
          </table:table-cell>
        </table:table-row>
        <table:table-row table:style-name="ro1">
          <table:table-cell table:style-name="ce2" office:value-type="string">
            <text:p>fgColor</text:p>
          </table:table-cell>
          <table:table-cell table:style-name="ce2" office:value-type="string">
            <text:p>itemRef</text:p>
          </table:table-cell>
        </table:table-row>
        <table:table-row table:style-name="ro1">
          <table:table-cell table:style-name="ce2" office:value-type="string">
            <text:p>firstChild</text:p>
          </table:table-cell>
          <table:table-cell table:style-name="ce2" office:value-type="string">
            <text:p>itemScope</text:p>
          </table:table-cell>
        </table:table-row>
        <table:table-row table:style-name="ro1">
          <table:table-cell table:style-name="ce2" office:value-type="string">
            <text:p>firstElementChild</text:p>
          </table:table-cell>
          <table:table-cell table:style-name="ce2" office:value-type="string">
            <text:p>itemType</text:p>
          </table:table-cell>
        </table:table-row>
        <table:table-row table:style-name="ro1">
          <table:table-cell table:style-name="ce2" office:value-type="string">
            <text:p>fonts</text:p>
          </table:table-cell>
          <table:table-cell table:style-name="ce2" office:value-type="string">
            <text:p>itemValue</text:p>
          </table:table-cell>
        </table:table-row>
        <table:table-row table:style-name="ro1">
          <table:table-cell table:style-name="ce2" office:value-type="string">
            <text:p>forms</text:p>
          </table:table-cell>
          <table:table-cell table:style-name="ce2" office:value-type="string">
            <text:p>lang</text:p>
          </table:table-cell>
        </table:table-row>
        <table:table-row table:style-name="ro1">
          <table:table-cell table:style-name="ce2" office:value-type="string">
            <text:p>getElementById</text:p>
          </table:table-cell>
          <table:table-cell table:style-name="ce2" office:value-type="string">
            <text:p>lastChild</text:p>
          </table:table-cell>
        </table:table-row>
        <table:table-row table:style-name="ro1">
          <table:table-cell table:style-name="ce2" office:value-type="string">
            <text:p>getElementsByClassName</text:p>
          </table:table-cell>
          <table:table-cell table:style-name="ce2" office:value-type="string">
            <text:p>lastElementChild</text:p>
          </table:table-cell>
        </table:table-row>
        <table:table-row table:style-name="ro1">
          <table:table-cell table:style-name="ce2" office:value-type="string">
            <text:p>getElementsByName</text:p>
          </table:table-cell>
          <table:table-cell table:style-name="ce2" office:value-type="string">
            <text:p>localName</text:p>
          </table:table-cell>
        </table:table-row>
        <table:table-row table:style-name="ro1">
          <table:table-cell table:style-name="ce2" office:value-type="string">
            <text:p>getElementsByTagName</text:p>
          </table:table-cell>
          <table:table-cell table:style-name="ce2" office:value-type="string">
            <text:p>lookupNamespaceURI</text:p>
          </table:table-cell>
        </table:table-row>
        <table:table-row table:style-name="ro1">
          <table:table-cell table:style-name="ce2" office:value-type="string">
            <text:p>getElementsByTagNameNS</text:p>
          </table:table-cell>
          <table:table-cell table:style-name="ce2" office:value-type="string">
            <text:p>lookupPrefix</text:p>
          </table:table-cell>
        </table:table-row>
        <table:table-row table:style-name="ro1">
          <table:table-cell table:style-name="ce2" office:value-type="string">
            <text:p>getItems</text:p>
          </table:table-cell>
          <table:table-cell table:style-name="ce2" office:value-type="string">
            <text:p>matches</text:p>
          </table:table-cell>
        </table:table-row>
        <table:table-row table:style-name="ro1">
          <table:table-cell table:style-name="ce2" office:value-type="string">
            <text:p>getSelection</text:p>
          </table:table-cell>
          <table:table-cell table:style-name="ce2" office:value-type="string">
            <text:p>mozMatchesSelector</text:p>
          </table:table-cell>
        </table:table-row>
        <table:table-row table:style-name="ro1">
          <table:table-cell table:style-name="ce2" office:value-type="string">
            <text:p>hasChildNodes</text:p>
          </table:table-cell>
          <table:table-cell table:style-name="ce2" office:value-type="string">
            <text:p>mozRequestFullScreen</text:p>
          </table:table-cell>
        </table:table-row>
        <table:table-row table:style-name="ro1">
          <table:table-cell table:style-name="ce2" office:value-type="string">
            <text:p>hasFocus</text:p>
          </table:table-cell>
          <table:table-cell table:style-name="ce2" office:value-type="string">
            <text:p>mozRequestPointerLock</text:p>
          </table:table-cell>
        </table:table-row>
        <table:table-row table:style-name="ro1">
          <table:table-cell table:style-name="ce2" office:value-type="string">
            <text:p>head</text:p>
          </table:table-cell>
          <table:table-cell table:style-name="ce2" office:value-type="string">
            <text:p>namespaceURI</text:p>
          </table:table-cell>
        </table:table-row>
        <table:table-row table:style-name="ro1">
          <table:table-cell table:style-name="ce2" office:value-type="string">
            <text:p>hidden</text:p>
          </table:table-cell>
          <table:table-cell table:style-name="ce2" office:value-type="string">
            <text:p>nextElementSibling</text:p>
          </table:table-cell>
        </table:table-row>
        <table:table-row table:style-name="ro1">
          <table:table-cell table:style-name="ce2" office:value-type="string">
            <text:p>images</text:p>
          </table:table-cell>
          <table:table-cell table:style-name="ce2" office:value-type="string">
            <text:p>nextSibling</text:p>
          </table:table-cell>
        </table:table-row>
        <table:table-row table:style-name="ro1">
          <table:table-cell table:style-name="ce2" office:value-type="string">
            <text:p>implementation</text:p>
          </table:table-cell>
          <table:table-cell table:style-name="ce2" office:value-type="string">
            <text:p>nodeName</text:p>
          </table:table-cell>
        </table:table-row>
        <table:table-row table:style-name="ro1">
          <table:table-cell table:style-name="ce2" office:value-type="string">
            <text:p>importNode</text:p>
          </table:table-cell>
          <table:table-cell table:style-name="ce2" office:value-type="string">
            <text:p>nodeType</text:p>
          </table:table-cell>
        </table:table-row>
        <table:table-row table:style-name="ro1">
          <table:table-cell table:style-name="ce2" office:value-type="string">
            <text:p>inputEncoding</text:p>
          </table:table-cell>
          <table:table-cell table:style-name="ce2" office:value-type="string">
            <text:p>nodeValue</text:p>
          </table:table-cell>
        </table:table-row>
        <table:table-row table:style-name="ro1">
          <table:table-cell table:style-name="ce2" office:value-type="string">
            <text:p>insertBefore</text:p>
          </table:table-cell>
          <table:table-cell table:style-name="ce2" office:value-type="string">
            <text:p>normalize</text:p>
          </table:table-cell>
        </table:table-row>
        <table:table-row table:style-name="ro1">
          <table:table-cell table:style-name="ce2" office:value-type="string">
            <text:p>isDefaultNamespace</text:p>
          </table:table-cell>
          <table:table-cell table:style-name="ce2" office:value-type="string">
            <text:p>NOTATION_NODE</text:p>
          </table:table-cell>
        </table:table-row>
        <table:table-row table:style-name="ro1">
          <table:table-cell table:style-name="ce2" office:value-type="string">
            <text:p>isEqualNode</text:p>
          </table:table-cell>
          <table:table-cell table:style-name="ce2" office:value-type="string">
            <text:p>offsetHeight</text:p>
          </table:table-cell>
        </table:table-row>
        <table:table-row table:style-name="ro1">
          <table:table-cell table:style-name="ce2" office:value-type="string">
            <text:p>lastChild</text:p>
          </table:table-cell>
          <table:table-cell table:style-name="ce2" office:value-type="string">
            <text:p>offsetLeft</text:p>
          </table:table-cell>
        </table:table-row>
        <table:table-row table:style-name="ro1">
          <table:table-cell table:style-name="ce2" office:value-type="string">
            <text:p>lastElementChild</text:p>
          </table:table-cell>
          <table:table-cell table:style-name="ce2" office:value-type="string">
            <text:p>offsetParent</text:p>
          </table:table-cell>
        </table:table-row>
        <table:table-row table:style-name="ro1">
          <table:table-cell table:style-name="ce2" office:value-type="string">
            <text:p>lastModified</text:p>
          </table:table-cell>
          <table:table-cell table:style-name="ce2" office:value-type="string">
            <text:p>offsetTop</text:p>
          </table:table-cell>
        </table:table-row>
        <table:table-row table:style-name="ro1">
          <table:table-cell table:style-name="ce2" office:value-type="string">
            <text:p>lastStyleSheetSet</text:p>
          </table:table-cell>
          <table:table-cell table:style-name="ce2" office:value-type="string">
            <text:p>offsetWidth</text:p>
          </table:table-cell>
        </table:table-row>
        <table:table-row table:style-name="ro1">
          <table:table-cell table:style-name="ce2" office:value-type="string">
            <text:p>linkColor</text:p>
          </table:table-cell>
          <table:table-cell table:style-name="ce2" office:value-type="string">
            <text:p>onabort</text:p>
          </table:table-cell>
        </table:table-row>
        <table:table-row table:style-name="ro1">
          <table:table-cell table:style-name="ce2" office:value-type="string">
            <text:p>links</text:p>
          </table:table-cell>
          <table:table-cell table:style-name="ce2" office:value-type="string">
            <text:p>onblur</text:p>
          </table:table-cell>
        </table:table-row>
        <table:table-row table:style-name="ro1">
          <table:table-cell table:style-name="ce2" office:value-type="string">
            <text:p>localName</text:p>
          </table:table-cell>
          <table:table-cell table:style-name="ce2" office:value-type="string">
            <text:p>oncanplay</text:p>
          </table:table-cell>
        </table:table-row>
        <table:table-row table:style-name="ro1">
          <table:table-cell table:style-name="ce2" office:value-type="string">
            <text:p>location</text:p>
          </table:table-cell>
          <table:table-cell table:style-name="ce2" office:value-type="string">
            <text:p>oncanplaythrough</text:p>
          </table:table-cell>
        </table:table-row>
        <table:table-row table:style-name="ro1">
          <table:table-cell table:style-name="ce2" office:value-type="string">
            <text:p>lookupNamespaceURI</text:p>
          </table:table-cell>
          <table:table-cell table:style-name="ce2" office:value-type="string">
            <text:p>onchange</text:p>
          </table:table-cell>
        </table:table-row>
        <table:table-row table:style-name="ro1">
          <table:table-cell table:style-name="ce2" office:value-type="string">
            <text:p>lookupPrefix</text:p>
          </table:table-cell>
          <table:table-cell table:style-name="ce2" office:value-type="string">
            <text:p>onclick</text:p>
          </table:table-cell>
        </table:table-row>
        <table:table-row table:style-name="ro1">
          <table:table-cell table:style-name="ce2" office:value-type="string">
            <text:p>mozCancelFullScreen</text:p>
          </table:table-cell>
          <table:table-cell table:style-name="ce2" office:value-type="string">
            <text:p>oncontextmenu</text:p>
          </table:table-cell>
        </table:table-row>
        <table:table-row table:style-name="ro1">
          <table:table-cell table:style-name="ce2" office:value-type="string">
            <text:p>mozExitPointerLock</text:p>
          </table:table-cell>
          <table:table-cell table:style-name="ce2" office:value-type="string">
            <text:p>oncopy</text:p>
          </table:table-cell>
        </table:table-row>
        <table:table-row table:style-name="ro1">
          <table:table-cell table:style-name="ce2" office:value-type="string">
            <text:p>mozFullScreen</text:p>
          </table:table-cell>
          <table:table-cell table:style-name="ce2" office:value-type="string">
            <text:p>oncut</text:p>
          </table:table-cell>
        </table:table-row>
        <table:table-row table:style-name="ro1">
          <table:table-cell table:style-name="ce2" office:value-type="string">
            <text:p>mozFullScreenElement</text:p>
          </table:table-cell>
          <table:table-cell table:style-name="ce2" office:value-type="string">
            <text:p>ondblclick</text:p>
          </table:table-cell>
        </table:table-row>
        <table:table-row table:style-name="ro1">
          <table:table-cell table:style-name="ce2" office:value-type="string">
            <text:p>mozFullScreenEnabled</text:p>
          </table:table-cell>
          <table:table-cell table:style-name="ce2" office:value-type="string">
            <text:p>ondrag</text:p>
          </table:table-cell>
        </table:table-row>
        <table:table-row table:style-name="ro1">
          <table:table-cell table:style-name="ce2" office:value-type="string">
            <text:p>mozHidden</text:p>
          </table:table-cell>
          <table:table-cell table:style-name="ce2" office:value-type="string">
            <text:p>ondragend</text:p>
          </table:table-cell>
        </table:table-row>
        <table:table-row table:style-name="ro1">
          <table:table-cell table:style-name="ce2" office:value-type="string">
            <text:p>mozPointerLockElement</text:p>
          </table:table-cell>
          <table:table-cell table:style-name="ce2" office:value-type="string">
            <text:p>ondragenter</text:p>
          </table:table-cell>
        </table:table-row>
        <table:table-row table:style-name="ro1">
          <table:table-cell table:style-name="ce2" office:value-type="string">
            <text:p>mozSetImageElement</text:p>
          </table:table-cell>
          <table:table-cell table:style-name="ce2" office:value-type="string">
            <text:p>ondragleave</text:p>
          </table:table-cell>
        </table:table-row>
        <table:table-row table:style-name="ro1">
          <table:table-cell table:style-name="ce2" office:value-type="string">
            <text:p>mozVisibilityState</text:p>
          </table:table-cell>
          <table:table-cell table:style-name="ce2" office:value-type="string">
            <text:p>ondragover</text:p>
          </table:table-cell>
        </table:table-row>
        <table:table-row table:style-name="ro1">
          <table:table-cell table:style-name="ce2" office:value-type="string">
            <text:p>namespaceURI</text:p>
          </table:table-cell>
          <table:table-cell table:style-name="ce2" office:value-type="string">
            <text:p>ondragstart</text:p>
          </table:table-cell>
        </table:table-row>
        <table:table-row table:style-name="ro1">
          <table:table-cell table:style-name="ce2" office:value-type="string">
            <text:p>nextSibling</text:p>
          </table:table-cell>
          <table:table-cell table:style-name="ce2" office:value-type="string">
            <text:p>ondrop</text:p>
          </table:table-cell>
        </table:table-row>
        <table:table-row table:style-name="ro1">
          <table:table-cell table:style-name="ce2" office:value-type="string">
            <text:p>nodeName</text:p>
          </table:table-cell>
          <table:table-cell table:style-name="ce2" office:value-type="string">
            <text:p>ondurationchange</text:p>
          </table:table-cell>
        </table:table-row>
        <table:table-row table:style-name="ro1">
          <table:table-cell table:style-name="ce2" office:value-type="string">
            <text:p>nodeType</text:p>
          </table:table-cell>
          <table:table-cell table:style-name="ce2" office:value-type="string">
            <text:p>onemptied</text:p>
          </table:table-cell>
        </table:table-row>
        <table:table-row table:style-name="ro1">
          <table:table-cell table:style-name="ce2" office:value-type="string">
            <text:p>nodeValue</text:p>
          </table:table-cell>
          <table:table-cell table:style-name="ce2" office:value-type="string">
            <text:p>onended</text:p>
          </table:table-cell>
        </table:table-row>
        <table:table-row table:style-name="ro1">
          <table:table-cell table:style-name="ce2" office:value-type="string">
            <text:p>normalize</text:p>
          </table:table-cell>
          <table:table-cell table:style-name="ce2" office:value-type="string">
            <text:p>onerror</text:p>
          </table:table-cell>
        </table:table-row>
        <table:table-row table:style-name="ro1">
          <table:table-cell table:style-name="ce2" office:value-type="string">
            <text:p>NOTATION_NODE</text:p>
          </table:table-cell>
          <table:table-cell table:style-name="ce2" office:value-type="string">
            <text:p>onfocus</text:p>
          </table:table-cell>
        </table:table-row>
        <table:table-row table:style-name="ro1">
          <table:table-cell table:style-name="ce2" office:value-type="string">
            <text:p>onabort</text:p>
          </table:table-cell>
          <table:table-cell table:style-name="ce2" office:value-type="string">
            <text:p>oninput</text:p>
          </table:table-cell>
        </table:table-row>
        <table:table-row table:style-name="ro1">
          <table:table-cell table:style-name="ce2" office:value-type="string">
            <text:p>onafterscriptexecute</text:p>
          </table:table-cell>
          <table:table-cell table:style-name="ce2" office:value-type="string">
            <text:p>oninvalid</text:p>
          </table:table-cell>
        </table:table-row>
        <table:table-row table:style-name="ro1">
          <table:table-cell table:style-name="ce2" office:value-type="string">
            <text:p>onbeforescriptexecute</text:p>
          </table:table-cell>
          <table:table-cell table:style-name="ce2" office:value-type="string">
            <text:p>onkeydown</text:p>
          </table:table-cell>
        </table:table-row>
        <table:table-row table:style-name="ro1">
          <table:table-cell table:style-name="ce2" office:value-type="string">
            <text:p>onblur</text:p>
          </table:table-cell>
          <table:table-cell table:style-name="ce2" office:value-type="string">
            <text:p>onkeypress</text:p>
          </table:table-cell>
        </table:table-row>
        <table:table-row table:style-name="ro1">
          <table:table-cell table:style-name="ce2" office:value-type="string">
            <text:p>oncanplay</text:p>
          </table:table-cell>
          <table:table-cell table:style-name="ce2" office:value-type="string">
            <text:p>onkeyup</text:p>
          </table:table-cell>
        </table:table-row>
        <table:table-row table:style-name="ro1">
          <table:table-cell table:style-name="ce2" office:value-type="string">
            <text:p>oncanplaythrough</text:p>
          </table:table-cell>
          <table:table-cell table:style-name="ce2" office:value-type="string">
            <text:p>onload</text:p>
          </table:table-cell>
        </table:table-row>
        <table:table-row table:style-name="ro1">
          <table:table-cell table:style-name="ce2" office:value-type="string">
            <text:p>onchange</text:p>
          </table:table-cell>
          <table:table-cell table:style-name="ce2" office:value-type="string">
            <text:p>onloadeddata</text:p>
          </table:table-cell>
        </table:table-row>
        <table:table-row table:style-name="ro1">
          <table:table-cell table:style-name="ce2" office:value-type="string">
            <text:p>onclick</text:p>
          </table:table-cell>
          <table:table-cell table:style-name="ce2" office:value-type="string">
            <text:p>onloadedmetadata</text:p>
          </table:table-cell>
        </table:table-row>
        <table:table-row table:style-name="ro1">
          <table:table-cell table:style-name="ce2" office:value-type="string">
            <text:p>oncontextmenu</text:p>
          </table:table-cell>
          <table:table-cell table:style-name="ce2" office:value-type="string">
            <text:p>onloadstart</text:p>
          </table:table-cell>
        </table:table-row>
        <table:table-row table:style-name="ro1">
          <table:table-cell table:style-name="ce2" office:value-type="string">
            <text:p>oncopy</text:p>
          </table:table-cell>
          <table:table-cell table:style-name="ce2" office:value-type="string">
            <text:p>onmousedown</text:p>
          </table:table-cell>
        </table:table-row>
        <table:table-row table:style-name="ro1">
          <table:table-cell table:style-name="ce2" office:value-type="string">
            <text:p>oncut</text:p>
          </table:table-cell>
          <table:table-cell table:style-name="ce2" office:value-type="string">
            <text:p>onmouseenter</text:p>
          </table:table-cell>
        </table:table-row>
        <table:table-row table:style-name="ro1">
          <table:table-cell table:style-name="ce2" office:value-type="string">
            <text:p>ondblclick</text:p>
          </table:table-cell>
          <table:table-cell table:style-name="ce2" office:value-type="string">
            <text:p>onmouseleave</text:p>
          </table:table-cell>
        </table:table-row>
        <table:table-row table:style-name="ro1">
          <table:table-cell table:style-name="ce2" office:value-type="string">
            <text:p>ondrag</text:p>
          </table:table-cell>
          <table:table-cell table:style-name="ce2" office:value-type="string">
            <text:p>onmousemove</text:p>
          </table:table-cell>
        </table:table-row>
        <table:table-row table:style-name="ro1">
          <table:table-cell table:style-name="ce2" office:value-type="string">
            <text:p>ondragend</text:p>
          </table:table-cell>
          <table:table-cell table:style-name="ce2" office:value-type="string">
            <text:p>onmouseout</text:p>
          </table:table-cell>
        </table:table-row>
        <table:table-row table:style-name="ro1">
          <table:table-cell table:style-name="ce2" office:value-type="string">
            <text:p>ondragenter</text:p>
          </table:table-cell>
          <table:table-cell table:style-name="ce2" office:value-type="string">
            <text:p>onmouseover</text:p>
          </table:table-cell>
        </table:table-row>
        <table:table-row table:style-name="ro1">
          <table:table-cell table:style-name="ce2" office:value-type="string">
            <text:p>ondragleave</text:p>
          </table:table-cell>
          <table:table-cell table:style-name="ce2" office:value-type="string">
            <text:p>onmouseup</text:p>
          </table:table-cell>
        </table:table-row>
        <table:table-row table:style-name="ro1">
          <table:table-cell table:style-name="ce2" office:value-type="string">
            <text:p>ondragover</text:p>
          </table:table-cell>
          <table:table-cell table:style-name="ce2" office:value-type="string">
            <text:p>onmozfullscreenchange</text:p>
          </table:table-cell>
        </table:table-row>
        <table:table-row table:style-name="ro1">
          <table:table-cell table:style-name="ce2" office:value-type="string">
            <text:p>ondragstart</text:p>
          </table:table-cell>
          <table:table-cell table:style-name="ce2" office:value-type="string">
            <text:p>onmozfullscreenerror</text:p>
          </table:table-cell>
        </table:table-row>
        <table:table-row table:style-name="ro1">
          <table:table-cell table:style-name="ce2" office:value-type="string">
            <text:p>ondrop</text:p>
          </table:table-cell>
          <table:table-cell table:style-name="ce2" office:value-type="string">
            <text:p>onmozpointerlockchange</text:p>
          </table:table-cell>
        </table:table-row>
        <table:table-row table:style-name="ro1">
          <table:table-cell table:style-name="ce2" office:value-type="string">
            <text:p>ondurationchange</text:p>
          </table:table-cell>
          <table:table-cell table:style-name="ce2" office:value-type="string">
            <text:p>onmozpointerlockerror</text:p>
          </table:table-cell>
        </table:table-row>
        <table:table-row table:style-name="ro1">
          <table:table-cell table:style-name="ce2" office:value-type="string">
            <text:p>onemptied</text:p>
          </table:table-cell>
          <table:table-cell table:style-name="ce2" office:value-type="string">
            <text:p>onpaste</text:p>
          </table:table-cell>
        </table:table-row>
        <table:table-row table:style-name="ro1">
          <table:table-cell table:style-name="ce2" office:value-type="string">
            <text:p>onended</text:p>
          </table:table-cell>
          <table:table-cell table:style-name="ce2" office:value-type="string">
            <text:p>onpause</text:p>
          </table:table-cell>
        </table:table-row>
        <table:table-row table:style-name="ro1">
          <table:table-cell table:style-name="ce2" office:value-type="string">
            <text:p>onerror</text:p>
          </table:table-cell>
          <table:table-cell table:style-name="ce2" office:value-type="string">
            <text:p>onplay</text:p>
          </table:table-cell>
        </table:table-row>
        <table:table-row table:style-name="ro1">
          <table:table-cell table:style-name="ce2" office:value-type="string">
            <text:p>onfocus</text:p>
          </table:table-cell>
          <table:table-cell table:style-name="ce2" office:value-type="string">
            <text:p>onplaying</text:p>
          </table:table-cell>
        </table:table-row>
        <table:table-row table:style-name="ro1">
          <table:table-cell table:style-name="ce2" office:value-type="string">
            <text:p>oninput</text:p>
          </table:table-cell>
          <table:table-cell table:style-name="ce2" office:value-type="string">
            <text:p>onprogress</text:p>
          </table:table-cell>
        </table:table-row>
        <table:table-row table:style-name="ro1">
          <table:table-cell table:style-name="ce2" office:value-type="string">
            <text:p>oninvalid</text:p>
          </table:table-cell>
          <table:table-cell table:style-name="ce2" office:value-type="string">
            <text:p>onratechange</text:p>
          </table:table-cell>
        </table:table-row>
        <table:table-row table:style-name="ro1">
          <table:table-cell table:style-name="ce2" office:value-type="string">
            <text:p>onkeydown</text:p>
          </table:table-cell>
          <table:table-cell table:style-name="ce2" office:value-type="string">
            <text:p>onreset</text:p>
          </table:table-cell>
        </table:table-row>
        <table:table-row table:style-name="ro1">
          <table:table-cell table:style-name="ce2" office:value-type="string">
            <text:p>onkeypress</text:p>
          </table:table-cell>
          <table:table-cell table:style-name="ce2" office:value-type="string">
            <text:p>onresize</text:p>
          </table:table-cell>
        </table:table-row>
        <table:table-row table:style-name="ro1">
          <table:table-cell table:style-name="ce2" office:value-type="string">
            <text:p>onkeyup</text:p>
          </table:table-cell>
          <table:table-cell table:style-name="ce2" office:value-type="string">
            <text:p>onscroll</text:p>
          </table:table-cell>
        </table:table-row>
        <table:table-row table:style-name="ro1">
          <table:table-cell table:style-name="ce2" office:value-type="string">
            <text:p>onload</text:p>
          </table:table-cell>
          <table:table-cell table:style-name="ce2" office:value-type="string">
            <text:p>onseeked</text:p>
          </table:table-cell>
        </table:table-row>
        <table:table-row table:style-name="ro1">
          <table:table-cell table:style-name="ce2" office:value-type="string">
            <text:p>onloadeddata</text:p>
          </table:table-cell>
          <table:table-cell table:style-name="ce2" office:value-type="string">
            <text:p>onseeking</text:p>
          </table:table-cell>
        </table:table-row>
        <table:table-row table:style-name="ro1">
          <table:table-cell table:style-name="ce2" office:value-type="string">
            <text:p>onloadedmetadata</text:p>
          </table:table-cell>
          <table:table-cell table:style-name="ce2" office:value-type="string">
            <text:p>onselect</text:p>
          </table:table-cell>
        </table:table-row>
        <table:table-row table:style-name="ro1">
          <table:table-cell table:style-name="ce2" office:value-type="string">
            <text:p>onloadstart</text:p>
          </table:table-cell>
          <table:table-cell table:style-name="ce2" office:value-type="string">
            <text:p>onshow</text:p>
          </table:table-cell>
        </table:table-row>
        <table:table-row table:style-name="ro1">
          <table:table-cell table:style-name="ce2" office:value-type="string">
            <text:p>onmousedown</text:p>
          </table:table-cell>
          <table:table-cell table:style-name="ce2" office:value-type="string">
            <text:p>onstalled</text:p>
          </table:table-cell>
        </table:table-row>
        <table:table-row table:style-name="ro1">
          <table:table-cell table:style-name="ce2" office:value-type="string">
            <text:p>onmouseenter</text:p>
          </table:table-cell>
          <table:table-cell table:style-name="ce2" office:value-type="string">
            <text:p>onsubmit</text:p>
          </table:table-cell>
        </table:table-row>
        <table:table-row table:style-name="ro1">
          <table:table-cell table:style-name="ce2" office:value-type="string">
            <text:p>onmouseleave</text:p>
          </table:table-cell>
          <table:table-cell table:style-name="ce2" office:value-type="string">
            <text:p>onsuspend</text:p>
          </table:table-cell>
        </table:table-row>
        <table:table-row table:style-name="ro1">
          <table:table-cell table:style-name="ce2" office:value-type="string">
            <text:p>onmousemove</text:p>
          </table:table-cell>
          <table:table-cell table:style-name="ce2" office:value-type="string">
            <text:p>ontimeupdate</text:p>
          </table:table-cell>
        </table:table-row>
        <table:table-row table:style-name="ro1">
          <table:table-cell table:style-name="ce2" office:value-type="string">
            <text:p>onmouseout</text:p>
          </table:table-cell>
          <table:table-cell table:style-name="ce2" office:value-type="string">
            <text:p>onvolumechange</text:p>
          </table:table-cell>
        </table:table-row>
        <table:table-row table:style-name="ro1">
          <table:table-cell table:style-name="ce2" office:value-type="string">
            <text:p>onmouseover</text:p>
          </table:table-cell>
          <table:table-cell table:style-name="ce2" office:value-type="string">
            <text:p>onwaiting</text:p>
          </table:table-cell>
        </table:table-row>
        <table:table-row table:style-name="ro1">
          <table:table-cell table:style-name="ce2" office:value-type="string">
            <text:p>onmouseup</text:p>
          </table:table-cell>
          <table:table-cell table:style-name="ce2" office:value-type="string">
            <text:p>onwheel</text:p>
          </table:table-cell>
        </table:table-row>
        <table:table-row table:style-name="ro1">
          <table:table-cell table:style-name="ce2" office:value-type="string">
            <text:p>onmozfullscreenchange</text:p>
          </table:table-cell>
          <table:table-cell table:style-name="ce2" office:value-type="string">
            <text:p>outerHTML</text:p>
          </table:table-cell>
        </table:table-row>
        <table:table-row table:style-name="ro1">
          <table:table-cell table:style-name="ce2" office:value-type="string">
            <text:p>onmozfullscreenerror</text:p>
          </table:table-cell>
          <table:table-cell table:style-name="ce2" office:value-type="string">
            <text:p>ownerDocument</text:p>
          </table:table-cell>
        </table:table-row>
        <table:table-row table:style-name="ro1">
          <table:table-cell table:style-name="ce2" office:value-type="string">
            <text:p>onmozpointerlockchange</text:p>
          </table:table-cell>
          <table:table-cell table:style-name="ce2" office:value-type="string">
            <text:p>parentElement</text:p>
          </table:table-cell>
        </table:table-row>
        <table:table-row table:style-name="ro1">
          <table:table-cell table:style-name="ce2" office:value-type="string">
            <text:p>onmozpointerlockerror</text:p>
          </table:table-cell>
          <table:table-cell table:style-name="ce2" office:value-type="string">
            <text:p>parentNode</text:p>
          </table:table-cell>
        </table:table-row>
        <table:table-row table:style-name="ro1">
          <table:table-cell table:style-name="ce2" office:value-type="string">
            <text:p>onpaste</text:p>
          </table:table-cell>
          <table:table-cell table:style-name="ce2" office:value-type="string">
            <text:p>prefix</text:p>
          </table:table-cell>
        </table:table-row>
        <table:table-row table:style-name="ro1">
          <table:table-cell table:style-name="ce2" office:value-type="string">
            <text:p>onpause</text:p>
          </table:table-cell>
          <table:table-cell table:style-name="ce2" office:value-type="string">
            <text:p>previousElementSibling</text:p>
          </table:table-cell>
        </table:table-row>
        <table:table-row table:style-name="ro1">
          <table:table-cell table:style-name="ce2" office:value-type="string">
            <text:p>onplay</text:p>
          </table:table-cell>
          <table:table-cell table:style-name="ce2" office:value-type="string">
            <text:p>previousSibling</text:p>
          </table:table-cell>
        </table:table-row>
        <table:table-row table:style-name="ro1">
          <table:table-cell table:style-name="ce2" office:value-type="string">
            <text:p>onplaying</text:p>
          </table:table-cell>
          <table:table-cell table:style-name="ce2" office:value-type="string">
            <text:p>PROCESSING_INSTRUCTION_NODE</text:p>
          </table:table-cell>
        </table:table-row>
        <table:table-row table:style-name="ro1">
          <table:table-cell table:style-name="ce2" office:value-type="string">
            <text:p>onprogress</text:p>
          </table:table-cell>
          <table:table-cell table:style-name="ce2" office:value-type="string">
            <text:p>properties</text:p>
          </table:table-cell>
        </table:table-row>
        <table:table-row table:style-name="ro1">
          <table:table-cell table:style-name="ce2" office:value-type="string">
            <text:p>onratechange</text:p>
          </table:table-cell>
          <table:table-cell table:style-name="ce2" office:value-type="string">
            <text:p>querySelector</text:p>
          </table:table-cell>
        </table:table-row>
        <table:table-row table:style-name="ro1">
          <table:table-cell table:style-name="ce2" office:value-type="string">
            <text:p>onreadystatechange</text:p>
          </table:table-cell>
          <table:table-cell table:style-name="ce2" office:value-type="string">
            <text:p>querySelectorAll</text:p>
          </table:table-cell>
        </table:table-row>
        <table:table-row table:style-name="ro1">
          <table:table-cell table:style-name="ce2" office:value-type="string">
            <text:p>onreset</text:p>
          </table:table-cell>
          <table:table-cell table:style-name="ce2" office:value-type="string">
            <text:p>releaseCapture</text:p>
          </table:table-cell>
        </table:table-row>
        <table:table-row table:style-name="ro1">
          <table:table-cell table:style-name="ce2" office:value-type="string">
            <text:p>onresize</text:p>
          </table:table-cell>
          <table:table-cell table:style-name="ce2" office:value-type="string">
            <text:p>remove</text:p>
          </table:table-cell>
        </table:table-row>
        <table:table-row table:style-name="ro1">
          <table:table-cell table:style-name="ce2" office:value-type="string">
            <text:p>onscroll</text:p>
          </table:table-cell>
          <table:table-cell table:style-name="ce2" office:value-type="string">
            <text:p>removeAttribute</text:p>
          </table:table-cell>
        </table:table-row>
        <table:table-row table:style-name="ro1">
          <table:table-cell table:style-name="ce2" office:value-type="string">
            <text:p>onseeked</text:p>
          </table:table-cell>
          <table:table-cell table:style-name="ce2" office:value-type="string">
            <text:p>removeAttributeNode</text:p>
          </table:table-cell>
        </table:table-row>
        <table:table-row table:style-name="ro1">
          <table:table-cell table:style-name="ce2" office:value-type="string">
            <text:p>onseeking</text:p>
          </table:table-cell>
          <table:table-cell table:style-name="ce2" office:value-type="string">
            <text:p>removeAttributeNS</text:p>
          </table:table-cell>
        </table:table-row>
        <table:table-row table:style-name="ro1">
          <table:table-cell table:style-name="ce2" office:value-type="string">
            <text:p>onselect</text:p>
          </table:table-cell>
          <table:table-cell table:style-name="ce2" office:value-type="string">
            <text:p>removeChild</text:p>
          </table:table-cell>
        </table:table-row>
        <table:table-row table:style-name="ro1">
          <table:table-cell table:style-name="ce2" office:value-type="string">
            <text:p>onshow</text:p>
          </table:table-cell>
          <table:table-cell table:style-name="ce2" office:value-type="string">
            <text:p>removeEventListener</text:p>
          </table:table-cell>
        </table:table-row>
        <table:table-row table:style-name="ro1">
          <table:table-cell table:style-name="ce2" office:value-type="string">
            <text:p>onstalled</text:p>
          </table:table-cell>
          <table:table-cell table:style-name="ce2" office:value-type="string">
            <text:p>replaceChild</text:p>
          </table:table-cell>
        </table:table-row>
        <table:table-row table:style-name="ro1">
          <table:table-cell table:style-name="ce2" office:value-type="string">
            <text:p>onsubmit</text:p>
          </table:table-cell>
          <table:table-cell table:style-name="ce2" office:value-type="string">
            <text:p>scroll</text:p>
          </table:table-cell>
        </table:table-row>
        <table:table-row table:style-name="ro1">
          <table:table-cell table:style-name="ce2" office:value-type="string">
            <text:p>onsuspend</text:p>
          </table:table-cell>
          <table:table-cell table:style-name="ce2" office:value-type="string">
            <text:p>scrollBy</text:p>
          </table:table-cell>
        </table:table-row>
        <table:table-row table:style-name="ro1">
          <table:table-cell table:style-name="ce2" office:value-type="string">
            <text:p>ontimeupdate</text:p>
          </table:table-cell>
          <table:table-cell table:style-name="ce2" office:value-type="string">
            <text:p>scrollHeight</text:p>
          </table:table-cell>
        </table:table-row>
        <table:table-row table:style-name="ro1">
          <table:table-cell table:style-name="ce2" office:value-type="string">
            <text:p>onvolumechange</text:p>
          </table:table-cell>
          <table:table-cell table:style-name="ce2" office:value-type="string">
            <text:p>scrollIntoView</text:p>
          </table:table-cell>
        </table:table-row>
        <table:table-row table:style-name="ro1">
          <table:table-cell table:style-name="ce2" office:value-type="string">
            <text:p>onwaiting</text:p>
          </table:table-cell>
          <table:table-cell table:style-name="ce2" office:value-type="string">
            <text:p>scrollLeft</text:p>
          </table:table-cell>
        </table:table-row>
        <table:table-row table:style-name="ro1">
          <table:table-cell table:style-name="ce2" office:value-type="string">
            <text:p>onwheel</text:p>
          </table:table-cell>
          <table:table-cell table:style-name="ce2" office:value-type="string">
            <text:p>scrollLeftMax</text:p>
          </table:table-cell>
        </table:table-row>
        <table:table-row table:style-name="ro1">
          <table:table-cell table:style-name="ce2" office:value-type="string">
            <text:p>open</text:p>
          </table:table-cell>
          <table:table-cell table:style-name="ce2" office:value-type="string">
            <text:p>scrollTo</text:p>
          </table:table-cell>
        </table:table-row>
        <table:table-row table:style-name="ro1">
          <table:table-cell table:style-name="ce2" office:value-type="string">
            <text:p>ownerDocument</text:p>
          </table:table-cell>
          <table:table-cell table:style-name="ce2" office:value-type="string">
            <text:p>scrollTop</text:p>
          </table:table-cell>
        </table:table-row>
        <table:table-row table:style-name="ro1">
          <table:table-cell table:style-name="ce2" office:value-type="string">
            <text:p>parentElement</text:p>
          </table:table-cell>
          <table:table-cell table:style-name="ce2" office:value-type="string">
            <text:p>scrollTopMax</text:p>
          </table:table-cell>
        </table:table-row>
        <table:table-row table:style-name="ro1">
          <table:table-cell table:style-name="ce2" office:value-type="string">
            <text:p>parentNode</text:p>
          </table:table-cell>
          <table:table-cell table:style-name="ce2" office:value-type="string">
            <text:p>scrollWidth</text:p>
          </table:table-cell>
        </table:table-row>
        <table:table-row table:style-name="ro1">
          <table:table-cell table:style-name="ce2" office:value-type="string">
            <text:p>plugins</text:p>
          </table:table-cell>
          <table:table-cell table:style-name="ce2" office:value-type="string">
            <text:p>setAttribute</text:p>
          </table:table-cell>
        </table:table-row>
        <table:table-row table:style-name="ro1">
          <table:table-cell table:style-name="ce2" office:value-type="string">
            <text:p>preferredStyleSheetSet</text:p>
          </table:table-cell>
          <table:table-cell table:style-name="ce2" office:value-type="string">
            <text:p>setAttributeNode</text:p>
          </table:table-cell>
        </table:table-row>
        <table:table-row table:style-name="ro1">
          <table:table-cell table:style-name="ce2" office:value-type="string">
            <text:p>prefix</text:p>
          </table:table-cell>
          <table:table-cell table:style-name="ce2" office:value-type="string">
            <text:p>setAttributeNodeNS</text:p>
          </table:table-cell>
        </table:table-row>
        <table:table-row table:style-name="ro1">
          <table:table-cell table:style-name="ce2" office:value-type="string">
            <text:p>previousSibling</text:p>
          </table:table-cell>
          <table:table-cell table:style-name="ce2" office:value-type="string">
            <text:p>setAttributeNS</text:p>
          </table:table-cell>
        </table:table-row>
        <table:table-row table:style-name="ro1">
          <table:table-cell table:style-name="ce2" office:value-type="string">
            <text:p>PROCESSING_INSTRUCTION_NODE</text:p>
          </table:table-cell>
          <table:table-cell table:style-name="ce2" office:value-type="string">
            <text:p>setCapture</text:p>
          </table:table-cell>
        </table:table-row>
        <table:table-row table:style-name="ro1">
          <table:table-cell table:style-name="ce2" office:value-type="string">
            <text:p>queryCommandEnabled</text:p>
          </table:table-cell>
          <table:table-cell table:style-name="ce2" office:value-type="string">
            <text:p>spellcheck</text:p>
          </table:table-cell>
        </table:table-row>
        <table:table-row table:style-name="ro1">
          <table:table-cell table:style-name="ce2" office:value-type="string">
            <text:p>queryCommandIndeterm</text:p>
          </table:table-cell>
          <table:table-cell table:style-name="ce2" office:value-type="string">
            <text:p>style</text:p>
          </table:table-cell>
        </table:table-row>
        <table:table-row table:style-name="ro1">
          <table:table-cell table:style-name="ce2" office:value-type="string">
            <text:p>queryCommandState</text:p>
          </table:table-cell>
          <table:table-cell table:style-name="ce2" office:value-type="string">
            <text:p>tabIndex</text:p>
          </table:table-cell>
        </table:table-row>
        <table:table-row table:style-name="ro1">
          <table:table-cell table:style-name="ce2" office:value-type="string">
            <text:p>queryCommandSupported</text:p>
          </table:table-cell>
          <table:table-cell table:style-name="ce2" office:value-type="string">
            <text:p>tagName</text:p>
          </table:table-cell>
        </table:table-row>
        <table:table-row table:style-name="ro1">
          <table:table-cell table:style-name="ce2" office:value-type="string">
            <text:p>queryCommandValue</text:p>
          </table:table-cell>
          <table:table-cell table:style-name="ce2" office:value-type="string">
            <text:p>TEXT_NODE</text:p>
          </table:table-cell>
        </table:table-row>
        <table:table-row table:style-name="ro1">
          <table:table-cell table:style-name="ce2" office:value-type="string">
            <text:p>querySelector</text:p>
          </table:table-cell>
          <table:table-cell table:style-name="ce2" office:value-type="string">
            <text:p>textContent</text:p>
          </table:table-cell>
        </table:table-row>
        <table:table-row table:style-name="ro1">
          <table:table-cell table:style-name="ce2" office:value-type="string">
            <text:p>querySelectorAll</text:p>
          </table:table-cell>
          <table:table-cell table:style-name="ce2" office:value-type="string">
            <text:p>title</text:p>
          </table:table-cell>
        </table:table-row>
        <table:table-row table:style-name="ro1">
          <table:table-cell table:style-name="ce2" office:value-type="string">
            <text:p>readyState</text:p>
          </table:table-cell>
          <table:table-cell table:style-name="ce2" office:value-type="string">
            <text:p>webkitMatchesSelector</text:p>
          </table:table-cell>
        </table:table-row>
        <table:table-row table:style-name="ro1">
          <table:table-cell table:style-name="ce2" office:value-type="string">
            <text:p>referrer</text:p>
          </table:table-cell>
          <table:table-cell/>
        </table:table-row>
        <table:table-row table:style-name="ro1">
          <table:table-cell table:style-name="ce2" office:value-type="string">
            <text:p>releaseCapture</text:p>
          </table:table-cell>
          <table:table-cell/>
        </table:table-row>
        <table:table-row table:style-name="ro1">
          <table:table-cell table:style-name="ce2" office:value-type="string">
            <text:p>releaseEvents</text:p>
          </table:table-cell>
          <table:table-cell/>
        </table:table-row>
        <table:table-row table:style-name="ro1">
          <table:table-cell table:style-name="ce2" office:value-type="string">
            <text:p>removeChild</text:p>
          </table:table-cell>
          <table:table-cell/>
        </table:table-row>
        <table:table-row table:style-name="ro1">
          <table:table-cell table:style-name="ce2" office:value-type="string">
            <text:p>removeEventListener</text:p>
          </table:table-cell>
          <table:table-cell/>
        </table:table-row>
        <table:table-row table:style-name="ro1">
          <table:table-cell table:style-name="ce2" office:value-type="string">
            <text:p>replaceChild</text:p>
          </table:table-cell>
          <table:table-cell/>
        </table:table-row>
        <table:table-row table:style-name="ro1">
          <table:table-cell table:style-name="ce2" office:value-type="string">
            <text:p>scripts</text:p>
          </table:table-cell>
          <table:table-cell/>
        </table:table-row>
        <table:table-row table:style-name="ro1">
          <table:table-cell table:style-name="ce2" office:value-type="string">
            <text:p>selectedStyleSheetSet</text:p>
          </table:table-cell>
          <table:table-cell/>
        </table:table-row>
        <table:table-row table:style-name="ro1">
          <table:table-cell table:style-name="ce2" office:value-type="string">
            <text:p>styleSheets</text:p>
          </table:table-cell>
          <table:table-cell/>
        </table:table-row>
        <table:table-row table:style-name="ro1">
          <table:table-cell table:style-name="ce2" office:value-type="string">
            <text:p>styleSheetSets</text:p>
          </table:table-cell>
          <table:table-cell/>
        </table:table-row>
        <table:table-row table:style-name="ro2">
          <table:table-cell table:style-name="ce2" office:value-type="string">
            <text:p>TEXT_NODE</text:p>
          </table:table-cell>
          <table:table-cell/>
        </table:table-row>
        <table:table-row table:style-name="ro1">
          <table:table-cell table:style-name="ce2" office:value-type="string">
            <text:p>textContent</text:p>
          </table:table-cell>
          <table:table-cell/>
        </table:table-row>
        <table:table-row table:style-name="ro1">
          <table:table-cell table:style-name="ce2" office:value-type="string">
            <text:p>title</text:p>
          </table:table-cell>
          <table:table-cell/>
        </table:table-row>
        <table:table-row table:style-name="ro2">
          <table:table-cell table:style-name="ce2" office:value-type="string">
            <text:p>URL</text:p>
          </table:table-cell>
          <table:table-cell/>
        </table:table-row>
        <table:table-row table:style-name="ro1">
          <table:table-cell table:style-name="ce2" office:value-type="string">
            <text:p>visibilityState</text:p>
          </table:table-cell>
          <table:table-cell/>
        </table:table-row>
        <table:table-row table:style-name="ro1">
          <table:table-cell table:style-name="ce2" office:value-type="string">
            <text:p>vlinkColor</text:p>
          </table:table-cell>
          <table:table-cell/>
        </table:table-row>
        <table:table-row table:style-name="ro1">
          <table:table-cell table:style-name="ce2" office:value-type="string">
            <text:p>write</text:p>
          </table:table-cell>
          <table:table-cell/>
        </table:table-row>
        <table:table-row table:style-name="ro1">
          <table:table-cell table:style-name="ce2" office:value-type="string">
            <text:p>writeln</text:p>
          </table:table-cell>
          <table:table-cell/>
        </table:table-row>
        <table:table-row table:style-name="ro2" table:number-rows-repeated="1048354">
          <table:table-cell table:number-columns-repeated="2"/>
        </table:table-row>
        <table:table-row table:style-name="ro2">
          <table:table-cell table:number-columns-repeated="2"/>
        </table:table-row>
        <table:named-expressions/>
      </table:table>
      <table:table table:name="HTMLDom" table:style-name="ta2">
        <office:forms form:automatic-focus="false" form:apply-design-mode="false"/>
        <table:table-column table:style-name="co7" table:number-columns-repeated="2" table:default-cell-style-name="Default"/>
        <table:table-row table:style-name="ro1">
          <table:table-cell table:style-name="ce1" office:value-type="string">
            <text:p>Document</text:p>
          </table:table-cell>
          <table:table-cell table:style-name="ce1" office:value-type="string">
            <text:p>Element</text:p>
          </table:table-cell>
        </table:table-row>
        <table:table-row table:style-name="ro2" table:number-rows-repeated="1048574">
          <table:table-cell table:number-columns-repeated="2"/>
        </table:table-row>
        <table:table-row table:style-name="ro2">
          <table:table-cell table:number-columns-repeated="2"/>
        </table:table-row>
        <table:named-expressions/>
      </table:table>
      <table:table table:name="HtmlTAGS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21" table:default-cell-style-name="Default"/>
        <table:table-row table:style-name="ro1">
          <table:table-cell table:style-name="ce7" office:value-type="string">
            <text:p>Tag </text:p>
          </table:table-cell>
          <table:table-cell table:style-name="ce7" office:value-type="string">
            <text:p>Can have Child?</text:p>
          </table:table-cell>
          <table:table-cell table:style-name="ce7" office:value-type="string">
            <text:p>Description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&lt;!--...--&gt;</text:p>
          </table:table-cell>
          <table:table-cell table:formula="of:=IF(ISERROR(VLOOKUP([.A2];[HtmlTags_NoChild.$A$2:.$A1000];1;FALSE()));   TRUE();   FALSE())" office:value-type="boolean" office:boolean-value="false">
            <text:p>FALSO</text:p>
          </table:table-cell>
          <table:table-cell office:value-type="string">
            <text:p>Defines a comment</text:p>
          </table:table-cell>
          <table:table-cell table:number-columns-repeated="1021"/>
        </table:table-row>
        <table:table-row table:style-name="ro1">
          <table:table-cell office:value-type="string">
            <text:p>&lt;!DOCTYPE&gt;</text:p>
          </table:table-cell>
          <table:table-cell table:formula="of:=IF(ISERROR(VLOOKUP([.A3];[HtmlTags_NoChild.$A$2:.$A1001];1;FALSE()));   TRUE();   FALSE())" office:value-type="boolean" office:boolean-value="false">
            <text:p>FALSO</text:p>
          </table:table-cell>
          <table:table-cell office:value-type="string">
            <text:p>Defines the document type</text:p>
          </table:table-cell>
          <table:table-cell table:number-columns-repeated="1021"/>
        </table:table-row>
        <table:table-row table:style-name="ro1">
          <table:table-cell office:value-type="string">
            <text:p>&lt;a&gt;</text:p>
          </table:table-cell>
          <table:table-cell table:formula="of:=IF(ISERROR(VLOOKUP([.A4];[HtmlTags_NoChild.$A$2:.$A1002];1;FALSE()));   TRUE();   FALSE())" office:value-type="boolean" office:boolean-value="true">
            <text:p>VERDADERO</text:p>
          </table:table-cell>
          <table:table-cell office:value-type="string">
            <text:p>Defines a hyperlink</text:p>
          </table:table-cell>
          <table:table-cell table:number-columns-repeated="1021"/>
        </table:table-row>
        <table:table-row table:style-name="ro1">
          <table:table-cell office:value-type="string">
            <text:p>&lt;abbr&gt;</text:p>
          </table:table-cell>
          <table:table-cell table:formula="of:=IF(ISERROR(VLOOKUP([.A5];[HtmlTags_NoChild.$A$2:.$A1003];1;FALSE()));   TRUE();   FALSE())" office:value-type="boolean" office:boolean-value="true">
            <text:p>VERDADERO</text:p>
          </table:table-cell>
          <table:table-cell office:value-type="string">
            <text:p>Defines an abbreviation or an acronym</text:p>
          </table:table-cell>
          <table:table-cell table:number-columns-repeated="1021"/>
        </table:table-row>
        <table:table-row table:style-name="ro1">
          <table:table-cell office:value-type="string">
            <text:p>&lt;acronym&gt;</text:p>
          </table:table-cell>
          <table:table-cell table:formula="of:=IF(ISERROR(VLOOKUP([.A6];[HtmlTags_NoChild.$A$2:.$A1004];1;FALSE()));   TRUE();   FALSE())" office:value-type="boolean" office:boolean-value="true">
            <text:p>VERDADERO</text:p>
          </table:table-cell>
          <table:table-cell office:value-type="string">
            <text:p>Not supported in HTML5. Use &lt;abbr&gt; instead. Defines an acronym</text:p>
          </table:table-cell>
          <table:table-cell table:number-columns-repeated="1021"/>
        </table:table-row>
        <table:table-row table:style-name="ro1">
          <table:table-cell office:value-type="string">
            <text:p>&lt;address&gt;</text:p>
          </table:table-cell>
          <table:table-cell table:formula="of:=IF(ISERROR(VLOOKUP([.A7];[HtmlTags_NoChild.$A$2:.$A1005];1;FALSE()));   TRUE();   FALSE())" office:value-type="boolean" office:boolean-value="true">
            <text:p>VERDADERO</text:p>
          </table:table-cell>
          <table:table-cell office:value-type="string">
            <text:p>Defines contact information for the author/owner of a document</text:p>
          </table:table-cell>
          <table:table-cell table:number-columns-repeated="1021"/>
        </table:table-row>
        <table:table-row table:style-name="ro1">
          <table:table-cell office:value-type="string">
            <text:p>&lt;applet&gt;</text:p>
          </table:table-cell>
          <table:table-cell table:formula="of:=IF(ISERROR(VLOOKUP([.A8];[HtmlTags_NoChild.$A$2:.$A1006];1;FALSE()));   TRUE();   FALSE())" office:value-type="boolean" office:boolean-value="true">
            <text:p>VERDADERO</text:p>
          </table:table-cell>
          <table:table-cell office:value-type="string">
            <text:p>Not supported in HTML5. Use &lt;embed&gt; or &lt;object&gt; instead. Defines an embedded applet</text:p>
          </table:table-cell>
          <table:table-cell table:number-columns-repeated="1021"/>
        </table:table-row>
        <table:table-row table:style-name="ro1">
          <table:table-cell office:value-type="string">
            <text:p>&lt;area&gt;</text:p>
          </table:table-cell>
          <table:table-cell table:formula="of:=IF(ISERROR(VLOOKUP([.A9];[HtmlTags_NoChild.$A$2:.$A1007];1;FALSE()));   TRUE();   FALSE())" office:value-type="boolean" office:boolean-value="false">
            <text:p>FALSO</text:p>
          </table:table-cell>
          <table:table-cell office:value-type="string">
            <text:p>Defines an area inside an image-map</text:p>
          </table:table-cell>
          <table:table-cell table:number-columns-repeated="1021"/>
        </table:table-row>
        <table:table-row table:style-name="ro1">
          <table:table-cell office:value-type="string">
            <text:p>&lt;article&gt;</text:p>
          </table:table-cell>
          <table:table-cell table:formula="of:=IF(ISERROR(VLOOKUP([.A10];[HtmlTags_NoChild.$A$2:.$A1008];1;FALSE()));   TRUE();   FALSE())" office:value-type="boolean" office:boolean-value="true">
            <text:p>VERDADERO</text:p>
          </table:table-cell>
          <table:table-cell office:value-type="string">
            <text:p>Defines an article</text:p>
          </table:table-cell>
          <table:table-cell table:number-columns-repeated="1021"/>
        </table:table-row>
        <table:table-row table:style-name="ro1">
          <table:table-cell office:value-type="string">
            <text:p>&lt;aside&gt;</text:p>
          </table:table-cell>
          <table:table-cell table:formula="of:=IF(ISERROR(VLOOKUP([.A11];[HtmlTags_NoChild.$A$2:.$A1009];1;FALSE()));   TRUE();   FALSE())" office:value-type="boolean" office:boolean-value="true">
            <text:p>VERDADERO</text:p>
          </table:table-cell>
          <table:table-cell office:value-type="string">
            <text:p>Defines content aside from the page content</text:p>
          </table:table-cell>
          <table:table-cell table:number-columns-repeated="1021"/>
        </table:table-row>
        <table:table-row table:style-name="ro1">
          <table:table-cell office:value-type="string">
            <text:p>&lt;audio&gt;</text:p>
          </table:table-cell>
          <table:table-cell table:formula="of:=IF(ISERROR(VLOOKUP([.A12];[HtmlTags_NoChild.$A$2:.$A1010];1;FALSE()));   TRUE();   FALSE())" office:value-type="boolean" office:boolean-value="true">
            <text:p>VERDADERO</text:p>
          </table:table-cell>
          <table:table-cell office:value-type="string">
            <text:p>Defines sound content</text:p>
          </table:table-cell>
          <table:table-cell table:number-columns-repeated="1021"/>
        </table:table-row>
        <table:table-row table:style-name="ro1">
          <table:table-cell office:value-type="string">
            <text:p>&lt;b&gt;</text:p>
          </table:table-cell>
          <table:table-cell table:formula="of:=IF(ISERROR(VLOOKUP([.A13];[HtmlTags_NoChild.$A$2:.$A1011];1;FALSE()));   TRUE();   FALSE())" office:value-type="boolean" office:boolean-value="true">
            <text:p>VERDADERO</text:p>
          </table:table-cell>
          <table:table-cell office:value-type="string">
            <text:p>Defines bold text</text:p>
          </table:table-cell>
          <table:table-cell table:number-columns-repeated="1021"/>
        </table:table-row>
        <table:table-row table:style-name="ro1">
          <table:table-cell office:value-type="string">
            <text:p>&lt;base&gt;</text:p>
          </table:table-cell>
          <table:table-cell table:formula="of:=IF(ISERROR(VLOOKUP([.A14];[HtmlTags_NoChild.$A$2:.$A1012];1;FALSE()));   TRUE();   FALSE())" office:value-type="boolean" office:boolean-value="false">
            <text:p>FALSO</text:p>
          </table:table-cell>
          <table:table-cell office:value-type="string">
            <text:p>Specifies the base URL/target for all relative URLs in a document</text:p>
          </table:table-cell>
          <table:table-cell table:number-columns-repeated="1021"/>
        </table:table-row>
        <table:table-row table:style-name="ro1">
          <table:table-cell office:value-type="string">
            <text:p>&lt;basefont&gt;</text:p>
          </table:table-cell>
          <table:table-cell table:formula="of:=IF(ISERROR(VLOOKUP([.A15];[HtmlTags_NoChild.$A$2:.$A101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Specifies a default color, size, and font for all text in a document</text:p>
          </table:table-cell>
          <table:table-cell table:number-columns-repeated="1021"/>
        </table:table-row>
        <table:table-row table:style-name="ro1">
          <table:table-cell office:value-type="string">
            <text:p>&lt;bdi&gt;</text:p>
          </table:table-cell>
          <table:table-cell table:formula="of:=IF(ISERROR(VLOOKUP([.A16];[HtmlTags_NoChild.$A$2:.$A1014];1;FALSE()));   TRUE();   FALSE())" office:value-type="boolean" office:boolean-value="true">
            <text:p>VERDADERO</text:p>
          </table:table-cell>
          <table:table-cell office:value-type="string">
            <text:p>Isolates a part of text that might be formatted in a different direction from other text outside it</text:p>
          </table:table-cell>
          <table:table-cell table:number-columns-repeated="1021"/>
        </table:table-row>
        <table:table-row table:style-name="ro1">
          <table:table-cell office:value-type="string">
            <text:p>&lt;bdo&gt;</text:p>
          </table:table-cell>
          <table:table-cell table:formula="of:=IF(ISERROR(VLOOKUP([.A17];[HtmlTags_NoChild.$A$2:.$A1015];1;FALSE()));   TRUE();   FALSE())" office:value-type="boolean" office:boolean-value="true">
            <text:p>VERDADERO</text:p>
          </table:table-cell>
          <table:table-cell office:value-type="string">
            <text:p>Overrides the current text direction</text:p>
          </table:table-cell>
          <table:table-cell table:number-columns-repeated="1021"/>
        </table:table-row>
        <table:table-row table:style-name="ro1">
          <table:table-cell office:value-type="string">
            <text:p>&lt;big&gt;</text:p>
          </table:table-cell>
          <table:table-cell table:formula="of:=IF(ISERROR(VLOOKUP([.A18];[HtmlTags_NoChild.$A$2:.$A1016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big text</text:p>
          </table:table-cell>
          <table:table-cell table:number-columns-repeated="1021"/>
        </table:table-row>
        <table:table-row table:style-name="ro1">
          <table:table-cell office:value-type="string">
            <text:p>&lt;blockquote&gt;</text:p>
          </table:table-cell>
          <table:table-cell table:formula="of:=IF(ISERROR(VLOOKUP([.A19];[HtmlTags_NoChild.$A$2:.$A1017];1;FALSE()));   TRUE();   FALSE())" office:value-type="boolean" office:boolean-value="true">
            <text:p>VERDADERO</text:p>
          </table:table-cell>
          <table:table-cell office:value-type="string">
            <text:p>Defines a section that is quoted from another source</text:p>
          </table:table-cell>
          <table:table-cell table:number-columns-repeated="1021"/>
        </table:table-row>
        <table:table-row table:style-name="ro1">
          <table:table-cell office:value-type="string">
            <text:p>&lt;body&gt;</text:p>
          </table:table-cell>
          <table:table-cell table:formula="of:=IF(ISERROR(VLOOKUP([.A20];[HtmlTags_NoChild.$A$2:.$A1018];1;FALSE()));   TRUE();   FALSE())" office:value-type="boolean" office:boolean-value="true">
            <text:p>VERDADERO</text:p>
          </table:table-cell>
          <table:table-cell office:value-type="string">
            <text:p>Defines the document's body</text:p>
          </table:table-cell>
          <table:table-cell table:number-columns-repeated="1021"/>
        </table:table-row>
        <table:table-row table:style-name="ro1">
          <table:table-cell office:value-type="string">
            <text:p>&lt;br&gt;</text:p>
          </table:table-cell>
          <table:table-cell table:formula="of:=IF(ISERROR(VLOOKUP([.A21];[HtmlTags_NoChild.$A$2:.$A1019];1;FALSE()));   TRUE();   FALSE())" office:value-type="boolean" office:boolean-value="false">
            <text:p>FALSO</text:p>
          </table:table-cell>
          <table:table-cell office:value-type="string">
            <text:p>Defines a single line break</text:p>
          </table:table-cell>
          <table:table-cell table:number-columns-repeated="1021"/>
        </table:table-row>
        <table:table-row table:style-name="ro1">
          <table:table-cell office:value-type="string">
            <text:p>&lt;button&gt;</text:p>
          </table:table-cell>
          <table:table-cell table:formula="of:=IF(ISERROR(VLOOKUP([.A22];[HtmlTags_NoChild.$A$2:.$A1020];1;FALSE()));   TRUE();   FALSE())" office:value-type="boolean" office:boolean-value="true">
            <text:p>VERDADERO</text:p>
          </table:table-cell>
          <table:table-cell office:value-type="string">
            <text:p>Defines a clickable button</text:p>
          </table:table-cell>
          <table:table-cell table:number-columns-repeated="1021"/>
        </table:table-row>
        <table:table-row table:style-name="ro1">
          <table:table-cell office:value-type="string">
            <text:p>&lt;canvas&gt;</text:p>
          </table:table-cell>
          <table:table-cell table:formula="of:=IF(ISERROR(VLOOKUP([.A23];[HtmlTags_NoChild.$A$2:.$A1021];1;FALSE()));   TRUE();   FALSE())" office:value-type="boolean" office:boolean-value="true">
            <text:p>VERDADERO</text:p>
          </table:table-cell>
          <table:table-cell office:value-type="string">
            <text:p>Used to draw graphics, on the fly, via scripting (usually JavaScript)</text:p>
          </table:table-cell>
          <table:table-cell table:number-columns-repeated="1021"/>
        </table:table-row>
        <table:table-row table:style-name="ro1">
          <table:table-cell office:value-type="string">
            <text:p>&lt;caption&gt;</text:p>
          </table:table-cell>
          <table:table-cell table:formula="of:=IF(ISERROR(VLOOKUP([.A24];[HtmlTags_NoChild.$A$2:.$A1022];1;FALSE()));   TRUE();   FALSE())" office:value-type="boolean" office:boolean-value="true">
            <text:p>VERDADERO</text:p>
          </table:table-cell>
          <table:table-cell office:value-type="string">
            <text:p>Defines a table caption</text:p>
          </table:table-cell>
          <table:table-cell table:number-columns-repeated="1021"/>
        </table:table-row>
        <table:table-row table:style-name="ro1">
          <table:table-cell office:value-type="string">
            <text:p>&lt;center&gt;</text:p>
          </table:table-cell>
          <table:table-cell table:formula="of:=IF(ISERROR(VLOOKUP([.A25];[HtmlTags_NoChild.$A$2:.$A102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centered text</text:p>
          </table:table-cell>
          <table:table-cell table:number-columns-repeated="1021"/>
        </table:table-row>
        <table:table-row table:style-name="ro1">
          <table:table-cell office:value-type="string">
            <text:p>&lt;cite&gt;</text:p>
          </table:table-cell>
          <table:table-cell table:formula="of:=IF(ISERROR(VLOOKUP([.A26];[HtmlTags_NoChild.$A$2:.$A1024];1;FALSE()));   TRUE();   FALSE())" office:value-type="boolean" office:boolean-value="true">
            <text:p>VERDADERO</text:p>
          </table:table-cell>
          <table:table-cell office:value-type="string">
            <text:p>Defines the title of a work</text:p>
          </table:table-cell>
          <table:table-cell table:number-columns-repeated="1021"/>
        </table:table-row>
        <table:table-row table:style-name="ro1">
          <table:table-cell office:value-type="string">
            <text:p>&lt;code&gt;</text:p>
          </table:table-cell>
          <table:table-cell table:formula="of:=IF(ISERROR(VLOOKUP([.A27];[HtmlTags_NoChild.$A$2:.$A1025];1;FALSE()));   TRUE();   FALSE())" office:value-type="boolean" office:boolean-value="true">
            <text:p>VERDADERO</text:p>
          </table:table-cell>
          <table:table-cell office:value-type="string">
            <text:p>Defines a piece of computer code</text:p>
          </table:table-cell>
          <table:table-cell table:number-columns-repeated="1021"/>
        </table:table-row>
        <table:table-row table:style-name="ro1">
          <table:table-cell office:value-type="string">
            <text:p>&lt;col&gt;</text:p>
          </table:table-cell>
          <table:table-cell table:formula="of:=IF(ISERROR(VLOOKUP([.A28];[HtmlTags_NoChild.$A$2:.$A1026];1;FALSE()));   TRUE();   FALSE())" office:value-type="boolean" office:boolean-value="false">
            <text:p>FALSO</text:p>
          </table:table-cell>
          <table:table-cell office:value-type="string">
            <text:p>Specifies column properties for each column within a &lt;colgroup&gt; element </text:p>
          </table:table-cell>
          <table:table-cell table:number-columns-repeated="1021"/>
        </table:table-row>
        <table:table-row table:style-name="ro1">
          <table:table-cell office:value-type="string">
            <text:p>&lt;colgroup&gt;</text:p>
          </table:table-cell>
          <table:table-cell table:formula="of:=IF(ISERROR(VLOOKUP([.A29];[HtmlTags_NoChild.$A$2:.$A1027];1;FALSE()));   TRUE();   FALSE())" office:value-type="boolean" office:boolean-value="true">
            <text:p>VERDADERO</text:p>
          </table:table-cell>
          <table:table-cell office:value-type="string">
            <text:p>Specifies a group of one or more columns in a table for formatting</text:p>
          </table:table-cell>
          <table:table-cell table:number-columns-repeated="1021"/>
        </table:table-row>
        <table:table-row table:style-name="ro1">
          <table:table-cell office:value-type="string">
            <text:p>&lt;datalist&gt;</text:p>
          </table:table-cell>
          <table:table-cell table:formula="of:=IF(ISERROR(VLOOKUP([.A30];[HtmlTags_NoChild.$A$2:.$A1028];1;FALSE()));   TRUE();   FALSE())" office:value-type="boolean" office:boolean-value="true">
            <text:p>VERDADERO</text:p>
          </table:table-cell>
          <table:table-cell office:value-type="string">
            <text:p>Specifies a list of pre-defined options for input controls</text:p>
          </table:table-cell>
          <table:table-cell table:number-columns-repeated="1021"/>
        </table:table-row>
        <table:table-row table:style-name="ro1">
          <table:table-cell office:value-type="string">
            <text:p>&lt;dd&gt;</text:p>
          </table:table-cell>
          <table:table-cell table:formula="of:=IF(ISERROR(VLOOKUP([.A31];[HtmlTags_NoChild.$A$2:.$A1029];1;FALSE()));   TRUE();   FALSE())" office:value-type="boolean" office:boolean-value="true">
            <text:p>VERDADERO</text:p>
          </table:table-cell>
          <table:table-cell office:value-type="string">
            <text:p>Defines a description/value of a term in a description list</text:p>
          </table:table-cell>
          <table:table-cell table:number-columns-repeated="1021"/>
        </table:table-row>
        <table:table-row table:style-name="ro1">
          <table:table-cell office:value-type="string">
            <text:p>&lt;del&gt;</text:p>
          </table:table-cell>
          <table:table-cell table:formula="of:=IF(ISERROR(VLOOKUP([.A32];[HtmlTags_NoChild.$A$2:.$A1030];1;FALSE()));   TRUE();   FALSE())" office:value-type="boolean" office:boolean-value="true">
            <text:p>VERDADERO</text:p>
          </table:table-cell>
          <table:table-cell office:value-type="string">
            <text:p>Defines text that has been deleted from a document</text:p>
          </table:table-cell>
          <table:table-cell table:number-columns-repeated="1021"/>
        </table:table-row>
        <table:table-row table:style-name="ro1">
          <table:table-cell office:value-type="string">
            <text:p>&lt;details&gt;</text:p>
          </table:table-cell>
          <table:table-cell table:formula="of:=IF(ISERROR(VLOOKUP([.A33];[HtmlTags_NoChild.$A$2:.$A1031];1;FALSE()));   TRUE();   FALSE())" office:value-type="boolean" office:boolean-value="true">
            <text:p>VERDADERO</text:p>
          </table:table-cell>
          <table:table-cell office:value-type="string">
            <text:p>Defines additional details that the user can view or hide</text:p>
          </table:table-cell>
          <table:table-cell table:number-columns-repeated="1021"/>
        </table:table-row>
        <table:table-row table:style-name="ro1">
          <table:table-cell office:value-type="string">
            <text:p>&lt;dfn&gt;</text:p>
          </table:table-cell>
          <table:table-cell table:formula="of:=IF(ISERROR(VLOOKUP([.A34];[HtmlTags_NoChild.$A$2:.$A1032];1;FALSE()));   TRUE();   FALSE())" office:value-type="boolean" office:boolean-value="true">
            <text:p>VERDADERO</text:p>
          </table:table-cell>
          <table:table-cell office:value-type="string">
            <text:p>Represents the defining instance of a term</text:p>
          </table:table-cell>
          <table:table-cell table:number-columns-repeated="1021"/>
        </table:table-row>
        <table:table-row table:style-name="ro1">
          <table:table-cell office:value-type="string">
            <text:p>&lt;dialog&gt;</text:p>
          </table:table-cell>
          <table:table-cell table:formula="of:=IF(ISERROR(VLOOKUP([.A35];[HtmlTags_NoChild.$A$2:.$A1033];1;FALSE()));   TRUE();   FALSE())" office:value-type="boolean" office:boolean-value="true">
            <text:p>VERDADERO</text:p>
          </table:table-cell>
          <table:table-cell office:value-type="string">
            <text:p>Defines a dialog box or window</text:p>
          </table:table-cell>
          <table:table-cell table:number-columns-repeated="1021"/>
        </table:table-row>
        <table:table-row table:style-name="ro1">
          <table:table-cell office:value-type="string">
            <text:p>&lt;dir&gt;</text:p>
          </table:table-cell>
          <table:table-cell table:formula="of:=IF(ISERROR(VLOOKUP([.A36];[HtmlTags_NoChild.$A$2:.$A1034];1;FALSE()));   TRUE();   FALSE())" office:value-type="boolean" office:boolean-value="true">
            <text:p>VERDADERO</text:p>
          </table:table-cell>
          <table:table-cell office:value-type="string">
            <text:p>Not supported in HTML5. Use &lt;ul&gt; instead. Defines a directory list</text:p>
          </table:table-cell>
          <table:table-cell table:number-columns-repeated="1021"/>
        </table:table-row>
        <table:table-row table:style-name="ro1">
          <table:table-cell office:value-type="string">
            <text:p>&lt;div&gt;</text:p>
          </table:table-cell>
          <table:table-cell table:formula="of:=IF(ISERROR(VLOOKUP([.A37];[HtmlTags_NoChild.$A$2:.$A1035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1">
          <table:table-cell office:value-type="string">
            <text:p>&lt;dl&gt;</text:p>
          </table:table-cell>
          <table:table-cell table:formula="of:=IF(ISERROR(VLOOKUP([.A38];[HtmlTags_NoChild.$A$2:.$A1036];1;FALSE()));   TRUE();   FALSE())" office:value-type="boolean" office:boolean-value="true">
            <text:p>VERDADERO</text:p>
          </table:table-cell>
          <table:table-cell office:value-type="string">
            <text:p>Defines a description list</text:p>
          </table:table-cell>
          <table:table-cell table:number-columns-repeated="1021"/>
        </table:table-row>
        <table:table-row table:style-name="ro1">
          <table:table-cell office:value-type="string">
            <text:p>&lt;dt&gt;</text:p>
          </table:table-cell>
          <table:table-cell table:formula="of:=IF(ISERROR(VLOOKUP([.A39];[HtmlTags_NoChild.$A$2:.$A1037];1;FALSE()));   TRUE();   FALSE())" office:value-type="boolean" office:boolean-value="true">
            <text:p>VERDADERO</text:p>
          </table:table-cell>
          <table:table-cell office:value-type="string">
            <text:p>Defines a term/name in a description list</text:p>
          </table:table-cell>
          <table:table-cell table:number-columns-repeated="1021"/>
        </table:table-row>
        <table:table-row table:style-name="ro1">
          <table:table-cell office:value-type="string">
            <text:p>&lt;em&gt;</text:p>
          </table:table-cell>
          <table:table-cell table:formula="of:=IF(ISERROR(VLOOKUP([.A40];[HtmlTags_NoChild.$A$2:.$A1038];1;FALSE()));   TRUE();   FALSE())" office:value-type="boolean" office:boolean-value="true">
            <text:p>VERDADERO</text:p>
          </table:table-cell>
          <table:table-cell office:value-type="string">
            <text:p>Defines emphasized text </text:p>
          </table:table-cell>
          <table:table-cell table:number-columns-repeated="1021"/>
        </table:table-row>
        <table:table-row table:style-name="ro1">
          <table:table-cell office:value-type="string">
            <text:p>&lt;embed&gt;</text:p>
          </table:table-cell>
          <table:table-cell table:formula="of:=IF(ISERROR(VLOOKUP([.A41];[HtmlTags_NoChild.$A$2:.$A1039];1;FALSE()));   TRUE();   FALSE())" office:value-type="boolean" office:boolean-value="false">
            <text:p>FALSO</text:p>
          </table:table-cell>
          <table:table-cell office:value-type="string">
            <text:p>Defines a container for an external (non-HTML) application</text:p>
          </table:table-cell>
          <table:table-cell table:number-columns-repeated="1021"/>
        </table:table-row>
        <table:table-row table:style-name="ro1">
          <table:table-cell office:value-type="string">
            <text:p>&lt;fieldset&gt;</text:p>
          </table:table-cell>
          <table:table-cell table:formula="of:=IF(ISERROR(VLOOKUP([.A42];[HtmlTags_NoChild.$A$2:.$A1040];1;FALSE()));   TRUE();   FALSE())" office:value-type="boolean" office:boolean-value="true">
            <text:p>VERDADERO</text:p>
          </table:table-cell>
          <table:table-cell office:value-type="string">
            <text:p>Groups related elements in a form</text:p>
          </table:table-cell>
          <table:table-cell table:number-columns-repeated="1021"/>
        </table:table-row>
        <table:table-row table:style-name="ro1">
          <table:table-cell office:value-type="string">
            <text:p>&lt;figcaption&gt;</text:p>
          </table:table-cell>
          <table:table-cell table:formula="of:=IF(ISERROR(VLOOKUP([.A43];[HtmlTags_NoChild.$A$2:.$A1041];1;FALSE()));   TRUE();   FALSE())" office:value-type="boolean" office:boolean-value="true">
            <text:p>VERDADERO</text:p>
          </table:table-cell>
          <table:table-cell office:value-type="string">
            <text:p>Defines a caption for a &lt;figure&gt; element</text:p>
          </table:table-cell>
          <table:table-cell table:number-columns-repeated="1021"/>
        </table:table-row>
        <table:table-row table:style-name="ro1">
          <table:table-cell office:value-type="string">
            <text:p>&lt;figure&gt;</text:p>
          </table:table-cell>
          <table:table-cell table:formula="of:=IF(ISERROR(VLOOKUP([.A44];[HtmlTags_NoChild.$A$2:.$A1042];1;FALSE()));   TRUE();   FALSE())" office:value-type="boolean" office:boolean-value="true">
            <text:p>VERDADERO</text:p>
          </table:table-cell>
          <table:table-cell office:value-type="string">
            <text:p>Specifies self-contained content</text:p>
          </table:table-cell>
          <table:table-cell table:number-columns-repeated="1021"/>
        </table:table-row>
        <table:table-row table:style-name="ro1">
          <table:table-cell office:value-type="string">
            <text:p>&lt;font&gt;</text:p>
          </table:table-cell>
          <table:table-cell table:formula="of:=IF(ISERROR(VLOOKUP([.A45];[HtmlTags_NoChild.$A$2:.$A1043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font, color, and size for text</text:p>
          </table:table-cell>
          <table:table-cell table:number-columns-repeated="1021"/>
        </table:table-row>
        <table:table-row table:style-name="ro1">
          <table:table-cell office:value-type="string">
            <text:p>&lt;footer&gt;</text:p>
          </table:table-cell>
          <table:table-cell table:formula="of:=IF(ISERROR(VLOOKUP([.A46];[HtmlTags_NoChild.$A$2:.$A1044];1;FALSE()));   TRUE();   FALSE())" office:value-type="boolean" office:boolean-value="true">
            <text:p>VERDADERO</text:p>
          </table:table-cell>
          <table:table-cell office:value-type="string">
            <text:p>Defines a footer for a document or section</text:p>
          </table:table-cell>
          <table:table-cell table:number-columns-repeated="1021"/>
        </table:table-row>
        <table:table-row table:style-name="ro1">
          <table:table-cell office:value-type="string">
            <text:p>&lt;form&gt;</text:p>
          </table:table-cell>
          <table:table-cell table:formula="of:=IF(ISERROR(VLOOKUP([.A47];[HtmlTags_NoChild.$A$2:.$A1045];1;FALSE()));   TRUE();   FALSE())" office:value-type="boolean" office:boolean-value="true">
            <text:p>VERDADERO</text:p>
          </table:table-cell>
          <table:table-cell office:value-type="string">
            <text:p>Defines an HTML form for user input</text:p>
          </table:table-cell>
          <table:table-cell table:number-columns-repeated="1021"/>
        </table:table-row>
        <table:table-row table:style-name="ro1">
          <table:table-cell office:value-type="string">
            <text:p>&lt;frame&gt;</text:p>
          </table:table-cell>
          <table:table-cell table:formula="of:=IF(ISERROR(VLOOKUP([.A48];[HtmlTags_NoChild.$A$2:.$A1046];1;FALSE()));   TRUE();   FALSE())" office:value-type="boolean" office:boolean-value="true">
            <text:p>VERDADERO</text:p>
          </table:table-cell>
          <table:table-cell office:value-type="string">
            <text:p>Not supported in HTML5. Defines a window (a frame) in a frameset</text:p>
          </table:table-cell>
          <table:table-cell table:number-columns-repeated="1021"/>
        </table:table-row>
        <table:table-row table:style-name="ro1">
          <table:table-cell office:value-type="string">
            <text:p>&lt;frameset&gt;</text:p>
          </table:table-cell>
          <table:table-cell table:formula="of:=IF(ISERROR(VLOOKUP([.A49];[HtmlTags_NoChild.$A$2:.$A1047];1;FALSE()));   TRUE();   FALSE())" office:value-type="boolean" office:boolean-value="true">
            <text:p>VERDADERO</text:p>
          </table:table-cell>
          <table:table-cell office:value-type="string">
            <text:p>Not supported in HTML5. Defines a set of frames</text:p>
          </table:table-cell>
          <table:table-cell table:number-columns-repeated="1021"/>
        </table:table-row>
        <table:table-row table:style-name="ro1">
          <table:table-cell office:value-type="string">
            <text:p>&lt;h1&gt;to&lt;h6&gt;</text:p>
          </table:table-cell>
          <table:table-cell table:formula="of:=IF(ISERROR(VLOOKUP([.A50];[HtmlTags_NoChild.$A$2:.$A1048];1;FALSE()));   TRUE();   FALSE())" office:value-type="boolean" office:boolean-value="true">
            <text:p>VERDADERO</text:p>
          </table:table-cell>
          <table:table-cell office:value-type="string">
            <text:p>Defines HTML headings</text:p>
          </table:table-cell>
          <table:table-cell table:number-columns-repeated="1021"/>
        </table:table-row>
        <table:table-row table:style-name="ro1">
          <table:table-cell office:value-type="string">
            <text:p>&lt;head&gt;</text:p>
          </table:table-cell>
          <table:table-cell table:formula="of:=IF(ISERROR(VLOOKUP([.A51];[HtmlTags_NoChild.$A$2:.$A1049];1;FALSE()));   TRUE();   FALSE())" office:value-type="boolean" office:boolean-value="true">
            <text:p>VERDADERO</text:p>
          </table:table-cell>
          <table:table-cell office:value-type="string">
            <text:p>Defines information about the document</text:p>
          </table:table-cell>
          <table:table-cell table:number-columns-repeated="1021"/>
        </table:table-row>
        <table:table-row table:style-name="ro1">
          <table:table-cell office:value-type="string">
            <text:p>&lt;header&gt;</text:p>
          </table:table-cell>
          <table:table-cell table:formula="of:=IF(ISERROR(VLOOKUP([.A52];[HtmlTags_NoChild.$A$2:.$A1050];1;FALSE()));   TRUE();   FALSE())" office:value-type="boolean" office:boolean-value="true">
            <text:p>VERDADERO</text:p>
          </table:table-cell>
          <table:table-cell office:value-type="string">
            <text:p>Defines a header for a document or section</text:p>
          </table:table-cell>
          <table:table-cell table:number-columns-repeated="1021"/>
        </table:table-row>
        <table:table-row table:style-name="ro1">
          <table:table-cell office:value-type="string">
            <text:p>&lt;hr&gt;</text:p>
          </table:table-cell>
          <table:table-cell table:formula="of:=IF(ISERROR(VLOOKUP([.A53];[HtmlTags_NoChild.$A$2:.$A1051];1;FALSE()));   TRUE();   FALSE())" office:value-type="boolean" office:boolean-value="false">
            <text:p>FALSO</text:p>
          </table:table-cell>
          <table:table-cell office:value-type="string">
            <text:p>Defines a thematic change in the content</text:p>
          </table:table-cell>
          <table:table-cell table:number-columns-repeated="1021"/>
        </table:table-row>
        <table:table-row table:style-name="ro1">
          <table:table-cell office:value-type="string">
            <text:p>&lt;html&gt;</text:p>
          </table:table-cell>
          <table:table-cell table:formula="of:=IF(ISERROR(VLOOKUP([.A54];[HtmlTags_NoChild.$A$2:.$A1052];1;FALSE()));   TRUE();   FALSE())" office:value-type="boolean" office:boolean-value="true">
            <text:p>VERDADERO</text:p>
          </table:table-cell>
          <table:table-cell office:value-type="string">
            <text:p>Defines the root of an HTML document</text:p>
          </table:table-cell>
          <table:table-cell table:number-columns-repeated="1021"/>
        </table:table-row>
        <table:table-row table:style-name="ro1">
          <table:table-cell office:value-type="string">
            <text:p>&lt;i&gt;</text:p>
          </table:table-cell>
          <table:table-cell table:formula="of:=IF(ISERROR(VLOOKUP([.A55];[HtmlTags_NoChild.$A$2:.$A1053];1;FALSE()));   TRUE();   FALSE())" office:value-type="boolean" office:boolean-value="true">
            <text:p>VERDADERO</text:p>
          </table:table-cell>
          <table:table-cell office:value-type="string">
            <text:p>Defines a part of text in an alternate voice or mood</text:p>
          </table:table-cell>
          <table:table-cell table:number-columns-repeated="1021"/>
        </table:table-row>
        <table:table-row table:style-name="ro1">
          <table:table-cell office:value-type="string">
            <text:p>&lt;iframe&gt;</text:p>
          </table:table-cell>
          <table:table-cell table:formula="of:=IF(ISERROR(VLOOKUP([.A56];[HtmlTags_NoChild.$A$2:.$A1054];1;FALSE()));   TRUE();   FALSE())" office:value-type="boolean" office:boolean-value="true">
            <text:p>VERDADERO</text:p>
          </table:table-cell>
          <table:table-cell office:value-type="string">
            <text:p>Defines an inline frame</text:p>
          </table:table-cell>
          <table:table-cell table:number-columns-repeated="1021"/>
        </table:table-row>
        <table:table-row table:style-name="ro1">
          <table:table-cell office:value-type="string">
            <text:p>&lt;img&gt;</text:p>
          </table:table-cell>
          <table:table-cell table:formula="of:=IF(ISERROR(VLOOKUP([.A57];[HtmlTags_NoChild.$A$2:.$A1055];1;FALSE()));   TRUE();   FALSE())" office:value-type="boolean" office:boolean-value="false">
            <text:p>FALSO</text:p>
          </table:table-cell>
          <table:table-cell office:value-type="string">
            <text:p>Defines an image</text:p>
          </table:table-cell>
          <table:table-cell table:number-columns-repeated="1021"/>
        </table:table-row>
        <table:table-row table:style-name="ro1">
          <table:table-cell office:value-type="string">
            <text:p>&lt;input&gt;</text:p>
          </table:table-cell>
          <table:table-cell table:formula="of:=IF(ISERROR(VLOOKUP([.A58];[HtmlTags_NoChild.$A$2:.$A1056];1;FALSE()));   TRUE();   FALSE())" office:value-type="boolean" office:boolean-value="false">
            <text:p>FALSO</text:p>
          </table:table-cell>
          <table:table-cell office:value-type="string">
            <text:p>Defines an input control</text:p>
          </table:table-cell>
          <table:table-cell table:number-columns-repeated="1021"/>
        </table:table-row>
        <table:table-row table:style-name="ro1">
          <table:table-cell office:value-type="string">
            <text:p>&lt;ins&gt;</text:p>
          </table:table-cell>
          <table:table-cell table:formula="of:=IF(ISERROR(VLOOKUP([.A59];[HtmlTags_NoChild.$A$2:.$A1057];1;FALSE()));   TRUE();   FALSE())" office:value-type="boolean" office:boolean-value="true">
            <text:p>VERDADERO</text:p>
          </table:table-cell>
          <table:table-cell office:value-type="string">
            <text:p>Defines a text that has been inserted into a document</text:p>
          </table:table-cell>
          <table:table-cell table:number-columns-repeated="1021"/>
        </table:table-row>
        <table:table-row table:style-name="ro1">
          <table:table-cell office:value-type="string">
            <text:p>&lt;kbd&gt;</text:p>
          </table:table-cell>
          <table:table-cell table:formula="of:=IF(ISERROR(VLOOKUP([.A60];[HtmlTags_NoChild.$A$2:.$A1058];1;FALSE()));   TRUE();   FALSE())" office:value-type="boolean" office:boolean-value="true">
            <text:p>VERDADERO</text:p>
          </table:table-cell>
          <table:table-cell office:value-type="string">
            <text:p>Defines keyboard input</text:p>
          </table:table-cell>
          <table:table-cell table:number-columns-repeated="1021"/>
        </table:table-row>
        <table:table-row table:style-name="ro1">
          <table:table-cell office:value-type="string">
            <text:p>&lt;keygen&gt;</text:p>
          </table:table-cell>
          <table:table-cell table:formula="of:=IF(ISERROR(VLOOKUP([.A61];[HtmlTags_NoChild.$A$2:.$A1059];1;FALSE()));   TRUE();   FALSE())" office:value-type="boolean" office:boolean-value="false">
            <text:p>FALSO</text:p>
          </table:table-cell>
          <table:table-cell office:value-type="string">
            <text:p>Defines a key-pair generator field (for forms)</text:p>
          </table:table-cell>
          <table:table-cell table:number-columns-repeated="1021"/>
        </table:table-row>
        <table:table-row table:style-name="ro1">
          <table:table-cell office:value-type="string">
            <text:p>&lt;label&gt;</text:p>
          </table:table-cell>
          <table:table-cell table:formula="of:=IF(ISERROR(VLOOKUP([.A62];[HtmlTags_NoChild.$A$2:.$A1060];1;FALSE()));   TRUE();   FALSE())" office:value-type="boolean" office:boolean-value="true">
            <text:p>VERDADERO</text:p>
          </table:table-cell>
          <table:table-cell office:value-type="string">
            <text:p>Defines a label for an &lt;input&gt; element</text:p>
          </table:table-cell>
          <table:table-cell table:number-columns-repeated="1021"/>
        </table:table-row>
        <table:table-row table:style-name="ro1">
          <table:table-cell office:value-type="string">
            <text:p>&lt;legend&gt;</text:p>
          </table:table-cell>
          <table:table-cell table:formula="of:=IF(ISERROR(VLOOKUP([.A63];[HtmlTags_NoChild.$A$2:.$A1061];1;FALSE()));   TRUE();   FALSE())" office:value-type="boolean" office:boolean-value="true">
            <text:p>VERDADERO</text:p>
          </table:table-cell>
          <table:table-cell office:value-type="string">
            <text:p>Defines a caption for a &lt;fieldset&gt; element</text:p>
          </table:table-cell>
          <table:table-cell table:number-columns-repeated="1021"/>
        </table:table-row>
        <table:table-row table:style-name="ro1">
          <table:table-cell office:value-type="string">
            <text:p>&lt;li&gt;</text:p>
          </table:table-cell>
          <table:table-cell table:formula="of:=IF(ISERROR(VLOOKUP([.A64];[HtmlTags_NoChild.$A$2:.$A1062];1;FALSE()));   TRUE();   FALSE())" office:value-type="boolean" office:boolean-value="true">
            <text:p>VERDADERO</text:p>
          </table:table-cell>
          <table:table-cell office:value-type="string">
            <text:p>Defines a list item</text:p>
          </table:table-cell>
          <table:table-cell table:number-columns-repeated="1021"/>
        </table:table-row>
        <table:table-row table:style-name="ro1">
          <table:table-cell office:value-type="string">
            <text:p>&lt;link&gt;</text:p>
          </table:table-cell>
          <table:table-cell table:formula="of:=IF(ISERROR(VLOOKUP([.A65];[HtmlTags_NoChild.$A$2:.$A1063];1;FALSE()));   TRUE();   FALSE())" office:value-type="boolean" office:boolean-value="false">
            <text:p>FALSO</text:p>
          </table:table-cell>
          <table:table-cell office:value-type="string">
            <text:p>Defines the relationship between a document and an external resource (most used to link to style sheets)</text:p>
          </table:table-cell>
          <table:table-cell table:number-columns-repeated="1021"/>
        </table:table-row>
        <table:table-row table:style-name="ro1">
          <table:table-cell office:value-type="string">
            <text:p>&lt;main&gt;</text:p>
          </table:table-cell>
          <table:table-cell table:formula="of:=IF(ISERROR(VLOOKUP([.A66];[HtmlTags_NoChild.$A$2:.$A1064];1;FALSE()));   TRUE();   FALSE())" office:value-type="boolean" office:boolean-value="true">
            <text:p>VERDADERO</text:p>
          </table:table-cell>
          <table:table-cell office:value-type="string">
            <text:p>Specifies the main content of a document</text:p>
          </table:table-cell>
          <table:table-cell table:number-columns-repeated="1021"/>
        </table:table-row>
        <table:table-row table:style-name="ro1">
          <table:table-cell office:value-type="string">
            <text:p>&lt;map&gt;</text:p>
          </table:table-cell>
          <table:table-cell table:formula="of:=IF(ISERROR(VLOOKUP([.A67];[HtmlTags_NoChild.$A$2:.$A1065];1;FALSE()));   TRUE();   FALSE())" office:value-type="boolean" office:boolean-value="true">
            <text:p>VERDADERO</text:p>
          </table:table-cell>
          <table:table-cell office:value-type="string">
            <text:p>Defines a client-side image-map</text:p>
          </table:table-cell>
          <table:table-cell table:number-columns-repeated="1021"/>
        </table:table-row>
        <table:table-row table:style-name="ro1">
          <table:table-cell office:value-type="string">
            <text:p>&lt;mark&gt;</text:p>
          </table:table-cell>
          <table:table-cell table:formula="of:=IF(ISERROR(VLOOKUP([.A68];[HtmlTags_NoChild.$A$2:.$A1066];1;FALSE()));   TRUE();   FALSE())" office:value-type="boolean" office:boolean-value="true">
            <text:p>VERDADERO</text:p>
          </table:table-cell>
          <table:table-cell office:value-type="string">
            <text:p>Defines marked/highlighted text</text:p>
          </table:table-cell>
          <table:table-cell table:number-columns-repeated="1021"/>
        </table:table-row>
        <table:table-row table:style-name="ro1">
          <table:table-cell office:value-type="string">
            <text:p>&lt;menu&gt;</text:p>
          </table:table-cell>
          <table:table-cell table:formula="of:=IF(ISERROR(VLOOKUP([.A69];[HtmlTags_NoChild.$A$2:.$A1067];1;FALSE()));   TRUE();   FALSE())" office:value-type="boolean" office:boolean-value="true">
            <text:p>VERDADERO</text:p>
          </table:table-cell>
          <table:table-cell office:value-type="string">
            <text:p>Defines a list/menu of commands</text:p>
          </table:table-cell>
          <table:table-cell table:number-columns-repeated="1021"/>
        </table:table-row>
        <table:table-row table:style-name="ro1">
          <table:table-cell office:value-type="string">
            <text:p>&lt;menuitem&gt;</text:p>
          </table:table-cell>
          <table:table-cell table:formula="of:=IF(ISERROR(VLOOKUP([.A70];[HtmlTags_NoChild.$A$2:.$A1068];1;FALSE()));   TRUE();   FALSE())" office:value-type="boolean" office:boolean-value="true">
            <text:p>VERDADERO</text:p>
          </table:table-cell>
          <table:table-cell office:value-type="string">
            <text:p>Defines a command/menu item that the user can invoke from a popup menu</text:p>
          </table:table-cell>
          <table:table-cell table:number-columns-repeated="1021"/>
        </table:table-row>
        <table:table-row table:style-name="ro1">
          <table:table-cell office:value-type="string">
            <text:p>&lt;meta&gt;</text:p>
          </table:table-cell>
          <table:table-cell table:formula="of:=IF(ISERROR(VLOOKUP([.A71];[HtmlTags_NoChild.$A$2:.$A1069];1;FALSE()));   TRUE();   FALSE())" office:value-type="boolean" office:boolean-value="false">
            <text:p>FALSO</text:p>
          </table:table-cell>
          <table:table-cell office:value-type="string">
            <text:p>Defines metadata about an HTML document</text:p>
          </table:table-cell>
          <table:table-cell table:number-columns-repeated="1021"/>
        </table:table-row>
        <table:table-row table:style-name="ro1">
          <table:table-cell office:value-type="string">
            <text:p>&lt;meter&gt;</text:p>
          </table:table-cell>
          <table:table-cell table:formula="of:=IF(ISERROR(VLOOKUP([.A72];[HtmlTags_NoChild.$A$2:.$A1070];1;FALSE()));   TRUE();   FALSE())" office:value-type="boolean" office:boolean-value="true">
            <text:p>VERDADERO</text:p>
          </table:table-cell>
          <table:table-cell office:value-type="string">
            <text:p>Defines a scalar measurement within a known range (a gauge)</text:p>
          </table:table-cell>
          <table:table-cell table:number-columns-repeated="1021"/>
        </table:table-row>
        <table:table-row table:style-name="ro1">
          <table:table-cell office:value-type="string">
            <text:p>&lt;nav&gt;</text:p>
          </table:table-cell>
          <table:table-cell table:formula="of:=IF(ISERROR(VLOOKUP([.A73];[HtmlTags_NoChild.$A$2:.$A1071];1;FALSE()));   TRUE();   FALSE())" office:value-type="boolean" office:boolean-value="true">
            <text:p>VERDADERO</text:p>
          </table:table-cell>
          <table:table-cell office:value-type="string">
            <text:p>Defines navigation links</text:p>
          </table:table-cell>
          <table:table-cell table:number-columns-repeated="1021"/>
        </table:table-row>
        <table:table-row table:style-name="ro1">
          <table:table-cell office:value-type="string">
            <text:p>&lt;noframes&gt;</text:p>
          </table:table-cell>
          <table:table-cell table:formula="of:=IF(ISERROR(VLOOKUP([.A74];[HtmlTags_NoChild.$A$2:.$A1072];1;FALSE()));   TRUE();   FALSE())" office:value-type="boolean" office:boolean-value="true">
            <text:p>VERDADERO</text:p>
          </table:table-cell>
          <table:table-cell office:value-type="string">
            <text:p>Not supported in HTML5. Defines an alternate content for users that do not support frames</text:p>
          </table:table-cell>
          <table:table-cell table:number-columns-repeated="1021"/>
        </table:table-row>
        <table:table-row table:style-name="ro1">
          <table:table-cell office:value-type="string">
            <text:p>&lt;noscript&gt;</text:p>
          </table:table-cell>
          <table:table-cell table:formula="of:=IF(ISERROR(VLOOKUP([.A75];[HtmlTags_NoChild.$A$2:.$A1073];1;FALSE()));   TRUE();   FALSE())" office:value-type="boolean" office:boolean-value="true">
            <text:p>VERDADERO</text:p>
          </table:table-cell>
          <table:table-cell office:value-type="string">
            <text:p>Defines an alternate content for users that do not support client-side scripts</text:p>
          </table:table-cell>
          <table:table-cell table:number-columns-repeated="1021"/>
        </table:table-row>
        <table:table-row table:style-name="ro1">
          <table:table-cell office:value-type="string">
            <text:p>&lt;object&gt;</text:p>
          </table:table-cell>
          <table:table-cell table:formula="of:=IF(ISERROR(VLOOKUP([.A76];[HtmlTags_NoChild.$A$2:.$A1074];1;FALSE()));   TRUE();   FALSE())" office:value-type="boolean" office:boolean-value="true">
            <text:p>VERDADERO</text:p>
          </table:table-cell>
          <table:table-cell office:value-type="string">
            <text:p>Defines an embedded object</text:p>
          </table:table-cell>
          <table:table-cell table:number-columns-repeated="1021"/>
        </table:table-row>
        <table:table-row table:style-name="ro1">
          <table:table-cell office:value-type="string">
            <text:p>&lt;ol&gt;</text:p>
          </table:table-cell>
          <table:table-cell table:formula="of:=IF(ISERROR(VLOOKUP([.A77];[HtmlTags_NoChild.$A$2:.$A1075];1;FALSE()));   TRUE();   FALSE())" office:value-type="boolean" office:boolean-value="true">
            <text:p>VERDADERO</text:p>
          </table:table-cell>
          <table:table-cell office:value-type="string">
            <text:p>Defines an ordered list</text:p>
          </table:table-cell>
          <table:table-cell table:number-columns-repeated="1021"/>
        </table:table-row>
        <table:table-row table:style-name="ro1">
          <table:table-cell office:value-type="string">
            <text:p>&lt;optgroup&gt;</text:p>
          </table:table-cell>
          <table:table-cell table:formula="of:=IF(ISERROR(VLOOKUP([.A78];[HtmlTags_NoChild.$A$2:.$A1076];1;FALSE()));   TRUE();   FALSE())" office:value-type="boolean" office:boolean-value="true">
            <text:p>VERDADERO</text:p>
          </table:table-cell>
          <table:table-cell office:value-type="string">
            <text:p>Defines a group of related options in a drop-down list</text:p>
          </table:table-cell>
          <table:table-cell table:number-columns-repeated="1021"/>
        </table:table-row>
        <table:table-row table:style-name="ro1">
          <table:table-cell office:value-type="string">
            <text:p>&lt;option&gt;</text:p>
          </table:table-cell>
          <table:table-cell table:formula="of:=IF(ISERROR(VLOOKUP([.A79];[HtmlTags_NoChild.$A$2:.$A1077];1;FALSE()));   TRUE();   FALSE())" office:value-type="boolean" office:boolean-value="true">
            <text:p>VERDADERO</text:p>
          </table:table-cell>
          <table:table-cell office:value-type="string">
            <text:p>Defines an option in a drop-down list</text:p>
          </table:table-cell>
          <table:table-cell table:number-columns-repeated="1021"/>
        </table:table-row>
        <table:table-row table:style-name="ro1">
          <table:table-cell office:value-type="string">
            <text:p>&lt;output&gt;</text:p>
          </table:table-cell>
          <table:table-cell table:formula="of:=IF(ISERROR(VLOOKUP([.A80];[HtmlTags_NoChild.$A$2:.$A1078];1;FALSE()));   TRUE();   FALSE())" office:value-type="boolean" office:boolean-value="true">
            <text:p>VERDADERO</text:p>
          </table:table-cell>
          <table:table-cell office:value-type="string">
            <text:p>Defines the result of a calculation</text:p>
          </table:table-cell>
          <table:table-cell table:number-columns-repeated="1021"/>
        </table:table-row>
        <table:table-row table:style-name="ro1">
          <table:table-cell office:value-type="string">
            <text:p>&lt;p&gt;</text:p>
          </table:table-cell>
          <table:table-cell table:formula="of:=IF(ISERROR(VLOOKUP([.A81];[HtmlTags_NoChild.$A$2:.$A1079];1;FALSE()));   TRUE();   FALSE())" office:value-type="boolean" office:boolean-value="true">
            <text:p>VERDADERO</text:p>
          </table:table-cell>
          <table:table-cell office:value-type="string">
            <text:p>Defines a paragraph</text:p>
          </table:table-cell>
          <table:table-cell table:number-columns-repeated="1021"/>
        </table:table-row>
        <table:table-row table:style-name="ro1">
          <table:table-cell office:value-type="string">
            <text:p>&lt;param&gt;</text:p>
          </table:table-cell>
          <table:table-cell table:formula="of:=IF(ISERROR(VLOOKUP([.A82];[HtmlTags_NoChild.$A$2:.$A1080];1;FALSE()));   TRUE();   FALSE())" office:value-type="boolean" office:boolean-value="false">
            <text:p>FALSO</text:p>
          </table:table-cell>
          <table:table-cell office:value-type="string">
            <text:p>Defines a parameter for an object</text:p>
          </table:table-cell>
          <table:table-cell table:number-columns-repeated="1021"/>
        </table:table-row>
        <table:table-row table:style-name="ro1">
          <table:table-cell office:value-type="string">
            <text:p>&lt;pre&gt;</text:p>
          </table:table-cell>
          <table:table-cell table:formula="of:=IF(ISERROR(VLOOKUP([.A83];[HtmlTags_NoChild.$A$2:.$A1081];1;FALSE()));   TRUE();   FALSE())" office:value-type="boolean" office:boolean-value="true">
            <text:p>VERDADERO</text:p>
          </table:table-cell>
          <table:table-cell office:value-type="string">
            <text:p>Defines preformatted text</text:p>
          </table:table-cell>
          <table:table-cell table:number-columns-repeated="1021"/>
        </table:table-row>
        <table:table-row table:style-name="ro1">
          <table:table-cell office:value-type="string">
            <text:p>&lt;progress&gt;</text:p>
          </table:table-cell>
          <table:table-cell table:formula="of:=IF(ISERROR(VLOOKUP([.A84];[HtmlTags_NoChild.$A$2:.$A1082];1;FALSE()));   TRUE();   FALSE())" office:value-type="boolean" office:boolean-value="true">
            <text:p>VERDADERO</text:p>
          </table:table-cell>
          <table:table-cell office:value-type="string">
            <text:p>Represents the progress of a task</text:p>
          </table:table-cell>
          <table:table-cell table:number-columns-repeated="1021"/>
        </table:table-row>
        <table:table-row table:style-name="ro1">
          <table:table-cell office:value-type="string">
            <text:p>&lt;q&gt;</text:p>
          </table:table-cell>
          <table:table-cell table:formula="of:=IF(ISERROR(VLOOKUP([.A85];[HtmlTags_NoChild.$A$2:.$A1083];1;FALSE()));   TRUE();   FALSE())" office:value-type="boolean" office:boolean-value="true">
            <text:p>VERDADERO</text:p>
          </table:table-cell>
          <table:table-cell office:value-type="string">
            <text:p>Defines a short quotation</text:p>
          </table:table-cell>
          <table:table-cell table:number-columns-repeated="1021"/>
        </table:table-row>
        <table:table-row table:style-name="ro1">
          <table:table-cell office:value-type="string">
            <text:p>&lt;rp&gt;</text:p>
          </table:table-cell>
          <table:table-cell table:formula="of:=IF(ISERROR(VLOOKUP([.A86];[HtmlTags_NoChild.$A$2:.$A1084];1;FALSE()));   TRUE();   FALSE())" office:value-type="boolean" office:boolean-value="true">
            <text:p>VERDADERO</text:p>
          </table:table-cell>
          <table:table-cell office:value-type="string">
            <text:p>Defines what to show in browsers that do not support ruby annotations</text:p>
          </table:table-cell>
          <table:table-cell table:number-columns-repeated="1021"/>
        </table:table-row>
        <table:table-row table:style-name="ro1">
          <table:table-cell office:value-type="string">
            <text:p>&lt;rt&gt;</text:p>
          </table:table-cell>
          <table:table-cell table:formula="of:=IF(ISERROR(VLOOKUP([.A87];[HtmlTags_NoChild.$A$2:.$A1085];1;FALSE()));   TRUE();   FALSE())" office:value-type="boolean" office:boolean-value="true">
            <text:p>VERDADERO</text:p>
          </table:table-cell>
          <table:table-cell office:value-type="string">
            <text:p>Defines an explanation/pronunciation of characters (for East Asian typography)</text:p>
          </table:table-cell>
          <table:table-cell table:number-columns-repeated="1021"/>
        </table:table-row>
        <table:table-row table:style-name="ro1">
          <table:table-cell office:value-type="string">
            <text:p>&lt;ruby&gt;</text:p>
          </table:table-cell>
          <table:table-cell table:formula="of:=IF(ISERROR(VLOOKUP([.A88];[HtmlTags_NoChild.$A$2:.$A1086];1;FALSE()));   TRUE();   FALSE())" office:value-type="boolean" office:boolean-value="true">
            <text:p>VERDADERO</text:p>
          </table:table-cell>
          <table:table-cell office:value-type="string">
            <text:p>Defines a ruby annotation (for East Asian typography)</text:p>
          </table:table-cell>
          <table:table-cell table:number-columns-repeated="1021"/>
        </table:table-row>
        <table:table-row table:style-name="ro1">
          <table:table-cell office:value-type="string">
            <text:p>&lt;s&gt;</text:p>
          </table:table-cell>
          <table:table-cell table:formula="of:=IF(ISERROR(VLOOKUP([.A89];[HtmlTags_NoChild.$A$2:.$A1087];1;FALSE()));   TRUE();   FALSE())" office:value-type="boolean" office:boolean-value="true">
            <text:p>VERDADERO</text:p>
          </table:table-cell>
          <table:table-cell office:value-type="string">
            <text:p>Defines text that is no longer correct</text:p>
          </table:table-cell>
          <table:table-cell table:number-columns-repeated="1021"/>
        </table:table-row>
        <table:table-row table:style-name="ro1">
          <table:table-cell office:value-type="string">
            <text:p>&lt;samp&gt;</text:p>
          </table:table-cell>
          <table:table-cell table:formula="of:=IF(ISERROR(VLOOKUP([.A90];[HtmlTags_NoChild.$A$2:.$A1088];1;FALSE()));   TRUE();   FALSE())" office:value-type="boolean" office:boolean-value="true">
            <text:p>VERDADERO</text:p>
          </table:table-cell>
          <table:table-cell office:value-type="string">
            <text:p>Defines sample output from a computer program</text:p>
          </table:table-cell>
          <table:table-cell table:number-columns-repeated="1021"/>
        </table:table-row>
        <table:table-row table:style-name="ro1">
          <table:table-cell office:value-type="string">
            <text:p>&lt;script&gt;</text:p>
          </table:table-cell>
          <table:table-cell table:formula="of:=IF(ISERROR(VLOOKUP([.A91];[HtmlTags_NoChild.$A$2:.$A1089];1;FALSE()));   TRUE();   FALSE())" office:value-type="boolean" office:boolean-value="true">
            <text:p>VERDADERO</text:p>
          </table:table-cell>
          <table:table-cell office:value-type="string">
            <text:p>Defines a client-side script</text:p>
          </table:table-cell>
          <table:table-cell table:number-columns-repeated="1021"/>
        </table:table-row>
        <table:table-row table:style-name="ro1">
          <table:table-cell office:value-type="string">
            <text:p>&lt;section&gt;</text:p>
          </table:table-cell>
          <table:table-cell table:formula="of:=IF(ISERROR(VLOOKUP([.A92];[HtmlTags_NoChild.$A$2:.$A1090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1">
          <table:table-cell office:value-type="string">
            <text:p>&lt;select&gt;</text:p>
          </table:table-cell>
          <table:table-cell table:formula="of:=IF(ISERROR(VLOOKUP([.A93];[HtmlTags_NoChild.$A$2:.$A1091];1;FALSE()));   TRUE();   FALSE())" office:value-type="boolean" office:boolean-value="true">
            <text:p>VERDADERO</text:p>
          </table:table-cell>
          <table:table-cell office:value-type="string">
            <text:p>Defines a drop-down list</text:p>
          </table:table-cell>
          <table:table-cell table:number-columns-repeated="1021"/>
        </table:table-row>
        <table:table-row table:style-name="ro1">
          <table:table-cell office:value-type="string">
            <text:p>&lt;small&gt;</text:p>
          </table:table-cell>
          <table:table-cell table:formula="of:=IF(ISERROR(VLOOKUP([.A94];[HtmlTags_NoChild.$A$2:.$A1092];1;FALSE()));   TRUE();   FALSE())" office:value-type="boolean" office:boolean-value="true">
            <text:p>VERDADERO</text:p>
          </table:table-cell>
          <table:table-cell office:value-type="string">
            <text:p>Defines smaller text</text:p>
          </table:table-cell>
          <table:table-cell table:number-columns-repeated="1021"/>
        </table:table-row>
        <table:table-row table:style-name="ro1">
          <table:table-cell office:value-type="string">
            <text:p>&lt;source&gt;</text:p>
          </table:table-cell>
          <table:table-cell table:formula="of:=IF(ISERROR(VLOOKUP([.A95];[HtmlTags_NoChild.$A$2:.$A1093];1;FALSE()));   TRUE();   FALSE())" office:value-type="boolean" office:boolean-value="false">
            <text:p>FALSO</text:p>
          </table:table-cell>
          <table:table-cell office:value-type="string">
            <text:p>Defines multiple media resources for media elements (&lt;video&gt; and &lt;audio&gt;)</text:p>
          </table:table-cell>
          <table:table-cell table:number-columns-repeated="1021"/>
        </table:table-row>
        <table:table-row table:style-name="ro1">
          <table:table-cell office:value-type="string">
            <text:p>&lt;span&gt;</text:p>
          </table:table-cell>
          <table:table-cell table:formula="of:=IF(ISERROR(VLOOKUP([.A96];[HtmlTags_NoChild.$A$2:.$A1094];1;FALSE()));   TRUE();   FALSE())" office:value-type="boolean" office:boolean-value="true">
            <text:p>VERDADERO</text:p>
          </table:table-cell>
          <table:table-cell office:value-type="string">
            <text:p>Defines a section in a document</text:p>
          </table:table-cell>
          <table:table-cell table:number-columns-repeated="1021"/>
        </table:table-row>
        <table:table-row table:style-name="ro1">
          <table:table-cell office:value-type="string">
            <text:p>&lt;strike&gt;</text:p>
          </table:table-cell>
          <table:table-cell table:formula="of:=IF(ISERROR(VLOOKUP([.A97];[HtmlTags_NoChild.$A$2:.$A1095];1;FALSE()));   TRUE();   FALSE())" office:value-type="boolean" office:boolean-value="true">
            <text:p>VERDADERO</text:p>
          </table:table-cell>
          <table:table-cell office:value-type="string">
            <text:p>Not supported in HTML5. Use &lt;del&gt; or &lt;s&gt; instead. Defines strikethrough text</text:p>
          </table:table-cell>
          <table:table-cell table:number-columns-repeated="1021"/>
        </table:table-row>
        <table:table-row table:style-name="ro1">
          <table:table-cell office:value-type="string">
            <text:p>&lt;strong&gt;</text:p>
          </table:table-cell>
          <table:table-cell table:formula="of:=IF(ISERROR(VLOOKUP([.A98];[HtmlTags_NoChild.$A$2:.$A1096];1;FALSE()));   TRUE();   FALSE())" office:value-type="boolean" office:boolean-value="true">
            <text:p>VERDADERO</text:p>
          </table:table-cell>
          <table:table-cell office:value-type="string">
            <text:p>Defines important text</text:p>
          </table:table-cell>
          <table:table-cell table:number-columns-repeated="1021"/>
        </table:table-row>
        <table:table-row table:style-name="ro1">
          <table:table-cell office:value-type="string">
            <text:p>&lt;style&gt;</text:p>
          </table:table-cell>
          <table:table-cell table:formula="of:=IF(ISERROR(VLOOKUP([.A99];[HtmlTags_NoChild.$A$2:.$A1097];1;FALSE()));   TRUE();   FALSE())" office:value-type="boolean" office:boolean-value="true">
            <text:p>VERDADERO</text:p>
          </table:table-cell>
          <table:table-cell office:value-type="string">
            <text:p>Defines style information for a document</text:p>
          </table:table-cell>
          <table:table-cell table:number-columns-repeated="1021"/>
        </table:table-row>
        <table:table-row table:style-name="ro1">
          <table:table-cell office:value-type="string">
            <text:p>&lt;sub&gt;</text:p>
          </table:table-cell>
          <table:table-cell table:formula="of:=IF(ISERROR(VLOOKUP([.A100];[HtmlTags_NoChild.$A$2:.$A1098];1;FALSE()));   TRUE();   FALSE())" office:value-type="boolean" office:boolean-value="true">
            <text:p>VERDADERO</text:p>
          </table:table-cell>
          <table:table-cell office:value-type="string">
            <text:p>Defines subscripted text</text:p>
          </table:table-cell>
          <table:table-cell table:number-columns-repeated="1021"/>
        </table:table-row>
        <table:table-row table:style-name="ro1">
          <table:table-cell office:value-type="string">
            <text:p>&lt;summary&gt;</text:p>
          </table:table-cell>
          <table:table-cell table:formula="of:=IF(ISERROR(VLOOKUP([.A101];[HtmlTags_NoChild.$A$2:.$A1099];1;FALSE()));   TRUE();   FALSE())" office:value-type="boolean" office:boolean-value="true">
            <text:p>VERDADERO</text:p>
          </table:table-cell>
          <table:table-cell office:value-type="string">
            <text:p>Defines a visible heading for a &lt;details&gt; element</text:p>
          </table:table-cell>
          <table:table-cell table:number-columns-repeated="1021"/>
        </table:table-row>
        <table:table-row table:style-name="ro1">
          <table:table-cell office:value-type="string">
            <text:p>&lt;sup&gt;</text:p>
          </table:table-cell>
          <table:table-cell table:formula="of:=IF(ISERROR(VLOOKUP([.A102];[HtmlTags_NoChild.$A$2:.$A1100];1;FALSE()));   TRUE();   FALSE())" office:value-type="boolean" office:boolean-value="true">
            <text:p>VERDADERO</text:p>
          </table:table-cell>
          <table:table-cell office:value-type="string">
            <text:p>Defines superscripted text</text:p>
          </table:table-cell>
          <table:table-cell table:number-columns-repeated="1021"/>
        </table:table-row>
        <table:table-row table:style-name="ro2">
          <table:table-cell office:value-type="string">
            <text:p>&lt;table&gt;</text:p>
          </table:table-cell>
          <table:table-cell table:formula="of:=IF(ISERROR(VLOOKUP([.A103];[HtmlTags_NoChild.$A$2:.$A1101];1;FALSE()));   TRUE();   FALSE())" office:value-type="boolean" office:boolean-value="true">
            <text:p>VERDADERO</text:p>
          </table:table-cell>
          <table:table-cell office:value-type="string">
            <text:p>Defines a table</text:p>
          </table:table-cell>
          <table:table-cell table:number-columns-repeated="1021"/>
        </table:table-row>
        <table:table-row table:style-name="ro1">
          <table:table-cell office:value-type="string">
            <text:p>&lt;tbody&gt;</text:p>
          </table:table-cell>
          <table:table-cell table:formula="of:=IF(ISERROR(VLOOKUP([.A104];[HtmlTags_NoChild.$A$2:.$A1102];1;FALSE()));   TRUE();   FALSE())" office:value-type="boolean" office:boolean-value="true">
            <text:p>VERDADERO</text:p>
          </table:table-cell>
          <table:table-cell office:value-type="string">
            <text:p>Groups the body content in a table</text:p>
          </table:table-cell>
          <table:table-cell table:number-columns-repeated="1021"/>
        </table:table-row>
        <table:table-row table:style-name="ro1">
          <table:table-cell office:value-type="string">
            <text:p>&lt;td&gt;</text:p>
          </table:table-cell>
          <table:table-cell table:formula="of:=IF(ISERROR(VLOOKUP([.A105];[HtmlTags_NoChild.$A$2:.$A1103];1;FALSE()));   TRUE();   FALSE())" office:value-type="boolean" office:boolean-value="true">
            <text:p>VERDADERO</text:p>
          </table:table-cell>
          <table:table-cell office:value-type="string">
            <text:p>Defines a cell in a table</text:p>
          </table:table-cell>
          <table:table-cell table:number-columns-repeated="1021"/>
        </table:table-row>
        <table:table-row table:style-name="ro1">
          <table:table-cell office:value-type="string">
            <text:p>&lt;textarea&gt;</text:p>
          </table:table-cell>
          <table:table-cell table:formula="of:=IF(ISERROR(VLOOKUP([.A106];[HtmlTags_NoChild.$A$2:.$A1104];1;FALSE()));   TRUE();   FALSE())" office:value-type="boolean" office:boolean-value="true">
            <text:p>VERDADERO</text:p>
          </table:table-cell>
          <table:table-cell office:value-type="string">
            <text:p>Defines a multiline input control (text area)</text:p>
          </table:table-cell>
          <table:table-cell table:number-columns-repeated="1021"/>
        </table:table-row>
        <table:table-row table:style-name="ro1">
          <table:table-cell office:value-type="string">
            <text:p>&lt;tfoot&gt;</text:p>
          </table:table-cell>
          <table:table-cell table:formula="of:=IF(ISERROR(VLOOKUP([.A107];[HtmlTags_NoChild.$A$2:.$A1105];1;FALSE()));   TRUE();   FALSE())" office:value-type="boolean" office:boolean-value="true">
            <text:p>VERDADERO</text:p>
          </table:table-cell>
          <table:table-cell office:value-type="string">
            <text:p>Groups the footer content in a table</text:p>
          </table:table-cell>
          <table:table-cell table:number-columns-repeated="1021"/>
        </table:table-row>
        <table:table-row table:style-name="ro1">
          <table:table-cell office:value-type="string">
            <text:p>&lt;th&gt;</text:p>
          </table:table-cell>
          <table:table-cell table:formula="of:=IF(ISERROR(VLOOKUP([.A108];[HtmlTags_NoChild.$A$2:.$A1106];1;FALSE()));   TRUE();   FALSE())" office:value-type="boolean" office:boolean-value="true">
            <text:p>VERDADERO</text:p>
          </table:table-cell>
          <table:table-cell office:value-type="string">
            <text:p>Defines a header cell in a table</text:p>
          </table:table-cell>
          <table:table-cell table:number-columns-repeated="1021"/>
        </table:table-row>
        <table:table-row table:style-name="ro1">
          <table:table-cell office:value-type="string">
            <text:p>&lt;thead&gt;</text:p>
          </table:table-cell>
          <table:table-cell table:formula="of:=IF(ISERROR(VLOOKUP([.A109];[HtmlTags_NoChild.$A$2:.$A1107];1;FALSE()));   TRUE();   FALSE())" office:value-type="boolean" office:boolean-value="true">
            <text:p>VERDADERO</text:p>
          </table:table-cell>
          <table:table-cell office:value-type="string">
            <text:p>Groups the header content in a table</text:p>
          </table:table-cell>
          <table:table-cell table:number-columns-repeated="1021"/>
        </table:table-row>
        <table:table-row table:style-name="ro2">
          <table:table-cell office:value-type="string">
            <text:p>&lt;time&gt;</text:p>
          </table:table-cell>
          <table:table-cell table:formula="of:=IF(ISERROR(VLOOKUP([.A110];[HtmlTags_NoChild.$A$2:.$A1108];1;FALSE()));   TRUE();   FALSE())" office:value-type="boolean" office:boolean-value="true">
            <text:p>VERDADERO</text:p>
          </table:table-cell>
          <table:table-cell office:value-type="string">
            <text:p>Defines a date/time</text:p>
          </table:table-cell>
          <table:table-cell table:number-columns-repeated="1021"/>
        </table:table-row>
        <table:table-row table:style-name="ro1">
          <table:table-cell office:value-type="string">
            <text:p>&lt;title&gt;</text:p>
          </table:table-cell>
          <table:table-cell table:formula="of:=IF(ISERROR(VLOOKUP([.A111];[HtmlTags_NoChild.$A$2:.$A1109];1;FALSE()));   TRUE();   FALSE())" office:value-type="boolean" office:boolean-value="true">
            <text:p>VERDADERO</text:p>
          </table:table-cell>
          <table:table-cell office:value-type="string">
            <text:p>Defines a title for the document</text:p>
          </table:table-cell>
          <table:table-cell table:number-columns-repeated="1021"/>
        </table:table-row>
        <table:table-row table:style-name="ro1">
          <table:table-cell office:value-type="string">
            <text:p>&lt;tr&gt;</text:p>
          </table:table-cell>
          <table:table-cell table:formula="of:=IF(ISERROR(VLOOKUP([.A112];[HtmlTags_NoChild.$A$2:.$A1110];1;FALSE()));   TRUE();   FALSE())" office:value-type="boolean" office:boolean-value="true">
            <text:p>VERDADERO</text:p>
          </table:table-cell>
          <table:table-cell office:value-type="string">
            <text:p>Defines a row in a table</text:p>
          </table:table-cell>
          <table:table-cell table:number-columns-repeated="1021"/>
        </table:table-row>
        <table:table-row table:style-name="ro1">
          <table:table-cell office:value-type="string">
            <text:p>&lt;track&gt;</text:p>
          </table:table-cell>
          <table:table-cell table:formula="of:=IF(ISERROR(VLOOKUP([.A113];[HtmlTags_NoChild.$A$2:.$A1111];1;FALSE()));   TRUE();   FALSE())" office:value-type="boolean" office:boolean-value="false">
            <text:p>FALSO</text:p>
          </table:table-cell>
          <table:table-cell office:value-type="string">
            <text:p>Defines text tracks for media elements (&lt;video&gt; and &lt;audio&gt;)</text:p>
          </table:table-cell>
          <table:table-cell table:number-columns-repeated="1021"/>
        </table:table-row>
        <table:table-row table:style-name="ro1">
          <table:table-cell office:value-type="string">
            <text:p>&lt;tt&gt;</text:p>
          </table:table-cell>
          <table:table-cell table:formula="of:=IF(ISERROR(VLOOKUP([.A114];[HtmlTags_NoChild.$A$2:.$A1112];1;FALSE()));   TRUE();   FALSE())" office:value-type="boolean" office:boolean-value="true">
            <text:p>VERDADERO</text:p>
          </table:table-cell>
          <table:table-cell office:value-type="string">
            <text:p>Not supported in HTML5. Use CSS instead. Defines teletype text</text:p>
          </table:table-cell>
          <table:table-cell table:number-columns-repeated="1021"/>
        </table:table-row>
        <table:table-row table:style-name="ro1">
          <table:table-cell office:value-type="string">
            <text:p>&lt;u&gt;</text:p>
          </table:table-cell>
          <table:table-cell table:formula="of:=IF(ISERROR(VLOOKUP([.A115];[HtmlTags_NoChild.$A$2:.$A1113];1;FALSE()));   TRUE();   FALSE())" office:value-type="boolean" office:boolean-value="true">
            <text:p>VERDADERO</text:p>
          </table:table-cell>
          <table:table-cell office:value-type="string">
            <text:p>Defines text that should be stylistically different from normal text</text:p>
          </table:table-cell>
          <table:table-cell table:number-columns-repeated="1021"/>
        </table:table-row>
        <table:table-row table:style-name="ro1">
          <table:table-cell office:value-type="string">
            <text:p>&lt;ul&gt;</text:p>
          </table:table-cell>
          <table:table-cell table:formula="of:=IF(ISERROR(VLOOKUP([.A116];[HtmlTags_NoChild.$A$2:.$A1114];1;FALSE()));   TRUE();   FALSE())" office:value-type="boolean" office:boolean-value="true">
            <text:p>VERDADERO</text:p>
          </table:table-cell>
          <table:table-cell office:value-type="string">
            <text:p>Defines an unordered list</text:p>
          </table:table-cell>
          <table:table-cell table:number-columns-repeated="1021"/>
        </table:table-row>
        <table:table-row table:style-name="ro1">
          <table:table-cell office:value-type="string">
            <text:p>&lt;var&gt;</text:p>
          </table:table-cell>
          <table:table-cell table:formula="of:=IF(ISERROR(VLOOKUP([.A117];[HtmlTags_NoChild.$A$2:.$A1115];1;FALSE()));   TRUE();   FALSE())" office:value-type="boolean" office:boolean-value="true">
            <text:p>VERDADERO</text:p>
          </table:table-cell>
          <table:table-cell office:value-type="string">
            <text:p>Defines a variable</text:p>
          </table:table-cell>
          <table:table-cell table:number-columns-repeated="1021"/>
        </table:table-row>
        <table:table-row table:style-name="ro1">
          <table:table-cell office:value-type="string">
            <text:p>&lt;video&gt;</text:p>
          </table:table-cell>
          <table:table-cell table:formula="of:=IF(ISERROR(VLOOKUP([.A118];[HtmlTags_NoChild.$A$2:.$A1116];1;FALSE()));   TRUE();   FALSE())" office:value-type="boolean" office:boolean-value="true">
            <text:p>VERDADERO</text:p>
          </table:table-cell>
          <table:table-cell office:value-type="string">
            <text:p>Defines a video or movie</text:p>
          </table:table-cell>
          <table:table-cell table:number-columns-repeated="1021"/>
        </table:table-row>
        <table:table-row table:style-name="ro1">
          <table:table-cell office:value-type="string">
            <text:p>&lt;wbr&gt;</text:p>
          </table:table-cell>
          <table:table-cell table:formula="of:=IF(ISERROR(VLOOKUP([.A119];[HtmlTags_NoChild.$A$2:.$A1117];1;FALSE()));   TRUE();   FALSE())" office:value-type="boolean" office:boolean-value="false">
            <text:p>FALSO</text:p>
          </table:table-cell>
          <table:table-cell office:value-type="string">
            <text:p>Defines a possible line-break</text:p>
          </table:table-cell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HtmlTags_NoChild" table:style-name="ta2" table:print="false">
        <office:forms form:automatic-focus="false" form:apply-design-mode="false"/>
        <table:table-column table:style-name="co21" table:default-cell-style-name="Default"/>
        <table:table-row table:style-name="ro1">
          <table:table-cell table:style-name="ce1" office:value-type="string">
            <text:p>Void Tags. Can't have Child</text:p>
          </table:table-cell>
        </table:table-row>
        <table:table-row table:style-name="ro1">
          <table:table-cell office:value-type="string">
            <text:p>&lt;!--...--&gt;</text:p>
          </table:table-cell>
        </table:table-row>
        <table:table-row table:style-name="ro1">
          <table:table-cell office:value-type="string">
            <text:p>&lt;!doctype&gt;</text:p>
          </table:table-cell>
        </table:table-row>
        <table:table-row table:style-name="ro1">
          <table:table-cell office:value-type="string">
            <text:p>&lt;area&gt;</text:p>
          </table:table-cell>
        </table:table-row>
        <table:table-row table:style-name="ro2">
          <table:table-cell office:value-type="string">
            <text:p>&lt;base&gt;</text:p>
          </table:table-cell>
        </table:table-row>
        <table:table-row table:style-name="ro1">
          <table:table-cell office:value-type="string">
            <text:p>&lt;br&gt;</text:p>
          </table:table-cell>
        </table:table-row>
        <table:table-row table:style-name="ro2">
          <table:table-cell office:value-type="string">
            <text:p>&lt;col&gt;</text:p>
          </table:table-cell>
        </table:table-row>
        <table:table-row table:style-name="ro1">
          <table:table-cell office:value-type="string">
            <text:p>&lt;command&gt;</text:p>
          </table:table-cell>
        </table:table-row>
        <table:table-row table:style-name="ro1">
          <table:table-cell office:value-type="string">
            <text:p>&lt;embed&gt;</text:p>
          </table:table-cell>
        </table:table-row>
        <table:table-row table:style-name="ro1">
          <table:table-cell office:value-type="string">
            <text:p>&lt;hr&gt;</text:p>
          </table:table-cell>
        </table:table-row>
        <table:table-row table:style-name="ro1">
          <table:table-cell office:value-type="string">
            <text:p>&lt;img&gt;</text:p>
          </table:table-cell>
        </table:table-row>
        <table:table-row table:style-name="ro1">
          <table:table-cell office:value-type="string">
            <text:p>&lt;input&gt;</text:p>
          </table:table-cell>
        </table:table-row>
        <table:table-row table:style-name="ro1">
          <table:table-cell office:value-type="string">
            <text:p>&lt;keygen&gt;</text:p>
          </table:table-cell>
        </table:table-row>
        <table:table-row table:style-name="ro1">
          <table:table-cell office:value-type="string">
            <text:p>&lt;link&gt;</text:p>
          </table:table-cell>
        </table:table-row>
        <table:table-row table:style-name="ro2">
          <table:table-cell office:value-type="string">
            <text:p>&lt;meta&gt;</text:p>
          </table:table-cell>
        </table:table-row>
        <table:table-row table:style-name="ro1">
          <table:table-cell office:value-type="string">
            <text:p>&lt;param&gt;</text:p>
          </table:table-cell>
        </table:table-row>
        <table:table-row table:style-name="ro1">
          <table:table-cell office:value-type="string">
            <text:p>&lt;source&gt;</text:p>
          </table:table-cell>
        </table:table-row>
        <table:table-row table:style-name="ro1">
          <table:table-cell office:value-type="string">
            <text:p>&lt;track&gt;</text:p>
          </table:table-cell>
        </table:table-row>
        <table:table-row table:style-name="ro1">
          <table:table-cell office:value-type="string">
            <text:p>&lt;wbr&gt;</text:p>
          </table:table-cell>
        </table:table-row>
        <table:table-row table:style-name="ro2" table:number-rows-repeated="1048556">
          <table:table-cell/>
        </table:table-row>
        <table:table-row table:style-name="ro2">
          <table:table-cell/>
        </table:table-row>
        <table:named-expressions/>
      </table:table>
      <table:table table:name="CssTAGS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Colo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color </text:p>
          </table:table-cell>
          <table:table-cell office:value-type="string">
            <text:p>Sets the color of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acity </text:p>
          </table:table-cell>
          <table:table-cell office:value-type="string">
            <text:p>Sets the opacity level for an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ckground and Border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ackground </text:p>
          </table:table-cell>
          <table:table-cell office:value-type="string">
            <text:p>A shorthand property for setting all the background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attachment </text:p>
          </table:table-cell>
          <table:table-cell office:value-type="string">
            <text:p>Sets whether a background image is fixed or scrolls with the rest of the page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blend-mode </text:p>
          </table:table-cell>
          <table:table-cell office:value-type="string">
            <text:p>Specifies the blending mode of each background layer (color/image) </text:p>
          </table:table-cell>
          <table:table-cell office:value-type="string">
            <text:p>3 </text:p>
          </table:table-cell>
        </table:table-row>
        <table:table-row table:style-name="ro2">
          <table:table-cell office:value-type="string">
            <text:p>background-color </text:p>
          </table:table-cell>
          <table:table-cell office:value-type="string">
            <text:p>Specifies the background color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image </text:p>
          </table:table-cell>
          <table:table-cell office:value-type="string">
            <text:p>Specifies one or more background images for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position </text:p>
          </table:table-cell>
          <table:table-cell office:value-type="string">
            <text:p>Specifies the position of a background image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repeat </text:p>
          </table:table-cell>
          <table:table-cell office:value-type="string">
            <text:p>Sets how a background image will be repeated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ckground-clip </text:p>
          </table:table-cell>
          <table:table-cell office:value-type="string">
            <text:p>Specifies the painting area of the backgroun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ckground-origin </text:p>
          </table:table-cell>
          <table:table-cell office:value-type="string">
            <text:p>Specifies where the background image(s) is/are position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ackground-size </text:p>
          </table:table-cell>
          <table:table-cell office:value-type="string">
            <text:p>Specifies the size of the background image(s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 </text:p>
          </table:table-cell>
          <table:table-cell office:value-type="string">
            <text:p>Sets all the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bottom </text:p>
          </table:table-cell>
          <table:table-cell office:value-type="string">
            <text:p>Sets all the bottom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bottom-color </text:p>
          </table:table-cell>
          <table:table-cell office:value-type="string">
            <text:p>Sets the color of the bottom border </text:p>
          </table:table-cell>
          <table:table-cell office:value-type="string">
            <text:p>1 </text:p>
          </table:table-cell>
        </table:table-row>
        <table:table-row table:style-name="ro2">
          <table:table-cell office:value-type="string">
            <text:p>border-bottom-left-radius </text:p>
          </table:table-cell>
          <table:table-cell office:value-type="string">
            <text:p>Defines the shape of the border of the bottom-left cor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bottom-right-radius </text:p>
          </table:table-cell>
          <table:table-cell office:value-type="string">
            <text:p>Defines the shape of the border of the bottom-right cor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bottom-style </text:p>
          </table:table-cell>
          <table:table-cell office:value-type="string">
            <text:p>Sets the style of the bottom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bottom-width </text:p>
          </table:table-cell>
          <table:table-cell office:value-type="string">
            <text:p>Sets the width of the bottom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color </text:p>
          </table:table-cell>
          <table:table-cell office:value-type="string">
            <text:p>Sets the color of the four borders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image </text:p>
          </table:table-cell>
          <table:table-cell office:value-type="string">
            <text:p>A shorthand property for setting all the border-image-*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image-outset </text:p>
          </table:table-cell>
          <table:table-cell office:value-type="string">
            <text:p>Specifies the amount by which the border image area extends beyond the border box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image-repeat </text:p>
          </table:table-cell>
          <table:table-cell office:value-type="string">
            <text:p>Specifies whether the border image should be repeated, rounded or stretch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image-slice </text:p>
          </table:table-cell>
          <table:table-cell office:value-type="string">
            <text:p>Specifies how to slice the border imag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image-source </text:p>
          </table:table-cell>
          <table:table-cell office:value-type="string">
            <text:p>Specifies the path to the image to be used as a bord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image-width </text:p>
          </table:table-cell>
          <table:table-cell office:value-type="string">
            <text:p>Specifies the widths of the image-bord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left </text:p>
          </table:table-cell>
          <table:table-cell office:value-type="string">
            <text:p>Sets all the lef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left-color </text:p>
          </table:table-cell>
          <table:table-cell office:value-type="string">
            <text:p>Sets the color of the lef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left-style </text:p>
          </table:table-cell>
          <table:table-cell office:value-type="string">
            <text:p>Sets the style of the lef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left-width </text:p>
          </table:table-cell>
          <table:table-cell office:value-type="string">
            <text:p>Sets the width of the lef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radius </text:p>
          </table:table-cell>
          <table:table-cell office:value-type="string">
            <text:p>A shorthand property for setting all the four border-*-radius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right </text:p>
          </table:table-cell>
          <table:table-cell office:value-type="string">
            <text:p>Sets all the right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right-color </text:p>
          </table:table-cell>
          <table:table-cell office:value-type="string">
            <text:p>Sets the color of the righ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right-style </text:p>
          </table:table-cell>
          <table:table-cell office:value-type="string">
            <text:p>Sets the style of the righ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right-width </text:p>
          </table:table-cell>
          <table:table-cell office:value-type="string">
            <text:p>Sets the width of the right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style </text:p>
          </table:table-cell>
          <table:table-cell office:value-type="string">
            <text:p>Sets the style of the four borders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top </text:p>
          </table:table-cell>
          <table:table-cell office:value-type="string">
            <text:p>Sets all the top border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top-color </text:p>
          </table:table-cell>
          <table:table-cell office:value-type="string">
            <text:p>Sets the color of the top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top-left-radius </text:p>
          </table:table-cell>
          <table:table-cell office:value-type="string">
            <text:p>Defines the shape of the border of the top-left cor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top-right-radius </text:p>
          </table:table-cell>
          <table:table-cell office:value-type="string">
            <text:p>Defines the shape of the border of the top-right cor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rder-top-style </text:p>
          </table:table-cell>
          <table:table-cell office:value-type="string">
            <text:p>Sets the style of the top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top-width </text:p>
          </table:table-cell>
          <table:table-cell office:value-type="string">
            <text:p>Sets the width of the top bord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rder-width </text:p>
          </table:table-cell>
          <table:table-cell office:value-type="string">
            <text:p>Sets the width of the four borders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x-decoration-break </text:p>
          </table:table-cell>
          <table:table-cell office:value-type="string">
            <text:p>Sets the behaviour of the background and border of an element at page-break, or, for in-line elements, at line-break.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ox-shadow </text:p>
          </table:table-cell>
          <table:table-cell office:value-type="string">
            <text:p>Attaches one or more drop-shadows to the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Box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ottom </text:p>
          </table:table-cell>
          <table:table-cell office:value-type="string">
            <text:p>Specifies the bottom position of a positioned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ear </text:p>
          </table:table-cell>
          <table:table-cell office:value-type="string">
            <text:p>Specifies which sides of an element where other floating elements are not allowed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ip </text:p>
          </table:table-cell>
          <table:table-cell office:value-type="string">
            <text:p>Clips an absolutely positioned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isplay </text:p>
          </table:table-cell>
          <table:table-cell office:value-type="string">
            <text:p>Specifies how a certain HTML element should be displayed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loat </text:p>
          </table:table-cell>
          <table:table-cell office:value-type="string">
            <text:p>Specifies whether or not a box should floa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ight </text:p>
          </table:table-cell>
          <table:table-cell office:value-type="string">
            <text:p>Sets the height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eft </text:p>
          </table:table-cell>
          <table:table-cell office:value-type="string">
            <text:p>Specifies the lef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rgin </text:p>
          </table:table-cell>
          <table:table-cell office:value-type="string">
            <text:p>Sets all the margin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gin-bottom </text:p>
          </table:table-cell>
          <table:table-cell office:value-type="string">
            <text:p>Sets the bottom margin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gin-left </text:p>
          </table:table-cell>
          <table:table-cell office:value-type="string">
            <text:p>Sets the left margin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gin-right </text:p>
          </table:table-cell>
          <table:table-cell office:value-type="string">
            <text:p>Sets the right margin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gin-top </text:p>
          </table:table-cell>
          <table:table-cell office:value-type="string">
            <text:p>Sets the top margin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-height </text:p>
          </table:table-cell>
          <table:table-cell office:value-type="string">
            <text:p>Sets the maximum height of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x-width </text:p>
          </table:table-cell>
          <table:table-cell office:value-type="string">
            <text:p>Sets the maximum width of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-height </text:p>
          </table:table-cell>
          <table:table-cell office:value-type="string">
            <text:p>Sets the minimum height of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-width </text:p>
          </table:table-cell>
          <table:table-cell office:value-type="string">
            <text:p>Sets the minimum width of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verflow</text:p>
          </table:table-cell>
          <table:table-cell office:value-type="string">
            <text:p>Specifies what happens if content overflows an element's box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verflow-x </text:p>
          </table:table-cell>
          <table:table-cell office:value-type="string">
            <text:p>Specifies whether or not to clip the left/right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verflow-y </text:p>
          </table:table-cell>
          <table:table-cell office:value-type="string">
            <text:p>Specifies whether or not to clip the top/bottom edges of the content, if it overflows the element's content area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dding </text:p>
          </table:table-cell>
          <table:table-cell office:value-type="string">
            <text:p>Sets all the padding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dding-bottom </text:p>
          </table:table-cell>
          <table:table-cell office:value-type="string">
            <text:p>Sets the bottom padding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dding-left </text:p>
          </table:table-cell>
          <table:table-cell office:value-type="string">
            <text:p>Sets the left padding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dding-right </text:p>
          </table:table-cell>
          <table:table-cell office:value-type="string">
            <text:p>Sets the right padding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dding-top </text:p>
          </table:table-cell>
          <table:table-cell office:value-type="string">
            <text:p>Sets the top padding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sition </text:p>
          </table:table-cell>
          <table:table-cell office:value-type="string">
            <text:p>Specifies the type of positioning method used for an element (static, relative, absolute or fixed)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ight </text:p>
          </table:table-cell>
          <table:table-cell office:value-type="string">
            <text:p>Specifies the right position of a positioned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p </text:p>
          </table:table-cell>
          <table:table-cell office:value-type="string">
            <text:p>Specifies the top position of a positioned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isibility </text:p>
          </table:table-cell>
          <table:table-cell office:value-type="string">
            <text:p>Specifies whether or not an element is visible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idth </text:p>
          </table:table-cell>
          <table:table-cell office:value-type="string">
            <text:p>Sets the width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ertical-align </text:p>
          </table:table-cell>
          <table:table-cell office:value-type="string">
            <text:p>Sets the vertical alignment of an eleme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-index </text:p>
          </table:table-cell>
          <table:table-cell office:value-type="string">
            <text:p>Sets the stack order of a positioned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lexible Box Layou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align-content </text:p>
          </table:table-cell>
          <table:table-cell office:value-type="string">
            <text:p>Specifies the alignment between the line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lign-items </text:p>
          </table:table-cell>
          <table:table-cell office:value-type="string">
            <text:p>Specifies the alignment for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lign-self </text:p>
          </table:table-cell>
          <table:table-cell office:value-type="string">
            <text:p>Specifies the alignment for selected items inside a flexible contain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 </text:p>
          </table:table-cell>
          <table:table-cell office:value-type="string">
            <text:p>Specifies the length of the item, relative to the res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basis </text:p>
          </table:table-cell>
          <table:table-cell office:value-type="string">
            <text:p>Specifies the initial length of a flexible item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direction </text:p>
          </table:table-cell>
          <table:table-cell office:value-type="string">
            <text:p>Specifies the direction of the flexible item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flow </text:p>
          </table:table-cell>
          <table:table-cell office:value-type="string">
            <text:p>A shorthand property for the flex-direction and the flex-wrap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grow </text:p>
          </table:table-cell>
          <table:table-cell office:value-type="string">
            <text:p>Specifies how much the item will grow relative to the res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shrink </text:p>
          </table:table-cell>
          <table:table-cell office:value-type="string">
            <text:p>Specifies how the item will shrink relative to the res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lex-wrap </text:p>
          </table:table-cell>
          <table:table-cell office:value-type="string">
            <text:p>Specifies whether the flexible items should wrap or no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ustify-content </text:p>
          </table:table-cell>
          <table:table-cell office:value-type="string">
            <text:p>Specifies the alignment between the items inside a flexible container when the items do not use all available spac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rder </text:p>
          </table:table-cell>
          <table:table-cell office:value-type="string">
            <text:p>Sets the order of the flexible item, relative to the res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hanging-punctuation </text:p>
          </table:table-cell>
          <table:table-cell office:value-type="string">
            <text:p>Specifies whether a punctuation character may be placed outside the line box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yphens </text:p>
          </table:table-cell>
          <table:table-cell office:value-type="string">
            <text:p>Sets how to split words to improve the layout of paragraph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etter-spacing </text:p>
          </table:table-cell>
          <table:table-cell office:value-type="string">
            <text:p>Increases or decreases the space between characters in a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ne-break </text:p>
          </table:table-cell>
          <table:table-cell office:value-type="string">
            <text:p>Specifies how/if to break lin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ne-height </text:p>
          </table:table-cell>
          <table:table-cell office:value-type="string">
            <text:p>Sets the line heigh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verflow-wrap </text:p>
          </table:table-cell>
          <table:table-cell office:value-type="string">
            <text:p>Specifies whether or not the browser may break lines within words in order to prevent overflow (when a string is too long to fit its containing box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ab-size </text:p>
          </table:table-cell>
          <table:table-cell office:value-type="string">
            <text:p>Specifies the length of the tab-charact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align </text:p>
          </table:table-cell>
          <table:table-cell office:value-type="string">
            <text:p>Specifies the horizontal alignment of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xt-align-last </text:p>
          </table:table-cell>
          <table:table-cell office:value-type="string">
            <text:p>Describes how the last line of a block or a line right before a forced line break is aligned when text-align is "justify"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indent </text:p>
          </table:table-cell>
          <table:table-cell office:value-type="string">
            <text:p>Specifies the indentation of the first line in a text-block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xt-justify </text:p>
          </table:table-cell>
          <table:table-cell office:value-type="string">
            <text:p>Specifies the justification method used when text-align is "justify"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transform </text:p>
          </table:table-cell>
          <table:table-cell office:value-type="string">
            <text:p>Controls the capitalization of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hite-space </text:p>
          </table:table-cell>
          <table:table-cell office:value-type="string">
            <text:p>Specifies how white-space inside an element is handled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rd-break </text:p>
          </table:table-cell>
          <table:table-cell office:value-type="string">
            <text:p>Specifies line breaking rules for non-CJK scrip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word-spacing </text:p>
          </table:table-cell>
          <table:table-cell office:value-type="string">
            <text:p>Increases or decreases the space between words in a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rd-wrap </text:p>
          </table:table-cell>
          <table:table-cell office:value-type="string">
            <text:p>Allows long, unbreakable words to be broken and wrap to the next lin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ext Decor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text-decoration </text:p>
          </table:table-cell>
          <table:table-cell office:value-type="string">
            <text:p>Specifies the decoration added to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xt-decoration-color </text:p>
          </table:table-cell>
          <table:table-cell office:value-type="string">
            <text:p>Specifies the color of the text-decora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decoration-line </text:p>
          </table:table-cell>
          <table:table-cell office:value-type="string">
            <text:p>Specifies the type of line in a text-decora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decoration-style </text:p>
          </table:table-cell>
          <table:table-cell office:value-type="string">
            <text:p>Specifies the style of the line in a text decora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shadow </text:p>
          </table:table-cell>
          <table:table-cell office:value-type="string">
            <text:p>Adds shadow to tex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underline-position </text:p>
          </table:table-cell>
          <table:table-cell office:value-type="string">
            <text:p>Specifies the position of the underline which is set using the text-decoration property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Fon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@font-face </text:p>
          </table:table-cell>
          <table:table-cell office:value-type="string">
            <text:p>A rule that allows websites to download and use fonts other than the "web-safe" fon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font-feature-values </text:p>
          </table:table-cell>
          <table:table-cell office:value-type="string">
            <text:p>Allows authors to use a common name in font-variant-alternate for feature activated differently in OpenTyp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 </text:p>
          </table:table-cell>
          <table:table-cell office:value-type="string">
            <text:p>Sets all the font properties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nt-family </text:p>
          </table:table-cell>
          <table:table-cell office:value-type="string">
            <text:p>Specifies the font family for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nt-feature-settings </text:p>
          </table:table-cell>
          <table:table-cell office:value-type="string">
            <text:p>Allows control over advanced typographic features in OpenType fon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kerning </text:p>
          </table:table-cell>
          <table:table-cell office:value-type="string">
            <text:p>Controls the usage of the kerning information (how letters are spaced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language-override </text:p>
          </table:table-cell>
          <table:table-cell office:value-type="string">
            <text:p>Controls the usage of language-specific glyphs in a typefac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size </text:p>
          </table:table-cell>
          <table:table-cell office:value-type="string">
            <text:p>Specifies the font size of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nt-size-adjust </text:p>
          </table:table-cell>
          <table:table-cell office:value-type="string">
            <text:p>Preserves the readability of text when font fallback occur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stretch </text:p>
          </table:table-cell>
          <table:table-cell office:value-type="string">
            <text:p>Selects a normal, condensed, or expanded face from a font family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style </text:p>
          </table:table-cell>
          <table:table-cell office:value-type="string">
            <text:p>Specifies the font style for tex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nt-synthesis </text:p>
          </table:table-cell>
          <table:table-cell office:value-type="string">
            <text:p>Controls which missing typefaces (bold or italic) may be synthesized by the brows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 </text:p>
          </table:table-cell>
          <table:table-cell office:value-type="string">
            <text:p>Specifies whether or not a text should be displayed in a small-caps font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nt-variant-alternates </text:p>
          </table:table-cell>
          <table:table-cell office:value-type="string">
            <text:p>Controls the usage of alternate glyphs associated to alternative names defined in @font-feature-valu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-caps </text:p>
          </table:table-cell>
          <table:table-cell office:value-type="string">
            <text:p>Controls the usage of alternate glyphs for capital letter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-east-asian </text:p>
          </table:table-cell>
          <table:table-cell office:value-type="string">
            <text:p>Controls the usage of alternate glyphs for East Asian scripts (e.g Japanese and Chinese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-ligatures </text:p>
          </table:table-cell>
          <table:table-cell office:value-type="string">
            <text:p>Controls which ligatures and contextual forms are used in textual content of the elements it applies to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-numeric </text:p>
          </table:table-cell>
          <table:table-cell office:value-type="string">
            <text:p>Controls the usage of alternate glyphs for numbers, fractions, and ordinal marker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variant-position </text:p>
          </table:table-cell>
          <table:table-cell office:value-type="string">
            <text:p>Controls the usage of alternate glyphs of smaller size positioned as superscript or subscript regarding the baseline of the fo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ont-weight </text:p>
          </table:table-cell>
          <table:table-cell office:value-type="string">
            <text:p>Specifies the weight of a font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 Mode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direction </text:p>
          </table:table-cell>
          <table:table-cell office:value-type="string">
            <text:p>Specifies the text direction/writing direction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ext-orientation </text:p>
          </table:table-cell>
          <table:table-cell office:value-type="string">
            <text:p>Defines the orientation of the text in a lin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combine-upright </text:p>
          </table:table-cell>
          <table:table-cell office:value-type="string">
            <text:p>Specifies the combination of multiple characters into the space of a single charact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nicode-bidi </text:p>
          </table:table-cell>
          <table:table-cell office:value-type="string">
            <text:p>Used together with the direction property to set or return whether the text should be overridden to support multiple languages in the same docu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writing-mode </text:p>
          </table:table-cell>
          <table:covered-table-cell table:style-name="ce1"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abl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order-collapse </text:p>
          </table:table-cell>
          <table:table-cell office:value-type="string">
            <text:p>Specifies whether or not table borders should be collapsed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rder-spacing </text:p>
          </table:table-cell>
          <table:table-cell office:value-type="string">
            <text:p>Specifies the distance between the borders of adjacent cells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ption-side </text:p>
          </table:table-cell>
          <table:table-cell office:value-type="string">
            <text:p>Specifies the placement of a table caption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mpty-cells </text:p>
          </table:table-cell>
          <table:table-cell office:value-type="string">
            <text:p>Specifies whether or not to display borders and background on empty cells in a table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able-layout </text:p>
          </table:table-cell>
          <table:table-cell office:value-type="string">
            <text:p>Sets the layout algorithm to be used for a table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Lists and Counter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counter-increment </text:p>
          </table:table-cell>
          <table:table-cell office:value-type="string">
            <text:p>Increments one or more counters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unter-reset </text:p>
          </table:table-cell>
          <table:table-cell office:value-type="string">
            <text:p>Creates or resets one or more counters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t-style </text:p>
          </table:table-cell>
          <table:table-cell office:value-type="string">
            <text:p>Sets all the properties for a list in one declaration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st-style-image </text:p>
          </table:table-cell>
          <table:table-cell office:value-type="string">
            <text:p>Specifies an image as the list-item marker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st-style-position </text:p>
          </table:table-cell>
          <table:table-cell office:value-type="string">
            <text:p>Specifies if the list-item markers should appear inside or outside the content flow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st-style-type </text:p>
          </table:table-cell>
          <table:table-cell office:value-type="string">
            <text:p>Specifies the type of list-item marke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Animation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@keyframes </text:p>
          </table:table-cell>
          <table:table-cell office:value-type="string">
            <text:p>Specifies the animation cod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 </text:p>
          </table:table-cell>
          <table:table-cell office:value-type="string">
            <text:p>A shorthand property for all the animation properties (except animation-play-state and animation-fill-mode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delay </text:p>
          </table:table-cell>
          <table:table-cell office:value-type="string">
            <text:p>Specifies a delay for the start of an anima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direction </text:p>
          </table:table-cell>
          <table:table-cell office:value-type="string">
            <text:p>Specifies whether or not the animation should play in reverse on alternate cycl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duration </text:p>
          </table:table-cell>
          <table:table-cell office:value-type="string">
            <text:p>Specifies how many seconds or milliseconds an animation takes to complete one cycl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fill-mode </text:p>
          </table:table-cell>
          <table:table-cell office:value-type="string">
            <text:p>Specifies a style for the element when the animation is not playing (when it is finished, or when it has a delay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iteration-count </text:p>
          </table:table-cell>
          <table:table-cell office:value-type="string">
            <text:p>Specifies the number of times an animation should be play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name </text:p>
          </table:table-cell>
          <table:table-cell office:value-type="string">
            <text:p>Specifies the name of the @keyframes animatio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play-state </text:p>
          </table:table-cell>
          <table:table-cell office:value-type="string">
            <text:p>Specifies whether the animation is running or paus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imation-timing-function </text:p>
          </table:table-cell>
          <table:table-cell office:value-type="string">
            <text:p>Specifies the speed curve of an anim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form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ackface-visibility </text:p>
          </table:table-cell>
          <table:table-cell office:value-type="string">
            <text:p>Defines whether or not an element should be visible when not facing the screen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spective </text:p>
          </table:table-cell>
          <table:table-cell office:value-type="string">
            <text:p>Specifies the perspective on how 3D elements are view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spective-origin </text:p>
          </table:table-cell>
          <table:table-cell office:value-type="string">
            <text:p>Specifies the bottom position of 3D elemen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form </text:p>
          </table:table-cell>
          <table:table-cell office:value-type="string">
            <text:p>Applies a 2D or 3D transformation to an elem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form-origin </text:p>
          </table:table-cell>
          <table:table-cell office:value-type="string">
            <text:p>Allows you to change the position on transformed element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form-style </text:p>
          </table:table-cell>
          <table:table-cell office:value-type="string">
            <text:p>Specifies how nested elements are rendered in 3D space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Transition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transition </text:p>
          </table:table-cell>
          <table:table-cell office:value-type="string">
            <text:p>A shorthand property for setting the four transition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ition-property </text:p>
          </table:table-cell>
          <table:table-cell office:value-type="string">
            <text:p>Specifies the name of the CSS property the transition effect is fo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ition-duration </text:p>
          </table:table-cell>
          <table:table-cell office:value-type="string">
            <text:p>Specifies how many seconds or milliseconds a transition effect takes to complet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ition-timing-function </text:p>
          </table:table-cell>
          <table:table-cell office:value-type="string">
            <text:p>Specifies the speed curve of the transition effec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ransition-delay </text:p>
          </table:table-cell>
          <table:table-cell office:value-type="string">
            <text:p>Specifies when the transition effect will star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Basic User Interfac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ox-sizing </text:p>
          </table:table-cell>
          <table:table-cell office:value-type="string">
            <text:p>Tells the browser what the sizing properties (width and height) should includ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ntent </text:p>
          </table:table-cell>
          <table:table-cell office:value-type="string">
            <text:p>Used with the :before and :after pseudo-elements, to insert generated cont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ursor </text:p>
          </table:table-cell>
          <table:table-cell office:value-type="string">
            <text:p>Specifies the type of cursor to be displayed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me-mode </text:p>
          </table:table-cell>
          <table:table-cell office:value-type="string">
            <text:p>Controls the state of the input method editor for text field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v-down </text:p>
          </table:table-cell>
          <table:table-cell office:value-type="string">
            <text:p>Specifies where to navigate when using the arrow-down navigation key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v-index </text:p>
          </table:table-cell>
          <table:table-cell office:value-type="string">
            <text:p>Specifies the tabbing order for an elem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v-left </text:p>
          </table:table-cell>
          <table:table-cell office:value-type="string">
            <text:p>Specifies where to navigate when using the arrow-left navigation key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v-right </text:p>
          </table:table-cell>
          <table:table-cell office:value-type="string">
            <text:p>Specifies where to navigate when using the arrow-right navigation key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v-up </text:p>
          </table:table-cell>
          <table:table-cell office:value-type="string">
            <text:p>Specifies where to navigate when using the arrow-up navigation key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utline </text:p>
          </table:table-cell>
          <table:table-cell office:value-type="string">
            <text:p>Sets all the outline properties in one declaration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utline-color </text:p>
          </table:table-cell>
          <table:table-cell office:value-type="string">
            <text:p>Sets the color of an outline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utline-offset </text:p>
          </table:table-cell>
          <table:table-cell office:value-type="string">
            <text:p>Offsets an outline, and draws it beyond the border edg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utline-style </text:p>
          </table:table-cell>
          <table:table-cell office:value-type="string">
            <text:p>Sets the style of an outline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utline-width </text:p>
          </table:table-cell>
          <table:table-cell office:value-type="string">
            <text:p>Sets the width of an outline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size </text:p>
          </table:table-cell>
          <table:table-cell office:value-type="string">
            <text:p>Specifies whether or not an element is resizable by the user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-overflow </text:p>
          </table:table-cell>
          <table:table-cell office:value-type="string">
            <text:p>Specifies what should happen when text overflows the containing element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ulti-column Layout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break-after </text:p>
          </table:table-cell>
          <table:table-cell office:value-type="string">
            <text:p>Specifies the page-, column-, or region-break behavior after the generated box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eak-before </text:p>
          </table:table-cell>
          <table:table-cell office:value-type="string">
            <text:p>Specifies the page-, column-, or region-break behavior before the generated box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reak-inside </text:p>
          </table:table-cell>
          <table:table-cell office:value-type="string">
            <text:p>Specifies the page-, column-, or region-break behavior inside the generated box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count </text:p>
          </table:table-cell>
          <table:table-cell office:value-type="string">
            <text:p>Specifies the number of columns an element should be divided into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fill </text:p>
          </table:table-cell>
          <table:table-cell office:value-type="string">
            <text:p>Specifies how to fill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gap </text:p>
          </table:table-cell>
          <table:table-cell office:value-type="string">
            <text:p>Specifies the gap between the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rule </text:p>
          </table:table-cell>
          <table:table-cell office:value-type="string">
            <text:p>A shorthand property for setting all the column-rule-*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rule-color </text:p>
          </table:table-cell>
          <table:table-cell office:value-type="string">
            <text:p>Specifies the color of the rule between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rule-style </text:p>
          </table:table-cell>
          <table:table-cell office:value-type="string">
            <text:p>Specifies the style of the rule between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rule-width </text:p>
          </table:table-cell>
          <table:table-cell office:value-type="string">
            <text:p>Specifies the width of the rule between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span </text:p>
          </table:table-cell>
          <table:table-cell office:value-type="string">
            <text:p>Specifies how many columns an element should span acros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-width </text:p>
          </table:table-cell>
          <table:table-cell office:value-type="string">
            <text:p>Specifies the width of the column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lumns </text:p>
          </table:table-cell>
          <table:table-cell office:value-type="string">
            <text:p>A shorthand property for setting column-width and column-cou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widows </text:p>
          </table:table-cell>
          <table:table-cell office:value-type="string">
            <text:p>Sets the minimum number of lines that must be left at the top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orphans </text:p>
          </table:table-cell>
          <table:table-cell office:value-type="string">
            <text:p>Sets the minimum number of lines that must be left at the bottom of a page when a page break occurs inside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ge-break-after </text:p>
          </table:table-cell>
          <table:table-cell office:value-type="string">
            <text:p>Sets the page-breaking behavior after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ge-break-before </text:p>
          </table:table-cell>
          <table:table-cell office:value-type="string">
            <text:p>Sets the page-breaking behavior before an element 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ge-break-inside </text:p>
          </table:table-cell>
          <table:table-cell office:value-type="string">
            <text:p>Sets the page-breaking behavior inside an element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Generated Content for Paged Media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marks </text:p>
          </table:table-cell>
          <table:table-cell office:value-type="string">
            <text:p>Adds crop and/or cross marks to the docum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quotes </text:p>
          </table:table-cell>
          <table:table-cell office:value-type="string">
            <text:p>Sets the type of quotation marks for embedded quotation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 table:number-columns-spanned="2" table:number-rows-spanned="1">
            <text:p>Filter Effects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filter </text:p>
          </table:table-cell>
          <table:table-cell office:value-type="string">
            <text:p>Defines effects (e.g. blurring or color shifting) on an element before the element is displayed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Image Values and Replaced Content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image-orientation </text:p>
          </table:table-cell>
          <table:table-cell office:value-type="string">
            <text:p>Specifies a rotation in the right or clockwise direction that a user agent applies to an image (This property is likely going to be deprecated and its functionality moved to HTML)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mage-rendering </text:p>
          </table:table-cell>
          <table:table-cell office:value-type="string">
            <text:p>Gives a hint to the browser about what aspects of an image are most important to preserve when the image is scal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mage-resolution </text:p>
          </table:table-cell>
          <table:table-cell office:value-type="string">
            <text:p>Specifies the intrinsic resolution of all raster images used in/on the elem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bject-fit </text:p>
          </table:table-cell>
          <table:table-cell office:value-type="string">
            <text:p>Specifies how the contents of a replaced element should be fitted to the box established by its used height and width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bject-position </text:p>
          </table:table-cell>
          <table:table-cell office:value-type="string">
            <text:p>Specifies the alignment of the replaced element inside its box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sking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mask 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sk-type 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Speech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mark </text:p>
          </table:table-cell>
          <table:table-cell office:value-type="string">
            <text:p>A shorthand property for setting the mark-before and mark-after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k-after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k-before </text:p>
          </table:table-cell>
          <table:table-cell office:value-type="string">
            <text:p>Allows named markers to be attached to the audio stream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honemes </text:p>
          </table:table-cell>
          <table:table-cell office:value-type="string">
            <text:p>Specifies a phonetic pronunciation for the text contained by the corresponding elem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est </text:p>
          </table:table-cell>
          <table:table-cell office:value-type="string">
            <text:p>A shorthand property for setting the rest-before and rest-after propertie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est-after </text:p>
          </table:table-cell>
          <table:table-cell office:value-type="string">
            <text:p>Specifies a rest or prosodic boundary to be observed after speaking an element's cont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est-before </text:p>
          </table:table-cell>
          <table:table-cell office:value-type="string">
            <text:p>Specifies a rest or prosodic boundary to be observed before speaking an element's cont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balance </text:p>
          </table:table-cell>
          <table:table-cell office:value-type="string">
            <text:p>Specifies the balance between left and right channel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duration </text:p>
          </table:table-cell>
          <table:table-cell office:value-type="string">
            <text:p>Specifies how long it should take to render the selected element's cont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pitch </text:p>
          </table:table-cell>
          <table:table-cell office:value-type="string">
            <text:p>Specifies the average pitch (a frequency) of the speaking voic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pitch-range </text:p>
          </table:table-cell>
          <table:table-cell office:value-type="string">
            <text:p>Specifies variation in average pitch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rate </text:p>
          </table:table-cell>
          <table:table-cell office:value-type="string">
            <text:p>Controls the speaking rat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stress </text:p>
          </table:table-cell>
          <table:table-cell office:value-type="string">
            <text:p>Indicates the strength of emphasis to be applied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oice-volume </text:p>
          </table:table-cell>
          <table:table-cell office:value-type="string">
            <text:p>Refers to the amplitude of the waveform output by the speech synthesis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rquee Properti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>
            <text:p>Property </text:p>
          </table:table-cell>
          <table:table-cell table:style-name="ce1" office:value-type="string">
            <text:p>Description </text:p>
          </table:table-cell>
          <table:table-cell office:value-type="string">
            <text:p>CSS</text:p>
          </table:table-cell>
        </table:table-row>
        <table:table-row table:style-name="ro2">
          <table:table-cell office:value-type="string">
            <text:p>marquee-direction </text:p>
          </table:table-cell>
          <table:table-cell office:value-type="string">
            <text:p>Sets the direction of the moving content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quee-play-count </text:p>
          </table:table-cell>
          <table:table-cell office:value-type="string">
            <text:p>Sets how many times the content mov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quee-speed </text:p>
          </table:table-cell>
          <table:table-cell office:value-type="string">
            <text:p>Sets how fast the content scrolls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quee-style </text:p>
          </table:table-cell>
          <table:table-cell office:value-type="string">
            <text:p>Sets the style of the moving content 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expression table:name="Excel_BuiltIn__FilterDatabase_1" table:base-cell-address="$SHOULD_IMPLEMENT_Element.$A$1" table:expression="[$#REF!.$A$1:.$G$208]"/>
        <table:named-expression table:name="Excel_BuiltIn__FilterDatabase_2" table:base-cell-address="$SHOULD_IMPLEMENT_Element.$A$1" table:expression="[$#REF!.$A$1:.$G$1]"/>
      </table:named-expressions>
      <table:database-ranges>
        <table:database-range table:name="__Anonymous_Sheet_DB__0" table:target-range-address="SHOULD_IMPLEMENT_Document.A1:SHOULD_IMPLEMENT_Document.F265" table:display-filter-buttons="true">
          <table:filter>
            <table:filter-and>
              <table:filter-condition table:field-number="1" table:value="#N/A" table:operator="!="/>
              <table:filter-condition table:field-number="5" table:value="FALSO" table:operator="="/>
            </table:filter-and>
          </table:filter>
        </table:database-range>
        <table:database-range table:name="__Anonymous_Sheet_DB__1" table:target-range-address="SHOULD_IMPLEMENT_Element.A1:SHOULD_IMPLEMENT_Element.F289" table:display-filter-buttons="true">
          <table:filter>
            <table:filter-and>
              <table:filter-condition table:field-number="1" table:value="#N/A" table:operator="!="/>
              <table:filter-condition table:field-number="5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035cm solid #c0c0c0"/>
    </style:style>
    <style:style style:name="Salida" style:family="table-cell" style:parent-style-name="Default">
      <style:table-cell-properties fo:background-color="#c0c0c0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12/08/2016</text:date>, <text:time>14:4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06-09-12T14:46:56</meta:creation-date>
    <dc:date>2016-08-12T14:43:05.48</dc:date>
    <meta:print-date>2016-08-11T13:55:48</meta:print-date>
    <dc:language>es-ES</dc:language>
    <meta:editing-cycles>87</meta:editing-cycles>
    <meta:editing-duration>PT7H35M8S</meta:editing-duration>
    <meta:document-statistic meta:table-count="8" meta:cell-count="5155" meta:object-count="0"/>
    <meta:user-defined meta:name="Info 1"/>
    <meta:user-defined meta:name="Info 2"/>
    <meta:user-defined meta:name="Info 3"/>
    <meta:user-defined meta:name="Info 4"/>
  </office:meta>
</office:document-meta>
</file>